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37.9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7"/>
    <style:style style:name="ce4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Per query</text:p>
          </table:table-cell>
          <table:table-cell office:value-type="string" calcext:value-type="string">
            <text:p>Num queries: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al-time</text:p>
          </table:table-cell>
          <table:table-cell office:value-type="float" office:value="2813.130379695" calcext:value-type="float">
            <text:p>2813,130379695</text:p>
          </table:table-cell>
          <table:table-cell table:formula="of:=[.B2]/[.$E$1]" office:value-type="float" office:value="5.62626075939" calcext:value-type="float">
            <text:p>5,62626075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land</text:p>
          </table:table-cell>
          <table:table-cell office:value-type="float" office:value="2787.666421" calcext:value-type="float">
            <text:p>2787,666421</text:p>
          </table:table-cell>
          <table:table-cell table:formula="of:=[.B3]/[.$E$1]" office:value-type="float" office:value="5.575332842" calcext:value-type="float">
            <text:p>5,575332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83.96233" calcext:value-type="float">
            <text:p>83,96233</text:p>
          </table:table-cell>
          <table:table-cell table:formula="of:=[.B4]/[.$E$1]" office:value-type="float" office:value="0.16792466" calcext:value-type="float">
            <text:p>0,16792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</text:p>
          </table:table-cell>
          <table:table-cell/>
          <table:table-cell table:formula="of:=[.B5]/[.$E$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predicted branches</text:p>
          </table:table-cell>
          <table:table-cell table:style-name="ce1" office:value-type="percentage" office:value="0.0116" calcext:value-type="percentage">
            <text:p>1,16%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1" table:number-columns-repeated="5" table:default-cell-style-name="ce4"/>
        <table:table-row table:style-name="ro1">
          <table:table-cell table:style-name="ce2" office:value-type="string" calcext:value-type="string" table:number-columns-spanned="4" table:number-rows-spanned="1">
            <text:p>Start of</text:p>
          </table:table-cell>
          <table:covered-table-cell table:number-columns-repeated="3" table:style-name="Default"/>
          <table:table-cell table:style-name="ce2" office:value-type="string" calcext:value-type="string" table:number-columns-spanned="1" table:number-rows-spanned="2">
            <text:p>End</text:p>
          </table:table-cell>
          <table:table-cell table:style-name="ce2" office:value-type="string" calcext:value-type="string" table:number-columns-spanned="5" table:number-rows-spanned="1">
            <text:p>Duration of</text:p>
          </table:table-cell>
          <table:covered-table-cell table:number-columns-repeated="4" table:style-name="Default"/>
        </table:table-row>
        <table:table-row table:style-name="ro1">
          <table:table-cell table:style-name="Default" office:value-type="string" calcext:value-type="string">
            <text:p>Query-concepts</text:p>
          </table:table-cell>
          <table:table-cell table:style-name="Default" office:value-type="string" calcext:value-type="string">
            <text:p>Most similar concepts</text:p>
          </table:table-cell>
          <table:table-cell table:style-name="Default" office:value-type="string" calcext:value-type="string">
            <text:p>Comparing datasets</text:p>
          </table:table-cell>
          <table:table-cell table:style-name="Default" office:value-type="string" calcext:value-type="string">
            <text:p>Putting together results</text:p>
          </table:table-cell>
          <table:covered-table-cell table:style-name="Default"/>
          <table:table-cell table:style-name="Default" office:value-type="string" calcext:value-type="string">
            <text:p>Query-concept</text:p>
          </table:table-cell>
          <table:table-cell table:style-name="Default" office:value-type="string" calcext:value-type="string">
            <text:p>Most similar concepts</text:p>
          </table:table-cell>
          <table:table-cell table:style-name="Default" office:value-type="string" calcext:value-type="string">
            <text:p>Comparing datasets</text:p>
          </table:table-cell>
          <table:table-cell table:style-name="Default" office:value-type="string" calcext:value-type="string">
            <text:p>Putting together results</text:p>
          </table:table-cell>
          <table:table-cell table:style-name="Default" office:value-type="string" calcext:value-type="string">
            <text:p>Entire process</text:p>
          </table:table-cell>
        </table:table-row>
        <table:table-row table:style-name="ro1">
          <table:table-cell office:value-type="time" office:time-value="PT1046901H24M08.590999888S" calcext:value-type="time">
            <text:p>1046901:24:08,591</text:p>
          </table:table-cell>
          <table:table-cell table:number-columns-repeated="2" office:value-type="time" office:time-value="PT1046901H24M15.964999739S" calcext:value-type="time">
            <text:p>1046901:24:15,965</text:p>
          </table:table-cell>
          <table:table-cell office:value-type="time" office:time-value="PT1046901H24M15.989000481S" calcext:value-type="time">
            <text:p>1046901:24:15,989</text:p>
          </table:table-cell>
          <table:table-cell office:value-type="time" office:time-value="PT1046901H24M15.989999603S" calcext:value-type="time">
            <text:p>1046901:24:15,990</text:p>
          </table:table-cell>
          <table:table-cell table:formula="of:=[.B3]-[.A3]" office:value-type="time" office:time-value="PT00H00M07.37400006S" calcext:value-type="time">
            <text:p>07,374</text:p>
          </table:table-cell>
          <table:table-cell table:formula="of:=[.C3]-[.B3]" office:value-type="time" office:time-value="PT00H00M00S" calcext:value-type="time">
            <text:p>00,000</text:p>
          </table:table-cell>
          <table:table-cell table:formula="of:=[.D3]-[.C3]" office:value-type="time" office:time-value="PT00H00M00.024000322S" calcext:value-type="time">
            <text:p>00,024</text:p>
          </table:table-cell>
          <table:table-cell table:formula="of:=[.E3]-[.D3]" office:value-type="time" office:time-value="PT00H00M00.000999542S" calcext:value-type="time">
            <text:p>00,001</text:p>
          </table:table-cell>
          <table:table-cell table:formula="of:=[.E3]-[.A3]" office:value-type="time" office:time-value="PT00H00M07.398999925S" calcext:value-type="time">
            <text:p>07,399</text:p>
          </table:table-cell>
        </table:table-row>
        <table:table-row table:style-name="ro1">
          <table:table-cell office:value-type="time" office:time-value="PT1046901H24M17.025999902S" calcext:value-type="time">
            <text:p>1046901:24:17,026</text:p>
          </table:table-cell>
          <table:table-cell table:number-columns-repeated="2" office:value-type="time" office:time-value="PT1046901H24M22.235000264S" calcext:value-type="time">
            <text:p>1046901:24:22,235</text:p>
          </table:table-cell>
          <table:table-cell office:value-type="time" office:time-value="PT1046901H24M22.249000138S" calcext:value-type="time">
            <text:p>1046901:24:22,249</text:p>
          </table:table-cell>
          <table:table-cell office:value-type="time" office:time-value="PT1046901H24M22.250000518S" calcext:value-type="time">
            <text:p>1046901:24:22,250</text:p>
          </table:table-cell>
          <table:table-cell table:formula="of:=[.B4]-[.A4]" office:value-type="time" office:time-value="PT00H00M05.209000362S" calcext:value-type="time">
            <text:p>05,209</text:p>
          </table:table-cell>
          <table:table-cell table:formula="of:=[.C4]-[.B4]" office:value-type="time" office:time-value="PT00H00M00S" calcext:value-type="time">
            <text:p>00,000</text:p>
          </table:table-cell>
          <table:table-cell table:formula="of:=[.D4]-[.C4]" office:value-type="time" office:time-value="PT00H00M00.013999874S" calcext:value-type="time">
            <text:p>00,014</text:p>
          </table:table-cell>
          <table:table-cell table:formula="of:=[.E4]-[.D4]" office:value-type="time" office:time-value="PT00H00M00.001000171S" calcext:value-type="time">
            <text:p>00,001</text:p>
          </table:table-cell>
          <table:table-cell table:formula="of:=[.E4]-[.A4]" office:value-type="time" office:time-value="PT00H00M05.224000406S" calcext:value-type="time">
            <text:p>05,224</text:p>
          </table:table-cell>
        </table:table-row>
        <table:table-row table:style-name="ro1">
          <table:table-cell office:value-type="time" office:time-value="PT1046901H24M23.537999801S" calcext:value-type="time">
            <text:p>1046901:24:23,538</text:p>
          </table:table-cell>
          <table:table-cell table:number-columns-repeated="2" office:value-type="time" office:time-value="PT1046901H24M27.187000159S" calcext:value-type="time">
            <text:p>1046901:24:27,187</text:p>
          </table:table-cell>
          <table:table-cell office:value-type="time" office:time-value="PT1046901H24M27.205000296S" calcext:value-type="time">
            <text:p>1046901:24:27,205</text:p>
          </table:table-cell>
          <table:table-cell office:value-type="time" office:time-value="PT1046901H24M27.206000257S" calcext:value-type="time">
            <text:p>1046901:24:27,206</text:p>
          </table:table-cell>
          <table:table-cell table:formula="of:=[.B5]-[.A5]" office:value-type="time" office:time-value="PT00H00M03.649000148S" calcext:value-type="time">
            <text:p>03,649</text:p>
          </table:table-cell>
          <table:table-cell table:formula="of:=[.C5]-[.B5]" office:value-type="time" office:time-value="PT00H00M00S" calcext:value-type="time">
            <text:p>00,000</text:p>
          </table:table-cell>
          <table:table-cell table:formula="of:=[.D5]-[.C5]" office:value-type="time" office:time-value="PT00H00M00.017999928S" calcext:value-type="time">
            <text:p>00,018</text:p>
          </table:table-cell>
          <table:table-cell table:formula="of:=[.E5]-[.D5]" office:value-type="time" office:time-value="PT00H00M00.001000171S" calcext:value-type="time">
            <text:p>00,001</text:p>
          </table:table-cell>
          <table:table-cell table:formula="of:=[.E5]-[.A5]" office:value-type="time" office:time-value="PT00H00M03.668000246S" calcext:value-type="time">
            <text:p>03,668</text:p>
          </table:table-cell>
        </table:table-row>
        <table:table-row table:style-name="ro1">
          <table:table-cell office:value-type="time" office:time-value="PT1046901H24M28.234999571S" calcext:value-type="time">
            <text:p>1046901:24:28,235</text:p>
          </table:table-cell>
          <table:table-cell table:number-columns-repeated="2" office:value-type="time" office:time-value="PT1046901H24M33.570999596S" calcext:value-type="time">
            <text:p>1046901:24:33,571</text:p>
          </table:table-cell>
          <table:table-cell office:value-type="time" office:time-value="PT1046901H24M33.588000191S" calcext:value-type="time">
            <text:p>1046901:24:33,588</text:p>
          </table:table-cell>
          <table:table-cell office:value-type="time" office:time-value="PT1046901H24M33.589999694S" calcext:value-type="time">
            <text:p>1046901:24:33,590</text:p>
          </table:table-cell>
          <table:table-cell table:formula="of:=[.B6]-[.A6]" office:value-type="time" office:time-value="PT00H00M05.336000025S" calcext:value-type="time">
            <text:p>05,336</text:p>
          </table:table-cell>
          <table:table-cell table:formula="of:=[.C6]-[.B6]" office:value-type="time" office:time-value="PT00H00M00S" calcext:value-type="time">
            <text:p>00,000</text:p>
          </table:table-cell>
          <table:table-cell table:formula="of:=[.D6]-[.C6]" office:value-type="time" office:time-value="PT00H00M00.017000386S" calcext:value-type="time">
            <text:p>00,017</text:p>
          </table:table-cell>
          <table:table-cell table:formula="of:=[.E6]-[.D6]" office:value-type="time" office:time-value="PT00H00M00.001999713S" calcext:value-type="time">
            <text:p>00,002</text:p>
          </table:table-cell>
          <table:table-cell table:formula="of:=[.E6]-[.A6]" office:value-type="time" office:time-value="PT00H00M05.355000123S" calcext:value-type="time">
            <text:p>05,355</text:p>
          </table:table-cell>
        </table:table-row>
        <table:table-row table:style-name="ro1">
          <table:table-cell office:value-type="time" office:time-value="PT1046901H24M34.647999974S" calcext:value-type="time">
            <text:p>1046901:24:34,648</text:p>
          </table:table-cell>
          <table:table-cell office:value-type="time" office:time-value="PT1046901H24M38.000999708S" calcext:value-type="time">
            <text:p>1046901:24:38,001</text:p>
          </table:table-cell>
          <table:table-cell office:value-type="time" office:time-value="PT1046901H24M38.002000088S" calcext:value-type="time">
            <text:p>1046901:24:38,002</text:p>
          </table:table-cell>
          <table:table-cell office:value-type="time" office:time-value="PT1046901H24M38.018000303S" calcext:value-type="time">
            <text:p>1046901:24:38,018</text:p>
          </table:table-cell>
          <table:table-cell office:value-type="time" office:time-value="PT1046901H24M38.021000186S" calcext:value-type="time">
            <text:p>1046901:24:38,021</text:p>
          </table:table-cell>
          <table:table-cell table:formula="of:=[.B7]-[.A7]" office:value-type="time" office:time-value="PT00H00M03.352999943S" calcext:value-type="time">
            <text:p>03,353</text:p>
          </table:table-cell>
          <table:table-cell table:formula="of:=[.C7]-[.B7]" office:value-type="time" office:time-value="PT00H00M00.001000171S" calcext:value-type="time">
            <text:p>00,001</text:p>
          </table:table-cell>
          <table:table-cell table:formula="of:=[.D7]-[.C7]" office:value-type="time" office:time-value="PT00H00M00.016000215S" calcext:value-type="time">
            <text:p>00,016</text:p>
          </table:table-cell>
          <table:table-cell table:formula="of:=[.E7]-[.D7]" office:value-type="time" office:time-value="PT00H00M00.002999883S" calcext:value-type="time">
            <text:p>00,003</text:p>
          </table:table-cell>
          <table:table-cell table:formula="of:=[.E7]-[.A7]" office:value-type="time" office:time-value="PT00H00M03.373000212S" calcext:value-type="time">
            <text:p>03,373</text:p>
          </table:table-cell>
        </table:table-row>
        <table:table-row table:style-name="ro1">
          <table:table-cell office:value-type="time" office:time-value="PT1046901H24M39.080999969S" calcext:value-type="time">
            <text:p>1046901:24:39,081</text:p>
          </table:table-cell>
          <table:table-cell table:number-columns-repeated="2" office:value-type="time" office:time-value="PT1046901H24M44.342999943S" calcext:value-type="time">
            <text:p>1046901:24:44,343</text:p>
          </table:table-cell>
          <table:table-cell office:value-type="time" office:time-value="PT1046901H24M44.359000158S" calcext:value-type="time">
            <text:p>1046901:24:44,359</text:p>
          </table:table-cell>
          <table:table-cell office:value-type="time" office:time-value="PT1046901H24M44.3599997S" calcext:value-type="time">
            <text:p>1046901:24:44,360</text:p>
          </table:table-cell>
          <table:table-cell table:formula="of:=[.B8]-[.A8]" office:value-type="time" office:time-value="PT00H00M05.261999974S" calcext:value-type="time">
            <text:p>05,262</text:p>
          </table:table-cell>
          <table:table-cell table:formula="of:=[.C8]-[.B8]" office:value-type="time" office:time-value="PT00H00M00S" calcext:value-type="time">
            <text:p>00,000</text:p>
          </table:table-cell>
          <table:table-cell table:formula="of:=[.D8]-[.C8]" office:value-type="time" office:time-value="PT00H00M00.016000215S" calcext:value-type="time">
            <text:p>00,016</text:p>
          </table:table-cell>
          <table:table-cell table:formula="of:=[.E8]-[.D8]" office:value-type="time" office:time-value="PT00H00M00.000999542S" calcext:value-type="time">
            <text:p>00,001</text:p>
          </table:table-cell>
          <table:table-cell table:formula="of:=[.E8]-[.A8]" office:value-type="time" office:time-value="PT00H00M05.278999731S" calcext:value-type="time">
            <text:p>05,279</text:p>
          </table:table-cell>
        </table:table-row>
        <table:table-row table:style-name="ro1">
          <table:table-cell office:value-type="time" office:time-value="PT1046901H24M45.480000079S" calcext:value-type="time">
            <text:p>1046901:24:45,480</text:p>
          </table:table-cell>
          <table:table-cell table:number-columns-repeated="2" office:value-type="time" office:time-value="PT1046901H24M48.879000116S" calcext:value-type="time">
            <text:p>1046901:24:48,879</text:p>
          </table:table-cell>
          <table:table-cell office:value-type="time" office:time-value="PT1046901H24M48.895000331S" calcext:value-type="time">
            <text:p>1046901:24:48,895</text:p>
          </table:table-cell>
          <table:table-cell office:value-type="time" office:time-value="PT1046901H24M48.896000292S" calcext:value-type="time">
            <text:p>1046901:24:48,896</text:p>
          </table:table-cell>
          <table:table-cell table:formula="of:=[.B9]-[.A9]" office:value-type="time" office:time-value="PT00H00M03.398999618S" calcext:value-type="time">
            <text:p>03,399</text:p>
          </table:table-cell>
          <table:table-cell table:formula="of:=[.C9]-[.B9]" office:value-type="time" office:time-value="PT00H00M00S" calcext:value-type="time">
            <text:p>00,000</text:p>
          </table:table-cell>
          <table:table-cell table:formula="of:=[.D9]-[.C9]" office:value-type="time" office:time-value="PT00H00M00.016000215S" calcext:value-type="time">
            <text:p>00,016</text:p>
          </table:table-cell>
          <table:table-cell table:formula="of:=[.E9]-[.D9]" office:value-type="time" office:time-value="PT00H00M00.001000171S" calcext:value-type="time">
            <text:p>00,001</text:p>
          </table:table-cell>
          <table:table-cell table:formula="of:=[.E9]-[.A9]" office:value-type="time" office:time-value="PT00H00M03.416000004S" calcext:value-type="time">
            <text:p>03,416</text:p>
          </table:table-cell>
        </table:table-row>
        <table:table-row table:style-name="ro1">
          <table:table-cell office:value-type="time" office:time-value="PT1046901H24M50.101000294S" calcext:value-type="time">
            <text:p>1046901:24:50,101</text:p>
          </table:table-cell>
          <table:table-cell table:number-columns-repeated="2" office:value-type="time" office:time-value="PT1046901H24M55.952999499S" calcext:value-type="time">
            <text:p>1046901:24:55,953</text:p>
          </table:table-cell>
          <table:table-cell office:value-type="time" office:time-value="PT1046901H24M55.970000094S" calcext:value-type="time">
            <text:p>1046901:24:55,970</text:p>
          </table:table-cell>
          <table:table-cell office:value-type="time" office:time-value="PT1046901H24M55.971000474S" calcext:value-type="time">
            <text:p>1046901:24:55,971</text:p>
          </table:table-cell>
          <table:table-cell table:formula="of:=[.B10]-[.A10]" office:value-type="time" office:time-value="PT00H00M05.851999414S" calcext:value-type="time">
            <text:p>05,852</text:p>
          </table:table-cell>
          <table:table-cell table:formula="of:=[.C10]-[.B10]" office:value-type="time" office:time-value="PT00H00M00S" calcext:value-type="time">
            <text:p>00,000</text:p>
          </table:table-cell>
          <table:table-cell table:formula="of:=[.D10]-[.C10]" office:value-type="time" office:time-value="PT00H00M00.017000386S" calcext:value-type="time">
            <text:p>00,017</text:p>
          </table:table-cell>
          <table:table-cell table:formula="of:=[.E10]-[.D10]" office:value-type="time" office:time-value="PT00H00M00.001000171S" calcext:value-type="time">
            <text:p>00,001</text:p>
          </table:table-cell>
          <table:table-cell table:formula="of:=[.E10]-[.A10]" office:value-type="time" office:time-value="PT00H00M05.86999997S" calcext:value-type="time">
            <text:p>05,870</text:p>
          </table:table-cell>
        </table:table-row>
        <table:table-row table:style-name="ro1">
          <table:table-cell office:value-type="time" office:time-value="PT1046901H24M57.013000119S" calcext:value-type="time">
            <text:p>1046901:24:57,013</text:p>
          </table:table-cell>
          <table:table-cell table:number-columns-repeated="2" office:value-type="time" office:time-value="PT1046901H25M00.887000095S" calcext:value-type="time">
            <text:p>1046901:25:00,887</text:p>
          </table:table-cell>
          <table:table-cell office:value-type="time" office:time-value="PT1046901H25M00.902999891S" calcext:value-type="time">
            <text:p>1046901:25:00,903</text:p>
          </table:table-cell>
          <table:table-cell office:value-type="time" office:time-value="PT1046901H25M00.904000271S" calcext:value-type="time">
            <text:p>1046901:25:00,904</text:p>
          </table:table-cell>
          <table:table-cell table:formula="of:=[.B11]-[.A11]" office:value-type="time" office:time-value="PT00H00M03.874000185S" calcext:value-type="time">
            <text:p>03,874</text:p>
          </table:table-cell>
          <table:table-cell table:formula="of:=[.C11]-[.B11]" office:value-type="time" office:time-value="PT00H00M00S" calcext:value-type="time">
            <text:p>00,000</text:p>
          </table:table-cell>
          <table:table-cell table:formula="of:=[.D11]-[.C11]" office:value-type="time" office:time-value="PT00H00M00.015999586S" calcext:value-type="time">
            <text:p>00,016</text:p>
          </table:table-cell>
          <table:table-cell table:formula="of:=[.E11]-[.D11]" office:value-type="time" office:time-value="PT00H00M00.001000171S" calcext:value-type="time">
            <text:p>00,001</text:p>
          </table:table-cell>
          <table:table-cell table:formula="of:=[.E11]-[.A11]" office:value-type="time" office:time-value="PT00H00M03.890999942S" calcext:value-type="time">
            <text:p>03,891</text:p>
          </table:table-cell>
        </table:table-row>
        <table:table-row table:style-name="ro1">
          <table:table-cell office:value-type="time" office:time-value="PT1046901H25M02.10500001S" calcext:value-type="time">
            <text:p>1046901:25:02,105</text:p>
          </table:table-cell>
          <table:table-cell office:value-type="time" office:time-value="PT1046901H25M07.943000179S" calcext:value-type="time">
            <text:p>1046901:25:07,943</text:p>
          </table:table-cell>
          <table:table-cell office:value-type="time" office:time-value="PT1046901H25M07.943999721S" calcext:value-type="time">
            <text:p>1046901:25:07,944</text:p>
          </table:table-cell>
          <table:table-cell office:value-type="time" office:time-value="PT1046901H25M07.959999936S" calcext:value-type="time">
            <text:p>1046901:25:07,960</text:p>
          </table:table-cell>
          <table:table-cell office:value-type="time" office:time-value="PT1046901H25M07.961000316S" calcext:value-type="time">
            <text:p>1046901:25:07,961</text:p>
          </table:table-cell>
          <table:table-cell table:formula="of:=[.B12]-[.A12]" office:value-type="time" office:time-value="PT00H00M05.838000169S" calcext:value-type="time">
            <text:p>05,838</text:p>
          </table:table-cell>
          <table:table-cell table:formula="of:=[.C12]-[.B12]" office:value-type="time" office:time-value="PT00H00M00.000999542S" calcext:value-type="time">
            <text:p>00,001</text:p>
          </table:table-cell>
          <table:table-cell table:formula="of:=[.D12]-[.C12]" office:value-type="time" office:time-value="PT00H00M00.016000215S" calcext:value-type="time">
            <text:p>00,016</text:p>
          </table:table-cell>
          <table:table-cell table:formula="of:=[.E12]-[.D12]" office:value-type="time" office:time-value="PT00H00M00.001000171S" calcext:value-type="time">
            <text:p>00,001</text:p>
          </table:table-cell>
          <table:table-cell table:formula="of:=[.E12]-[.A12]" office:value-type="time" office:time-value="PT00H00M05.856000097S" calcext:value-type="time">
            <text:p>05,856</text:p>
          </table:table-cell>
        </table:table-row>
        <table:table-row table:style-name="ro1">
          <table:table-cell office:value-type="time" office:time-value="PT1046901H25M09.191000182S" calcext:value-type="time">
            <text:p>1046901:25:09,191</text:p>
          </table:table-cell>
          <table:table-cell table:number-columns-repeated="2" office:value-type="time" office:time-value="PT1046901H25M12.907999568S" calcext:value-type="time">
            <text:p>1046901:25:12,908</text:p>
          </table:table-cell>
          <table:table-cell office:value-type="time" office:time-value="PT1046901H25M12.926999666S" calcext:value-type="time">
            <text:p>1046901:25:12,927</text:p>
          </table:table-cell>
          <table:table-cell office:value-type="time" office:time-value="PT1046901H25M12.930999929S" calcext:value-type="time">
            <text:p>1046901:25:12,931</text:p>
          </table:table-cell>
          <table:table-cell table:formula="of:=[.B13]-[.A13]" office:value-type="time" office:time-value="PT00H00M03.716999805S" calcext:value-type="time">
            <text:p>03,717</text:p>
          </table:table-cell>
          <table:table-cell table:formula="of:=[.C13]-[.B13]" office:value-type="time" office:time-value="PT00H00M00S" calcext:value-type="time">
            <text:p>00,000</text:p>
          </table:table-cell>
          <table:table-cell table:formula="of:=[.D13]-[.C13]" office:value-type="time" office:time-value="PT00H00M00.019000098S" calcext:value-type="time">
            <text:p>00,019</text:p>
          </table:table-cell>
          <table:table-cell table:formula="of:=[.E13]-[.D13]" office:value-type="time" office:time-value="PT00H00M00.004000054S" calcext:value-type="time">
            <text:p>00,004</text:p>
          </table:table-cell>
          <table:table-cell table:formula="of:=[.E13]-[.A13]" office:value-type="time" office:time-value="PT00H00M03.739999956S" calcext:value-type="time">
            <text:p>03,740</text:p>
          </table:table-cell>
        </table:table-row>
        <table:table-row table:style-name="ro1">
          <table:table-cell office:value-type="time" office:time-value="PT1046901H25M13.994000014S" calcext:value-type="time">
            <text:p>1046901:25:13,994</text:p>
          </table:table-cell>
          <table:table-cell table:number-columns-repeated="2" office:value-type="time" office:time-value="PT1046901H25M19.430999877S" calcext:value-type="time">
            <text:p>1046901:25:19,431</text:p>
          </table:table-cell>
          <table:table-cell office:value-type="time" office:time-value="PT1046901H25M19.448000472S" calcext:value-type="time">
            <text:p>1046901:25:19,448</text:p>
          </table:table-cell>
          <table:table-cell office:value-type="time" office:time-value="PT1046901H25M19.448999595S" calcext:value-type="time">
            <text:p>1046901:25:19,449</text:p>
          </table:table-cell>
          <table:table-cell table:formula="of:=[.B14]-[.A14]" office:value-type="time" office:time-value="PT00H00M05.436999653S" calcext:value-type="time">
            <text:p>05,437</text:p>
          </table:table-cell>
          <table:table-cell table:formula="of:=[.C14]-[.B14]" office:value-type="time" office:time-value="PT00H00M00S" calcext:value-type="time">
            <text:p>00,000</text:p>
          </table:table-cell>
          <table:table-cell table:formula="of:=[.D14]-[.C14]" office:value-type="time" office:time-value="PT00H00M00.017000386S" calcext:value-type="time">
            <text:p>00,017</text:p>
          </table:table-cell>
          <table:table-cell table:formula="of:=[.E14]-[.D14]" office:value-type="time" office:time-value="PT00H00M00.000999542S" calcext:value-type="time">
            <text:p>00,001</text:p>
          </table:table-cell>
          <table:table-cell table:formula="of:=[.E14]-[.A14]" office:value-type="time" office:time-value="PT00H00M05.454999581S" calcext:value-type="time">
            <text:p>05,455</text:p>
          </table:table-cell>
        </table:table-row>
        <table:table-row table:style-name="ro1">
          <table:table-cell office:value-type="time" office:time-value="PT1046901H25M20.528000314S" calcext:value-type="time">
            <text:p>1046901:25:20,528</text:p>
          </table:table-cell>
          <table:table-cell table:number-columns-repeated="2" office:value-type="time" office:time-value="PT1046901H25M24.489000253S" calcext:value-type="time">
            <text:p>1046901:25:24,489</text:p>
          </table:table-cell>
          <table:table-cell office:value-type="time" office:time-value="PT1046901H25M24.510000274S" calcext:value-type="time">
            <text:p>1046901:25:24,510</text:p>
          </table:table-cell>
          <table:table-cell office:value-type="time" office:time-value="PT1046901H25M24.511000235S" calcext:value-type="time">
            <text:p>1046901:25:24,511</text:p>
          </table:table-cell>
          <table:table-cell table:formula="of:=[.B15]-[.A15]" office:value-type="time" office:time-value="PT00H00M03.96099994S" calcext:value-type="time">
            <text:p>03,961</text:p>
          </table:table-cell>
          <table:table-cell table:formula="of:=[.C15]-[.B15]" office:value-type="time" office:time-value="PT00H00M00S" calcext:value-type="time">
            <text:p>00,000</text:p>
          </table:table-cell>
          <table:table-cell table:formula="of:=[.D15]-[.C15]" office:value-type="time" office:time-value="PT00H00M00.020999811S" calcext:value-type="time">
            <text:p>00,021</text:p>
          </table:table-cell>
          <table:table-cell table:formula="of:=[.E15]-[.D15]" office:value-type="time" office:time-value="PT00H00M00.001000171S" calcext:value-type="time">
            <text:p>00,001</text:p>
          </table:table-cell>
          <table:table-cell table:formula="of:=[.E15]-[.A15]" office:value-type="time" office:time-value="PT00H00M03.982999921S" calcext:value-type="time">
            <text:p>03,983</text:p>
          </table:table-cell>
        </table:table-row>
        <table:table-row table:style-name="ro1">
          <table:table-cell office:value-type="time" office:time-value="PT1046901H25M25.708000129S" calcext:value-type="time">
            <text:p>1046901:25:25,708</text:p>
          </table:table-cell>
          <table:table-cell office:value-type="time" office:time-value="PT1046901H25M31.6499996S" calcext:value-type="time">
            <text:p>1046901:25:31,650</text:p>
          </table:table-cell>
          <table:table-cell office:value-type="time" office:time-value="PT1046901H25M31.65099998S" calcext:value-type="time">
            <text:p>1046901:25:31,651</text:p>
          </table:table-cell>
          <table:table-cell office:value-type="time" office:time-value="PT1046901H25M31.671999581S" calcext:value-type="time">
            <text:p>1046901:25:31,672</text:p>
          </table:table-cell>
          <table:table-cell office:value-type="time" office:time-value="PT1046901H25M31.672999961S" calcext:value-type="time">
            <text:p>1046901:25:31,673</text:p>
          </table:table-cell>
          <table:table-cell table:formula="of:=[.B16]-[.A16]" office:value-type="time" office:time-value="PT00H00M05.94199968S" calcext:value-type="time">
            <text:p>05,942</text:p>
          </table:table-cell>
          <table:table-cell table:formula="of:=[.C16]-[.B16]" office:value-type="time" office:time-value="PT00H00M00.001000171S" calcext:value-type="time">
            <text:p>00,001</text:p>
          </table:table-cell>
          <table:table-cell table:formula="of:=[.D16]-[.C16]" office:value-type="time" office:time-value="PT00H00M00.020999811S" calcext:value-type="time">
            <text:p>00,021</text:p>
          </table:table-cell>
          <table:table-cell table:formula="of:=[.E16]-[.D16]" office:value-type="time" office:time-value="PT00H00M00.001000171S" calcext:value-type="time">
            <text:p>00,001</text:p>
          </table:table-cell>
          <table:table-cell table:formula="of:=[.E16]-[.A16]" office:value-type="time" office:time-value="PT00H00M05.964999832S" calcext:value-type="time">
            <text:p>05,965</text:p>
          </table:table-cell>
        </table:table-row>
        <table:table-row table:style-name="ro1">
          <table:table-cell office:value-type="time" office:time-value="PT1046901H25M33.152999729S" calcext:value-type="time">
            <text:p>1046901:25:33,153</text:p>
          </table:table-cell>
          <table:table-cell table:number-columns-repeated="2" office:value-type="time" office:time-value="PT1046901H25M36.918000178S" calcext:value-type="time">
            <text:p>1046901:25:36,918</text:p>
          </table:table-cell>
          <table:table-cell office:value-type="time" office:time-value="PT1046901H25M36.937999818S" calcext:value-type="time">
            <text:p>1046901:25:36,938</text:p>
          </table:table-cell>
          <table:table-cell office:value-type="time" office:time-value="PT1046901H25M36.93899978S" calcext:value-type="time">
            <text:p>1046901:25:36,939</text:p>
          </table:table-cell>
          <table:table-cell table:formula="of:=[.B17]-[.A17]" office:value-type="time" office:time-value="PT00H00M03.765000449S" calcext:value-type="time">
            <text:p>03,765</text:p>
          </table:table-cell>
          <table:table-cell table:formula="of:=[.C17]-[.B17]" office:value-type="time" office:time-value="PT00H00M00S" calcext:value-type="time">
            <text:p>00,000</text:p>
          </table:table-cell>
          <table:table-cell table:formula="of:=[.D17]-[.C17]" office:value-type="time" office:time-value="PT00H00M00.01999964S" calcext:value-type="time">
            <text:p>00,020</text:p>
          </table:table-cell>
          <table:table-cell table:formula="of:=[.E17]-[.D17]" office:value-type="time" office:time-value="PT00H00M00.001000171S" calcext:value-type="time">
            <text:p>00,001</text:p>
          </table:table-cell>
          <table:table-cell table:formula="of:=[.E17]-[.A17]" office:value-type="time" office:time-value="PT00H00M03.78600026S" calcext:value-type="time">
            <text:p>03,786</text:p>
          </table:table-cell>
        </table:table-row>
        <table:table-row table:style-name="ro1">
          <table:table-cell office:value-type="time" office:time-value="PT1046901H25M38.212000486S" calcext:value-type="time">
            <text:p>1046901:25:38,212</text:p>
          </table:table-cell>
          <table:table-cell table:number-columns-repeated="2" office:value-type="time" office:time-value="PT1046901H25M44.251999911S" calcext:value-type="time">
            <text:p>1046901:25:44,252</text:p>
          </table:table-cell>
          <table:table-cell office:value-type="time" office:time-value="PT1046901H25M44.275999814S" calcext:value-type="time">
            <text:p>1046901:25:44,276</text:p>
          </table:table-cell>
          <table:table-cell office:value-type="time" office:time-value="PT1046901H25M44.277000194S" calcext:value-type="time">
            <text:p>1046901:25:44,277</text:p>
          </table:table-cell>
          <table:table-cell table:formula="of:=[.B18]-[.A18]" office:value-type="time" office:time-value="PT00H00M06.039999425S" calcext:value-type="time">
            <text:p>06,040</text:p>
          </table:table-cell>
          <table:table-cell table:formula="of:=[.C18]-[.B18]" office:value-type="time" office:time-value="PT00H00M00S" calcext:value-type="time">
            <text:p>00,000</text:p>
          </table:table-cell>
          <table:table-cell table:formula="of:=[.D18]-[.C18]" office:value-type="time" office:time-value="PT00H00M00.024000322S" calcext:value-type="time">
            <text:p>00,024</text:p>
          </table:table-cell>
          <table:table-cell table:formula="of:=[.E18]-[.D18]" office:value-type="time" office:time-value="PT00H00M00.001000171S" calcext:value-type="time">
            <text:p>00,001</text:p>
          </table:table-cell>
          <table:table-cell table:formula="of:=[.E18]-[.A18]" office:value-type="time" office:time-value="PT00H00M06.064999918S" calcext:value-type="time">
            <text:p>06,065</text:p>
          </table:table-cell>
        </table:table-row>
        <table:table-row table:style-name="ro1">
          <table:table-cell office:value-type="time" office:time-value="PT1046901H25M45.405999804S" calcext:value-type="time">
            <text:p>1046901:25:45,406</text:p>
          </table:table-cell>
          <table:table-cell table:number-columns-repeated="2" office:value-type="time" office:time-value="PT1046901H25M49.042000249S" calcext:value-type="time">
            <text:p>1046901:25:49,042</text:p>
          </table:table-cell>
          <table:table-cell office:value-type="time" office:time-value="PT1046901H25M49.057999626S" calcext:value-type="time">
            <text:p>1046901:25:49,058</text:p>
          </table:table-cell>
          <table:table-cell office:value-type="time" office:time-value="PT1046901H25M49.059000006S" calcext:value-type="time">
            <text:p>1046901:25:49,059</text:p>
          </table:table-cell>
          <table:table-cell table:formula="of:=[.B19]-[.A19]" office:value-type="time" office:time-value="PT00H00M03.636000445S" calcext:value-type="time">
            <text:p>03,636</text:p>
          </table:table-cell>
          <table:table-cell table:formula="of:=[.C19]-[.B19]" office:value-type="time" office:time-value="PT00H00M00S" calcext:value-type="time">
            <text:p>00,000</text:p>
          </table:table-cell>
          <table:table-cell table:formula="of:=[.D19]-[.C19]" office:value-type="time" office:time-value="PT00H00M00.015999586S" calcext:value-type="time">
            <text:p>00,016</text:p>
          </table:table-cell>
          <table:table-cell table:formula="of:=[.E19]-[.D19]" office:value-type="time" office:time-value="PT00H00M00.001000171S" calcext:value-type="time">
            <text:p>00,001</text:p>
          </table:table-cell>
          <table:table-cell table:formula="of:=[.E19]-[.A19]" office:value-type="time" office:time-value="PT00H00M03.653000202S" calcext:value-type="time">
            <text:p>03,653</text:p>
          </table:table-cell>
        </table:table-row>
        <table:table-row table:style-name="ro1">
          <table:table-cell office:value-type="time" office:time-value="PT1046901H25M50.110000139S" calcext:value-type="time">
            <text:p>1046901:25:50,110</text:p>
          </table:table-cell>
          <table:table-cell office:value-type="time" office:time-value="PT1046901H25M55.715000164S" calcext:value-type="time">
            <text:p>1046901:25:55,715</text:p>
          </table:table-cell>
          <table:table-cell office:value-type="time" office:time-value="PT1046901H25M55.715999706S" calcext:value-type="time">
            <text:p>1046901:25:55,716</text:p>
          </table:table-cell>
          <table:table-cell office:value-type="time" office:time-value="PT1046901H25M55.734999804S" calcext:value-type="time">
            <text:p>1046901:25:55,735</text:p>
          </table:table-cell>
          <table:table-cell office:value-type="time" office:time-value="PT1046901H25M55.736000184S" calcext:value-type="time">
            <text:p>1046901:25:55,736</text:p>
          </table:table-cell>
          <table:table-cell table:formula="of:=[.B20]-[.A20]" office:value-type="time" office:time-value="PT00H00M05.605000025S" calcext:value-type="time">
            <text:p>05,605</text:p>
          </table:table-cell>
          <table:table-cell table:formula="of:=[.C20]-[.B20]" office:value-type="time" office:time-value="PT00H00M00.000999542S" calcext:value-type="time">
            <text:p>00,001</text:p>
          </table:table-cell>
          <table:table-cell table:formula="of:=[.D20]-[.C20]" office:value-type="time" office:time-value="PT00H00M00.019000098S" calcext:value-type="time">
            <text:p>00,019</text:p>
          </table:table-cell>
          <table:table-cell table:formula="of:=[.E20]-[.D20]" office:value-type="time" office:time-value="PT00H00M00.001000171S" calcext:value-type="time">
            <text:p>00,001</text:p>
          </table:table-cell>
          <table:table-cell table:formula="of:=[.E20]-[.A20]" office:value-type="time" office:time-value="PT00H00M05.625999835S" calcext:value-type="time">
            <text:p>05,626</text:p>
          </table:table-cell>
        </table:table-row>
        <table:table-row table:style-name="ro1">
          <table:table-cell office:value-type="time" office:time-value="PT1046901H25M56.983999768S" calcext:value-type="time">
            <text:p>1046901:25:56,984</text:p>
          </table:table-cell>
          <table:table-cell table:number-columns-repeated="2" office:value-type="time" office:time-value="PT1046901H26M02.07699962S" calcext:value-type="time">
            <text:p>1046901:26:02,077</text:p>
          </table:table-cell>
          <table:table-cell office:value-type="time" office:time-value="PT1046901H26M02.101000361S" calcext:value-type="time">
            <text:p>1046901:26:02,101</text:p>
          </table:table-cell>
          <table:table-cell office:value-type="time" office:time-value="PT1046901H26M02.102999864S" calcext:value-type="time">
            <text:p>1046901:26:02,103</text:p>
          </table:table-cell>
          <table:table-cell table:formula="of:=[.B21]-[.A21]" office:value-type="time" office:time-value="PT00H00M05.093000061S" calcext:value-type="time">
            <text:p>05,093</text:p>
          </table:table-cell>
          <table:table-cell table:formula="of:=[.C21]-[.B21]" office:value-type="time" office:time-value="PT00H00M00S" calcext:value-type="time">
            <text:p>00,000</text:p>
          </table:table-cell>
          <table:table-cell table:formula="of:=[.D21]-[.C21]" office:value-type="time" office:time-value="PT00H00M00.024000322S" calcext:value-type="time">
            <text:p>00,024</text:p>
          </table:table-cell>
          <table:table-cell table:formula="of:=[.E21]-[.D21]" office:value-type="time" office:time-value="PT00H00M00.001999713S" calcext:value-type="time">
            <text:p>00,002</text:p>
          </table:table-cell>
          <table:table-cell table:formula="of:=[.E21]-[.A21]" office:value-type="time" office:time-value="PT00H00M05.119000096S" calcext:value-type="time">
            <text:p>05,119</text:p>
          </table:table-cell>
        </table:table-row>
        <table:table-row table:style-name="ro1">
          <table:table-cell office:value-type="time" office:time-value="PT1046901H26M03.317999896S" calcext:value-type="time">
            <text:p>1046901:26:03,318</text:p>
          </table:table-cell>
          <table:table-cell table:number-columns-repeated="2" office:value-type="time" office:time-value="PT1046901H26M08.827999849S" calcext:value-type="time">
            <text:p>1046901:26:08,828</text:p>
          </table:table-cell>
          <table:table-cell office:value-type="time" office:time-value="PT1046901H26M08.844000064S" calcext:value-type="time">
            <text:p>1046901:26:08,844</text:p>
          </table:table-cell>
          <table:table-cell office:value-type="time" office:time-value="PT1046901H26M08.846999947S" calcext:value-type="time">
            <text:p>1046901:26:08,847</text:p>
          </table:table-cell>
          <table:table-cell table:formula="of:=[.B22]-[.A22]" office:value-type="time" office:time-value="PT00H00M05.510000163S" calcext:value-type="time">
            <text:p>05,510</text:p>
          </table:table-cell>
          <table:table-cell table:formula="of:=[.C22]-[.B22]" office:value-type="time" office:time-value="PT00H00M00S" calcext:value-type="time">
            <text:p>00,000</text:p>
          </table:table-cell>
          <table:table-cell table:formula="of:=[.D22]-[.C22]" office:value-type="time" office:time-value="PT00H00M00.016000215S" calcext:value-type="time">
            <text:p>00,016</text:p>
          </table:table-cell>
          <table:table-cell table:formula="of:=[.E22]-[.D22]" office:value-type="time" office:time-value="PT00H00M00.002999883S" calcext:value-type="time">
            <text:p>00,003</text:p>
          </table:table-cell>
          <table:table-cell table:formula="of:=[.E22]-[.A22]" office:value-type="time" office:time-value="PT00H00M05.529000261S" calcext:value-type="time">
            <text:p>05,529</text:p>
          </table:table-cell>
        </table:table-row>
        <table:table-row table:style-name="ro1">
          <table:table-cell office:value-type="time" office:time-value="PT1046901H26M09.94899977S" calcext:value-type="time">
            <text:p>1046901:26:09,949</text:p>
          </table:table-cell>
          <table:table-cell table:number-columns-repeated="2" office:value-type="time" office:time-value="PT1046901H26M13.312999913S" calcext:value-type="time">
            <text:p>1046901:26:13,313</text:p>
          </table:table-cell>
          <table:table-cell table:number-columns-repeated="2" office:value-type="time" office:time-value="PT1046901H26M13.329000128S" calcext:value-type="time">
            <text:p>1046901:26:13,329</text:p>
          </table:table-cell>
          <table:table-cell table:formula="of:=[.B23]-[.A23]" office:value-type="time" office:time-value="PT00H00M03.363999934S" calcext:value-type="time">
            <text:p>03,364</text:p>
          </table:table-cell>
          <table:table-cell table:formula="of:=[.C23]-[.B23]" office:value-type="time" office:time-value="PT00H00M00S" calcext:value-type="time">
            <text:p>00,000</text:p>
          </table:table-cell>
          <table:table-cell table:formula="of:=[.D23]-[.C23]" office:value-type="time" office:time-value="PT00H00M00.016000215S" calcext:value-type="time">
            <text:p>00,016</text:p>
          </table:table-cell>
          <table:table-cell table:formula="of:=[.E23]-[.D23]" office:value-type="time" office:time-value="PT00H00M00S" calcext:value-type="time">
            <text:p>00,000</text:p>
          </table:table-cell>
          <table:table-cell table:formula="of:=[.E23]-[.A23]" office:value-type="time" office:time-value="PT00H00M03.380000149S" calcext:value-type="time">
            <text:p>03,380</text:p>
          </table:table-cell>
        </table:table-row>
        <table:table-row table:style-name="ro1">
          <table:table-cell office:value-type="time" office:time-value="PT1046901H26M14.336000299S" calcext:value-type="time">
            <text:p>1046901:26:14,336</text:p>
          </table:table-cell>
          <table:table-cell table:number-columns-repeated="2" office:value-type="time" office:time-value="PT1046901H26M19.79200026S" calcext:value-type="time">
            <text:p>1046901:26:19,792</text:p>
          </table:table-cell>
          <table:table-cell table:number-columns-repeated="2" office:value-type="time" office:time-value="PT1046901H26M19.808000475S" calcext:value-type="time">
            <text:p>1046901:26:19,808</text:p>
          </table:table-cell>
          <table:table-cell table:formula="of:=[.B24]-[.A24]" office:value-type="time" office:time-value="PT00H00M05.455999752S" calcext:value-type="time">
            <text:p>05,456</text:p>
          </table:table-cell>
          <table:table-cell table:formula="of:=[.C24]-[.B24]" office:value-type="time" office:time-value="PT00H00M00S" calcext:value-type="time">
            <text:p>00,000</text:p>
          </table:table-cell>
          <table:table-cell table:formula="of:=[.D24]-[.C24]" office:value-type="time" office:time-value="PT00H00M00.016000215S" calcext:value-type="time">
            <text:p>00,016</text:p>
          </table:table-cell>
          <table:table-cell table:formula="of:=[.E24]-[.D24]" office:value-type="time" office:time-value="PT00H00M00S" calcext:value-type="time">
            <text:p>00,000</text:p>
          </table:table-cell>
          <table:table-cell table:formula="of:=[.E24]-[.A24]" office:value-type="time" office:time-value="PT00H00M05.471999967S" calcext:value-type="time">
            <text:p>05,472</text:p>
          </table:table-cell>
        </table:table-row>
        <table:table-row table:style-name="ro1">
          <table:table-cell office:value-type="time" office:time-value="PT1046901H26M20.924999714S" calcext:value-type="time">
            <text:p>1046901:26:20,925</text:p>
          </table:table-cell>
          <table:table-cell table:number-columns-repeated="2" office:value-type="time" office:time-value="PT1046901H26M24.709000262S" calcext:value-type="time">
            <text:p>1046901:26:24,709</text:p>
          </table:table-cell>
          <table:table-cell office:value-type="time" office:time-value="PT1046901H26M24.727999941S" calcext:value-type="time">
            <text:p>1046901:26:24,728</text:p>
          </table:table-cell>
          <table:table-cell office:value-type="time" office:time-value="PT1046901H26M24.728999902S" calcext:value-type="time">
            <text:p>1046901:26:24,729</text:p>
          </table:table-cell>
          <table:table-cell table:formula="of:=[.B25]-[.A25]" office:value-type="time" office:time-value="PT00H00M03.784000548S" calcext:value-type="time">
            <text:p>03,784</text:p>
          </table:table-cell>
          <table:table-cell table:formula="of:=[.C25]-[.B25]" office:value-type="time" office:time-value="PT00H00M00S" calcext:value-type="time">
            <text:p>00,000</text:p>
          </table:table-cell>
          <table:table-cell table:formula="of:=[.D25]-[.C25]" office:value-type="time" office:time-value="PT00H00M00.018999469S" calcext:value-type="time">
            <text:p>00,019</text:p>
          </table:table-cell>
          <table:table-cell table:formula="of:=[.E25]-[.D25]" office:value-type="time" office:time-value="PT00H00M00.001000171S" calcext:value-type="time">
            <text:p>00,001</text:p>
          </table:table-cell>
          <table:table-cell table:formula="of:=[.E25]-[.A25]" office:value-type="time" office:time-value="PT00H00M03.804000188S" calcext:value-type="time">
            <text:p>03,804</text:p>
          </table:table-cell>
        </table:table-row>
        <table:table-row table:style-name="ro1">
          <table:table-cell office:value-type="time" office:time-value="PT1046901H26M25.939000128S" calcext:value-type="time">
            <text:p>1046901:26:25,939</text:p>
          </table:table-cell>
          <table:table-cell table:number-columns-repeated="2" office:value-type="time" office:time-value="PT1046901H26M31.607000213S" calcext:value-type="time">
            <text:p>1046901:26:31,607</text:p>
          </table:table-cell>
          <table:table-cell office:value-type="time" office:time-value="PT1046901H26M31.62399997S" calcext:value-type="time">
            <text:p>1046901:26:31,624</text:p>
          </table:table-cell>
          <table:table-cell office:value-type="time" office:time-value="PT1046901H26M31.62500035S" calcext:value-type="time">
            <text:p>1046901:26:31,625</text:p>
          </table:table-cell>
          <table:table-cell table:formula="of:=[.B26]-[.A26]" office:value-type="time" office:time-value="PT00H00M05.668000085S" calcext:value-type="time">
            <text:p>05,668</text:p>
          </table:table-cell>
          <table:table-cell table:formula="of:=[.C26]-[.B26]" office:value-type="time" office:time-value="PT00H00M00S" calcext:value-type="time">
            <text:p>00,000</text:p>
          </table:table-cell>
          <table:table-cell table:formula="of:=[.D26]-[.C26]" office:value-type="time" office:time-value="PT00H00M00.016999757S" calcext:value-type="time">
            <text:p>00,017</text:p>
          </table:table-cell>
          <table:table-cell table:formula="of:=[.E26]-[.D26]" office:value-type="time" office:time-value="PT00H00M00.001000171S" calcext:value-type="time">
            <text:p>00,001</text:p>
          </table:table-cell>
          <table:table-cell table:formula="of:=[.E26]-[.A26]" office:value-type="time" office:time-value="PT00H00M05.686000013S" calcext:value-type="time">
            <text:p>05,686</text:p>
          </table:table-cell>
        </table:table-row>
        <table:table-row table:style-name="ro1">
          <table:table-cell office:value-type="time" office:time-value="PT1046901H26M32.790000234S" calcext:value-type="time">
            <text:p>1046901:26:32,790</text:p>
          </table:table-cell>
          <table:table-cell table:number-columns-repeated="2" office:value-type="time" office:time-value="PT1046901H26M36.479999833S" calcext:value-type="time">
            <text:p>1046901:26:36,480</text:p>
          </table:table-cell>
          <table:table-cell office:value-type="time" office:time-value="PT1046901H26M36.497000009S" calcext:value-type="time">
            <text:p>1046901:26:36,497</text:p>
          </table:table-cell>
          <table:table-cell office:value-type="time" office:time-value="PT1046901H26M36.499999892S" calcext:value-type="time">
            <text:p>1046901:26:36,500</text:p>
          </table:table-cell>
          <table:table-cell table:formula="of:=[.B27]-[.A27]" office:value-type="time" office:time-value="PT00H00M03.689999599S" calcext:value-type="time">
            <text:p>03,690</text:p>
          </table:table-cell>
          <table:table-cell table:formula="of:=[.C27]-[.B27]" office:value-type="time" office:time-value="PT00H00M00S" calcext:value-type="time">
            <text:p>00,000</text:p>
          </table:table-cell>
          <table:table-cell table:formula="of:=[.D27]-[.C27]" office:value-type="time" office:time-value="PT00H00M00.017000386S" calcext:value-type="time">
            <text:p>00,017</text:p>
          </table:table-cell>
          <table:table-cell table:formula="of:=[.E27]-[.D27]" office:value-type="time" office:time-value="PT00H00M00.002999883S" calcext:value-type="time">
            <text:p>00,003</text:p>
          </table:table-cell>
          <table:table-cell table:formula="of:=[.E27]-[.A27]" office:value-type="time" office:time-value="PT00H00M03.709999868S" calcext:value-type="time">
            <text:p>03,710</text:p>
          </table:table-cell>
        </table:table-row>
        <table:table-row table:style-name="ro1">
          <table:table-cell office:value-type="time" office:time-value="PT1046901H26M37.539000073S" calcext:value-type="time">
            <text:p>1046901:26:37,539</text:p>
          </table:table-cell>
          <table:table-cell table:number-columns-repeated="2" office:value-type="time" office:time-value="PT1046901H26M43.028999968S" calcext:value-type="time">
            <text:p>1046901:26:43,029</text:p>
          </table:table-cell>
          <table:table-cell office:value-type="time" office:time-value="PT1046901H26M43.052000329S" calcext:value-type="time">
            <text:p>1046901:26:43,052</text:p>
          </table:table-cell>
          <table:table-cell office:value-type="time" office:time-value="PT1046901H26M43.05300029S" calcext:value-type="time">
            <text:p>1046901:26:43,053</text:p>
          </table:table-cell>
          <table:table-cell table:formula="of:=[.B28]-[.A28]" office:value-type="time" office:time-value="PT00H00M05.489999894S" calcext:value-type="time">
            <text:p>05,490</text:p>
          </table:table-cell>
          <table:table-cell table:formula="of:=[.C28]-[.B28]" office:value-type="time" office:time-value="PT00H00M00S" calcext:value-type="time">
            <text:p>00,000</text:p>
          </table:table-cell>
          <table:table-cell table:formula="of:=[.D28]-[.C28]" office:value-type="time" office:time-value="PT00H00M00.023000152S" calcext:value-type="time">
            <text:p>00,023</text:p>
          </table:table-cell>
          <table:table-cell table:formula="of:=[.E28]-[.D28]" office:value-type="time" office:time-value="PT00H00M00.001000171S" calcext:value-type="time">
            <text:p>00,001</text:p>
          </table:table-cell>
          <table:table-cell table:formula="of:=[.E28]-[.A28]" office:value-type="time" office:time-value="PT00H00M05.514000216S" calcext:value-type="time">
            <text:p>05,514</text:p>
          </table:table-cell>
        </table:table-row>
        <table:table-row table:style-name="ro1">
          <table:table-cell office:value-type="time" office:time-value="PT1046901H26M44.250999726S" calcext:value-type="time">
            <text:p>1046901:26:44,251</text:p>
          </table:table-cell>
          <table:table-cell table:number-columns-repeated="2" office:value-type="time" office:time-value="PT1046901H26M47.939999783S" calcext:value-type="time">
            <text:p>1046901:26:47,940</text:p>
          </table:table-cell>
          <table:table-cell office:value-type="time" office:time-value="PT1046901H26M47.955999998S" calcext:value-type="time">
            <text:p>1046901:26:47,956</text:p>
          </table:table-cell>
          <table:table-cell office:value-type="time" office:time-value="PT1046901H26M47.957000379S" calcext:value-type="time">
            <text:p>1046901:26:47,957</text:p>
          </table:table-cell>
          <table:table-cell table:formula="of:=[.B29]-[.A29]" office:value-type="time" office:time-value="PT00H00M03.689000057S" calcext:value-type="time">
            <text:p>03,689</text:p>
          </table:table-cell>
          <table:table-cell table:formula="of:=[.C29]-[.B29]" office:value-type="time" office:time-value="PT00H00M00S" calcext:value-type="time">
            <text:p>00,000</text:p>
          </table:table-cell>
          <table:table-cell table:formula="of:=[.D29]-[.C29]" office:value-type="time" office:time-value="PT00H00M00.016000215S" calcext:value-type="time">
            <text:p>00,016</text:p>
          </table:table-cell>
          <table:table-cell table:formula="of:=[.E29]-[.D29]" office:value-type="time" office:time-value="PT00H00M00.001000171S" calcext:value-type="time">
            <text:p>00,001</text:p>
          </table:table-cell>
          <table:table-cell table:formula="of:=[.E29]-[.A29]" office:value-type="time" office:time-value="PT00H00M03.706000443S" calcext:value-type="time">
            <text:p>03,706</text:p>
          </table:table-cell>
        </table:table-row>
        <table:table-row table:style-name="ro1">
          <table:table-cell office:value-type="time" office:time-value="PT1046901H26M49.193000011S" calcext:value-type="time">
            <text:p>1046901:26:49,193</text:p>
          </table:table-cell>
          <table:table-cell office:value-type="time" office:time-value="PT1046901H26M54.826000202S" calcext:value-type="time">
            <text:p>1046901:26:54,826</text:p>
          </table:table-cell>
          <table:table-cell office:value-type="time" office:time-value="PT1046901H26M54.826999744S" calcext:value-type="time">
            <text:p>1046901:26:54,827</text:p>
          </table:table-cell>
          <table:table-cell office:value-type="time" office:time-value="PT1046901H26M54.842999959S" calcext:value-type="time">
            <text:p>1046901:26:54,843</text:p>
          </table:table-cell>
          <table:table-cell office:value-type="time" office:time-value="PT1046901H26M54.84400034S" calcext:value-type="time">
            <text:p>1046901:26:54,844</text:p>
          </table:table-cell>
          <table:table-cell table:formula="of:=[.B30]-[.A30]" office:value-type="time" office:time-value="PT00H00M05.633000401S" calcext:value-type="time">
            <text:p>05,633</text:p>
          </table:table-cell>
          <table:table-cell table:formula="of:=[.C30]-[.B30]" office:value-type="time" office:time-value="PT00H00M00.000999542S" calcext:value-type="time">
            <text:p>00,001</text:p>
          </table:table-cell>
          <table:table-cell table:formula="of:=[.D30]-[.C30]" office:value-type="time" office:time-value="PT00H00M00.016000215S" calcext:value-type="time">
            <text:p>00,016</text:p>
          </table:table-cell>
          <table:table-cell table:formula="of:=[.E30]-[.D30]" office:value-type="time" office:time-value="PT00H00M00.001000171S" calcext:value-type="time">
            <text:p>00,001</text:p>
          </table:table-cell>
          <table:table-cell table:formula="of:=[.E30]-[.A30]" office:value-type="time" office:time-value="PT00H00M05.651000328S" calcext:value-type="time">
            <text:p>05,651</text:p>
          </table:table-cell>
        </table:table-row>
        <table:table-row table:style-name="ro1">
          <table:table-cell office:value-type="time" office:time-value="PT1046901H26M55.935000172S" calcext:value-type="time">
            <text:p>1046901:26:55,935</text:p>
          </table:table-cell>
          <table:table-cell table:number-columns-repeated="2" office:value-type="time" office:time-value="PT1046901H26M59.69800028S" calcext:value-type="time">
            <text:p>1046901:26:59,698</text:p>
          </table:table-cell>
          <table:table-cell office:value-type="time" office:time-value="PT1046901H26M59.715000037S" calcext:value-type="time">
            <text:p>1046901:26:59,715</text:p>
          </table:table-cell>
          <table:table-cell office:value-type="time" office:time-value="PT1046901H26M59.715999998S" calcext:value-type="time">
            <text:p>1046901:26:59,716</text:p>
          </table:table-cell>
          <table:table-cell table:formula="of:=[.B31]-[.A31]" office:value-type="time" office:time-value="PT00H00M03.763000108S" calcext:value-type="time">
            <text:p>03,763</text:p>
          </table:table-cell>
          <table:table-cell table:formula="of:=[.C31]-[.B31]" office:value-type="time" office:time-value="PT00H00M00S" calcext:value-type="time">
            <text:p>00,000</text:p>
          </table:table-cell>
          <table:table-cell table:formula="of:=[.D31]-[.C31]" office:value-type="time" office:time-value="PT00H00M00.016999757S" calcext:value-type="time">
            <text:p>00,017</text:p>
          </table:table-cell>
          <table:table-cell table:formula="of:=[.E31]-[.D31]" office:value-type="time" office:time-value="PT00H00M00.001000171S" calcext:value-type="time">
            <text:p>00,001</text:p>
          </table:table-cell>
          <table:table-cell table:formula="of:=[.E31]-[.A31]" office:value-type="time" office:time-value="PT00H00M03.781000036S" calcext:value-type="time">
            <text:p>03,781</text:p>
          </table:table-cell>
        </table:table-row>
        <table:table-row table:style-name="ro1">
          <table:table-cell office:value-type="time" office:time-value="PT1046901H27M01.143999696S" calcext:value-type="time">
            <text:p>1046901:27:01,144</text:p>
          </table:table-cell>
          <table:table-cell table:number-columns-repeated="2" office:value-type="time" office:time-value="PT1046901H27M07.708000084S" calcext:value-type="time">
            <text:p>1046901:27:07,708</text:p>
          </table:table-cell>
          <table:table-cell office:value-type="time" office:time-value="PT1046901H27M07.724999841S" calcext:value-type="time">
            <text:p>1046901:27:07,725</text:p>
          </table:table-cell>
          <table:table-cell office:value-type="time" office:time-value="PT1046901H27M07.725999802S" calcext:value-type="time">
            <text:p>1046901:27:07,726</text:p>
          </table:table-cell>
          <table:table-cell table:formula="of:=[.B32]-[.A32]" office:value-type="time" office:time-value="PT00H00M06.564000179S" calcext:value-type="time">
            <text:p>06,564</text:p>
          </table:table-cell>
          <table:table-cell table:formula="of:=[.C32]-[.B32]" office:value-type="time" office:time-value="PT00H00M00S" calcext:value-type="time">
            <text:p>00,000</text:p>
          </table:table-cell>
          <table:table-cell table:formula="of:=[.D32]-[.C32]" office:value-type="time" office:time-value="PT00H00M00.016999757S" calcext:value-type="time">
            <text:p>00,017</text:p>
          </table:table-cell>
          <table:table-cell table:formula="of:=[.E32]-[.D32]" office:value-type="time" office:time-value="PT00H00M00.001000171S" calcext:value-type="time">
            <text:p>00,001</text:p>
          </table:table-cell>
          <table:table-cell table:formula="of:=[.E32]-[.A32]" office:value-type="time" office:time-value="PT00H00M06.582000107S" calcext:value-type="time">
            <text:p>06,582</text:p>
          </table:table-cell>
        </table:table-row>
        <table:table-row table:style-name="ro1">
          <table:table-cell office:value-type="time" office:time-value="PT1046901H27M08.814000171S" calcext:value-type="time">
            <text:p>1046901:27:08,814</text:p>
          </table:table-cell>
          <table:table-cell table:number-columns-repeated="2" office:value-type="time" office:time-value="PT1046901H27M12.263999898S" calcext:value-type="time">
            <text:p>1046901:27:12,264</text:p>
          </table:table-cell>
          <table:table-cell office:value-type="time" office:time-value="PT1046901H27M12.283999957S" calcext:value-type="time">
            <text:p>1046901:27:12,284</text:p>
          </table:table-cell>
          <table:table-cell office:value-type="time" office:time-value="PT1046901H27M12.286000298S" calcext:value-type="time">
            <text:p>1046901:27:12,286</text:p>
          </table:table-cell>
          <table:table-cell table:formula="of:=[.B33]-[.A33]" office:value-type="time" office:time-value="PT00H00M03.449999518S" calcext:value-type="time">
            <text:p>03,450</text:p>
          </table:table-cell>
          <table:table-cell table:formula="of:=[.C33]-[.B33]" office:value-type="time" office:time-value="PT00H00M00S" calcext:value-type="time">
            <text:p>00,000</text:p>
          </table:table-cell>
          <table:table-cell table:formula="of:=[.D33]-[.C33]" office:value-type="time" office:time-value="PT00H00M00.020000269S" calcext:value-type="time">
            <text:p>00,020</text:p>
          </table:table-cell>
          <table:table-cell table:formula="of:=[.E33]-[.D33]" office:value-type="time" office:time-value="PT00H00M00.002000341S" calcext:value-type="time">
            <text:p>00,002</text:p>
          </table:table-cell>
          <table:table-cell table:formula="of:=[.E33]-[.A33]" office:value-type="time" office:time-value="PT00H00M03.472000128S" calcext:value-type="time">
            <text:p>03,472</text:p>
          </table:table-cell>
        </table:table-row>
        <table:table-row table:style-name="ro1">
          <table:table-cell office:value-type="time" office:time-value="PT1046901H27M13.509000018S" calcext:value-type="time">
            <text:p>1046901:27:13,509</text:p>
          </table:table-cell>
          <table:table-cell table:number-columns-repeated="2" office:value-type="time" office:time-value="PT1046901H27M19.173000259S" calcext:value-type="time">
            <text:p>1046901:27:19,173</text:p>
          </table:table-cell>
          <table:table-cell office:value-type="time" office:time-value="PT1046901H27M19.189000055S" calcext:value-type="time">
            <text:p>1046901:27:19,189</text:p>
          </table:table-cell>
          <table:table-cell office:value-type="time" office:time-value="PT1046901H27M19.191999938S" calcext:value-type="time">
            <text:p>1046901:27:19,192</text:p>
          </table:table-cell>
          <table:table-cell table:formula="of:=[.B34]-[.A34]" office:value-type="time" office:time-value="PT00H00M05.664000032S" calcext:value-type="time">
            <text:p>05,664</text:p>
          </table:table-cell>
          <table:table-cell table:formula="of:=[.C34]-[.B34]" office:value-type="time" office:time-value="PT00H00M00S" calcext:value-type="time">
            <text:p>00,000</text:p>
          </table:table-cell>
          <table:table-cell table:formula="of:=[.D34]-[.C34]" office:value-type="time" office:time-value="PT00H00M00.015999586S" calcext:value-type="time">
            <text:p>00,016</text:p>
          </table:table-cell>
          <table:table-cell table:formula="of:=[.E34]-[.D34]" office:value-type="time" office:time-value="PT00H00M00.002999883S" calcext:value-type="time">
            <text:p>00,003</text:p>
          </table:table-cell>
          <table:table-cell table:formula="of:=[.E34]-[.A34]" office:value-type="time" office:time-value="PT00H00M05.682999501S" calcext:value-type="time">
            <text:p>05,683</text:p>
          </table:table-cell>
        </table:table-row>
        <table:table-row table:style-name="ro1">
          <table:table-cell office:value-type="time" office:time-value="PT1046901H27M20.352000017S" calcext:value-type="time">
            <text:p>1046901:27:20,352</text:p>
          </table:table-cell>
          <table:table-cell table:number-columns-repeated="2" office:value-type="time" office:time-value="PT1046901H27M23.83999994S" calcext:value-type="time">
            <text:p>1046901:27:23,840</text:p>
          </table:table-cell>
          <table:table-cell office:value-type="time" office:time-value="PT1046901H27M23.852000311S" calcext:value-type="time">
            <text:p>1046901:27:23,852</text:p>
          </table:table-cell>
          <table:table-cell office:value-type="time" office:time-value="PT1046901H27M23.853000272S" calcext:value-type="time">
            <text:p>1046901:27:23,853</text:p>
          </table:table-cell>
          <table:table-cell table:formula="of:=[.B35]-[.A35]" office:value-type="time" office:time-value="PT00H00M03.487999714S" calcext:value-type="time">
            <text:p>03,488</text:p>
          </table:table-cell>
          <table:table-cell table:formula="of:=[.C35]-[.B35]" office:value-type="time" office:time-value="PT00H00M00S" calcext:value-type="time">
            <text:p>00,000</text:p>
          </table:table-cell>
          <table:table-cell table:formula="of:=[.D35]-[.C35]" office:value-type="time" office:time-value="PT00H00M00.012000161S" calcext:value-type="time">
            <text:p>00,012</text:p>
          </table:table-cell>
          <table:table-cell table:formula="of:=[.E35]-[.D35]" office:value-type="time" office:time-value="PT00H00M00.001000171S" calcext:value-type="time">
            <text:p>00,001</text:p>
          </table:table-cell>
          <table:table-cell table:formula="of:=[.E35]-[.A35]" office:value-type="time" office:time-value="PT00H00M03.501000046S" calcext:value-type="time">
            <text:p>03,501</text:p>
          </table:table-cell>
        </table:table-row>
        <table:table-row table:style-name="ro1">
          <table:table-cell office:value-type="time" office:time-value="PT1046901H27M25.065999962S" calcext:value-type="time">
            <text:p>1046901:27:25,066</text:p>
          </table:table-cell>
          <table:table-cell table:number-columns-repeated="2" office:value-type="time" office:time-value="PT1046901H27M31.029999834S" calcext:value-type="time">
            <text:p>1046901:27:31,030</text:p>
          </table:table-cell>
          <table:table-cell office:value-type="time" office:time-value="PT1046901H27M31.048999932S" calcext:value-type="time">
            <text:p>1046901:27:31,049</text:p>
          </table:table-cell>
          <table:table-cell office:value-type="time" office:time-value="PT1046901H27M31.050000312S" calcext:value-type="time">
            <text:p>1046901:27:31,050</text:p>
          </table:table-cell>
          <table:table-cell table:formula="of:=[.B36]-[.A36]" office:value-type="time" office:time-value="PT00H00M05.96400029S" calcext:value-type="time">
            <text:p>05,964</text:p>
          </table:table-cell>
          <table:table-cell table:formula="of:=[.C36]-[.B36]" office:value-type="time" office:time-value="PT00H00M00S" calcext:value-type="time">
            <text:p>00,000</text:p>
          </table:table-cell>
          <table:table-cell table:formula="of:=[.D36]-[.C36]" office:value-type="time" office:time-value="PT00H00M00.019000098S" calcext:value-type="time">
            <text:p>00,019</text:p>
          </table:table-cell>
          <table:table-cell table:formula="of:=[.E36]-[.D36]" office:value-type="time" office:time-value="PT00H00M00.001000171S" calcext:value-type="time">
            <text:p>00,001</text:p>
          </table:table-cell>
          <table:table-cell table:formula="of:=[.E36]-[.A36]" office:value-type="time" office:time-value="PT00H00M05.984000559S" calcext:value-type="time">
            <text:p>05,984</text:p>
          </table:table-cell>
        </table:table-row>
        <table:table-row table:style-name="ro1">
          <table:table-cell office:value-type="time" office:time-value="PT1046901H27M32.140999725S" calcext:value-type="time">
            <text:p>1046901:27:32,141</text:p>
          </table:table-cell>
          <table:table-cell table:number-columns-repeated="2" office:value-type="time" office:time-value="PT1046901H27M35.987999495S" calcext:value-type="time">
            <text:p>1046901:27:35,988</text:p>
          </table:table-cell>
          <table:table-cell office:value-type="time" office:time-value="PT1046901H27M36.016000081S" calcext:value-type="time">
            <text:p>1046901:27:36,016</text:p>
          </table:table-cell>
          <table:table-cell office:value-type="time" office:time-value="PT1046901H27M36.018000003S" calcext:value-type="time">
            <text:p>1046901:27:36,018</text:p>
          </table:table-cell>
          <table:table-cell table:formula="of:=[.B37]-[.A37]" office:value-type="time" office:time-value="PT00H00M03.84699998S" calcext:value-type="time">
            <text:p>03,847</text:p>
          </table:table-cell>
          <table:table-cell table:formula="of:=[.C37]-[.B37]" office:value-type="time" office:time-value="PT00H00M00S" calcext:value-type="time">
            <text:p>00,000</text:p>
          </table:table-cell>
          <table:table-cell table:formula="of:=[.D37]-[.C37]" office:value-type="time" office:time-value="PT00H00M00.028000376S" calcext:value-type="time">
            <text:p>00,028</text:p>
          </table:table-cell>
          <table:table-cell table:formula="of:=[.E37]-[.D37]" office:value-type="time" office:time-value="PT00H00M00.001999713S" calcext:value-type="time">
            <text:p>00,002</text:p>
          </table:table-cell>
          <table:table-cell table:formula="of:=[.E37]-[.A37]" office:value-type="time" office:time-value="PT00H00M03.877000068S" calcext:value-type="time">
            <text:p>03,877</text:p>
          </table:table-cell>
        </table:table-row>
        <table:table-row table:style-name="ro1">
          <table:table-cell office:value-type="time" office:time-value="PT1046901H27M37.086999854S" calcext:value-type="time">
            <text:p>1046901:27:37,087</text:p>
          </table:table-cell>
          <table:table-cell table:number-columns-repeated="2" office:value-type="time" office:time-value="PT1046901H27M42.469000183S" calcext:value-type="time">
            <text:p>1046901:27:42,469</text:p>
          </table:table-cell>
          <table:table-cell office:value-type="time" office:time-value="PT1046901H27M42.48599994S" calcext:value-type="time">
            <text:p>1046901:27:42,486</text:p>
          </table:table-cell>
          <table:table-cell office:value-type="time" office:time-value="PT1046901H27M42.488000281S" calcext:value-type="time">
            <text:p>1046901:27:42,488</text:p>
          </table:table-cell>
          <table:table-cell table:formula="of:=[.B38]-[.A38]" office:value-type="time" office:time-value="PT00H00M05.382000329S" calcext:value-type="time">
            <text:p>05,382</text:p>
          </table:table-cell>
          <table:table-cell table:formula="of:=[.C38]-[.B38]" office:value-type="time" office:time-value="PT00H00M00S" calcext:value-type="time">
            <text:p>00,000</text:p>
          </table:table-cell>
          <table:table-cell table:formula="of:=[.D38]-[.C38]" office:value-type="time" office:time-value="PT00H00M00.016999757S" calcext:value-type="time">
            <text:p>00,017</text:p>
          </table:table-cell>
          <table:table-cell table:formula="of:=[.E38]-[.D38]" office:value-type="time" office:time-value="PT00H00M00.002000341S" calcext:value-type="time">
            <text:p>00,002</text:p>
          </table:table-cell>
          <table:table-cell table:formula="of:=[.E38]-[.A38]" office:value-type="time" office:time-value="PT00H00M05.401000427S" calcext:value-type="time">
            <text:p>05,401</text:p>
          </table:table-cell>
        </table:table-row>
        <table:table-row table:style-name="ro1">
          <table:table-cell office:value-type="time" office:time-value="PT1046901H27M43.610000163S" calcext:value-type="time">
            <text:p>1046901:27:43,610</text:p>
          </table:table-cell>
          <table:table-cell table:number-columns-repeated="2" office:value-type="time" office:time-value="PT1046901H27M47.418999737S" calcext:value-type="time">
            <text:p>1046901:27:47,419</text:p>
          </table:table-cell>
          <table:table-cell office:value-type="time" office:time-value="PT1046901H27M47.437000293S" calcext:value-type="time">
            <text:p>1046901:27:47,437</text:p>
          </table:table-cell>
          <table:table-cell office:value-type="time" office:time-value="PT1046901H27M47.437999835S" calcext:value-type="time">
            <text:p>1046901:27:47,438</text:p>
          </table:table-cell>
          <table:table-cell table:formula="of:=[.B39]-[.A39]" office:value-type="time" office:time-value="PT00H00M03.808999783S" calcext:value-type="time">
            <text:p>03,809</text:p>
          </table:table-cell>
          <table:table-cell table:formula="of:=[.C39]-[.B39]" office:value-type="time" office:time-value="PT00H00M00S" calcext:value-type="time">
            <text:p>00,000</text:p>
          </table:table-cell>
          <table:table-cell table:formula="of:=[.D39]-[.C39]" office:value-type="time" office:time-value="PT00H00M00.018000556S" calcext:value-type="time">
            <text:p>00,018</text:p>
          </table:table-cell>
          <table:table-cell table:formula="of:=[.E39]-[.D39]" office:value-type="time" office:time-value="PT00H00M00.000999542S" calcext:value-type="time">
            <text:p>00,001</text:p>
          </table:table-cell>
          <table:table-cell table:formula="of:=[.E39]-[.A39]" office:value-type="time" office:time-value="PT00H00M03.827999881S" calcext:value-type="time">
            <text:p>03,828</text:p>
          </table:table-cell>
        </table:table-row>
        <table:table-row table:style-name="ro1">
          <table:table-cell office:value-type="time" office:time-value="PT1046901H27M48.513000291S" calcext:value-type="time">
            <text:p>1046901:27:48,513</text:p>
          </table:table-cell>
          <table:table-cell table:number-columns-repeated="2" office:value-type="time" office:time-value="PT1046901H27M53.952999618S" calcext:value-type="time">
            <text:p>1046901:27:53,953</text:p>
          </table:table-cell>
          <table:table-cell office:value-type="time" office:time-value="PT1046901H27M53.968999833S" calcext:value-type="time">
            <text:p>1046901:27:53,969</text:p>
          </table:table-cell>
          <table:table-cell office:value-type="time" office:time-value="PT1046901H27M53.970000213S" calcext:value-type="time">
            <text:p>1046901:27:53,970</text:p>
          </table:table-cell>
          <table:table-cell table:formula="of:=[.B40]-[.A40]" office:value-type="time" office:time-value="PT00H00M05.439999537S" calcext:value-type="time">
            <text:p>05,440</text:p>
          </table:table-cell>
          <table:table-cell table:formula="of:=[.C40]-[.B40]" office:value-type="time" office:time-value="PT00H00M00S" calcext:value-type="time">
            <text:p>00,000</text:p>
          </table:table-cell>
          <table:table-cell table:formula="of:=[.D40]-[.C40]" office:value-type="time" office:time-value="PT00H00M00.016000215S" calcext:value-type="time">
            <text:p>00,016</text:p>
          </table:table-cell>
          <table:table-cell table:formula="of:=[.E40]-[.D40]" office:value-type="time" office:time-value="PT00H00M00.001000171S" calcext:value-type="time">
            <text:p>00,001</text:p>
          </table:table-cell>
          <table:table-cell table:formula="of:=[.E40]-[.A40]" office:value-type="time" office:time-value="PT00H00M05.456999922S" calcext:value-type="time">
            <text:p>05,457</text:p>
          </table:table-cell>
        </table:table-row>
        <table:table-row table:style-name="ro1">
          <table:table-cell office:value-type="time" office:time-value="PT1046901H27M55.013000239S" calcext:value-type="time">
            <text:p>1046901:27:55,013</text:p>
          </table:table-cell>
          <table:table-cell office:value-type="time" office:time-value="PT1046901H27M58.376000002S" calcext:value-type="time">
            <text:p>1046901:27:58,376</text:p>
          </table:table-cell>
          <table:table-cell office:value-type="time" office:time-value="PT1046901H27M58.376999963S" calcext:value-type="time">
            <text:p>1046901:27:58,377</text:p>
          </table:table-cell>
          <table:table-cell office:value-type="time" office:time-value="PT1046901H27M58.392999759S" calcext:value-type="time">
            <text:p>1046901:27:58,393</text:p>
          </table:table-cell>
          <table:table-cell office:value-type="time" office:time-value="PT1046901H27M58.394000139S" calcext:value-type="time">
            <text:p>1046901:27:58,394</text:p>
          </table:table-cell>
          <table:table-cell table:formula="of:=[.B41]-[.A41]" office:value-type="time" office:time-value="PT00H00M03.362999763S" calcext:value-type="time">
            <text:p>03,363</text:p>
          </table:table-cell>
          <table:table-cell table:formula="of:=[.C41]-[.B41]" office:value-type="time" office:time-value="PT00H00M00.001000171S" calcext:value-type="time">
            <text:p>00,001</text:p>
          </table:table-cell>
          <table:table-cell table:formula="of:=[.D41]-[.C41]" office:value-type="time" office:time-value="PT00H00M00.015999586S" calcext:value-type="time">
            <text:p>00,016</text:p>
          </table:table-cell>
          <table:table-cell table:formula="of:=[.E41]-[.D41]" office:value-type="time" office:time-value="PT00H00M00.001000171S" calcext:value-type="time">
            <text:p>00,001</text:p>
          </table:table-cell>
          <table:table-cell table:formula="of:=[.E41]-[.A41]" office:value-type="time" office:time-value="PT00H00M03.380999691S" calcext:value-type="time">
            <text:p>03,381</text:p>
          </table:table-cell>
        </table:table-row>
        <table:table-row table:style-name="ro1">
          <table:table-cell office:value-type="time" office:time-value="PT1046901H27M59.606999829S" calcext:value-type="time">
            <text:p>1046901:27:59,607</text:p>
          </table:table-cell>
          <table:table-cell office:value-type="time" office:time-value="PT1046901H28M04.8670003S" calcext:value-type="time">
            <text:p>1046901:28:04,867</text:p>
          </table:table-cell>
          <table:table-cell office:value-type="time" office:time-value="PT1046901H28M04.870999726S" calcext:value-type="time">
            <text:p>1046901:28:04,871</text:p>
          </table:table-cell>
          <table:table-cell office:value-type="time" office:time-value="PT1046901H28M04.88699994S" calcext:value-type="time">
            <text:p>1046901:28:04,887</text:p>
          </table:table-cell>
          <table:table-cell office:value-type="time" office:time-value="PT1046901H28M04.888000321S" calcext:value-type="time">
            <text:p>1046901:28:04,888</text:p>
          </table:table-cell>
          <table:table-cell table:formula="of:=[.B42]-[.A42]" office:value-type="time" office:time-value="PT00H00M05.260000261S" calcext:value-type="time">
            <text:p>05,260</text:p>
          </table:table-cell>
          <table:table-cell table:formula="of:=[.C42]-[.B42]" office:value-type="time" office:time-value="PT00H00M00.003999425S" calcext:value-type="time">
            <text:p>00,004</text:p>
          </table:table-cell>
          <table:table-cell table:formula="of:=[.D42]-[.C42]" office:value-type="time" office:time-value="PT00H00M00.016000215S" calcext:value-type="time">
            <text:p>00,016</text:p>
          </table:table-cell>
          <table:table-cell table:formula="of:=[.E42]-[.D42]" office:value-type="time" office:time-value="PT00H00M00.001000171S" calcext:value-type="time">
            <text:p>00,001</text:p>
          </table:table-cell>
          <table:table-cell table:formula="of:=[.E42]-[.A42]" office:value-type="time" office:time-value="PT00H00M05.281000072S" calcext:value-type="time">
            <text:p>05,281</text:p>
          </table:table-cell>
        </table:table-row>
        <table:table-row table:style-name="ro1">
          <table:table-cell office:value-type="time" office:time-value="PT1046901H28M05.895000491S" calcext:value-type="time">
            <text:p>1046901:28:05,895</text:p>
          </table:table-cell>
          <table:table-cell table:number-columns-repeated="2" office:value-type="time" office:time-value="PT1046901H28M09.286999963S" calcext:value-type="time">
            <text:p>1046901:28:09,287</text:p>
          </table:table-cell>
          <table:table-cell office:value-type="time" office:time-value="PT1046901H28M09.300999837S" calcext:value-type="time">
            <text:p>1046901:28:09,301</text:p>
          </table:table-cell>
          <table:table-cell office:value-type="time" office:time-value="PT1046901H28M09.302000217S" calcext:value-type="time">
            <text:p>1046901:28:09,302</text:p>
          </table:table-cell>
          <table:table-cell table:formula="of:=[.B43]-[.A43]" office:value-type="time" office:time-value="PT00H00M03.391999681S" calcext:value-type="time">
            <text:p>03,392</text:p>
          </table:table-cell>
          <table:table-cell table:formula="of:=[.C43]-[.B43]" office:value-type="time" office:time-value="PT00H00M00S" calcext:value-type="time">
            <text:p>00,000</text:p>
          </table:table-cell>
          <table:table-cell table:formula="of:=[.D43]-[.C43]" office:value-type="time" office:time-value="PT00H00M00.013999874S" calcext:value-type="time">
            <text:p>00,014</text:p>
          </table:table-cell>
          <table:table-cell table:formula="of:=[.E43]-[.D43]" office:value-type="time" office:time-value="PT00H00M00.001000171S" calcext:value-type="time">
            <text:p>00,001</text:p>
          </table:table-cell>
          <table:table-cell table:formula="of:=[.E43]-[.A43]" office:value-type="time" office:time-value="PT00H00M03.406999726S" calcext:value-type="time">
            <text:p>03,407</text:p>
          </table:table-cell>
        </table:table-row>
        <table:table-row table:style-name="ro1">
          <table:table-cell office:value-type="time" office:time-value="PT1046901H28M10.28000026S" calcext:value-type="time">
            <text:p>1046901:28:10,280</text:p>
          </table:table-cell>
          <table:table-cell office:value-type="time" office:time-value="PT1046901H28M15.690999879S" calcext:value-type="time">
            <text:p>1046901:28:15,691</text:p>
          </table:table-cell>
          <table:table-cell office:value-type="time" office:time-value="PT1046901H28M15.693999762S" calcext:value-type="time">
            <text:p>1046901:28:15,694</text:p>
          </table:table-cell>
          <table:table-cell office:value-type="time" office:time-value="PT1046901H28M15.709999977S" calcext:value-type="time">
            <text:p>1046901:28:15,710</text:p>
          </table:table-cell>
          <table:table-cell office:value-type="time" office:time-value="PT1046901H28M15.71199948S" calcext:value-type="time">
            <text:p>1046901:28:15,712</text:p>
          </table:table-cell>
          <table:table-cell table:formula="of:=[.B44]-[.A44]" office:value-type="time" office:time-value="PT00H00M05.410999618S" calcext:value-type="time">
            <text:p>05,411</text:p>
          </table:table-cell>
          <table:table-cell table:formula="of:=[.C44]-[.B44]" office:value-type="time" office:time-value="PT00H00M00.002999883S" calcext:value-type="time">
            <text:p>00,003</text:p>
          </table:table-cell>
          <table:table-cell table:formula="of:=[.D44]-[.C44]" office:value-type="time" office:time-value="PT00H00M00.016000215S" calcext:value-type="time">
            <text:p>00,016</text:p>
          </table:table-cell>
          <table:table-cell table:formula="of:=[.E44]-[.D44]" office:value-type="time" office:time-value="PT00H00M00.001999713S" calcext:value-type="time">
            <text:p>00,002</text:p>
          </table:table-cell>
          <table:table-cell table:formula="of:=[.E44]-[.A44]" office:value-type="time" office:time-value="PT00H00M05.431999429S" calcext:value-type="time">
            <text:p>05,432</text:p>
          </table:table-cell>
        </table:table-row>
        <table:table-row table:style-name="ro1">
          <table:table-cell office:value-type="time" office:time-value="PT1046901H28M16.747999778S" calcext:value-type="time">
            <text:p>1046901:28:16,748</text:p>
          </table:table-cell>
          <table:table-cell table:number-columns-repeated="2" office:value-type="time" office:time-value="PT1046901H28M20.138999708S" calcext:value-type="time">
            <text:p>1046901:28:20,139</text:p>
          </table:table-cell>
          <table:table-cell office:value-type="time" office:time-value="PT1046901H28M20.159000186S" calcext:value-type="time">
            <text:p>1046901:28:20,159</text:p>
          </table:table-cell>
          <table:table-cell office:value-type="time" office:time-value="PT1046901H28M20.160999689S" calcext:value-type="time">
            <text:p>1046901:28:20,161</text:p>
          </table:table-cell>
          <table:table-cell table:formula="of:=[.B45]-[.A45]" office:value-type="time" office:time-value="PT00H00M03.39100014S" calcext:value-type="time">
            <text:p>03,391</text:p>
          </table:table-cell>
          <table:table-cell table:formula="of:=[.C45]-[.B45]" office:value-type="time" office:time-value="PT00H00M00S" calcext:value-type="time">
            <text:p>00,000</text:p>
          </table:table-cell>
          <table:table-cell table:formula="of:=[.D45]-[.C45]" office:value-type="time" office:time-value="PT00H00M00.020000269S" calcext:value-type="time">
            <text:p>00,020</text:p>
          </table:table-cell>
          <table:table-cell table:formula="of:=[.E45]-[.D45]" office:value-type="time" office:time-value="PT00H00M00.001999713S" calcext:value-type="time">
            <text:p>00,002</text:p>
          </table:table-cell>
          <table:table-cell table:formula="of:=[.E45]-[.A45]" office:value-type="time" office:time-value="PT00H00M03.413000121S" calcext:value-type="time">
            <text:p>03,413</text:p>
          </table:table-cell>
        </table:table-row>
        <table:table-row table:style-name="ro1">
          <table:table-cell office:value-type="time" office:time-value="PT1046901H28M21.22100031S" calcext:value-type="time">
            <text:p>1046901:28:21,221</text:p>
          </table:table-cell>
          <table:table-cell office:value-type="time" office:time-value="PT1046901H28M26.462999806S" calcext:value-type="time">
            <text:p>1046901:28:26,463</text:p>
          </table:table-cell>
          <table:table-cell office:value-type="time" office:time-value="PT1046901H28M26.465999689S" calcext:value-type="time">
            <text:p>1046901:28:26,466</text:p>
          </table:table-cell>
          <table:table-cell office:value-type="time" office:time-value="PT1046901H28M26.484999787S" calcext:value-type="time">
            <text:p>1046901:28:26,485</text:p>
          </table:table-cell>
          <table:table-cell office:value-type="time" office:time-value="PT1046901H28M26.486000167S" calcext:value-type="time">
            <text:p>1046901:28:26,486</text:p>
          </table:table-cell>
          <table:table-cell table:formula="of:=[.B46]-[.A46]" office:value-type="time" office:time-value="PT00H00M05.241999705S" calcext:value-type="time">
            <text:p>05,242</text:p>
          </table:table-cell>
          <table:table-cell table:formula="of:=[.C46]-[.B46]" office:value-type="time" office:time-value="PT00H00M00.002999883S" calcext:value-type="time">
            <text:p>00,003</text:p>
          </table:table-cell>
          <table:table-cell table:formula="of:=[.D46]-[.C46]" office:value-type="time" office:time-value="PT00H00M00.019000098S" calcext:value-type="time">
            <text:p>00,019</text:p>
          </table:table-cell>
          <table:table-cell table:formula="of:=[.E46]-[.D46]" office:value-type="time" office:time-value="PT00H00M00.001000171S" calcext:value-type="time">
            <text:p>00,001</text:p>
          </table:table-cell>
          <table:table-cell table:formula="of:=[.E46]-[.A46]" office:value-type="time" office:time-value="PT00H00M05.264999857S" calcext:value-type="time">
            <text:p>05,265</text:p>
          </table:table-cell>
        </table:table-row>
        <table:table-row table:style-name="ro1">
          <table:table-cell office:value-type="time" office:time-value="PT1046901H28M27.497999724S" calcext:value-type="time">
            <text:p>1046901:28:27,498</text:p>
          </table:table-cell>
          <table:table-cell table:number-columns-repeated="2" office:value-type="time" office:time-value="PT1046901H28M30.805999953S" calcext:value-type="time">
            <text:p>1046901:28:30,806</text:p>
          </table:table-cell>
          <table:table-cell office:value-type="time" office:time-value="PT1046901H28M30.822000168S" calcext:value-type="time">
            <text:p>1046901:28:30,822</text:p>
          </table:table-cell>
          <table:table-cell office:value-type="time" office:time-value="PT1046901H28M30.823000129S" calcext:value-type="time">
            <text:p>1046901:28:30,823</text:p>
          </table:table-cell>
          <table:table-cell table:formula="of:=[.B47]-[.A47]" office:value-type="time" office:time-value="PT00H00M03.30799981S" calcext:value-type="time">
            <text:p>03,308</text:p>
          </table:table-cell>
          <table:table-cell table:formula="of:=[.C47]-[.B47]" office:value-type="time" office:time-value="PT00H00M00S" calcext:value-type="time">
            <text:p>00,000</text:p>
          </table:table-cell>
          <table:table-cell table:formula="of:=[.D47]-[.C47]" office:value-type="time" office:time-value="PT00H00M00.016000215S" calcext:value-type="time">
            <text:p>00,016</text:p>
          </table:table-cell>
          <table:table-cell table:formula="of:=[.E47]-[.D47]" office:value-type="time" office:time-value="PT00H00M00.001000171S" calcext:value-type="time">
            <text:p>00,001</text:p>
          </table:table-cell>
          <table:table-cell table:formula="of:=[.E47]-[.A47]" office:value-type="time" office:time-value="PT00H00M03.325000196S" calcext:value-type="time">
            <text:p>03,325</text:p>
          </table:table-cell>
        </table:table-row>
        <table:table-row table:style-name="ro1">
          <table:table-cell office:value-type="time" office:time-value="PT1046901H28M31.827999959S" calcext:value-type="time">
            <text:p>1046901:28:31,828</text:p>
          </table:table-cell>
          <table:table-cell office:value-type="time" office:time-value="PT1046901H28M36.998000164S" calcext:value-type="time">
            <text:p>1046901:28:36,998</text:p>
          </table:table-cell>
          <table:table-cell office:value-type="time" office:time-value="PT1046901H28M36.999000125S" calcext:value-type="time">
            <text:p>1046901:28:36,999</text:p>
          </table:table-cell>
          <table:table-cell office:value-type="time" office:time-value="PT1046901H28M37.014999501S" calcext:value-type="time">
            <text:p>1046901:28:37,015</text:p>
          </table:table-cell>
          <table:table-cell office:value-type="time" office:time-value="PT1046901H28M37.017000262S" calcext:value-type="time">
            <text:p>1046901:28:37,017</text:p>
          </table:table-cell>
          <table:table-cell table:formula="of:=[.B48]-[.A48]" office:value-type="time" office:time-value="PT00H00M05.169999995S" calcext:value-type="time">
            <text:p>05,170</text:p>
          </table:table-cell>
          <table:table-cell table:formula="of:=[.C48]-[.B48]" office:value-type="time" office:time-value="PT00H00M00.001000171S" calcext:value-type="time">
            <text:p>00,001</text:p>
          </table:table-cell>
          <table:table-cell table:formula="of:=[.D48]-[.C48]" office:value-type="time" office:time-value="PT00H00M00.015999586S" calcext:value-type="time">
            <text:p>00,016</text:p>
          </table:table-cell>
          <table:table-cell table:formula="of:=[.E48]-[.D48]" office:value-type="time" office:time-value="PT00H00M00.002000341S" calcext:value-type="time">
            <text:p>00,002</text:p>
          </table:table-cell>
          <table:table-cell table:formula="of:=[.E48]-[.A48]" office:value-type="time" office:time-value="PT00H00M05.189000093S" calcext:value-type="time">
            <text:p>05,189</text:p>
          </table:table-cell>
        </table:table-row>
        <table:table-row table:style-name="ro1">
          <table:table-cell office:value-type="time" office:time-value="PT1046901H28M38.047999917S" calcext:value-type="time">
            <text:p>1046901:28:38,048</text:p>
          </table:table-cell>
          <table:table-cell table:number-columns-repeated="2" office:value-type="time" office:time-value="PT1046901H28M41.886000037S" calcext:value-type="time">
            <text:p>1046901:28:41,886</text:p>
          </table:table-cell>
          <table:table-cell office:value-type="time" office:time-value="PT1046901H28M41.915000165S" calcext:value-type="time">
            <text:p>1046901:28:41,915</text:p>
          </table:table-cell>
          <table:table-cell office:value-type="time" office:time-value="PT1046901H28M41.915999707S" calcext:value-type="time">
            <text:p>1046901:28:41,916</text:p>
          </table:table-cell>
          <table:table-cell table:formula="of:=[.B49]-[.A49]" office:value-type="time" office:time-value="PT00H00M03.83800033S" calcext:value-type="time">
            <text:p>03,838</text:p>
          </table:table-cell>
          <table:table-cell table:formula="of:=[.C49]-[.B49]" office:value-type="time" office:time-value="PT00H00M00S" calcext:value-type="time">
            <text:p>00,000</text:p>
          </table:table-cell>
          <table:table-cell table:formula="of:=[.D49]-[.C49]" office:value-type="time" office:time-value="PT00H00M00.028999918S" calcext:value-type="time">
            <text:p>00,029</text:p>
          </table:table-cell>
          <table:table-cell table:formula="of:=[.E49]-[.D49]" office:value-type="time" office:time-value="PT00H00M00.000999542S" calcext:value-type="time">
            <text:p>00,001</text:p>
          </table:table-cell>
          <table:table-cell table:formula="of:=[.E49]-[.A49]" office:value-type="time" office:time-value="PT00H00M03.86799979S" calcext:value-type="time">
            <text:p>03,868</text:p>
          </table:table-cell>
        </table:table-row>
        <table:table-row table:style-name="ro1">
          <table:table-cell office:value-type="time" office:time-value="PT1046901H28M43.294000514S" calcext:value-type="time">
            <text:p>1046901:28:43,294</text:p>
          </table:table-cell>
          <table:table-cell office:value-type="time" office:time-value="PT1046901H28M49.203000013S" calcext:value-type="time">
            <text:p>1046901:28:49,203</text:p>
          </table:table-cell>
          <table:table-cell office:value-type="time" office:time-value="PT1046901H28M49.203999974S" calcext:value-type="time">
            <text:p>1046901:28:49,204</text:p>
          </table:table-cell>
          <table:table-cell office:value-type="time" office:time-value="PT1046901H28M49.223000072S" calcext:value-type="time">
            <text:p>1046901:28:49,223</text:p>
          </table:table-cell>
          <table:table-cell office:value-type="time" office:time-value="PT1046901H28M49.224000033S" calcext:value-type="time">
            <text:p>1046901:28:49,224</text:p>
          </table:table-cell>
          <table:table-cell table:formula="of:=[.B50]-[.A50]" office:value-type="time" office:time-value="PT00H00M05.908999708S" calcext:value-type="time">
            <text:p>05,909</text:p>
          </table:table-cell>
          <table:table-cell table:formula="of:=[.C50]-[.B50]" office:value-type="time" office:time-value="PT00H00M00.001000171S" calcext:value-type="time">
            <text:p>00,001</text:p>
          </table:table-cell>
          <table:table-cell table:formula="of:=[.D50]-[.C50]" office:value-type="time" office:time-value="PT00H00M00.019000098S" calcext:value-type="time">
            <text:p>00,019</text:p>
          </table:table-cell>
          <table:table-cell table:formula="of:=[.E50]-[.D50]" office:value-type="time" office:time-value="PT00H00M00.000999542S" calcext:value-type="time">
            <text:p>00,001</text:p>
          </table:table-cell>
          <table:table-cell table:formula="of:=[.E50]-[.A50]" office:value-type="time" office:time-value="PT00H00M05.929999519S" calcext:value-type="time">
            <text:p>05,930</text:p>
          </table:table-cell>
        </table:table-row>
        <table:table-row table:style-name="ro1">
          <table:table-cell office:value-type="time" office:time-value="PT1046901H28M50.358999828S" calcext:value-type="time">
            <text:p>1046901:28:50,359</text:p>
          </table:table-cell>
          <table:table-cell table:number-columns-repeated="2" office:value-type="time" office:time-value="PT1046901H28M53.824000228S" calcext:value-type="time">
            <text:p>1046901:28:53,824</text:p>
          </table:table-cell>
          <table:table-cell office:value-type="time" office:time-value="PT1046901H28M53.8349998S" calcext:value-type="time">
            <text:p>1046901:28:53,835</text:p>
          </table:table-cell>
          <table:table-cell office:value-type="time" office:time-value="PT1046901H28M53.83600018S" calcext:value-type="time">
            <text:p>1046901:28:53,836</text:p>
          </table:table-cell>
          <table:table-cell table:formula="of:=[.B51]-[.A51]" office:value-type="time" office:time-value="PT00H00M03.465000191S" calcext:value-type="time">
            <text:p>03,465</text:p>
          </table:table-cell>
          <table:table-cell table:formula="of:=[.C51]-[.B51]" office:value-type="time" office:time-value="PT00H00M00S" calcext:value-type="time">
            <text:p>00,000</text:p>
          </table:table-cell>
          <table:table-cell table:formula="of:=[.D51]-[.C51]" office:value-type="time" office:time-value="PT00H00M00.010999991S" calcext:value-type="time">
            <text:p>00,011</text:p>
          </table:table-cell>
          <table:table-cell table:formula="of:=[.E51]-[.D51]" office:value-type="time" office:time-value="PT00H00M00.001000171S" calcext:value-type="time">
            <text:p>00,001</text:p>
          </table:table-cell>
          <table:table-cell table:formula="of:=[.E51]-[.A51]" office:value-type="time" office:time-value="PT00H00M03.477000352S" calcext:value-type="time">
            <text:p>03,477</text:p>
          </table:table-cell>
        </table:table-row>
        <table:table-row table:style-name="ro1">
          <table:table-cell office:value-type="time" office:time-value="PT1046901H28M54.887999855S" calcext:value-type="time">
            <text:p>1046901:28:54,888</text:p>
          </table:table-cell>
          <table:table-cell office:value-type="time" office:time-value="PT1046901H29M00.443000151S" calcext:value-type="time">
            <text:p>1046901:29:00,443</text:p>
          </table:table-cell>
          <table:table-cell office:value-type="time" office:time-value="PT1046901H29M00.443999693S" calcext:value-type="time">
            <text:p>1046901:29:00,444</text:p>
          </table:table-cell>
          <table:table-cell office:value-type="time" office:time-value="PT1046901H29M00.456000064S" calcext:value-type="time">
            <text:p>1046901:29:00,456</text:p>
          </table:table-cell>
          <table:table-cell office:value-type="time" office:time-value="PT1046901H29M00.457000025S" calcext:value-type="time">
            <text:p>1046901:29:00,457</text:p>
          </table:table-cell>
          <table:table-cell table:formula="of:=[.B52]-[.A52]" office:value-type="time" office:time-value="PT00H00M05.555000296S" calcext:value-type="time">
            <text:p>05,555</text:p>
          </table:table-cell>
          <table:table-cell table:formula="of:=[.C52]-[.B52]" office:value-type="time" office:time-value="PT00H00M00.000999542S" calcext:value-type="time">
            <text:p>00,001</text:p>
          </table:table-cell>
          <table:table-cell table:formula="of:=[.D52]-[.C52]" office:value-type="time" office:time-value="PT00H00M00.012000161S" calcext:value-type="time">
            <text:p>00,012</text:p>
          </table:table-cell>
          <table:table-cell table:formula="of:=[.E52]-[.D52]" office:value-type="time" office:time-value="PT00H00M00.001000171S" calcext:value-type="time">
            <text:p>00,001</text:p>
          </table:table-cell>
          <table:table-cell table:formula="of:=[.E52]-[.A52]" office:value-type="time" office:time-value="PT00H00M05.56900017S" calcext:value-type="time">
            <text:p>05,569</text:p>
          </table:table-cell>
        </table:table-row>
        <table:table-row table:style-name="ro1">
          <table:table-cell office:value-type="time" office:time-value="PT1046901H29M01.469000001S" calcext:value-type="time">
            <text:p>1046901:29:01,469</text:p>
          </table:table-cell>
          <table:table-cell table:number-columns-repeated="2" office:value-type="time" office:time-value="PT1046901H29M04.984999672S" calcext:value-type="time">
            <text:p>1046901:29:04,985</text:p>
          </table:table-cell>
          <table:table-cell office:value-type="time" office:time-value="PT1046901H29M05.000999887S" calcext:value-type="time">
            <text:p>1046901:29:05,001</text:p>
          </table:table-cell>
          <table:table-cell office:value-type="time" office:time-value="PT1046901H29M05.002000267S" calcext:value-type="time">
            <text:p>1046901:29:05,002</text:p>
          </table:table-cell>
          <table:table-cell table:formula="of:=[.B53]-[.A53]" office:value-type="time" office:time-value="PT00H00M03.51600009S" calcext:value-type="time">
            <text:p>03,516</text:p>
          </table:table-cell>
          <table:table-cell table:formula="of:=[.C53]-[.B53]" office:value-type="time" office:time-value="PT00H00M00S" calcext:value-type="time">
            <text:p>00,000</text:p>
          </table:table-cell>
          <table:table-cell table:formula="of:=[.D53]-[.C53]" office:value-type="time" office:time-value="PT00H00M00.016000215S" calcext:value-type="time">
            <text:p>00,016</text:p>
          </table:table-cell>
          <table:table-cell table:formula="of:=[.E53]-[.D53]" office:value-type="time" office:time-value="PT00H00M00.001000171S" calcext:value-type="time">
            <text:p>00,001</text:p>
          </table:table-cell>
          <table:table-cell table:formula="of:=[.E53]-[.A53]" office:value-type="time" office:time-value="PT00H00M03.533000476S" calcext:value-type="time">
            <text:p>03,533</text:p>
          </table:table-cell>
        </table:table-row>
        <table:table-row table:style-name="ro1">
          <table:table-cell office:value-type="time" office:time-value="PT1046901H29M06.089999797S" calcext:value-type="time">
            <text:p>1046901:29:06,090</text:p>
          </table:table-cell>
          <table:table-cell table:number-columns-repeated="2" office:value-type="time" office:time-value="PT1046901H29M11.458999794S" calcext:value-type="time">
            <text:p>1046901:29:11,459</text:p>
          </table:table-cell>
          <table:table-cell office:value-type="time" office:time-value="PT1046901H29M11.475000009S" calcext:value-type="time">
            <text:p>1046901:29:11,475</text:p>
          </table:table-cell>
          <table:table-cell office:value-type="time" office:time-value="PT1046901H29M11.477999892S" calcext:value-type="time">
            <text:p>1046901:29:11,478</text:p>
          </table:table-cell>
          <table:table-cell table:formula="of:=[.B54]-[.A54]" office:value-type="time" office:time-value="PT00H00M05.368999997S" calcext:value-type="time">
            <text:p>05,369</text:p>
          </table:table-cell>
          <table:table-cell table:formula="of:=[.C54]-[.B54]" office:value-type="time" office:time-value="PT00H00M00S" calcext:value-type="time">
            <text:p>00,000</text:p>
          </table:table-cell>
          <table:table-cell table:formula="of:=[.D54]-[.C54]" office:value-type="time" office:time-value="PT00H00M00.016000215S" calcext:value-type="time">
            <text:p>00,016</text:p>
          </table:table-cell>
          <table:table-cell table:formula="of:=[.E54]-[.D54]" office:value-type="time" office:time-value="PT00H00M00.002999883S" calcext:value-type="time">
            <text:p>00,003</text:p>
          </table:table-cell>
          <table:table-cell table:formula="of:=[.E54]-[.A54]" office:value-type="time" office:time-value="PT00H00M05.388000095S" calcext:value-type="time">
            <text:p>05,388</text:p>
          </table:table-cell>
        </table:table-row>
        <table:table-row table:style-name="ro1">
          <table:table-cell office:value-type="time" office:time-value="PT1046901H29M12.497999556S" calcext:value-type="time">
            <text:p>1046901:29:12,498</text:p>
          </table:table-cell>
          <table:table-cell table:number-columns-repeated="2" office:value-type="time" office:time-value="PT1046901H29M16.266000308S" calcext:value-type="time">
            <text:p>1046901:29:16,266</text:p>
          </table:table-cell>
          <table:table-cell office:value-type="time" office:time-value="PT1046901H29M16.285000406S" calcext:value-type="time">
            <text:p>1046901:29:16,285</text:p>
          </table:table-cell>
          <table:table-cell office:value-type="time" office:time-value="PT1046901H29M16.285999529S" calcext:value-type="time">
            <text:p>1046901:29:16,286</text:p>
          </table:table-cell>
          <table:table-cell table:formula="of:=[.B55]-[.A55]" office:value-type="time" office:time-value="PT00H00M03.768000333S" calcext:value-type="time">
            <text:p>03,768</text:p>
          </table:table-cell>
          <table:table-cell table:formula="of:=[.C55]-[.B55]" office:value-type="time" office:time-value="PT00H00M00S" calcext:value-type="time">
            <text:p>00,000</text:p>
          </table:table-cell>
          <table:table-cell table:formula="of:=[.D55]-[.C55]" office:value-type="time" office:time-value="PT00H00M00.019000098S" calcext:value-type="time">
            <text:p>00,019</text:p>
          </table:table-cell>
          <table:table-cell table:formula="of:=[.E55]-[.D55]" office:value-type="time" office:time-value="PT00H00M00.000999542S" calcext:value-type="time">
            <text:p>00,001</text:p>
          </table:table-cell>
          <table:table-cell table:formula="of:=[.E55]-[.A55]" office:value-type="time" office:time-value="PT00H00M03.787999973S" calcext:value-type="time">
            <text:p>03,788</text:p>
          </table:table-cell>
        </table:table-row>
        <table:table-row table:style-name="ro1">
          <table:table-cell office:value-type="time" office:time-value="PT1046901H29M17.505999785S" calcext:value-type="time">
            <text:p>1046901:29:17,506</text:p>
          </table:table-cell>
          <table:table-cell office:value-type="time" office:time-value="PT1046901H29M22.980000302S" calcext:value-type="time">
            <text:p>1046901:29:22,980</text:p>
          </table:table-cell>
          <table:table-cell office:value-type="time" office:time-value="PT1046901H29M22.983000185S" calcext:value-type="time">
            <text:p>1046901:29:22,983</text:p>
          </table:table-cell>
          <table:table-cell office:value-type="time" office:time-value="PT1046901H29M22.995000137S" calcext:value-type="time">
            <text:p>1046901:29:22,995</text:p>
          </table:table-cell>
          <table:table-cell office:value-type="time" office:time-value="PT1046901H29M22.996000517S" calcext:value-type="time">
            <text:p>1046901:29:22,996</text:p>
          </table:table-cell>
          <table:table-cell table:formula="of:=[.B56]-[.A56]" office:value-type="time" office:time-value="PT00H00M05.474000308S" calcext:value-type="time">
            <text:p>05,474</text:p>
          </table:table-cell>
          <table:table-cell table:formula="of:=[.C56]-[.B56]" office:value-type="time" office:time-value="PT00H00M00.002999883S" calcext:value-type="time">
            <text:p>00,003</text:p>
          </table:table-cell>
          <table:table-cell table:formula="of:=[.D56]-[.C56]" office:value-type="time" office:time-value="PT00H00M00.012000161S" calcext:value-type="time">
            <text:p>00,012</text:p>
          </table:table-cell>
          <table:table-cell table:formula="of:=[.E56]-[.D56]" office:value-type="time" office:time-value="PT00H00M00.001000171S" calcext:value-type="time">
            <text:p>00,001</text:p>
          </table:table-cell>
          <table:table-cell table:formula="of:=[.E56]-[.A56]" office:value-type="time" office:time-value="PT00H00M05.490000523S" calcext:value-type="time">
            <text:p>05,490</text:p>
          </table:table-cell>
        </table:table-row>
        <table:table-row table:style-name="ro1">
          <table:table-cell office:value-type="time" office:time-value="PT1046901H29M23.979999907S" calcext:value-type="time">
            <text:p>1046901:29:23,980</text:p>
          </table:table-cell>
          <table:table-cell office:value-type="time" office:time-value="PT1046901H29M27.752000084S" calcext:value-type="time">
            <text:p>1046901:29:27,752</text:p>
          </table:table-cell>
          <table:table-cell office:value-type="time" office:time-value="PT1046901H29M27.753000464S" calcext:value-type="time">
            <text:p>1046901:29:27,753</text:p>
          </table:table-cell>
          <table:table-cell office:value-type="time" office:time-value="PT1046901H29M27.768999841S" calcext:value-type="time">
            <text:p>1046901:29:27,769</text:p>
          </table:table-cell>
          <table:table-cell office:value-type="time" office:time-value="PT1046901H29M27.769999802S" calcext:value-type="time">
            <text:p>1046901:29:27,770</text:p>
          </table:table-cell>
          <table:table-cell table:formula="of:=[.B57]-[.A57]" office:value-type="time" office:time-value="PT00H00M03.772000386S" calcext:value-type="time">
            <text:p>03,772</text:p>
          </table:table-cell>
          <table:table-cell table:formula="of:=[.C57]-[.B57]" office:value-type="time" office:time-value="PT00H00M00.001000171S" calcext:value-type="time">
            <text:p>00,001</text:p>
          </table:table-cell>
          <table:table-cell table:formula="of:=[.D57]-[.C57]" office:value-type="time" office:time-value="PT00H00M00.015999586S" calcext:value-type="time">
            <text:p>00,016</text:p>
          </table:table-cell>
          <table:table-cell table:formula="of:=[.E57]-[.D57]" office:value-type="time" office:time-value="PT00H00M00.001000171S" calcext:value-type="time">
            <text:p>00,001</text:p>
          </table:table-cell>
          <table:table-cell table:formula="of:=[.E57]-[.A57]" office:value-type="time" office:time-value="PT00H00M03.790000314S" calcext:value-type="time">
            <text:p>03,790</text:p>
          </table:table-cell>
        </table:table-row>
        <table:table-row table:style-name="ro1">
          <table:table-cell office:value-type="time" office:time-value="PT1046901H29M28.954000203S" calcext:value-type="time">
            <text:p>1046901:29:28,954</text:p>
          </table:table-cell>
          <table:table-cell table:number-columns-repeated="2" office:value-type="time" office:time-value="PT1046901H29M34.412000086S" calcext:value-type="time">
            <text:p>1046901:29:34,412</text:p>
          </table:table-cell>
          <table:table-cell office:value-type="time" office:time-value="PT1046901H29M34.429000262S" calcext:value-type="time">
            <text:p>1046901:29:34,429</text:p>
          </table:table-cell>
          <table:table-cell office:value-type="time" office:time-value="PT1046901H29M34.430000223S" calcext:value-type="time">
            <text:p>1046901:29:34,430</text:p>
          </table:table-cell>
          <table:table-cell table:formula="of:=[.B58]-[.A58]" office:value-type="time" office:time-value="PT00H00M05.458000093S" calcext:value-type="time">
            <text:p>05,458</text:p>
          </table:table-cell>
          <table:table-cell table:formula="of:=[.C58]-[.B58]" office:value-type="time" office:time-value="PT00H00M00S" calcext:value-type="time">
            <text:p>00,000</text:p>
          </table:table-cell>
          <table:table-cell table:formula="of:=[.D58]-[.C58]" office:value-type="time" office:time-value="PT00H00M00.016999757S" calcext:value-type="time">
            <text:p>00,017</text:p>
          </table:table-cell>
          <table:table-cell table:formula="of:=[.E58]-[.D58]" office:value-type="time" office:time-value="PT00H00M00.001000171S" calcext:value-type="time">
            <text:p>00,001</text:p>
          </table:table-cell>
          <table:table-cell table:formula="of:=[.E58]-[.A58]" office:value-type="time" office:time-value="PT00H00M05.47600002S" calcext:value-type="time">
            <text:p>05,476</text:p>
          </table:table-cell>
        </table:table-row>
        <table:table-row table:style-name="ro1">
          <table:table-cell office:value-type="time" office:time-value="PT1046901H29M35.399000198S" calcext:value-type="time">
            <text:p>1046901:29:35,399</text:p>
          </table:table-cell>
          <table:table-cell table:number-columns-repeated="2" office:value-type="time" office:time-value="PT1046901H29M38.712999774S" calcext:value-type="time">
            <text:p>1046901:29:38,713</text:p>
          </table:table-cell>
          <table:table-cell office:value-type="time" office:time-value="PT1046901H29M38.728999989S" calcext:value-type="time">
            <text:p>1046901:29:38,729</text:p>
          </table:table-cell>
          <table:table-cell office:value-type="time" office:time-value="PT1046901H29M38.730000369S" calcext:value-type="time">
            <text:p>1046901:29:38,730</text:p>
          </table:table-cell>
          <table:table-cell table:formula="of:=[.B59]-[.A59]" office:value-type="time" office:time-value="PT00H00M03.313999576S" calcext:value-type="time">
            <text:p>03,314</text:p>
          </table:table-cell>
          <table:table-cell table:formula="of:=[.C59]-[.B59]" office:value-type="time" office:time-value="PT00H00M00S" calcext:value-type="time">
            <text:p>00,000</text:p>
          </table:table-cell>
          <table:table-cell table:formula="of:=[.D59]-[.C59]" office:value-type="time" office:time-value="PT00H00M00.016000215S" calcext:value-type="time">
            <text:p>00,016</text:p>
          </table:table-cell>
          <table:table-cell table:formula="of:=[.E59]-[.D59]" office:value-type="time" office:time-value="PT00H00M00.001000171S" calcext:value-type="time">
            <text:p>00,001</text:p>
          </table:table-cell>
          <table:table-cell table:formula="of:=[.E59]-[.A59]" office:value-type="time" office:time-value="PT00H00M03.330999962S" calcext:value-type="time">
            <text:p>03,331</text:p>
          </table:table-cell>
        </table:table-row>
        <table:table-row table:style-name="ro1">
          <table:table-cell office:value-type="time" office:time-value="PT1046901H29M39.751999956S" calcext:value-type="time">
            <text:p>1046901:29:39,752</text:p>
          </table:table-cell>
          <table:table-cell table:number-columns-repeated="2" office:value-type="time" office:time-value="PT1046901H29M44.884999506S" calcext:value-type="time">
            <text:p>1046901:29:44,885</text:p>
          </table:table-cell>
          <table:table-cell office:value-type="time" office:time-value="PT1046901H29M44.902000101S" calcext:value-type="time">
            <text:p>1046901:29:44,902</text:p>
          </table:table-cell>
          <table:table-cell office:value-type="time" office:time-value="PT1046901H29M44.903000481S" calcext:value-type="time">
            <text:p>1046901:29:44,903</text:p>
          </table:table-cell>
          <table:table-cell table:formula="of:=[.B60]-[.A60]" office:value-type="time" office:time-value="PT00H00M05.13299997S" calcext:value-type="time">
            <text:p>05,133</text:p>
          </table:table-cell>
          <table:table-cell table:formula="of:=[.C60]-[.B60]" office:value-type="time" office:time-value="PT00H00M00S" calcext:value-type="time">
            <text:p>00,000</text:p>
          </table:table-cell>
          <table:table-cell table:formula="of:=[.D60]-[.C60]" office:value-type="time" office:time-value="PT00H00M00.017000386S" calcext:value-type="time">
            <text:p>00,017</text:p>
          </table:table-cell>
          <table:table-cell table:formula="of:=[.E60]-[.D60]" office:value-type="time" office:time-value="PT00H00M00.001000171S" calcext:value-type="time">
            <text:p>00,001</text:p>
          </table:table-cell>
          <table:table-cell table:formula="of:=[.E60]-[.A60]" office:value-type="time" office:time-value="PT00H00M05.151000526S" calcext:value-type="time">
            <text:p>05,151</text:p>
          </table:table-cell>
        </table:table-row>
        <table:table-row table:style-name="ro1">
          <table:table-cell office:value-type="time" office:time-value="PT1046901H29M45.915000038S" calcext:value-type="time">
            <text:p>1046901:29:45,915</text:p>
          </table:table-cell>
          <table:table-cell table:number-columns-repeated="2" office:value-type="time" office:time-value="PT1046901H29M49.280000143S" calcext:value-type="time">
            <text:p>1046901:29:49,280</text:p>
          </table:table-cell>
          <table:table-cell office:value-type="time" office:time-value="PT1046901H29M49.29599952S" calcext:value-type="time">
            <text:p>1046901:29:49,296</text:p>
          </table:table-cell>
          <table:table-cell office:value-type="time" office:time-value="PT1046901H29M49.29800028S" calcext:value-type="time">
            <text:p>1046901:29:49,298</text:p>
          </table:table-cell>
          <table:table-cell table:formula="of:=[.B61]-[.A61]" office:value-type="time" office:time-value="PT00H00M03.365000105S" calcext:value-type="time">
            <text:p>03,365</text:p>
          </table:table-cell>
          <table:table-cell table:formula="of:=[.C61]-[.B61]" office:value-type="time" office:time-value="PT00H00M00S" calcext:value-type="time">
            <text:p>00,000</text:p>
          </table:table-cell>
          <table:table-cell table:formula="of:=[.D61]-[.C61]" office:value-type="time" office:time-value="PT00H00M00.015999586S" calcext:value-type="time">
            <text:p>00,016</text:p>
          </table:table-cell>
          <table:table-cell table:formula="of:=[.E61]-[.D61]" office:value-type="time" office:time-value="PT00H00M00.002000341S" calcext:value-type="time">
            <text:p>00,002</text:p>
          </table:table-cell>
          <table:table-cell table:formula="of:=[.E61]-[.A61]" office:value-type="time" office:time-value="PT00H00M03.383000032S" calcext:value-type="time">
            <text:p>03,383</text:p>
          </table:table-cell>
        </table:table-row>
        <table:table-row table:style-name="ro1">
          <table:table-cell office:value-type="time" office:time-value="PT1046901H29M50.342999808S" calcext:value-type="time">
            <text:p>1046901:29:50,343</text:p>
          </table:table-cell>
          <table:table-cell table:number-columns-repeated="2" office:value-type="time" office:time-value="PT1046901H29M55.628000144S" calcext:value-type="time">
            <text:p>1046901:29:55,628</text:p>
          </table:table-cell>
          <table:table-cell office:value-type="time" office:time-value="PT1046901H29M55.644000359S" calcext:value-type="time">
            <text:p>1046901:29:55,644</text:p>
          </table:table-cell>
          <table:table-cell office:value-type="time" office:time-value="PT1046901H29M55.644999482S" calcext:value-type="time">
            <text:p>1046901:29:55,645</text:p>
          </table:table-cell>
          <table:table-cell table:formula="of:=[.B62]-[.A62]" office:value-type="time" office:time-value="PT00H00M05.285000126S" calcext:value-type="time">
            <text:p>05,285</text:p>
          </table:table-cell>
          <table:table-cell table:formula="of:=[.C62]-[.B62]" office:value-type="time" office:time-value="PT00H00M00S" calcext:value-type="time">
            <text:p>00,000</text:p>
          </table:table-cell>
          <table:table-cell table:formula="of:=[.D62]-[.C62]" office:value-type="time" office:time-value="PT00H00M00.016000215S" calcext:value-type="time">
            <text:p>00,016</text:p>
          </table:table-cell>
          <table:table-cell table:formula="of:=[.E62]-[.D62]" office:value-type="time" office:time-value="PT00H00M00.000999542S" calcext:value-type="time">
            <text:p>00,001</text:p>
          </table:table-cell>
          <table:table-cell table:formula="of:=[.E62]-[.A62]" office:value-type="time" office:time-value="PT00H00M05.301999883S" calcext:value-type="time">
            <text:p>05,302</text:p>
          </table:table-cell>
        </table:table-row>
        <table:table-row table:style-name="ro1">
          <table:table-cell office:value-type="time" office:time-value="PT1046901H29M56.663000062S" calcext:value-type="time">
            <text:p>1046901:29:56,663</text:p>
          </table:table-cell>
          <table:table-cell table:number-columns-repeated="2" office:value-type="time" office:time-value="PT1046901H29M59.964999687S" calcext:value-type="time">
            <text:p>1046901:29:59,965</text:p>
          </table:table-cell>
          <table:table-cell office:value-type="time" office:time-value="PT1046901H29M59.982000282S" calcext:value-type="time">
            <text:p>1046901:29:59,982</text:p>
          </table:table-cell>
          <table:table-cell office:value-type="time" office:time-value="PT1046901H29M59.982999824S" calcext:value-type="time">
            <text:p>1046901:29:59,983</text:p>
          </table:table-cell>
          <table:table-cell table:formula="of:=[.B63]-[.A63]" office:value-type="time" office:time-value="PT00H00M03.302000044S" calcext:value-type="time">
            <text:p>03,302</text:p>
          </table:table-cell>
          <table:table-cell table:formula="of:=[.C63]-[.B63]" office:value-type="time" office:time-value="PT00H00M00S" calcext:value-type="time">
            <text:p>00,000</text:p>
          </table:table-cell>
          <table:table-cell table:formula="of:=[.D63]-[.C63]" office:value-type="time" office:time-value="PT00H00M00.017000386S" calcext:value-type="time">
            <text:p>00,017</text:p>
          </table:table-cell>
          <table:table-cell table:formula="of:=[.E63]-[.D63]" office:value-type="time" office:time-value="PT00H00M00.000999542S" calcext:value-type="time">
            <text:p>00,001</text:p>
          </table:table-cell>
          <table:table-cell table:formula="of:=[.E63]-[.A63]" office:value-type="time" office:time-value="PT00H00M03.319999971S" calcext:value-type="time">
            <text:p>03,320</text:p>
          </table:table-cell>
        </table:table-row>
        <table:table-row table:style-name="ro1">
          <table:table-cell office:value-type="time" office:time-value="PT1046901H30M01.011999976S" calcext:value-type="time">
            <text:p>1046901:30:01,012</text:p>
          </table:table-cell>
          <table:table-cell table:number-columns-repeated="2" office:value-type="time" office:time-value="PT1046901H30M06.268999726S" calcext:value-type="time">
            <text:p>1046901:30:06,269</text:p>
          </table:table-cell>
          <table:table-cell office:value-type="time" office:time-value="PT1046901H30M06.287999824S" calcext:value-type="time">
            <text:p>1046901:30:06,288</text:p>
          </table:table-cell>
          <table:table-cell office:value-type="time" office:time-value="PT1046901H30M06.290000165S" calcext:value-type="time">
            <text:p>1046901:30:06,290</text:p>
          </table:table-cell>
          <table:table-cell table:formula="of:=[.B64]-[.A64]" office:value-type="time" office:time-value="PT00H00M05.25699975S" calcext:value-type="time">
            <text:p>05,257</text:p>
          </table:table-cell>
          <table:table-cell table:formula="of:=[.C64]-[.B64]" office:value-type="time" office:time-value="PT00H00M00S" calcext:value-type="time">
            <text:p>00,000</text:p>
          </table:table-cell>
          <table:table-cell table:formula="of:=[.D64]-[.C64]" office:value-type="time" office:time-value="PT00H00M00.019000098S" calcext:value-type="time">
            <text:p>00,019</text:p>
          </table:table-cell>
          <table:table-cell table:formula="of:=[.E64]-[.D64]" office:value-type="time" office:time-value="PT00H00M00.002000341S" calcext:value-type="time">
            <text:p>00,002</text:p>
          </table:table-cell>
          <table:table-cell table:formula="of:=[.E64]-[.A64]" office:value-type="time" office:time-value="PT00H00M05.278000189S" calcext:value-type="time">
            <text:p>05,278</text:p>
          </table:table-cell>
        </table:table-row>
        <table:table-row table:style-name="ro1">
          <table:table-cell office:value-type="time" office:time-value="PT1046901H30M07.333999733S" calcext:value-type="time">
            <text:p>1046901:30:07,334</text:p>
          </table:table-cell>
          <table:table-cell table:number-columns-repeated="2" office:value-type="time" office:time-value="PT1046901H30M10.686000343S" calcext:value-type="time">
            <text:p>1046901:30:10,686</text:p>
          </table:table-cell>
          <table:table-cell office:value-type="time" office:time-value="PT1046901H30M10.702999681S" calcext:value-type="time">
            <text:p>1046901:30:10,703</text:p>
          </table:table-cell>
          <table:table-cell office:value-type="time" office:time-value="PT1046901H30M10.704000061S" calcext:value-type="time">
            <text:p>1046901:30:10,704</text:p>
          </table:table-cell>
          <table:table-cell table:formula="of:=[.B65]-[.A65]" office:value-type="time" office:time-value="PT00H00M03.352000401S" calcext:value-type="time">
            <text:p>03,352</text:p>
          </table:table-cell>
          <table:table-cell table:formula="of:=[.C65]-[.B65]" office:value-type="time" office:time-value="PT00H00M00S" calcext:value-type="time">
            <text:p>00,000</text:p>
          </table:table-cell>
          <table:table-cell table:formula="of:=[.D65]-[.C65]" office:value-type="time" office:time-value="PT00H00M00.016999757S" calcext:value-type="time">
            <text:p>00,017</text:p>
          </table:table-cell>
          <table:table-cell table:formula="of:=[.E65]-[.D65]" office:value-type="time" office:time-value="PT00H00M00.001000171S" calcext:value-type="time">
            <text:p>00,001</text:p>
          </table:table-cell>
          <table:table-cell table:formula="of:=[.E65]-[.A65]" office:value-type="time" office:time-value="PT00H00M03.370000329S" calcext:value-type="time">
            <text:p>03,370</text:p>
          </table:table-cell>
        </table:table-row>
        <table:table-row table:style-name="ro1">
          <table:table-cell office:value-type="time" office:time-value="PT1046901H30M11.743000243S" calcext:value-type="time">
            <text:p>1046901:30:11,743</text:p>
          </table:table-cell>
          <table:table-cell table:number-columns-repeated="2" office:value-type="time" office:time-value="PT1046901H30M16.93500001S" calcext:value-type="time">
            <text:p>1046901:30:16,935</text:p>
          </table:table-cell>
          <table:table-cell office:value-type="time" office:time-value="PT1046901H30M16.954000108S" calcext:value-type="time">
            <text:p>1046901:30:16,954</text:p>
          </table:table-cell>
          <table:table-cell office:value-type="time" office:time-value="PT1046901H30M16.955000069S" calcext:value-type="time">
            <text:p>1046901:30:16,955</text:p>
          </table:table-cell>
          <table:table-cell table:formula="of:=[.B66]-[.A66]" office:value-type="time" office:time-value="PT00H00M05.191999977S" calcext:value-type="time">
            <text:p>05,192</text:p>
          </table:table-cell>
          <table:table-cell table:formula="of:=[.C66]-[.B66]" office:value-type="time" office:time-value="PT00H00M00S" calcext:value-type="time">
            <text:p>00,000</text:p>
          </table:table-cell>
          <table:table-cell table:formula="of:=[.D66]-[.C66]" office:value-type="time" office:time-value="PT00H00M00.019000098S" calcext:value-type="time">
            <text:p>00,019</text:p>
          </table:table-cell>
          <table:table-cell table:formula="of:=[.E66]-[.D66]" office:value-type="time" office:time-value="PT00H00M00.001000171S" calcext:value-type="time">
            <text:p>00,001</text:p>
          </table:table-cell>
          <table:table-cell table:formula="of:=[.E66]-[.A66]" office:value-type="time" office:time-value="PT00H00M05.212000245S" calcext:value-type="time">
            <text:p>05,212</text:p>
          </table:table-cell>
        </table:table-row>
        <table:table-row table:style-name="ro1">
          <table:table-cell office:value-type="time" office:time-value="PT1046901H30M18.093999708S" calcext:value-type="time">
            <text:p>1046901:30:18,094</text:p>
          </table:table-cell>
          <table:table-cell table:number-columns-repeated="2" office:value-type="time" office:time-value="PT1046901H30M21.403999859S" calcext:value-type="time">
            <text:p>1046901:30:21,404</text:p>
          </table:table-cell>
          <table:table-cell office:value-type="time" office:time-value="PT1046901H30M21.415999811S" calcext:value-type="time">
            <text:p>1046901:30:21,416</text:p>
          </table:table-cell>
          <table:table-cell office:value-type="time" office:time-value="PT1046901H30M21.417000191S" calcext:value-type="time">
            <text:p>1046901:30:21,417</text:p>
          </table:table-cell>
          <table:table-cell table:formula="of:=[.B67]-[.A67]" office:value-type="time" office:time-value="PT00H00M03.310000151S" calcext:value-type="time">
            <text:p>03,310</text:p>
          </table:table-cell>
          <table:table-cell table:formula="of:=[.C67]-[.B67]" office:value-type="time" office:time-value="PT00H00M00S" calcext:value-type="time">
            <text:p>00,000</text:p>
          </table:table-cell>
          <table:table-cell table:formula="of:=[.D67]-[.C67]" office:value-type="time" office:time-value="PT00H00M00.012000161S" calcext:value-type="time">
            <text:p>00,012</text:p>
          </table:table-cell>
          <table:table-cell table:formula="of:=[.E67]-[.D67]" office:value-type="time" office:time-value="PT00H00M00.001000171S" calcext:value-type="time">
            <text:p>00,001</text:p>
          </table:table-cell>
          <table:table-cell table:formula="of:=[.E67]-[.A67]" office:value-type="time" office:time-value="PT00H00M03.323000483S" calcext:value-type="time">
            <text:p>03,323</text:p>
          </table:table-cell>
        </table:table-row>
        <table:table-row table:style-name="ro1">
          <table:table-cell office:value-type="time" office:time-value="PT1046901H30M22.419000138S" calcext:value-type="time">
            <text:p>1046901:30:22,419</text:p>
          </table:table-cell>
          <table:table-cell table:number-columns-repeated="2" office:value-type="time" office:time-value="PT1046901H30M27.803999931S" calcext:value-type="time">
            <text:p>1046901:30:27,804</text:p>
          </table:table-cell>
          <table:table-cell office:value-type="time" office:time-value="PT1046901H30M27.821000107S" calcext:value-type="time">
            <text:p>1046901:30:27,821</text:p>
          </table:table-cell>
          <table:table-cell office:value-type="time" office:time-value="PT1046901H30M27.822000068S" calcext:value-type="time">
            <text:p>1046901:30:27,822</text:p>
          </table:table-cell>
          <table:table-cell table:formula="of:=[.B68]-[.A68]" office:value-type="time" office:time-value="PT00H00M05.384999583S" calcext:value-type="time">
            <text:p>05,385</text:p>
          </table:table-cell>
          <table:table-cell table:formula="of:=[.C68]-[.B68]" office:value-type="time" office:time-value="PT00H00M00S" calcext:value-type="time">
            <text:p>00,000</text:p>
          </table:table-cell>
          <table:table-cell table:formula="of:=[.D68]-[.C68]" office:value-type="time" office:time-value="PT00H00M00.017000386S" calcext:value-type="time">
            <text:p>00,017</text:p>
          </table:table-cell>
          <table:table-cell table:formula="of:=[.E68]-[.D68]" office:value-type="time" office:time-value="PT00H00M00.001000171S" calcext:value-type="time">
            <text:p>00,001</text:p>
          </table:table-cell>
          <table:table-cell table:formula="of:=[.E68]-[.A68]" office:value-type="time" office:time-value="PT00H00M05.40300014S" calcext:value-type="time">
            <text:p>05,403</text:p>
          </table:table-cell>
        </table:table-row>
        <table:table-row table:style-name="ro1">
          <table:table-cell office:value-type="time" office:time-value="PT1046901H30M28.908000095S" calcext:value-type="time">
            <text:p>1046901:30:28,908</text:p>
          </table:table-cell>
          <table:table-cell table:number-columns-repeated="2" office:value-type="time" office:time-value="PT1046901H30M32.52199972S" calcext:value-type="time">
            <text:p>1046901:30:32,522</text:p>
          </table:table-cell>
          <table:table-cell office:value-type="time" office:time-value="PT1046901H30M32.536999974S" calcext:value-type="time">
            <text:p>1046901:30:32,537</text:p>
          </table:table-cell>
          <table:table-cell office:value-type="time" office:time-value="PT1046901H30M32.537999935S" calcext:value-type="time">
            <text:p>1046901:30:32,538</text:p>
          </table:table-cell>
          <table:table-cell table:formula="of:=[.B69]-[.A69]" office:value-type="time" office:time-value="PT00H00M03.613999835S" calcext:value-type="time">
            <text:p>03,614</text:p>
          </table:table-cell>
          <table:table-cell table:formula="of:=[.C69]-[.B69]" office:value-type="time" office:time-value="PT00H00M00S" calcext:value-type="time">
            <text:p>00,000</text:p>
          </table:table-cell>
          <table:table-cell table:formula="of:=[.D69]-[.C69]" office:value-type="time" office:time-value="PT00H00M00.015000044S" calcext:value-type="time">
            <text:p>00,015</text:p>
          </table:table-cell>
          <table:table-cell table:formula="of:=[.E69]-[.D69]" office:value-type="time" office:time-value="PT00H00M00.001000171S" calcext:value-type="time">
            <text:p>00,001</text:p>
          </table:table-cell>
          <table:table-cell table:formula="of:=[.E69]-[.A69]" office:value-type="time" office:time-value="PT00H00M03.63000005S" calcext:value-type="time">
            <text:p>03,630</text:p>
          </table:table-cell>
        </table:table-row>
        <table:table-row table:style-name="ro1">
          <table:table-cell office:value-type="time" office:time-value="PT1046901H30M33.621000079S" calcext:value-type="time">
            <text:p>1046901:30:33,621</text:p>
          </table:table-cell>
          <table:table-cell office:value-type="time" office:time-value="PT1046901H30M38.866999839S" calcext:value-type="time">
            <text:p>1046901:30:38,867</text:p>
          </table:table-cell>
          <table:table-cell office:value-type="time" office:time-value="PT1046901H30M38.8679998S" calcext:value-type="time">
            <text:p>1046901:30:38,868</text:p>
          </table:table-cell>
          <table:table-cell office:value-type="time" office:time-value="PT1046901H30M38.889999781S" calcext:value-type="time">
            <text:p>1046901:30:38,890</text:p>
          </table:table-cell>
          <table:table-cell office:value-type="time" office:time-value="PT1046901H30M38.891000161S" calcext:value-type="time">
            <text:p>1046901:30:38,891</text:p>
          </table:table-cell>
          <table:table-cell table:formula="of:=[.B70]-[.A70]" office:value-type="time" office:time-value="PT00H00M05.245999759S" calcext:value-type="time">
            <text:p>05,246</text:p>
          </table:table-cell>
          <table:table-cell table:formula="of:=[.C70]-[.B70]" office:value-type="time" office:time-value="PT00H00M00.001000171S" calcext:value-type="time">
            <text:p>00,001</text:p>
          </table:table-cell>
          <table:table-cell table:formula="of:=[.D70]-[.C70]" office:value-type="time" office:time-value="PT00H00M00.021999981S" calcext:value-type="time">
            <text:p>00,022</text:p>
          </table:table-cell>
          <table:table-cell table:formula="of:=[.E70]-[.D70]" office:value-type="time" office:time-value="PT00H00M00.001000171S" calcext:value-type="time">
            <text:p>00,001</text:p>
          </table:table-cell>
          <table:table-cell table:formula="of:=[.E70]-[.A70]" office:value-type="time" office:time-value="PT00H00M05.270000082S" calcext:value-type="time">
            <text:p>05,270</text:p>
          </table:table-cell>
        </table:table-row>
        <table:table-row table:style-name="ro1">
          <table:table-cell office:value-type="time" office:time-value="PT1046901H30M39.896999951S" calcext:value-type="time">
            <text:p>1046901:30:39,897</text:p>
          </table:table-cell>
          <table:table-cell table:number-columns-repeated="2" office:value-type="time" office:time-value="PT1046901H30M43.258999754S" calcext:value-type="time">
            <text:p>1046901:30:43,259</text:p>
          </table:table-cell>
          <table:table-cell office:value-type="time" office:time-value="PT1046901H30M43.271000125S" calcext:value-type="time">
            <text:p>1046901:30:43,271</text:p>
          </table:table-cell>
          <table:table-cell office:value-type="time" office:time-value="PT1046901H30M43.272000086S" calcext:value-type="time">
            <text:p>1046901:30:43,272</text:p>
          </table:table-cell>
          <table:table-cell table:formula="of:=[.B71]-[.A71]" office:value-type="time" office:time-value="PT00H00M03.361999593S" calcext:value-type="time">
            <text:p>03,362</text:p>
          </table:table-cell>
          <table:table-cell table:formula="of:=[.C71]-[.B71]" office:value-type="time" office:time-value="PT00H00M00S" calcext:value-type="time">
            <text:p>00,000</text:p>
          </table:table-cell>
          <table:table-cell table:formula="of:=[.D71]-[.C71]" office:value-type="time" office:time-value="PT00H00M00.012000161S" calcext:value-type="time">
            <text:p>00,012</text:p>
          </table:table-cell>
          <table:table-cell table:formula="of:=[.E71]-[.D71]" office:value-type="time" office:time-value="PT00H00M00.001000171S" calcext:value-type="time">
            <text:p>00,001</text:p>
          </table:table-cell>
          <table:table-cell table:formula="of:=[.E71]-[.A71]" office:value-type="time" office:time-value="PT00H00M03.374999925S" calcext:value-type="time">
            <text:p>03,375</text:p>
          </table:table-cell>
        </table:table-row>
        <table:table-row table:style-name="ro1">
          <table:table-cell office:value-type="time" office:time-value="PT1046901H30M44.382000435S" calcext:value-type="time">
            <text:p>1046901:30:44,382</text:p>
          </table:table-cell>
          <table:table-cell table:number-columns-repeated="2" office:value-type="time" office:time-value="PT1046901H30M50.202000048S" calcext:value-type="time">
            <text:p>1046901:30:50,202</text:p>
          </table:table-cell>
          <table:table-cell table:number-columns-repeated="2" office:value-type="time" office:time-value="PT1046901H30M50.21500038S" calcext:value-type="time">
            <text:p>1046901:30:50,215</text:p>
          </table:table-cell>
          <table:table-cell table:formula="of:=[.B72]-[.A72]" office:value-type="time" office:time-value="PT00H00M05.819999613S" calcext:value-type="time">
            <text:p>05,820</text:p>
          </table:table-cell>
          <table:table-cell table:formula="of:=[.C72]-[.B72]" office:value-type="time" office:time-value="PT00H00M00S" calcext:value-type="time">
            <text:p>00,000</text:p>
          </table:table-cell>
          <table:table-cell table:formula="of:=[.D72]-[.C72]" office:value-type="time" office:time-value="PT00H00M00.013000332S" calcext:value-type="time">
            <text:p>00,013</text:p>
          </table:table-cell>
          <table:table-cell table:formula="of:=[.E72]-[.D72]" office:value-type="time" office:time-value="PT00H00M00S" calcext:value-type="time">
            <text:p>00,000</text:p>
          </table:table-cell>
          <table:table-cell table:formula="of:=[.E72]-[.A72]" office:value-type="time" office:time-value="PT00H00M05.832999945S" calcext:value-type="time">
            <text:p>05,833</text:p>
          </table:table-cell>
        </table:table-row>
        <table:table-row table:style-name="ro1">
          <table:table-cell office:value-type="time" office:time-value="PT1046901H30M51.319000125S" calcext:value-type="time">
            <text:p>1046901:30:51,319</text:p>
          </table:table-cell>
          <table:table-cell office:value-type="time" office:time-value="PT1046901H30M55.146000255S" calcext:value-type="time">
            <text:p>1046901:30:55,146</text:p>
          </table:table-cell>
          <table:table-cell office:value-type="time" office:time-value="PT1046901H30M55.149000138S" calcext:value-type="time">
            <text:p>1046901:30:55,149</text:p>
          </table:table-cell>
          <table:table-cell office:value-type="time" office:time-value="PT1046901H30M55.164999515S" calcext:value-type="time">
            <text:p>1046901:30:55,165</text:p>
          </table:table-cell>
          <table:table-cell office:value-type="time" office:time-value="PT1046901H30M55.165999895S" calcext:value-type="time">
            <text:p>1046901:30:55,166</text:p>
          </table:table-cell>
          <table:table-cell table:formula="of:=[.B73]-[.A73]" office:value-type="time" office:time-value="PT00H00M03.82700034S" calcext:value-type="time">
            <text:p>03,827</text:p>
          </table:table-cell>
          <table:table-cell table:formula="of:=[.C73]-[.B73]" office:value-type="time" office:time-value="PT00H00M00.002999883S" calcext:value-type="time">
            <text:p>00,003</text:p>
          </table:table-cell>
          <table:table-cell table:formula="of:=[.D73]-[.C73]" office:value-type="time" office:time-value="PT00H00M00.015999586S" calcext:value-type="time">
            <text:p>00,016</text:p>
          </table:table-cell>
          <table:table-cell table:formula="of:=[.E73]-[.D73]" office:value-type="time" office:time-value="PT00H00M00.001000171S" calcext:value-type="time">
            <text:p>00,001</text:p>
          </table:table-cell>
          <table:table-cell table:formula="of:=[.E73]-[.A73]" office:value-type="time" office:time-value="PT00H00M03.84699998S" calcext:value-type="time">
            <text:p>03,847</text:p>
          </table:table-cell>
        </table:table-row>
        <table:table-row table:style-name="ro1">
          <table:table-cell office:value-type="time" office:time-value="PT1046901H30M56.469000271S" calcext:value-type="time">
            <text:p>1046901:30:56,469</text:p>
          </table:table-cell>
          <table:table-cell office:value-type="time" office:time-value="PT1046901H31M02.142000161S" calcext:value-type="time">
            <text:p>1046901:31:02,142</text:p>
          </table:table-cell>
          <table:table-cell office:value-type="time" office:time-value="PT1046901H31M02.143000122S" calcext:value-type="time">
            <text:p>1046901:31:02,143</text:p>
          </table:table-cell>
          <table:table-cell office:value-type="time" office:time-value="PT1046901H31M02.165000103S" calcext:value-type="time">
            <text:p>1046901:31:02,165</text:p>
          </table:table-cell>
          <table:table-cell office:value-type="time" office:time-value="PT1046901H31M02.166000064S" calcext:value-type="time">
            <text:p>1046901:31:02,166</text:p>
          </table:table-cell>
          <table:table-cell table:formula="of:=[.B74]-[.A74]" office:value-type="time" office:time-value="PT00H00M05.672999681S" calcext:value-type="time">
            <text:p>05,673</text:p>
          </table:table-cell>
          <table:table-cell table:formula="of:=[.C74]-[.B74]" office:value-type="time" office:time-value="PT00H00M00.001000171S" calcext:value-type="time">
            <text:p>00,001</text:p>
          </table:table-cell>
          <table:table-cell table:formula="of:=[.D74]-[.C74]" office:value-type="time" office:time-value="PT00H00M00.021999981S" calcext:value-type="time">
            <text:p>00,022</text:p>
          </table:table-cell>
          <table:table-cell table:formula="of:=[.E74]-[.D74]" office:value-type="time" office:time-value="PT00H00M00.001000171S" calcext:value-type="time">
            <text:p>00,001</text:p>
          </table:table-cell>
          <table:table-cell table:formula="of:=[.E74]-[.A74]" office:value-type="time" office:time-value="PT00H00M05.697000003S" calcext:value-type="time">
            <text:p>05,697</text:p>
          </table:table-cell>
        </table:table-row>
        <table:table-row table:style-name="ro1">
          <table:table-cell office:value-type="time" office:time-value="PT1046901H31M03.559000287S" calcext:value-type="time">
            <text:p>1046901:31:03,559</text:p>
          </table:table-cell>
          <table:table-cell table:number-columns-repeated="2" office:value-type="time" office:time-value="PT1046901H31M07.214000411S" calcext:value-type="time">
            <text:p>1046901:31:07,214</text:p>
          </table:table-cell>
          <table:table-cell office:value-type="time" office:time-value="PT1046901H31M07.232000129S" calcext:value-type="time">
            <text:p>1046901:31:07,232</text:p>
          </table:table-cell>
          <table:table-cell office:value-type="time" office:time-value="PT1046901H31M07.233000509S" calcext:value-type="time">
            <text:p>1046901:31:07,233</text:p>
          </table:table-cell>
          <table:table-cell table:formula="of:=[.B75]-[.A75]" office:value-type="time" office:time-value="PT00H00M03.654999915S" calcext:value-type="time">
            <text:p>03,655</text:p>
          </table:table-cell>
          <table:table-cell table:formula="of:=[.C75]-[.B75]" office:value-type="time" office:time-value="PT00H00M00S" calcext:value-type="time">
            <text:p>00,000</text:p>
          </table:table-cell>
          <table:table-cell table:formula="of:=[.D75]-[.C75]" office:value-type="time" office:time-value="PT00H00M00.017999928S" calcext:value-type="time">
            <text:p>00,018</text:p>
          </table:table-cell>
          <table:table-cell table:formula="of:=[.E75]-[.D75]" office:value-type="time" office:time-value="PT00H00M00.001000171S" calcext:value-type="time">
            <text:p>00,001</text:p>
          </table:table-cell>
          <table:table-cell table:formula="of:=[.E75]-[.A75]" office:value-type="time" office:time-value="PT00H00M03.674000013S" calcext:value-type="time">
            <text:p>03,674</text:p>
          </table:table-cell>
        </table:table-row>
        <table:table-row table:style-name="ro1">
          <table:table-cell office:value-type="time" office:time-value="PT1046901H31M08.277000077S" calcext:value-type="time">
            <text:p>1046901:31:08,277</text:p>
          </table:table-cell>
          <table:table-cell table:number-columns-repeated="2" office:value-type="time" office:time-value="PT1046901H31M13.581000092S" calcext:value-type="time">
            <text:p>1046901:31:13,581</text:p>
          </table:table-cell>
          <table:table-cell office:value-type="time" office:time-value="PT1046901H31M13.597000306S" calcext:value-type="time">
            <text:p>1046901:31:13,597</text:p>
          </table:table-cell>
          <table:table-cell office:value-type="time" office:time-value="PT1046901H31M13.597999848S" calcext:value-type="time">
            <text:p>1046901:31:13,598</text:p>
          </table:table-cell>
          <table:table-cell table:formula="of:=[.B76]-[.A76]" office:value-type="time" office:time-value="PT00H00M05.304000224S" calcext:value-type="time">
            <text:p>05,304</text:p>
          </table:table-cell>
          <table:table-cell table:formula="of:=[.C76]-[.B76]" office:value-type="time" office:time-value="PT00H00M00S" calcext:value-type="time">
            <text:p>00,000</text:p>
          </table:table-cell>
          <table:table-cell table:formula="of:=[.D76]-[.C76]" office:value-type="time" office:time-value="PT00H00M00.016000215S" calcext:value-type="time">
            <text:p>00,016</text:p>
          </table:table-cell>
          <table:table-cell table:formula="of:=[.E76]-[.D76]" office:value-type="time" office:time-value="PT00H00M00.000999542S" calcext:value-type="time">
            <text:p>00,001</text:p>
          </table:table-cell>
          <table:table-cell table:formula="of:=[.E76]-[.A76]" office:value-type="time" office:time-value="PT00H00M05.320999981S" calcext:value-type="time">
            <text:p>05,321</text:p>
          </table:table-cell>
        </table:table-row>
        <table:table-row table:style-name="ro1">
          <table:table-cell office:value-type="time" office:time-value="PT1046901H31M14.67900007S" calcext:value-type="time">
            <text:p>1046901:31:14,679</text:p>
          </table:table-cell>
          <table:table-cell office:value-type="time" office:time-value="PT1046901H31M18.052999824S" calcext:value-type="time">
            <text:p>1046901:31:18,053</text:p>
          </table:table-cell>
          <table:table-cell office:value-type="time" office:time-value="PT1046901H31M18.053999785S" calcext:value-type="time">
            <text:p>1046901:31:18,054</text:p>
          </table:table-cell>
          <table:table-cell office:value-type="time" office:time-value="PT1046901H31M18.072999883S" calcext:value-type="time">
            <text:p>1046901:31:18,073</text:p>
          </table:table-cell>
          <table:table-cell office:value-type="time" office:time-value="PT1046901H31M18.074000264S" calcext:value-type="time">
            <text:p>1046901:31:18,074</text:p>
          </table:table-cell>
          <table:table-cell table:formula="of:=[.B77]-[.A77]" office:value-type="time" office:time-value="PT00H00M03.373999754S" calcext:value-type="time">
            <text:p>03,374</text:p>
          </table:table-cell>
          <table:table-cell table:formula="of:=[.C77]-[.B77]" office:value-type="time" office:time-value="PT00H00M00.001000171S" calcext:value-type="time">
            <text:p>00,001</text:p>
          </table:table-cell>
          <table:table-cell table:formula="of:=[.D77]-[.C77]" office:value-type="time" office:time-value="PT00H00M00.019000098S" calcext:value-type="time">
            <text:p>00,019</text:p>
          </table:table-cell>
          <table:table-cell table:formula="of:=[.E77]-[.D77]" office:value-type="time" office:time-value="PT00H00M00.001000171S" calcext:value-type="time">
            <text:p>00,001</text:p>
          </table:table-cell>
          <table:table-cell table:formula="of:=[.E77]-[.A77]" office:value-type="time" office:time-value="PT00H00M03.395000193S" calcext:value-type="time">
            <text:p>03,395</text:p>
          </table:table-cell>
        </table:table-row>
        <table:table-row table:style-name="ro1">
          <table:table-cell office:value-type="time" office:time-value="PT1046901H31M19.114999948S" calcext:value-type="time">
            <text:p>1046901:31:19,115</text:p>
          </table:table-cell>
          <table:table-cell table:number-columns-repeated="2" office:value-type="time" office:time-value="PT1046901H31M24.360999707S" calcext:value-type="time">
            <text:p>1046901:31:24,361</text:p>
          </table:table-cell>
          <table:table-cell office:value-type="time" office:time-value="PT1046901H31M24.375999961S" calcext:value-type="time">
            <text:p>1046901:31:24,376</text:p>
          </table:table-cell>
          <table:table-cell office:value-type="time" office:time-value="PT1046901H31M24.376999922S" calcext:value-type="time">
            <text:p>1046901:31:24,377</text:p>
          </table:table-cell>
          <table:table-cell table:formula="of:=[.B78]-[.A78]" office:value-type="time" office:time-value="PT00H00M05.245999759S" calcext:value-type="time">
            <text:p>05,246</text:p>
          </table:table-cell>
          <table:table-cell table:formula="of:=[.C78]-[.B78]" office:value-type="time" office:time-value="PT00H00M00S" calcext:value-type="time">
            <text:p>00,000</text:p>
          </table:table-cell>
          <table:table-cell table:formula="of:=[.D78]-[.C78]" office:value-type="time" office:time-value="PT00H00M00.015000044S" calcext:value-type="time">
            <text:p>00,015</text:p>
          </table:table-cell>
          <table:table-cell table:formula="of:=[.E78]-[.D78]" office:value-type="time" office:time-value="PT00H00M00.001000171S" calcext:value-type="time">
            <text:p>00,001</text:p>
          </table:table-cell>
          <table:table-cell table:formula="of:=[.E78]-[.A78]" office:value-type="time" office:time-value="PT00H00M05.261999974S" calcext:value-type="time">
            <text:p>05,262</text:p>
          </table:table-cell>
        </table:table-row>
        <table:table-row table:style-name="ro1">
          <table:table-cell office:value-type="time" office:time-value="PT1046901H31M25.436000163S" calcext:value-type="time">
            <text:p>1046901:31:25,436</text:p>
          </table:table-cell>
          <table:table-cell table:number-columns-repeated="2" office:value-type="time" office:time-value="PT1046901H31M29.150000084S" calcext:value-type="time">
            <text:p>1046901:31:29,150</text:p>
          </table:table-cell>
          <table:table-cell office:value-type="time" office:time-value="PT1046901H31M29.168000221S" calcext:value-type="time">
            <text:p>1046901:31:29,168</text:p>
          </table:table-cell>
          <table:table-cell office:value-type="time" office:time-value="PT1046901H31M29.169000182S" calcext:value-type="time">
            <text:p>1046901:31:29,169</text:p>
          </table:table-cell>
          <table:table-cell table:formula="of:=[.B79]-[.A79]" office:value-type="time" office:time-value="PT00H00M03.713999921S" calcext:value-type="time">
            <text:p>03,714</text:p>
          </table:table-cell>
          <table:table-cell table:formula="of:=[.C79]-[.B79]" office:value-type="time" office:time-value="PT00H00M00S" calcext:value-type="time">
            <text:p>00,000</text:p>
          </table:table-cell>
          <table:table-cell table:formula="of:=[.D79]-[.C79]" office:value-type="time" office:time-value="PT00H00M00.017999928S" calcext:value-type="time">
            <text:p>00,018</text:p>
          </table:table-cell>
          <table:table-cell table:formula="of:=[.E79]-[.D79]" office:value-type="time" office:time-value="PT00H00M00.001000171S" calcext:value-type="time">
            <text:p>00,001</text:p>
          </table:table-cell>
          <table:table-cell table:formula="of:=[.E79]-[.A79]" office:value-type="time" office:time-value="PT00H00M03.73300002S" calcext:value-type="time">
            <text:p>03,733</text:p>
          </table:table-cell>
        </table:table-row>
        <table:table-row table:style-name="ro1">
          <table:table-cell office:value-type="time" office:time-value="PT1046901H31M30.352000203S" calcext:value-type="time">
            <text:p>1046901:31:30,352</text:p>
          </table:table-cell>
          <table:table-cell table:number-columns-repeated="2" office:value-type="time" office:time-value="PT1046901H31M35.855999971S" calcext:value-type="time">
            <text:p>1046901:31:35,856</text:p>
          </table:table-cell>
          <table:table-cell office:value-type="time" office:time-value="PT1046901H31M35.872000186S" calcext:value-type="time">
            <text:p>1046901:31:35,872</text:p>
          </table:table-cell>
          <table:table-cell office:value-type="time" office:time-value="PT1046901H31M35.872999728S" calcext:value-type="time">
            <text:p>1046901:31:35,873</text:p>
          </table:table-cell>
          <table:table-cell table:formula="of:=[.B80]-[.A80]" office:value-type="time" office:time-value="PT00H00M05.503999768S" calcext:value-type="time">
            <text:p>05,504</text:p>
          </table:table-cell>
          <table:table-cell table:formula="of:=[.C80]-[.B80]" office:value-type="time" office:time-value="PT00H00M00S" calcext:value-type="time">
            <text:p>00,000</text:p>
          </table:table-cell>
          <table:table-cell table:formula="of:=[.D80]-[.C80]" office:value-type="time" office:time-value="PT00H00M00.016000215S" calcext:value-type="time">
            <text:p>00,016</text:p>
          </table:table-cell>
          <table:table-cell table:formula="of:=[.E80]-[.D80]" office:value-type="time" office:time-value="PT00H00M00.000999542S" calcext:value-type="time">
            <text:p>00,001</text:p>
          </table:table-cell>
          <table:table-cell table:formula="of:=[.E80]-[.A80]" office:value-type="time" office:time-value="PT00H00M05.520999525S" calcext:value-type="time">
            <text:p>05,521</text:p>
          </table:table-cell>
        </table:table-row>
        <table:table-row table:style-name="ro1">
          <table:table-cell office:value-type="time" office:time-value="PT1046901H31M37.053999826S" calcext:value-type="time">
            <text:p>1046901:31:37,054</text:p>
          </table:table-cell>
          <table:table-cell table:number-columns-repeated="2" office:value-type="time" office:time-value="PT1046901H31M40.464999815S" calcext:value-type="time">
            <text:p>1046901:31:40,465</text:p>
          </table:table-cell>
          <table:table-cell office:value-type="time" office:time-value="PT1046901H31M40.48100003S" calcext:value-type="time">
            <text:p>1046901:31:40,481</text:p>
          </table:table-cell>
          <table:table-cell office:value-type="time" office:time-value="PT1046901H31M40.483999914S" calcext:value-type="time">
            <text:p>1046901:31:40,484</text:p>
          </table:table-cell>
          <table:table-cell table:formula="of:=[.B81]-[.A81]" office:value-type="time" office:time-value="PT00H00M03.41099978S" calcext:value-type="time">
            <text:p>03,411</text:p>
          </table:table-cell>
          <table:table-cell table:formula="of:=[.C81]-[.B81]" office:value-type="time" office:time-value="PT00H00M00S" calcext:value-type="time">
            <text:p>00,000</text:p>
          </table:table-cell>
          <table:table-cell table:formula="of:=[.D81]-[.C81]" office:value-type="time" office:time-value="PT00H00M00.016000215S" calcext:value-type="time">
            <text:p>00,016</text:p>
          </table:table-cell>
          <table:table-cell table:formula="of:=[.E81]-[.D81]" office:value-type="time" office:time-value="PT00H00M00.002999883S" calcext:value-type="time">
            <text:p>00,003</text:p>
          </table:table-cell>
          <table:table-cell table:formula="of:=[.E81]-[.A81]" office:value-type="time" office:time-value="PT00H00M03.429999878S" calcext:value-type="time">
            <text:p>03,430</text:p>
          </table:table-cell>
        </table:table-row>
        <table:table-row table:style-name="ro1">
          <table:table-cell office:value-type="time" office:time-value="PT1046901H31M41.558000408S" calcext:value-type="time">
            <text:p>1046901:31:41,558</text:p>
          </table:table-cell>
          <table:table-cell table:number-columns-repeated="2" office:value-type="time" office:time-value="PT1046901H31M47.054000068S" calcext:value-type="time">
            <text:p>1046901:31:47,054</text:p>
          </table:table-cell>
          <table:table-cell table:number-columns-repeated="2" office:value-type="time" office:time-value="PT1046901H31M47.071000244S" calcext:value-type="time">
            <text:p>1046901:31:47,071</text:p>
          </table:table-cell>
          <table:table-cell table:formula="of:=[.B82]-[.A82]" office:value-type="time" office:time-value="PT00H00M05.49599966S" calcext:value-type="time">
            <text:p>05,496</text:p>
          </table:table-cell>
          <table:table-cell table:formula="of:=[.C82]-[.B82]" office:value-type="time" office:time-value="PT00H00M00S" calcext:value-type="time">
            <text:p>00,000</text:p>
          </table:table-cell>
          <table:table-cell table:formula="of:=[.D82]-[.C82]" office:value-type="time" office:time-value="PT00H00M00.017000386S" calcext:value-type="time">
            <text:p>00,017</text:p>
          </table:table-cell>
          <table:table-cell table:formula="of:=[.E82]-[.D82]" office:value-type="time" office:time-value="PT00H00M00S" calcext:value-type="time">
            <text:p>00,000</text:p>
          </table:table-cell>
          <table:table-cell table:formula="of:=[.E82]-[.A82]" office:value-type="time" office:time-value="PT00H00M05.513000046S" calcext:value-type="time">
            <text:p>05,513</text:p>
          </table:table-cell>
        </table:table-row>
        <table:table-row table:style-name="ro1">
          <table:table-cell office:value-type="time" office:time-value="PT1046901H31M48.354999684S" calcext:value-type="time">
            <text:p>1046901:31:48,355</text:p>
          </table:table-cell>
          <table:table-cell office:value-type="time" office:time-value="PT1046901H31M52.344999751S" calcext:value-type="time">
            <text:p>1046901:31:52,345</text:p>
          </table:table-cell>
          <table:table-cell office:value-type="time" office:time-value="PT1046901H31M52.349000014S" calcext:value-type="time">
            <text:p>1046901:31:52,349</text:p>
          </table:table-cell>
          <table:table-cell office:value-type="time" office:time-value="PT1046901H31M52.365000229S" calcext:value-type="time">
            <text:p>1046901:31:52,365</text:p>
          </table:table-cell>
          <table:table-cell office:value-type="time" office:time-value="PT1046901H31M52.36600019S" calcext:value-type="time">
            <text:p>1046901:31:52,366</text:p>
          </table:table-cell>
          <table:table-cell table:formula="of:=[.B83]-[.A83]" office:value-type="time" office:time-value="PT00H00M03.989999858S" calcext:value-type="time">
            <text:p>03,990</text:p>
          </table:table-cell>
          <table:table-cell table:formula="of:=[.C83]-[.B83]" office:value-type="time" office:time-value="PT00H00M00.004000054S" calcext:value-type="time">
            <text:p>00,004</text:p>
          </table:table-cell>
          <table:table-cell table:formula="of:=[.D83]-[.C83]" office:value-type="time" office:time-value="PT00H00M00.016000215S" calcext:value-type="time">
            <text:p>00,016</text:p>
          </table:table-cell>
          <table:table-cell table:formula="of:=[.E83]-[.D83]" office:value-type="time" office:time-value="PT00H00M00.001000171S" calcext:value-type="time">
            <text:p>00,001</text:p>
          </table:table-cell>
          <table:table-cell table:formula="of:=[.E83]-[.A83]" office:value-type="time" office:time-value="PT00H00M04.011000297S" calcext:value-type="time">
            <text:p>04,011</text:p>
          </table:table-cell>
        </table:table-row>
        <table:table-row table:style-name="ro1">
          <table:table-cell office:value-type="time" office:time-value="PT1046901H31M53.570000231S" calcext:value-type="time">
            <text:p>1046901:31:53,570</text:p>
          </table:table-cell>
          <table:table-cell table:number-columns-repeated="2" office:value-type="time" office:time-value="PT1046901H31M59.206000306S" calcext:value-type="time">
            <text:p>1046901:31:59,206</text:p>
          </table:table-cell>
          <table:table-cell office:value-type="time" office:time-value="PT1046901H31M59.220999721S" calcext:value-type="time">
            <text:p>1046901:31:59,221</text:p>
          </table:table-cell>
          <table:table-cell office:value-type="time" office:time-value="PT1046901H31M59.221999682S" calcext:value-type="time">
            <text:p>1046901:31:59,222</text:p>
          </table:table-cell>
          <table:table-cell table:formula="of:=[.B84]-[.A84]" office:value-type="time" office:time-value="PT00H00M05.636000284S" calcext:value-type="time">
            <text:p>05,636</text:p>
          </table:table-cell>
          <table:table-cell table:formula="of:=[.C84]-[.B84]" office:value-type="time" office:time-value="PT00H00M00S" calcext:value-type="time">
            <text:p>00,000</text:p>
          </table:table-cell>
          <table:table-cell table:formula="of:=[.D84]-[.C84]" office:value-type="time" office:time-value="PT00H00M00.014999416S" calcext:value-type="time">
            <text:p>00,015</text:p>
          </table:table-cell>
          <table:table-cell table:formula="of:=[.E84]-[.D84]" office:value-type="time" office:time-value="PT00H00M00.001000171S" calcext:value-type="time">
            <text:p>00,001</text:p>
          </table:table-cell>
          <table:table-cell table:formula="of:=[.E84]-[.A84]" office:value-type="time" office:time-value="PT00H00M05.65199987S" calcext:value-type="time">
            <text:p>05,652</text:p>
          </table:table-cell>
        </table:table-row>
        <table:table-row table:style-name="ro1">
          <table:table-cell office:value-type="time" office:time-value="PT1046901H32M00.386999985S" calcext:value-type="time">
            <text:p>1046901:32:00,387</text:p>
          </table:table-cell>
          <table:table-cell table:number-columns-repeated="2" office:value-type="time" office:time-value="PT1046901H32M03.889999744S" calcext:value-type="time">
            <text:p>1046901:32:03,890</text:p>
          </table:table-cell>
          <table:table-cell office:value-type="time" office:time-value="PT1046901H32M03.9080003S" calcext:value-type="time">
            <text:p>1046901:32:03,908</text:p>
          </table:table-cell>
          <table:table-cell office:value-type="time" office:time-value="PT1046901H32M03.908999842S" calcext:value-type="time">
            <text:p>1046901:32:03,909</text:p>
          </table:table-cell>
          <table:table-cell table:formula="of:=[.B85]-[.A85]" office:value-type="time" office:time-value="PT00H00M03.502999758S" calcext:value-type="time">
            <text:p>03,503</text:p>
          </table:table-cell>
          <table:table-cell table:formula="of:=[.C85]-[.B85]" office:value-type="time" office:time-value="PT00H00M00S" calcext:value-type="time">
            <text:p>00,000</text:p>
          </table:table-cell>
          <table:table-cell table:formula="of:=[.D85]-[.C85]" office:value-type="time" office:time-value="PT00H00M00.018000556S" calcext:value-type="time">
            <text:p>00,018</text:p>
          </table:table-cell>
          <table:table-cell table:formula="of:=[.E85]-[.D85]" office:value-type="time" office:time-value="PT00H00M00.000999542S" calcext:value-type="time">
            <text:p>00,001</text:p>
          </table:table-cell>
          <table:table-cell table:formula="of:=[.E85]-[.A85]" office:value-type="time" office:time-value="PT00H00M03.521999856S" calcext:value-type="time">
            <text:p>03,522</text:p>
          </table:table-cell>
        </table:table-row>
        <table:table-row table:style-name="ro1">
          <table:table-cell office:value-type="time" office:time-value="PT1046901H32M04.948999984S" calcext:value-type="time">
            <text:p>1046901:32:04,949</text:p>
          </table:table-cell>
          <table:table-cell table:number-columns-repeated="2" office:value-type="time" office:time-value="PT1046901H32M10.319999903S" calcext:value-type="time">
            <text:p>1046901:32:10,320</text:p>
          </table:table-cell>
          <table:table-cell office:value-type="time" office:time-value="PT1046901H32M10.336000118S" calcext:value-type="time">
            <text:p>1046901:32:10,336</text:p>
          </table:table-cell>
          <table:table-cell office:value-type="time" office:time-value="PT1046901H32M10.338000041S" calcext:value-type="time">
            <text:p>1046901:32:10,338</text:p>
          </table:table-cell>
          <table:table-cell table:formula="of:=[.B86]-[.A86]" office:value-type="time" office:time-value="PT00H00M05.37099971S" calcext:value-type="time">
            <text:p>05,371</text:p>
          </table:table-cell>
          <table:table-cell table:formula="of:=[.C86]-[.B86]" office:value-type="time" office:time-value="PT00H00M00S" calcext:value-type="time">
            <text:p>00,000</text:p>
          </table:table-cell>
          <table:table-cell table:formula="of:=[.D86]-[.C86]" office:value-type="time" office:time-value="PT00H00M00.016000215S" calcext:value-type="time">
            <text:p>00,016</text:p>
          </table:table-cell>
          <table:table-cell table:formula="of:=[.E86]-[.D86]" office:value-type="time" office:time-value="PT00H00M00.002000341S" calcext:value-type="time">
            <text:p>00,002</text:p>
          </table:table-cell>
          <table:table-cell table:formula="of:=[.E86]-[.A86]" office:value-type="time" office:time-value="PT00H00M05.389000266S" calcext:value-type="time">
            <text:p>05,389</text:p>
          </table:table-cell>
        </table:table-row>
        <table:table-row table:style-name="ro1">
          <table:table-cell office:value-type="time" office:time-value="PT1046901H32M11.358000124S" calcext:value-type="time">
            <text:p>1046901:32:11,358</text:p>
          </table:table-cell>
          <table:table-cell table:number-columns-repeated="2" office:value-type="time" office:time-value="PT1046901H32M15.338000162S" calcext:value-type="time">
            <text:p>1046901:32:15,338</text:p>
          </table:table-cell>
          <table:table-cell table:number-columns-repeated="2" office:value-type="time" office:time-value="PT1046901H32M15.349999694S" calcext:value-type="time">
            <text:p>1046901:32:15,350</text:p>
          </table:table-cell>
          <table:table-cell table:formula="of:=[.B87]-[.A87]" office:value-type="time" office:time-value="PT00H00M03.980000038S" calcext:value-type="time">
            <text:p>03,980</text:p>
          </table:table-cell>
          <table:table-cell table:formula="of:=[.C87]-[.B87]" office:value-type="time" office:time-value="PT00H00M00S" calcext:value-type="time">
            <text:p>00,000</text:p>
          </table:table-cell>
          <table:table-cell table:formula="of:=[.D87]-[.C87]" office:value-type="time" office:time-value="PT00H00M00.011999533S" calcext:value-type="time">
            <text:p>00,012</text:p>
          </table:table-cell>
          <table:table-cell table:formula="of:=[.E87]-[.D87]" office:value-type="time" office:time-value="PT00H00M00S" calcext:value-type="time">
            <text:p>00,000</text:p>
          </table:table-cell>
          <table:table-cell table:formula="of:=[.E87]-[.A87]" office:value-type="time" office:time-value="PT00H00M03.99199957S" calcext:value-type="time">
            <text:p>03,992</text:p>
          </table:table-cell>
        </table:table-row>
        <table:table-row table:style-name="ro1">
          <table:table-cell office:value-type="time" office:time-value="PT1046901H32M16.389000295S" calcext:value-type="time">
            <text:p>1046901:32:16,389</text:p>
          </table:table-cell>
          <table:table-cell table:number-columns-repeated="2" office:value-type="time" office:time-value="PT1046901H32M21.766999941S" calcext:value-type="time">
            <text:p>1046901:32:21,767</text:p>
          </table:table-cell>
          <table:table-cell table:number-columns-repeated="2" office:value-type="time" office:time-value="PT1046901H32M21.779000312S" calcext:value-type="time">
            <text:p>1046901:32:21,779</text:p>
          </table:table-cell>
          <table:table-cell table:formula="of:=[.B88]-[.A88]" office:value-type="time" office:time-value="PT00H00M05.377999647S" calcext:value-type="time">
            <text:p>05,378</text:p>
          </table:table-cell>
          <table:table-cell table:formula="of:=[.C88]-[.B88]" office:value-type="time" office:time-value="PT00H00M00S" calcext:value-type="time">
            <text:p>00,000</text:p>
          </table:table-cell>
          <table:table-cell table:formula="of:=[.D88]-[.C88]" office:value-type="time" office:time-value="PT00H00M00.012000161S" calcext:value-type="time">
            <text:p>00,012</text:p>
          </table:table-cell>
          <table:table-cell table:formula="of:=[.E88]-[.D88]" office:value-type="time" office:time-value="PT00H00M00S" calcext:value-type="time">
            <text:p>00,000</text:p>
          </table:table-cell>
          <table:table-cell table:formula="of:=[.E88]-[.A88]" office:value-type="time" office:time-value="PT00H00M05.389999808S" calcext:value-type="time">
            <text:p>05,390</text:p>
          </table:table-cell>
        </table:table-row>
        <table:table-row table:style-name="ro1">
          <table:table-cell office:value-type="time" office:time-value="PT1046901H32M22.808999587S" calcext:value-type="time">
            <text:p>1046901:32:22,809</text:p>
          </table:table-cell>
          <table:table-cell table:number-columns-repeated="2" office:value-type="time" office:time-value="PT1046901H32M26.29800031S" calcext:value-type="time">
            <text:p>1046901:32:26,298</text:p>
          </table:table-cell>
          <table:table-cell office:value-type="time" office:time-value="PT1046901H32M26.320000291S" calcext:value-type="time">
            <text:p>1046901:32:26,320</text:p>
          </table:table-cell>
          <table:table-cell office:value-type="time" office:time-value="PT1046901H32M26.322000213S" calcext:value-type="time">
            <text:p>1046901:32:26,322</text:p>
          </table:table-cell>
          <table:table-cell table:formula="of:=[.B89]-[.A89]" office:value-type="time" office:time-value="PT00H00M03.489000513S" calcext:value-type="time">
            <text:p>03,489</text:p>
          </table:table-cell>
          <table:table-cell table:formula="of:=[.C89]-[.B89]" office:value-type="time" office:time-value="PT00H00M00S" calcext:value-type="time">
            <text:p>00,000</text:p>
          </table:table-cell>
          <table:table-cell table:formula="of:=[.D89]-[.C89]" office:value-type="time" office:time-value="PT00H00M00.021999981S" calcext:value-type="time">
            <text:p>00,022</text:p>
          </table:table-cell>
          <table:table-cell table:formula="of:=[.E89]-[.D89]" office:value-type="time" office:time-value="PT00H00M00.001999713S" calcext:value-type="time">
            <text:p>00,002</text:p>
          </table:table-cell>
          <table:table-cell table:formula="of:=[.E89]-[.A89]" office:value-type="time" office:time-value="PT00H00M03.513000207S" calcext:value-type="time">
            <text:p>03,513</text:p>
          </table:table-cell>
        </table:table-row>
        <table:table-row table:style-name="ro1">
          <table:table-cell office:value-type="time" office:time-value="PT1046901H32M27.56199969S" calcext:value-type="time">
            <text:p>1046901:32:27,562</text:p>
          </table:table-cell>
          <table:table-cell office:value-type="time" office:time-value="PT1046901H32M33.059999691S" calcext:value-type="time">
            <text:p>1046901:32:33,060</text:p>
          </table:table-cell>
          <table:table-cell office:value-type="time" office:time-value="PT1046901H32M33.062999994S" calcext:value-type="time">
            <text:p>1046901:32:33,063</text:p>
          </table:table-cell>
          <table:table-cell office:value-type="time" office:time-value="PT1046901H32M33.08000017S" calcext:value-type="time">
            <text:p>1046901:32:33,080</text:p>
          </table:table-cell>
          <table:table-cell office:value-type="time" office:time-value="PT1046901H32M33.081000131S" calcext:value-type="time">
            <text:p>1046901:32:33,081</text:p>
          </table:table-cell>
          <table:table-cell table:formula="of:=[.B90]-[.A90]" office:value-type="time" office:time-value="PT00H00M05.498000002S" calcext:value-type="time">
            <text:p>05,498</text:p>
          </table:table-cell>
          <table:table-cell table:formula="of:=[.C90]-[.B90]" office:value-type="time" office:time-value="PT00H00M00.003000512S" calcext:value-type="time">
            <text:p>00,003</text:p>
          </table:table-cell>
          <table:table-cell table:formula="of:=[.D90]-[.C90]" office:value-type="time" office:time-value="PT00H00M00.016999757S" calcext:value-type="time">
            <text:p>00,017</text:p>
          </table:table-cell>
          <table:table-cell table:formula="of:=[.E90]-[.D90]" office:value-type="time" office:time-value="PT00H00M00.001000171S" calcext:value-type="time">
            <text:p>00,001</text:p>
          </table:table-cell>
          <table:table-cell table:formula="of:=[.E90]-[.A90]" office:value-type="time" office:time-value="PT00H00M05.519000441S" calcext:value-type="time">
            <text:p>05,519</text:p>
          </table:table-cell>
        </table:table-row>
        <table:table-row table:style-name="ro1">
          <table:table-cell office:value-type="time" office:time-value="PT1046901H32M34.242999712S" calcext:value-type="time">
            <text:p>1046901:32:34,243</text:p>
          </table:table-cell>
          <table:table-cell table:number-columns-repeated="2" office:value-type="time" office:time-value="PT1046901H32M38.255999722S" calcext:value-type="time">
            <text:p>1046901:32:38,256</text:p>
          </table:table-cell>
          <table:table-cell office:value-type="time" office:time-value="PT1046901H32M38.272999898S" calcext:value-type="time">
            <text:p>1046901:32:38,273</text:p>
          </table:table-cell>
          <table:table-cell office:value-type="time" office:time-value="PT1046901H32M38.274000278S" calcext:value-type="time">
            <text:p>1046901:32:38,274</text:p>
          </table:table-cell>
          <table:table-cell table:formula="of:=[.B91]-[.A91]" office:value-type="time" office:time-value="PT00H00M04.01300001S" calcext:value-type="time">
            <text:p>04,013</text:p>
          </table:table-cell>
          <table:table-cell table:formula="of:=[.C91]-[.B91]" office:value-type="time" office:time-value="PT00H00M00S" calcext:value-type="time">
            <text:p>00,000</text:p>
          </table:table-cell>
          <table:table-cell table:formula="of:=[.D91]-[.C91]" office:value-type="time" office:time-value="PT00H00M00.017000386S" calcext:value-type="time">
            <text:p>00,017</text:p>
          </table:table-cell>
          <table:table-cell table:formula="of:=[.E91]-[.D91]" office:value-type="time" office:time-value="PT00H00M00.001000171S" calcext:value-type="time">
            <text:p>00,001</text:p>
          </table:table-cell>
          <table:table-cell table:formula="of:=[.E91]-[.A91]" office:value-type="time" office:time-value="PT00H00M04.031000566S" calcext:value-type="time">
            <text:p>04,031</text:p>
          </table:table-cell>
        </table:table-row>
        <table:table-row table:style-name="ro1">
          <table:table-cell office:value-type="time" office:time-value="PT1046901H32M39.47900028S" calcext:value-type="time">
            <text:p>1046901:32:39,479</text:p>
          </table:table-cell>
          <table:table-cell table:number-columns-repeated="2" office:value-type="time" office:time-value="PT1046901H32M45.227999724S" calcext:value-type="time">
            <text:p>1046901:32:45,228</text:p>
          </table:table-cell>
          <table:table-cell office:value-type="time" office:time-value="PT1046901H32M45.249000164S" calcext:value-type="time">
            <text:p>1046901:32:45,249</text:p>
          </table:table-cell>
          <table:table-cell office:value-type="time" office:time-value="PT1046901H32M45.249999706S" calcext:value-type="time">
            <text:p>1046901:32:45,250</text:p>
          </table:table-cell>
          <table:table-cell table:formula="of:=[.B92]-[.A92]" office:value-type="time" office:time-value="PT00H00M05.748999445S" calcext:value-type="time">
            <text:p>05,749</text:p>
          </table:table-cell>
          <table:table-cell table:formula="of:=[.C92]-[.B92]" office:value-type="time" office:time-value="PT00H00M00S" calcext:value-type="time">
            <text:p>00,000</text:p>
          </table:table-cell>
          <table:table-cell table:formula="of:=[.D92]-[.C92]" office:value-type="time" office:time-value="PT00H00M00.021000439S" calcext:value-type="time">
            <text:p>00,021</text:p>
          </table:table-cell>
          <table:table-cell table:formula="of:=[.E92]-[.D92]" office:value-type="time" office:time-value="PT00H00M00.000999542S" calcext:value-type="time">
            <text:p>00,001</text:p>
          </table:table-cell>
          <table:table-cell table:formula="of:=[.E92]-[.A92]" office:value-type="time" office:time-value="PT00H00M05.770999426S" calcext:value-type="time">
            <text:p>05,771</text:p>
          </table:table-cell>
        </table:table-row>
        <table:table-row table:style-name="ro1">
          <table:table-cell office:value-type="time" office:time-value="PT1046901H32M46.298999917S" calcext:value-type="time">
            <text:p>1046901:32:46,299</text:p>
          </table:table-cell>
          <table:table-cell table:number-columns-repeated="2" office:value-type="time" office:time-value="PT1046901H32M50.062000025S" calcext:value-type="time">
            <text:p>1046901:32:50,062</text:p>
          </table:table-cell>
          <table:table-cell office:value-type="time" office:time-value="PT1046901H32M50.079000201S" calcext:value-type="time">
            <text:p>1046901:32:50,079</text:p>
          </table:table-cell>
          <table:table-cell office:value-type="time" office:time-value="PT1046901H32M50.080000162S" calcext:value-type="time">
            <text:p>1046901:32:50,080</text:p>
          </table:table-cell>
          <table:table-cell table:formula="of:=[.B93]-[.A93]" office:value-type="time" office:time-value="PT00H00M03.763000108S" calcext:value-type="time">
            <text:p>03,763</text:p>
          </table:table-cell>
          <table:table-cell table:formula="of:=[.C93]-[.B93]" office:value-type="time" office:time-value="PT00H00M00S" calcext:value-type="time">
            <text:p>00,000</text:p>
          </table:table-cell>
          <table:table-cell table:formula="of:=[.D93]-[.C93]" office:value-type="time" office:time-value="PT00H00M00.016999757S" calcext:value-type="time">
            <text:p>00,017</text:p>
          </table:table-cell>
          <table:table-cell table:formula="of:=[.E93]-[.D93]" office:value-type="time" office:time-value="PT00H00M00.001000171S" calcext:value-type="time">
            <text:p>00,001</text:p>
          </table:table-cell>
          <table:table-cell table:formula="of:=[.E93]-[.A93]" office:value-type="time" office:time-value="PT00H00M03.781000036S" calcext:value-type="time">
            <text:p>03,781</text:p>
          </table:table-cell>
        </table:table-row>
        <table:table-row table:style-name="ro1">
          <table:table-cell office:value-type="time" office:time-value="PT1046901H32M51.215999499S" calcext:value-type="time">
            <text:p>1046901:32:51,216</text:p>
          </table:table-cell>
          <table:table-cell table:number-columns-repeated="2" office:value-type="time" office:time-value="PT1046901H32M56.640999829S" calcext:value-type="time">
            <text:p>1046901:32:56,641</text:p>
          </table:table-cell>
          <table:table-cell office:value-type="time" office:time-value="PT1046901H32M56.657000044S" calcext:value-type="time">
            <text:p>1046901:32:56,657</text:p>
          </table:table-cell>
          <table:table-cell office:value-type="time" office:time-value="PT1046901H32M56.658000425S" calcext:value-type="time">
            <text:p>1046901:32:56,658</text:p>
          </table:table-cell>
          <table:table-cell table:formula="of:=[.B94]-[.A94]" office:value-type="time" office:time-value="PT00H00M05.425000121S" calcext:value-type="time">
            <text:p>05,425</text:p>
          </table:table-cell>
          <table:table-cell table:formula="of:=[.C94]-[.B94]" office:value-type="time" office:time-value="PT00H00M00S" calcext:value-type="time">
            <text:p>00,000</text:p>
          </table:table-cell>
          <table:table-cell table:formula="of:=[.D94]-[.C94]" office:value-type="time" office:time-value="PT00H00M00.016000215S" calcext:value-type="time">
            <text:p>00,016</text:p>
          </table:table-cell>
          <table:table-cell table:formula="of:=[.E94]-[.D94]" office:value-type="time" office:time-value="PT00H00M00.001000171S" calcext:value-type="time">
            <text:p>00,001</text:p>
          </table:table-cell>
          <table:table-cell table:formula="of:=[.E94]-[.A94]" office:value-type="time" office:time-value="PT00H00M05.442000506S" calcext:value-type="time">
            <text:p>05,442</text:p>
          </table:table-cell>
        </table:table-row>
        <table:table-row table:style-name="ro1">
          <table:table-cell office:value-type="time" office:time-value="PT1046901H32M57.701999992S" calcext:value-type="time">
            <text:p>1046901:32:57,702</text:p>
          </table:table-cell>
          <table:table-cell table:number-columns-repeated="2" office:value-type="time" office:time-value="PT1046901H33M01.246000249S" calcext:value-type="time">
            <text:p>1046901:33:01,246</text:p>
          </table:table-cell>
          <table:table-cell office:value-type="time" office:time-value="PT1046901H33M01.261999626S" calcext:value-type="time">
            <text:p>1046901:33:01,262</text:p>
          </table:table-cell>
          <table:table-cell office:value-type="time" office:time-value="PT1046901H33M01.263000006S" calcext:value-type="time">
            <text:p>1046901:33:01,263</text:p>
          </table:table-cell>
          <table:table-cell table:formula="of:=[.B95]-[.A95]" office:value-type="time" office:time-value="PT00H00M03.544000466S" calcext:value-type="time">
            <text:p>03,544</text:p>
          </table:table-cell>
          <table:table-cell table:formula="of:=[.C95]-[.B95]" office:value-type="time" office:time-value="PT00H00M00S" calcext:value-type="time">
            <text:p>00,000</text:p>
          </table:table-cell>
          <table:table-cell table:formula="of:=[.D95]-[.C95]" office:value-type="time" office:time-value="PT00H00M00.015999586S" calcext:value-type="time">
            <text:p>00,016</text:p>
          </table:table-cell>
          <table:table-cell table:formula="of:=[.E95]-[.D95]" office:value-type="time" office:time-value="PT00H00M00.001000171S" calcext:value-type="time">
            <text:p>00,001</text:p>
          </table:table-cell>
          <table:table-cell table:formula="of:=[.E95]-[.A95]" office:value-type="time" office:time-value="PT00H00M03.561000223S" calcext:value-type="time">
            <text:p>03,561</text:p>
          </table:table-cell>
        </table:table-row>
        <table:table-row table:style-name="ro1">
          <table:table-cell office:value-type="time" office:time-value="PT1046901H33M02.385000307S" calcext:value-type="time">
            <text:p>1046901:33:02,385</text:p>
          </table:table-cell>
          <table:table-cell table:number-columns-repeated="2" office:value-type="time" office:time-value="PT1046901H33M07.968999892S" calcext:value-type="time">
            <text:p>1046901:33:07,969</text:p>
          </table:table-cell>
          <table:table-cell office:value-type="time" office:time-value="PT1046901H33M07.985000107S" calcext:value-type="time">
            <text:p>1046901:33:07,985</text:p>
          </table:table-cell>
          <table:table-cell office:value-type="time" office:time-value="PT1046901H33M07.987999991S" calcext:value-type="time">
            <text:p>1046901:33:07,988</text:p>
          </table:table-cell>
          <table:table-cell table:formula="of:=[.B96]-[.A96]" office:value-type="time" office:time-value="PT00H00M05.583999585S" calcext:value-type="time">
            <text:p>05,584</text:p>
          </table:table-cell>
          <table:table-cell table:formula="of:=[.C96]-[.B96]" office:value-type="time" office:time-value="PT00H00M00S" calcext:value-type="time">
            <text:p>00,000</text:p>
          </table:table-cell>
          <table:table-cell table:formula="of:=[.D96]-[.C96]" office:value-type="time" office:time-value="PT00H00M00.016000215S" calcext:value-type="time">
            <text:p>00,016</text:p>
          </table:table-cell>
          <table:table-cell table:formula="of:=[.E96]-[.D96]" office:value-type="time" office:time-value="PT00H00M00.002999883S" calcext:value-type="time">
            <text:p>00,003</text:p>
          </table:table-cell>
          <table:table-cell table:formula="of:=[.E96]-[.A96]" office:value-type="time" office:time-value="PT00H00M05.602999683S" calcext:value-type="time">
            <text:p>05,603</text:p>
          </table:table-cell>
        </table:table-row>
        <table:table-row table:style-name="ro1">
          <table:table-cell office:value-type="time" office:time-value="PT1046901H33M09.183999505S" calcext:value-type="time">
            <text:p>1046901:33:09,184</text:p>
          </table:table-cell>
          <table:table-cell table:number-columns-repeated="2" office:value-type="time" office:time-value="PT1046901H33M13.022000045S" calcext:value-type="time">
            <text:p>1046901:33:13,022</text:p>
          </table:table-cell>
          <table:table-cell office:value-type="time" office:time-value="PT1046901H33M13.03800026S" calcext:value-type="time">
            <text:p>1046901:33:13,038</text:p>
          </table:table-cell>
          <table:table-cell office:value-type="time" office:time-value="PT1046901H33M13.038999802S" calcext:value-type="time">
            <text:p>1046901:33:13,039</text:p>
          </table:table-cell>
          <table:table-cell table:formula="of:=[.B97]-[.A97]" office:value-type="time" office:time-value="PT00H00M03.83800033S" calcext:value-type="time">
            <text:p>03,838</text:p>
          </table:table-cell>
          <table:table-cell table:formula="of:=[.C97]-[.B97]" office:value-type="time" office:time-value="PT00H00M00S" calcext:value-type="time">
            <text:p>00,000</text:p>
          </table:table-cell>
          <table:table-cell table:formula="of:=[.D97]-[.C97]" office:value-type="time" office:time-value="PT00H00M00.016000215S" calcext:value-type="time">
            <text:p>00,016</text:p>
          </table:table-cell>
          <table:table-cell table:formula="of:=[.E97]-[.D97]" office:value-type="time" office:time-value="PT00H00M00.000999542S" calcext:value-type="time">
            <text:p>00,001</text:p>
          </table:table-cell>
          <table:table-cell table:formula="of:=[.E97]-[.A97]" office:value-type="time" office:time-value="PT00H00M03.855000087S" calcext:value-type="time">
            <text:p>03,855</text:p>
          </table:table-cell>
        </table:table-row>
        <table:table-row table:style-name="ro1">
          <table:table-cell office:value-type="time" office:time-value="PT1046901H33M14.087000052S" calcext:value-type="time">
            <text:p>1046901:33:14,087</text:p>
          </table:table-cell>
          <table:table-cell table:number-columns-repeated="2" office:value-type="time" office:time-value="PT1046901H33M19.361999519S" calcext:value-type="time">
            <text:p>1046901:33:19,362</text:p>
          </table:table-cell>
          <table:table-cell office:value-type="time" office:time-value="PT1046901H33M19.377999734S" calcext:value-type="time">
            <text:p>1046901:33:19,378</text:p>
          </table:table-cell>
          <table:table-cell office:value-type="time" office:time-value="PT1046901H33M19.380000494S" calcext:value-type="time">
            <text:p>1046901:33:19,380</text:p>
          </table:table-cell>
          <table:table-cell table:formula="of:=[.B98]-[.A98]" office:value-type="time" office:time-value="PT00H00M05.274999677S" calcext:value-type="time">
            <text:p>05,275</text:p>
          </table:table-cell>
          <table:table-cell table:formula="of:=[.C98]-[.B98]" office:value-type="time" office:time-value="PT00H00M00S" calcext:value-type="time">
            <text:p>00,000</text:p>
          </table:table-cell>
          <table:table-cell table:formula="of:=[.D98]-[.C98]" office:value-type="time" office:time-value="PT00H00M00.016000215S" calcext:value-type="time">
            <text:p>00,016</text:p>
          </table:table-cell>
          <table:table-cell table:formula="of:=[.E98]-[.D98]" office:value-type="time" office:time-value="PT00H00M00.002000341S" calcext:value-type="time">
            <text:p>00,002</text:p>
          </table:table-cell>
          <table:table-cell table:formula="of:=[.E98]-[.A98]" office:value-type="time" office:time-value="PT00H00M05.293000233S" calcext:value-type="time">
            <text:p>05,293</text:p>
          </table:table-cell>
        </table:table-row>
        <table:table-row table:style-name="ro1">
          <table:table-cell office:value-type="time" office:time-value="PT1046901H33M20.394999934S" calcext:value-type="time">
            <text:p>1046901:33:20,395</text:p>
          </table:table-cell>
          <table:table-cell table:number-columns-repeated="2" office:value-type="time" office:time-value="PT1046901H33M23.775000293S" calcext:value-type="time">
            <text:p>1046901:33:23,775</text:p>
          </table:table-cell>
          <table:table-cell office:value-type="time" office:time-value="PT1046901H33M23.791999631S" calcext:value-type="time">
            <text:p>1046901:33:23,792</text:p>
          </table:table-cell>
          <table:table-cell office:value-type="time" office:time-value="PT1046901H33M23.793000011S" calcext:value-type="time">
            <text:p>1046901:33:23,793</text:p>
          </table:table-cell>
          <table:table-cell table:formula="of:=[.B99]-[.A99]" office:value-type="time" office:time-value="PT00H00M03.380000149S" calcext:value-type="time">
            <text:p>03,380</text:p>
          </table:table-cell>
          <table:table-cell table:formula="of:=[.C99]-[.B99]" office:value-type="time" office:time-value="PT00H00M00S" calcext:value-type="time">
            <text:p>00,000</text:p>
          </table:table-cell>
          <table:table-cell table:formula="of:=[.D99]-[.C99]" office:value-type="time" office:time-value="PT00H00M00.016999757S" calcext:value-type="time">
            <text:p>00,017</text:p>
          </table:table-cell>
          <table:table-cell table:formula="of:=[.E99]-[.D99]" office:value-type="time" office:time-value="PT00H00M00.001000171S" calcext:value-type="time">
            <text:p>00,001</text:p>
          </table:table-cell>
          <table:table-cell table:formula="of:=[.E99]-[.A99]" office:value-type="time" office:time-value="PT00H00M03.398000076S" calcext:value-type="time">
            <text:p>03,398</text:p>
          </table:table-cell>
        </table:table-row>
        <table:table-row table:style-name="ro1">
          <table:table-cell office:value-type="time" office:time-value="PT1046901H33M24.948000284S" calcext:value-type="time">
            <text:p>1046901:33:24,948</text:p>
          </table:table-cell>
          <table:table-cell table:number-columns-repeated="2" office:value-type="time" office:time-value="PT1046901H33M30.141999973S" calcext:value-type="time">
            <text:p>1046901:33:30,142</text:p>
          </table:table-cell>
          <table:table-cell office:value-type="time" office:time-value="PT1046901H33M30.15899973S" calcext:value-type="time">
            <text:p>1046901:33:30,159</text:p>
          </table:table-cell>
          <table:table-cell office:value-type="time" office:time-value="PT1046901H33M30.159999691S" calcext:value-type="time">
            <text:p>1046901:33:30,160</text:p>
          </table:table-cell>
          <table:table-cell table:formula="of:=[.B100]-[.A100]" office:value-type="time" office:time-value="PT00H00M05.193999689S" calcext:value-type="time">
            <text:p>05,194</text:p>
          </table:table-cell>
          <table:table-cell table:formula="of:=[.C100]-[.B100]" office:value-type="time" office:time-value="PT00H00M00S" calcext:value-type="time">
            <text:p>00,000</text:p>
          </table:table-cell>
          <table:table-cell table:formula="of:=[.D100]-[.C100]" office:value-type="time" office:time-value="PT00H00M00.016999757S" calcext:value-type="time">
            <text:p>00,017</text:p>
          </table:table-cell>
          <table:table-cell table:formula="of:=[.E100]-[.D100]" office:value-type="time" office:time-value="PT00H00M00.001000171S" calcext:value-type="time">
            <text:p>00,001</text:p>
          </table:table-cell>
          <table:table-cell table:formula="of:=[.E100]-[.A100]" office:value-type="time" office:time-value="PT00H00M05.211999617S" calcext:value-type="time">
            <text:p>05,212</text:p>
          </table:table-cell>
        </table:table-row>
        <table:table-row table:style-name="ro1">
          <table:table-cell office:value-type="time" office:time-value="PT1046901H33M31.205000058S" calcext:value-type="time">
            <text:p>1046901:33:31,205</text:p>
          </table:table-cell>
          <table:table-cell table:number-columns-repeated="2" office:value-type="time" office:time-value="PT1046901H33M34.606000017S" calcext:value-type="time">
            <text:p>1046901:33:34,606</text:p>
          </table:table-cell>
          <table:table-cell office:value-type="time" office:time-value="PT1046901H33M34.621999813S" calcext:value-type="time">
            <text:p>1046901:33:34,622</text:p>
          </table:table-cell>
          <table:table-cell office:value-type="time" office:time-value="PT1046901H33M34.623000193S" calcext:value-type="time">
            <text:p>1046901:33:34,623</text:p>
          </table:table-cell>
          <table:table-cell table:formula="of:=[.B101]-[.A101]" office:value-type="time" office:time-value="PT00H00M03.40099996S" calcext:value-type="time">
            <text:p>03,401</text:p>
          </table:table-cell>
          <table:table-cell table:formula="of:=[.C101]-[.B101]" office:value-type="time" office:time-value="PT00H00M00S" calcext:value-type="time">
            <text:p>00,000</text:p>
          </table:table-cell>
          <table:table-cell table:formula="of:=[.D101]-[.C101]" office:value-type="time" office:time-value="PT00H00M00.015999586S" calcext:value-type="time">
            <text:p>00,016</text:p>
          </table:table-cell>
          <table:table-cell table:formula="of:=[.E101]-[.D101]" office:value-type="time" office:time-value="PT00H00M00.001000171S" calcext:value-type="time">
            <text:p>00,001</text:p>
          </table:table-cell>
          <table:table-cell table:formula="of:=[.E101]-[.A101]" office:value-type="time" office:time-value="PT00H00M03.417999716S" calcext:value-type="time">
            <text:p>03,418</text:p>
          </table:table-cell>
        </table:table-row>
        <table:table-row table:style-name="ro1">
          <table:table-cell office:value-type="time" office:time-value="PT1046901H33M35.785000194S" calcext:value-type="time">
            <text:p>1046901:33:35,785</text:p>
          </table:table-cell>
          <table:table-cell office:value-type="time" office:time-value="PT1046901H33M41.395999985S" calcext:value-type="time">
            <text:p>1046901:33:41,396</text:p>
          </table:table-cell>
          <table:table-cell office:value-type="time" office:time-value="PT1046901H33M41.397000365S" calcext:value-type="time">
            <text:p>1046901:33:41,397</text:p>
          </table:table-cell>
          <table:table-cell office:value-type="time" office:time-value="PT1046901H33M41.420999849S" calcext:value-type="time">
            <text:p>1046901:33:41,421</text:p>
          </table:table-cell>
          <table:table-cell office:value-type="time" office:time-value="PT1046901H33M41.422000229S" calcext:value-type="time">
            <text:p>1046901:33:41,422</text:p>
          </table:table-cell>
          <table:table-cell table:formula="of:=[.B102]-[.A102]" office:value-type="time" office:time-value="PT00H00M05.610999791S" calcext:value-type="time">
            <text:p>05,611</text:p>
          </table:table-cell>
          <table:table-cell table:formula="of:=[.C102]-[.B102]" office:value-type="time" office:time-value="PT00H00M00.001000171S" calcext:value-type="time">
            <text:p>00,001</text:p>
          </table:table-cell>
          <table:table-cell table:formula="of:=[.D102]-[.C102]" office:value-type="time" office:time-value="PT00H00M00.023999694S" calcext:value-type="time">
            <text:p>00,024</text:p>
          </table:table-cell>
          <table:table-cell table:formula="of:=[.E102]-[.D102]" office:value-type="time" office:time-value="PT00H00M00.001000171S" calcext:value-type="time">
            <text:p>00,001</text:p>
          </table:table-cell>
          <table:table-cell table:formula="of:=[.E102]-[.A102]" office:value-type="time" office:time-value="PT00H00M05.636999826S" calcext:value-type="time">
            <text:p>05,637</text:p>
          </table:table-cell>
        </table:table-row>
        <table:table-row table:style-name="ro1">
          <table:table-cell office:value-type="time" office:time-value="PT1046901H33M42.477999749S" calcext:value-type="time">
            <text:p>1046901:33:42,478</text:p>
          </table:table-cell>
          <table:table-cell table:number-columns-repeated="2" office:value-type="time" office:time-value="PT1046901H33M45.889000157S" calcext:value-type="time">
            <text:p>1046901:33:45,889</text:p>
          </table:table-cell>
          <table:table-cell table:number-columns-repeated="2" office:value-type="time" office:time-value="PT1046901H33M45.903000031S" calcext:value-type="time">
            <text:p>1046901:33:45,903</text:p>
          </table:table-cell>
          <table:table-cell table:formula="of:=[.B103]-[.A103]" office:value-type="time" office:time-value="PT00H00M03.411000408S" calcext:value-type="time">
            <text:p>03,411</text:p>
          </table:table-cell>
          <table:table-cell table:formula="of:=[.C103]-[.B103]" office:value-type="time" office:time-value="PT00H00M00S" calcext:value-type="time">
            <text:p>00,000</text:p>
          </table:table-cell>
          <table:table-cell table:formula="of:=[.D103]-[.C103]" office:value-type="time" office:time-value="PT00H00M00.013999874S" calcext:value-type="time">
            <text:p>00,014</text:p>
          </table:table-cell>
          <table:table-cell table:formula="of:=[.E103]-[.D103]" office:value-type="time" office:time-value="PT00H00M00S" calcext:value-type="time">
            <text:p>00,000</text:p>
          </table:table-cell>
          <table:table-cell table:formula="of:=[.E103]-[.A103]" office:value-type="time" office:time-value="PT00H00M03.425000282S" calcext:value-type="time">
            <text:p>03,425</text:p>
          </table:table-cell>
        </table:table-row>
        <table:table-row table:style-name="ro1">
          <table:table-cell office:value-type="time" office:time-value="PT1046901H33M46.941999793S" calcext:value-type="time">
            <text:p>1046901:33:46,942</text:p>
          </table:table-cell>
          <table:table-cell table:number-columns-repeated="2" office:value-type="time" office:time-value="PT1046901H33M52.27999974S" calcext:value-type="time">
            <text:p>1046901:33:52,280</text:p>
          </table:table-cell>
          <table:table-cell office:value-type="time" office:time-value="PT1046901H33M52.294999994S" calcext:value-type="time">
            <text:p>1046901:33:52,295</text:p>
          </table:table-cell>
          <table:table-cell office:value-type="time" office:time-value="PT1046901H33M52.295999955S" calcext:value-type="time">
            <text:p>1046901:33:52,296</text:p>
          </table:table-cell>
          <table:table-cell table:formula="of:=[.B104]-[.A104]" office:value-type="time" office:time-value="PT00H00M05.337999738S" calcext:value-type="time">
            <text:p>05,338</text:p>
          </table:table-cell>
          <table:table-cell table:formula="of:=[.C104]-[.B104]" office:value-type="time" office:time-value="PT00H00M00S" calcext:value-type="time">
            <text:p>00,000</text:p>
          </table:table-cell>
          <table:table-cell table:formula="of:=[.D104]-[.C104]" office:value-type="time" office:time-value="PT00H00M00.015000044S" calcext:value-type="time">
            <text:p>00,015</text:p>
          </table:table-cell>
          <table:table-cell table:formula="of:=[.E104]-[.D104]" office:value-type="time" office:time-value="PT00H00M00.001000171S" calcext:value-type="time">
            <text:p>00,001</text:p>
          </table:table-cell>
          <table:table-cell table:formula="of:=[.E104]-[.A104]" office:value-type="time" office:time-value="PT00H00M05.353999953S" calcext:value-type="time">
            <text:p>05,354</text:p>
          </table:table-cell>
        </table:table-row>
        <table:table-row table:style-name="ro1">
          <table:table-cell office:value-type="time" office:time-value="PT1046901H33M53.311000234S" calcext:value-type="time">
            <text:p>1046901:33:53,311</text:p>
          </table:table-cell>
          <table:table-cell table:number-columns-repeated="2" office:value-type="time" office:time-value="PT1046901H33M57.217999762S" calcext:value-type="time">
            <text:p>1046901:33:57,218</text:p>
          </table:table-cell>
          <table:table-cell office:value-type="time" office:time-value="PT1046901H33M57.250000192S" calcext:value-type="time">
            <text:p>1046901:33:57,250</text:p>
          </table:table-cell>
          <table:table-cell office:value-type="time" office:time-value="PT1046901H33M57.250999734S" calcext:value-type="time">
            <text:p>1046901:33:57,251</text:p>
          </table:table-cell>
          <table:table-cell table:formula="of:=[.B105]-[.A105]" office:value-type="time" office:time-value="PT00H00M03.906999528S" calcext:value-type="time">
            <text:p>03,907</text:p>
          </table:table-cell>
          <table:table-cell table:formula="of:=[.C105]-[.B105]" office:value-type="time" office:time-value="PT00H00M00S" calcext:value-type="time">
            <text:p>00,000</text:p>
          </table:table-cell>
          <table:table-cell table:formula="of:=[.D105]-[.C105]" office:value-type="time" office:time-value="PT00H00M00.03200043S" calcext:value-type="time">
            <text:p>00,032</text:p>
          </table:table-cell>
          <table:table-cell table:formula="of:=[.E105]-[.D105]" office:value-type="time" office:time-value="PT00H00M00.000999542S" calcext:value-type="time">
            <text:p>00,001</text:p>
          </table:table-cell>
          <table:table-cell table:formula="of:=[.E105]-[.A105]" office:value-type="time" office:time-value="PT00H00M03.9399995S" calcext:value-type="time">
            <text:p>03,940</text:p>
          </table:table-cell>
        </table:table-row>
        <table:table-row table:style-name="ro1">
          <table:table-cell office:value-type="time" office:time-value="PT1046901H33M58.458000077S" calcext:value-type="time">
            <text:p>1046901:33:58,458</text:p>
          </table:table-cell>
          <table:table-cell office:value-type="time" office:time-value="PT1046901H34M04.370999839S" calcext:value-type="time">
            <text:p>1046901:34:04,371</text:p>
          </table:table-cell>
          <table:table-cell office:value-type="time" office:time-value="PT1046901H34M04.3719998S" calcext:value-type="time">
            <text:p>1046901:34:04,372</text:p>
          </table:table-cell>
          <table:table-cell office:value-type="time" office:time-value="PT1046901H34M04.388000015S" calcext:value-type="time">
            <text:p>1046901:34:04,388</text:p>
          </table:table-cell>
          <table:table-cell office:value-type="time" office:time-value="PT1046901H34M04.390999898S" calcext:value-type="time">
            <text:p>1046901:34:04,391</text:p>
          </table:table-cell>
          <table:table-cell table:formula="of:=[.B106]-[.A106]" office:value-type="time" office:time-value="PT00H00M05.912999762S" calcext:value-type="time">
            <text:p>05,913</text:p>
          </table:table-cell>
          <table:table-cell table:formula="of:=[.C106]-[.B106]" office:value-type="time" office:time-value="PT00H00M00.001000171S" calcext:value-type="time">
            <text:p>00,001</text:p>
          </table:table-cell>
          <table:table-cell table:formula="of:=[.D106]-[.C106]" office:value-type="time" office:time-value="PT00H00M00.016000215S" calcext:value-type="time">
            <text:p>00,016</text:p>
          </table:table-cell>
          <table:table-cell table:formula="of:=[.E106]-[.D106]" office:value-type="time" office:time-value="PT00H00M00.002999883S" calcext:value-type="time">
            <text:p>00,003</text:p>
          </table:table-cell>
          <table:table-cell table:formula="of:=[.E106]-[.A106]" office:value-type="time" office:time-value="PT00H00M05.933000031S" calcext:value-type="time">
            <text:p>05,933</text:p>
          </table:table-cell>
        </table:table-row>
        <table:table-row table:style-name="ro1">
          <table:table-cell office:value-type="time" office:time-value="PT1046901H34M05.457999827S" calcext:value-type="time">
            <text:p>1046901:34:05,458</text:p>
          </table:table-cell>
          <table:table-cell office:value-type="time" office:time-value="PT1046901H34M08.982000025S" calcext:value-type="time">
            <text:p>1046901:34:08,982</text:p>
          </table:table-cell>
          <table:table-cell office:value-type="time" office:time-value="PT1046901H34M08.983000405S" calcext:value-type="time">
            <text:p>1046901:34:08,983</text:p>
          </table:table-cell>
          <table:table-cell office:value-type="time" office:time-value="PT1046901H34M08.999999743S" calcext:value-type="time">
            <text:p>1046901:34:09,000</text:p>
          </table:table-cell>
          <table:table-cell office:value-type="time" office:time-value="PT1046901H34M09.001000123S" calcext:value-type="time">
            <text:p>1046901:34:09,001</text:p>
          </table:table-cell>
          <table:table-cell table:formula="of:=[.B107]-[.A107]" office:value-type="time" office:time-value="PT00H00M03.524000198S" calcext:value-type="time">
            <text:p>03,524</text:p>
          </table:table-cell>
          <table:table-cell table:formula="of:=[.C107]-[.B107]" office:value-type="time" office:time-value="PT00H00M00.001000171S" calcext:value-type="time">
            <text:p>00,001</text:p>
          </table:table-cell>
          <table:table-cell table:formula="of:=[.D107]-[.C107]" office:value-type="time" office:time-value="PT00H00M00.016999757S" calcext:value-type="time">
            <text:p>00,017</text:p>
          </table:table-cell>
          <table:table-cell table:formula="of:=[.E107]-[.D107]" office:value-type="time" office:time-value="PT00H00M00.001000171S" calcext:value-type="time">
            <text:p>00,001</text:p>
          </table:table-cell>
          <table:table-cell table:formula="of:=[.E107]-[.A107]" office:value-type="time" office:time-value="PT00H00M03.543000296S" calcext:value-type="time">
            <text:p>03,543</text:p>
          </table:table-cell>
        </table:table-row>
        <table:table-row table:style-name="ro1">
          <table:table-cell office:value-type="time" office:time-value="PT1046901H34M10.148000289S" calcext:value-type="time">
            <text:p>1046901:34:10,148</text:p>
          </table:table-cell>
          <table:table-cell table:number-columns-repeated="2" office:value-type="time" office:time-value="PT1046901H34M15.781000061S" calcext:value-type="time">
            <text:p>1046901:34:15,781</text:p>
          </table:table-cell>
          <table:table-cell office:value-type="time" office:time-value="PT1046901H34M15.797000276S" calcext:value-type="time">
            <text:p>1046901:34:15,797</text:p>
          </table:table-cell>
          <table:table-cell office:value-type="time" office:time-value="PT1046901H34M15.797999818S" calcext:value-type="time">
            <text:p>1046901:34:15,798</text:p>
          </table:table-cell>
          <table:table-cell table:formula="of:=[.B108]-[.A108]" office:value-type="time" office:time-value="PT00H00M05.632999772S" calcext:value-type="time">
            <text:p>05,633</text:p>
          </table:table-cell>
          <table:table-cell table:formula="of:=[.C108]-[.B108]" office:value-type="time" office:time-value="PT00H00M00S" calcext:value-type="time">
            <text:p>00,000</text:p>
          </table:table-cell>
          <table:table-cell table:formula="of:=[.D108]-[.C108]" office:value-type="time" office:time-value="PT00H00M00.016000215S" calcext:value-type="time">
            <text:p>00,016</text:p>
          </table:table-cell>
          <table:table-cell table:formula="of:=[.E108]-[.D108]" office:value-type="time" office:time-value="PT00H00M00.000999542S" calcext:value-type="time">
            <text:p>00,001</text:p>
          </table:table-cell>
          <table:table-cell table:formula="of:=[.E108]-[.A108]" office:value-type="time" office:time-value="PT00H00M05.649999529S" calcext:value-type="time">
            <text:p>05,650</text:p>
          </table:table-cell>
        </table:table-row>
        <table:table-row table:style-name="ro1">
          <table:table-cell office:value-type="time" office:time-value="PT1046901H34M16.873000273S" calcext:value-type="time">
            <text:p>1046901:34:16,873</text:p>
          </table:table-cell>
          <table:table-cell table:number-columns-repeated="2" office:value-type="time" office:time-value="PT1046901H34M20.764999967S" calcext:value-type="time">
            <text:p>1046901:34:20,765</text:p>
          </table:table-cell>
          <table:table-cell office:value-type="time" office:time-value="PT1046901H34M20.784000065S" calcext:value-type="time">
            <text:p>1046901:34:20,784</text:p>
          </table:table-cell>
          <table:table-cell office:value-type="time" office:time-value="PT1046901H34M20.785000026S" calcext:value-type="time">
            <text:p>1046901:34:20,785</text:p>
          </table:table-cell>
          <table:table-cell table:formula="of:=[.B109]-[.A109]" office:value-type="time" office:time-value="PT00H00M03.891999484S" calcext:value-type="time">
            <text:p>03,892</text:p>
          </table:table-cell>
          <table:table-cell table:formula="of:=[.C109]-[.B109]" office:value-type="time" office:time-value="PT00H00M00S" calcext:value-type="time">
            <text:p>00,000</text:p>
          </table:table-cell>
          <table:table-cell table:formula="of:=[.D109]-[.C109]" office:value-type="time" office:time-value="PT00H00M00.019000098S" calcext:value-type="time">
            <text:p>00,019</text:p>
          </table:table-cell>
          <table:table-cell table:formula="of:=[.E109]-[.D109]" office:value-type="time" office:time-value="PT00H00M00.001000171S" calcext:value-type="time">
            <text:p>00,001</text:p>
          </table:table-cell>
          <table:table-cell table:formula="of:=[.E109]-[.A109]" office:value-type="time" office:time-value="PT00H00M03.911999753S" calcext:value-type="time">
            <text:p>03,912</text:p>
          </table:table-cell>
        </table:table-row>
        <table:table-row table:style-name="ro1">
          <table:table-cell office:value-type="time" office:time-value="PT1046901H34M21.836999701S" calcext:value-type="time">
            <text:p>1046901:34:21,837</text:p>
          </table:table-cell>
          <table:table-cell table:number-columns-repeated="2" office:value-type="time" office:time-value="PT1046901H34M27.320000287S" calcext:value-type="time">
            <text:p>1046901:34:27,320</text:p>
          </table:table-cell>
          <table:table-cell office:value-type="time" office:time-value="PT1046901H34M27.335999664S" calcext:value-type="time">
            <text:p>1046901:34:27,336</text:p>
          </table:table-cell>
          <table:table-cell office:value-type="time" office:time-value="PT1046901H34M27.337000044S" calcext:value-type="time">
            <text:p>1046901:34:27,337</text:p>
          </table:table-cell>
          <table:table-cell table:formula="of:=[.B110]-[.A110]" office:value-type="time" office:time-value="PT00H00M05.483000586S" calcext:value-type="time">
            <text:p>05,483</text:p>
          </table:table-cell>
          <table:table-cell table:formula="of:=[.C110]-[.B110]" office:value-type="time" office:time-value="PT00H00M00S" calcext:value-type="time">
            <text:p>00,000</text:p>
          </table:table-cell>
          <table:table-cell table:formula="of:=[.D110]-[.C110]" office:value-type="time" office:time-value="PT00H00M00.015999586S" calcext:value-type="time">
            <text:p>00,016</text:p>
          </table:table-cell>
          <table:table-cell table:formula="of:=[.E110]-[.D110]" office:value-type="time" office:time-value="PT00H00M00.001000171S" calcext:value-type="time">
            <text:p>00,001</text:p>
          </table:table-cell>
          <table:table-cell table:formula="of:=[.E110]-[.A110]" office:value-type="time" office:time-value="PT00H00M05.500000343S" calcext:value-type="time">
            <text:p>05,500</text:p>
          </table:table-cell>
        </table:table-row>
        <table:table-row table:style-name="ro1">
          <table:table-cell office:value-type="time" office:time-value="PT1046901H34M28.405999895S" calcext:value-type="time">
            <text:p>1046901:34:28,406</text:p>
          </table:table-cell>
          <table:table-cell office:value-type="time" office:time-value="PT1046901H34M32.147000022S" calcext:value-type="time">
            <text:p>1046901:34:32,147</text:p>
          </table:table-cell>
          <table:table-cell office:value-type="time" office:time-value="PT1046901H34M32.147999983S" calcext:value-type="time">
            <text:p>1046901:34:32,148</text:p>
          </table:table-cell>
          <table:table-cell office:value-type="time" office:time-value="PT1046901H34M32.158999555S" calcext:value-type="time">
            <text:p>1046901:34:32,159</text:p>
          </table:table-cell>
          <table:table-cell office:value-type="time" office:time-value="PT1046901H34M32.161000315S" calcext:value-type="time">
            <text:p>1046901:34:32,161</text:p>
          </table:table-cell>
          <table:table-cell table:formula="of:=[.B111]-[.A111]" office:value-type="time" office:time-value="PT00H00M03.741000127S" calcext:value-type="time">
            <text:p>03,741</text:p>
          </table:table-cell>
          <table:table-cell table:formula="of:=[.C111]-[.B111]" office:value-type="time" office:time-value="PT00H00M00.000999542S" calcext:value-type="time">
            <text:p>00,001</text:p>
          </table:table-cell>
          <table:table-cell table:formula="of:=[.D111]-[.C111]" office:value-type="time" office:time-value="PT00H00M00.010999991S" calcext:value-type="time">
            <text:p>00,011</text:p>
          </table:table-cell>
          <table:table-cell table:formula="of:=[.E111]-[.D111]" office:value-type="time" office:time-value="PT00H00M00.002000341S" calcext:value-type="time">
            <text:p>00,002</text:p>
          </table:table-cell>
          <table:table-cell table:formula="of:=[.E111]-[.A111]" office:value-type="time" office:time-value="PT00H00M03.755000001S" calcext:value-type="time">
            <text:p>03,755</text:p>
          </table:table-cell>
        </table:table-row>
        <table:table-row table:style-name="ro1">
          <table:table-cell office:value-type="time" office:time-value="PT1046901H34M33.224999942S" calcext:value-type="time">
            <text:p>1046901:34:33,225</text:p>
          </table:table-cell>
          <table:table-cell office:value-type="time" office:time-value="PT1046901H34M38.73000009S" calcext:value-type="time">
            <text:p>1046901:34:38,730</text:p>
          </table:table-cell>
          <table:table-cell office:value-type="time" office:time-value="PT1046901H34M38.731000051S" calcext:value-type="time">
            <text:p>1046901:34:38,731</text:p>
          </table:table-cell>
          <table:table-cell office:value-type="time" office:time-value="PT1046901H34M38.750000149S" calcext:value-type="time">
            <text:p>1046901:34:38,750</text:p>
          </table:table-cell>
          <table:table-cell office:value-type="time" office:time-value="PT1046901H34M38.750999691S" calcext:value-type="time">
            <text:p>1046901:34:38,751</text:p>
          </table:table-cell>
          <table:table-cell table:formula="of:=[.B112]-[.A112]" office:value-type="time" office:time-value="PT00H00M05.504999938S" calcext:value-type="time">
            <text:p>05,505</text:p>
          </table:table-cell>
          <table:table-cell table:formula="of:=[.C112]-[.B112]" office:value-type="time" office:time-value="PT00H00M00.001000171S" calcext:value-type="time">
            <text:p>00,001</text:p>
          </table:table-cell>
          <table:table-cell table:formula="of:=[.D112]-[.C112]" office:value-type="time" office:time-value="PT00H00M00.019000098S" calcext:value-type="time">
            <text:p>00,019</text:p>
          </table:table-cell>
          <table:table-cell table:formula="of:=[.E112]-[.D112]" office:value-type="time" office:time-value="PT00H00M00.000999542S" calcext:value-type="time">
            <text:p>00,001</text:p>
          </table:table-cell>
          <table:table-cell table:formula="of:=[.E112]-[.A112]" office:value-type="time" office:time-value="PT00H00M05.525999749S" calcext:value-type="time">
            <text:p>05,526</text:p>
          </table:table-cell>
        </table:table-row>
        <table:table-row table:style-name="ro1">
          <table:table-cell office:value-type="time" office:time-value="PT1046901H34M39.936000053S" calcext:value-type="time">
            <text:p>1046901:34:39,936</text:p>
          </table:table-cell>
          <table:table-cell table:number-columns-repeated="2" office:value-type="time" office:time-value="PT1046901H34M43.372999867S" calcext:value-type="time">
            <text:p>1046901:34:43,373</text:p>
          </table:table-cell>
          <table:table-cell office:value-type="time" office:time-value="PT1046901H34M43.390999585S" calcext:value-type="time">
            <text:p>1046901:34:43,391</text:p>
          </table:table-cell>
          <table:table-cell office:value-type="time" office:time-value="PT1046901H34M43.391999966S" calcext:value-type="time">
            <text:p>1046901:34:43,392</text:p>
          </table:table-cell>
          <table:table-cell table:formula="of:=[.B113]-[.A113]" office:value-type="time" office:time-value="PT00H00M03.436999815S" calcext:value-type="time">
            <text:p>03,437</text:p>
          </table:table-cell>
          <table:table-cell table:formula="of:=[.C113]-[.B113]" office:value-type="time" office:time-value="PT00H00M00S" calcext:value-type="time">
            <text:p>00,000</text:p>
          </table:table-cell>
          <table:table-cell table:formula="of:=[.D113]-[.C113]" office:value-type="time" office:time-value="PT00H00M00.017999928S" calcext:value-type="time">
            <text:p>00,018</text:p>
          </table:table-cell>
          <table:table-cell table:formula="of:=[.E113]-[.D113]" office:value-type="time" office:time-value="PT00H00M00.001000171S" calcext:value-type="time">
            <text:p>00,001</text:p>
          </table:table-cell>
          <table:table-cell table:formula="of:=[.E113]-[.A113]" office:value-type="time" office:time-value="PT00H00M03.455999913S" calcext:value-type="time">
            <text:p>03,456</text:p>
          </table:table-cell>
        </table:table-row>
        <table:table-row table:style-name="ro1">
          <table:table-cell office:value-type="time" office:time-value="PT1046901H34M44.514999809S" calcext:value-type="time">
            <text:p>1046901:34:44,515</text:p>
          </table:table-cell>
          <table:table-cell table:number-columns-repeated="2" office:value-type="time" office:time-value="PT1046901H34M50.268999897S" calcext:value-type="time">
            <text:p>1046901:34:50,269</text:p>
          </table:table-cell>
          <table:table-cell office:value-type="time" office:time-value="PT1046901H34M50.284999693S" calcext:value-type="time">
            <text:p>1046901:34:50,285</text:p>
          </table:table-cell>
          <table:table-cell office:value-type="time" office:time-value="PT1046901H34M50.286000073S" calcext:value-type="time">
            <text:p>1046901:34:50,286</text:p>
          </table:table-cell>
          <table:table-cell table:formula="of:=[.B114]-[.A114]" office:value-type="time" office:time-value="PT00H00M05.754000298S" calcext:value-type="time">
            <text:p>05,754</text:p>
          </table:table-cell>
          <table:table-cell table:formula="of:=[.C114]-[.B114]" office:value-type="time" office:time-value="PT00H00M00S" calcext:value-type="time">
            <text:p>00,000</text:p>
          </table:table-cell>
          <table:table-cell table:formula="of:=[.D114]-[.C114]" office:value-type="time" office:time-value="PT00H00M00.015999586S" calcext:value-type="time">
            <text:p>00,016</text:p>
          </table:table-cell>
          <table:table-cell table:formula="of:=[.E114]-[.D114]" office:value-type="time" office:time-value="PT00H00M00.001000171S" calcext:value-type="time">
            <text:p>00,001</text:p>
          </table:table-cell>
          <table:table-cell table:formula="of:=[.E114]-[.A114]" office:value-type="time" office:time-value="PT00H00M05.771000055S" calcext:value-type="time">
            <text:p>05,771</text:p>
          </table:table-cell>
        </table:table-row>
        <table:table-row table:style-name="ro1">
          <table:table-cell office:value-type="time" office:time-value="PT1046901H34M51.431999858S" calcext:value-type="time">
            <text:p>1046901:34:51,432</text:p>
          </table:table-cell>
          <table:table-cell office:value-type="time" office:time-value="PT1046901H34M55.24999992S" calcext:value-type="time">
            <text:p>1046901:34:55,250</text:p>
          </table:table-cell>
          <table:table-cell office:value-type="time" office:time-value="PT1046901H34M55.254000183S" calcext:value-type="time">
            <text:p>1046901:34:55,254</text:p>
          </table:table-cell>
          <table:table-cell office:value-type="time" office:time-value="PT1046901H34M55.273000281S" calcext:value-type="time">
            <text:p>1046901:34:55,273</text:p>
          </table:table-cell>
          <table:table-cell office:value-type="time" office:time-value="PT1046901H34M55.274000242S" calcext:value-type="time">
            <text:p>1046901:34:55,274</text:p>
          </table:table-cell>
          <table:table-cell table:formula="of:=[.B115]-[.A115]" office:value-type="time" office:time-value="PT00H00M03.818000061S" calcext:value-type="time">
            <text:p>03,818</text:p>
          </table:table-cell>
          <table:table-cell table:formula="of:=[.C115]-[.B115]" office:value-type="time" office:time-value="PT00H00M00.004000054S" calcext:value-type="time">
            <text:p>00,004</text:p>
          </table:table-cell>
          <table:table-cell table:formula="of:=[.D115]-[.C115]" office:value-type="time" office:time-value="PT00H00M00.019000098S" calcext:value-type="time">
            <text:p>00,019</text:p>
          </table:table-cell>
          <table:table-cell table:formula="of:=[.E115]-[.D115]" office:value-type="time" office:time-value="PT00H00M00.001000171S" calcext:value-type="time">
            <text:p>00,001</text:p>
          </table:table-cell>
          <table:table-cell table:formula="of:=[.E115]-[.A115]" office:value-type="time" office:time-value="PT00H00M03.842000384S" calcext:value-type="time">
            <text:p>03,842</text:p>
          </table:table-cell>
        </table:table-row>
        <table:table-row table:style-name="ro1">
          <table:table-cell office:value-type="time" office:time-value="PT1046901H34M56.427999716S" calcext:value-type="time">
            <text:p>1046901:34:56,428</text:p>
          </table:table-cell>
          <table:table-cell table:number-columns-repeated="2" office:value-type="time" office:time-value="PT1046901H35M02.098000143S" calcext:value-type="time">
            <text:p>1046901:35:02,098</text:p>
          </table:table-cell>
          <table:table-cell office:value-type="time" office:time-value="PT1046901H35M02.113999519S" calcext:value-type="time">
            <text:p>1046901:35:02,114</text:p>
          </table:table-cell>
          <table:table-cell office:value-type="time" office:time-value="PT1046901H35M02.1149999S" calcext:value-type="time">
            <text:p>1046901:35:02,115</text:p>
          </table:table-cell>
          <table:table-cell table:formula="of:=[.B116]-[.A116]" office:value-type="time" office:time-value="PT00H00M05.670000426S" calcext:value-type="time">
            <text:p>05,670</text:p>
          </table:table-cell>
          <table:table-cell table:formula="of:=[.C116]-[.B116]" office:value-type="time" office:time-value="PT00H00M00S" calcext:value-type="time">
            <text:p>00,000</text:p>
          </table:table-cell>
          <table:table-cell table:formula="of:=[.D116]-[.C116]" office:value-type="time" office:time-value="PT00H00M00.015999586S" calcext:value-type="time">
            <text:p>00,016</text:p>
          </table:table-cell>
          <table:table-cell table:formula="of:=[.E116]-[.D116]" office:value-type="time" office:time-value="PT00H00M00.001000171S" calcext:value-type="time">
            <text:p>00,001</text:p>
          </table:table-cell>
          <table:table-cell table:formula="of:=[.E116]-[.A116]" office:value-type="time" office:time-value="PT00H00M05.687000183S" calcext:value-type="time">
            <text:p>05,687</text:p>
          </table:table-cell>
        </table:table-row>
        <table:table-row table:style-name="ro1">
          <table:table-cell office:value-type="time" office:time-value="PT1046901H35M03.141000168S" calcext:value-type="time">
            <text:p>1046901:35:03,141</text:p>
          </table:table-cell>
          <table:table-cell table:number-columns-repeated="2" office:value-type="time" office:time-value="PT1046901H35M06.539000245S" calcext:value-type="time">
            <text:p>1046901:35:06,539</text:p>
          </table:table-cell>
          <table:table-cell office:value-type="time" office:time-value="PT1046901H35M06.553000119S" calcext:value-type="time">
            <text:p>1046901:35:06,553</text:p>
          </table:table-cell>
          <table:table-cell office:value-type="time" office:time-value="PT1046901H35M06.555000041S" calcext:value-type="time">
            <text:p>1046901:35:06,555</text:p>
          </table:table-cell>
          <table:table-cell table:formula="of:=[.B117]-[.A117]" office:value-type="time" office:time-value="PT00H00M03.398000076S" calcext:value-type="time">
            <text:p>03,398</text:p>
          </table:table-cell>
          <table:table-cell table:formula="of:=[.C117]-[.B117]" office:value-type="time" office:time-value="PT00H00M00S" calcext:value-type="time">
            <text:p>00,000</text:p>
          </table:table-cell>
          <table:table-cell table:formula="of:=[.D117]-[.C117]" office:value-type="time" office:time-value="PT00H00M00.013999874S" calcext:value-type="time">
            <text:p>00,014</text:p>
          </table:table-cell>
          <table:table-cell table:formula="of:=[.E117]-[.D117]" office:value-type="time" office:time-value="PT00H00M00.001999713S" calcext:value-type="time">
            <text:p>00,002</text:p>
          </table:table-cell>
          <table:table-cell table:formula="of:=[.E117]-[.A117]" office:value-type="time" office:time-value="PT00H00M03.413999663S" calcext:value-type="time">
            <text:p>03,414</text:p>
          </table:table-cell>
        </table:table-row>
        <table:table-row table:style-name="ro1">
          <table:table-cell office:value-type="time" office:time-value="PT1046901H35M07.623999892S" calcext:value-type="time">
            <text:p>1046901:35:07,624</text:p>
          </table:table-cell>
          <table:table-cell table:number-columns-repeated="2" office:value-type="time" office:time-value="PT1046901H35M13.345000427S" calcext:value-type="time">
            <text:p>1046901:35:13,345</text:p>
          </table:table-cell>
          <table:table-cell office:value-type="time" office:time-value="PT1046901H35M13.361999765S" calcext:value-type="time">
            <text:p>1046901:35:13,362</text:p>
          </table:table-cell>
          <table:table-cell office:value-type="time" office:time-value="PT1046901H35M13.363000145S" calcext:value-type="time">
            <text:p>1046901:35:13,363</text:p>
          </table:table-cell>
          <table:table-cell table:formula="of:=[.B118]-[.A118]" office:value-type="time" office:time-value="PT00H00M05.721000326S" calcext:value-type="time">
            <text:p>05,721</text:p>
          </table:table-cell>
          <table:table-cell table:formula="of:=[.C118]-[.B118]" office:value-type="time" office:time-value="PT00H00M00S" calcext:value-type="time">
            <text:p>00,000</text:p>
          </table:table-cell>
          <table:table-cell table:formula="of:=[.D118]-[.C118]" office:value-type="time" office:time-value="PT00H00M00.016999757S" calcext:value-type="time">
            <text:p>00,017</text:p>
          </table:table-cell>
          <table:table-cell table:formula="of:=[.E118]-[.D118]" office:value-type="time" office:time-value="PT00H00M00.001000171S" calcext:value-type="time">
            <text:p>00,001</text:p>
          </table:table-cell>
          <table:table-cell table:formula="of:=[.E118]-[.A118]" office:value-type="time" office:time-value="PT00H00M05.739000253S" calcext:value-type="time">
            <text:p>05,739</text:p>
          </table:table-cell>
        </table:table-row>
        <table:table-row table:style-name="ro1">
          <table:table-cell office:value-type="time" office:time-value="PT1046901H35M14.369999897S" calcext:value-type="time">
            <text:p>1046901:35:14,370</text:p>
          </table:table-cell>
          <table:table-cell table:number-columns-repeated="2" office:value-type="time" office:time-value="PT1046901H35M18.180999812S" calcext:value-type="time">
            <text:p>1046901:35:18,181</text:p>
          </table:table-cell>
          <table:table-cell table:number-columns-repeated="2" office:value-type="time" office:time-value="PT1046901H35M18.198999949S" calcext:value-type="time">
            <text:p>1046901:35:18,199</text:p>
          </table:table-cell>
          <table:table-cell table:formula="of:=[.B119]-[.A119]" office:value-type="time" office:time-value="PT00H00M03.811000125S" calcext:value-type="time">
            <text:p>03,811</text:p>
          </table:table-cell>
          <table:table-cell table:formula="of:=[.C119]-[.B119]" office:value-type="time" office:time-value="PT00H00M00S" calcext:value-type="time">
            <text:p>00,000</text:p>
          </table:table-cell>
          <table:table-cell table:formula="of:=[.D119]-[.C119]" office:value-type="time" office:time-value="PT00H00M00.017999928S" calcext:value-type="time">
            <text:p>00,018</text:p>
          </table:table-cell>
          <table:table-cell table:formula="of:=[.E119]-[.D119]" office:value-type="time" office:time-value="PT00H00M00S" calcext:value-type="time">
            <text:p>00,000</text:p>
          </table:table-cell>
          <table:table-cell table:formula="of:=[.E119]-[.A119]" office:value-type="time" office:time-value="PT00H00M03.829000052S" calcext:value-type="time">
            <text:p>03,829</text:p>
          </table:table-cell>
        </table:table-row>
        <table:table-row table:style-name="ro1">
          <table:table-cell office:value-type="time" office:time-value="PT1046901H35M19.187000021S" calcext:value-type="time">
            <text:p>1046901:35:19,187</text:p>
          </table:table-cell>
          <table:table-cell office:value-type="time" office:time-value="PT1046901H35M24.927000236S" calcext:value-type="time">
            <text:p>1046901:35:24,927</text:p>
          </table:table-cell>
          <table:table-cell office:value-type="time" office:time-value="PT1046901H35M24.927999778S" calcext:value-type="time">
            <text:p>1046901:35:24,928</text:p>
          </table:table-cell>
          <table:table-cell office:value-type="time" office:time-value="PT1046901H35M24.94200049S" calcext:value-type="time">
            <text:p>1046901:35:24,942</text:p>
          </table:table-cell>
          <table:table-cell office:value-type="time" office:time-value="PT1046901H35M24.942999613S" calcext:value-type="time">
            <text:p>1046901:35:24,943</text:p>
          </table:table-cell>
          <table:table-cell table:formula="of:=[.B120]-[.A120]" office:value-type="time" office:time-value="PT00H00M05.740000424S" calcext:value-type="time">
            <text:p>05,740</text:p>
          </table:table-cell>
          <table:table-cell table:formula="of:=[.C120]-[.B120]" office:value-type="time" office:time-value="PT00H00M00.000999542S" calcext:value-type="time">
            <text:p>00,001</text:p>
          </table:table-cell>
          <table:table-cell table:formula="of:=[.D120]-[.C120]" office:value-type="time" office:time-value="PT00H00M00.014000502S" calcext:value-type="time">
            <text:p>00,014</text:p>
          </table:table-cell>
          <table:table-cell table:formula="of:=[.E120]-[.D120]" office:value-type="time" office:time-value="PT00H00M00.000999542S" calcext:value-type="time">
            <text:p>00,001</text:p>
          </table:table-cell>
          <table:table-cell table:formula="of:=[.E120]-[.A120]" office:value-type="time" office:time-value="PT00H00M05.75600001S" calcext:value-type="time">
            <text:p>05,756</text:p>
          </table:table-cell>
        </table:table-row>
        <table:table-row table:style-name="ro1">
          <table:table-cell office:value-type="time" office:time-value="PT1046901H35M26.044000313S" calcext:value-type="time">
            <text:p>1046901:35:26,044</text:p>
          </table:table-cell>
          <table:table-cell table:number-columns-repeated="2" office:value-type="time" office:time-value="PT1046901H35M29.869000521S" calcext:value-type="time">
            <text:p>1046901:35:29,869</text:p>
          </table:table-cell>
          <table:table-cell office:value-type="time" office:time-value="PT1046901H35M29.884999897S" calcext:value-type="time">
            <text:p>1046901:35:29,885</text:p>
          </table:table-cell>
          <table:table-cell office:value-type="time" office:time-value="PT1046901H35M29.885999858S" calcext:value-type="time">
            <text:p>1046901:35:29,886</text:p>
          </table:table-cell>
          <table:table-cell table:formula="of:=[.B121]-[.A121]" office:value-type="time" office:time-value="PT00H00M03.824999998S" calcext:value-type="time">
            <text:p>03,825</text:p>
          </table:table-cell>
          <table:table-cell table:formula="of:=[.C121]-[.B121]" office:value-type="time" office:time-value="PT00H00M00S" calcext:value-type="time">
            <text:p>00,000</text:p>
          </table:table-cell>
          <table:table-cell table:formula="of:=[.D121]-[.C121]" office:value-type="time" office:time-value="PT00H00M00.015999586S" calcext:value-type="time">
            <text:p>00,016</text:p>
          </table:table-cell>
          <table:table-cell table:formula="of:=[.E121]-[.D121]" office:value-type="time" office:time-value="PT00H00M00.001000171S" calcext:value-type="time">
            <text:p>00,001</text:p>
          </table:table-cell>
          <table:table-cell table:formula="of:=[.E121]-[.A121]" office:value-type="time" office:time-value="PT00H00M03.841999755S" calcext:value-type="time">
            <text:p>03,842</text:p>
          </table:table-cell>
        </table:table-row>
        <table:table-row table:style-name="ro1">
          <table:table-cell office:value-type="time" office:time-value="PT1046901H35M30.948000401S" calcext:value-type="time">
            <text:p>1046901:35:30,948</text:p>
          </table:table-cell>
          <table:table-cell table:number-columns-repeated="2" office:value-type="time" office:time-value="PT1046901H35M36.284000427S" calcext:value-type="time">
            <text:p>1046901:35:36,284</text:p>
          </table:table-cell>
          <table:table-cell office:value-type="time" office:time-value="PT1046901H35M36.302999686S" calcext:value-type="time">
            <text:p>1046901:35:36,303</text:p>
          </table:table-cell>
          <table:table-cell office:value-type="time" office:time-value="PT1046901H35M36.303999647S" calcext:value-type="time">
            <text:p>1046901:35:36,304</text:p>
          </table:table-cell>
          <table:table-cell table:formula="of:=[.B122]-[.A122]" office:value-type="time" office:time-value="PT00H00M05.336000025S" calcext:value-type="time">
            <text:p>05,336</text:p>
          </table:table-cell>
          <table:table-cell table:formula="of:=[.C122]-[.B122]" office:value-type="time" office:time-value="PT00H00M00S" calcext:value-type="time">
            <text:p>00,000</text:p>
          </table:table-cell>
          <table:table-cell table:formula="of:=[.D122]-[.C122]" office:value-type="time" office:time-value="PT00H00M00.018999469S" calcext:value-type="time">
            <text:p>00,019</text:p>
          </table:table-cell>
          <table:table-cell table:formula="of:=[.E122]-[.D122]" office:value-type="time" office:time-value="PT00H00M00.001000171S" calcext:value-type="time">
            <text:p>00,001</text:p>
          </table:table-cell>
          <table:table-cell table:formula="of:=[.E122]-[.A122]" office:value-type="time" office:time-value="PT00H00M05.355999665S" calcext:value-type="time">
            <text:p>05,356</text:p>
          </table:table-cell>
        </table:table-row>
        <table:table-row table:style-name="ro1">
          <table:table-cell office:value-type="time" office:time-value="PT1046901H35M37.353000278S" calcext:value-type="time">
            <text:p>1046901:35:37,353</text:p>
          </table:table-cell>
          <table:table-cell table:number-columns-repeated="2" office:value-type="time" office:time-value="PT1046901H35M40.702000167S" calcext:value-type="time">
            <text:p>1046901:35:40,702</text:p>
          </table:table-cell>
          <table:table-cell office:value-type="time" office:time-value="PT1046901H35M40.718999924S" calcext:value-type="time">
            <text:p>1046901:35:40,719</text:p>
          </table:table-cell>
          <table:table-cell office:value-type="time" office:time-value="PT1046901H35M40.720000304S" calcext:value-type="time">
            <text:p>1046901:35:40,720</text:p>
          </table:table-cell>
          <table:table-cell table:formula="of:=[.B123]-[.A123]" office:value-type="time" office:time-value="PT00H00M03.34899989S" calcext:value-type="time">
            <text:p>03,349</text:p>
          </table:table-cell>
          <table:table-cell table:formula="of:=[.C123]-[.B123]" office:value-type="time" office:time-value="PT00H00M00S" calcext:value-type="time">
            <text:p>00,000</text:p>
          </table:table-cell>
          <table:table-cell table:formula="of:=[.D123]-[.C123]" office:value-type="time" office:time-value="PT00H00M00.016999757S" calcext:value-type="time">
            <text:p>00,017</text:p>
          </table:table-cell>
          <table:table-cell table:formula="of:=[.E123]-[.D123]" office:value-type="time" office:time-value="PT00H00M00.001000171S" calcext:value-type="time">
            <text:p>00,001</text:p>
          </table:table-cell>
          <table:table-cell table:formula="of:=[.E123]-[.A123]" office:value-type="time" office:time-value="PT00H00M03.366999817S" calcext:value-type="time">
            <text:p>03,367</text:p>
          </table:table-cell>
        </table:table-row>
        <table:table-row table:style-name="ro1">
          <table:table-cell office:value-type="time" office:time-value="PT1046901H35M41.88700011S" calcext:value-type="time">
            <text:p>1046901:35:41,887</text:p>
          </table:table-cell>
          <table:table-cell table:number-columns-repeated="2" office:value-type="time" office:time-value="PT1046901H35M47.055999935S" calcext:value-type="time">
            <text:p>1046901:35:47,056</text:p>
          </table:table-cell>
          <table:table-cell office:value-type="time" office:time-value="PT1046901H35M47.070000228S" calcext:value-type="time">
            <text:p>1046901:35:47,070</text:p>
          </table:table-cell>
          <table:table-cell office:value-type="time" office:time-value="PT1046901H35M47.070999769S" calcext:value-type="time">
            <text:p>1046901:35:47,071</text:p>
          </table:table-cell>
          <table:table-cell table:formula="of:=[.B124]-[.A124]" office:value-type="time" office:time-value="PT00H00M05.168999825S" calcext:value-type="time">
            <text:p>05,169</text:p>
          </table:table-cell>
          <table:table-cell table:formula="of:=[.C124]-[.B124]" office:value-type="time" office:time-value="PT00H00M00S" calcext:value-type="time">
            <text:p>00,000</text:p>
          </table:table-cell>
          <table:table-cell table:formula="of:=[.D124]-[.C124]" office:value-type="time" office:time-value="PT00H00M00.014000502S" calcext:value-type="time">
            <text:p>00,014</text:p>
          </table:table-cell>
          <table:table-cell table:formula="of:=[.E124]-[.D124]" office:value-type="time" office:time-value="PT00H00M00.000999542S" calcext:value-type="time">
            <text:p>00,001</text:p>
          </table:table-cell>
          <table:table-cell table:formula="of:=[.E124]-[.A124]" office:value-type="time" office:time-value="PT00H00M05.183999869S" calcext:value-type="time">
            <text:p>05,184</text:p>
          </table:table-cell>
        </table:table-row>
        <table:table-row table:style-name="ro1">
          <table:table-cell office:value-type="time" office:time-value="PT1046901H35M48.053000076S" calcext:value-type="time">
            <text:p>1046901:35:48,053</text:p>
          </table:table-cell>
          <table:table-cell office:value-type="time" office:time-value="PT1046901H35M51.40700019S" calcext:value-type="time">
            <text:p>1046901:35:51,407</text:p>
          </table:table-cell>
          <table:table-cell office:value-type="time" office:time-value="PT1046901H35M51.407999732S" calcext:value-type="time">
            <text:p>1046901:35:51,408</text:p>
          </table:table-cell>
          <table:table-cell office:value-type="time" office:time-value="PT1046901H35M51.422000024S" calcext:value-type="time">
            <text:p>1046901:35:51,422</text:p>
          </table:table-cell>
          <table:table-cell office:value-type="time" office:time-value="PT1046901H35M51.422999986S" calcext:value-type="time">
            <text:p>1046901:35:51,423</text:p>
          </table:table-cell>
          <table:table-cell table:formula="of:=[.B125]-[.A125]" office:value-type="time" office:time-value="PT00H00M03.354000114S" calcext:value-type="time">
            <text:p>03,354</text:p>
          </table:table-cell>
          <table:table-cell table:formula="of:=[.C125]-[.B125]" office:value-type="time" office:time-value="PT00H00M00.000999542S" calcext:value-type="time">
            <text:p>00,001</text:p>
          </table:table-cell>
          <table:table-cell table:formula="of:=[.D125]-[.C125]" office:value-type="time" office:time-value="PT00H00M00.014000502S" calcext:value-type="time">
            <text:p>00,014</text:p>
          </table:table-cell>
          <table:table-cell table:formula="of:=[.E125]-[.D125]" office:value-type="time" office:time-value="PT00H00M00.000999542S" calcext:value-type="time">
            <text:p>00,001</text:p>
          </table:table-cell>
          <table:table-cell table:formula="of:=[.E125]-[.A125]" office:value-type="time" office:time-value="PT00H00M03.3699997S" calcext:value-type="time">
            <text:p>03,370</text:p>
          </table:table-cell>
        </table:table-row>
        <table:table-row table:style-name="ro1">
          <table:table-cell office:value-type="time" office:time-value="PT1046901H35M52.52599977S" calcext:value-type="time">
            <text:p>1046901:35:52,526</text:p>
          </table:table-cell>
          <table:table-cell table:number-columns-repeated="2" office:value-type="time" office:time-value="PT1046901H35M58.287000004S" calcext:value-type="time">
            <text:p>1046901:35:58,287</text:p>
          </table:table-cell>
          <table:table-cell office:value-type="time" office:time-value="PT1046901H35M58.3029998S" calcext:value-type="time">
            <text:p>1046901:35:58,303</text:p>
          </table:table-cell>
          <table:table-cell office:value-type="time" office:time-value="PT1046901H35M58.30400018S" calcext:value-type="time">
            <text:p>1046901:35:58,304</text:p>
          </table:table-cell>
          <table:table-cell table:formula="of:=[.B126]-[.A126]" office:value-type="time" office:time-value="PT00H00M05.761000235S" calcext:value-type="time">
            <text:p>05,761</text:p>
          </table:table-cell>
          <table:table-cell table:formula="of:=[.C126]-[.B126]" office:value-type="time" office:time-value="PT00H00M00S" calcext:value-type="time">
            <text:p>00,000</text:p>
          </table:table-cell>
          <table:table-cell table:formula="of:=[.D126]-[.C126]" office:value-type="time" office:time-value="PT00H00M00.015999586S" calcext:value-type="time">
            <text:p>00,016</text:p>
          </table:table-cell>
          <table:table-cell table:formula="of:=[.E126]-[.D126]" office:value-type="time" office:time-value="PT00H00M00.001000171S" calcext:value-type="time">
            <text:p>00,001</text:p>
          </table:table-cell>
          <table:table-cell table:formula="of:=[.E126]-[.A126]" office:value-type="time" office:time-value="PT00H00M05.777999992S" calcext:value-type="time">
            <text:p>05,778</text:p>
          </table:table-cell>
        </table:table-row>
        <table:table-row table:style-name="ro1">
          <table:table-cell office:value-type="time" office:time-value="PT1046901H35M59.42400014S" calcext:value-type="time">
            <text:p>1046901:35:59,424</text:p>
          </table:table-cell>
          <table:table-cell office:value-type="time" office:time-value="PT1046901H36M03.012999902S" calcext:value-type="time">
            <text:p>1046901:36:03,013</text:p>
          </table:table-cell>
          <table:table-cell office:value-type="time" office:time-value="PT1046901H36M03.014000282S" calcext:value-type="time">
            <text:p>1046901:36:03,014</text:p>
          </table:table-cell>
          <table:table-cell office:value-type="time" office:time-value="PT1046901H36M03.030000497S" calcext:value-type="time">
            <text:p>1046901:36:03,030</text:p>
          </table:table-cell>
          <table:table-cell office:value-type="time" office:time-value="PT1046901H36M03.03099962S" calcext:value-type="time">
            <text:p>1046901:36:03,031</text:p>
          </table:table-cell>
          <table:table-cell table:formula="of:=[.B127]-[.A127]" office:value-type="time" office:time-value="PT00H00M03.588999971S" calcext:value-type="time">
            <text:p>03,589</text:p>
          </table:table-cell>
          <table:table-cell table:formula="of:=[.C127]-[.B127]" office:value-type="time" office:time-value="PT00H00M00.001000171S" calcext:value-type="time">
            <text:p>00,001</text:p>
          </table:table-cell>
          <table:table-cell table:formula="of:=[.D127]-[.C127]" office:value-type="time" office:time-value="PT00H00M00.016000215S" calcext:value-type="time">
            <text:p>00,016</text:p>
          </table:table-cell>
          <table:table-cell table:formula="of:=[.E127]-[.D127]" office:value-type="time" office:time-value="PT00H00M00.000999542S" calcext:value-type="time">
            <text:p>00,001</text:p>
          </table:table-cell>
          <table:table-cell table:formula="of:=[.E127]-[.A127]" office:value-type="time" office:time-value="PT00H00M03.606999898S" calcext:value-type="time">
            <text:p>03,607</text:p>
          </table:table-cell>
        </table:table-row>
        <table:table-row table:style-name="ro1">
          <table:table-cell office:value-type="time" office:time-value="PT1046901H36M04.069000259S" calcext:value-type="time">
            <text:p>1046901:36:04,069</text:p>
          </table:table-cell>
          <table:table-cell table:number-columns-repeated="2" office:value-type="time" office:time-value="PT1046901H36M09.916000078S" calcext:value-type="time">
            <text:p>1046901:36:09,916</text:p>
          </table:table-cell>
          <table:table-cell office:value-type="time" office:time-value="PT1046901H36M09.932000292S" calcext:value-type="time">
            <text:p>1046901:36:09,932</text:p>
          </table:table-cell>
          <table:table-cell office:value-type="time" office:time-value="PT1046901H36M09.932999834S" calcext:value-type="time">
            <text:p>1046901:36:09,933</text:p>
          </table:table-cell>
          <table:table-cell table:formula="of:=[.B128]-[.A128]" office:value-type="time" office:time-value="PT00H00M05.846999818S" calcext:value-type="time">
            <text:p>05,847</text:p>
          </table:table-cell>
          <table:table-cell table:formula="of:=[.C128]-[.B128]" office:value-type="time" office:time-value="PT00H00M00S" calcext:value-type="time">
            <text:p>00,000</text:p>
          </table:table-cell>
          <table:table-cell table:formula="of:=[.D128]-[.C128]" office:value-type="time" office:time-value="PT00H00M00.016000215S" calcext:value-type="time">
            <text:p>00,016</text:p>
          </table:table-cell>
          <table:table-cell table:formula="of:=[.E128]-[.D128]" office:value-type="time" office:time-value="PT00H00M00.000999542S" calcext:value-type="time">
            <text:p>00,001</text:p>
          </table:table-cell>
          <table:table-cell table:formula="of:=[.E128]-[.A128]" office:value-type="time" office:time-value="PT00H00M05.863999575S" calcext:value-type="time">
            <text:p>05,864</text:p>
          </table:table-cell>
        </table:table-row>
        <table:table-row table:style-name="ro1">
          <table:table-cell office:value-type="time" office:time-value="PT1046901H36M11.100999601S" calcext:value-type="time">
            <text:p>1046901:36:11,101</text:p>
          </table:table-cell>
          <table:table-cell office:value-type="time" office:time-value="PT1046901H36M14.580999836S" calcext:value-type="time">
            <text:p>1046901:36:14,581</text:p>
          </table:table-cell>
          <table:table-cell office:value-type="time" office:time-value="PT1046901H36M14.582000216S" calcext:value-type="time">
            <text:p>1046901:36:14,582</text:p>
          </table:table-cell>
          <table:table-cell office:value-type="time" office:time-value="PT1046901H36M14.612999847S" calcext:value-type="time">
            <text:p>1046901:36:14,613</text:p>
          </table:table-cell>
          <table:table-cell office:value-type="time" office:time-value="PT1046901H36M14.614000227S" calcext:value-type="time">
            <text:p>1046901:36:14,614</text:p>
          </table:table-cell>
          <table:table-cell table:formula="of:=[.B129]-[.A129]" office:value-type="time" office:time-value="PT00H00M03.480000235S" calcext:value-type="time">
            <text:p>03,480</text:p>
          </table:table-cell>
          <table:table-cell table:formula="of:=[.C129]-[.B129]" office:value-type="time" office:time-value="PT00H00M00.001000171S" calcext:value-type="time">
            <text:p>00,001</text:p>
          </table:table-cell>
          <table:table-cell table:formula="of:=[.D129]-[.C129]" office:value-type="time" office:time-value="PT00H00M00.030999631S" calcext:value-type="time">
            <text:p>00,031</text:p>
          </table:table-cell>
          <table:table-cell table:formula="of:=[.E129]-[.D129]" office:value-type="time" office:time-value="PT00H00M00.001000171S" calcext:value-type="time">
            <text:p>00,001</text:p>
          </table:table-cell>
          <table:table-cell table:formula="of:=[.E129]-[.A129]" office:value-type="time" office:time-value="PT00H00M03.513000207S" calcext:value-type="time">
            <text:p>03,513</text:p>
          </table:table-cell>
        </table:table-row>
        <table:table-row table:style-name="ro1">
          <table:table-cell office:value-type="time" office:time-value="PT1046901H36M15.65299999S" calcext:value-type="time">
            <text:p>1046901:36:15,653</text:p>
          </table:table-cell>
          <table:table-cell table:number-columns-repeated="2" office:value-type="time" office:time-value="PT1046901H36M20.948999897S" calcext:value-type="time">
            <text:p>1046901:36:20,949</text:p>
          </table:table-cell>
          <table:table-cell office:value-type="time" office:time-value="PT1046901H36M20.967999995S" calcext:value-type="time">
            <text:p>1046901:36:20,968</text:p>
          </table:table-cell>
          <table:table-cell office:value-type="time" office:time-value="PT1046901H36M20.968999956S" calcext:value-type="time">
            <text:p>1046901:36:20,969</text:p>
          </table:table-cell>
          <table:table-cell table:formula="of:=[.B130]-[.A130]" office:value-type="time" office:time-value="PT00H00M05.296000117S" calcext:value-type="time">
            <text:p>05,296</text:p>
          </table:table-cell>
          <table:table-cell table:formula="of:=[.C130]-[.B130]" office:value-type="time" office:time-value="PT00H00M00S" calcext:value-type="time">
            <text:p>00,000</text:p>
          </table:table-cell>
          <table:table-cell table:formula="of:=[.D130]-[.C130]" office:value-type="time" office:time-value="PT00H00M00.019000098S" calcext:value-type="time">
            <text:p>00,019</text:p>
          </table:table-cell>
          <table:table-cell table:formula="of:=[.E130]-[.D130]" office:value-type="time" office:time-value="PT00H00M00.000999542S" calcext:value-type="time">
            <text:p>00,001</text:p>
          </table:table-cell>
          <table:table-cell table:formula="of:=[.E130]-[.A130]" office:value-type="time" office:time-value="PT00H00M05.315999757S" calcext:value-type="time">
            <text:p>05,316</text:p>
          </table:table-cell>
        </table:table-row>
        <table:table-row table:style-name="ro1">
          <table:table-cell office:value-type="time" office:time-value="PT1046901H36M22.17700026S" calcext:value-type="time">
            <text:p>1046901:36:22,177</text:p>
          </table:table-cell>
          <table:table-cell table:number-columns-repeated="2" office:value-type="time" office:time-value="PT1046901H36M25.781000275S" calcext:value-type="time">
            <text:p>1046901:36:25,781</text:p>
          </table:table-cell>
          <table:table-cell office:value-type="time" office:time-value="PT1046901H36M25.796999652S" calcext:value-type="time">
            <text:p>1046901:36:25,797</text:p>
          </table:table-cell>
          <table:table-cell office:value-type="time" office:time-value="PT1046901H36M25.798000032S" calcext:value-type="time">
            <text:p>1046901:36:25,798</text:p>
          </table:table-cell>
          <table:table-cell table:formula="of:=[.B131]-[.A131]" office:value-type="time" office:time-value="PT00H00M03.604000015S" calcext:value-type="time">
            <text:p>03,604</text:p>
          </table:table-cell>
          <table:table-cell table:formula="of:=[.C131]-[.B131]" office:value-type="time" office:time-value="PT00H00M00S" calcext:value-type="time">
            <text:p>00,000</text:p>
          </table:table-cell>
          <table:table-cell table:formula="of:=[.D131]-[.C131]" office:value-type="time" office:time-value="PT00H00M00.015999586S" calcext:value-type="time">
            <text:p>00,016</text:p>
          </table:table-cell>
          <table:table-cell table:formula="of:=[.E131]-[.D131]" office:value-type="time" office:time-value="PT00H00M00.001000171S" calcext:value-type="time">
            <text:p>00,001</text:p>
          </table:table-cell>
          <table:table-cell table:formula="of:=[.E131]-[.A131]" office:value-type="time" office:time-value="PT00H00M03.620999772S" calcext:value-type="time">
            <text:p>03,621</text:p>
          </table:table-cell>
        </table:table-row>
        <table:table-row table:style-name="ro1">
          <table:table-cell office:value-type="time" office:time-value="PT1046901H36M27.115999823S" calcext:value-type="time">
            <text:p>1046901:36:27,116</text:p>
          </table:table-cell>
          <table:table-cell table:number-columns-repeated="2" office:value-type="time" office:time-value="PT1046901H36M32.794999899S" calcext:value-type="time">
            <text:p>1046901:36:32,795</text:p>
          </table:table-cell>
          <table:table-cell office:value-type="time" office:time-value="PT1046901H36M32.809999734S" calcext:value-type="time">
            <text:p>1046901:36:32,810</text:p>
          </table:table-cell>
          <table:table-cell office:value-type="time" office:time-value="PT1046901H36M32.811000114S" calcext:value-type="time">
            <text:p>1046901:36:32,811</text:p>
          </table:table-cell>
          <table:table-cell table:formula="of:=[.B132]-[.A132]" office:value-type="time" office:time-value="PT00H00M05.679000076S" calcext:value-type="time">
            <text:p>05,679</text:p>
          </table:table-cell>
          <table:table-cell table:formula="of:=[.C132]-[.B132]" office:value-type="time" office:time-value="PT00H00M00S" calcext:value-type="time">
            <text:p>00,000</text:p>
          </table:table-cell>
          <table:table-cell table:formula="of:=[.D132]-[.C132]" office:value-type="time" office:time-value="PT00H00M00.015000044S" calcext:value-type="time">
            <text:p>00,015</text:p>
          </table:table-cell>
          <table:table-cell table:formula="of:=[.E132]-[.D132]" office:value-type="time" office:time-value="PT00H00M00.001000171S" calcext:value-type="time">
            <text:p>00,001</text:p>
          </table:table-cell>
          <table:table-cell table:formula="of:=[.E132]-[.A132]" office:value-type="time" office:time-value="PT00H00M05.695000291S" calcext:value-type="time">
            <text:p>05,695</text:p>
          </table:table-cell>
        </table:table-row>
        <table:table-row table:style-name="ro1">
          <table:table-cell office:value-type="time" office:time-value="PT1046901H36M33.85400014S" calcext:value-type="time">
            <text:p>1046901:36:33,854</text:p>
          </table:table-cell>
          <table:table-cell table:number-columns-repeated="2" office:value-type="time" office:time-value="PT1046901H36M37.248999495S" calcext:value-type="time">
            <text:p>1046901:36:37,249</text:p>
          </table:table-cell>
          <table:table-cell office:value-type="time" office:time-value="PT1046901H36M37.26499971S" calcext:value-type="time">
            <text:p>1046901:36:37,265</text:p>
          </table:table-cell>
          <table:table-cell office:value-type="time" office:time-value="PT1046901H36M37.26600009S" calcext:value-type="time">
            <text:p>1046901:36:37,266</text:p>
          </table:table-cell>
          <table:table-cell table:formula="of:=[.B133]-[.A133]" office:value-type="time" office:time-value="PT00H00M03.394999565S" calcext:value-type="time">
            <text:p>03,395</text:p>
          </table:table-cell>
          <table:table-cell table:formula="of:=[.C133]-[.B133]" office:value-type="time" office:time-value="PT00H00M00S" calcext:value-type="time">
            <text:p>00,000</text:p>
          </table:table-cell>
          <table:table-cell table:formula="of:=[.D133]-[.C133]" office:value-type="time" office:time-value="PT00H00M00.016000215S" calcext:value-type="time">
            <text:p>00,016</text:p>
          </table:table-cell>
          <table:table-cell table:formula="of:=[.E133]-[.D133]" office:value-type="time" office:time-value="PT00H00M00.001000171S" calcext:value-type="time">
            <text:p>00,001</text:p>
          </table:table-cell>
          <table:table-cell table:formula="of:=[.E133]-[.A133]" office:value-type="time" office:time-value="PT00H00M03.41199995S" calcext:value-type="time">
            <text:p>03,412</text:p>
          </table:table-cell>
        </table:table-row>
        <table:table-row table:style-name="ro1">
          <table:table-cell office:value-type="time" office:time-value="PT1046901H36M38.377999943S" calcext:value-type="time">
            <text:p>1046901:36:38,378</text:p>
          </table:table-cell>
          <table:table-cell table:number-columns-repeated="2" office:value-type="time" office:time-value="PT1046901H36M44.02599955S" calcext:value-type="time">
            <text:p>1046901:36:44,026</text:p>
          </table:table-cell>
          <table:table-cell office:value-type="time" office:time-value="PT1046901H36M44.043000145S" calcext:value-type="time">
            <text:p>1046901:36:44,043</text:p>
          </table:table-cell>
          <table:table-cell office:value-type="time" office:time-value="PT1046901H36M44.043999687S" calcext:value-type="time">
            <text:p>1046901:36:44,044</text:p>
          </table:table-cell>
          <table:table-cell table:formula="of:=[.B134]-[.A134]" office:value-type="time" office:time-value="PT00H00M05.647999817S" calcext:value-type="time">
            <text:p>05,648</text:p>
          </table:table-cell>
          <table:table-cell table:formula="of:=[.C134]-[.B134]" office:value-type="time" office:time-value="PT00H00M00S" calcext:value-type="time">
            <text:p>00,000</text:p>
          </table:table-cell>
          <table:table-cell table:formula="of:=[.D134]-[.C134]" office:value-type="time" office:time-value="PT00H00M00.017000386S" calcext:value-type="time">
            <text:p>00,017</text:p>
          </table:table-cell>
          <table:table-cell table:formula="of:=[.E134]-[.D134]" office:value-type="time" office:time-value="PT00H00M00.000999542S" calcext:value-type="time">
            <text:p>00,001</text:p>
          </table:table-cell>
          <table:table-cell table:formula="of:=[.E134]-[.A134]" office:value-type="time" office:time-value="PT00H00M05.665999744S" calcext:value-type="time">
            <text:p>05,666</text:p>
          </table:table-cell>
        </table:table-row>
        <table:table-row table:style-name="ro1">
          <table:table-cell office:value-type="time" office:time-value="PT1046901H36M45.108999694S" calcext:value-type="time">
            <text:p>1046901:36:45,109</text:p>
          </table:table-cell>
          <table:table-cell table:number-columns-repeated="2" office:value-type="time" office:time-value="PT1046901H36M48.728999924S" calcext:value-type="time">
            <text:p>1046901:36:48,729</text:p>
          </table:table-cell>
          <table:table-cell table:number-columns-repeated="2" office:value-type="time" office:time-value="PT1046901H36M48.750999905S" calcext:value-type="time">
            <text:p>1046901:36:48,751</text:p>
          </table:table-cell>
          <table:table-cell table:formula="of:=[.B135]-[.A135]" office:value-type="time" office:time-value="PT00H00M03.62000023S" calcext:value-type="time">
            <text:p>03,620</text:p>
          </table:table-cell>
          <table:table-cell table:formula="of:=[.C135]-[.B135]" office:value-type="time" office:time-value="PT00H00M00S" calcext:value-type="time">
            <text:p>00,000</text:p>
          </table:table-cell>
          <table:table-cell table:formula="of:=[.D135]-[.C135]" office:value-type="time" office:time-value="PT00H00M00.021999981S" calcext:value-type="time">
            <text:p>00,022</text:p>
          </table:table-cell>
          <table:table-cell table:formula="of:=[.E135]-[.D135]" office:value-type="time" office:time-value="PT00H00M00S" calcext:value-type="time">
            <text:p>00,000</text:p>
          </table:table-cell>
          <table:table-cell table:formula="of:=[.E135]-[.A135]" office:value-type="time" office:time-value="PT00H00M03.642000211S" calcext:value-type="time">
            <text:p>03,642</text:p>
          </table:table-cell>
        </table:table-row>
        <table:table-row table:style-name="ro1">
          <table:table-cell office:value-type="time" office:time-value="PT1046901H36M49.80399996S" calcext:value-type="time">
            <text:p>1046901:36:49,804</text:p>
          </table:table-cell>
          <table:table-cell table:number-columns-repeated="2" office:value-type="time" office:time-value="PT1046901H36M54.992000302S" calcext:value-type="time">
            <text:p>1046901:36:54,992</text:p>
          </table:table-cell>
          <table:table-cell table:number-columns-repeated="2" office:value-type="time" office:time-value="PT1046901H36M55.003999835S" calcext:value-type="time">
            <text:p>1046901:36:55,004</text:p>
          </table:table-cell>
          <table:table-cell table:formula="of:=[.B136]-[.A136]" office:value-type="time" office:time-value="PT00H00M05.188000551S" calcext:value-type="time">
            <text:p>05,188</text:p>
          </table:table-cell>
          <table:table-cell table:formula="of:=[.C136]-[.B136]" office:value-type="time" office:time-value="PT00H00M00S" calcext:value-type="time">
            <text:p>00,000</text:p>
          </table:table-cell>
          <table:table-cell table:formula="of:=[.D136]-[.C136]" office:value-type="time" office:time-value="PT00H00M00.011999533S" calcext:value-type="time">
            <text:p>00,012</text:p>
          </table:table-cell>
          <table:table-cell table:formula="of:=[.E136]-[.D136]" office:value-type="time" office:time-value="PT00H00M00S" calcext:value-type="time">
            <text:p>00,000</text:p>
          </table:table-cell>
          <table:table-cell table:formula="of:=[.E136]-[.A136]" office:value-type="time" office:time-value="PT00H00M05.200000084S" calcext:value-type="time">
            <text:p>05,200</text:p>
          </table:table-cell>
        </table:table-row>
        <table:table-row table:style-name="ro1">
          <table:table-cell office:value-type="time" office:time-value="PT1046901H36M56.021999996S" calcext:value-type="time">
            <text:p>1046901:36:56,022</text:p>
          </table:table-cell>
          <table:table-cell table:number-columns-repeated="2" office:value-type="time" office:time-value="PT1046901H36M59.366999622S" calcext:value-type="time">
            <text:p>1046901:36:59,367</text:p>
          </table:table-cell>
          <table:table-cell office:value-type="time" office:time-value="PT1046901H36M59.388000481S" calcext:value-type="time">
            <text:p>1046901:36:59,388</text:p>
          </table:table-cell>
          <table:table-cell office:value-type="time" office:time-value="PT1046901H36M59.388999604S" calcext:value-type="time">
            <text:p>1046901:36:59,389</text:p>
          </table:table-cell>
          <table:table-cell table:formula="of:=[.B137]-[.A137]" office:value-type="time" office:time-value="PT00H00M03.344999836S" calcext:value-type="time">
            <text:p>03,345</text:p>
          </table:table-cell>
          <table:table-cell table:formula="of:=[.C137]-[.B137]" office:value-type="time" office:time-value="PT00H00M00S" calcext:value-type="time">
            <text:p>00,000</text:p>
          </table:table-cell>
          <table:table-cell table:formula="of:=[.D137]-[.C137]" office:value-type="time" office:time-value="PT00H00M00.021000439S" calcext:value-type="time">
            <text:p>00,021</text:p>
          </table:table-cell>
          <table:table-cell table:formula="of:=[.E137]-[.D137]" office:value-type="time" office:time-value="PT00H00M00.000999542S" calcext:value-type="time">
            <text:p>00,001</text:p>
          </table:table-cell>
          <table:table-cell table:formula="of:=[.E137]-[.A137]" office:value-type="time" office:time-value="PT00H00M03.366999817S" calcext:value-type="time">
            <text:p>03,367</text:p>
          </table:table-cell>
        </table:table-row>
        <table:table-row table:style-name="ro1">
          <table:table-cell office:value-type="time" office:time-value="PT1046901H37M00.417999756S" calcext:value-type="time">
            <text:p>1046901:37:00,418</text:p>
          </table:table-cell>
          <table:table-cell table:number-columns-repeated="2" office:value-type="time" office:time-value="PT1046901H37M05.612000283S" calcext:value-type="time">
            <text:p>1046901:37:05,612</text:p>
          </table:table-cell>
          <table:table-cell office:value-type="time" office:time-value="PT1046901H37M05.62799966S" calcext:value-type="time">
            <text:p>1046901:37:05,628</text:p>
          </table:table-cell>
          <table:table-cell office:value-type="time" office:time-value="PT1046901H37M05.62900004S" calcext:value-type="time">
            <text:p>1046901:37:05,629</text:p>
          </table:table-cell>
          <table:table-cell table:formula="of:=[.B138]-[.A138]" office:value-type="time" office:time-value="PT00H00M05.194000318S" calcext:value-type="time">
            <text:p>05,194</text:p>
          </table:table-cell>
          <table:table-cell table:formula="of:=[.C138]-[.B138]" office:value-type="time" office:time-value="PT00H00M00S" calcext:value-type="time">
            <text:p>00,000</text:p>
          </table:table-cell>
          <table:table-cell table:formula="of:=[.D138]-[.C138]" office:value-type="time" office:time-value="PT00H00M00.015999586S" calcext:value-type="time">
            <text:p>00,016</text:p>
          </table:table-cell>
          <table:table-cell table:formula="of:=[.E138]-[.D138]" office:value-type="time" office:time-value="PT00H00M00.001000171S" calcext:value-type="time">
            <text:p>00,001</text:p>
          </table:table-cell>
          <table:table-cell table:formula="of:=[.E138]-[.A138]" office:value-type="time" office:time-value="PT00H00M05.211000075S" calcext:value-type="time">
            <text:p>05,211</text:p>
          </table:table-cell>
        </table:table-row>
        <table:table-row table:style-name="ro1">
          <table:table-cell office:value-type="time" office:time-value="PT1046901H37M06.674999949S" calcext:value-type="time">
            <text:p>1046901:37:06,675</text:p>
          </table:table-cell>
          <table:table-cell table:number-columns-repeated="2" office:value-type="time" office:time-value="PT1046901H37M10.107000377S" calcext:value-type="time">
            <text:p>1046901:37:10,107</text:p>
          </table:table-cell>
          <table:table-cell table:number-columns-repeated="2" office:value-type="time" office:time-value="PT1046901H37M10.119999871S" calcext:value-type="time">
            <text:p>1046901:37:10,120</text:p>
          </table:table-cell>
          <table:table-cell table:formula="of:=[.B139]-[.A139]" office:value-type="time" office:time-value="PT00H00M03.432000219S" calcext:value-type="time">
            <text:p>03,432</text:p>
          </table:table-cell>
          <table:table-cell table:formula="of:=[.C139]-[.B139]" office:value-type="time" office:time-value="PT00H00M00S" calcext:value-type="time">
            <text:p>00,000</text:p>
          </table:table-cell>
          <table:table-cell table:formula="of:=[.D139]-[.C139]" office:value-type="time" office:time-value="PT00H00M00.012999703S" calcext:value-type="time">
            <text:p>00,013</text:p>
          </table:table-cell>
          <table:table-cell table:formula="of:=[.E139]-[.D139]" office:value-type="time" office:time-value="PT00H00M00S" calcext:value-type="time">
            <text:p>00,000</text:p>
          </table:table-cell>
          <table:table-cell table:formula="of:=[.E139]-[.A139]" office:value-type="time" office:time-value="PT00H00M03.444999922S" calcext:value-type="time">
            <text:p>03,445</text:p>
          </table:table-cell>
        </table:table-row>
        <table:table-row table:style-name="ro1">
          <table:table-cell office:value-type="time" office:time-value="PT1046901H37M11.233000103S" calcext:value-type="time">
            <text:p>1046901:37:11,233</text:p>
          </table:table-cell>
          <table:table-cell table:number-columns-repeated="2" office:value-type="time" office:time-value="PT1046901H37M16.96500021S" calcext:value-type="time">
            <text:p>1046901:37:16,965</text:p>
          </table:table-cell>
          <table:table-cell office:value-type="time" office:time-value="PT1046901H37M16.978000123S" calcext:value-type="time">
            <text:p>1046901:37:16,978</text:p>
          </table:table-cell>
          <table:table-cell office:value-type="time" office:time-value="PT1046901H37M16.979000084S" calcext:value-type="time">
            <text:p>1046901:37:16,979</text:p>
          </table:table-cell>
          <table:table-cell table:formula="of:=[.B140]-[.A140]" office:value-type="time" office:time-value="PT00H00M05.732000316S" calcext:value-type="time">
            <text:p>05,732</text:p>
          </table:table-cell>
          <table:table-cell table:formula="of:=[.C140]-[.B140]" office:value-type="time" office:time-value="PT00H00M00S" calcext:value-type="time">
            <text:p>00,000</text:p>
          </table:table-cell>
          <table:table-cell table:formula="of:=[.D140]-[.C140]" office:value-type="time" office:time-value="PT00H00M00.012999703S" calcext:value-type="time">
            <text:p>00,013</text:p>
          </table:table-cell>
          <table:table-cell table:formula="of:=[.E140]-[.D140]" office:value-type="time" office:time-value="PT00H00M00.001000171S" calcext:value-type="time">
            <text:p>00,001</text:p>
          </table:table-cell>
          <table:table-cell table:formula="of:=[.E140]-[.A140]" office:value-type="time" office:time-value="PT00H00M05.74600019S" calcext:value-type="time">
            <text:p>05,746</text:p>
          </table:table-cell>
        </table:table-row>
        <table:table-row table:style-name="ro1">
          <table:table-cell office:value-type="time" office:time-value="PT1046901H37M18.026000373S" calcext:value-type="time">
            <text:p>1046901:37:18,026</text:p>
          </table:table-cell>
          <table:table-cell office:value-type="time" office:time-value="PT1046901H37M21.554999957S" calcext:value-type="time">
            <text:p>1046901:37:21,555</text:p>
          </table:table-cell>
          <table:table-cell office:value-type="time" office:time-value="PT1046901H37M21.556000337S" calcext:value-type="time">
            <text:p>1046901:37:21,556</text:p>
          </table:table-cell>
          <table:table-cell office:value-type="time" office:time-value="PT1046901H37M21.571000172S" calcext:value-type="time">
            <text:p>1046901:37:21,571</text:p>
          </table:table-cell>
          <table:table-cell office:value-type="time" office:time-value="PT1046901H37M21.575000435S" calcext:value-type="time">
            <text:p>1046901:37:21,575</text:p>
          </table:table-cell>
          <table:table-cell table:formula="of:=[.B141]-[.A141]" office:value-type="time" office:time-value="PT00H00M03.528999793S" calcext:value-type="time">
            <text:p>03,529</text:p>
          </table:table-cell>
          <table:table-cell table:formula="of:=[.C141]-[.B141]" office:value-type="time" office:time-value="PT00H00M00.001000171S" calcext:value-type="time">
            <text:p>00,001</text:p>
          </table:table-cell>
          <table:table-cell table:formula="of:=[.D141]-[.C141]" office:value-type="time" office:time-value="PT00H00M00.015000044S" calcext:value-type="time">
            <text:p>00,015</text:p>
          </table:table-cell>
          <table:table-cell table:formula="of:=[.E141]-[.D141]" office:value-type="time" office:time-value="PT00H00M00.004000054S" calcext:value-type="time">
            <text:p>00,004</text:p>
          </table:table-cell>
          <table:table-cell table:formula="of:=[.E141]-[.A141]" office:value-type="time" office:time-value="PT00H00M03.549000062S" calcext:value-type="time">
            <text:p>03,549</text:p>
          </table:table-cell>
        </table:table-row>
        <table:table-row table:style-name="ro1">
          <table:table-cell office:value-type="time" office:time-value="PT1046901H37M22.622999847S" calcext:value-type="time">
            <text:p>1046901:37:22,623</text:p>
          </table:table-cell>
          <table:table-cell table:number-columns-repeated="2" office:value-type="time" office:time-value="PT1046901H37M27.931000125S" calcext:value-type="time">
            <text:p>1046901:37:27,931</text:p>
          </table:table-cell>
          <table:table-cell office:value-type="time" office:time-value="PT1046901H37M27.947999882S" calcext:value-type="time">
            <text:p>1046901:37:27,948</text:p>
          </table:table-cell>
          <table:table-cell office:value-type="time" office:time-value="PT1046901H37M27.949000262S" calcext:value-type="time">
            <text:p>1046901:37:27,949</text:p>
          </table:table-cell>
          <table:table-cell table:formula="of:=[.B142]-[.A142]" office:value-type="time" office:time-value="PT00H00M05.308000278S" calcext:value-type="time">
            <text:p>05,308</text:p>
          </table:table-cell>
          <table:table-cell table:formula="of:=[.C142]-[.B142]" office:value-type="time" office:time-value="PT00H00M00S" calcext:value-type="time">
            <text:p>00,000</text:p>
          </table:table-cell>
          <table:table-cell table:formula="of:=[.D142]-[.C142]" office:value-type="time" office:time-value="PT00H00M00.016999757S" calcext:value-type="time">
            <text:p>00,017</text:p>
          </table:table-cell>
          <table:table-cell table:formula="of:=[.E142]-[.D142]" office:value-type="time" office:time-value="PT00H00M00.001000171S" calcext:value-type="time">
            <text:p>00,001</text:p>
          </table:table-cell>
          <table:table-cell table:formula="of:=[.E142]-[.A142]" office:value-type="time" office:time-value="PT00H00M05.326000205S" calcext:value-type="time">
            <text:p>05,326</text:p>
          </table:table-cell>
        </table:table-row>
        <table:table-row table:style-name="ro1">
          <table:table-cell office:value-type="time" office:time-value="PT1046901H37M29.056000309S" calcext:value-type="time">
            <text:p>1046901:37:29,056</text:p>
          </table:table-cell>
          <table:table-cell table:number-columns-repeated="2" office:value-type="time" office:time-value="PT1046901H37M32.677000081S" calcext:value-type="time">
            <text:p>1046901:37:32,677</text:p>
          </table:table-cell>
          <table:table-cell office:value-type="time" office:time-value="PT1046901H37M32.693999838S" calcext:value-type="time">
            <text:p>1046901:37:32,694</text:p>
          </table:table-cell>
          <table:table-cell office:value-type="time" office:time-value="PT1046901H37M32.694999799S" calcext:value-type="time">
            <text:p>1046901:37:32,695</text:p>
          </table:table-cell>
          <table:table-cell table:formula="of:=[.B143]-[.A143]" office:value-type="time" office:time-value="PT00H00M03.620999772S" calcext:value-type="time">
            <text:p>03,621</text:p>
          </table:table-cell>
          <table:table-cell table:formula="of:=[.C143]-[.B143]" office:value-type="time" office:time-value="PT00H00M00S" calcext:value-type="time">
            <text:p>00,000</text:p>
          </table:table-cell>
          <table:table-cell table:formula="of:=[.D143]-[.C143]" office:value-type="time" office:time-value="PT00H00M00.016999757S" calcext:value-type="time">
            <text:p>00,017</text:p>
          </table:table-cell>
          <table:table-cell table:formula="of:=[.E143]-[.D143]" office:value-type="time" office:time-value="PT00H00M00.001000171S" calcext:value-type="time">
            <text:p>00,001</text:p>
          </table:table-cell>
          <table:table-cell table:formula="of:=[.E143]-[.A143]" office:value-type="time" office:time-value="PT00H00M03.6389997S" calcext:value-type="time">
            <text:p>03,639</text:p>
          </table:table-cell>
        </table:table-row>
        <table:table-row table:style-name="ro1">
          <table:table-cell office:value-type="time" office:time-value="PT1046901H37M33.74400001S" calcext:value-type="time">
            <text:p>1046901:37:33,744</text:p>
          </table:table-cell>
          <table:table-cell table:number-columns-repeated="2" office:value-type="time" office:time-value="PT1046901H37M39.634000249S" calcext:value-type="time">
            <text:p>1046901:37:39,634</text:p>
          </table:table-cell>
          <table:table-cell office:value-type="time" office:time-value="PT1046901H37M39.660000075S" calcext:value-type="time">
            <text:p>1046901:37:39,660</text:p>
          </table:table-cell>
          <table:table-cell office:value-type="time" office:time-value="PT1046901H37M39.661000036S" calcext:value-type="time">
            <text:p>1046901:37:39,661</text:p>
          </table:table-cell>
          <table:table-cell table:formula="of:=[.B144]-[.A144]" office:value-type="time" office:time-value="PT00H00M05.890000239S" calcext:value-type="time">
            <text:p>05,890</text:p>
          </table:table-cell>
          <table:table-cell table:formula="of:=[.C144]-[.B144]" office:value-type="time" office:time-value="PT00H00M00S" calcext:value-type="time">
            <text:p>00,000</text:p>
          </table:table-cell>
          <table:table-cell table:formula="of:=[.D144]-[.C144]" office:value-type="time" office:time-value="PT00H00M00.026000035S" calcext:value-type="time">
            <text:p>00,026</text:p>
          </table:table-cell>
          <table:table-cell table:formula="of:=[.E144]-[.D144]" office:value-type="time" office:time-value="PT00H00M00.001000171S" calcext:value-type="time">
            <text:p>00,001</text:p>
          </table:table-cell>
          <table:table-cell table:formula="of:=[.E144]-[.A144]" office:value-type="time" office:time-value="PT00H00M05.917000445S" calcext:value-type="time">
            <text:p>05,917</text:p>
          </table:table-cell>
        </table:table-row>
        <table:table-row table:style-name="ro1">
          <table:table-cell office:value-type="time" office:time-value="PT1046901H37M40.693000071S" calcext:value-type="time">
            <text:p>1046901:37:40,693</text:p>
          </table:table-cell>
          <table:table-cell table:number-columns-repeated="2" office:value-type="time" office:time-value="PT1046901H37M44.153000247S" calcext:value-type="time">
            <text:p>1046901:37:44,153</text:p>
          </table:table-cell>
          <table:table-cell office:value-type="time" office:time-value="PT1046901H37M44.168999624S" calcext:value-type="time">
            <text:p>1046901:37:44,169</text:p>
          </table:table-cell>
          <table:table-cell office:value-type="time" office:time-value="PT1046901H37M44.170000004S" calcext:value-type="time">
            <text:p>1046901:37:44,170</text:p>
          </table:table-cell>
          <table:table-cell table:formula="of:=[.B145]-[.A145]" office:value-type="time" office:time-value="PT00H00M03.459999966S" calcext:value-type="time">
            <text:p>03,460</text:p>
          </table:table-cell>
          <table:table-cell table:formula="of:=[.C145]-[.B145]" office:value-type="time" office:time-value="PT00H00M00S" calcext:value-type="time">
            <text:p>00,000</text:p>
          </table:table-cell>
          <table:table-cell table:formula="of:=[.D145]-[.C145]" office:value-type="time" office:time-value="PT00H00M00.015999586S" calcext:value-type="time">
            <text:p>00,016</text:p>
          </table:table-cell>
          <table:table-cell table:formula="of:=[.E145]-[.D145]" office:value-type="time" office:time-value="PT00H00M00.001000171S" calcext:value-type="time">
            <text:p>00,001</text:p>
          </table:table-cell>
          <table:table-cell table:formula="of:=[.E145]-[.A145]" office:value-type="time" office:time-value="PT00H00M03.476999723S" calcext:value-type="time">
            <text:p>03,477</text:p>
          </table:table-cell>
        </table:table-row>
        <table:table-row table:style-name="ro1">
          <table:table-cell office:value-type="time" office:time-value="PT1046901H37M45.260999836S" calcext:value-type="time">
            <text:p>1046901:37:45,261</text:p>
          </table:table-cell>
          <table:table-cell office:value-type="time" office:time-value="PT1046901H37M51.068999916S" calcext:value-type="time">
            <text:p>1046901:37:51,069</text:p>
          </table:table-cell>
          <table:table-cell office:value-type="time" office:time-value="PT1046901H37M51.070000296S" calcext:value-type="time">
            <text:p>1046901:37:51,070</text:p>
          </table:table-cell>
          <table:table-cell office:value-type="time" office:time-value="PT1046901H37M51.086000092S" calcext:value-type="time">
            <text:p>1046901:37:51,086</text:p>
          </table:table-cell>
          <table:table-cell office:value-type="time" office:time-value="PT1046901H37M51.088000014S" calcext:value-type="time">
            <text:p>1046901:37:51,088</text:p>
          </table:table-cell>
          <table:table-cell table:formula="of:=[.B146]-[.A146]" office:value-type="time" office:time-value="PT00H00M05.80800008S" calcext:value-type="time">
            <text:p>05,808</text:p>
          </table:table-cell>
          <table:table-cell table:formula="of:=[.C146]-[.B146]" office:value-type="time" office:time-value="PT00H00M00.001000171S" calcext:value-type="time">
            <text:p>00,001</text:p>
          </table:table-cell>
          <table:table-cell table:formula="of:=[.D146]-[.C146]" office:value-type="time" office:time-value="PT00H00M00.015999586S" calcext:value-type="time">
            <text:p>00,016</text:p>
          </table:table-cell>
          <table:table-cell table:formula="of:=[.E146]-[.D146]" office:value-type="time" office:time-value="PT00H00M00.002000341S" calcext:value-type="time">
            <text:p>00,002</text:p>
          </table:table-cell>
          <table:table-cell table:formula="of:=[.E146]-[.A146]" office:value-type="time" office:time-value="PT00H00M05.827000178S" calcext:value-type="time">
            <text:p>05,827</text:p>
          </table:table-cell>
        </table:table-row>
        <table:table-row table:style-name="ro1">
          <table:table-cell office:value-type="time" office:time-value="PT1046901H37M52.127000196S" calcext:value-type="time">
            <text:p>1046901:37:52,127</text:p>
          </table:table-cell>
          <table:table-cell table:number-columns-repeated="2" office:value-type="time" office:time-value="PT1046901H37M55.531000039S" calcext:value-type="time">
            <text:p>1046901:37:55,531</text:p>
          </table:table-cell>
          <table:table-cell office:value-type="time" office:time-value="PT1046901H37M55.547000254S" calcext:value-type="time">
            <text:p>1046901:37:55,547</text:p>
          </table:table-cell>
          <table:table-cell office:value-type="time" office:time-value="PT1046901H37M55.547999796S" calcext:value-type="time">
            <text:p>1046901:37:55,548</text:p>
          </table:table-cell>
          <table:table-cell table:formula="of:=[.B147]-[.A147]" office:value-type="time" office:time-value="PT00H00M03.403999843S" calcext:value-type="time">
            <text:p>03,404</text:p>
          </table:table-cell>
          <table:table-cell table:formula="of:=[.C147]-[.B147]" office:value-type="time" office:time-value="PT00H00M00S" calcext:value-type="time">
            <text:p>00,000</text:p>
          </table:table-cell>
          <table:table-cell table:formula="of:=[.D147]-[.C147]" office:value-type="time" office:time-value="PT00H00M00.016000215S" calcext:value-type="time">
            <text:p>00,016</text:p>
          </table:table-cell>
          <table:table-cell table:formula="of:=[.E147]-[.D147]" office:value-type="time" office:time-value="PT00H00M00.000999542S" calcext:value-type="time">
            <text:p>00,001</text:p>
          </table:table-cell>
          <table:table-cell table:formula="of:=[.E147]-[.A147]" office:value-type="time" office:time-value="PT00H00M03.4209996S" calcext:value-type="time">
            <text:p>03,421</text:p>
          </table:table-cell>
        </table:table-row>
        <table:table-row table:style-name="ro1">
          <table:table-cell office:value-type="time" office:time-value="PT1046901H37M56.860999782S" calcext:value-type="time">
            <text:p>1046901:37:56,861</text:p>
          </table:table-cell>
          <table:table-cell table:number-columns-repeated="2" office:value-type="time" office:time-value="PT1046901H38M02.777000265S" calcext:value-type="time">
            <text:p>1046901:38:02,777</text:p>
          </table:table-cell>
          <table:table-cell office:value-type="time" office:time-value="PT1046901H38M02.793000061S" calcext:value-type="time">
            <text:p>1046901:38:02,793</text:p>
          </table:table-cell>
          <table:table-cell office:value-type="time" office:time-value="PT1046901H38M02.794000022S" calcext:value-type="time">
            <text:p>1046901:38:02,794</text:p>
          </table:table-cell>
          <table:table-cell table:formula="of:=[.B148]-[.A148]" office:value-type="time" office:time-value="PT00H00M05.916000274S" calcext:value-type="time">
            <text:p>05,916</text:p>
          </table:table-cell>
          <table:table-cell table:formula="of:=[.C148]-[.B148]" office:value-type="time" office:time-value="PT00H00M00S" calcext:value-type="time">
            <text:p>00,000</text:p>
          </table:table-cell>
          <table:table-cell table:formula="of:=[.D148]-[.C148]" office:value-type="time" office:time-value="PT00H00M00.015999586S" calcext:value-type="time">
            <text:p>00,016</text:p>
          </table:table-cell>
          <table:table-cell table:formula="of:=[.E148]-[.D148]" office:value-type="time" office:time-value="PT00H00M00.001000171S" calcext:value-type="time">
            <text:p>00,001</text:p>
          </table:table-cell>
          <table:table-cell table:formula="of:=[.E148]-[.A148]" office:value-type="time" office:time-value="PT00H00M05.933000031S" calcext:value-type="time">
            <text:p>05,933</text:p>
          </table:table-cell>
        </table:table-row>
        <table:table-row table:style-name="ro1">
          <table:table-cell office:value-type="time" office:time-value="PT1046901H38M03.908999758S" calcext:value-type="time">
            <text:p>1046901:38:03,909</text:p>
          </table:table-cell>
          <table:table-cell table:number-columns-repeated="2" office:value-type="time" office:time-value="PT1046901H38M07.435000297S" calcext:value-type="time">
            <text:p>1046901:38:07,435</text:p>
          </table:table-cell>
          <table:table-cell office:value-type="time" office:time-value="PT1046901H38M07.453000434S" calcext:value-type="time">
            <text:p>1046901:38:07,453</text:p>
          </table:table-cell>
          <table:table-cell office:value-type="time" office:time-value="PT1046901H38M07.453999557S" calcext:value-type="time">
            <text:p>1046901:38:07,454</text:p>
          </table:table-cell>
          <table:table-cell table:formula="of:=[.B149]-[.A149]" office:value-type="time" office:time-value="PT00H00M03.526000539S" calcext:value-type="time">
            <text:p>03,526</text:p>
          </table:table-cell>
          <table:table-cell table:formula="of:=[.C149]-[.B149]" office:value-type="time" office:time-value="PT00H00M00S" calcext:value-type="time">
            <text:p>00,000</text:p>
          </table:table-cell>
          <table:table-cell table:formula="of:=[.D149]-[.C149]" office:value-type="time" office:time-value="PT00H00M00.017999928S" calcext:value-type="time">
            <text:p>00,018</text:p>
          </table:table-cell>
          <table:table-cell table:formula="of:=[.E149]-[.D149]" office:value-type="time" office:time-value="PT00H00M00.000999542S" calcext:value-type="time">
            <text:p>00,001</text:p>
          </table:table-cell>
          <table:table-cell table:formula="of:=[.E149]-[.A149]" office:value-type="time" office:time-value="PT00H00M03.545000008S" calcext:value-type="time">
            <text:p>03,545</text:p>
          </table:table-cell>
        </table:table-row>
        <table:table-row table:style-name="ro1">
          <table:table-cell office:value-type="time" office:time-value="PT1046901H38M08.525000168S" calcext:value-type="time">
            <text:p>1046901:38:08,525</text:p>
          </table:table-cell>
          <table:table-cell table:number-columns-repeated="2" office:value-type="time" office:time-value="PT1046901H38M14.478000049S" calcext:value-type="time">
            <text:p>1046901:38:14,478</text:p>
          </table:table-cell>
          <table:table-cell office:value-type="time" office:time-value="PT1046901H38M14.494000264S" calcext:value-type="time">
            <text:p>1046901:38:14,494</text:p>
          </table:table-cell>
          <table:table-cell office:value-type="time" office:time-value="PT1046901H38M14.495000225S" calcext:value-type="time">
            <text:p>1046901:38:14,495</text:p>
          </table:table-cell>
          <table:table-cell table:formula="of:=[.B150]-[.A150]" office:value-type="time" office:time-value="PT00H00M05.952999671S" calcext:value-type="time">
            <text:p>05,953</text:p>
          </table:table-cell>
          <table:table-cell table:formula="of:=[.C150]-[.B150]" office:value-type="time" office:time-value="PT00H00M00S" calcext:value-type="time">
            <text:p>00,000</text:p>
          </table:table-cell>
          <table:table-cell table:formula="of:=[.D150]-[.C150]" office:value-type="time" office:time-value="PT00H00M00.016000215S" calcext:value-type="time">
            <text:p>00,016</text:p>
          </table:table-cell>
          <table:table-cell table:formula="of:=[.E150]-[.D150]" office:value-type="time" office:time-value="PT00H00M00.001000171S" calcext:value-type="time">
            <text:p>00,001</text:p>
          </table:table-cell>
          <table:table-cell table:formula="of:=[.E150]-[.A150]" office:value-type="time" office:time-value="PT00H00M05.970000057S" calcext:value-type="time">
            <text:p>05,970</text:p>
          </table:table-cell>
        </table:table-row>
        <table:table-row table:style-name="ro1">
          <table:table-cell office:value-type="time" office:time-value="PT1046901H38M15.700000226S" calcext:value-type="time">
            <text:p>1046901:38:15,700</text:p>
          </table:table-cell>
          <table:table-cell table:number-columns-repeated="2" office:value-type="time" office:time-value="PT1046901H38M19.488999741S" calcext:value-type="time">
            <text:p>1046901:38:19,489</text:p>
          </table:table-cell>
          <table:table-cell office:value-type="time" office:time-value="PT1046901H38M19.509000219S" calcext:value-type="time">
            <text:p>1046901:38:19,509</text:p>
          </table:table-cell>
          <table:table-cell office:value-type="time" office:time-value="PT1046901H38M19.51000018S" calcext:value-type="time">
            <text:p>1046901:38:19,510</text:p>
          </table:table-cell>
          <table:table-cell table:formula="of:=[.B151]-[.A151]" office:value-type="time" office:time-value="PT00H00M03.788999515S" calcext:value-type="time">
            <text:p>03,789</text:p>
          </table:table-cell>
          <table:table-cell table:formula="of:=[.C151]-[.B151]" office:value-type="time" office:time-value="PT00H00M00S" calcext:value-type="time">
            <text:p>00,000</text:p>
          </table:table-cell>
          <table:table-cell table:formula="of:=[.D151]-[.C151]" office:value-type="time" office:time-value="PT00H00M00.020000269S" calcext:value-type="time">
            <text:p>00,020</text:p>
          </table:table-cell>
          <table:table-cell table:formula="of:=[.E151]-[.D151]" office:value-type="time" office:time-value="PT00H00M00.001000171S" calcext:value-type="time">
            <text:p>00,001</text:p>
          </table:table-cell>
          <table:table-cell table:formula="of:=[.E151]-[.A151]" office:value-type="time" office:time-value="PT00H00M03.809999954S" calcext:value-type="time">
            <text:p>03,810</text:p>
          </table:table-cell>
        </table:table-row>
        <table:table-row table:style-name="ro1">
          <table:table-cell office:value-type="time" office:time-value="PT1046901H38M20.695000123S" calcext:value-type="time">
            <text:p>1046901:38:20,695</text:p>
          </table:table-cell>
          <table:table-cell office:value-type="time" office:time-value="PT1046901H38M26.485000066S" calcext:value-type="time">
            <text:p>1046901:38:26,485</text:p>
          </table:table-cell>
          <table:table-cell office:value-type="time" office:time-value="PT1046901H38M26.486000028S" calcext:value-type="time">
            <text:p>1046901:38:26,486</text:p>
          </table:table-cell>
          <table:table-cell office:value-type="time" office:time-value="PT1046901H38M26.501000281S" calcext:value-type="time">
            <text:p>1046901:38:26,501</text:p>
          </table:table-cell>
          <table:table-cell office:value-type="time" office:time-value="PT1046901H38M26.501999823S" calcext:value-type="time">
            <text:p>1046901:38:26,502</text:p>
          </table:table-cell>
          <table:table-cell table:formula="of:=[.B152]-[.A152]" office:value-type="time" office:time-value="PT00H00M05.790000153S" calcext:value-type="time">
            <text:p>05,790</text:p>
          </table:table-cell>
          <table:table-cell table:formula="of:=[.C152]-[.B152]" office:value-type="time" office:time-value="PT00H00M00.001000171S" calcext:value-type="time">
            <text:p>00,001</text:p>
          </table:table-cell>
          <table:table-cell table:formula="of:=[.D152]-[.C152]" office:value-type="time" office:time-value="PT00H00M00.015000044S" calcext:value-type="time">
            <text:p>00,015</text:p>
          </table:table-cell>
          <table:table-cell table:formula="of:=[.E152]-[.D152]" office:value-type="time" office:time-value="PT00H00M00.000999542S" calcext:value-type="time">
            <text:p>00,001</text:p>
          </table:table-cell>
          <table:table-cell table:formula="of:=[.E152]-[.A152]" office:value-type="time" office:time-value="PT00H00M05.80699991S" calcext:value-type="time">
            <text:p>05,807</text:p>
          </table:table-cell>
        </table:table-row>
        <table:table-row table:style-name="ro1">
          <table:table-cell office:value-type="time" office:time-value="PT1046901H38M27.541999966S" calcext:value-type="time">
            <text:p>1046901:38:27,542</text:p>
          </table:table-cell>
          <table:table-cell office:value-type="time" office:time-value="PT1046901H38M31.449000333S" calcext:value-type="time">
            <text:p>1046901:38:31,449</text:p>
          </table:table-cell>
          <table:table-cell office:value-type="time" office:time-value="PT1046901H38M31.450000294S" calcext:value-type="time">
            <text:p>1046901:38:31,450</text:p>
          </table:table-cell>
          <table:table-cell office:value-type="time" office:time-value="PT1046901H38M31.469999934S" calcext:value-type="time">
            <text:p>1046901:38:31,470</text:p>
          </table:table-cell>
          <table:table-cell office:value-type="time" office:time-value="PT1046901H38M31.472000275S" calcext:value-type="time">
            <text:p>1046901:38:31,472</text:p>
          </table:table-cell>
          <table:table-cell table:formula="of:=[.B153]-[.A153]" office:value-type="time" office:time-value="PT00H00M03.907000157S" calcext:value-type="time">
            <text:p>03,907</text:p>
          </table:table-cell>
          <table:table-cell table:formula="of:=[.C153]-[.B153]" office:value-type="time" office:time-value="PT00H00M00.001000171S" calcext:value-type="time">
            <text:p>00,001</text:p>
          </table:table-cell>
          <table:table-cell table:formula="of:=[.D153]-[.C153]" office:value-type="time" office:time-value="PT00H00M00.01999964S" calcext:value-type="time">
            <text:p>00,020</text:p>
          </table:table-cell>
          <table:table-cell table:formula="of:=[.E153]-[.D153]" office:value-type="time" office:time-value="PT00H00M00.002000341S" calcext:value-type="time">
            <text:p>00,002</text:p>
          </table:table-cell>
          <table:table-cell table:formula="of:=[.E153]-[.A153]" office:value-type="time" office:time-value="PT00H00M03.930000309S" calcext:value-type="time">
            <text:p>03,930</text:p>
          </table:table-cell>
        </table:table-row>
        <table:table-row table:style-name="ro1">
          <table:table-cell office:value-type="time" office:time-value="PT1046901H38M32.519999687S" calcext:value-type="time">
            <text:p>1046901:38:32,520</text:p>
          </table:table-cell>
          <table:table-cell table:number-columns-repeated="2" office:value-type="time" office:time-value="PT1046901H38M38.562000291S" calcext:value-type="time">
            <text:p>1046901:38:38,562</text:p>
          </table:table-cell>
          <table:table-cell office:value-type="time" office:time-value="PT1046901H38M38.579000048S" calcext:value-type="time">
            <text:p>1046901:38:38,579</text:p>
          </table:table-cell>
          <table:table-cell office:value-type="time" office:time-value="PT1046901H38M38.580000009S" calcext:value-type="time">
            <text:p>1046901:38:38,580</text:p>
          </table:table-cell>
          <table:table-cell table:formula="of:=[.B154]-[.A154]" office:value-type="time" office:time-value="PT00H00M06.042000395S" calcext:value-type="time">
            <text:p>06,042</text:p>
          </table:table-cell>
          <table:table-cell table:formula="of:=[.C154]-[.B154]" office:value-type="time" office:time-value="PT00H00M00S" calcext:value-type="time">
            <text:p>00,000</text:p>
          </table:table-cell>
          <table:table-cell table:formula="of:=[.D154]-[.C154]" office:value-type="time" office:time-value="PT00H00M00.016999757S" calcext:value-type="time">
            <text:p>00,017</text:p>
          </table:table-cell>
          <table:table-cell table:formula="of:=[.E154]-[.D154]" office:value-type="time" office:time-value="PT00H00M00.001000171S" calcext:value-type="time">
            <text:p>00,001</text:p>
          </table:table-cell>
          <table:table-cell table:formula="of:=[.E154]-[.A154]" office:value-type="time" office:time-value="PT00H00M06.060000323S" calcext:value-type="time">
            <text:p>06,060</text:p>
          </table:table-cell>
        </table:table-row>
        <table:table-row table:style-name="ro1">
          <table:table-cell office:value-type="time" office:time-value="PT1046901H38M39.632000104S" calcext:value-type="time">
            <text:p>1046901:38:39,632</text:p>
          </table:table-cell>
          <table:table-cell table:number-columns-repeated="2" office:value-type="time" office:time-value="PT1046901H38M43.125999793S" calcext:value-type="time">
            <text:p>1046901:38:43,126</text:p>
          </table:table-cell>
          <table:table-cell table:number-columns-repeated="2" office:value-type="time" office:time-value="PT1046901H38M43.141000047S" calcext:value-type="time">
            <text:p>1046901:38:43,141</text:p>
          </table:table-cell>
          <table:table-cell table:formula="of:=[.B155]-[.A155]" office:value-type="time" office:time-value="PT00H00M03.494000109S" calcext:value-type="time">
            <text:p>03,494</text:p>
          </table:table-cell>
          <table:table-cell table:formula="of:=[.C155]-[.B155]" office:value-type="time" office:time-value="PT00H00M00S" calcext:value-type="time">
            <text:p>00,000</text:p>
          </table:table-cell>
          <table:table-cell table:formula="of:=[.D155]-[.C155]" office:value-type="time" office:time-value="PT00H00M00.015000044S" calcext:value-type="time">
            <text:p>00,015</text:p>
          </table:table-cell>
          <table:table-cell table:formula="of:=[.E155]-[.D155]" office:value-type="time" office:time-value="PT00H00M00S" calcext:value-type="time">
            <text:p>00,000</text:p>
          </table:table-cell>
          <table:table-cell table:formula="of:=[.E155]-[.A155]" office:value-type="time" office:time-value="PT00H00M03.509000153S" calcext:value-type="time">
            <text:p>03,509</text:p>
          </table:table-cell>
        </table:table-row>
        <table:table-row table:style-name="ro1">
          <table:table-cell office:value-type="time" office:time-value="PT1046901H38M44.303000048S" calcext:value-type="time">
            <text:p>1046901:38:44,303</text:p>
          </table:table-cell>
          <table:table-cell table:number-columns-repeated="2" office:value-type="time" office:time-value="PT1046901H38M50.247999821S" calcext:value-type="time">
            <text:p>1046901:38:50,248</text:p>
          </table:table-cell>
          <table:table-cell office:value-type="time" office:time-value="PT1046901H38M50.261999695S" calcext:value-type="time">
            <text:p>1046901:38:50,262</text:p>
          </table:table-cell>
          <table:table-cell office:value-type="time" office:time-value="PT1046901H38M50.263000075S" calcext:value-type="time">
            <text:p>1046901:38:50,263</text:p>
          </table:table-cell>
          <table:table-cell table:formula="of:=[.B156]-[.A156]" office:value-type="time" office:time-value="PT00H00M05.944999564S" calcext:value-type="time">
            <text:p>05,945</text:p>
          </table:table-cell>
          <table:table-cell table:formula="of:=[.C156]-[.B156]" office:value-type="time" office:time-value="PT00H00M00S" calcext:value-type="time">
            <text:p>00,000</text:p>
          </table:table-cell>
          <table:table-cell table:formula="of:=[.D156]-[.C156]" office:value-type="time" office:time-value="PT00H00M00.013999874S" calcext:value-type="time">
            <text:p>00,014</text:p>
          </table:table-cell>
          <table:table-cell table:formula="of:=[.E156]-[.D156]" office:value-type="time" office:time-value="PT00H00M00.001000171S" calcext:value-type="time">
            <text:p>00,001</text:p>
          </table:table-cell>
          <table:table-cell table:formula="of:=[.E156]-[.A156]" office:value-type="time" office:time-value="PT00H00M05.959999608S" calcext:value-type="time">
            <text:p>05,960</text:p>
          </table:table-cell>
        </table:table-row>
        <table:table-row table:style-name="ro1">
          <table:table-cell office:value-type="time" office:time-value="PT1046901H38M51.648999732S" calcext:value-type="time">
            <text:p>1046901:38:51,649</text:p>
          </table:table-cell>
          <table:table-cell table:number-columns-repeated="2" office:value-type="time" office:time-value="PT1046901H38M55.505000409S" calcext:value-type="time">
            <text:p>1046901:38:55,505</text:p>
          </table:table-cell>
          <table:table-cell office:value-type="time" office:time-value="PT1046901H38M55.520999786S" calcext:value-type="time">
            <text:p>1046901:38:55,521</text:p>
          </table:table-cell>
          <table:table-cell office:value-type="time" office:time-value="PT1046901H38M55.521999747S" calcext:value-type="time">
            <text:p>1046901:38:55,522</text:p>
          </table:table-cell>
          <table:table-cell table:formula="of:=[.B157]-[.A157]" office:value-type="time" office:time-value="PT00H00M03.856000258S" calcext:value-type="time">
            <text:p>03,856</text:p>
          </table:table-cell>
          <table:table-cell table:formula="of:=[.C157]-[.B157]" office:value-type="time" office:time-value="PT00H00M00S" calcext:value-type="time">
            <text:p>00,000</text:p>
          </table:table-cell>
          <table:table-cell table:formula="of:=[.D157]-[.C157]" office:value-type="time" office:time-value="PT00H00M00.015999586S" calcext:value-type="time">
            <text:p>00,016</text:p>
          </table:table-cell>
          <table:table-cell table:formula="of:=[.E157]-[.D157]" office:value-type="time" office:time-value="PT00H00M00.001000171S" calcext:value-type="time">
            <text:p>00,001</text:p>
          </table:table-cell>
          <table:table-cell table:formula="of:=[.E157]-[.A157]" office:value-type="time" office:time-value="PT00H00M03.873000015S" calcext:value-type="time">
            <text:p>03,873</text:p>
          </table:table-cell>
        </table:table-row>
        <table:table-row table:style-name="ro1">
          <table:table-cell office:value-type="time" office:time-value="PT1046901H38M56.706999689S" calcext:value-type="time">
            <text:p>1046901:38:56,707</text:p>
          </table:table-cell>
          <table:table-cell table:number-columns-repeated="2" office:value-type="time" office:time-value="PT1046901H39M02.826000229S" calcext:value-type="time">
            <text:p>1046901:39:02,826</text:p>
          </table:table-cell>
          <table:table-cell office:value-type="time" office:time-value="PT1046901H39M02.84699983S" calcext:value-type="time">
            <text:p>1046901:39:02,847</text:p>
          </table:table-cell>
          <table:table-cell office:value-type="time" office:time-value="PT1046901H39M02.84800021S" calcext:value-type="time">
            <text:p>1046901:39:02,848</text:p>
          </table:table-cell>
          <table:table-cell table:formula="of:=[.B158]-[.A158]" office:value-type="time" office:time-value="PT00H00M06.11900033S" calcext:value-type="time">
            <text:p>06,119</text:p>
          </table:table-cell>
          <table:table-cell table:formula="of:=[.C158]-[.B158]" office:value-type="time" office:time-value="PT00H00M00S" calcext:value-type="time">
            <text:p>00,000</text:p>
          </table:table-cell>
          <table:table-cell table:formula="of:=[.D158]-[.C158]" office:value-type="time" office:time-value="PT00H00M00.020999811S" calcext:value-type="time">
            <text:p>00,021</text:p>
          </table:table-cell>
          <table:table-cell table:formula="of:=[.E158]-[.D158]" office:value-type="time" office:time-value="PT00H00M00.001000171S" calcext:value-type="time">
            <text:p>00,001</text:p>
          </table:table-cell>
          <table:table-cell table:formula="of:=[.E158]-[.A158]" office:value-type="time" office:time-value="PT00H00M06.141000311S" calcext:value-type="time">
            <text:p>06,141</text:p>
          </table:table-cell>
        </table:table-row>
        <table:table-row table:style-name="ro1">
          <table:table-cell office:value-type="time" office:time-value="PT1046901H39M03.933000276S" calcext:value-type="time">
            <text:p>1046901:39:03,933</text:p>
          </table:table-cell>
          <table:table-cell table:number-columns-repeated="2" office:value-type="time" office:time-value="PT1046901H39M07.721000249S" calcext:value-type="time">
            <text:p>1046901:39:07,721</text:p>
          </table:table-cell>
          <table:table-cell table:number-columns-repeated="2" office:value-type="time" office:time-value="PT1046901H39M07.737000044S" calcext:value-type="time">
            <text:p>1046901:39:07,737</text:p>
          </table:table-cell>
          <table:table-cell table:formula="of:=[.B159]-[.A159]" office:value-type="time" office:time-value="PT00H00M03.787999973S" calcext:value-type="time">
            <text:p>03,788</text:p>
          </table:table-cell>
          <table:table-cell table:formula="of:=[.C159]-[.B159]" office:value-type="time" office:time-value="PT00H00M00S" calcext:value-type="time">
            <text:p>00,000</text:p>
          </table:table-cell>
          <table:table-cell table:formula="of:=[.D159]-[.C159]" office:value-type="time" office:time-value="PT00H00M00.015999586S" calcext:value-type="time">
            <text:p>00,016</text:p>
          </table:table-cell>
          <table:table-cell table:formula="of:=[.E159]-[.D159]" office:value-type="time" office:time-value="PT00H00M00S" calcext:value-type="time">
            <text:p>00,000</text:p>
          </table:table-cell>
          <table:table-cell table:formula="of:=[.E159]-[.A159]" office:value-type="time" office:time-value="PT00H00M03.803999559S" calcext:value-type="time">
            <text:p>03,804</text:p>
          </table:table-cell>
        </table:table-row>
        <table:table-row table:style-name="ro1">
          <table:table-cell office:value-type="time" office:time-value="PT1046901H39M08.745999718S" calcext:value-type="time">
            <text:p>1046901:39:08,746</text:p>
          </table:table-cell>
          <table:table-cell table:number-columns-repeated="2" office:value-type="time" office:time-value="PT1046901H39M14.627000308S" calcext:value-type="time">
            <text:p>1046901:39:14,627</text:p>
          </table:table-cell>
          <table:table-cell office:value-type="time" office:time-value="PT1046901H39M14.643000104S" calcext:value-type="time">
            <text:p>1046901:39:14,643</text:p>
          </table:table-cell>
          <table:table-cell office:value-type="time" office:time-value="PT1046901H39M14.644000065S" calcext:value-type="time">
            <text:p>1046901:39:14,644</text:p>
          </table:table-cell>
          <table:table-cell table:formula="of:=[.B160]-[.A160]" office:value-type="time" office:time-value="PT00H00M05.88100059S" calcext:value-type="time">
            <text:p>05,881</text:p>
          </table:table-cell>
          <table:table-cell table:formula="of:=[.C160]-[.B160]" office:value-type="time" office:time-value="PT00H00M00S" calcext:value-type="time">
            <text:p>00,000</text:p>
          </table:table-cell>
          <table:table-cell table:formula="of:=[.D160]-[.C160]" office:value-type="time" office:time-value="PT00H00M00.015999586S" calcext:value-type="time">
            <text:p>00,016</text:p>
          </table:table-cell>
          <table:table-cell table:formula="of:=[.E160]-[.D160]" office:value-type="time" office:time-value="PT00H00M00.001000171S" calcext:value-type="time">
            <text:p>00,001</text:p>
          </table:table-cell>
          <table:table-cell table:formula="of:=[.E160]-[.A160]" office:value-type="time" office:time-value="PT00H00M05.898000346S" calcext:value-type="time">
            <text:p>05,898</text:p>
          </table:table-cell>
        </table:table-row>
        <table:table-row table:style-name="ro1">
          <table:table-cell office:value-type="time" office:time-value="PT1046901H39M15.858999677S" calcext:value-type="time">
            <text:p>1046901:39:15,859</text:p>
          </table:table-cell>
          <table:table-cell table:number-columns-repeated="2" office:value-type="time" office:time-value="PT1046901H39M19.450000199S" calcext:value-type="time">
            <text:p>1046901:39:19,450</text:p>
          </table:table-cell>
          <table:table-cell table:number-columns-repeated="2" office:value-type="time" office:time-value="PT1046901H39M19.465999994S" calcext:value-type="time">
            <text:p>1046901:39:19,466</text:p>
          </table:table-cell>
          <table:table-cell table:formula="of:=[.B161]-[.A161]" office:value-type="time" office:time-value="PT00H00M03.591000312S" calcext:value-type="time">
            <text:p>03,591</text:p>
          </table:table-cell>
          <table:table-cell table:formula="of:=[.C161]-[.B161]" office:value-type="time" office:time-value="PT00H00M00S" calcext:value-type="time">
            <text:p>00,000</text:p>
          </table:table-cell>
          <table:table-cell table:formula="of:=[.D161]-[.C161]" office:value-type="time" office:time-value="PT00H00M00.015999586S" calcext:value-type="time">
            <text:p>00,016</text:p>
          </table:table-cell>
          <table:table-cell table:formula="of:=[.E161]-[.D161]" office:value-type="time" office:time-value="PT00H00M00S" calcext:value-type="time">
            <text:p>00,000</text:p>
          </table:table-cell>
          <table:table-cell table:formula="of:=[.E161]-[.A161]" office:value-type="time" office:time-value="PT00H00M03.606999898S" calcext:value-type="time">
            <text:p>03,607</text:p>
          </table:table-cell>
        </table:table-row>
        <table:table-row table:style-name="ro1">
          <table:table-cell office:value-type="time" office:time-value="PT1046901H39M20.681999568S" calcext:value-type="time">
            <text:p>1046901:39:20,682</text:p>
          </table:table-cell>
          <table:table-cell table:number-columns-repeated="2" office:value-type="time" office:time-value="PT1046901H39M26.644999897S" calcext:value-type="time">
            <text:p>1046901:39:26,645</text:p>
          </table:table-cell>
          <table:table-cell office:value-type="time" office:time-value="PT1046901H39M26.662999615S" calcext:value-type="time">
            <text:p>1046901:39:26,663</text:p>
          </table:table-cell>
          <table:table-cell office:value-type="time" office:time-value="PT1046901H39M26.663999995S" calcext:value-type="time">
            <text:p>1046901:39:26,664</text:p>
          </table:table-cell>
          <table:table-cell table:formula="of:=[.B162]-[.A162]" office:value-type="time" office:time-value="PT00H00M05.96300012S" calcext:value-type="time">
            <text:p>05,963</text:p>
          </table:table-cell>
          <table:table-cell table:formula="of:=[.C162]-[.B162]" office:value-type="time" office:time-value="PT00H00M00S" calcext:value-type="time">
            <text:p>00,000</text:p>
          </table:table-cell>
          <table:table-cell table:formula="of:=[.D162]-[.C162]" office:value-type="time" office:time-value="PT00H00M00.017999928S" calcext:value-type="time">
            <text:p>00,018</text:p>
          </table:table-cell>
          <table:table-cell table:formula="of:=[.E162]-[.D162]" office:value-type="time" office:time-value="PT00H00M00.001000171S" calcext:value-type="time">
            <text:p>00,001</text:p>
          </table:table-cell>
          <table:table-cell table:formula="of:=[.E162]-[.A162]" office:value-type="time" office:time-value="PT00H00M05.982000218S" calcext:value-type="time">
            <text:p>05,982</text:p>
          </table:table-cell>
        </table:table-row>
        <table:table-row table:style-name="ro1">
          <table:table-cell office:value-type="time" office:time-value="PT1046901H39M27.693999689S" calcext:value-type="time">
            <text:p>1046901:39:27,694</text:p>
          </table:table-cell>
          <table:table-cell office:value-type="time" office:time-value="PT1046901H39M31.300000045S" calcext:value-type="time">
            <text:p>1046901:39:31,300</text:p>
          </table:table-cell>
          <table:table-cell office:value-type="time" office:time-value="PT1046901H39M31.301000006S" calcext:value-type="time">
            <text:p>1046901:39:31,301</text:p>
          </table:table-cell>
          <table:table-cell office:value-type="time" office:time-value="PT1046901H39M31.31600026S" calcext:value-type="time">
            <text:p>1046901:39:31,316</text:p>
          </table:table-cell>
          <table:table-cell office:value-type="time" office:time-value="PT1046901H39M31.316999802S" calcext:value-type="time">
            <text:p>1046901:39:31,317</text:p>
          </table:table-cell>
          <table:table-cell table:formula="of:=[.B163]-[.A163]" office:value-type="time" office:time-value="PT00H00M03.606000356S" calcext:value-type="time">
            <text:p>03,606</text:p>
          </table:table-cell>
          <table:table-cell table:formula="of:=[.C163]-[.B163]" office:value-type="time" office:time-value="PT00H00M00.001000171S" calcext:value-type="time">
            <text:p>00,001</text:p>
          </table:table-cell>
          <table:table-cell table:formula="of:=[.D163]-[.C163]" office:value-type="time" office:time-value="PT00H00M00.015000044S" calcext:value-type="time">
            <text:p>00,015</text:p>
          </table:table-cell>
          <table:table-cell table:formula="of:=[.E163]-[.D163]" office:value-type="time" office:time-value="PT00H00M00.000999542S" calcext:value-type="time">
            <text:p>00,001</text:p>
          </table:table-cell>
          <table:table-cell table:formula="of:=[.E163]-[.A163]" office:value-type="time" office:time-value="PT00H00M03.623000113S" calcext:value-type="time">
            <text:p>03,623</text:p>
          </table:table-cell>
        </table:table-row>
        <table:table-row table:style-name="ro1">
          <table:table-cell office:value-type="time" office:time-value="PT1046901H39M32.31100006S" calcext:value-type="time">
            <text:p>1046901:39:32,311</text:p>
          </table:table-cell>
          <table:table-cell table:number-columns-repeated="2" office:value-type="time" office:time-value="PT1046901H39M37.558999741S" calcext:value-type="time">
            <text:p>1046901:39:37,559</text:p>
          </table:table-cell>
          <table:table-cell office:value-type="time" office:time-value="PT1046901H39M37.574999956S" calcext:value-type="time">
            <text:p>1046901:39:37,575</text:p>
          </table:table-cell>
          <table:table-cell office:value-type="time" office:time-value="PT1046901H39M37.576000337S" calcext:value-type="time">
            <text:p>1046901:39:37,576</text:p>
          </table:table-cell>
          <table:table-cell table:formula="of:=[.B164]-[.A164]" office:value-type="time" office:time-value="PT00H00M05.247999472S" calcext:value-type="time">
            <text:p>05,248</text:p>
          </table:table-cell>
          <table:table-cell table:formula="of:=[.C164]-[.B164]" office:value-type="time" office:time-value="PT00H00M00S" calcext:value-type="time">
            <text:p>00,000</text:p>
          </table:table-cell>
          <table:table-cell table:formula="of:=[.D164]-[.C164]" office:value-type="time" office:time-value="PT00H00M00.016000215S" calcext:value-type="time">
            <text:p>00,016</text:p>
          </table:table-cell>
          <table:table-cell table:formula="of:=[.E164]-[.D164]" office:value-type="time" office:time-value="PT00H00M00.001000171S" calcext:value-type="time">
            <text:p>00,001</text:p>
          </table:table-cell>
          <table:table-cell table:formula="of:=[.E164]-[.A164]" office:value-type="time" office:time-value="PT00H00M05.264999857S" calcext:value-type="time">
            <text:p>05,265</text:p>
          </table:table-cell>
        </table:table-row>
        <table:table-row table:style-name="ro1">
          <table:table-cell office:value-type="time" office:time-value="PT1046901H39M38.825000301S" calcext:value-type="time">
            <text:p>1046901:39:38,825</text:p>
          </table:table-cell>
          <table:table-cell table:number-columns-repeated="2" office:value-type="time" office:time-value="PT1046901H39M42.382000051S" calcext:value-type="time">
            <text:p>1046901:39:42,382</text:p>
          </table:table-cell>
          <table:table-cell office:value-type="time" office:time-value="PT1046901H39M42.397999847S" calcext:value-type="time">
            <text:p>1046901:39:42,398</text:p>
          </table:table-cell>
          <table:table-cell office:value-type="time" office:time-value="PT1046901H39M42.399000227S" calcext:value-type="time">
            <text:p>1046901:39:42,399</text:p>
          </table:table-cell>
          <table:table-cell table:formula="of:=[.B165]-[.A165]" office:value-type="time" office:time-value="PT00H00M03.55700017S" calcext:value-type="time">
            <text:p>03,557</text:p>
          </table:table-cell>
          <table:table-cell table:formula="of:=[.C165]-[.B165]" office:value-type="time" office:time-value="PT00H00M00S" calcext:value-type="time">
            <text:p>00,000</text:p>
          </table:table-cell>
          <table:table-cell table:formula="of:=[.D165]-[.C165]" office:value-type="time" office:time-value="PT00H00M00.015999586S" calcext:value-type="time">
            <text:p>00,016</text:p>
          </table:table-cell>
          <table:table-cell table:formula="of:=[.E165]-[.D165]" office:value-type="time" office:time-value="PT00H00M00.001000171S" calcext:value-type="time">
            <text:p>00,001</text:p>
          </table:table-cell>
          <table:table-cell table:formula="of:=[.E165]-[.A165]" office:value-type="time" office:time-value="PT00H00M03.573999926S" calcext:value-type="time">
            <text:p>03,574</text:p>
          </table:table-cell>
        </table:table-row>
        <table:table-row table:style-name="ro1">
          <table:table-cell office:value-type="time" office:time-value="PT1046901H39M43.425000496S" calcext:value-type="time">
            <text:p>1046901:39:43,425</text:p>
          </table:table-cell>
          <table:table-cell table:number-columns-repeated="2" office:value-type="time" office:time-value="PT1046901H39M48.698000461S" calcext:value-type="time">
            <text:p>1046901:39:48,698</text:p>
          </table:table-cell>
          <table:table-cell office:value-type="time" office:time-value="PT1046901H39M48.716000179S" calcext:value-type="time">
            <text:p>1046901:39:48,716</text:p>
          </table:table-cell>
          <table:table-cell office:value-type="time" office:time-value="PT1046901H39M48.716999721S" calcext:value-type="time">
            <text:p>1046901:39:48,717</text:p>
          </table:table-cell>
          <table:table-cell table:formula="of:=[.B166]-[.A166]" office:value-type="time" office:time-value="PT00H00M05.272999965S" calcext:value-type="time">
            <text:p>05,273</text:p>
          </table:table-cell>
          <table:table-cell table:formula="of:=[.C166]-[.B166]" office:value-type="time" office:time-value="PT00H00M00S" calcext:value-type="time">
            <text:p>00,000</text:p>
          </table:table-cell>
          <table:table-cell table:formula="of:=[.D166]-[.C166]" office:value-type="time" office:time-value="PT00H00M00.017999928S" calcext:value-type="time">
            <text:p>00,018</text:p>
          </table:table-cell>
          <table:table-cell table:formula="of:=[.E166]-[.D166]" office:value-type="time" office:time-value="PT00H00M00.000999542S" calcext:value-type="time">
            <text:p>00,001</text:p>
          </table:table-cell>
          <table:table-cell table:formula="of:=[.E166]-[.A166]" office:value-type="time" office:time-value="PT00H00M05.291999434S" calcext:value-type="time">
            <text:p>05,292</text:p>
          </table:table-cell>
        </table:table-row>
        <table:table-row table:style-name="ro1">
          <table:table-cell office:value-type="time" office:time-value="PT1046901H39M49.74299999S" calcext:value-type="time">
            <text:p>1046901:39:49,743</text:p>
          </table:table-cell>
          <table:table-cell office:value-type="time" office:time-value="PT1046901H39M53.34199978S" calcext:value-type="time">
            <text:p>1046901:39:53,342</text:p>
          </table:table-cell>
          <table:table-cell office:value-type="time" office:time-value="PT1046901H39M53.342999741S" calcext:value-type="time">
            <text:p>1046901:39:53,343</text:p>
          </table:table-cell>
          <table:table-cell table:number-columns-repeated="2" office:value-type="time" office:time-value="PT1046901H39M53.359999917S" calcext:value-type="time">
            <text:p>1046901:39:53,360</text:p>
          </table:table-cell>
          <table:table-cell table:formula="of:=[.B167]-[.A167]" office:value-type="time" office:time-value="PT00H00M03.598999791S" calcext:value-type="time">
            <text:p>03,599</text:p>
          </table:table-cell>
          <table:table-cell table:formula="of:=[.C167]-[.B167]" office:value-type="time" office:time-value="PT00H00M00.001000171S" calcext:value-type="time">
            <text:p>00,001</text:p>
          </table:table-cell>
          <table:table-cell table:formula="of:=[.D167]-[.C167]" office:value-type="time" office:time-value="PT00H00M00.016999757S" calcext:value-type="time">
            <text:p>00,017</text:p>
          </table:table-cell>
          <table:table-cell table:formula="of:=[.E167]-[.D167]" office:value-type="time" office:time-value="PT00H00M00S" calcext:value-type="time">
            <text:p>00,000</text:p>
          </table:table-cell>
          <table:table-cell table:formula="of:=[.E167]-[.A167]" office:value-type="time" office:time-value="PT00H00M03.616999718S" calcext:value-type="time">
            <text:p>03,617</text:p>
          </table:table-cell>
        </table:table-row>
        <table:table-row table:style-name="ro1">
          <table:table-cell office:value-type="time" office:time-value="PT1046901H39M54.386000186S" calcext:value-type="time">
            <text:p>1046901:39:54,386</text:p>
          </table:table-cell>
          <table:table-cell office:value-type="time" office:time-value="PT1046901H39M59.69899985S" calcext:value-type="time">
            <text:p>1046901:39:59,699</text:p>
          </table:table-cell>
          <table:table-cell office:value-type="time" office:time-value="PT1046901H39M59.70000023S" calcext:value-type="time">
            <text:p>1046901:39:59,700</text:p>
          </table:table-cell>
          <table:table-cell office:value-type="time" office:time-value="PT1046901H39M59.716999568S" calcext:value-type="time">
            <text:p>1046901:39:59,717</text:p>
          </table:table-cell>
          <table:table-cell office:value-type="time" office:time-value="PT1046901H39M59.720000289S" calcext:value-type="time">
            <text:p>1046901:39:59,720</text:p>
          </table:table-cell>
          <table:table-cell table:formula="of:=[.B168]-[.A168]" office:value-type="time" office:time-value="PT00H00M05.312999873S" calcext:value-type="time">
            <text:p>05,313</text:p>
          </table:table-cell>
          <table:table-cell table:formula="of:=[.C168]-[.B168]" office:value-type="time" office:time-value="PT00H00M00.001000171S" calcext:value-type="time">
            <text:p>00,001</text:p>
          </table:table-cell>
          <table:table-cell table:formula="of:=[.D168]-[.C168]" office:value-type="time" office:time-value="PT00H00M00.016999757S" calcext:value-type="time">
            <text:p>00,017</text:p>
          </table:table-cell>
          <table:table-cell table:formula="of:=[.E168]-[.D168]" office:value-type="time" office:time-value="PT00H00M00.003000512S" calcext:value-type="time">
            <text:p>00,003</text:p>
          </table:table-cell>
          <table:table-cell table:formula="of:=[.E168]-[.A168]" office:value-type="time" office:time-value="PT00H00M05.334000313S" calcext:value-type="time">
            <text:p>05,334</text:p>
          </table:table-cell>
        </table:table-row>
        <table:table-row table:style-name="ro1">
          <table:table-cell office:value-type="time" office:time-value="PT1046901H40M00.867999997S" calcext:value-type="time">
            <text:p>1046901:40:00,868</text:p>
          </table:table-cell>
          <table:table-cell table:number-columns-repeated="2" office:value-type="time" office:time-value="PT1046901H40M04.433000274S" calcext:value-type="time">
            <text:p>1046901:40:04,433</text:p>
          </table:table-cell>
          <table:table-cell office:value-type="time" office:time-value="PT1046901H40M04.452999914S" calcext:value-type="time">
            <text:p>1046901:40:04,453</text:p>
          </table:table-cell>
          <table:table-cell office:value-type="time" office:time-value="PT1046901H40M04.454000294S" calcext:value-type="time">
            <text:p>1046901:40:04,454</text:p>
          </table:table-cell>
          <table:table-cell table:formula="of:=[.B169]-[.A169]" office:value-type="time" office:time-value="PT00H00M03.565000277S" calcext:value-type="time">
            <text:p>03,565</text:p>
          </table:table-cell>
          <table:table-cell table:formula="of:=[.C169]-[.B169]" office:value-type="time" office:time-value="PT00H00M00S" calcext:value-type="time">
            <text:p>00,000</text:p>
          </table:table-cell>
          <table:table-cell table:formula="of:=[.D169]-[.C169]" office:value-type="time" office:time-value="PT00H00M00.01999964S" calcext:value-type="time">
            <text:p>00,020</text:p>
          </table:table-cell>
          <table:table-cell table:formula="of:=[.E169]-[.D169]" office:value-type="time" office:time-value="PT00H00M00.001000171S" calcext:value-type="time">
            <text:p>00,001</text:p>
          </table:table-cell>
          <table:table-cell table:formula="of:=[.E169]-[.A169]" office:value-type="time" office:time-value="PT00H00M03.586000088S" calcext:value-type="time">
            <text:p>03,586</text:p>
          </table:table-cell>
        </table:table-row>
        <table:table-row table:style-name="ro1">
          <table:table-cell office:value-type="time" office:time-value="PT1046901H40M05.50699993S" calcext:value-type="time">
            <text:p>1046901:40:05,507</text:p>
          </table:table-cell>
          <table:table-cell office:value-type="time" office:time-value="PT1046901H40M10.926999617S" calcext:value-type="time">
            <text:p>1046901:40:10,927</text:p>
          </table:table-cell>
          <table:table-cell office:value-type="time" office:time-value="PT1046901H40M10.927999998S" calcext:value-type="time">
            <text:p>1046901:40:10,928</text:p>
          </table:table-cell>
          <table:table-cell office:value-type="time" office:time-value="PT1046901H40M10.942999832S" calcext:value-type="time">
            <text:p>1046901:40:10,943</text:p>
          </table:table-cell>
          <table:table-cell office:value-type="time" office:time-value="PT1046901H40M10.944000212S" calcext:value-type="time">
            <text:p>1046901:40:10,944</text:p>
          </table:table-cell>
          <table:table-cell table:formula="of:=[.B170]-[.A170]" office:value-type="time" office:time-value="PT00H00M05.419999897S" calcext:value-type="time">
            <text:p>05,420</text:p>
          </table:table-cell>
          <table:table-cell table:formula="of:=[.C170]-[.B170]" office:value-type="time" office:time-value="PT00H00M00.001000171S" calcext:value-type="time">
            <text:p>00,001</text:p>
          </table:table-cell>
          <table:table-cell table:formula="of:=[.D170]-[.C170]" office:value-type="time" office:time-value="PT00H00M00.015000044S" calcext:value-type="time">
            <text:p>00,015</text:p>
          </table:table-cell>
          <table:table-cell table:formula="of:=[.E170]-[.D170]" office:value-type="time" office:time-value="PT00H00M00.001000171S" calcext:value-type="time">
            <text:p>00,001</text:p>
          </table:table-cell>
          <table:table-cell table:formula="of:=[.E170]-[.A170]" office:value-type="time" office:time-value="PT00H00M05.437000282S" calcext:value-type="time">
            <text:p>05,437</text:p>
          </table:table-cell>
        </table:table-row>
        <table:table-row table:style-name="ro1">
          <table:table-cell office:value-type="time" office:time-value="PT1046901H40M11.954000266S" calcext:value-type="time">
            <text:p>1046901:40:11,954</text:p>
          </table:table-cell>
          <table:table-cell table:number-columns-repeated="2" office:value-type="time" office:time-value="PT1046901H40M15.377999749S" calcext:value-type="time">
            <text:p>1046901:40:15,378</text:p>
          </table:table-cell>
          <table:table-cell office:value-type="time" office:time-value="PT1046901H40M15.392000042S" calcext:value-type="time">
            <text:p>1046901:40:15,392</text:p>
          </table:table-cell>
          <table:table-cell office:value-type="time" office:time-value="PT1046901H40M15.393000003S" calcext:value-type="time">
            <text:p>1046901:40:15,393</text:p>
          </table:table-cell>
          <table:table-cell table:formula="of:=[.B171]-[.A171]" office:value-type="time" office:time-value="PT00H00M03.423999483S" calcext:value-type="time">
            <text:p>03,424</text:p>
          </table:table-cell>
          <table:table-cell table:formula="of:=[.C171]-[.B171]" office:value-type="time" office:time-value="PT00H00M00S" calcext:value-type="time">
            <text:p>00,000</text:p>
          </table:table-cell>
          <table:table-cell table:formula="of:=[.D171]-[.C171]" office:value-type="time" office:time-value="PT00H00M00.014000502S" calcext:value-type="time">
            <text:p>00,014</text:p>
          </table:table-cell>
          <table:table-cell table:formula="of:=[.E171]-[.D171]" office:value-type="time" office:time-value="PT00H00M00.000999542S" calcext:value-type="time">
            <text:p>00,001</text:p>
          </table:table-cell>
          <table:table-cell table:formula="of:=[.E171]-[.A171]" office:value-type="time" office:time-value="PT00H00M03.438999527S" calcext:value-type="time">
            <text:p>03,439</text:p>
          </table:table-cell>
        </table:table-row>
        <table:table-row table:style-name="ro1">
          <table:table-cell office:value-type="time" office:time-value="PT1046901H40M16.376999812S" calcext:value-type="time">
            <text:p>1046901:40:16,377</text:p>
          </table:table-cell>
          <table:table-cell table:number-columns-repeated="2" office:value-type="time" office:time-value="PT1046901H40M21.607000194S" calcext:value-type="time">
            <text:p>1046901:40:21,607</text:p>
          </table:table-cell>
          <table:table-cell table:number-columns-repeated="2" office:value-type="time" office:time-value="PT1046901H40M21.619999688S" calcext:value-type="time">
            <text:p>1046901:40:21,620</text:p>
          </table:table-cell>
          <table:table-cell table:formula="of:=[.B172]-[.A172]" office:value-type="time" office:time-value="PT00H00M05.230000173S" calcext:value-type="time">
            <text:p>05,230</text:p>
          </table:table-cell>
          <table:table-cell table:formula="of:=[.C172]-[.B172]" office:value-type="time" office:time-value="PT00H00M00S" calcext:value-type="time">
            <text:p>00,000</text:p>
          </table:table-cell>
          <table:table-cell table:formula="of:=[.D172]-[.C172]" office:value-type="time" office:time-value="PT00H00M00.012999703S" calcext:value-type="time">
            <text:p>00,013</text:p>
          </table:table-cell>
          <table:table-cell table:formula="of:=[.E172]-[.D172]" office:value-type="time" office:time-value="PT00H00M00S" calcext:value-type="time">
            <text:p>00,000</text:p>
          </table:table-cell>
          <table:table-cell table:formula="of:=[.E172]-[.A172]" office:value-type="time" office:time-value="PT00H00M05.242999876S" calcext:value-type="time">
            <text:p>05,243</text:p>
          </table:table-cell>
        </table:table-row>
        <table:table-row table:style-name="ro1">
          <table:table-cell office:value-type="time" office:time-value="PT1046901H40M22.838000022S" calcext:value-type="time">
            <text:p>1046901:40:22,838</text:p>
          </table:table-cell>
          <table:table-cell table:number-columns-repeated="2" office:value-type="time" office:time-value="PT1046901H40M26.439999696S" calcext:value-type="time">
            <text:p>1046901:40:26,440</text:p>
          </table:table-cell>
          <table:table-cell office:value-type="time" office:time-value="PT1046901H40M26.455999911S" calcext:value-type="time">
            <text:p>1046901:40:26,456</text:p>
          </table:table-cell>
          <table:table-cell office:value-type="time" office:time-value="PT1046901H40M26.456999872S" calcext:value-type="time">
            <text:p>1046901:40:26,457</text:p>
          </table:table-cell>
          <table:table-cell table:formula="of:=[.B173]-[.A173]" office:value-type="time" office:time-value="PT00H00M03.601999674S" calcext:value-type="time">
            <text:p>03,602</text:p>
          </table:table-cell>
          <table:table-cell table:formula="of:=[.C173]-[.B173]" office:value-type="time" office:time-value="PT00H00M00S" calcext:value-type="time">
            <text:p>00,000</text:p>
          </table:table-cell>
          <table:table-cell table:formula="of:=[.D173]-[.C173]" office:value-type="time" office:time-value="PT00H00M00.016000215S" calcext:value-type="time">
            <text:p>00,016</text:p>
          </table:table-cell>
          <table:table-cell table:formula="of:=[.E173]-[.D173]" office:value-type="time" office:time-value="PT00H00M00.001000171S" calcext:value-type="time">
            <text:p>00,001</text:p>
          </table:table-cell>
          <table:table-cell table:formula="of:=[.E173]-[.A173]" office:value-type="time" office:time-value="PT00H00M03.61900006S" calcext:value-type="time">
            <text:p>03,619</text:p>
          </table:table-cell>
        </table:table-row>
        <table:table-row table:style-name="ro1">
          <table:table-cell office:value-type="time" office:time-value="PT1046901H40M27.471000189S" calcext:value-type="time">
            <text:p>1046901:40:27,471</text:p>
          </table:table-cell>
          <table:table-cell office:value-type="time" office:time-value="PT1046901H40M33.23800019S" calcext:value-type="time">
            <text:p>1046901:40:33,238</text:p>
          </table:table-cell>
          <table:table-cell office:value-type="time" office:time-value="PT1046901H40M33.238999732S" calcext:value-type="time">
            <text:p>1046901:40:33,239</text:p>
          </table:table-cell>
          <table:table-cell office:value-type="time" office:time-value="PT1046901H40M33.255999908S" calcext:value-type="time">
            <text:p>1046901:40:33,256</text:p>
          </table:table-cell>
          <table:table-cell office:value-type="time" office:time-value="PT1046901H40M33.257000288S" calcext:value-type="time">
            <text:p>1046901:40:33,257</text:p>
          </table:table-cell>
          <table:table-cell table:formula="of:=[.B174]-[.A174]" office:value-type="time" office:time-value="PT00H00M05.767000001S" calcext:value-type="time">
            <text:p>05,767</text:p>
          </table:table-cell>
          <table:table-cell table:formula="of:=[.C174]-[.B174]" office:value-type="time" office:time-value="PT00H00M00.000999542S" calcext:value-type="time">
            <text:p>00,001</text:p>
          </table:table-cell>
          <table:table-cell table:formula="of:=[.D174]-[.C174]" office:value-type="time" office:time-value="PT00H00M00.017000386S" calcext:value-type="time">
            <text:p>00,017</text:p>
          </table:table-cell>
          <table:table-cell table:formula="of:=[.E174]-[.D174]" office:value-type="time" office:time-value="PT00H00M00.001000171S" calcext:value-type="time">
            <text:p>00,001</text:p>
          </table:table-cell>
          <table:table-cell table:formula="of:=[.E174]-[.A174]" office:value-type="time" office:time-value="PT00H00M05.786000099S" calcext:value-type="time">
            <text:p>05,786</text:p>
          </table:table-cell>
        </table:table-row>
        <table:table-row table:style-name="ro1">
          <table:table-cell office:value-type="time" office:time-value="PT1046901H40M34.361000033S" calcext:value-type="time">
            <text:p>1046901:40:34,361</text:p>
          </table:table-cell>
          <table:table-cell table:number-columns-repeated="2" office:value-type="time" office:time-value="PT1046901H40M38.052999973S" calcext:value-type="time">
            <text:p>1046901:40:38,053</text:p>
          </table:table-cell>
          <table:table-cell table:number-columns-repeated="2" office:value-type="time" office:time-value="PT1046901H40M38.068000227S" calcext:value-type="time">
            <text:p>1046901:40:38,068</text:p>
          </table:table-cell>
          <table:table-cell table:formula="of:=[.B175]-[.A175]" office:value-type="time" office:time-value="PT00H00M03.69199994S" calcext:value-type="time">
            <text:p>03,692</text:p>
          </table:table-cell>
          <table:table-cell table:formula="of:=[.C175]-[.B175]" office:value-type="time" office:time-value="PT00H00M00S" calcext:value-type="time">
            <text:p>00,000</text:p>
          </table:table-cell>
          <table:table-cell table:formula="of:=[.D175]-[.C175]" office:value-type="time" office:time-value="PT00H00M00.015000044S" calcext:value-type="time">
            <text:p>00,015</text:p>
          </table:table-cell>
          <table:table-cell table:formula="of:=[.E175]-[.D175]" office:value-type="time" office:time-value="PT00H00M00S" calcext:value-type="time">
            <text:p>00,000</text:p>
          </table:table-cell>
          <table:table-cell table:formula="of:=[.E175]-[.A175]" office:value-type="time" office:time-value="PT00H00M03.706999985S" calcext:value-type="time">
            <text:p>03,707</text:p>
          </table:table-cell>
        </table:table-row>
        <table:table-row table:style-name="ro1">
          <table:table-cell office:value-type="time" office:time-value="PT1046901H40M39.104000106S" calcext:value-type="time">
            <text:p>1046901:40:39,104</text:p>
          </table:table-cell>
          <table:table-cell office:value-type="time" office:time-value="PT1046901H40M44.298999757S" calcext:value-type="time">
            <text:p>1046901:40:44,299</text:p>
          </table:table-cell>
          <table:table-cell office:value-type="time" office:time-value="PT1046901H40M44.300000137S" calcext:value-type="time">
            <text:p>1046901:40:44,300</text:p>
          </table:table-cell>
          <table:table-cell table:number-columns-repeated="2" office:value-type="time" office:time-value="PT1046901H40M44.31400001S" calcext:value-type="time">
            <text:p>1046901:40:44,314</text:p>
          </table:table-cell>
          <table:table-cell table:formula="of:=[.B176]-[.A176]" office:value-type="time" office:time-value="PT00H00M05.19499986S" calcext:value-type="time">
            <text:p>05,195</text:p>
          </table:table-cell>
          <table:table-cell table:formula="of:=[.C176]-[.B176]" office:value-type="time" office:time-value="PT00H00M00.001000171S" calcext:value-type="time">
            <text:p>00,001</text:p>
          </table:table-cell>
          <table:table-cell table:formula="of:=[.D176]-[.C176]" office:value-type="time" office:time-value="PT00H00M00.013999874S" calcext:value-type="time">
            <text:p>00,014</text:p>
          </table:table-cell>
          <table:table-cell table:formula="of:=[.E176]-[.D176]" office:value-type="time" office:time-value="PT00H00M00S" calcext:value-type="time">
            <text:p>00,000</text:p>
          </table:table-cell>
          <table:table-cell table:formula="of:=[.E176]-[.A176]" office:value-type="time" office:time-value="PT00H00M05.209999904S" calcext:value-type="time">
            <text:p>05,210</text:p>
          </table:table-cell>
        </table:table-row>
        <table:table-row table:style-name="ro1">
          <table:table-cell office:value-type="time" office:time-value="PT1046901H40M45.304999966S" calcext:value-type="time">
            <text:p>1046901:40:45,305</text:p>
          </table:table-cell>
          <table:table-cell table:number-columns-repeated="2" office:value-type="time" office:time-value="PT1046901H40M48.645000206S" calcext:value-type="time">
            <text:p>1046901:40:48,645</text:p>
          </table:table-cell>
          <table:table-cell table:number-columns-repeated="2" office:value-type="time" office:time-value="PT1046901H40M48.664000304S" calcext:value-type="time">
            <text:p>1046901:40:48,664</text:p>
          </table:table-cell>
          <table:table-cell table:formula="of:=[.B177]-[.A177]" office:value-type="time" office:time-value="PT00H00M03.34000024S" calcext:value-type="time">
            <text:p>03,340</text:p>
          </table:table-cell>
          <table:table-cell table:formula="of:=[.C177]-[.B177]" office:value-type="time" office:time-value="PT00H00M00S" calcext:value-type="time">
            <text:p>00,000</text:p>
          </table:table-cell>
          <table:table-cell table:formula="of:=[.D177]-[.C177]" office:value-type="time" office:time-value="PT00H00M00.019000098S" calcext:value-type="time">
            <text:p>00,019</text:p>
          </table:table-cell>
          <table:table-cell table:formula="of:=[.E177]-[.D177]" office:value-type="time" office:time-value="PT00H00M00S" calcext:value-type="time">
            <text:p>00,000</text:p>
          </table:table-cell>
          <table:table-cell table:formula="of:=[.E177]-[.A177]" office:value-type="time" office:time-value="PT00H00M03.359000338S" calcext:value-type="time">
            <text:p>03,359</text:p>
          </table:table-cell>
        </table:table-row>
        <table:table-row table:style-name="ro1">
          <table:table-cell office:value-type="time" office:time-value="PT1046901H40M49.684999511S" calcext:value-type="time">
            <text:p>1046901:40:49,685</text:p>
          </table:table-cell>
          <table:table-cell office:value-type="time" office:time-value="PT1046901H40M54.819999821S" calcext:value-type="time">
            <text:p>1046901:40:54,820</text:p>
          </table:table-cell>
          <table:table-cell office:value-type="time" office:time-value="PT1046901H40M54.822999705S" calcext:value-type="time">
            <text:p>1046901:40:54,823</text:p>
          </table:table-cell>
          <table:table-cell office:value-type="time" office:time-value="PT1046901H40M54.83899992S" calcext:value-type="time">
            <text:p>1046901:40:54,839</text:p>
          </table:table-cell>
          <table:table-cell office:value-type="time" office:time-value="PT1046901H40M54.8400003S" calcext:value-type="time">
            <text:p>1046901:40:54,840</text:p>
          </table:table-cell>
          <table:table-cell table:formula="of:=[.B178]-[.A178]" office:value-type="time" office:time-value="PT00H00M05.135000311S" calcext:value-type="time">
            <text:p>05,135</text:p>
          </table:table-cell>
          <table:table-cell table:formula="of:=[.C178]-[.B178]" office:value-type="time" office:time-value="PT00H00M00.002999883S" calcext:value-type="time">
            <text:p>00,003</text:p>
          </table:table-cell>
          <table:table-cell table:formula="of:=[.D178]-[.C178]" office:value-type="time" office:time-value="PT00H00M00.016000215S" calcext:value-type="time">
            <text:p>00,016</text:p>
          </table:table-cell>
          <table:table-cell table:formula="of:=[.E178]-[.D178]" office:value-type="time" office:time-value="PT00H00M00.001000171S" calcext:value-type="time">
            <text:p>00,001</text:p>
          </table:table-cell>
          <table:table-cell table:formula="of:=[.E178]-[.A178]" office:value-type="time" office:time-value="PT00H00M05.15500058S" calcext:value-type="time">
            <text:p>05,155</text:p>
          </table:table-cell>
        </table:table-row>
        <table:table-row table:style-name="ro1">
          <table:table-cell office:value-type="time" office:time-value="PT1046901H40M55.838000402S" calcext:value-type="time">
            <text:p>1046901:40:55,838</text:p>
          </table:table-cell>
          <table:table-cell table:number-columns-repeated="2" office:value-type="time" office:time-value="PT1046901H40M59.164999891S" calcext:value-type="time">
            <text:p>1046901:40:59,165</text:p>
          </table:table-cell>
          <table:table-cell office:value-type="time" office:time-value="PT1046901H40M59.176000301S" calcext:value-type="time">
            <text:p>1046901:40:59,176</text:p>
          </table:table-cell>
          <table:table-cell office:value-type="time" office:time-value="PT1046901H40M59.177000262S" calcext:value-type="time">
            <text:p>1046901:40:59,177</text:p>
          </table:table-cell>
          <table:table-cell table:formula="of:=[.B179]-[.A179]" office:value-type="time" office:time-value="PT00H00M03.326999908S" calcext:value-type="time">
            <text:p>03,327</text:p>
          </table:table-cell>
          <table:table-cell table:formula="of:=[.C179]-[.B179]" office:value-type="time" office:time-value="PT00H00M00S" calcext:value-type="time">
            <text:p>00,000</text:p>
          </table:table-cell>
          <table:table-cell table:formula="of:=[.D179]-[.C179]" office:value-type="time" office:time-value="PT00H00M00.010999991S" calcext:value-type="time">
            <text:p>00,011</text:p>
          </table:table-cell>
          <table:table-cell table:formula="of:=[.E179]-[.D179]" office:value-type="time" office:time-value="PT00H00M00.001000171S" calcext:value-type="time">
            <text:p>00,001</text:p>
          </table:table-cell>
          <table:table-cell table:formula="of:=[.E179]-[.A179]" office:value-type="time" office:time-value="PT00H00M03.33900007S" calcext:value-type="time">
            <text:p>03,339</text:p>
          </table:table-cell>
        </table:table-row>
        <table:table-row table:style-name="ro1">
          <table:table-cell office:value-type="time" office:time-value="PT1046901H41M00.157000227S" calcext:value-type="time">
            <text:p>1046901:41:00,157</text:p>
          </table:table-cell>
          <table:table-cell office:value-type="time" office:time-value="PT1046901H41M05.377000161S" calcext:value-type="time">
            <text:p>1046901:41:05,377</text:p>
          </table:table-cell>
          <table:table-cell office:value-type="time" office:time-value="PT1046901H41M05.381000005S" calcext:value-type="time">
            <text:p>1046901:41:05,381</text:p>
          </table:table-cell>
          <table:table-cell office:value-type="time" office:time-value="PT1046901H41M05.39700022S" calcext:value-type="time">
            <text:p>1046901:41:05,397</text:p>
          </table:table-cell>
          <table:table-cell office:value-type="time" office:time-value="PT1046901H41M05.397999762S" calcext:value-type="time">
            <text:p>1046901:41:05,398</text:p>
          </table:table-cell>
          <table:table-cell table:formula="of:=[.B180]-[.A180]" office:value-type="time" office:time-value="PT00H00M05.219999724S" calcext:value-type="time">
            <text:p>05,220</text:p>
          </table:table-cell>
          <table:table-cell table:formula="of:=[.C180]-[.B180]" office:value-type="time" office:time-value="PT00H00M00.004000054S" calcext:value-type="time">
            <text:p>00,004</text:p>
          </table:table-cell>
          <table:table-cell table:formula="of:=[.D180]-[.C180]" office:value-type="time" office:time-value="PT00H00M00.016000215S" calcext:value-type="time">
            <text:p>00,016</text:p>
          </table:table-cell>
          <table:table-cell table:formula="of:=[.E180]-[.D180]" office:value-type="time" office:time-value="PT00H00M00.000999542S" calcext:value-type="time">
            <text:p>00,001</text:p>
          </table:table-cell>
          <table:table-cell table:formula="of:=[.E180]-[.A180]" office:value-type="time" office:time-value="PT00H00M05.240999535S" calcext:value-type="time">
            <text:p>05,241</text:p>
          </table:table-cell>
        </table:table-row>
        <table:table-row table:style-name="ro1">
          <table:table-cell office:value-type="time" office:time-value="PT1046901H41M06.589999851S" calcext:value-type="time">
            <text:p>1046901:41:06,590</text:p>
          </table:table-cell>
          <table:table-cell table:number-columns-repeated="2" office:value-type="time" office:time-value="PT1046901H41M09.996000454S" calcext:value-type="time">
            <text:p>1046901:41:09,996</text:p>
          </table:table-cell>
          <table:table-cell table:number-columns-repeated="2" office:value-type="time" office:time-value="PT1046901H41M10.011999831S" calcext:value-type="time">
            <text:p>1046901:41:10,012</text:p>
          </table:table-cell>
          <table:table-cell table:formula="of:=[.B181]-[.A181]" office:value-type="time" office:time-value="PT00H00M03.406000184S" calcext:value-type="time">
            <text:p>03,406</text:p>
          </table:table-cell>
          <table:table-cell table:formula="of:=[.C181]-[.B181]" office:value-type="time" office:time-value="PT00H00M00S" calcext:value-type="time">
            <text:p>00,000</text:p>
          </table:table-cell>
          <table:table-cell table:formula="of:=[.D181]-[.C181]" office:value-type="time" office:time-value="PT00H00M00.015999586S" calcext:value-type="time">
            <text:p>00,016</text:p>
          </table:table-cell>
          <table:table-cell table:formula="of:=[.E181]-[.D181]" office:value-type="time" office:time-value="PT00H00M00S" calcext:value-type="time">
            <text:p>00,000</text:p>
          </table:table-cell>
          <table:table-cell table:formula="of:=[.E181]-[.A181]" office:value-type="time" office:time-value="PT00H00M03.42199977S" calcext:value-type="time">
            <text:p>03,422</text:p>
          </table:table-cell>
        </table:table-row>
        <table:table-row table:style-name="ro1">
          <table:table-cell office:value-type="time" office:time-value="PT1046901H41M11.062999964S" calcext:value-type="time">
            <text:p>1046901:41:11,063</text:p>
          </table:table-cell>
          <table:table-cell office:value-type="time" office:time-value="PT1046901H41M16.813000208S" calcext:value-type="time">
            <text:p>1046901:41:16,813</text:p>
          </table:table-cell>
          <table:table-cell office:value-type="time" office:time-value="PT1046901H41M16.81399975S" calcext:value-type="time">
            <text:p>1046901:41:16,814</text:p>
          </table:table-cell>
          <table:table-cell table:number-columns-repeated="2" office:value-type="time" office:time-value="PT1046901H41M16.829999965S" calcext:value-type="time">
            <text:p>1046901:41:16,830</text:p>
          </table:table-cell>
          <table:table-cell table:formula="of:=[.B182]-[.A182]" office:value-type="time" office:time-value="PT00H00M05.750000244S" calcext:value-type="time">
            <text:p>05,750</text:p>
          </table:table-cell>
          <table:table-cell table:formula="of:=[.C182]-[.B182]" office:value-type="time" office:time-value="PT00H00M00.000999542S" calcext:value-type="time">
            <text:p>00,001</text:p>
          </table:table-cell>
          <table:table-cell table:formula="of:=[.D182]-[.C182]" office:value-type="time" office:time-value="PT00H00M00.016000215S" calcext:value-type="time">
            <text:p>00,016</text:p>
          </table:table-cell>
          <table:table-cell table:formula="of:=[.E182]-[.D182]" office:value-type="time" office:time-value="PT00H00M00S" calcext:value-type="time">
            <text:p>00,000</text:p>
          </table:table-cell>
          <table:table-cell table:formula="of:=[.E182]-[.A182]" office:value-type="time" office:time-value="PT00H00M05.767000001S" calcext:value-type="time">
            <text:p>05,767</text:p>
          </table:table-cell>
        </table:table-row>
        <table:table-row table:style-name="ro1">
          <table:table-cell office:value-type="time" office:time-value="PT1046901H41M17.886999864S" calcext:value-type="time">
            <text:p>1046901:41:17,887</text:p>
          </table:table-cell>
          <table:table-cell office:value-type="time" office:time-value="PT1046901H41M21.797000114S" calcext:value-type="time">
            <text:p>1046901:41:21,797</text:p>
          </table:table-cell>
          <table:table-cell office:value-type="time" office:time-value="PT1046901H41M21.798000075S" calcext:value-type="time">
            <text:p>1046901:41:21,798</text:p>
          </table:table-cell>
          <table:table-cell office:value-type="time" office:time-value="PT1046901H41M21.816000212S" calcext:value-type="time">
            <text:p>1046901:41:21,816</text:p>
          </table:table-cell>
          <table:table-cell office:value-type="time" office:time-value="PT1046901H41M21.817000173S" calcext:value-type="time">
            <text:p>1046901:41:21,817</text:p>
          </table:table-cell>
          <table:table-cell table:formula="of:=[.B183]-[.A183]" office:value-type="time" office:time-value="PT00H00M03.91000004S" calcext:value-type="time">
            <text:p>03,910</text:p>
          </table:table-cell>
          <table:table-cell table:formula="of:=[.C183]-[.B183]" office:value-type="time" office:time-value="PT00H00M00.001000171S" calcext:value-type="time">
            <text:p>00,001</text:p>
          </table:table-cell>
          <table:table-cell table:formula="of:=[.D183]-[.C183]" office:value-type="time" office:time-value="PT00H00M00.017999928S" calcext:value-type="time">
            <text:p>00,018</text:p>
          </table:table-cell>
          <table:table-cell table:formula="of:=[.E183]-[.D183]" office:value-type="time" office:time-value="PT00H00M00.001000171S" calcext:value-type="time">
            <text:p>00,001</text:p>
          </table:table-cell>
          <table:table-cell table:formula="of:=[.E183]-[.A183]" office:value-type="time" office:time-value="PT00H00M03.930000309S" calcext:value-type="time">
            <text:p>03,930</text:p>
          </table:table-cell>
        </table:table-row>
        <table:table-row table:style-name="ro1">
          <table:table-cell office:value-type="time" office:time-value="PT1046901H41M23.000000194S" calcext:value-type="time">
            <text:p>1046901:41:23,000</text:p>
          </table:table-cell>
          <table:table-cell table:number-columns-repeated="2" office:value-type="time" office:time-value="PT1046901H41M28.459999999S" calcext:value-type="time">
            <text:p>1046901:41:28,460</text:p>
          </table:table-cell>
          <table:table-cell office:value-type="time" office:time-value="PT1046901H41M28.476000214S" calcext:value-type="time">
            <text:p>1046901:41:28,476</text:p>
          </table:table-cell>
          <table:table-cell office:value-type="time" office:time-value="PT1046901H41M28.476999756S" calcext:value-type="time">
            <text:p>1046901:41:28,477</text:p>
          </table:table-cell>
          <table:table-cell table:formula="of:=[.B184]-[.A184]" office:value-type="time" office:time-value="PT00H00M05.459999805S" calcext:value-type="time">
            <text:p>05,460</text:p>
          </table:table-cell>
          <table:table-cell table:formula="of:=[.C184]-[.B184]" office:value-type="time" office:time-value="PT00H00M00S" calcext:value-type="time">
            <text:p>00,000</text:p>
          </table:table-cell>
          <table:table-cell table:formula="of:=[.D184]-[.C184]" office:value-type="time" office:time-value="PT00H00M00.016000215S" calcext:value-type="time">
            <text:p>00,016</text:p>
          </table:table-cell>
          <table:table-cell table:formula="of:=[.E184]-[.D184]" office:value-type="time" office:time-value="PT00H00M00.000999542S" calcext:value-type="time">
            <text:p>00,001</text:p>
          </table:table-cell>
          <table:table-cell table:formula="of:=[.E184]-[.A184]" office:value-type="time" office:time-value="PT00H00M05.476999562S" calcext:value-type="time">
            <text:p>05,477</text:p>
          </table:table-cell>
        </table:table-row>
        <table:table-row table:style-name="ro1">
          <table:table-cell office:value-type="time" office:time-value="PT1046901H41M29.582999842S" calcext:value-type="time">
            <text:p>1046901:41:29,583</text:p>
          </table:table-cell>
          <table:table-cell table:number-columns-repeated="2" office:value-type="time" office:time-value="PT1046901H41M33.145999778S" calcext:value-type="time">
            <text:p>1046901:41:33,146</text:p>
          </table:table-cell>
          <table:table-cell office:value-type="time" office:time-value="PT1046901H41M33.161999993S" calcext:value-type="time">
            <text:p>1046901:41:33,162</text:p>
          </table:table-cell>
          <table:table-cell office:value-type="time" office:time-value="PT1046901H41M33.162999954S" calcext:value-type="time">
            <text:p>1046901:41:33,163</text:p>
          </table:table-cell>
          <table:table-cell table:formula="of:=[.B185]-[.A185]" office:value-type="time" office:time-value="PT00H00M03.562999936S" calcext:value-type="time">
            <text:p>03,563</text:p>
          </table:table-cell>
          <table:table-cell table:formula="of:=[.C185]-[.B185]" office:value-type="time" office:time-value="PT00H00M00S" calcext:value-type="time">
            <text:p>00,000</text:p>
          </table:table-cell>
          <table:table-cell table:formula="of:=[.D185]-[.C185]" office:value-type="time" office:time-value="PT00H00M00.016000215S" calcext:value-type="time">
            <text:p>00,016</text:p>
          </table:table-cell>
          <table:table-cell table:formula="of:=[.E185]-[.D185]" office:value-type="time" office:time-value="PT00H00M00.001000171S" calcext:value-type="time">
            <text:p>00,001</text:p>
          </table:table-cell>
          <table:table-cell table:formula="of:=[.E185]-[.A185]" office:value-type="time" office:time-value="PT00H00M03.580000321S" calcext:value-type="time">
            <text:p>03,580</text:p>
          </table:table-cell>
        </table:table-row>
        <table:table-row table:style-name="ro1">
          <table:table-cell office:value-type="time" office:time-value="PT1046901H41M34.221999776S" calcext:value-type="time">
            <text:p>1046901:41:34,222</text:p>
          </table:table-cell>
          <table:table-cell office:value-type="time" office:time-value="PT1046901H41M39.490999896S" calcext:value-type="time">
            <text:p>1046901:41:39,491</text:p>
          </table:table-cell>
          <table:table-cell office:value-type="time" office:time-value="PT1046901H41M39.491999857S" calcext:value-type="time">
            <text:p>1046901:41:39,492</text:p>
          </table:table-cell>
          <table:table-cell office:value-type="time" office:time-value="PT1046901H41M39.508000072S" calcext:value-type="time">
            <text:p>1046901:41:39,508</text:p>
          </table:table-cell>
          <table:table-cell office:value-type="time" office:time-value="PT1046901H41M39.509000033S" calcext:value-type="time">
            <text:p>1046901:41:39,509</text:p>
          </table:table-cell>
          <table:table-cell table:formula="of:=[.B186]-[.A186]" office:value-type="time" office:time-value="PT00H00M05.268999911S" calcext:value-type="time">
            <text:p>05,269</text:p>
          </table:table-cell>
          <table:table-cell table:formula="of:=[.C186]-[.B186]" office:value-type="time" office:time-value="PT00H00M00.001000171S" calcext:value-type="time">
            <text:p>00,001</text:p>
          </table:table-cell>
          <table:table-cell table:formula="of:=[.D186]-[.C186]" office:value-type="time" office:time-value="PT00H00M00.016000215S" calcext:value-type="time">
            <text:p>00,016</text:p>
          </table:table-cell>
          <table:table-cell table:formula="of:=[.E186]-[.D186]" office:value-type="time" office:time-value="PT00H00M00.001000171S" calcext:value-type="time">
            <text:p>00,001</text:p>
          </table:table-cell>
          <table:table-cell table:formula="of:=[.E186]-[.A186]" office:value-type="time" office:time-value="PT00H00M05.287000467S" calcext:value-type="time">
            <text:p>05,287</text:p>
          </table:table-cell>
        </table:table-row>
        <table:table-row table:style-name="ro1">
          <table:table-cell office:value-type="time" office:time-value="PT1046901H41M40.66699977S" calcext:value-type="time">
            <text:p>1046901:41:40,667</text:p>
          </table:table-cell>
          <table:table-cell table:number-columns-repeated="2" office:value-type="time" office:time-value="PT1046901H41M44.55499962S" calcext:value-type="time">
            <text:p>1046901:41:44,555</text:p>
          </table:table-cell>
          <table:table-cell table:number-columns-repeated="2" office:value-type="time" office:time-value="PT1046901H41M44.572999757S" calcext:value-type="time">
            <text:p>1046901:41:44,573</text:p>
          </table:table-cell>
          <table:table-cell table:formula="of:=[.B187]-[.A187]" office:value-type="time" office:time-value="PT00H00M03.888000059S" calcext:value-type="time">
            <text:p>03,888</text:p>
          </table:table-cell>
          <table:table-cell table:formula="of:=[.C187]-[.B187]" office:value-type="time" office:time-value="PT00H00M00S" calcext:value-type="time">
            <text:p>00,000</text:p>
          </table:table-cell>
          <table:table-cell table:formula="of:=[.D187]-[.C187]" office:value-type="time" office:time-value="PT00H00M00.017999928S" calcext:value-type="time">
            <text:p>00,018</text:p>
          </table:table-cell>
          <table:table-cell table:formula="of:=[.E187]-[.D187]" office:value-type="time" office:time-value="PT00H00M00S" calcext:value-type="time">
            <text:p>00,000</text:p>
          </table:table-cell>
          <table:table-cell table:formula="of:=[.E187]-[.A187]" office:value-type="time" office:time-value="PT00H00M03.905999986S" calcext:value-type="time">
            <text:p>03,906</text:p>
          </table:table-cell>
        </table:table-row>
        <table:table-row table:style-name="ro1">
          <table:table-cell office:value-type="time" office:time-value="PT1046901H41M45.727000069S" calcext:value-type="time">
            <text:p>1046901:41:45,727</text:p>
          </table:table-cell>
          <table:table-cell table:number-columns-repeated="2" office:value-type="time" office:time-value="PT1046901H41M51.066999938S" calcext:value-type="time">
            <text:p>1046901:41:51,067</text:p>
          </table:table-cell>
          <table:table-cell office:value-type="time" office:time-value="PT1046901H41M51.083000153S" calcext:value-type="time">
            <text:p>1046901:41:51,083</text:p>
          </table:table-cell>
          <table:table-cell office:value-type="time" office:time-value="PT1046901H41M51.083999695S" calcext:value-type="time">
            <text:p>1046901:41:51,084</text:p>
          </table:table-cell>
          <table:table-cell table:formula="of:=[.B188]-[.A188]" office:value-type="time" office:time-value="PT00H00M05.340000079S" calcext:value-type="time">
            <text:p>05,340</text:p>
          </table:table-cell>
          <table:table-cell table:formula="of:=[.C188]-[.B188]" office:value-type="time" office:time-value="PT00H00M00S" calcext:value-type="time">
            <text:p>00,000</text:p>
          </table:table-cell>
          <table:table-cell table:formula="of:=[.D188]-[.C188]" office:value-type="time" office:time-value="PT00H00M00.016000215S" calcext:value-type="time">
            <text:p>00,016</text:p>
          </table:table-cell>
          <table:table-cell table:formula="of:=[.E188]-[.D188]" office:value-type="time" office:time-value="PT00H00M00.000999542S" calcext:value-type="time">
            <text:p>00,001</text:p>
          </table:table-cell>
          <table:table-cell table:formula="of:=[.E188]-[.A188]" office:value-type="time" office:time-value="PT00H00M05.356999836S" calcext:value-type="time">
            <text:p>05,357</text:p>
          </table:table-cell>
        </table:table-row>
        <table:table-row table:style-name="ro1">
          <table:table-cell office:value-type="time" office:time-value="PT1046901H41M52.202000152S" calcext:value-type="time">
            <text:p>1046901:41:52,202</text:p>
          </table:table-cell>
          <table:table-cell office:value-type="time" office:time-value="PT1046901H41M55.844999906S" calcext:value-type="time">
            <text:p>1046901:41:55,845</text:p>
          </table:table-cell>
          <table:table-cell office:value-type="time" office:time-value="PT1046901H41M55.848000208S" calcext:value-type="time">
            <text:p>1046901:41:55,848</text:p>
          </table:table-cell>
          <table:table-cell table:number-columns-repeated="2" office:value-type="time" office:time-value="PT1046901H41M55.865999926S" calcext:value-type="time">
            <text:p>1046901:41:55,866</text:p>
          </table:table-cell>
          <table:table-cell table:formula="of:=[.B189]-[.A189]" office:value-type="time" office:time-value="PT00H00M03.642999753S" calcext:value-type="time">
            <text:p>03,643</text:p>
          </table:table-cell>
          <table:table-cell table:formula="of:=[.C189]-[.B189]" office:value-type="time" office:time-value="PT00H00M00.003000512S" calcext:value-type="time">
            <text:p>00,003</text:p>
          </table:table-cell>
          <table:table-cell table:formula="of:=[.D189]-[.C189]" office:value-type="time" office:time-value="PT00H00M00.017999928S" calcext:value-type="time">
            <text:p>00,018</text:p>
          </table:table-cell>
          <table:table-cell table:formula="of:=[.E189]-[.D189]" office:value-type="time" office:time-value="PT00H00M00S" calcext:value-type="time">
            <text:p>00,000</text:p>
          </table:table-cell>
          <table:table-cell table:formula="of:=[.E189]-[.A189]" office:value-type="time" office:time-value="PT00H00M03.664000193S" calcext:value-type="time">
            <text:p>03,664</text:p>
          </table:table-cell>
        </table:table-row>
        <table:table-row table:style-name="ro1">
          <table:table-cell office:value-type="time" office:time-value="PT1046901H41M56.944999807S" calcext:value-type="time">
            <text:p>1046901:41:56,945</text:p>
          </table:table-cell>
          <table:table-cell table:number-columns-repeated="2" office:value-type="time" office:time-value="PT1046901H42M02.849000338S" calcext:value-type="time">
            <text:p>1046901:42:02,849</text:p>
          </table:table-cell>
          <table:table-cell office:value-type="time" office:time-value="PT1046901H42M02.864999715S" calcext:value-type="time">
            <text:p>1046901:42:02,865</text:p>
          </table:table-cell>
          <table:table-cell office:value-type="time" office:time-value="PT1046901H42M02.865999676S" calcext:value-type="time">
            <text:p>1046901:42:02,866</text:p>
          </table:table-cell>
          <table:table-cell table:formula="of:=[.B190]-[.A190]" office:value-type="time" office:time-value="PT00H00M05.904000113S" calcext:value-type="time">
            <text:p>05,904</text:p>
          </table:table-cell>
          <table:table-cell table:formula="of:=[.C190]-[.B190]" office:value-type="time" office:time-value="PT00H00M00S" calcext:value-type="time">
            <text:p>00,000</text:p>
          </table:table-cell>
          <table:table-cell table:formula="of:=[.D190]-[.C190]" office:value-type="time" office:time-value="PT00H00M00.015999586S" calcext:value-type="time">
            <text:p>00,016</text:p>
          </table:table-cell>
          <table:table-cell table:formula="of:=[.E190]-[.D190]" office:value-type="time" office:time-value="PT00H00M00.001000171S" calcext:value-type="time">
            <text:p>00,001</text:p>
          </table:table-cell>
          <table:table-cell table:formula="of:=[.E190]-[.A190]" office:value-type="time" office:time-value="PT00H00M05.92099987S" calcext:value-type="time">
            <text:p>05,921</text:p>
          </table:table-cell>
        </table:table-row>
        <table:table-row table:style-name="ro1">
          <table:table-cell office:value-type="time" office:time-value="PT1046901H42M04.09400004S" calcext:value-type="time">
            <text:p>1046901:42:04,094</text:p>
          </table:table-cell>
          <table:table-cell table:number-columns-repeated="2" office:value-type="time" office:time-value="PT1046901H42M07.879000129S" calcext:value-type="time">
            <text:p>1046901:42:07,879</text:p>
          </table:table-cell>
          <table:table-cell office:value-type="time" office:time-value="PT1046901H42M07.902000491S" calcext:value-type="time">
            <text:p>1046901:42:07,902</text:p>
          </table:table-cell>
          <table:table-cell office:value-type="time" office:time-value="PT1046901H42M07.903999994S" calcext:value-type="time">
            <text:p>1046901:42:07,904</text:p>
          </table:table-cell>
          <table:table-cell table:formula="of:=[.B191]-[.A191]" office:value-type="time" office:time-value="PT00H00M03.78500009S" calcext:value-type="time">
            <text:p>03,785</text:p>
          </table:table-cell>
          <table:table-cell table:formula="of:=[.C191]-[.B191]" office:value-type="time" office:time-value="PT00H00M00S" calcext:value-type="time">
            <text:p>00,000</text:p>
          </table:table-cell>
          <table:table-cell table:formula="of:=[.D191]-[.C191]" office:value-type="time" office:time-value="PT00H00M00.023000152S" calcext:value-type="time">
            <text:p>00,023</text:p>
          </table:table-cell>
          <table:table-cell table:formula="of:=[.E191]-[.D191]" office:value-type="time" office:time-value="PT00H00M00.001999713S" calcext:value-type="time">
            <text:p>00,002</text:p>
          </table:table-cell>
          <table:table-cell table:formula="of:=[.E191]-[.A191]" office:value-type="time" office:time-value="PT00H00M03.809999954S" calcext:value-type="time">
            <text:p>03,810</text:p>
          </table:table-cell>
        </table:table-row>
        <table:table-row table:style-name="ro1">
          <table:table-cell office:value-type="time" office:time-value="PT1046901H42M08.896000329S" calcext:value-type="time">
            <text:p>1046901:42:08,896</text:p>
          </table:table-cell>
          <table:table-cell table:number-columns-repeated="2" office:value-type="time" office:time-value="PT1046901H42M14.327999968S" calcext:value-type="time">
            <text:p>1046901:42:14,328</text:p>
          </table:table-cell>
          <table:table-cell office:value-type="time" office:time-value="PT1046901H42M14.345000144S" calcext:value-type="time">
            <text:p>1046901:42:14,345</text:p>
          </table:table-cell>
          <table:table-cell office:value-type="time" office:time-value="PT1046901H42M14.346000105S" calcext:value-type="time">
            <text:p>1046901:42:14,346</text:p>
          </table:table-cell>
          <table:table-cell table:formula="of:=[.B192]-[.A192]" office:value-type="time" office:time-value="PT00H00M05.432000058S" calcext:value-type="time">
            <text:p>05,432</text:p>
          </table:table-cell>
          <table:table-cell table:formula="of:=[.C192]-[.B192]" office:value-type="time" office:time-value="PT00H00M00S" calcext:value-type="time">
            <text:p>00,000</text:p>
          </table:table-cell>
          <table:table-cell table:formula="of:=[.D192]-[.C192]" office:value-type="time" office:time-value="PT00H00M00.016999757S" calcext:value-type="time">
            <text:p>00,017</text:p>
          </table:table-cell>
          <table:table-cell table:formula="of:=[.E192]-[.D192]" office:value-type="time" office:time-value="PT00H00M00.001000171S" calcext:value-type="time">
            <text:p>00,001</text:p>
          </table:table-cell>
          <table:table-cell table:formula="of:=[.E192]-[.A192]" office:value-type="time" office:time-value="PT00H00M05.449999985S" calcext:value-type="time">
            <text:p>05,450</text:p>
          </table:table-cell>
        </table:table-row>
        <table:table-row table:style-name="ro1">
          <table:table-cell office:value-type="time" office:time-value="PT1046901H42M15.364000266S" calcext:value-type="time">
            <text:p>1046901:42:15,364</text:p>
          </table:table-cell>
          <table:table-cell table:number-columns-repeated="2" office:value-type="time" office:time-value="PT1046901H42M18.79899974S" calcext:value-type="time">
            <text:p>1046901:42:18,799</text:p>
          </table:table-cell>
          <table:table-cell table:number-columns-repeated="2" office:value-type="time" office:time-value="PT1046901H42M18.814999955S" calcext:value-type="time">
            <text:p>1046901:42:18,815</text:p>
          </table:table-cell>
          <table:table-cell table:formula="of:=[.B193]-[.A193]" office:value-type="time" office:time-value="PT00H00M03.434999473S" calcext:value-type="time">
            <text:p>03,435</text:p>
          </table:table-cell>
          <table:table-cell table:formula="of:=[.C193]-[.B193]" office:value-type="time" office:time-value="PT00H00M00S" calcext:value-type="time">
            <text:p>00,000</text:p>
          </table:table-cell>
          <table:table-cell table:formula="of:=[.D193]-[.C193]" office:value-type="time" office:time-value="PT00H00M00.016000215S" calcext:value-type="time">
            <text:p>00,016</text:p>
          </table:table-cell>
          <table:table-cell table:formula="of:=[.E193]-[.D193]" office:value-type="time" office:time-value="PT00H00M00S" calcext:value-type="time">
            <text:p>00,000</text:p>
          </table:table-cell>
          <table:table-cell table:formula="of:=[.E193]-[.A193]" office:value-type="time" office:time-value="PT00H00M03.450999688S" calcext:value-type="time">
            <text:p>03,451</text:p>
          </table:table-cell>
        </table:table-row>
        <table:table-row table:style-name="ro1">
          <table:table-cell office:value-type="time" office:time-value="PT1046901H42M19.867999591S" calcext:value-type="time">
            <text:p>1046901:42:19,868</text:p>
          </table:table-cell>
          <table:table-cell table:number-columns-repeated="2" office:value-type="time" office:time-value="PT1046901H42M25.192000084S" calcext:value-type="time">
            <text:p>1046901:42:25,192</text:p>
          </table:table-cell>
          <table:table-cell table:number-columns-repeated="2" office:value-type="time" office:time-value="PT1046901H42M25.20900026S" calcext:value-type="time">
            <text:p>1046901:42:25,209</text:p>
          </table:table-cell>
          <table:table-cell table:formula="of:=[.B194]-[.A194]" office:value-type="time" office:time-value="PT00H00M05.324000493S" calcext:value-type="time">
            <text:p>05,324</text:p>
          </table:table-cell>
          <table:table-cell table:formula="of:=[.C194]-[.B194]" office:value-type="time" office:time-value="PT00H00M00S" calcext:value-type="time">
            <text:p>00,000</text:p>
          </table:table-cell>
          <table:table-cell table:formula="of:=[.D194]-[.C194]" office:value-type="time" office:time-value="PT00H00M00.016999757S" calcext:value-type="time">
            <text:p>00,017</text:p>
          </table:table-cell>
          <table:table-cell table:formula="of:=[.E194]-[.D194]" office:value-type="time" office:time-value="PT00H00M00S" calcext:value-type="time">
            <text:p>00,000</text:p>
          </table:table-cell>
          <table:table-cell table:formula="of:=[.E194]-[.A194]" office:value-type="time" office:time-value="PT00H00M05.34100025S" calcext:value-type="time">
            <text:p>05,341</text:p>
          </table:table-cell>
        </table:table-row>
        <table:table-row table:style-name="ro1">
          <table:table-cell office:value-type="time" office:time-value="PT1046901H42M26.339999791S" calcext:value-type="time">
            <text:p>1046901:42:26,340</text:p>
          </table:table-cell>
          <table:table-cell table:number-columns-repeated="2" office:value-type="time" office:time-value="PT1046901H42M29.761000229S" calcext:value-type="time">
            <text:p>1046901:42:29,761</text:p>
          </table:table-cell>
          <table:table-cell table:number-columns-repeated="2" office:value-type="time" office:time-value="PT1046901H42M29.772999762S" calcext:value-type="time">
            <text:p>1046901:42:29,773</text:p>
          </table:table-cell>
          <table:table-cell table:formula="of:=[.B195]-[.A195]" office:value-type="time" office:time-value="PT00H00M03.421000228S" calcext:value-type="time">
            <text:p>03,421</text:p>
          </table:table-cell>
          <table:table-cell table:formula="of:=[.C195]-[.B195]" office:value-type="time" office:time-value="PT00H00M00S" calcext:value-type="time">
            <text:p>00,000</text:p>
          </table:table-cell>
          <table:table-cell table:formula="of:=[.D195]-[.C195]" office:value-type="time" office:time-value="PT00H00M00.011999533S" calcext:value-type="time">
            <text:p>00,012</text:p>
          </table:table-cell>
          <table:table-cell table:formula="of:=[.E195]-[.D195]" office:value-type="time" office:time-value="PT00H00M00S" calcext:value-type="time">
            <text:p>00,000</text:p>
          </table:table-cell>
          <table:table-cell table:formula="of:=[.E195]-[.A195]" office:value-type="time" office:time-value="PT00H00M03.432999761S" calcext:value-type="time">
            <text:p>03,433</text:p>
          </table:table-cell>
        </table:table-row>
        <table:table-row table:style-name="ro1">
          <table:table-cell office:value-type="time" office:time-value="PT1046901H42M30.801999914S" calcext:value-type="time">
            <text:p>1046901:42:30,802</text:p>
          </table:table-cell>
          <table:table-cell office:value-type="time" office:time-value="PT1046901H42M36.129000289S" calcext:value-type="time">
            <text:p>1046901:42:36,129</text:p>
          </table:table-cell>
          <table:table-cell office:value-type="time" office:time-value="PT1046901H42M36.132000173S" calcext:value-type="time">
            <text:p>1046901:42:36,132</text:p>
          </table:table-cell>
          <table:table-cell table:number-columns-repeated="2" office:value-type="time" office:time-value="PT1046901H42M36.14999989S" calcext:value-type="time">
            <text:p>1046901:42:36,150</text:p>
          </table:table-cell>
          <table:table-cell table:formula="of:=[.B196]-[.A196]" office:value-type="time" office:time-value="PT00H00M05.327000376S" calcext:value-type="time">
            <text:p>05,327</text:p>
          </table:table-cell>
          <table:table-cell table:formula="of:=[.C196]-[.B196]" office:value-type="time" office:time-value="PT00H00M00.002999883S" calcext:value-type="time">
            <text:p>00,003</text:p>
          </table:table-cell>
          <table:table-cell table:formula="of:=[.D196]-[.C196]" office:value-type="time" office:time-value="PT00H00M00.017999928S" calcext:value-type="time">
            <text:p>00,018</text:p>
          </table:table-cell>
          <table:table-cell table:formula="of:=[.E196]-[.D196]" office:value-type="time" office:time-value="PT00H00M00S" calcext:value-type="time">
            <text:p>00,000</text:p>
          </table:table-cell>
          <table:table-cell table:formula="of:=[.E196]-[.A196]" office:value-type="time" office:time-value="PT00H00M05.348000186S" calcext:value-type="time">
            <text:p>05,348</text:p>
          </table:table-cell>
        </table:table-row>
        <table:table-row table:style-name="ro1">
          <table:table-cell office:value-type="time" office:time-value="PT1046901H42M37.238000259S" calcext:value-type="time">
            <text:p>1046901:42:37,238</text:p>
          </table:table-cell>
          <table:table-cell table:number-columns-repeated="2" office:value-type="time" office:time-value="PT1046901H42M40.757999774S" calcext:value-type="time">
            <text:p>1046901:42:40,758</text:p>
          </table:table-cell>
          <table:table-cell table:number-columns-repeated="2" office:value-type="time" office:time-value="PT1046901H42M40.780999716S" calcext:value-type="time">
            <text:p>1046901:42:40,781</text:p>
          </table:table-cell>
          <table:table-cell table:formula="of:=[.B197]-[.A197]" office:value-type="time" office:time-value="PT00H00M03.519999515S" calcext:value-type="time">
            <text:p>03,520</text:p>
          </table:table-cell>
          <table:table-cell table:formula="of:=[.C197]-[.B197]" office:value-type="time" office:time-value="PT00H00M00S" calcext:value-type="time">
            <text:p>00,000</text:p>
          </table:table-cell>
          <table:table-cell table:formula="of:=[.D197]-[.C197]" office:value-type="time" office:time-value="PT00H00M00.023000152S" calcext:value-type="time">
            <text:p>00,023</text:p>
          </table:table-cell>
          <table:table-cell table:formula="of:=[.E197]-[.D197]" office:value-type="time" office:time-value="PT00H00M00S" calcext:value-type="time">
            <text:p>00,000</text:p>
          </table:table-cell>
          <table:table-cell table:formula="of:=[.E197]-[.A197]" office:value-type="time" office:time-value="PT00H00M03.542999667S" calcext:value-type="time">
            <text:p>03,543</text:p>
          </table:table-cell>
        </table:table-row>
        <table:table-row table:style-name="ro1">
          <table:table-cell office:value-type="time" office:time-value="PT1046901H42M42.130999938S" calcext:value-type="time">
            <text:p>1046901:42:42,131</text:p>
          </table:table-cell>
          <table:table-cell table:number-columns-repeated="2" office:value-type="time" office:time-value="PT1046901H42M47.790999915S" calcext:value-type="time">
            <text:p>1046901:42:47,791</text:p>
          </table:table-cell>
          <table:table-cell table:number-columns-repeated="2" office:value-type="time" office:time-value="PT1046901H42M47.808000091S" calcext:value-type="time">
            <text:p>1046901:42:47,808</text:p>
          </table:table-cell>
          <table:table-cell table:formula="of:=[.B198]-[.A198]" office:value-type="time" office:time-value="PT00H00M05.659999978S" calcext:value-type="time">
            <text:p>05,660</text:p>
          </table:table-cell>
          <table:table-cell table:formula="of:=[.C198]-[.B198]" office:value-type="time" office:time-value="PT00H00M00S" calcext:value-type="time">
            <text:p>00,000</text:p>
          </table:table-cell>
          <table:table-cell table:formula="of:=[.D198]-[.C198]" office:value-type="time" office:time-value="PT00H00M00.016999757S" calcext:value-type="time">
            <text:p>00,017</text:p>
          </table:table-cell>
          <table:table-cell table:formula="of:=[.E198]-[.D198]" office:value-type="time" office:time-value="PT00H00M00S" calcext:value-type="time">
            <text:p>00,000</text:p>
          </table:table-cell>
          <table:table-cell table:formula="of:=[.E198]-[.A198]" office:value-type="time" office:time-value="PT00H00M05.676999735S" calcext:value-type="time">
            <text:p>05,677</text:p>
          </table:table-cell>
        </table:table-row>
        <table:table-row table:style-name="ro1">
          <table:table-cell office:value-type="time" office:time-value="PT1046901H42M48.846999854S" calcext:value-type="time">
            <text:p>1046901:42:48,847</text:p>
          </table:table-cell>
          <table:table-cell table:number-columns-repeated="2" office:value-type="time" office:time-value="PT1046901H42M52.390999692S" calcext:value-type="time">
            <text:p>1046901:42:52,391</text:p>
          </table:table-cell>
          <table:table-cell office:value-type="time" office:time-value="PT1046901H42M52.40200052S" calcext:value-type="time">
            <text:p>1046901:42:52,402</text:p>
          </table:table-cell>
          <table:table-cell office:value-type="time" office:time-value="PT1046901H42M52.402999643S" calcext:value-type="time">
            <text:p>1046901:42:52,403</text:p>
          </table:table-cell>
          <table:table-cell table:formula="of:=[.B199]-[.A199]" office:value-type="time" office:time-value="PT00H00M03.543999838S" calcext:value-type="time">
            <text:p>03,544</text:p>
          </table:table-cell>
          <table:table-cell table:formula="of:=[.C199]-[.B199]" office:value-type="time" office:time-value="PT00H00M00S" calcext:value-type="time">
            <text:p>00,000</text:p>
          </table:table-cell>
          <table:table-cell table:formula="of:=[.D199]-[.C199]" office:value-type="time" office:time-value="PT00H00M00.011000619S" calcext:value-type="time">
            <text:p>00,011</text:p>
          </table:table-cell>
          <table:table-cell table:formula="of:=[.E199]-[.D199]" office:value-type="time" office:time-value="PT00H00M00.000999542S" calcext:value-type="time">
            <text:p>00,001</text:p>
          </table:table-cell>
          <table:table-cell table:formula="of:=[.E199]-[.A199]" office:value-type="time" office:time-value="PT00H00M03.555999999S" calcext:value-type="time">
            <text:p>03,556</text:p>
          </table:table-cell>
        </table:table-row>
        <table:table-row table:style-name="ro1">
          <table:table-cell office:value-type="time" office:time-value="PT1046901H42M53.412999697S" calcext:value-type="time">
            <text:p>1046901:42:53,413</text:p>
          </table:table-cell>
          <table:table-cell office:value-type="time" office:time-value="PT1046901H42M58.589000087S" calcext:value-type="time">
            <text:p>1046901:42:58,589</text:p>
          </table:table-cell>
          <table:table-cell office:value-type="time" office:time-value="PT1046901H42M58.590000048S" calcext:value-type="time">
            <text:p>1046901:42:58,590</text:p>
          </table:table-cell>
          <table:table-cell table:number-columns-repeated="2" office:value-type="time" office:time-value="PT1046901H42M58.606000263S" calcext:value-type="time">
            <text:p>1046901:42:58,606</text:p>
          </table:table-cell>
          <table:table-cell table:formula="of:=[.B200]-[.A200]" office:value-type="time" office:time-value="PT00H00M05.17600039S" calcext:value-type="time">
            <text:p>05,176</text:p>
          </table:table-cell>
          <table:table-cell table:formula="of:=[.C200]-[.B200]" office:value-type="time" office:time-value="PT00H00M00.000999542S" calcext:value-type="time">
            <text:p>00,001</text:p>
          </table:table-cell>
          <table:table-cell table:formula="of:=[.D200]-[.C200]" office:value-type="time" office:time-value="PT00H00M00.016000215S" calcext:value-type="time">
            <text:p>00,016</text:p>
          </table:table-cell>
          <table:table-cell table:formula="of:=[.E200]-[.D200]" office:value-type="time" office:time-value="PT00H00M00S" calcext:value-type="time">
            <text:p>00,000</text:p>
          </table:table-cell>
          <table:table-cell table:formula="of:=[.E200]-[.A200]" office:value-type="time" office:time-value="PT00H00M05.193000147S" calcext:value-type="time">
            <text:p>05,193</text:p>
          </table:table-cell>
        </table:table-row>
        <table:table-row table:style-name="ro1">
          <table:table-cell office:value-type="time" office:time-value="PT1046901H42M59.602999985S" calcext:value-type="time">
            <text:p>1046901:42:59,603</text:p>
          </table:table-cell>
          <table:table-cell office:value-type="time" office:time-value="PT1046901H43M02.988000149S" calcext:value-type="time">
            <text:p>1046901:43:02,988</text:p>
          </table:table-cell>
          <table:table-cell office:value-type="time" office:time-value="PT1046901H43M02.988999691S" calcext:value-type="time">
            <text:p>1046901:43:02,989</text:p>
          </table:table-cell>
          <table:table-cell table:number-columns-repeated="2" office:value-type="time" office:time-value="PT1046901H43M03.007000247S" calcext:value-type="time">
            <text:p>1046901:43:03,007</text:p>
          </table:table-cell>
          <table:table-cell table:formula="of:=[.B201]-[.A201]" office:value-type="time" office:time-value="PT00H00M03.385000373S" calcext:value-type="time">
            <text:p>03,385</text:p>
          </table:table-cell>
          <table:table-cell table:formula="of:=[.C201]-[.B201]" office:value-type="time" office:time-value="PT00H00M00.000999542S" calcext:value-type="time">
            <text:p>00,001</text:p>
          </table:table-cell>
          <table:table-cell table:formula="of:=[.D201]-[.C201]" office:value-type="time" office:time-value="PT00H00M00.018000556S" calcext:value-type="time">
            <text:p>00,018</text:p>
          </table:table-cell>
          <table:table-cell table:formula="of:=[.E201]-[.D201]" office:value-type="time" office:time-value="PT00H00M00S" calcext:value-type="time">
            <text:p>00,000</text:p>
          </table:table-cell>
          <table:table-cell table:formula="of:=[.E201]-[.A201]" office:value-type="time" office:time-value="PT00H00M03.404000471S" calcext:value-type="time">
            <text:p>03,404</text:p>
          </table:table-cell>
        </table:table-row>
        <table:table-row table:style-name="ro1">
          <table:table-cell office:value-type="time" office:time-value="PT1046901H43M04.057S" calcext:value-type="time">
            <text:p>1046901:43:04,057</text:p>
          </table:table-cell>
          <table:table-cell table:number-columns-repeated="2" office:value-type="time" office:time-value="PT1046901H43M09.570000255S" calcext:value-type="time">
            <text:p>1046901:43:09,570</text:p>
          </table:table-cell>
          <table:table-cell office:value-type="time" office:time-value="PT1046901H43M09.586000051S" calcext:value-type="time">
            <text:p>1046901:43:09,586</text:p>
          </table:table-cell>
          <table:table-cell office:value-type="time" office:time-value="PT1046901H43M09.587000012S" calcext:value-type="time">
            <text:p>1046901:43:09,587</text:p>
          </table:table-cell>
          <table:table-cell table:formula="of:=[.B202]-[.A202]" office:value-type="time" office:time-value="PT00H00M05.513000046S" calcext:value-type="time">
            <text:p>05,513</text:p>
          </table:table-cell>
          <table:table-cell table:formula="of:=[.C202]-[.B202]" office:value-type="time" office:time-value="PT00H00M00S" calcext:value-type="time">
            <text:p>00,000</text:p>
          </table:table-cell>
          <table:table-cell table:formula="of:=[.D202]-[.C202]" office:value-type="time" office:time-value="PT00H00M00.015999586S" calcext:value-type="time">
            <text:p>00,016</text:p>
          </table:table-cell>
          <table:table-cell table:formula="of:=[.E202]-[.D202]" office:value-type="time" office:time-value="PT00H00M00.001000171S" calcext:value-type="time">
            <text:p>00,001</text:p>
          </table:table-cell>
          <table:table-cell table:formula="of:=[.E202]-[.A202]" office:value-type="time" office:time-value="PT00H00M05.529999803S" calcext:value-type="time">
            <text:p>05,530</text:p>
          </table:table-cell>
        </table:table-row>
        <table:table-row table:style-name="ro1">
          <table:table-cell office:value-type="time" office:time-value="PT1046901H43M10.77699976S" calcext:value-type="time">
            <text:p>1046901:43:10,777</text:p>
          </table:table-cell>
          <table:table-cell office:value-type="time" office:time-value="PT1046901H43M14.614000339S" calcext:value-type="time">
            <text:p>1046901:43:14,614</text:p>
          </table:table-cell>
          <table:table-cell office:value-type="time" office:time-value="PT1046901H43M14.6150003S" calcext:value-type="time">
            <text:p>1046901:43:14,615</text:p>
          </table:table-cell>
          <table:table-cell office:value-type="time" office:time-value="PT1046901H43M14.632000057S" calcext:value-type="time">
            <text:p>1046901:43:14,632</text:p>
          </table:table-cell>
          <table:table-cell office:value-type="time" office:time-value="PT1046901H43M14.633000437S" calcext:value-type="time">
            <text:p>1046901:43:14,633</text:p>
          </table:table-cell>
          <table:table-cell table:formula="of:=[.B203]-[.A203]" office:value-type="time" office:time-value="PT00H00M03.83700016S" calcext:value-type="time">
            <text:p>03,837</text:p>
          </table:table-cell>
          <table:table-cell table:formula="of:=[.C203]-[.B203]" office:value-type="time" office:time-value="PT00H00M00.001000171S" calcext:value-type="time">
            <text:p>00,001</text:p>
          </table:table-cell>
          <table:table-cell table:formula="of:=[.D203]-[.C203]" office:value-type="time" office:time-value="PT00H00M00.016999757S" calcext:value-type="time">
            <text:p>00,017</text:p>
          </table:table-cell>
          <table:table-cell table:formula="of:=[.E203]-[.D203]" office:value-type="time" office:time-value="PT00H00M00.001000171S" calcext:value-type="time">
            <text:p>00,001</text:p>
          </table:table-cell>
          <table:table-cell table:formula="of:=[.E203]-[.A203]" office:value-type="time" office:time-value="PT00H00M03.856000258S" calcext:value-type="time">
            <text:p>03,856</text:p>
          </table:table-cell>
        </table:table-row>
        <table:table-row table:style-name="ro1">
          <table:table-cell office:value-type="time" office:time-value="PT1046901H43M15.772000495S" calcext:value-type="time">
            <text:p>1046901:43:15,772</text:p>
          </table:table-cell>
          <table:table-cell table:number-columns-repeated="2" office:value-type="time" office:time-value="PT1046901H43M21.241999911S" calcext:value-type="time">
            <text:p>1046901:43:21,242</text:p>
          </table:table-cell>
          <table:table-cell office:value-type="time" office:time-value="PT1046901H43M21.258000126S" calcext:value-type="time">
            <text:p>1046901:43:21,258</text:p>
          </table:table-cell>
          <table:table-cell office:value-type="time" office:time-value="PT1046901H43M21.259000506S" calcext:value-type="time">
            <text:p>1046901:43:21,259</text:p>
          </table:table-cell>
          <table:table-cell table:formula="of:=[.B204]-[.A204]" office:value-type="time" office:time-value="PT00H00M05.469999625S" calcext:value-type="time">
            <text:p>05,470</text:p>
          </table:table-cell>
          <table:table-cell table:formula="of:=[.C204]-[.B204]" office:value-type="time" office:time-value="PT00H00M00S" calcext:value-type="time">
            <text:p>00,000</text:p>
          </table:table-cell>
          <table:table-cell table:formula="of:=[.D204]-[.C204]" office:value-type="time" office:time-value="PT00H00M00.016000215S" calcext:value-type="time">
            <text:p>00,016</text:p>
          </table:table-cell>
          <table:table-cell table:formula="of:=[.E204]-[.D204]" office:value-type="time" office:time-value="PT00H00M00.001000171S" calcext:value-type="time">
            <text:p>00,001</text:p>
          </table:table-cell>
          <table:table-cell table:formula="of:=[.E204]-[.A204]" office:value-type="time" office:time-value="PT00H00M05.487000011S" calcext:value-type="time">
            <text:p>05,487</text:p>
          </table:table-cell>
        </table:table-row>
        <table:table-row table:style-name="ro1">
          <table:table-cell office:value-type="time" office:time-value="PT1046901H43M22.254999848S" calcext:value-type="time">
            <text:p>1046901:43:22,255</text:p>
          </table:table-cell>
          <table:table-cell table:number-columns-repeated="2" office:value-type="time" office:time-value="PT1046901H43M25.903999787S" calcext:value-type="time">
            <text:p>1046901:43:25,904</text:p>
          </table:table-cell>
          <table:table-cell office:value-type="time" office:time-value="PT1046901H43M25.920999963S" calcext:value-type="time">
            <text:p>1046901:43:25,921</text:p>
          </table:table-cell>
          <table:table-cell office:value-type="time" office:time-value="PT1046901H43M25.921999924S" calcext:value-type="time">
            <text:p>1046901:43:25,922</text:p>
          </table:table-cell>
          <table:table-cell table:formula="of:=[.B205]-[.A205]" office:value-type="time" office:time-value="PT00H00M03.649000148S" calcext:value-type="time">
            <text:p>03,649</text:p>
          </table:table-cell>
          <table:table-cell table:formula="of:=[.C205]-[.B205]" office:value-type="time" office:time-value="PT00H00M00S" calcext:value-type="time">
            <text:p>00,000</text:p>
          </table:table-cell>
          <table:table-cell table:formula="of:=[.D205]-[.C205]" office:value-type="time" office:time-value="PT00H00M00.016999757S" calcext:value-type="time">
            <text:p>00,017</text:p>
          </table:table-cell>
          <table:table-cell table:formula="of:=[.E205]-[.D205]" office:value-type="time" office:time-value="PT00H00M00.001000171S" calcext:value-type="time">
            <text:p>00,001</text:p>
          </table:table-cell>
          <table:table-cell table:formula="of:=[.E205]-[.A205]" office:value-type="time" office:time-value="PT00H00M03.667000076S" calcext:value-type="time">
            <text:p>03,667</text:p>
          </table:table-cell>
        </table:table-row>
        <table:table-row table:style-name="ro1">
          <table:table-cell office:value-type="time" office:time-value="PT1046901H43M27.195999753S" calcext:value-type="time">
            <text:p>1046901:43:27,196</text:p>
          </table:table-cell>
          <table:table-cell office:value-type="time" office:time-value="PT1046901H43M32.778000254S" calcext:value-type="time">
            <text:p>1046901:43:32,778</text:p>
          </table:table-cell>
          <table:table-cell office:value-type="time" office:time-value="PT1046901H43M32.778999796S" calcext:value-type="time">
            <text:p>1046901:43:32,779</text:p>
          </table:table-cell>
          <table:table-cell office:value-type="time" office:time-value="PT1046901H43M32.795000011S" calcext:value-type="time">
            <text:p>1046901:43:32,795</text:p>
          </table:table-cell>
          <table:table-cell office:value-type="time" office:time-value="PT1046901H43M32.796999514S" calcext:value-type="time">
            <text:p>1046901:43:32,797</text:p>
          </table:table-cell>
          <table:table-cell table:formula="of:=[.B206]-[.A206]" office:value-type="time" office:time-value="PT00H00M05.582000501S" calcext:value-type="time">
            <text:p>05,582</text:p>
          </table:table-cell>
          <table:table-cell table:formula="of:=[.C206]-[.B206]" office:value-type="time" office:time-value="PT00H00M00.000999542S" calcext:value-type="time">
            <text:p>00,001</text:p>
          </table:table-cell>
          <table:table-cell table:formula="of:=[.D206]-[.C206]" office:value-type="time" office:time-value="PT00H00M00.016000215S" calcext:value-type="time">
            <text:p>00,016</text:p>
          </table:table-cell>
          <table:table-cell table:formula="of:=[.E206]-[.D206]" office:value-type="time" office:time-value="PT00H00M00.001999713S" calcext:value-type="time">
            <text:p>00,002</text:p>
          </table:table-cell>
          <table:table-cell table:formula="of:=[.E206]-[.A206]" office:value-type="time" office:time-value="PT00H00M05.600999971S" calcext:value-type="time">
            <text:p>05,601</text:p>
          </table:table-cell>
        </table:table-row>
        <table:table-row table:style-name="ro1">
          <table:table-cell office:value-type="time" office:time-value="PT1046901H43M33.82100028S" calcext:value-type="time">
            <text:p>1046901:43:33,821</text:p>
          </table:table-cell>
          <table:table-cell office:value-type="time" office:time-value="PT1046901H43M37.315999931S" calcext:value-type="time">
            <text:p>1046901:43:37,316</text:p>
          </table:table-cell>
          <table:table-cell office:value-type="time" office:time-value="PT1046901H43M37.317000311S" calcext:value-type="time">
            <text:p>1046901:43:37,317</text:p>
          </table:table-cell>
          <table:table-cell office:value-type="time" office:time-value="PT1046901H43M37.327999882S" calcext:value-type="time">
            <text:p>1046901:43:37,328</text:p>
          </table:table-cell>
          <table:table-cell office:value-type="time" office:time-value="PT1046901H43M37.329000263S" calcext:value-type="time">
            <text:p>1046901:43:37,329</text:p>
          </table:table-cell>
          <table:table-cell table:formula="of:=[.B207]-[.A207]" office:value-type="time" office:time-value="PT00H00M03.494999651S" calcext:value-type="time">
            <text:p>03,495</text:p>
          </table:table-cell>
          <table:table-cell table:formula="of:=[.C207]-[.B207]" office:value-type="time" office:time-value="PT00H00M00.001000171S" calcext:value-type="time">
            <text:p>00,001</text:p>
          </table:table-cell>
          <table:table-cell table:formula="of:=[.D207]-[.C207]" office:value-type="time" office:time-value="PT00H00M00.010999991S" calcext:value-type="time">
            <text:p>00,011</text:p>
          </table:table-cell>
          <table:table-cell table:formula="of:=[.E207]-[.D207]" office:value-type="time" office:time-value="PT00H00M00.001000171S" calcext:value-type="time">
            <text:p>00,001</text:p>
          </table:table-cell>
          <table:table-cell table:formula="of:=[.E207]-[.A207]" office:value-type="time" office:time-value="PT00H00M03.507999983S" calcext:value-type="time">
            <text:p>03,508</text:p>
          </table:table-cell>
        </table:table-row>
        <table:table-row table:style-name="ro1">
          <table:table-cell office:value-type="time" office:time-value="PT1046901H43M38.386999704S" calcext:value-type="time">
            <text:p>1046901:43:38,387</text:p>
          </table:table-cell>
          <table:table-cell table:number-columns-repeated="2" office:value-type="time" office:time-value="PT1046901H43M43.613999784S" calcext:value-type="time">
            <text:p>1046901:43:43,614</text:p>
          </table:table-cell>
          <table:table-cell table:number-columns-repeated="2" office:value-type="time" office:time-value="PT1046901H43M43.626999697S" calcext:value-type="time">
            <text:p>1046901:43:43,627</text:p>
          </table:table-cell>
          <table:table-cell table:formula="of:=[.B208]-[.A208]" office:value-type="time" office:time-value="PT00H00M05.22700029S" calcext:value-type="time">
            <text:p>05,227</text:p>
          </table:table-cell>
          <table:table-cell table:formula="of:=[.C208]-[.B208]" office:value-type="time" office:time-value="PT00H00M00S" calcext:value-type="time">
            <text:p>00,000</text:p>
          </table:table-cell>
          <table:table-cell table:formula="of:=[.D208]-[.C208]" office:value-type="time" office:time-value="PT00H00M00.012999703S" calcext:value-type="time">
            <text:p>00,013</text:p>
          </table:table-cell>
          <table:table-cell table:formula="of:=[.E208]-[.D208]" office:value-type="time" office:time-value="PT00H00M00S" calcext:value-type="time">
            <text:p>00,000</text:p>
          </table:table-cell>
          <table:table-cell table:formula="of:=[.E208]-[.A208]" office:value-type="time" office:time-value="PT00H00M05.239999993S" calcext:value-type="time">
            <text:p>05,240</text:p>
          </table:table-cell>
        </table:table-row>
        <table:table-row table:style-name="ro1">
          <table:table-cell office:value-type="time" office:time-value="PT1046901H43M44.676000327S" calcext:value-type="time">
            <text:p>1046901:43:44,676</text:p>
          </table:table-cell>
          <table:table-cell table:number-columns-repeated="2" office:value-type="time" office:time-value="PT1046901H43M48.236999922S" calcext:value-type="time">
            <text:p>1046901:43:48,237</text:p>
          </table:table-cell>
          <table:table-cell office:value-type="time" office:time-value="PT1046901H43M48.255000059S" calcext:value-type="time">
            <text:p>1046901:43:48,255</text:p>
          </table:table-cell>
          <table:table-cell office:value-type="time" office:time-value="PT1046901H43M48.256999981S" calcext:value-type="time">
            <text:p>1046901:43:48,257</text:p>
          </table:table-cell>
          <table:table-cell table:formula="of:=[.B209]-[.A209]" office:value-type="time" office:time-value="PT00H00M03.560999595S" calcext:value-type="time">
            <text:p>03,561</text:p>
          </table:table-cell>
          <table:table-cell table:formula="of:=[.C209]-[.B209]" office:value-type="time" office:time-value="PT00H00M00S" calcext:value-type="time">
            <text:p>00,000</text:p>
          </table:table-cell>
          <table:table-cell table:formula="of:=[.D209]-[.C209]" office:value-type="time" office:time-value="PT00H00M00.018000556S" calcext:value-type="time">
            <text:p>00,018</text:p>
          </table:table-cell>
          <table:table-cell table:formula="of:=[.E209]-[.D209]" office:value-type="time" office:time-value="PT00H00M00.001999713S" calcext:value-type="time">
            <text:p>00,002</text:p>
          </table:table-cell>
          <table:table-cell table:formula="of:=[.E209]-[.A209]" office:value-type="time" office:time-value="PT00H00M03.580999863S" calcext:value-type="time">
            <text:p>03,581</text:p>
          </table:table-cell>
        </table:table-row>
        <table:table-row table:style-name="ro1">
          <table:table-cell office:value-type="time" office:time-value="PT1046901H43M49.387999931S" calcext:value-type="time">
            <text:p>1046901:43:49,388</text:p>
          </table:table-cell>
          <table:table-cell table:number-columns-repeated="2" office:value-type="time" office:time-value="PT1046901H43M54.907999914S" calcext:value-type="time">
            <text:p>1046901:43:54,908</text:p>
          </table:table-cell>
          <table:table-cell office:value-type="time" office:time-value="PT1046901H43M54.92500009S" calcext:value-type="time">
            <text:p>1046901:43:54,925</text:p>
          </table:table-cell>
          <table:table-cell office:value-type="time" office:time-value="PT1046901H43M54.927000012S" calcext:value-type="time">
            <text:p>1046901:43:54,927</text:p>
          </table:table-cell>
          <table:table-cell table:formula="of:=[.B210]-[.A210]" office:value-type="time" office:time-value="PT00H00M05.519999983S" calcext:value-type="time">
            <text:p>05,520</text:p>
          </table:table-cell>
          <table:table-cell table:formula="of:=[.C210]-[.B210]" office:value-type="time" office:time-value="PT00H00M00S" calcext:value-type="time">
            <text:p>00,000</text:p>
          </table:table-cell>
          <table:table-cell table:formula="of:=[.D210]-[.C210]" office:value-type="time" office:time-value="PT00H00M00.017000386S" calcext:value-type="time">
            <text:p>00,017</text:p>
          </table:table-cell>
          <table:table-cell table:formula="of:=[.E210]-[.D210]" office:value-type="time" office:time-value="PT00H00M00.001999713S" calcext:value-type="time">
            <text:p>00,002</text:p>
          </table:table-cell>
          <table:table-cell table:formula="of:=[.E210]-[.A210]" office:value-type="time" office:time-value="PT00H00M05.539000081S" calcext:value-type="time">
            <text:p>05,539</text:p>
          </table:table-cell>
        </table:table-row>
        <table:table-row table:style-name="ro1">
          <table:table-cell office:value-type="time" office:time-value="PT1046901H43M55.96199993S" calcext:value-type="time">
            <text:p>1046901:43:55,962</text:p>
          </table:table-cell>
          <table:table-cell table:number-columns-repeated="2" office:value-type="time" office:time-value="PT1046901H43M59.919000026S" calcext:value-type="time">
            <text:p>1046901:43:59,919</text:p>
          </table:table-cell>
          <table:table-cell office:value-type="time" office:time-value="PT1046901H43M59.935000241S" calcext:value-type="time">
            <text:p>1046901:43:59,935</text:p>
          </table:table-cell>
          <table:table-cell office:value-type="time" office:time-value="PT1046901H43M59.936000202S" calcext:value-type="time">
            <text:p>1046901:43:59,936</text:p>
          </table:table-cell>
          <table:table-cell table:formula="of:=[.B211]-[.A211]" office:value-type="time" office:time-value="PT00H00M03.956999886S" calcext:value-type="time">
            <text:p>03,957</text:p>
          </table:table-cell>
          <table:table-cell table:formula="of:=[.C211]-[.B211]" office:value-type="time" office:time-value="PT00H00M00S" calcext:value-type="time">
            <text:p>00,000</text:p>
          </table:table-cell>
          <table:table-cell table:formula="of:=[.D211]-[.C211]" office:value-type="time" office:time-value="PT00H00M00.016000215S" calcext:value-type="time">
            <text:p>00,016</text:p>
          </table:table-cell>
          <table:table-cell table:formula="of:=[.E211]-[.D211]" office:value-type="time" office:time-value="PT00H00M00.001000171S" calcext:value-type="time">
            <text:p>00,001</text:p>
          </table:table-cell>
          <table:table-cell table:formula="of:=[.E211]-[.A211]" office:value-type="time" office:time-value="PT00H00M03.974000271S" calcext:value-type="time">
            <text:p>03,974</text:p>
          </table:table-cell>
        </table:table-row>
        <table:table-row table:style-name="ro1">
          <table:table-cell office:value-type="time" office:time-value="PT1046901H44M01.001000209S" calcext:value-type="time">
            <text:p>1046901:44:01,001</text:p>
          </table:table-cell>
          <table:table-cell table:number-columns-repeated="2" office:value-type="time" office:time-value="PT1046901H44M06.525999997S" calcext:value-type="time">
            <text:p>1046901:44:06,526</text:p>
          </table:table-cell>
          <table:table-cell office:value-type="time" office:time-value="PT1046901H44M06.546000056S" calcext:value-type="time">
            <text:p>1046901:44:06,546</text:p>
          </table:table-cell>
          <table:table-cell office:value-type="time" office:time-value="PT1046901H44M06.547000017S" calcext:value-type="time">
            <text:p>1046901:44:06,547</text:p>
          </table:table-cell>
          <table:table-cell table:formula="of:=[.B212]-[.A212]" office:value-type="time" office:time-value="PT00H00M05.524999578S" calcext:value-type="time">
            <text:p>05,525</text:p>
          </table:table-cell>
          <table:table-cell table:formula="of:=[.C212]-[.B212]" office:value-type="time" office:time-value="PT00H00M00S" calcext:value-type="time">
            <text:p>00,000</text:p>
          </table:table-cell>
          <table:table-cell table:formula="of:=[.D212]-[.C212]" office:value-type="time" office:time-value="PT00H00M00.020000269S" calcext:value-type="time">
            <text:p>00,020</text:p>
          </table:table-cell>
          <table:table-cell table:formula="of:=[.E212]-[.D212]" office:value-type="time" office:time-value="PT00H00M00.001000171S" calcext:value-type="time">
            <text:p>00,001</text:p>
          </table:table-cell>
          <table:table-cell table:formula="of:=[.E212]-[.A212]" office:value-type="time" office:time-value="PT00H00M05.546000018S" calcext:value-type="time">
            <text:p>05,546</text:p>
          </table:table-cell>
        </table:table-row>
        <table:table-row table:style-name="ro1">
          <table:table-cell office:value-type="time" office:time-value="PT1046901H44M07.638000268S" calcext:value-type="time">
            <text:p>1046901:44:07,638</text:p>
          </table:table-cell>
          <table:table-cell table:number-columns-repeated="2" office:value-type="time" office:time-value="PT1046901H44M11.334000472S" calcext:value-type="time">
            <text:p>1046901:44:11,334</text:p>
          </table:table-cell>
          <table:table-cell office:value-type="time" office:time-value="PT1046901H44M11.353999693S" calcext:value-type="time">
            <text:p>1046901:44:11,354</text:p>
          </table:table-cell>
          <table:table-cell office:value-type="time" office:time-value="PT1046901H44M11.355000073S" calcext:value-type="time">
            <text:p>1046901:44:11,355</text:p>
          </table:table-cell>
          <table:table-cell table:formula="of:=[.B213]-[.A213]" office:value-type="time" office:time-value="PT00H00M03.695999994S" calcext:value-type="time">
            <text:p>03,696</text:p>
          </table:table-cell>
          <table:table-cell table:formula="of:=[.C213]-[.B213]" office:value-type="time" office:time-value="PT00H00M00S" calcext:value-type="time">
            <text:p>00,000</text:p>
          </table:table-cell>
          <table:table-cell table:formula="of:=[.D213]-[.C213]" office:value-type="time" office:time-value="PT00H00M00.01999964S" calcext:value-type="time">
            <text:p>00,020</text:p>
          </table:table-cell>
          <table:table-cell table:formula="of:=[.E213]-[.D213]" office:value-type="time" office:time-value="PT00H00M00.001000171S" calcext:value-type="time">
            <text:p>00,001</text:p>
          </table:table-cell>
          <table:table-cell table:formula="of:=[.E213]-[.A213]" office:value-type="time" office:time-value="PT00H00M03.716999805S" calcext:value-type="time">
            <text:p>03,717</text:p>
          </table:table-cell>
        </table:table-row>
        <table:table-row table:style-name="ro1">
          <table:table-cell office:value-type="time" office:time-value="PT1046901H44M12.639999893S" calcext:value-type="time">
            <text:p>1046901:44:12,640</text:p>
          </table:table-cell>
          <table:table-cell table:number-columns-repeated="2" office:value-type="time" office:time-value="PT1046901H44M17.925000228S" calcext:value-type="time">
            <text:p>1046901:44:17,925</text:p>
          </table:table-cell>
          <table:table-cell office:value-type="time" office:time-value="PT1046901H44M17.945000287S" calcext:value-type="time">
            <text:p>1046901:44:17,945</text:p>
          </table:table-cell>
          <table:table-cell office:value-type="time" office:time-value="PT1046901H44M17.945999829S" calcext:value-type="time">
            <text:p>1046901:44:17,946</text:p>
          </table:table-cell>
          <table:table-cell table:formula="of:=[.B214]-[.A214]" office:value-type="time" office:time-value="PT00H00M05.285000126S" calcext:value-type="time">
            <text:p>05,285</text:p>
          </table:table-cell>
          <table:table-cell table:formula="of:=[.C214]-[.B214]" office:value-type="time" office:time-value="PT00H00M00S" calcext:value-type="time">
            <text:p>00,000</text:p>
          </table:table-cell>
          <table:table-cell table:formula="of:=[.D214]-[.C214]" office:value-type="time" office:time-value="PT00H00M00.020000269S" calcext:value-type="time">
            <text:p>00,020</text:p>
          </table:table-cell>
          <table:table-cell table:formula="of:=[.E214]-[.D214]" office:value-type="time" office:time-value="PT00H00M00.000999542S" calcext:value-type="time">
            <text:p>00,001</text:p>
          </table:table-cell>
          <table:table-cell table:formula="of:=[.E214]-[.A214]" office:value-type="time" office:time-value="PT00H00M05.305999937S" calcext:value-type="time">
            <text:p>05,306</text:p>
          </table:table-cell>
        </table:table-row>
        <table:table-row table:style-name="ro1">
          <table:table-cell office:value-type="time" office:time-value="PT1046901H44M18.965999912S" calcext:value-type="time">
            <text:p>1046901:44:18,966</text:p>
          </table:table-cell>
          <table:table-cell office:value-type="time" office:time-value="PT1046901H44M22.485999847S" calcext:value-type="time">
            <text:p>1046901:44:22,486</text:p>
          </table:table-cell>
          <table:table-cell office:value-type="time" office:time-value="PT1046901H44M22.487000227S" calcext:value-type="time">
            <text:p>1046901:44:22,487</text:p>
          </table:table-cell>
          <table:table-cell office:value-type="time" office:time-value="PT1046901H44M22.497999799S" calcext:value-type="time">
            <text:p>1046901:44:22,498</text:p>
          </table:table-cell>
          <table:table-cell office:value-type="time" office:time-value="PT1046901H44M22.499000179S" calcext:value-type="time">
            <text:p>1046901:44:22,499</text:p>
          </table:table-cell>
          <table:table-cell table:formula="of:=[.B215]-[.A215]" office:value-type="time" office:time-value="PT00H00M03.520000144S" calcext:value-type="time">
            <text:p>03,520</text:p>
          </table:table-cell>
          <table:table-cell table:formula="of:=[.C215]-[.B215]" office:value-type="time" office:time-value="PT00H00M00.001000171S" calcext:value-type="time">
            <text:p>00,001</text:p>
          </table:table-cell>
          <table:table-cell table:formula="of:=[.D215]-[.C215]" office:value-type="time" office:time-value="PT00H00M00.010999991S" calcext:value-type="time">
            <text:p>00,011</text:p>
          </table:table-cell>
          <table:table-cell table:formula="of:=[.E215]-[.D215]" office:value-type="time" office:time-value="PT00H00M00.001000171S" calcext:value-type="time">
            <text:p>00,001</text:p>
          </table:table-cell>
          <table:table-cell table:formula="of:=[.E215]-[.A215]" office:value-type="time" office:time-value="PT00H00M03.533000476S" calcext:value-type="time">
            <text:p>03,533</text:p>
          </table:table-cell>
        </table:table-row>
        <table:table-row table:style-name="ro1">
          <table:table-cell office:value-type="time" office:time-value="PT1046901H44M23.525000028S" calcext:value-type="time">
            <text:p>1046901:44:23,525</text:p>
          </table:table-cell>
          <table:table-cell office:value-type="time" office:time-value="PT1046901H44M28.780999817S" calcext:value-type="time">
            <text:p>1046901:44:28,781</text:p>
          </table:table-cell>
          <table:table-cell office:value-type="time" office:time-value="PT1046901H44M28.782000197S" calcext:value-type="time">
            <text:p>1046901:44:28,782</text:p>
          </table:table-cell>
          <table:table-cell office:value-type="time" office:time-value="PT1046901H44M28.797000032S" calcext:value-type="time">
            <text:p>1046901:44:28,797</text:p>
          </table:table-cell>
          <table:table-cell office:value-type="time" office:time-value="PT1046901H44M28.797999993S" calcext:value-type="time">
            <text:p>1046901:44:28,798</text:p>
          </table:table-cell>
          <table:table-cell table:formula="of:=[.B216]-[.A216]" office:value-type="time" office:time-value="PT00H00M05.256000208S" calcext:value-type="time">
            <text:p>05,256</text:p>
          </table:table-cell>
          <table:table-cell table:formula="of:=[.C216]-[.B216]" office:value-type="time" office:time-value="PT00H00M00.001000171S" calcext:value-type="time">
            <text:p>00,001</text:p>
          </table:table-cell>
          <table:table-cell table:formula="of:=[.D216]-[.C216]" office:value-type="time" office:time-value="PT00H00M00.015000044S" calcext:value-type="time">
            <text:p>00,015</text:p>
          </table:table-cell>
          <table:table-cell table:formula="of:=[.E216]-[.D216]" office:value-type="time" office:time-value="PT00H00M00.000999542S" calcext:value-type="time">
            <text:p>00,001</text:p>
          </table:table-cell>
          <table:table-cell table:formula="of:=[.E216]-[.A216]" office:value-type="time" office:time-value="PT00H00M05.272999965S" calcext:value-type="time">
            <text:p>05,273</text:p>
          </table:table-cell>
        </table:table-row>
        <table:table-row table:style-name="ro1">
          <table:table-cell office:value-type="time" office:time-value="PT1046901H44M29.768999889S" calcext:value-type="time">
            <text:p>1046901:44:29,769</text:p>
          </table:table-cell>
          <table:table-cell office:value-type="time" office:time-value="PT1046901H44M33.124999925S" calcext:value-type="time">
            <text:p>1046901:44:33,125</text:p>
          </table:table-cell>
          <table:table-cell office:value-type="time" office:time-value="PT1046901H44M33.125999887S" calcext:value-type="time">
            <text:p>1046901:44:33,126</text:p>
          </table:table-cell>
          <table:table-cell office:value-type="time" office:time-value="PT1046901H44M33.142000102S" calcext:value-type="time">
            <text:p>1046901:44:33,142</text:p>
          </table:table-cell>
          <table:table-cell office:value-type="time" office:time-value="PT1046901H44M33.143000063S" calcext:value-type="time">
            <text:p>1046901:44:33,143</text:p>
          </table:table-cell>
          <table:table-cell table:formula="of:=[.B217]-[.A217]" office:value-type="time" office:time-value="PT00H00M03.355999826S" calcext:value-type="time">
            <text:p>03,356</text:p>
          </table:table-cell>
          <table:table-cell table:formula="of:=[.C217]-[.B217]" office:value-type="time" office:time-value="PT00H00M00.001000171S" calcext:value-type="time">
            <text:p>00,001</text:p>
          </table:table-cell>
          <table:table-cell table:formula="of:=[.D217]-[.C217]" office:value-type="time" office:time-value="PT00H00M00.016000215S" calcext:value-type="time">
            <text:p>00,016</text:p>
          </table:table-cell>
          <table:table-cell table:formula="of:=[.E217]-[.D217]" office:value-type="time" office:time-value="PT00H00M00.000999542S" calcext:value-type="time">
            <text:p>00,001</text:p>
          </table:table-cell>
          <table:table-cell table:formula="of:=[.E217]-[.A217]" office:value-type="time" office:time-value="PT00H00M03.373999754S" calcext:value-type="time">
            <text:p>03,374</text:p>
          </table:table-cell>
        </table:table-row>
        <table:table-row table:style-name="ro1">
          <table:table-cell office:value-type="time" office:time-value="PT1046901H44M34.173000176S" calcext:value-type="time">
            <text:p>1046901:44:34,173</text:p>
          </table:table-cell>
          <table:table-cell office:value-type="time" office:time-value="PT1046901H44M39.367999826S" calcext:value-type="time">
            <text:p>1046901:44:39,368</text:p>
          </table:table-cell>
          <table:table-cell office:value-type="time" office:time-value="PT1046901H44M39.370999709S" calcext:value-type="time">
            <text:p>1046901:44:39,371</text:p>
          </table:table-cell>
          <table:table-cell office:value-type="time" office:time-value="PT1046901H44M39.391000187S" calcext:value-type="time">
            <text:p>1046901:44:39,391</text:p>
          </table:table-cell>
          <table:table-cell office:value-type="time" office:time-value="PT1046901H44M39.391999729S" calcext:value-type="time">
            <text:p>1046901:44:39,392</text:p>
          </table:table-cell>
          <table:table-cell table:formula="of:=[.B218]-[.A218]" office:value-type="time" office:time-value="PT00H00M05.19499986S" calcext:value-type="time">
            <text:p>05,195</text:p>
          </table:table-cell>
          <table:table-cell table:formula="of:=[.C218]-[.B218]" office:value-type="time" office:time-value="PT00H00M00.002999883S" calcext:value-type="time">
            <text:p>00,003</text:p>
          </table:table-cell>
          <table:table-cell table:formula="of:=[.D218]-[.C218]" office:value-type="time" office:time-value="PT00H00M00.020000269S" calcext:value-type="time">
            <text:p>00,020</text:p>
          </table:table-cell>
          <table:table-cell table:formula="of:=[.E218]-[.D218]" office:value-type="time" office:time-value="PT00H00M00.000999542S" calcext:value-type="time">
            <text:p>00,001</text:p>
          </table:table-cell>
          <table:table-cell table:formula="of:=[.E218]-[.A218]" office:value-type="time" office:time-value="PT00H00M05.218999553S" calcext:value-type="time">
            <text:p>05,219</text:p>
          </table:table-cell>
        </table:table-row>
        <table:table-row table:style-name="ro1">
          <table:table-cell office:value-type="time" office:time-value="PT1046901H44M40.445999745S" calcext:value-type="time">
            <text:p>1046901:44:40,446</text:p>
          </table:table-cell>
          <table:table-cell table:number-columns-repeated="2" office:value-type="time" office:time-value="PT1046901H44M43.975000167S" calcext:value-type="time">
            <text:p>1046901:44:43,975</text:p>
          </table:table-cell>
          <table:table-cell office:value-type="time" office:time-value="PT1046901H44M43.990999963S" calcext:value-type="time">
            <text:p>1046901:44:43,991</text:p>
          </table:table-cell>
          <table:table-cell office:value-type="time" office:time-value="PT1046901H44M43.991999924S" calcext:value-type="time">
            <text:p>1046901:44:43,992</text:p>
          </table:table-cell>
          <table:table-cell table:formula="of:=[.B219]-[.A219]" office:value-type="time" office:time-value="PT00H00M03.529000422S" calcext:value-type="time">
            <text:p>03,529</text:p>
          </table:table-cell>
          <table:table-cell table:formula="of:=[.C219]-[.B219]" office:value-type="time" office:time-value="PT00H00M00S" calcext:value-type="time">
            <text:p>00,000</text:p>
          </table:table-cell>
          <table:table-cell table:formula="of:=[.D219]-[.C219]" office:value-type="time" office:time-value="PT00H00M00.015999586S" calcext:value-type="time">
            <text:p>00,016</text:p>
          </table:table-cell>
          <table:table-cell table:formula="of:=[.E219]-[.D219]" office:value-type="time" office:time-value="PT00H00M00.001000171S" calcext:value-type="time">
            <text:p>00,001</text:p>
          </table:table-cell>
          <table:table-cell table:formula="of:=[.E219]-[.A219]" office:value-type="time" office:time-value="PT00H00M03.546000179S" calcext:value-type="time">
            <text:p>03,546</text:p>
          </table:table-cell>
        </table:table-row>
        <table:table-row table:style-name="ro1">
          <table:table-cell office:value-type="time" office:time-value="PT1046901H44M45.084000137S" calcext:value-type="time">
            <text:p>1046901:44:45,084</text:p>
          </table:table-cell>
          <table:table-cell office:value-type="time" office:time-value="PT1046901H44M50.482000262S" calcext:value-type="time">
            <text:p>1046901:44:50,482</text:p>
          </table:table-cell>
          <table:table-cell office:value-type="time" office:time-value="PT1046901H44M50.483000223S" calcext:value-type="time">
            <text:p>1046901:44:50,483</text:p>
          </table:table-cell>
          <table:table-cell office:value-type="time" office:time-value="PT1046901H44M50.494000213S" calcext:value-type="time">
            <text:p>1046901:44:50,494</text:p>
          </table:table-cell>
          <table:table-cell office:value-type="time" office:time-value="PT1046901H44M50.494999755S" calcext:value-type="time">
            <text:p>1046901:44:50,495</text:p>
          </table:table-cell>
          <table:table-cell table:formula="of:=[.B220]-[.A220]" office:value-type="time" office:time-value="PT00H00M05.397999915S" calcext:value-type="time">
            <text:p>05,398</text:p>
          </table:table-cell>
          <table:table-cell table:formula="of:=[.C220]-[.B220]" office:value-type="time" office:time-value="PT00H00M00.001000171S" calcext:value-type="time">
            <text:p>00,001</text:p>
          </table:table-cell>
          <table:table-cell table:formula="of:=[.D220]-[.C220]" office:value-type="time" office:time-value="PT00H00M00.010999991S" calcext:value-type="time">
            <text:p>00,011</text:p>
          </table:table-cell>
          <table:table-cell table:formula="of:=[.E220]-[.D220]" office:value-type="time" office:time-value="PT00H00M00.000999542S" calcext:value-type="time">
            <text:p>00,001</text:p>
          </table:table-cell>
          <table:table-cell table:formula="of:=[.E220]-[.A220]" office:value-type="time" office:time-value="PT00H00M05.410999618S" calcext:value-type="time">
            <text:p>05,411</text:p>
          </table:table-cell>
        </table:table-row>
        <table:table-row table:style-name="ro1">
          <table:table-cell office:value-type="time" office:time-value="PT1046901H44M51.524999868S" calcext:value-type="time">
            <text:p>1046901:44:51,525</text:p>
          </table:table-cell>
          <table:table-cell table:number-columns-repeated="2" office:value-type="time" office:time-value="PT1046901H44M54.887999631S" calcext:value-type="time">
            <text:p>1046901:44:54,888</text:p>
          </table:table-cell>
          <table:table-cell office:value-type="time" office:time-value="PT1046901H44M54.905000227S" calcext:value-type="time">
            <text:p>1046901:44:54,905</text:p>
          </table:table-cell>
          <table:table-cell office:value-type="time" office:time-value="PT1046901H44M54.909999613S" calcext:value-type="time">
            <text:p>1046901:44:54,910</text:p>
          </table:table-cell>
          <table:table-cell table:formula="of:=[.B221]-[.A221]" office:value-type="time" office:time-value="PT00H00M03.362999763S" calcext:value-type="time">
            <text:p>03,363</text:p>
          </table:table-cell>
          <table:table-cell table:formula="of:=[.C221]-[.B221]" office:value-type="time" office:time-value="PT00H00M00S" calcext:value-type="time">
            <text:p>00,000</text:p>
          </table:table-cell>
          <table:table-cell table:formula="of:=[.D221]-[.C221]" office:value-type="time" office:time-value="PT00H00M00.017000386S" calcext:value-type="time">
            <text:p>00,017</text:p>
          </table:table-cell>
          <table:table-cell table:formula="of:=[.E221]-[.D221]" office:value-type="time" office:time-value="PT00H00M00.004999596S" calcext:value-type="time">
            <text:p>00,005</text:p>
          </table:table-cell>
          <table:table-cell table:formula="of:=[.E221]-[.A221]" office:value-type="time" office:time-value="PT00H00M03.384999745S" calcext:value-type="time">
            <text:p>03,385</text:p>
          </table:table-cell>
        </table:table-row>
        <table:table-row table:style-name="ro1">
          <table:table-cell office:value-type="time" office:time-value="PT1046901H44M56.103000082S" calcext:value-type="time">
            <text:p>1046901:44:56,103</text:p>
          </table:table-cell>
          <table:table-cell office:value-type="time" office:time-value="PT1046901H45M01.405999716S" calcext:value-type="time">
            <text:p>1046901:45:01,406</text:p>
          </table:table-cell>
          <table:table-cell office:value-type="time" office:time-value="PT1046901H45M01.406999677S" calcext:value-type="time">
            <text:p>1046901:45:01,407</text:p>
          </table:table-cell>
          <table:table-cell office:value-type="time" office:time-value="PT1046901H45M01.425999776S" calcext:value-type="time">
            <text:p>1046901:45:01,426</text:p>
          </table:table-cell>
          <table:table-cell office:value-type="time" office:time-value="PT1046901H45M01.427000156S" calcext:value-type="time">
            <text:p>1046901:45:01,427</text:p>
          </table:table-cell>
          <table:table-cell table:formula="of:=[.B222]-[.A222]" office:value-type="time" office:time-value="PT00H00M05.302999425S" calcext:value-type="time">
            <text:p>05,303</text:p>
          </table:table-cell>
          <table:table-cell table:formula="of:=[.C222]-[.B222]" office:value-type="time" office:time-value="PT00H00M00.001000171S" calcext:value-type="time">
            <text:p>00,001</text:p>
          </table:table-cell>
          <table:table-cell table:formula="of:=[.D222]-[.C222]" office:value-type="time" office:time-value="PT00H00M00.019000098S" calcext:value-type="time">
            <text:p>00,019</text:p>
          </table:table-cell>
          <table:table-cell table:formula="of:=[.E222]-[.D222]" office:value-type="time" office:time-value="PT00H00M00.001000171S" calcext:value-type="time">
            <text:p>00,001</text:p>
          </table:table-cell>
          <table:table-cell table:formula="of:=[.E222]-[.A222]" office:value-type="time" office:time-value="PT00H00M05.323999864S" calcext:value-type="time">
            <text:p>05,324</text:p>
          </table:table-cell>
        </table:table-row>
        <table:table-row table:style-name="ro1">
          <table:table-cell office:value-type="time" office:time-value="PT1046901H45M02.577999746S" calcext:value-type="time">
            <text:p>1046901:45:02,578</text:p>
          </table:table-cell>
          <table:table-cell table:number-columns-repeated="2" office:value-type="time" office:time-value="PT1046901H45M06.229999568S" calcext:value-type="time">
            <text:p>1046901:45:06,230</text:p>
          </table:table-cell>
          <table:table-cell office:value-type="time" office:time-value="PT1046901H45M06.247999705S" calcext:value-type="time">
            <text:p>1046901:45:06,248</text:p>
          </table:table-cell>
          <table:table-cell office:value-type="time" office:time-value="PT1046901H45M06.248999666S" calcext:value-type="time">
            <text:p>1046901:45:06,249</text:p>
          </table:table-cell>
          <table:table-cell table:formula="of:=[.B223]-[.A223]" office:value-type="time" office:time-value="PT00H00M03.652000031S" calcext:value-type="time">
            <text:p>03,652</text:p>
          </table:table-cell>
          <table:table-cell table:formula="of:=[.C223]-[.B223]" office:value-type="time" office:time-value="PT00H00M00S" calcext:value-type="time">
            <text:p>00,000</text:p>
          </table:table-cell>
          <table:table-cell table:formula="of:=[.D223]-[.C223]" office:value-type="time" office:time-value="PT00H00M00.017999928S" calcext:value-type="time">
            <text:p>00,018</text:p>
          </table:table-cell>
          <table:table-cell table:formula="of:=[.E223]-[.D223]" office:value-type="time" office:time-value="PT00H00M00.001000171S" calcext:value-type="time">
            <text:p>00,001</text:p>
          </table:table-cell>
          <table:table-cell table:formula="of:=[.E223]-[.A223]" office:value-type="time" office:time-value="PT00H00M03.67100013S" calcext:value-type="time">
            <text:p>03,671</text:p>
          </table:table-cell>
        </table:table-row>
        <table:table-row table:style-name="ro1">
          <table:table-cell office:value-type="time" office:time-value="PT1046901H45M07.304000063S" calcext:value-type="time">
            <text:p>1046901:45:07,304</text:p>
          </table:table-cell>
          <table:table-cell table:number-columns-repeated="2" office:value-type="time" office:time-value="PT1046901H45M12.767999712S" calcext:value-type="time">
            <text:p>1046901:45:12,768</text:p>
          </table:table-cell>
          <table:table-cell office:value-type="time" office:time-value="PT1046901H45M12.782999966S" calcext:value-type="time">
            <text:p>1046901:45:12,783</text:p>
          </table:table-cell>
          <table:table-cell office:value-type="time" office:time-value="PT1046901H45M12.783999927S" calcext:value-type="time">
            <text:p>1046901:45:12,784</text:p>
          </table:table-cell>
          <table:table-cell table:formula="of:=[.B224]-[.A224]" office:value-type="time" office:time-value="PT00H00M05.463999859S" calcext:value-type="time">
            <text:p>05,464</text:p>
          </table:table-cell>
          <table:table-cell table:formula="of:=[.C224]-[.B224]" office:value-type="time" office:time-value="PT00H00M00S" calcext:value-type="time">
            <text:p>00,000</text:p>
          </table:table-cell>
          <table:table-cell table:formula="of:=[.D224]-[.C224]" office:value-type="time" office:time-value="PT00H00M00.015000044S" calcext:value-type="time">
            <text:p>00,015</text:p>
          </table:table-cell>
          <table:table-cell table:formula="of:=[.E224]-[.D224]" office:value-type="time" office:time-value="PT00H00M00.001000171S" calcext:value-type="time">
            <text:p>00,001</text:p>
          </table:table-cell>
          <table:table-cell table:formula="of:=[.E224]-[.A224]" office:value-type="time" office:time-value="PT00H00M05.480000074S" calcext:value-type="time">
            <text:p>05,480</text:p>
          </table:table-cell>
        </table:table-row>
        <table:table-row table:style-name="ro1">
          <table:table-cell office:value-type="time" office:time-value="PT1046901H45M13.896000199S" calcext:value-type="time">
            <text:p>1046901:45:13,896</text:p>
          </table:table-cell>
          <table:table-cell table:number-columns-repeated="2" office:value-type="time" office:time-value="PT1046901H45M17.624999955S" calcext:value-type="time">
            <text:p>1046901:45:17,625</text:p>
          </table:table-cell>
          <table:table-cell office:value-type="time" office:time-value="PT1046901H45M17.64100017S" calcext:value-type="time">
            <text:p>1046901:45:17,641</text:p>
          </table:table-cell>
          <table:table-cell office:value-type="time" office:time-value="PT1046901H45M17.641999712S" calcext:value-type="time">
            <text:p>1046901:45:17,642</text:p>
          </table:table-cell>
          <table:table-cell table:formula="of:=[.B225]-[.A225]" office:value-type="time" office:time-value="PT00H00M03.728999966S" calcext:value-type="time">
            <text:p>03,729</text:p>
          </table:table-cell>
          <table:table-cell table:formula="of:=[.C225]-[.B225]" office:value-type="time" office:time-value="PT00H00M00S" calcext:value-type="time">
            <text:p>00,000</text:p>
          </table:table-cell>
          <table:table-cell table:formula="of:=[.D225]-[.C225]" office:value-type="time" office:time-value="PT00H00M00.016000215S" calcext:value-type="time">
            <text:p>00,016</text:p>
          </table:table-cell>
          <table:table-cell table:formula="of:=[.E225]-[.D225]" office:value-type="time" office:time-value="PT00H00M00.000999542S" calcext:value-type="time">
            <text:p>00,001</text:p>
          </table:table-cell>
          <table:table-cell table:formula="of:=[.E225]-[.A225]" office:value-type="time" office:time-value="PT00H00M03.745999723S" calcext:value-type="time">
            <text:p>03,746</text:p>
          </table:table-cell>
        </table:table-row>
        <table:table-row table:style-name="ro1">
          <table:table-cell office:value-type="time" office:time-value="PT1046901H45M18.673999747S" calcext:value-type="time">
            <text:p>1046901:45:18,674</text:p>
          </table:table-cell>
          <table:table-cell table:number-columns-repeated="2" office:value-type="time" office:time-value="PT1046901H45M24.23599977S" calcext:value-type="time">
            <text:p>1046901:45:24,236</text:p>
          </table:table-cell>
          <table:table-cell office:value-type="time" office:time-value="PT1046901H45M24.251999985S" calcext:value-type="time">
            <text:p>1046901:45:24,252</text:p>
          </table:table-cell>
          <table:table-cell office:value-type="time" office:time-value="PT1046901H45M24.252999946S" calcext:value-type="time">
            <text:p>1046901:45:24,253</text:p>
          </table:table-cell>
          <table:table-cell table:formula="of:=[.B226]-[.A226]" office:value-type="time" office:time-value="PT00H00M05.562000233S" calcext:value-type="time">
            <text:p>05,562</text:p>
          </table:table-cell>
          <table:table-cell table:formula="of:=[.C226]-[.B226]" office:value-type="time" office:time-value="PT00H00M00S" calcext:value-type="time">
            <text:p>00,000</text:p>
          </table:table-cell>
          <table:table-cell table:formula="of:=[.D226]-[.C226]" office:value-type="time" office:time-value="PT00H00M00.016000215S" calcext:value-type="time">
            <text:p>00,016</text:p>
          </table:table-cell>
          <table:table-cell table:formula="of:=[.E226]-[.D226]" office:value-type="time" office:time-value="PT00H00M00.000999542S" calcext:value-type="time">
            <text:p>00,001</text:p>
          </table:table-cell>
          <table:table-cell table:formula="of:=[.E226]-[.A226]" office:value-type="time" office:time-value="PT00H00M05.57899999S" calcext:value-type="time">
            <text:p>05,579</text:p>
          </table:table-cell>
        </table:table-row>
        <table:table-row table:style-name="ro1">
          <table:table-cell office:value-type="time" office:time-value="PT1046901H45M25.352999847S" calcext:value-type="time">
            <text:p>1046901:45:25,353</text:p>
          </table:table-cell>
          <table:table-cell office:value-type="time" office:time-value="PT1046901H45M29.105000384S" calcext:value-type="time">
            <text:p>1046901:45:29,105</text:p>
          </table:table-cell>
          <table:table-cell office:value-type="time" office:time-value="PT1046901H45M29.105999507S" calcext:value-type="time">
            <text:p>1046901:45:29,106</text:p>
          </table:table-cell>
          <table:table-cell table:number-columns-repeated="2" office:value-type="time" office:time-value="PT1046901H45M29.121999722S" calcext:value-type="time">
            <text:p>1046901:45:29,122</text:p>
          </table:table-cell>
          <table:table-cell table:formula="of:=[.B227]-[.A227]" office:value-type="time" office:time-value="PT00H00M03.752000118S" calcext:value-type="time">
            <text:p>03,752</text:p>
          </table:table-cell>
          <table:table-cell table:formula="of:=[.C227]-[.B227]" office:value-type="time" office:time-value="PT00H00M00.000999542S" calcext:value-type="time">
            <text:p>00,001</text:p>
          </table:table-cell>
          <table:table-cell table:formula="of:=[.D227]-[.C227]" office:value-type="time" office:time-value="PT00H00M00.016000215S" calcext:value-type="time">
            <text:p>00,016</text:p>
          </table:table-cell>
          <table:table-cell table:formula="of:=[.E227]-[.D227]" office:value-type="time" office:time-value="PT00H00M00S" calcext:value-type="time">
            <text:p>00,000</text:p>
          </table:table-cell>
          <table:table-cell table:formula="of:=[.E227]-[.A227]" office:value-type="time" office:time-value="PT00H00M03.768999875S" calcext:value-type="time">
            <text:p>03,769</text:p>
          </table:table-cell>
        </table:table-row>
        <table:table-row table:style-name="ro1">
          <table:table-cell office:value-type="time" office:time-value="PT1046901H45M30.209000129S" calcext:value-type="time">
            <text:p>1046901:45:30,209</text:p>
          </table:table-cell>
          <table:table-cell table:number-columns-repeated="2" office:value-type="time" office:time-value="PT1046901H45M36.205000011S" calcext:value-type="time">
            <text:p>1046901:45:36,205</text:p>
          </table:table-cell>
          <table:table-cell table:number-columns-repeated="2" office:value-type="time" office:time-value="PT1046901H45M36.219999846S" calcext:value-type="time">
            <text:p>1046901:45:36,220</text:p>
          </table:table-cell>
          <table:table-cell table:formula="of:=[.B228]-[.A228]" office:value-type="time" office:time-value="PT00H00M05.996000092S" calcext:value-type="time">
            <text:p>05,996</text:p>
          </table:table-cell>
          <table:table-cell table:formula="of:=[.C228]-[.B228]" office:value-type="time" office:time-value="PT00H00M00S" calcext:value-type="time">
            <text:p>00,000</text:p>
          </table:table-cell>
          <table:table-cell table:formula="of:=[.D228]-[.C228]" office:value-type="time" office:time-value="PT00H00M00.015000044S" calcext:value-type="time">
            <text:p>00,015</text:p>
          </table:table-cell>
          <table:table-cell table:formula="of:=[.E228]-[.D228]" office:value-type="time" office:time-value="PT00H00M00S" calcext:value-type="time">
            <text:p>00,000</text:p>
          </table:table-cell>
          <table:table-cell table:formula="of:=[.E228]-[.A228]" office:value-type="time" office:time-value="PT00H00M06.011000136S" calcext:value-type="time">
            <text:p>06,011</text:p>
          </table:table-cell>
        </table:table-row>
        <table:table-row table:style-name="ro1">
          <table:table-cell office:value-type="time" office:time-value="PT1046901H45M37.37600008S" calcext:value-type="time">
            <text:p>1046901:45:37,376</text:p>
          </table:table-cell>
          <table:table-cell table:number-columns-repeated="2" office:value-type="time" office:time-value="PT1046901H45M41.082000313S" calcext:value-type="time">
            <text:p>1046901:45:41,082</text:p>
          </table:table-cell>
          <table:table-cell office:value-type="time" office:time-value="PT1046901H45M41.09900007S" calcext:value-type="time">
            <text:p>1046901:45:41,099</text:p>
          </table:table-cell>
          <table:table-cell office:value-type="time" office:time-value="PT1046901H45M41.100000031S" calcext:value-type="time">
            <text:p>1046901:45:41,100</text:p>
          </table:table-cell>
          <table:table-cell table:formula="of:=[.B229]-[.A229]" office:value-type="time" office:time-value="PT00H00M03.706000443S" calcext:value-type="time">
            <text:p>03,706</text:p>
          </table:table-cell>
          <table:table-cell table:formula="of:=[.C229]-[.B229]" office:value-type="time" office:time-value="PT00H00M00S" calcext:value-type="time">
            <text:p>00,000</text:p>
          </table:table-cell>
          <table:table-cell table:formula="of:=[.D229]-[.C229]" office:value-type="time" office:time-value="PT00H00M00.016999757S" calcext:value-type="time">
            <text:p>00,017</text:p>
          </table:table-cell>
          <table:table-cell table:formula="of:=[.E229]-[.D229]" office:value-type="time" office:time-value="PT00H00M00.001000171S" calcext:value-type="time">
            <text:p>00,001</text:p>
          </table:table-cell>
          <table:table-cell table:formula="of:=[.E229]-[.A229]" office:value-type="time" office:time-value="PT00H00M03.72400037S" calcext:value-type="time">
            <text:p>03,724</text:p>
          </table:table-cell>
        </table:table-row>
        <table:table-row table:style-name="ro1">
          <table:table-cell office:value-type="time" office:time-value="PT1046901H45M42.156999931S" calcext:value-type="time">
            <text:p>1046901:45:42,157</text:p>
          </table:table-cell>
          <table:table-cell table:number-columns-repeated="2" office:value-type="time" office:time-value="PT1046901H45M47.939000186S" calcext:value-type="time">
            <text:p>1046901:45:47,939</text:p>
          </table:table-cell>
          <table:table-cell office:value-type="time" office:time-value="PT1046901H45M47.954999562S" calcext:value-type="time">
            <text:p>1046901:45:47,955</text:p>
          </table:table-cell>
          <table:table-cell office:value-type="time" office:time-value="PT1046901H45M47.955999942S" calcext:value-type="time">
            <text:p>1046901:45:47,956</text:p>
          </table:table-cell>
          <table:table-cell table:formula="of:=[.B230]-[.A230]" office:value-type="time" office:time-value="PT00H00M05.782000045S" calcext:value-type="time">
            <text:p>05,782</text:p>
          </table:table-cell>
          <table:table-cell table:formula="of:=[.C230]-[.B230]" office:value-type="time" office:time-value="PT00H00M00S" calcext:value-type="time">
            <text:p>00,000</text:p>
          </table:table-cell>
          <table:table-cell table:formula="of:=[.D230]-[.C230]" office:value-type="time" office:time-value="PT00H00M00.015999586S" calcext:value-type="time">
            <text:p>00,016</text:p>
          </table:table-cell>
          <table:table-cell table:formula="of:=[.E230]-[.D230]" office:value-type="time" office:time-value="PT00H00M00.001000171S" calcext:value-type="time">
            <text:p>00,001</text:p>
          </table:table-cell>
          <table:table-cell table:formula="of:=[.E230]-[.A230]" office:value-type="time" office:time-value="PT00H00M05.798999802S" calcext:value-type="time">
            <text:p>05,799</text:p>
          </table:table-cell>
        </table:table-row>
        <table:table-row table:style-name="ro1">
          <table:table-cell office:value-type="time" office:time-value="PT1046901H45M49.231000151S" calcext:value-type="time">
            <text:p>1046901:45:49,231</text:p>
          </table:table-cell>
          <table:table-cell table:number-columns-repeated="2" office:value-type="time" office:time-value="PT1046901H45M52.727999724S" calcext:value-type="time">
            <text:p>1046901:45:52,728</text:p>
          </table:table-cell>
          <table:table-cell table:number-columns-repeated="2" office:value-type="time" office:time-value="PT1046901H45M52.740000095S" calcext:value-type="time">
            <text:p>1046901:45:52,740</text:p>
          </table:table-cell>
          <table:table-cell table:formula="of:=[.B231]-[.A231]" office:value-type="time" office:time-value="PT00H00M03.496999992S" calcext:value-type="time">
            <text:p>03,497</text:p>
          </table:table-cell>
          <table:table-cell table:formula="of:=[.C231]-[.B231]" office:value-type="time" office:time-value="PT00H00M00S" calcext:value-type="time">
            <text:p>00,000</text:p>
          </table:table-cell>
          <table:table-cell table:formula="of:=[.D231]-[.C231]" office:value-type="time" office:time-value="PT00H00M00.012000161S" calcext:value-type="time">
            <text:p>00,012</text:p>
          </table:table-cell>
          <table:table-cell table:formula="of:=[.E231]-[.D231]" office:value-type="time" office:time-value="PT00H00M00S" calcext:value-type="time">
            <text:p>00,000</text:p>
          </table:table-cell>
          <table:table-cell table:formula="of:=[.E231]-[.A231]" office:value-type="time" office:time-value="PT00H00M03.509000153S" calcext:value-type="time">
            <text:p>03,509</text:p>
          </table:table-cell>
        </table:table-row>
        <table:table-row table:style-name="ro1">
          <table:table-cell office:value-type="time" office:time-value="PT1046901H45M53.824999742S" calcext:value-type="time">
            <text:p>1046901:45:53,825</text:p>
          </table:table-cell>
          <table:table-cell table:number-columns-repeated="2" office:value-type="time" office:time-value="PT1046901H45M59.393999912S" calcext:value-type="time">
            <text:p>1046901:45:59,394</text:p>
          </table:table-cell>
          <table:table-cell office:value-type="time" office:time-value="PT1046901H45M59.406000283S" calcext:value-type="time">
            <text:p>1046901:45:59,406</text:p>
          </table:table-cell>
          <table:table-cell office:value-type="time" office:time-value="PT1046901H45M59.407000244S" calcext:value-type="time">
            <text:p>1046901:45:59,407</text:p>
          </table:table-cell>
          <table:table-cell table:formula="of:=[.B232]-[.A232]" office:value-type="time" office:time-value="PT00H00M05.56900017S" calcext:value-type="time">
            <text:p>05,569</text:p>
          </table:table-cell>
          <table:table-cell table:formula="of:=[.C232]-[.B232]" office:value-type="time" office:time-value="PT00H00M00S" calcext:value-type="time">
            <text:p>00,000</text:p>
          </table:table-cell>
          <table:table-cell table:formula="of:=[.D232]-[.C232]" office:value-type="time" office:time-value="PT00H00M00.012000161S" calcext:value-type="time">
            <text:p>00,012</text:p>
          </table:table-cell>
          <table:table-cell table:formula="of:=[.E232]-[.D232]" office:value-type="time" office:time-value="PT00H00M00.001000171S" calcext:value-type="time">
            <text:p>00,001</text:p>
          </table:table-cell>
          <table:table-cell table:formula="of:=[.E232]-[.A232]" office:value-type="time" office:time-value="PT00H00M05.582000501S" calcext:value-type="time">
            <text:p>05,582</text:p>
          </table:table-cell>
        </table:table-row>
        <table:table-row table:style-name="ro1">
          <table:table-cell office:value-type="time" office:time-value="PT1046901H46M00.507000145S" calcext:value-type="time">
            <text:p>1046901:46:00,507</text:p>
          </table:table-cell>
          <table:table-cell table:number-columns-repeated="2" office:value-type="time" office:time-value="PT1046901H46M04.287999971S" calcext:value-type="time">
            <text:p>1046901:46:04,288</text:p>
          </table:table-cell>
          <table:table-cell office:value-type="time" office:time-value="PT1046901H46M04.304000186S" calcext:value-type="time">
            <text:p>1046901:46:04,304</text:p>
          </table:table-cell>
          <table:table-cell office:value-type="time" office:time-value="PT1046901H46M04.305999689S" calcext:value-type="time">
            <text:p>1046901:46:04,306</text:p>
          </table:table-cell>
          <table:table-cell table:formula="of:=[.B233]-[.A233]" office:value-type="time" office:time-value="PT00H00M03.781000036S" calcext:value-type="time">
            <text:p>03,781</text:p>
          </table:table-cell>
          <table:table-cell table:formula="of:=[.C233]-[.B233]" office:value-type="time" office:time-value="PT00H00M00S" calcext:value-type="time">
            <text:p>00,000</text:p>
          </table:table-cell>
          <table:table-cell table:formula="of:=[.D233]-[.C233]" office:value-type="time" office:time-value="PT00H00M00.016000215S" calcext:value-type="time">
            <text:p>00,016</text:p>
          </table:table-cell>
          <table:table-cell table:formula="of:=[.E233]-[.D233]" office:value-type="time" office:time-value="PT00H00M00.001999713S" calcext:value-type="time">
            <text:p>00,002</text:p>
          </table:table-cell>
          <table:table-cell table:formula="of:=[.E233]-[.A233]" office:value-type="time" office:time-value="PT00H00M03.798999963S" calcext:value-type="time">
            <text:p>03,799</text:p>
          </table:table-cell>
        </table:table-row>
        <table:table-row table:style-name="ro1">
          <table:table-cell office:value-type="time" office:time-value="PT1046901H46M05.468000108S" calcext:value-type="time">
            <text:p>1046901:46:05,468</text:p>
          </table:table-cell>
          <table:table-cell table:number-columns-repeated="2" office:value-type="time" office:time-value="PT1046901H46M10.94500009S" calcext:value-type="time">
            <text:p>1046901:46:10,945</text:p>
          </table:table-cell>
          <table:table-cell office:value-type="time" office:time-value="PT1046901H46M10.962000266S" calcext:value-type="time">
            <text:p>1046901:46:10,962</text:p>
          </table:table-cell>
          <table:table-cell office:value-type="time" office:time-value="PT1046901H46M10.963999769S" calcext:value-type="time">
            <text:p>1046901:46:10,964</text:p>
          </table:table-cell>
          <table:table-cell table:formula="of:=[.B234]-[.A234]" office:value-type="time" office:time-value="PT00H00M05.477000191S" calcext:value-type="time">
            <text:p>05,477</text:p>
          </table:table-cell>
          <table:table-cell table:formula="of:=[.C234]-[.B234]" office:value-type="time" office:time-value="PT00H00M00S" calcext:value-type="time">
            <text:p>00,000</text:p>
          </table:table-cell>
          <table:table-cell table:formula="of:=[.D234]-[.C234]" office:value-type="time" office:time-value="PT00H00M00.016999757S" calcext:value-type="time">
            <text:p>00,017</text:p>
          </table:table-cell>
          <table:table-cell table:formula="of:=[.E234]-[.D234]" office:value-type="time" office:time-value="PT00H00M00.001999713S" calcext:value-type="time">
            <text:p>00,002</text:p>
          </table:table-cell>
          <table:table-cell table:formula="of:=[.E234]-[.A234]" office:value-type="time" office:time-value="PT00H00M05.49599966S" calcext:value-type="time">
            <text:p>05,496</text:p>
          </table:table-cell>
        </table:table-row>
        <table:table-row table:style-name="ro1">
          <table:table-cell office:value-type="time" office:time-value="PT1046901H46M11.990000037S" calcext:value-type="time">
            <text:p>1046901:46:11,990</text:p>
          </table:table-cell>
          <table:table-cell office:value-type="time" office:time-value="PT1046901H46M15.423000008S" calcext:value-type="time">
            <text:p>1046901:46:15,423</text:p>
          </table:table-cell>
          <table:table-cell office:value-type="time" office:time-value="PT1046901H46M15.423999969S" calcext:value-type="time">
            <text:p>1046901:46:15,424</text:p>
          </table:table-cell>
          <table:table-cell office:value-type="time" office:time-value="PT1046901H46M15.440999726S" calcext:value-type="time">
            <text:p>1046901:46:15,441</text:p>
          </table:table-cell>
          <table:table-cell office:value-type="time" office:time-value="PT1046901H46M15.442000106S" calcext:value-type="time">
            <text:p>1046901:46:15,442</text:p>
          </table:table-cell>
          <table:table-cell table:formula="of:=[.B235]-[.A235]" office:value-type="time" office:time-value="PT00H00M03.432999761S" calcext:value-type="time">
            <text:p>03,433</text:p>
          </table:table-cell>
          <table:table-cell table:formula="of:=[.C235]-[.B235]" office:value-type="time" office:time-value="PT00H00M00.001000171S" calcext:value-type="time">
            <text:p>00,001</text:p>
          </table:table-cell>
          <table:table-cell table:formula="of:=[.D235]-[.C235]" office:value-type="time" office:time-value="PT00H00M00.016999757S" calcext:value-type="time">
            <text:p>00,017</text:p>
          </table:table-cell>
          <table:table-cell table:formula="of:=[.E235]-[.D235]" office:value-type="time" office:time-value="PT00H00M00.001000171S" calcext:value-type="time">
            <text:p>00,001</text:p>
          </table:table-cell>
          <table:table-cell table:formula="of:=[.E235]-[.A235]" office:value-type="time" office:time-value="PT00H00M03.451999859S" calcext:value-type="time">
            <text:p>03,452</text:p>
          </table:table-cell>
        </table:table-row>
        <table:table-row table:style-name="ro1">
          <table:table-cell office:value-type="time" office:time-value="PT1046901H46M16.443999633S" calcext:value-type="time">
            <text:p>1046901:46:16,444</text:p>
          </table:table-cell>
          <table:table-cell table:number-columns-repeated="2" office:value-type="time" office:time-value="PT1046901H46M22.068000175S" calcext:value-type="time">
            <text:p>1046901:46:22,068</text:p>
          </table:table-cell>
          <table:table-cell office:value-type="time" office:time-value="PT1046901H46M22.08400039S" calcext:value-type="time">
            <text:p>1046901:46:22,084</text:p>
          </table:table-cell>
          <table:table-cell office:value-type="time" office:time-value="PT1046901H46M22.084999513S" calcext:value-type="time">
            <text:p>1046901:46:22,085</text:p>
          </table:table-cell>
          <table:table-cell table:formula="of:=[.B236]-[.A236]" office:value-type="time" office:time-value="PT00H00M05.624000123S" calcext:value-type="time">
            <text:p>05,624</text:p>
          </table:table-cell>
          <table:table-cell table:formula="of:=[.C236]-[.B236]" office:value-type="time" office:time-value="PT00H00M00S" calcext:value-type="time">
            <text:p>00,000</text:p>
          </table:table-cell>
          <table:table-cell table:formula="of:=[.D236]-[.C236]" office:value-type="time" office:time-value="PT00H00M00.016000215S" calcext:value-type="time">
            <text:p>00,016</text:p>
          </table:table-cell>
          <table:table-cell table:formula="of:=[.E236]-[.D236]" office:value-type="time" office:time-value="PT00H00M00.000999542S" calcext:value-type="time">
            <text:p>00,001</text:p>
          </table:table-cell>
          <table:table-cell table:formula="of:=[.E236]-[.A236]" office:value-type="time" office:time-value="PT00H00M05.64099988S" calcext:value-type="time">
            <text:p>05,641</text:p>
          </table:table-cell>
        </table:table-row>
        <table:table-row table:style-name="ro1">
          <table:table-cell office:value-type="time" office:time-value="PT1046901H46M23.188000135S" calcext:value-type="time">
            <text:p>1046901:46:23,188</text:p>
          </table:table-cell>
          <table:table-cell table:number-columns-repeated="2" office:value-type="time" office:time-value="PT1046901H46M26.732999934S" calcext:value-type="time">
            <text:p>1046901:46:26,733</text:p>
          </table:table-cell>
          <table:table-cell office:value-type="time" office:time-value="PT1046901H46M26.762000062S" calcext:value-type="time">
            <text:p>1046901:46:26,762</text:p>
          </table:table-cell>
          <table:table-cell office:value-type="time" office:time-value="PT1046901H46M26.763000023S" calcext:value-type="time">
            <text:p>1046901:46:26,763</text:p>
          </table:table-cell>
          <table:table-cell table:formula="of:=[.B237]-[.A237]" office:value-type="time" office:time-value="PT00H00M03.545000008S" calcext:value-type="time">
            <text:p>03,545</text:p>
          </table:table-cell>
          <table:table-cell table:formula="of:=[.C237]-[.B237]" office:value-type="time" office:time-value="PT00H00M00S" calcext:value-type="time">
            <text:p>00,000</text:p>
          </table:table-cell>
          <table:table-cell table:formula="of:=[.D237]-[.C237]" office:value-type="time" office:time-value="PT00H00M00.028999918S" calcext:value-type="time">
            <text:p>00,029</text:p>
          </table:table-cell>
          <table:table-cell table:formula="of:=[.E237]-[.D237]" office:value-type="time" office:time-value="PT00H00M00.001000171S" calcext:value-type="time">
            <text:p>00,001</text:p>
          </table:table-cell>
          <table:table-cell table:formula="of:=[.E237]-[.A237]" office:value-type="time" office:time-value="PT00H00M03.575000097S" calcext:value-type="time">
            <text:p>03,575</text:p>
          </table:table-cell>
        </table:table-row>
        <table:table-row table:style-name="ro1">
          <table:table-cell office:value-type="time" office:time-value="PT1046901H46M27.967000064S" calcext:value-type="time">
            <text:p>1046901:46:27,967</text:p>
          </table:table-cell>
          <table:table-cell office:value-type="time" office:time-value="PT1046901H46M33.789999979S" calcext:value-type="time">
            <text:p>1046901:46:33,790</text:p>
          </table:table-cell>
          <table:table-cell office:value-type="time" office:time-value="PT1046901H46M33.791000359S" calcext:value-type="time">
            <text:p>1046901:46:33,791</text:p>
          </table:table-cell>
          <table:table-cell office:value-type="time" office:time-value="PT1046901H46M33.821000028S" calcext:value-type="time">
            <text:p>1046901:46:33,821</text:p>
          </table:table-cell>
          <table:table-cell office:value-type="time" office:time-value="PT1046901H46M33.821999989S" calcext:value-type="time">
            <text:p>1046901:46:33,822</text:p>
          </table:table-cell>
          <table:table-cell table:formula="of:=[.B238]-[.A238]" office:value-type="time" office:time-value="PT00H00M05.823000125S" calcext:value-type="time">
            <text:p>05,823</text:p>
          </table:table-cell>
          <table:table-cell table:formula="of:=[.C238]-[.B238]" office:value-type="time" office:time-value="PT00H00M00.001000171S" calcext:value-type="time">
            <text:p>00,001</text:p>
          </table:table-cell>
          <table:table-cell table:formula="of:=[.D238]-[.C238]" office:value-type="time" office:time-value="PT00H00M00.030000089S" calcext:value-type="time">
            <text:p>00,030</text:p>
          </table:table-cell>
          <table:table-cell table:formula="of:=[.E238]-[.D238]" office:value-type="time" office:time-value="PT00H00M00.000999542S" calcext:value-type="time">
            <text:p>00,001</text:p>
          </table:table-cell>
          <table:table-cell table:formula="of:=[.E238]-[.A238]" office:value-type="time" office:time-value="PT00H00M05.854999926S" calcext:value-type="time">
            <text:p>05,855</text:p>
          </table:table-cell>
        </table:table-row>
        <table:table-row table:style-name="ro1">
          <table:table-cell office:value-type="time" office:time-value="PT1046901H46M35.135999937S" calcext:value-type="time">
            <text:p>1046901:46:35,136</text:p>
          </table:table-cell>
          <table:table-cell table:number-columns-repeated="2" office:value-type="time" office:time-value="PT1046901H46M38.740000371S" calcext:value-type="time">
            <text:p>1046901:46:38,740</text:p>
          </table:table-cell>
          <table:table-cell office:value-type="time" office:time-value="PT1046901H46M38.758000089S" calcext:value-type="time">
            <text:p>1046901:46:38,758</text:p>
          </table:table-cell>
          <table:table-cell office:value-type="time" office:time-value="PT1046901H46M38.759000469S" calcext:value-type="time">
            <text:p>1046901:46:38,759</text:p>
          </table:table-cell>
          <table:table-cell table:formula="of:=[.B239]-[.A239]" office:value-type="time" office:time-value="PT00H00M03.604000015S" calcext:value-type="time">
            <text:p>03,604</text:p>
          </table:table-cell>
          <table:table-cell table:formula="of:=[.C239]-[.B239]" office:value-type="time" office:time-value="PT00H00M00S" calcext:value-type="time">
            <text:p>00,000</text:p>
          </table:table-cell>
          <table:table-cell table:formula="of:=[.D239]-[.C239]" office:value-type="time" office:time-value="PT00H00M00.017999928S" calcext:value-type="time">
            <text:p>00,018</text:p>
          </table:table-cell>
          <table:table-cell table:formula="of:=[.E239]-[.D239]" office:value-type="time" office:time-value="PT00H00M00.001000171S" calcext:value-type="time">
            <text:p>00,001</text:p>
          </table:table-cell>
          <table:table-cell table:formula="of:=[.E239]-[.A239]" office:value-type="time" office:time-value="PT00H00M03.623000113S" calcext:value-type="time">
            <text:p>03,623</text:p>
          </table:table-cell>
        </table:table-row>
        <table:table-row table:style-name="ro1">
          <table:table-cell office:value-type="time" office:time-value="PT1046901H46M39.868000019S" calcext:value-type="time">
            <text:p>1046901:46:39,868</text:p>
          </table:table-cell>
          <table:table-cell office:value-type="time" office:time-value="PT1046901H46M45.429999623S" calcext:value-type="time">
            <text:p>1046901:46:45,430</text:p>
          </table:table-cell>
          <table:table-cell office:value-type="time" office:time-value="PT1046901H46M45.431000004S" calcext:value-type="time">
            <text:p>1046901:46:45,431</text:p>
          </table:table-cell>
          <table:table-cell table:number-columns-repeated="2" office:value-type="time" office:time-value="PT1046901H46M45.443999916S" calcext:value-type="time">
            <text:p>1046901:46:45,444</text:p>
          </table:table-cell>
          <table:table-cell table:formula="of:=[.B240]-[.A240]" office:value-type="time" office:time-value="PT00H00M05.561999604S" calcext:value-type="time">
            <text:p>05,562</text:p>
          </table:table-cell>
          <table:table-cell table:formula="of:=[.C240]-[.B240]" office:value-type="time" office:time-value="PT00H00M00.001000171S" calcext:value-type="time">
            <text:p>00,001</text:p>
          </table:table-cell>
          <table:table-cell table:formula="of:=[.D240]-[.C240]" office:value-type="time" office:time-value="PT00H00M00.012999703S" calcext:value-type="time">
            <text:p>00,013</text:p>
          </table:table-cell>
          <table:table-cell table:formula="of:=[.E240]-[.D240]" office:value-type="time" office:time-value="PT00H00M00S" calcext:value-type="time">
            <text:p>00,000</text:p>
          </table:table-cell>
          <table:table-cell table:formula="of:=[.E240]-[.A240]" office:value-type="time" office:time-value="PT00H00M05.575999478S" calcext:value-type="time">
            <text:p>05,576</text:p>
          </table:table-cell>
        </table:table-row>
        <table:table-row table:style-name="ro1">
          <table:table-cell office:value-type="time" office:time-value="PT1046901H46M46.474000029S" calcext:value-type="time">
            <text:p>1046901:46:46,474</text:p>
          </table:table-cell>
          <table:table-cell office:value-type="time" office:time-value="PT1046901H46M50.075000161S" calcext:value-type="time">
            <text:p>1046901:46:50,075</text:p>
          </table:table-cell>
          <table:table-cell office:value-type="time" office:time-value="PT1046901H46M50.075999703S" calcext:value-type="time">
            <text:p>1046901:46:50,076</text:p>
          </table:table-cell>
          <table:table-cell office:value-type="time" office:time-value="PT1046901H46M50.095999762S" calcext:value-type="time">
            <text:p>1046901:46:50,096</text:p>
          </table:table-cell>
          <table:table-cell office:value-type="time" office:time-value="PT1046901H46M50.097000143S" calcext:value-type="time">
            <text:p>1046901:46:50,097</text:p>
          </table:table-cell>
          <table:table-cell table:formula="of:=[.B241]-[.A241]" office:value-type="time" office:time-value="PT00H00M03.601000132S" calcext:value-type="time">
            <text:p>03,601</text:p>
          </table:table-cell>
          <table:table-cell table:formula="of:=[.C241]-[.B241]" office:value-type="time" office:time-value="PT00H00M00.000999542S" calcext:value-type="time">
            <text:p>00,001</text:p>
          </table:table-cell>
          <table:table-cell table:formula="of:=[.D241]-[.C241]" office:value-type="time" office:time-value="PT00H00M00.020000269S" calcext:value-type="time">
            <text:p>00,020</text:p>
          </table:table-cell>
          <table:table-cell table:formula="of:=[.E241]-[.D241]" office:value-type="time" office:time-value="PT00H00M00.001000171S" calcext:value-type="time">
            <text:p>00,001</text:p>
          </table:table-cell>
          <table:table-cell table:formula="of:=[.E241]-[.A241]" office:value-type="time" office:time-value="PT00H00M03.623000113S" calcext:value-type="time">
            <text:p>03,623</text:p>
          </table:table-cell>
        </table:table-row>
        <table:table-row table:style-name="ro1">
          <table:table-cell office:value-type="time" office:time-value="PT1046901H46M51.190999858S" calcext:value-type="time">
            <text:p>1046901:46:51,191</text:p>
          </table:table-cell>
          <table:table-cell table:number-columns-repeated="2" office:value-type="time" office:time-value="PT1046901H46M56.613000305S" calcext:value-type="time">
            <text:p>1046901:46:56,613</text:p>
          </table:table-cell>
          <table:table-cell office:value-type="time" office:time-value="PT1046901H46M56.631999984S" calcext:value-type="time">
            <text:p>1046901:46:56,632</text:p>
          </table:table-cell>
          <table:table-cell office:value-type="time" office:time-value="PT1046901H46M56.633999906S" calcext:value-type="time">
            <text:p>1046901:46:56,634</text:p>
          </table:table-cell>
          <table:table-cell table:formula="of:=[.B242]-[.A242]" office:value-type="time" office:time-value="PT00H00M05.422000238S" calcext:value-type="time">
            <text:p>05,422</text:p>
          </table:table-cell>
          <table:table-cell table:formula="of:=[.C242]-[.B242]" office:value-type="time" office:time-value="PT00H00M00S" calcext:value-type="time">
            <text:p>00,000</text:p>
          </table:table-cell>
          <table:table-cell table:formula="of:=[.D242]-[.C242]" office:value-type="time" office:time-value="PT00H00M00.018999469S" calcext:value-type="time">
            <text:p>00,019</text:p>
          </table:table-cell>
          <table:table-cell table:formula="of:=[.E242]-[.D242]" office:value-type="time" office:time-value="PT00H00M00.002000341S" calcext:value-type="time">
            <text:p>00,002</text:p>
          </table:table-cell>
          <table:table-cell table:formula="of:=[.E242]-[.A242]" office:value-type="time" office:time-value="PT00H00M05.443000048S" calcext:value-type="time">
            <text:p>05,443</text:p>
          </table:table-cell>
        </table:table-row>
        <table:table-row table:style-name="ro1">
          <table:table-cell office:value-type="time" office:time-value="PT1046901H46M57.714999709S" calcext:value-type="time">
            <text:p>1046901:46:57,715</text:p>
          </table:table-cell>
          <table:table-cell table:number-columns-repeated="2" office:value-type="time" office:time-value="PT1046901H47M01.210000198S" calcext:value-type="time">
            <text:p>1046901:47:01,210</text:p>
          </table:table-cell>
          <table:table-cell office:value-type="time" office:time-value="PT1046901H47M01.226000413S" calcext:value-type="time">
            <text:p>1046901:47:01,226</text:p>
          </table:table-cell>
          <table:table-cell office:value-type="time" office:time-value="PT1046901H47M01.226999536S" calcext:value-type="time">
            <text:p>1046901:47:01,227</text:p>
          </table:table-cell>
          <table:table-cell table:formula="of:=[.B243]-[.A243]" office:value-type="time" office:time-value="PT00H00M03.49500028S" calcext:value-type="time">
            <text:p>03,495</text:p>
          </table:table-cell>
          <table:table-cell table:formula="of:=[.C243]-[.B243]" office:value-type="time" office:time-value="PT00H00M00S" calcext:value-type="time">
            <text:p>00,000</text:p>
          </table:table-cell>
          <table:table-cell table:formula="of:=[.D243]-[.C243]" office:value-type="time" office:time-value="PT00H00M00.016000215S" calcext:value-type="time">
            <text:p>00,016</text:p>
          </table:table-cell>
          <table:table-cell table:formula="of:=[.E243]-[.D243]" office:value-type="time" office:time-value="PT00H00M00.000999542S" calcext:value-type="time">
            <text:p>00,001</text:p>
          </table:table-cell>
          <table:table-cell table:formula="of:=[.E243]-[.A243]" office:value-type="time" office:time-value="PT00H00M03.512000036S" calcext:value-type="time">
            <text:p>03,512</text:p>
          </table:table-cell>
        </table:table-row>
        <table:table-row table:style-name="ro1">
          <table:table-cell office:value-type="time" office:time-value="PT1046901H47M02.248S" calcext:value-type="time">
            <text:p>1046901:47:02,248</text:p>
          </table:table-cell>
          <table:table-cell table:number-columns-repeated="2" office:value-type="time" office:time-value="PT1046901H47M07.59000021S" calcext:value-type="time">
            <text:p>1046901:47:07,590</text:p>
          </table:table-cell>
          <table:table-cell office:value-type="time" office:time-value="PT1046901H47M07.606000006S" calcext:value-type="time">
            <text:p>1046901:47:07,606</text:p>
          </table:table-cell>
          <table:table-cell office:value-type="time" office:time-value="PT1046901H47M07.606999967S" calcext:value-type="time">
            <text:p>1046901:47:07,607</text:p>
          </table:table-cell>
          <table:table-cell table:formula="of:=[.B244]-[.A244]" office:value-type="time" office:time-value="PT00H00M05.34200042S" calcext:value-type="time">
            <text:p>05,342</text:p>
          </table:table-cell>
          <table:table-cell table:formula="of:=[.C244]-[.B244]" office:value-type="time" office:time-value="PT00H00M00S" calcext:value-type="time">
            <text:p>00,000</text:p>
          </table:table-cell>
          <table:table-cell table:formula="of:=[.D244]-[.C244]" office:value-type="time" office:time-value="PT00H00M00.015999586S" calcext:value-type="time">
            <text:p>00,016</text:p>
          </table:table-cell>
          <table:table-cell table:formula="of:=[.E244]-[.D244]" office:value-type="time" office:time-value="PT00H00M00.001000171S" calcext:value-type="time">
            <text:p>00,001</text:p>
          </table:table-cell>
          <table:table-cell table:formula="of:=[.E244]-[.A244]" office:value-type="time" office:time-value="PT00H00M05.359000177S" calcext:value-type="time">
            <text:p>05,359</text:p>
          </table:table-cell>
        </table:table-row>
        <table:table-row table:style-name="ro1">
          <table:table-cell office:value-type="time" office:time-value="PT1046901H47M08.692000452S" calcext:value-type="time">
            <text:p>1046901:47:08,692</text:p>
          </table:table-cell>
          <table:table-cell office:value-type="time" office:time-value="PT1046901H47M12.219999656S" calcext:value-type="time">
            <text:p>1046901:47:12,220</text:p>
          </table:table-cell>
          <table:table-cell office:value-type="time" office:time-value="PT1046901H47M12.222999539S" calcext:value-type="time">
            <text:p>1046901:47:12,223</text:p>
          </table:table-cell>
          <table:table-cell office:value-type="time" office:time-value="PT1046901H47M12.238999754S" calcext:value-type="time">
            <text:p>1046901:47:12,239</text:p>
          </table:table-cell>
          <table:table-cell office:value-type="time" office:time-value="PT1046901H47M12.240000134S" calcext:value-type="time">
            <text:p>1046901:47:12,240</text:p>
          </table:table-cell>
          <table:table-cell table:formula="of:=[.B245]-[.A245]" office:value-type="time" office:time-value="PT00H00M03.527999623S" calcext:value-type="time">
            <text:p>03,528</text:p>
          </table:table-cell>
          <table:table-cell table:formula="of:=[.C245]-[.B245]" office:value-type="time" office:time-value="PT00H00M00.002999883S" calcext:value-type="time">
            <text:p>00,003</text:p>
          </table:table-cell>
          <table:table-cell table:formula="of:=[.D245]-[.C245]" office:value-type="time" office:time-value="PT00H00M00.016000215S" calcext:value-type="time">
            <text:p>00,016</text:p>
          </table:table-cell>
          <table:table-cell table:formula="of:=[.E245]-[.D245]" office:value-type="time" office:time-value="PT00H00M00.001000171S" calcext:value-type="time">
            <text:p>00,001</text:p>
          </table:table-cell>
          <table:table-cell table:formula="of:=[.E245]-[.A245]" office:value-type="time" office:time-value="PT00H00M03.547999891S" calcext:value-type="time">
            <text:p>03,548</text:p>
          </table:table-cell>
        </table:table-row>
        <table:table-row table:style-name="ro1">
          <table:table-cell office:value-type="time" office:time-value="PT1046901H47M13.308999985S" calcext:value-type="time">
            <text:p>1046901:47:13,309</text:p>
          </table:table-cell>
          <table:table-cell table:number-columns-repeated="2" office:value-type="time" office:time-value="PT1046901H47M18.949999865S" calcext:value-type="time">
            <text:p>1046901:47:18,950</text:p>
          </table:table-cell>
          <table:table-cell office:value-type="time" office:time-value="PT1046901H47M18.968000002S" calcext:value-type="time">
            <text:p>1046901:47:18,968</text:p>
          </table:table-cell>
          <table:table-cell office:value-type="time" office:time-value="PT1046901H47M18.968999963S" calcext:value-type="time">
            <text:p>1046901:47:18,969</text:p>
          </table:table-cell>
          <table:table-cell table:formula="of:=[.B246]-[.A246]" office:value-type="time" office:time-value="PT00H00M05.64099988S" calcext:value-type="time">
            <text:p>05,641</text:p>
          </table:table-cell>
          <table:table-cell table:formula="of:=[.C246]-[.B246]" office:value-type="time" office:time-value="PT00H00M00S" calcext:value-type="time">
            <text:p>00,000</text:p>
          </table:table-cell>
          <table:table-cell table:formula="of:=[.D246]-[.C246]" office:value-type="time" office:time-value="PT00H00M00.017999928S" calcext:value-type="time">
            <text:p>00,018</text:p>
          </table:table-cell>
          <table:table-cell table:formula="of:=[.E246]-[.D246]" office:value-type="time" office:time-value="PT00H00M00.001000171S" calcext:value-type="time">
            <text:p>00,001</text:p>
          </table:table-cell>
          <table:table-cell table:formula="of:=[.E246]-[.A246]" office:value-type="time" office:time-value="PT00H00M05.659999978S" calcext:value-type="time">
            <text:p>05,660</text:p>
          </table:table-cell>
        </table:table-row>
        <table:table-row table:style-name="ro1">
          <table:table-cell office:value-type="time" office:time-value="PT1046901H47M20.247000055S" calcext:value-type="time">
            <text:p>1046901:47:20,247</text:p>
          </table:table-cell>
          <table:table-cell office:value-type="time" office:time-value="PT1046901H47M23.771999795S" calcext:value-type="time">
            <text:p>1046901:47:23,772</text:p>
          </table:table-cell>
          <table:table-cell office:value-type="time" office:time-value="PT1046901H47M23.775000516S" calcext:value-type="time">
            <text:p>1046901:47:23,775</text:p>
          </table:table-cell>
          <table:table-cell table:number-columns-repeated="2" office:value-type="time" office:time-value="PT1046901H47M23.793000234S" calcext:value-type="time">
            <text:p>1046901:47:23,793</text:p>
          </table:table-cell>
          <table:table-cell table:formula="of:=[.B247]-[.A247]" office:value-type="time" office:time-value="PT00H00M03.52499974S" calcext:value-type="time">
            <text:p>03,525</text:p>
          </table:table-cell>
          <table:table-cell table:formula="of:=[.C247]-[.B247]" office:value-type="time" office:time-value="PT00H00M00.003000512S" calcext:value-type="time">
            <text:p>00,003</text:p>
          </table:table-cell>
          <table:table-cell table:formula="of:=[.D247]-[.C247]" office:value-type="time" office:time-value="PT00H00M00.017999928S" calcext:value-type="time">
            <text:p>00,018</text:p>
          </table:table-cell>
          <table:table-cell table:formula="of:=[.E247]-[.D247]" office:value-type="time" office:time-value="PT00H00M00S" calcext:value-type="time">
            <text:p>00,000</text:p>
          </table:table-cell>
          <table:table-cell table:formula="of:=[.E247]-[.A247]" office:value-type="time" office:time-value="PT00H00M03.546000179S" calcext:value-type="time">
            <text:p>03,546</text:p>
          </table:table-cell>
        </table:table-row>
        <table:table-row table:style-name="ro1">
          <table:table-cell office:value-type="time" office:time-value="PT1046901H47M24.901000243S" calcext:value-type="time">
            <text:p>1046901:47:24,901</text:p>
          </table:table-cell>
          <table:table-cell table:number-columns-repeated="2" office:value-type="time" office:time-value="PT1046901H47M30.559000298S" calcext:value-type="time">
            <text:p>1046901:47:30,559</text:p>
          </table:table-cell>
          <table:table-cell office:value-type="time" office:time-value="PT1046901H47M30.570999831S" calcext:value-type="time">
            <text:p>1046901:47:30,571</text:p>
          </table:table-cell>
          <table:table-cell office:value-type="time" office:time-value="PT1046901H47M30.571999792S" calcext:value-type="time">
            <text:p>1046901:47:30,572</text:p>
          </table:table-cell>
          <table:table-cell table:formula="of:=[.B248]-[.A248]" office:value-type="time" office:time-value="PT00H00M05.658000265S" calcext:value-type="time">
            <text:p>05,658</text:p>
          </table:table-cell>
          <table:table-cell table:formula="of:=[.C248]-[.B248]" office:value-type="time" office:time-value="PT00H00M00S" calcext:value-type="time">
            <text:p>00,000</text:p>
          </table:table-cell>
          <table:table-cell table:formula="of:=[.D248]-[.C248]" office:value-type="time" office:time-value="PT00H00M00.011999533S" calcext:value-type="time">
            <text:p>00,012</text:p>
          </table:table-cell>
          <table:table-cell table:formula="of:=[.E248]-[.D248]" office:value-type="time" office:time-value="PT00H00M00.001000171S" calcext:value-type="time">
            <text:p>00,001</text:p>
          </table:table-cell>
          <table:table-cell table:formula="of:=[.E248]-[.A248]" office:value-type="time" office:time-value="PT00H00M05.670999968S" calcext:value-type="time">
            <text:p>05,671</text:p>
          </table:table-cell>
        </table:table-row>
        <table:table-row table:style-name="ro1">
          <table:table-cell office:value-type="time" office:time-value="PT1046901H47M31.578999963S" calcext:value-type="time">
            <text:p>1046901:47:31,579</text:p>
          </table:table-cell>
          <table:table-cell office:value-type="time" office:time-value="PT1046901H47M35.183000397S" calcext:value-type="time">
            <text:p>1046901:47:35,183</text:p>
          </table:table-cell>
          <table:table-cell office:value-type="time" office:time-value="PT1046901H47M35.18399952S" calcext:value-type="time">
            <text:p>1046901:47:35,184</text:p>
          </table:table-cell>
          <table:table-cell office:value-type="time" office:time-value="PT1046901H47M35.202000495S" calcext:value-type="time">
            <text:p>1046901:47:35,202</text:p>
          </table:table-cell>
          <table:table-cell office:value-type="time" office:time-value="PT1046901H47M35.202999618S" calcext:value-type="time">
            <text:p>1046901:47:35,203</text:p>
          </table:table-cell>
          <table:table-cell table:formula="of:=[.B249]-[.A249]" office:value-type="time" office:time-value="PT00H00M03.604000015S" calcext:value-type="time">
            <text:p>03,604</text:p>
          </table:table-cell>
          <table:table-cell table:formula="of:=[.C249]-[.B249]" office:value-type="time" office:time-value="PT00H00M00.000999542S" calcext:value-type="time">
            <text:p>00,001</text:p>
          </table:table-cell>
          <table:table-cell table:formula="of:=[.D249]-[.C249]" office:value-type="time" office:time-value="PT00H00M00.018000556S" calcext:value-type="time">
            <text:p>00,018</text:p>
          </table:table-cell>
          <table:table-cell table:formula="of:=[.E249]-[.D249]" office:value-type="time" office:time-value="PT00H00M00.000999542S" calcext:value-type="time">
            <text:p>00,001</text:p>
          </table:table-cell>
          <table:table-cell table:formula="of:=[.E249]-[.A249]" office:value-type="time" office:time-value="PT00H00M03.623999655S" calcext:value-type="time">
            <text:p>03,624</text:p>
          </table:table-cell>
        </table:table-row>
        <table:table-row table:style-name="ro1">
          <table:table-cell office:value-type="time" office:time-value="PT1046901H47M36.420999952S" calcext:value-type="time">
            <text:p>1046901:47:36,421</text:p>
          </table:table-cell>
          <table:table-cell table:number-columns-repeated="2" office:value-type="time" office:time-value="PT1046901H47M41.927000061S" calcext:value-type="time">
            <text:p>1046901:47:41,927</text:p>
          </table:table-cell>
          <table:table-cell office:value-type="time" office:time-value="PT1046901H47M41.944000237S" calcext:value-type="time">
            <text:p>1046901:47:41,944</text:p>
          </table:table-cell>
          <table:table-cell office:value-type="time" office:time-value="PT1046901H47M41.945000198S" calcext:value-type="time">
            <text:p>1046901:47:41,945</text:p>
          </table:table-cell>
          <table:table-cell table:formula="of:=[.B250]-[.A250]" office:value-type="time" office:time-value="PT00H00M05.506000109S" calcext:value-type="time">
            <text:p>05,506</text:p>
          </table:table-cell>
          <table:table-cell table:formula="of:=[.C250]-[.B250]" office:value-type="time" office:time-value="PT00H00M00S" calcext:value-type="time">
            <text:p>00,000</text:p>
          </table:table-cell>
          <table:table-cell table:formula="of:=[.D250]-[.C250]" office:value-type="time" office:time-value="PT00H00M00.016999757S" calcext:value-type="time">
            <text:p>00,017</text:p>
          </table:table-cell>
          <table:table-cell table:formula="of:=[.E250]-[.D250]" office:value-type="time" office:time-value="PT00H00M00.001000171S" calcext:value-type="time">
            <text:p>00,001</text:p>
          </table:table-cell>
          <table:table-cell table:formula="of:=[.E250]-[.A250]" office:value-type="time" office:time-value="PT00H00M05.524000037S" calcext:value-type="time">
            <text:p>05,524</text:p>
          </table:table-cell>
        </table:table-row>
        <table:table-row table:style-name="ro1">
          <table:table-cell office:value-type="time" office:time-value="PT1046901H47M43.026999962S" calcext:value-type="time">
            <text:p>1046901:47:43,027</text:p>
          </table:table-cell>
          <table:table-cell office:value-type="time" office:time-value="PT1046901H47M46.680999706S" calcext:value-type="time">
            <text:p>1046901:47:46,681</text:p>
          </table:table-cell>
          <table:table-cell office:value-type="time" office:time-value="PT1046901H47M46.684000008S" calcext:value-type="time">
            <text:p>1046901:47:46,684</text:p>
          </table:table-cell>
          <table:table-cell table:number-columns-repeated="2" office:value-type="time" office:time-value="PT1046901H47M46.699999804S" calcext:value-type="time">
            <text:p>1046901:47:46,700</text:p>
          </table:table-cell>
          <table:table-cell table:formula="of:=[.B251]-[.A251]" office:value-type="time" office:time-value="PT00H00M03.653999744S" calcext:value-type="time">
            <text:p>03,654</text:p>
          </table:table-cell>
          <table:table-cell table:formula="of:=[.C251]-[.B251]" office:value-type="time" office:time-value="PT00H00M00.003000512S" calcext:value-type="time">
            <text:p>00,003</text:p>
          </table:table-cell>
          <table:table-cell table:formula="of:=[.D251]-[.C251]" office:value-type="time" office:time-value="PT00H00M00.015999586S" calcext:value-type="time">
            <text:p>00,016</text:p>
          </table:table-cell>
          <table:table-cell table:formula="of:=[.E251]-[.D251]" office:value-type="time" office:time-value="PT00H00M00S" calcext:value-type="time">
            <text:p>00,000</text:p>
          </table:table-cell>
          <table:table-cell table:formula="of:=[.E251]-[.A251]" office:value-type="time" office:time-value="PT00H00M03.672999842S" calcext:value-type="time">
            <text:p>03,673</text:p>
          </table:table-cell>
        </table:table-row>
        <table:table-row table:style-name="ro1">
          <table:table-cell office:value-type="time" office:time-value="PT1046901H47M47.739999946S" calcext:value-type="time">
            <text:p>1046901:47:47,740</text:p>
          </table:table-cell>
          <table:table-cell table:number-columns-repeated="2" office:value-type="time" office:time-value="PT1046901H47M53.420999944S" calcext:value-type="time">
            <text:p>1046901:47:53,421</text:p>
          </table:table-cell>
          <table:table-cell office:value-type="time" office:time-value="PT1046901H47M53.441000003S" calcext:value-type="time">
            <text:p>1046901:47:53,441</text:p>
          </table:table-cell>
          <table:table-cell office:value-type="time" office:time-value="PT1046901H47M53.441999964S" calcext:value-type="time">
            <text:p>1046901:47:53,442</text:p>
          </table:table-cell>
          <table:table-cell table:formula="of:=[.B252]-[.A252]" office:value-type="time" office:time-value="PT00H00M05.680999788S" calcext:value-type="time">
            <text:p>05,681</text:p>
          </table:table-cell>
          <table:table-cell table:formula="of:=[.C252]-[.B252]" office:value-type="time" office:time-value="PT00H00M00S" calcext:value-type="time">
            <text:p>00,000</text:p>
          </table:table-cell>
          <table:table-cell table:formula="of:=[.D252]-[.C252]" office:value-type="time" office:time-value="PT00H00M00.020000269S" calcext:value-type="time">
            <text:p>00,020</text:p>
          </table:table-cell>
          <table:table-cell table:formula="of:=[.E252]-[.D252]" office:value-type="time" office:time-value="PT00H00M00.001000171S" calcext:value-type="time">
            <text:p>00,001</text:p>
          </table:table-cell>
          <table:table-cell table:formula="of:=[.E252]-[.A252]" office:value-type="time" office:time-value="PT00H00M05.702000228S" calcext:value-type="time">
            <text:p>05,702</text:p>
          </table:table-cell>
        </table:table-row>
        <table:table-row table:style-name="ro1">
          <table:table-cell office:value-type="time" office:time-value="PT1046901H47M54.581000023S" calcext:value-type="time">
            <text:p>1046901:47:54,581</text:p>
          </table:table-cell>
          <table:table-cell table:number-columns-repeated="2" office:value-type="time" office:time-value="PT1046901H47M58.078000434S" calcext:value-type="time">
            <text:p>1046901:47:58,078</text:p>
          </table:table-cell>
          <table:table-cell office:value-type="time" office:time-value="PT1046901H47M58.104999801S" calcext:value-type="time">
            <text:p>1046901:47:58,105</text:p>
          </table:table-cell>
          <table:table-cell office:value-type="time" office:time-value="PT1046901H47M58.106000181S" calcext:value-type="time">
            <text:p>1046901:47:58,106</text:p>
          </table:table-cell>
          <table:table-cell table:formula="of:=[.B253]-[.A253]" office:value-type="time" office:time-value="PT00H00M03.496999992S" calcext:value-type="time">
            <text:p>03,497</text:p>
          </table:table-cell>
          <table:table-cell table:formula="of:=[.C253]-[.B253]" office:value-type="time" office:time-value="PT00H00M00S" calcext:value-type="time">
            <text:p>00,000</text:p>
          </table:table-cell>
          <table:table-cell table:formula="of:=[.D253]-[.C253]" office:value-type="time" office:time-value="PT00H00M00.026999577S" calcext:value-type="time">
            <text:p>00,027</text:p>
          </table:table-cell>
          <table:table-cell table:formula="of:=[.E253]-[.D253]" office:value-type="time" office:time-value="PT00H00M00.001000171S" calcext:value-type="time">
            <text:p>00,001</text:p>
          </table:table-cell>
          <table:table-cell table:formula="of:=[.E253]-[.A253]" office:value-type="time" office:time-value="PT00H00M03.52499974S" calcext:value-type="time">
            <text:p>03,525</text:p>
          </table:table-cell>
        </table:table-row>
        <table:table-row table:style-name="ro1">
          <table:table-cell office:value-type="time" office:time-value="PT1046901H47M59.254000308S" calcext:value-type="time">
            <text:p>1046901:47:59,254</text:p>
          </table:table-cell>
          <table:table-cell office:value-type="time" office:time-value="PT1046901H48M05.304000182S" calcext:value-type="time">
            <text:p>1046901:48:05,304</text:p>
          </table:table-cell>
          <table:table-cell office:value-type="time" office:time-value="PT1046901H48M05.304999724S" calcext:value-type="time">
            <text:p>1046901:48:05,305</text:p>
          </table:table-cell>
          <table:table-cell office:value-type="time" office:time-value="PT1046901H48M05.320999939S" calcext:value-type="time">
            <text:p>1046901:48:05,321</text:p>
          </table:table-cell>
          <table:table-cell office:value-type="time" office:time-value="PT1046901H48M05.3219999S" calcext:value-type="time">
            <text:p>1046901:48:05,322</text:p>
          </table:table-cell>
          <table:table-cell table:formula="of:=[.B254]-[.A254]" office:value-type="time" office:time-value="PT00H00M06.049999874S" calcext:value-type="time">
            <text:p>06,050</text:p>
          </table:table-cell>
          <table:table-cell table:formula="of:=[.C254]-[.B254]" office:value-type="time" office:time-value="PT00H00M00.000999542S" calcext:value-type="time">
            <text:p>00,001</text:p>
          </table:table-cell>
          <table:table-cell table:formula="of:=[.D254]-[.C254]" office:value-type="time" office:time-value="PT00H00M00.016000215S" calcext:value-type="time">
            <text:p>00,016</text:p>
          </table:table-cell>
          <table:table-cell table:formula="of:=[.E254]-[.D254]" office:value-type="time" office:time-value="PT00H00M00.001000171S" calcext:value-type="time">
            <text:p>00,001</text:p>
          </table:table-cell>
          <table:table-cell table:formula="of:=[.E254]-[.A254]" office:value-type="time" office:time-value="PT00H00M06.067999802S" calcext:value-type="time">
            <text:p>06,068</text:p>
          </table:table-cell>
        </table:table-row>
        <table:table-row table:style-name="ro1">
          <table:table-cell office:value-type="time" office:time-value="PT1046901H48M06.698999908S" calcext:value-type="time">
            <text:p>1046901:48:06,699</text:p>
          </table:table-cell>
          <table:table-cell table:number-columns-repeated="2" office:value-type="time" office:time-value="PT1046901H48M10.499000251S" calcext:value-type="time">
            <text:p>1046901:48:10,499</text:p>
          </table:table-cell>
          <table:table-cell office:value-type="time" office:time-value="PT1046901H48M10.516999969S" calcext:value-type="time">
            <text:p>1046901:48:10,517</text:p>
          </table:table-cell>
          <table:table-cell office:value-type="time" office:time-value="PT1046901H48M10.518000349S" calcext:value-type="time">
            <text:p>1046901:48:10,518</text:p>
          </table:table-cell>
          <table:table-cell table:formula="of:=[.B255]-[.A255]" office:value-type="time" office:time-value="PT00H00M03.800000134S" calcext:value-type="time">
            <text:p>03,800</text:p>
          </table:table-cell>
          <table:table-cell table:formula="of:=[.C255]-[.B255]" office:value-type="time" office:time-value="PT00H00M00S" calcext:value-type="time">
            <text:p>00,000</text:p>
          </table:table-cell>
          <table:table-cell table:formula="of:=[.D255]-[.C255]" office:value-type="time" office:time-value="PT00H00M00.017999928S" calcext:value-type="time">
            <text:p>00,018</text:p>
          </table:table-cell>
          <table:table-cell table:formula="of:=[.E255]-[.D255]" office:value-type="time" office:time-value="PT00H00M00.001000171S" calcext:value-type="time">
            <text:p>00,001</text:p>
          </table:table-cell>
          <table:table-cell table:formula="of:=[.E255]-[.A255]" office:value-type="time" office:time-value="PT00H00M03.819000232S" calcext:value-type="time">
            <text:p>03,819</text:p>
          </table:table-cell>
        </table:table-row>
        <table:table-row table:style-name="ro1">
          <table:table-cell office:value-type="time" office:time-value="PT1046901H48M11.739999689S" calcext:value-type="time">
            <text:p>1046901:48:11,740</text:p>
          </table:table-cell>
          <table:table-cell table:number-columns-repeated="2" office:value-type="time" office:time-value="PT1046901H48M17.365000192S" calcext:value-type="time">
            <text:p>1046901:48:17,365</text:p>
          </table:table-cell>
          <table:table-cell office:value-type="time" office:time-value="PT1046901H48M17.384999832S" calcext:value-type="time">
            <text:p>1046901:48:17,385</text:p>
          </table:table-cell>
          <table:table-cell office:value-type="time" office:time-value="PT1046901H48M17.386000212S" calcext:value-type="time">
            <text:p>1046901:48:17,386</text:p>
          </table:table-cell>
          <table:table-cell table:formula="of:=[.B256]-[.A256]" office:value-type="time" office:time-value="PT00H00M05.625000293S" calcext:value-type="time">
            <text:p>05,625</text:p>
          </table:table-cell>
          <table:table-cell table:formula="of:=[.C256]-[.B256]" office:value-type="time" office:time-value="PT00H00M00S" calcext:value-type="time">
            <text:p>00,000</text:p>
          </table:table-cell>
          <table:table-cell table:formula="of:=[.D256]-[.C256]" office:value-type="time" office:time-value="PT00H00M00.01999964S" calcext:value-type="time">
            <text:p>00,020</text:p>
          </table:table-cell>
          <table:table-cell table:formula="of:=[.E256]-[.D256]" office:value-type="time" office:time-value="PT00H00M00.001000171S" calcext:value-type="time">
            <text:p>00,001</text:p>
          </table:table-cell>
          <table:table-cell table:formula="of:=[.E256]-[.A256]" office:value-type="time" office:time-value="PT00H00M05.646000104S" calcext:value-type="time">
            <text:p>05,646</text:p>
          </table:table-cell>
        </table:table-row>
        <table:table-row table:style-name="ro1">
          <table:table-cell office:value-type="time" office:time-value="PT1046901H48M18.491999879S" calcext:value-type="time">
            <text:p>1046901:48:18,492</text:p>
          </table:table-cell>
          <table:table-cell table:number-columns-repeated="2" office:value-type="time" office:time-value="PT1046901H48M21.935000299S" calcext:value-type="time">
            <text:p>1046901:48:21,935</text:p>
          </table:table-cell>
          <table:table-cell office:value-type="time" office:time-value="PT1046901H48M21.951000094S" calcext:value-type="time">
            <text:p>1046901:48:21,951</text:p>
          </table:table-cell>
          <table:table-cell office:value-type="time" office:time-value="PT1046901H48M21.952000055S" calcext:value-type="time">
            <text:p>1046901:48:21,952</text:p>
          </table:table-cell>
          <table:table-cell table:formula="of:=[.B257]-[.A257]" office:value-type="time" office:time-value="PT00H00M03.44300021S" calcext:value-type="time">
            <text:p>03,443</text:p>
          </table:table-cell>
          <table:table-cell table:formula="of:=[.C257]-[.B257]" office:value-type="time" office:time-value="PT00H00M00S" calcext:value-type="time">
            <text:p>00,000</text:p>
          </table:table-cell>
          <table:table-cell table:formula="of:=[.D257]-[.C257]" office:value-type="time" office:time-value="PT00H00M00.015999586S" calcext:value-type="time">
            <text:p>00,016</text:p>
          </table:table-cell>
          <table:table-cell table:formula="of:=[.E257]-[.D257]" office:value-type="time" office:time-value="PT00H00M00.001000171S" calcext:value-type="time">
            <text:p>00,001</text:p>
          </table:table-cell>
          <table:table-cell table:formula="of:=[.E257]-[.A257]" office:value-type="time" office:time-value="PT00H00M03.459999966S" calcext:value-type="time">
            <text:p>03,460</text:p>
          </table:table-cell>
        </table:table-row>
        <table:table-row table:style-name="ro1">
          <table:table-cell office:value-type="time" office:time-value="PT1046901H48M23.011999838S" calcext:value-type="time">
            <text:p>1046901:48:23,012</text:p>
          </table:table-cell>
          <table:table-cell office:value-type="time" office:time-value="PT1046901H48M28.46899976S" calcext:value-type="time">
            <text:p>1046901:48:28,469</text:p>
          </table:table-cell>
          <table:table-cell office:value-type="time" office:time-value="PT1046901H48M28.472000062S" calcext:value-type="time">
            <text:p>1046901:48:28,472</text:p>
          </table:table-cell>
          <table:table-cell office:value-type="time" office:time-value="PT1046901H48M28.490999741S" calcext:value-type="time">
            <text:p>1046901:48:28,491</text:p>
          </table:table-cell>
          <table:table-cell office:value-type="time" office:time-value="PT1046901H48M28.492000122S" calcext:value-type="time">
            <text:p>1046901:48:28,492</text:p>
          </table:table-cell>
          <table:table-cell table:formula="of:=[.B258]-[.A258]" office:value-type="time" office:time-value="PT00H00M05.456999922S" calcext:value-type="time">
            <text:p>05,457</text:p>
          </table:table-cell>
          <table:table-cell table:formula="of:=[.C258]-[.B258]" office:value-type="time" office:time-value="PT00H00M00.003000512S" calcext:value-type="time">
            <text:p>00,003</text:p>
          </table:table-cell>
          <table:table-cell table:formula="of:=[.D258]-[.C258]" office:value-type="time" office:time-value="PT00H00M00.018999469S" calcext:value-type="time">
            <text:p>00,019</text:p>
          </table:table-cell>
          <table:table-cell table:formula="of:=[.E258]-[.D258]" office:value-type="time" office:time-value="PT00H00M00.001000171S" calcext:value-type="time">
            <text:p>00,001</text:p>
          </table:table-cell>
          <table:table-cell table:formula="of:=[.E258]-[.A258]" office:value-type="time" office:time-value="PT00H00M05.480000074S" calcext:value-type="time">
            <text:p>05,480</text:p>
          </table:table-cell>
        </table:table-row>
        <table:table-row table:style-name="ro1">
          <table:table-cell office:value-type="time" office:time-value="PT1046901H48M29.54800006S" calcext:value-type="time">
            <text:p>1046901:48:29,548</text:p>
          </table:table-cell>
          <table:table-cell table:number-columns-repeated="2" office:value-type="time" office:time-value="PT1046901H48M32.986000255S" calcext:value-type="time">
            <text:p>1046901:48:32,986</text:p>
          </table:table-cell>
          <table:table-cell office:value-type="time" office:time-value="PT1046901H48M33.005999895S" calcext:value-type="time">
            <text:p>1046901:48:33,006</text:p>
          </table:table-cell>
          <table:table-cell office:value-type="time" office:time-value="PT1046901H48M33.007000275S" calcext:value-type="time">
            <text:p>1046901:48:33,007</text:p>
          </table:table-cell>
          <table:table-cell table:formula="of:=[.B259]-[.A259]" office:value-type="time" office:time-value="PT00H00M03.437999985S" calcext:value-type="time">
            <text:p>03,438</text:p>
          </table:table-cell>
          <table:table-cell table:formula="of:=[.C259]-[.B259]" office:value-type="time" office:time-value="PT00H00M00S" calcext:value-type="time">
            <text:p>00,000</text:p>
          </table:table-cell>
          <table:table-cell table:formula="of:=[.D259]-[.C259]" office:value-type="time" office:time-value="PT00H00M00.01999964S" calcext:value-type="time">
            <text:p>00,020</text:p>
          </table:table-cell>
          <table:table-cell table:formula="of:=[.E259]-[.D259]" office:value-type="time" office:time-value="PT00H00M00.001000171S" calcext:value-type="time">
            <text:p>00,001</text:p>
          </table:table-cell>
          <table:table-cell table:formula="of:=[.E259]-[.A259]" office:value-type="time" office:time-value="PT00H00M03.458999796S" calcext:value-type="time">
            <text:p>03,459</text:p>
          </table:table-cell>
        </table:table-row>
        <table:table-row table:style-name="ro1">
          <table:table-cell office:value-type="time" office:time-value="PT1046901H48M34.065000135S" calcext:value-type="time">
            <text:p>1046901:48:34,065</text:p>
          </table:table-cell>
          <table:table-cell table:number-columns-repeated="2" office:value-type="time" office:time-value="PT1046901H48M39.704000093S" calcext:value-type="time">
            <text:p>1046901:48:39,704</text:p>
          </table:table-cell>
          <table:table-cell office:value-type="time" office:time-value="PT1046901H48M39.722999772S" calcext:value-type="time">
            <text:p>1046901:48:39,723</text:p>
          </table:table-cell>
          <table:table-cell office:value-type="time" office:time-value="PT1046901H48M39.724000152S" calcext:value-type="time">
            <text:p>1046901:48:39,724</text:p>
          </table:table-cell>
          <table:table-cell table:formula="of:=[.B260]-[.A260]" office:value-type="time" office:time-value="PT00H00M05.639000167S" calcext:value-type="time">
            <text:p>05,639</text:p>
          </table:table-cell>
          <table:table-cell table:formula="of:=[.C260]-[.B260]" office:value-type="time" office:time-value="PT00H00M00S" calcext:value-type="time">
            <text:p>00,000</text:p>
          </table:table-cell>
          <table:table-cell table:formula="of:=[.D260]-[.C260]" office:value-type="time" office:time-value="PT00H00M00.018999469S" calcext:value-type="time">
            <text:p>00,019</text:p>
          </table:table-cell>
          <table:table-cell table:formula="of:=[.E260]-[.D260]" office:value-type="time" office:time-value="PT00H00M00.001000171S" calcext:value-type="time">
            <text:p>00,001</text:p>
          </table:table-cell>
          <table:table-cell table:formula="of:=[.E260]-[.A260]" office:value-type="time" office:time-value="PT00H00M05.658999807S" calcext:value-type="time">
            <text:p>05,659</text:p>
          </table:table-cell>
        </table:table-row>
        <table:table-row table:style-name="ro1">
          <table:table-cell office:value-type="time" office:time-value="PT1046901H48M40.810999721S" calcext:value-type="time">
            <text:p>1046901:48:40,811</text:p>
          </table:table-cell>
          <table:table-cell table:number-columns-repeated="2" office:value-type="time" office:time-value="PT1046901H48M44.807999935S" calcext:value-type="time">
            <text:p>1046901:48:44,808</text:p>
          </table:table-cell>
          <table:table-cell office:value-type="time" office:time-value="PT1046901H48M44.827999994S" calcext:value-type="time">
            <text:p>1046901:48:44,828</text:p>
          </table:table-cell>
          <table:table-cell office:value-type="time" office:time-value="PT1046901H48M44.828999955S" calcext:value-type="time">
            <text:p>1046901:48:44,829</text:p>
          </table:table-cell>
          <table:table-cell table:formula="of:=[.B261]-[.A261]" office:value-type="time" office:time-value="PT00H00M03.996999795S" calcext:value-type="time">
            <text:p>03,997</text:p>
          </table:table-cell>
          <table:table-cell table:formula="of:=[.C261]-[.B261]" office:value-type="time" office:time-value="PT00H00M00S" calcext:value-type="time">
            <text:p>00,000</text:p>
          </table:table-cell>
          <table:table-cell table:formula="of:=[.D261]-[.C261]" office:value-type="time" office:time-value="PT00H00M00.020000269S" calcext:value-type="time">
            <text:p>00,020</text:p>
          </table:table-cell>
          <table:table-cell table:formula="of:=[.E261]-[.D261]" office:value-type="time" office:time-value="PT00H00M00.001000171S" calcext:value-type="time">
            <text:p>00,001</text:p>
          </table:table-cell>
          <table:table-cell table:formula="of:=[.E261]-[.A261]" office:value-type="time" office:time-value="PT00H00M04.018000234S" calcext:value-type="time">
            <text:p>04,018</text:p>
          </table:table-cell>
        </table:table-row>
        <table:table-row table:style-name="ro1">
          <table:table-cell office:value-type="time" office:time-value="PT1046901H48M45.938000344S" calcext:value-type="time">
            <text:p>1046901:48:45,938</text:p>
          </table:table-cell>
          <table:table-cell table:number-columns-repeated="2" office:value-type="time" office:time-value="PT1046901H48M51.614999659S" calcext:value-type="time">
            <text:p>1046901:48:51,615</text:p>
          </table:table-cell>
          <table:table-cell office:value-type="time" office:time-value="PT1046901H48M51.632000254S" calcext:value-type="time">
            <text:p>1046901:48:51,632</text:p>
          </table:table-cell>
          <table:table-cell office:value-type="time" office:time-value="PT1046901H48M51.632999796S" calcext:value-type="time">
            <text:p>1046901:48:51,633</text:p>
          </table:table-cell>
          <table:table-cell table:formula="of:=[.B262]-[.A262]" office:value-type="time" office:time-value="PT00H00M05.676999735S" calcext:value-type="time">
            <text:p>05,677</text:p>
          </table:table-cell>
          <table:table-cell table:formula="of:=[.C262]-[.B262]" office:value-type="time" office:time-value="PT00H00M00S" calcext:value-type="time">
            <text:p>00,000</text:p>
          </table:table-cell>
          <table:table-cell table:formula="of:=[.D262]-[.C262]" office:value-type="time" office:time-value="PT00H00M00.017000386S" calcext:value-type="time">
            <text:p>00,017</text:p>
          </table:table-cell>
          <table:table-cell table:formula="of:=[.E262]-[.D262]" office:value-type="time" office:time-value="PT00H00M00.000999542S" calcext:value-type="time">
            <text:p>00,001</text:p>
          </table:table-cell>
          <table:table-cell table:formula="of:=[.E262]-[.A262]" office:value-type="time" office:time-value="PT00H00M05.694999662S" calcext:value-type="time">
            <text:p>05,695</text:p>
          </table:table-cell>
        </table:table-row>
        <table:table-row table:style-name="ro1">
          <table:table-cell office:value-type="time" office:time-value="PT1046901H48M52.680000085S" calcext:value-type="time">
            <text:p>1046901:48:52,680</text:p>
          </table:table-cell>
          <table:table-cell table:number-columns-repeated="2" office:value-type="time" office:time-value="PT1046901H48M56.129999813S" calcext:value-type="time">
            <text:p>1046901:48:56,130</text:p>
          </table:table-cell>
          <table:table-cell office:value-type="time" office:time-value="PT1046901H48M56.146999989S" calcext:value-type="time">
            <text:p>1046901:48:56,147</text:p>
          </table:table-cell>
          <table:table-cell office:value-type="time" office:time-value="PT1046901H48M56.14799995S" calcext:value-type="time">
            <text:p>1046901:48:56,148</text:p>
          </table:table-cell>
          <table:table-cell table:formula="of:=[.B263]-[.A263]" office:value-type="time" office:time-value="PT00H00M03.450000146S" calcext:value-type="time">
            <text:p>03,450</text:p>
          </table:table-cell>
          <table:table-cell table:formula="of:=[.C263]-[.B263]" office:value-type="time" office:time-value="PT00H00M00S" calcext:value-type="time">
            <text:p>00,000</text:p>
          </table:table-cell>
          <table:table-cell table:formula="of:=[.D263]-[.C263]" office:value-type="time" office:time-value="PT00H00M00.016999757S" calcext:value-type="time">
            <text:p>00,017</text:p>
          </table:table-cell>
          <table:table-cell table:formula="of:=[.E263]-[.D263]" office:value-type="time" office:time-value="PT00H00M00.001000171S" calcext:value-type="time">
            <text:p>00,001</text:p>
          </table:table-cell>
          <table:table-cell table:formula="of:=[.E263]-[.A263]" office:value-type="time" office:time-value="PT00H00M03.468000074S" calcext:value-type="time">
            <text:p>03,468</text:p>
          </table:table-cell>
        </table:table-row>
        <table:table-row table:style-name="ro1">
          <table:table-cell office:value-type="time" office:time-value="PT1046901H48M57.538000289S" calcext:value-type="time">
            <text:p>1046901:48:57,538</text:p>
          </table:table-cell>
          <table:table-cell table:number-columns-repeated="2" office:value-type="time" office:time-value="PT1046901H49M03.084000098S" calcext:value-type="time">
            <text:p>1046901:49:03,084</text:p>
          </table:table-cell>
          <table:table-cell table:number-columns-repeated="2" office:value-type="time" office:time-value="PT1046901H49M03.096000049S" calcext:value-type="time">
            <text:p>1046901:49:03,096</text:p>
          </table:table-cell>
          <table:table-cell table:formula="of:=[.B264]-[.A264]" office:value-type="time" office:time-value="PT00H00M05.546000018S" calcext:value-type="time">
            <text:p>05,546</text:p>
          </table:table-cell>
          <table:table-cell table:formula="of:=[.C264]-[.B264]" office:value-type="time" office:time-value="PT00H00M00S" calcext:value-type="time">
            <text:p>00,000</text:p>
          </table:table-cell>
          <table:table-cell table:formula="of:=[.D264]-[.C264]" office:value-type="time" office:time-value="PT00H00M00.012000161S" calcext:value-type="time">
            <text:p>00,012</text:p>
          </table:table-cell>
          <table:table-cell table:formula="of:=[.E264]-[.D264]" office:value-type="time" office:time-value="PT00H00M00S" calcext:value-type="time">
            <text:p>00,000</text:p>
          </table:table-cell>
          <table:table-cell table:formula="of:=[.E264]-[.A264]" office:value-type="time" office:time-value="PT00H00M05.558000179S" calcext:value-type="time">
            <text:p>05,558</text:p>
          </table:table-cell>
        </table:table-row>
        <table:table-row table:style-name="ro1">
          <table:table-cell office:value-type="time" office:time-value="PT1046901H49M04.12400024S" calcext:value-type="time">
            <text:p>1046901:49:04,124</text:p>
          </table:table-cell>
          <table:table-cell table:number-columns-repeated="2" office:value-type="time" office:time-value="PT1046901H49M07.540999576S" calcext:value-type="time">
            <text:p>1046901:49:07,541</text:p>
          </table:table-cell>
          <table:table-cell office:value-type="time" office:time-value="PT1046901H49M07.55599983S" calcext:value-type="time">
            <text:p>1046901:49:07,556</text:p>
          </table:table-cell>
          <table:table-cell office:value-type="time" office:time-value="PT1046901H49M07.556999791S" calcext:value-type="time">
            <text:p>1046901:49:07,557</text:p>
          </table:table-cell>
          <table:table-cell table:formula="of:=[.B265]-[.A265]" office:value-type="time" office:time-value="PT00H00M03.416999546S" calcext:value-type="time">
            <text:p>03,417</text:p>
          </table:table-cell>
          <table:table-cell table:formula="of:=[.C265]-[.B265]" office:value-type="time" office:time-value="PT00H00M00S" calcext:value-type="time">
            <text:p>00,000</text:p>
          </table:table-cell>
          <table:table-cell table:formula="of:=[.D265]-[.C265]" office:value-type="time" office:time-value="PT00H00M00.015000044S" calcext:value-type="time">
            <text:p>00,015</text:p>
          </table:table-cell>
          <table:table-cell table:formula="of:=[.E265]-[.D265]" office:value-type="time" office:time-value="PT00H00M00.001000171S" calcext:value-type="time">
            <text:p>00,001</text:p>
          </table:table-cell>
          <table:table-cell table:formula="of:=[.E265]-[.A265]" office:value-type="time" office:time-value="PT00H00M03.432999761S" calcext:value-type="time">
            <text:p>03,433</text:p>
          </table:table-cell>
        </table:table-row>
        <table:table-row table:style-name="ro1">
          <table:table-cell office:value-type="time" office:time-value="PT1046901H49M08.594999593S" calcext:value-type="time">
            <text:p>1046901:49:08,595</text:p>
          </table:table-cell>
          <table:table-cell table:number-columns-repeated="2" office:value-type="time" office:time-value="PT1046901H49M13.898000065S" calcext:value-type="time">
            <text:p>1046901:49:13,898</text:p>
          </table:table-cell>
          <table:table-cell office:value-type="time" office:time-value="PT1046901H49M13.9129999S" calcext:value-type="time">
            <text:p>1046901:49:13,913</text:p>
          </table:table-cell>
          <table:table-cell office:value-type="time" office:time-value="PT1046901H49M13.915999783S" calcext:value-type="time">
            <text:p>1046901:49:13,916</text:p>
          </table:table-cell>
          <table:table-cell table:formula="of:=[.B266]-[.A266]" office:value-type="time" office:time-value="PT00H00M05.303000053S" calcext:value-type="time">
            <text:p>05,303</text:p>
          </table:table-cell>
          <table:table-cell table:formula="of:=[.C266]-[.B266]" office:value-type="time" office:time-value="PT00H00M00S" calcext:value-type="time">
            <text:p>00,000</text:p>
          </table:table-cell>
          <table:table-cell table:formula="of:=[.D266]-[.C266]" office:value-type="time" office:time-value="PT00H00M00.015000044S" calcext:value-type="time">
            <text:p>00,015</text:p>
          </table:table-cell>
          <table:table-cell table:formula="of:=[.E266]-[.D266]" office:value-type="time" office:time-value="PT00H00M00.002999883S" calcext:value-type="time">
            <text:p>00,003</text:p>
          </table:table-cell>
          <table:table-cell table:formula="of:=[.E266]-[.A266]" office:value-type="time" office:time-value="PT00H00M05.320999981S" calcext:value-type="time">
            <text:p>05,321</text:p>
          </table:table-cell>
        </table:table-row>
        <table:table-row table:style-name="ro1">
          <table:table-cell office:value-type="time" office:time-value="PT1046901H49M14.976999946S" calcext:value-type="time">
            <text:p>1046901:49:14,977</text:p>
          </table:table-cell>
          <table:table-cell office:value-type="time" office:time-value="PT1046901H49M18.404999692S" calcext:value-type="time">
            <text:p>1046901:49:18,405</text:p>
          </table:table-cell>
          <table:table-cell office:value-type="time" office:time-value="PT1046901H49M18.406000072S" calcext:value-type="time">
            <text:p>1046901:49:18,406</text:p>
          </table:table-cell>
          <table:table-cell table:number-columns-repeated="2" office:value-type="time" office:time-value="PT1046901H49M18.42500017S" calcext:value-type="time">
            <text:p>1046901:49:18,425</text:p>
          </table:table-cell>
          <table:table-cell table:formula="of:=[.B267]-[.A267]" office:value-type="time" office:time-value="PT00H00M03.428000165S" calcext:value-type="time">
            <text:p>03,428</text:p>
          </table:table-cell>
          <table:table-cell table:formula="of:=[.C267]-[.B267]" office:value-type="time" office:time-value="PT00H00M00.001000171S" calcext:value-type="time">
            <text:p>00,001</text:p>
          </table:table-cell>
          <table:table-cell table:formula="of:=[.D267]-[.C267]" office:value-type="time" office:time-value="PT00H00M00.019000098S" calcext:value-type="time">
            <text:p>00,019</text:p>
          </table:table-cell>
          <table:table-cell table:formula="of:=[.E267]-[.D267]" office:value-type="time" office:time-value="PT00H00M00S" calcext:value-type="time">
            <text:p>00,000</text:p>
          </table:table-cell>
          <table:table-cell table:formula="of:=[.E267]-[.A267]" office:value-type="time" office:time-value="PT00H00M03.448000434S" calcext:value-type="time">
            <text:p>03,448</text:p>
          </table:table-cell>
        </table:table-row>
        <table:table-row table:style-name="ro1">
          <table:table-cell office:value-type="time" office:time-value="PT1046901H49M19.44099999S" calcext:value-type="time">
            <text:p>1046901:49:19,441</text:p>
          </table:table-cell>
          <table:table-cell table:number-columns-repeated="2" office:value-type="time" office:time-value="PT1046901H49M24.881999698S" calcext:value-type="time">
            <text:p>1046901:49:24,882</text:p>
          </table:table-cell>
          <table:table-cell office:value-type="time" office:time-value="PT1046901H49M24.89599999S" calcext:value-type="time">
            <text:p>1046901:49:24,896</text:p>
          </table:table-cell>
          <table:table-cell office:value-type="time" office:time-value="PT1046901H49M24.896999951S" calcext:value-type="time">
            <text:p>1046901:49:24,897</text:p>
          </table:table-cell>
          <table:table-cell table:formula="of:=[.B268]-[.A268]" office:value-type="time" office:time-value="PT00H00M05.440999707S" calcext:value-type="time">
            <text:p>05,441</text:p>
          </table:table-cell>
          <table:table-cell table:formula="of:=[.C268]-[.B268]" office:value-type="time" office:time-value="PT00H00M00S" calcext:value-type="time">
            <text:p>00,000</text:p>
          </table:table-cell>
          <table:table-cell table:formula="of:=[.D268]-[.C268]" office:value-type="time" office:time-value="PT00H00M00.014000502S" calcext:value-type="time">
            <text:p>00,014</text:p>
          </table:table-cell>
          <table:table-cell table:formula="of:=[.E268]-[.D268]" office:value-type="time" office:time-value="PT00H00M00.000999542S" calcext:value-type="time">
            <text:p>00,001</text:p>
          </table:table-cell>
          <table:table-cell table:formula="of:=[.E268]-[.A268]" office:value-type="time" office:time-value="PT00H00M05.455999752S" calcext:value-type="time">
            <text:p>05,456</text:p>
          </table:table-cell>
        </table:table-row>
        <table:table-row table:style-name="ro1">
          <table:table-cell office:value-type="time" office:time-value="PT1046901H49M25.962999919S" calcext:value-type="time">
            <text:p>1046901:49:25,963</text:p>
          </table:table-cell>
          <table:table-cell office:value-type="time" office:time-value="PT1046901H49M29.516000245S" calcext:value-type="time">
            <text:p>1046901:49:29,516</text:p>
          </table:table-cell>
          <table:table-cell office:value-type="time" office:time-value="PT1046901H49M29.520000089S" calcext:value-type="time">
            <text:p>1046901:49:29,520</text:p>
          </table:table-cell>
          <table:table-cell office:value-type="time" office:time-value="PT1046901H49M29.536999846S" calcext:value-type="time">
            <text:p>1046901:49:29,537</text:p>
          </table:table-cell>
          <table:table-cell office:value-type="time" office:time-value="PT1046901H49M29.538000226S" calcext:value-type="time">
            <text:p>1046901:49:29,538</text:p>
          </table:table-cell>
          <table:table-cell table:formula="of:=[.B269]-[.A269]" office:value-type="time" office:time-value="PT00H00M03.553000116S" calcext:value-type="time">
            <text:p>03,553</text:p>
          </table:table-cell>
          <table:table-cell table:formula="of:=[.C269]-[.B269]" office:value-type="time" office:time-value="PT00H00M00.004000054S" calcext:value-type="time">
            <text:p>00,004</text:p>
          </table:table-cell>
          <table:table-cell table:formula="of:=[.D269]-[.C269]" office:value-type="time" office:time-value="PT00H00M00.016999757S" calcext:value-type="time">
            <text:p>00,017</text:p>
          </table:table-cell>
          <table:table-cell table:formula="of:=[.E269]-[.D269]" office:value-type="time" office:time-value="PT00H00M00.001000171S" calcext:value-type="time">
            <text:p>00,001</text:p>
          </table:table-cell>
          <table:table-cell table:formula="of:=[.E269]-[.A269]" office:value-type="time" office:time-value="PT00H00M03.575000097S" calcext:value-type="time">
            <text:p>03,575</text:p>
          </table:table-cell>
        </table:table-row>
        <table:table-row table:style-name="ro1">
          <table:table-cell office:value-type="time" office:time-value="PT1046901H49M30.64999966S" calcext:value-type="time">
            <text:p>1046901:49:30,650</text:p>
          </table:table-cell>
          <table:table-cell table:number-columns-repeated="2" office:value-type="time" office:time-value="PT1046901H49M36.026999764S" calcext:value-type="time">
            <text:p>1046901:49:36,027</text:p>
          </table:table-cell>
          <table:table-cell office:value-type="time" office:time-value="PT1046901H49M36.042999979S" calcext:value-type="time">
            <text:p>1046901:49:36,043</text:p>
          </table:table-cell>
          <table:table-cell office:value-type="time" office:time-value="PT1046901H49M36.04399994S" calcext:value-type="time">
            <text:p>1046901:49:36,044</text:p>
          </table:table-cell>
          <table:table-cell table:formula="of:=[.B270]-[.A270]" office:value-type="time" office:time-value="PT00H00M05.377000105S" calcext:value-type="time">
            <text:p>05,377</text:p>
          </table:table-cell>
          <table:table-cell table:formula="of:=[.C270]-[.B270]" office:value-type="time" office:time-value="PT00H00M00S" calcext:value-type="time">
            <text:p>00,000</text:p>
          </table:table-cell>
          <table:table-cell table:formula="of:=[.D270]-[.C270]" office:value-type="time" office:time-value="PT00H00M00.016000215S" calcext:value-type="time">
            <text:p>00,016</text:p>
          </table:table-cell>
          <table:table-cell table:formula="of:=[.E270]-[.D270]" office:value-type="time" office:time-value="PT00H00M00.000999542S" calcext:value-type="time">
            <text:p>00,001</text:p>
          </table:table-cell>
          <table:table-cell table:formula="of:=[.E270]-[.A270]" office:value-type="time" office:time-value="PT00H00M05.393999862S" calcext:value-type="time">
            <text:p>05,394</text:p>
          </table:table-cell>
        </table:table-row>
        <table:table-row table:style-name="ro1">
          <table:table-cell office:value-type="time" office:time-value="PT1046901H49M37.073000092S" calcext:value-type="time">
            <text:p>1046901:49:37,073</text:p>
          </table:table-cell>
          <table:table-cell table:number-columns-repeated="2" office:value-type="time" office:time-value="PT1046901H49M40.591999646S" calcext:value-type="time">
            <text:p>1046901:49:40,592</text:p>
          </table:table-cell>
          <table:table-cell table:number-columns-repeated="2" office:value-type="time" office:time-value="PT1046901H49M40.609000241S" calcext:value-type="time">
            <text:p>1046901:49:40,609</text:p>
          </table:table-cell>
          <table:table-cell table:formula="of:=[.B271]-[.A271]" office:value-type="time" office:time-value="PT00H00M03.518999973S" calcext:value-type="time">
            <text:p>03,519</text:p>
          </table:table-cell>
          <table:table-cell table:formula="of:=[.C271]-[.B271]" office:value-type="time" office:time-value="PT00H00M00S" calcext:value-type="time">
            <text:p>00,000</text:p>
          </table:table-cell>
          <table:table-cell table:formula="of:=[.D271]-[.C271]" office:value-type="time" office:time-value="PT00H00M00.017000386S" calcext:value-type="time">
            <text:p>00,017</text:p>
          </table:table-cell>
          <table:table-cell table:formula="of:=[.E271]-[.D271]" office:value-type="time" office:time-value="PT00H00M00S" calcext:value-type="time">
            <text:p>00,000</text:p>
          </table:table-cell>
          <table:table-cell table:formula="of:=[.E271]-[.A271]" office:value-type="time" office:time-value="PT00H00M03.536000359S" calcext:value-type="time">
            <text:p>03,536</text:p>
          </table:table-cell>
        </table:table-row>
        <table:table-row table:style-name="ro1">
          <table:table-cell office:value-type="time" office:time-value="PT1046901H49M41.808000058S" calcext:value-type="time">
            <text:p>1046901:49:41,808</text:p>
          </table:table-cell>
          <table:table-cell table:number-columns-repeated="2" office:value-type="time" office:time-value="PT1046901H49M47.386999838S" calcext:value-type="time">
            <text:p>1046901:49:47,387</text:p>
          </table:table-cell>
          <table:table-cell office:value-type="time" office:time-value="PT1046901H49M47.403000053S" calcext:value-type="time">
            <text:p>1046901:49:47,403</text:p>
          </table:table-cell>
          <table:table-cell office:value-type="time" office:time-value="PT1046901H49M47.404000014S" calcext:value-type="time">
            <text:p>1046901:49:47,404</text:p>
          </table:table-cell>
          <table:table-cell table:formula="of:=[.B272]-[.A272]" office:value-type="time" office:time-value="PT00H00M05.57899999S" calcext:value-type="time">
            <text:p>05,579</text:p>
          </table:table-cell>
          <table:table-cell table:formula="of:=[.C272]-[.B272]" office:value-type="time" office:time-value="PT00H00M00S" calcext:value-type="time">
            <text:p>00,000</text:p>
          </table:table-cell>
          <table:table-cell table:formula="of:=[.D272]-[.C272]" office:value-type="time" office:time-value="PT00H00M00.016000215S" calcext:value-type="time">
            <text:p>00,016</text:p>
          </table:table-cell>
          <table:table-cell table:formula="of:=[.E272]-[.D272]" office:value-type="time" office:time-value="PT00H00M00.001000171S" calcext:value-type="time">
            <text:p>00,001</text:p>
          </table:table-cell>
          <table:table-cell table:formula="of:=[.E272]-[.A272]" office:value-type="time" office:time-value="PT00H00M05.596000375S" calcext:value-type="time">
            <text:p>05,596</text:p>
          </table:table-cell>
        </table:table-row>
        <table:table-row table:style-name="ro1">
          <table:table-cell office:value-type="time" office:time-value="PT1046901H49M48.473000284S" calcext:value-type="time">
            <text:p>1046901:49:48,473</text:p>
          </table:table-cell>
          <table:table-cell office:value-type="time" office:time-value="PT1046901H49M52.560999887S" calcext:value-type="time">
            <text:p>1046901:49:52,561</text:p>
          </table:table-cell>
          <table:table-cell office:value-type="time" office:time-value="PT1046901H49M52.562000267S" calcext:value-type="time">
            <text:p>1046901:49:52,562</text:p>
          </table:table-cell>
          <table:table-cell office:value-type="time" office:time-value="PT1046901H49M52.582999868S" calcext:value-type="time">
            <text:p>1046901:49:52,583</text:p>
          </table:table-cell>
          <table:table-cell office:value-type="time" office:time-value="PT1046901H49M52.584000248S" calcext:value-type="time">
            <text:p>1046901:49:52,584</text:p>
          </table:table-cell>
          <table:table-cell table:formula="of:=[.B273]-[.A273]" office:value-type="time" office:time-value="PT00H00M04.087999603S" calcext:value-type="time">
            <text:p>04,088</text:p>
          </table:table-cell>
          <table:table-cell table:formula="of:=[.C273]-[.B273]" office:value-type="time" office:time-value="PT00H00M00.001000171S" calcext:value-type="time">
            <text:p>00,001</text:p>
          </table:table-cell>
          <table:table-cell table:formula="of:=[.D273]-[.C273]" office:value-type="time" office:time-value="PT00H00M00.020999811S" calcext:value-type="time">
            <text:p>00,021</text:p>
          </table:table-cell>
          <table:table-cell table:formula="of:=[.E273]-[.D273]" office:value-type="time" office:time-value="PT00H00M00.001000171S" calcext:value-type="time">
            <text:p>00,001</text:p>
          </table:table-cell>
          <table:table-cell table:formula="of:=[.E273]-[.A273]" office:value-type="time" office:time-value="PT00H00M04.110999755S" calcext:value-type="time">
            <text:p>04,111</text:p>
          </table:table-cell>
        </table:table-row>
        <table:table-row table:style-name="ro1">
          <table:table-cell office:value-type="time" office:time-value="PT1046901H49M53.783000484S" calcext:value-type="time">
            <text:p>1046901:49:53,783</text:p>
          </table:table-cell>
          <table:table-cell office:value-type="time" office:time-value="PT1046901H49M59.235000182S" calcext:value-type="time">
            <text:p>1046901:49:59,235</text:p>
          </table:table-cell>
          <table:table-cell office:value-type="time" office:time-value="PT1046901H49M59.236000143S" calcext:value-type="time">
            <text:p>1046901:49:59,236</text:p>
          </table:table-cell>
          <table:table-cell office:value-type="time" office:time-value="PT1046901H49M59.251000397S" calcext:value-type="time">
            <text:p>1046901:49:59,251</text:p>
          </table:table-cell>
          <table:table-cell office:value-type="time" office:time-value="PT1046901H49M59.2529999S" calcext:value-type="time">
            <text:p>1046901:49:59,253</text:p>
          </table:table-cell>
          <table:table-cell table:formula="of:=[.B274]-[.A274]" office:value-type="time" office:time-value="PT00H00M05.451999698S" calcext:value-type="time">
            <text:p>05,452</text:p>
          </table:table-cell>
          <table:table-cell table:formula="of:=[.C274]-[.B274]" office:value-type="time" office:time-value="PT00H00M00.001000171S" calcext:value-type="time">
            <text:p>00,001</text:p>
          </table:table-cell>
          <table:table-cell table:formula="of:=[.D274]-[.C274]" office:value-type="time" office:time-value="PT00H00M00.015000044S" calcext:value-type="time">
            <text:p>00,015</text:p>
          </table:table-cell>
          <table:table-cell table:formula="of:=[.E274]-[.D274]" office:value-type="time" office:time-value="PT00H00M00.001999713S" calcext:value-type="time">
            <text:p>00,002</text:p>
          </table:table-cell>
          <table:table-cell table:formula="of:=[.E274]-[.A274]" office:value-type="time" office:time-value="PT00H00M05.469999625S" calcext:value-type="time">
            <text:p>05,470</text:p>
          </table:table-cell>
        </table:table-row>
        <table:table-row table:style-name="ro1">
          <table:table-cell office:value-type="time" office:time-value="PT1046901H50M00.304000033S" calcext:value-type="time">
            <text:p>1046901:50:00,304</text:p>
          </table:table-cell>
          <table:table-cell office:value-type="time" office:time-value="PT1046901H50M03.88899995S" calcext:value-type="time">
            <text:p>1046901:50:03,889</text:p>
          </table:table-cell>
          <table:table-cell office:value-type="time" office:time-value="PT1046901H50M03.889999911S" calcext:value-type="time">
            <text:p>1046901:50:03,890</text:p>
          </table:table-cell>
          <table:table-cell office:value-type="time" office:time-value="PT1046901H50M03.902999824S" calcext:value-type="time">
            <text:p>1046901:50:03,903</text:p>
          </table:table-cell>
          <table:table-cell office:value-type="time" office:time-value="PT1046901H50M03.904000204S" calcext:value-type="time">
            <text:p>1046901:50:03,904</text:p>
          </table:table-cell>
          <table:table-cell table:formula="of:=[.B275]-[.A275]" office:value-type="time" office:time-value="PT00H00M03.584999917S" calcext:value-type="time">
            <text:p>03,585</text:p>
          </table:table-cell>
          <table:table-cell table:formula="of:=[.C275]-[.B275]" office:value-type="time" office:time-value="PT00H00M00.001000171S" calcext:value-type="time">
            <text:p>00,001</text:p>
          </table:table-cell>
          <table:table-cell table:formula="of:=[.D275]-[.C275]" office:value-type="time" office:time-value="PT00H00M00.012999703S" calcext:value-type="time">
            <text:p>00,013</text:p>
          </table:table-cell>
          <table:table-cell table:formula="of:=[.E275]-[.D275]" office:value-type="time" office:time-value="PT00H00M00.001000171S" calcext:value-type="time">
            <text:p>00,001</text:p>
          </table:table-cell>
          <table:table-cell table:formula="of:=[.E275]-[.A275]" office:value-type="time" office:time-value="PT00H00M03.599999961S" calcext:value-type="time">
            <text:p>03,600</text:p>
          </table:table-cell>
        </table:table-row>
        <table:table-row table:style-name="ro1">
          <table:table-cell office:value-type="time" office:time-value="PT1046901H50M04.992999695S" calcext:value-type="time">
            <text:p>1046901:50:04,993</text:p>
          </table:table-cell>
          <table:table-cell table:number-columns-repeated="2" office:value-type="time" office:time-value="PT1046901H50M10.630999692S" calcext:value-type="time">
            <text:p>1046901:50:10,631</text:p>
          </table:table-cell>
          <table:table-cell table:number-columns-repeated="2" office:value-type="time" office:time-value="PT1046901H50M10.650999751S" calcext:value-type="time">
            <text:p>1046901:50:10,651</text:p>
          </table:table-cell>
          <table:table-cell table:formula="of:=[.B276]-[.A276]" office:value-type="time" office:time-value="PT00H00M05.637999997S" calcext:value-type="time">
            <text:p>05,638</text:p>
          </table:table-cell>
          <table:table-cell table:formula="of:=[.C276]-[.B276]" office:value-type="time" office:time-value="PT00H00M00S" calcext:value-type="time">
            <text:p>00,000</text:p>
          </table:table-cell>
          <table:table-cell table:formula="of:=[.D276]-[.C276]" office:value-type="time" office:time-value="PT00H00M00.020000269S" calcext:value-type="time">
            <text:p>00,020</text:p>
          </table:table-cell>
          <table:table-cell table:formula="of:=[.E276]-[.D276]" office:value-type="time" office:time-value="PT00H00M00S" calcext:value-type="time">
            <text:p>00,000</text:p>
          </table:table-cell>
          <table:table-cell table:formula="of:=[.E276]-[.A276]" office:value-type="time" office:time-value="PT00H00M05.658000265S" calcext:value-type="time">
            <text:p>05,658</text:p>
          </table:table-cell>
        </table:table-row>
        <table:table-row table:style-name="ro1">
          <table:table-cell office:value-type="time" office:time-value="PT1046901H50M11.795000453S" calcext:value-type="time">
            <text:p>1046901:50:11,795</text:p>
          </table:table-cell>
          <table:table-cell table:number-columns-repeated="2" office:value-type="time" office:time-value="PT1046901H50M15.299999714S" calcext:value-type="time">
            <text:p>1046901:50:15,300</text:p>
          </table:table-cell>
          <table:table-cell office:value-type="time" office:time-value="PT1046901H50M15.314999968S" calcext:value-type="time">
            <text:p>1046901:50:15,315</text:p>
          </table:table-cell>
          <table:table-cell office:value-type="time" office:time-value="PT1046901H50M15.315999929S" calcext:value-type="time">
            <text:p>1046901:50:15,316</text:p>
          </table:table-cell>
          <table:table-cell table:formula="of:=[.B277]-[.A277]" office:value-type="time" office:time-value="PT00H00M03.504999471S" calcext:value-type="time">
            <text:p>03,505</text:p>
          </table:table-cell>
          <table:table-cell table:formula="of:=[.C277]-[.B277]" office:value-type="time" office:time-value="PT00H00M00S" calcext:value-type="time">
            <text:p>00,000</text:p>
          </table:table-cell>
          <table:table-cell table:formula="of:=[.D277]-[.C277]" office:value-type="time" office:time-value="PT00H00M00.015000044S" calcext:value-type="time">
            <text:p>00,015</text:p>
          </table:table-cell>
          <table:table-cell table:formula="of:=[.E277]-[.D277]" office:value-type="time" office:time-value="PT00H00M00.001000171S" calcext:value-type="time">
            <text:p>00,001</text:p>
          </table:table-cell>
          <table:table-cell table:formula="of:=[.E277]-[.A277]" office:value-type="time" office:time-value="PT00H00M03.520999686S" calcext:value-type="time">
            <text:p>03,521</text:p>
          </table:table-cell>
        </table:table-row>
        <table:table-row table:style-name="ro1">
          <table:table-cell office:value-type="time" office:time-value="PT1046901H50M16.38600016S" calcext:value-type="time">
            <text:p>1046901:50:16,386</text:p>
          </table:table-cell>
          <table:table-cell table:number-columns-repeated="2" office:value-type="time" office:time-value="PT1046901H50M22.242000047S" calcext:value-type="time">
            <text:p>1046901:50:22,242</text:p>
          </table:table-cell>
          <table:table-cell office:value-type="time" office:time-value="PT1046901H50M22.268999834S" calcext:value-type="time">
            <text:p>1046901:50:22,269</text:p>
          </table:table-cell>
          <table:table-cell office:value-type="time" office:time-value="PT1046901H50M22.269999795S" calcext:value-type="time">
            <text:p>1046901:50:22,270</text:p>
          </table:table-cell>
          <table:table-cell table:formula="of:=[.B278]-[.A278]" office:value-type="time" office:time-value="PT00H00M05.856000097S" calcext:value-type="time">
            <text:p>05,856</text:p>
          </table:table-cell>
          <table:table-cell table:formula="of:=[.C278]-[.B278]" office:value-type="time" office:time-value="PT00H00M00S" calcext:value-type="time">
            <text:p>00,000</text:p>
          </table:table-cell>
          <table:table-cell table:formula="of:=[.D278]-[.C278]" office:value-type="time" office:time-value="PT00H00M00.026999577S" calcext:value-type="time">
            <text:p>00,027</text:p>
          </table:table-cell>
          <table:table-cell table:formula="of:=[.E278]-[.D278]" office:value-type="time" office:time-value="PT00H00M00.001000171S" calcext:value-type="time">
            <text:p>00,001</text:p>
          </table:table-cell>
          <table:table-cell table:formula="of:=[.E278]-[.A278]" office:value-type="time" office:time-value="PT00H00M05.883999844S" calcext:value-type="time">
            <text:p>05,884</text:p>
          </table:table-cell>
        </table:table-row>
        <table:table-row table:style-name="ro1">
          <table:table-cell office:value-type="time" office:time-value="PT1046901H50M23.407999892S" calcext:value-type="time">
            <text:p>1046901:50:23,408</text:p>
          </table:table-cell>
          <table:table-cell table:number-columns-repeated="2" office:value-type="time" office:time-value="PT1046901H50M26.923999982S" calcext:value-type="time">
            <text:p>1046901:50:26,924</text:p>
          </table:table-cell>
          <table:table-cell table:number-columns-repeated="2" office:value-type="time" office:time-value="PT1046901H50M26.935999934S" calcext:value-type="time">
            <text:p>1046901:50:26,936</text:p>
          </table:table-cell>
          <table:table-cell table:formula="of:=[.B279]-[.A279]" office:value-type="time" office:time-value="PT00H00M03.51600009S" calcext:value-type="time">
            <text:p>03,516</text:p>
          </table:table-cell>
          <table:table-cell table:formula="of:=[.C279]-[.B279]" office:value-type="time" office:time-value="PT00H00M00S" calcext:value-type="time">
            <text:p>00,000</text:p>
          </table:table-cell>
          <table:table-cell table:formula="of:=[.D279]-[.C279]" office:value-type="time" office:time-value="PT00H00M00.012000161S" calcext:value-type="time">
            <text:p>00,012</text:p>
          </table:table-cell>
          <table:table-cell table:formula="of:=[.E279]-[.D279]" office:value-type="time" office:time-value="PT00H00M00S" calcext:value-type="time">
            <text:p>00,000</text:p>
          </table:table-cell>
          <table:table-cell table:formula="of:=[.E279]-[.A279]" office:value-type="time" office:time-value="PT00H00M03.528000251S" calcext:value-type="time">
            <text:p>03,528</text:p>
          </table:table-cell>
        </table:table-row>
        <table:table-row table:style-name="ro1">
          <table:table-cell office:value-type="time" office:time-value="PT1046901H50M28.112999769S" calcext:value-type="time">
            <text:p>1046901:50:28,113</text:p>
          </table:table-cell>
          <table:table-cell office:value-type="time" office:time-value="PT1046901H50M33.655999694S" calcext:value-type="time">
            <text:p>1046901:50:33,656</text:p>
          </table:table-cell>
          <table:table-cell office:value-type="time" office:time-value="PT1046901H50M33.657000074S" calcext:value-type="time">
            <text:p>1046901:50:33,657</text:p>
          </table:table-cell>
          <table:table-cell office:value-type="time" office:time-value="PT1046901H50M33.670999948S" calcext:value-type="time">
            <text:p>1046901:50:33,671</text:p>
          </table:table-cell>
          <table:table-cell office:value-type="time" office:time-value="PT1046901H50M33.671999909S" calcext:value-type="time">
            <text:p>1046901:50:33,672</text:p>
          </table:table-cell>
          <table:table-cell table:formula="of:=[.B280]-[.A280]" office:value-type="time" office:time-value="PT00H00M05.543000135S" calcext:value-type="time">
            <text:p>05,543</text:p>
          </table:table-cell>
          <table:table-cell table:formula="of:=[.C280]-[.B280]" office:value-type="time" office:time-value="PT00H00M00.001000171S" calcext:value-type="time">
            <text:p>00,001</text:p>
          </table:table-cell>
          <table:table-cell table:formula="of:=[.D280]-[.C280]" office:value-type="time" office:time-value="PT00H00M00.013999874S" calcext:value-type="time">
            <text:p>00,014</text:p>
          </table:table-cell>
          <table:table-cell table:formula="of:=[.E280]-[.D280]" office:value-type="time" office:time-value="PT00H00M00.001000171S" calcext:value-type="time">
            <text:p>00,001</text:p>
          </table:table-cell>
          <table:table-cell table:formula="of:=[.E280]-[.A280]" office:value-type="time" office:time-value="PT00H00M05.55900035S" calcext:value-type="time">
            <text:p>05,559</text:p>
          </table:table-cell>
        </table:table-row>
        <table:table-row table:style-name="ro1">
          <table:table-cell office:value-type="time" office:time-value="PT1046901H50M34.774999693S" calcext:value-type="time">
            <text:p>1046901:50:34,775</text:p>
          </table:table-cell>
          <table:table-cell table:number-columns-repeated="2" office:value-type="time" office:time-value="PT1046901H50M38.387999777S" calcext:value-type="time">
            <text:p>1046901:50:38,388</text:p>
          </table:table-cell>
          <table:table-cell office:value-type="time" office:time-value="PT1046901H50M38.403999992S" calcext:value-type="time">
            <text:p>1046901:50:38,404</text:p>
          </table:table-cell>
          <table:table-cell office:value-type="time" office:time-value="PT1046901H50M38.404999953S" calcext:value-type="time">
            <text:p>1046901:50:38,405</text:p>
          </table:table-cell>
          <table:table-cell table:formula="of:=[.B281]-[.A281]" office:value-type="time" office:time-value="PT00H00M03.613000293S" calcext:value-type="time">
            <text:p>03,613</text:p>
          </table:table-cell>
          <table:table-cell table:formula="of:=[.C281]-[.B281]" office:value-type="time" office:time-value="PT00H00M00S" calcext:value-type="time">
            <text:p>00,000</text:p>
          </table:table-cell>
          <table:table-cell table:formula="of:=[.D281]-[.C281]" office:value-type="time" office:time-value="PT00H00M00.016000215S" calcext:value-type="time">
            <text:p>00,016</text:p>
          </table:table-cell>
          <table:table-cell table:formula="of:=[.E281]-[.D281]" office:value-type="time" office:time-value="PT00H00M00.000999542S" calcext:value-type="time">
            <text:p>00,001</text:p>
          </table:table-cell>
          <table:table-cell table:formula="of:=[.E281]-[.A281]" office:value-type="time" office:time-value="PT00H00M03.63000005S" calcext:value-type="time">
            <text:p>03,630</text:p>
          </table:table-cell>
        </table:table-row>
        <table:table-row table:style-name="ro1">
          <table:table-cell office:value-type="time" office:time-value="PT1046901H50M39.492999902S" calcext:value-type="time">
            <text:p>1046901:50:39,493</text:p>
          </table:table-cell>
          <table:table-cell table:number-columns-repeated="2" office:value-type="time" office:time-value="PT1046901H50M45.440000016S" calcext:value-type="time">
            <text:p>1046901:50:45,440</text:p>
          </table:table-cell>
          <table:table-cell office:value-type="time" office:time-value="PT1046901H50M45.457999734S" calcext:value-type="time">
            <text:p>1046901:50:45,458</text:p>
          </table:table-cell>
          <table:table-cell office:value-type="time" office:time-value="PT1046901H50M45.459000114S" calcext:value-type="time">
            <text:p>1046901:50:45,459</text:p>
          </table:table-cell>
          <table:table-cell table:formula="of:=[.B282]-[.A282]" office:value-type="time" office:time-value="PT00H00M05.946999905S" calcext:value-type="time">
            <text:p>05,947</text:p>
          </table:table-cell>
          <table:table-cell table:formula="of:=[.C282]-[.B282]" office:value-type="time" office:time-value="PT00H00M00S" calcext:value-type="time">
            <text:p>00,000</text:p>
          </table:table-cell>
          <table:table-cell table:formula="of:=[.D282]-[.C282]" office:value-type="time" office:time-value="PT00H00M00.017999928S" calcext:value-type="time">
            <text:p>00,018</text:p>
          </table:table-cell>
          <table:table-cell table:formula="of:=[.E282]-[.D282]" office:value-type="time" office:time-value="PT00H00M00.001000171S" calcext:value-type="time">
            <text:p>00,001</text:p>
          </table:table-cell>
          <table:table-cell table:formula="of:=[.E282]-[.A282]" office:value-type="time" office:time-value="PT00H00M05.966000003S" calcext:value-type="time">
            <text:p>05,966</text:p>
          </table:table-cell>
        </table:table-row>
        <table:table-row table:style-name="ro1">
          <table:table-cell office:value-type="time" office:time-value="PT1046901H50M46.549999947S" calcext:value-type="time">
            <text:p>1046901:50:46,550</text:p>
          </table:table-cell>
          <table:table-cell table:number-columns-repeated="2" office:value-type="time" office:time-value="PT1046901H50M49.982999917S" calcext:value-type="time">
            <text:p>1046901:50:49,983</text:p>
          </table:table-cell>
          <table:table-cell table:number-columns-repeated="2" office:value-type="time" office:time-value="PT1046901H50M49.99700021S" calcext:value-type="time">
            <text:p>1046901:50:49,997</text:p>
          </table:table-cell>
          <table:table-cell table:formula="of:=[.B283]-[.A283]" office:value-type="time" office:time-value="PT00H00M03.432999761S" calcext:value-type="time">
            <text:p>03,433</text:p>
          </table:table-cell>
          <table:table-cell table:formula="of:=[.C283]-[.B283]" office:value-type="time" office:time-value="PT00H00M00S" calcext:value-type="time">
            <text:p>00,000</text:p>
          </table:table-cell>
          <table:table-cell table:formula="of:=[.D283]-[.C283]" office:value-type="time" office:time-value="PT00H00M00.014000502S" calcext:value-type="time">
            <text:p>00,014</text:p>
          </table:table-cell>
          <table:table-cell table:formula="of:=[.E283]-[.D283]" office:value-type="time" office:time-value="PT00H00M00S" calcext:value-type="time">
            <text:p>00,000</text:p>
          </table:table-cell>
          <table:table-cell table:formula="of:=[.E283]-[.A283]" office:value-type="time" office:time-value="PT00H00M03.447000263S" calcext:value-type="time">
            <text:p>03,447</text:p>
          </table:table-cell>
        </table:table-row>
        <table:table-row table:style-name="ro1">
          <table:table-cell office:value-type="time" office:time-value="PT1046901H50M51.095000189S" calcext:value-type="time">
            <text:p>1046901:50:51,095</text:p>
          </table:table-cell>
          <table:table-cell office:value-type="time" office:time-value="PT1046901H50M56.59300019S" calcext:value-type="time">
            <text:p>1046901:50:56,593</text:p>
          </table:table-cell>
          <table:table-cell office:value-type="time" office:time-value="PT1046901H50M56.593999732S" calcext:value-type="time">
            <text:p>1046901:50:56,594</text:p>
          </table:table-cell>
          <table:table-cell office:value-type="time" office:time-value="PT1046901H50M56.61299983S" calcext:value-type="time">
            <text:p>1046901:50:56,613</text:p>
          </table:table-cell>
          <table:table-cell office:value-type="time" office:time-value="PT1046901H50M56.613999791S" calcext:value-type="time">
            <text:p>1046901:50:56,614</text:p>
          </table:table-cell>
          <table:table-cell table:formula="of:=[.B284]-[.A284]" office:value-type="time" office:time-value="PT00H00M05.498000002S" calcext:value-type="time">
            <text:p>05,498</text:p>
          </table:table-cell>
          <table:table-cell table:formula="of:=[.C284]-[.B284]" office:value-type="time" office:time-value="PT00H00M00.000999542S" calcext:value-type="time">
            <text:p>00,001</text:p>
          </table:table-cell>
          <table:table-cell table:formula="of:=[.D284]-[.C284]" office:value-type="time" office:time-value="PT00H00M00.019000098S" calcext:value-type="time">
            <text:p>00,019</text:p>
          </table:table-cell>
          <table:table-cell table:formula="of:=[.E284]-[.D284]" office:value-type="time" office:time-value="PT00H00M00.001000171S" calcext:value-type="time">
            <text:p>00,001</text:p>
          </table:table-cell>
          <table:table-cell table:formula="of:=[.E284]-[.A284]" office:value-type="time" office:time-value="PT00H00M05.518999812S" calcext:value-type="time">
            <text:p>05,519</text:p>
          </table:table-cell>
        </table:table-row>
        <table:table-row table:style-name="ro1">
          <table:table-cell office:value-type="time" office:time-value="PT1046901H50M57.68099972S" calcext:value-type="time">
            <text:p>1046901:50:57,681</text:p>
          </table:table-cell>
          <table:table-cell table:number-columns-repeated="2" office:value-type="time" office:time-value="PT1046901H51M01.144999741S" calcext:value-type="time">
            <text:p>1046901:51:01,145</text:p>
          </table:table-cell>
          <table:table-cell office:value-type="time" office:time-value="PT1046901H51M01.16600018S" calcext:value-type="time">
            <text:p>1046901:51:01,166</text:p>
          </table:table-cell>
          <table:table-cell office:value-type="time" office:time-value="PT1046901H51M01.166999722S" calcext:value-type="time">
            <text:p>1046901:51:01,167</text:p>
          </table:table-cell>
          <table:table-cell table:formula="of:=[.B285]-[.A285]" office:value-type="time" office:time-value="PT00H00M03.46400002S" calcext:value-type="time">
            <text:p>03,464</text:p>
          </table:table-cell>
          <table:table-cell table:formula="of:=[.C285]-[.B285]" office:value-type="time" office:time-value="PT00H00M00S" calcext:value-type="time">
            <text:p>00,000</text:p>
          </table:table-cell>
          <table:table-cell table:formula="of:=[.D285]-[.C285]" office:value-type="time" office:time-value="PT00H00M00.021000439S" calcext:value-type="time">
            <text:p>00,021</text:p>
          </table:table-cell>
          <table:table-cell table:formula="of:=[.E285]-[.D285]" office:value-type="time" office:time-value="PT00H00M00.000999542S" calcext:value-type="time">
            <text:p>00,001</text:p>
          </table:table-cell>
          <table:table-cell table:formula="of:=[.E285]-[.A285]" office:value-type="time" office:time-value="PT00H00M03.486000001S" calcext:value-type="time">
            <text:p>03,486</text:p>
          </table:table-cell>
        </table:table-row>
        <table:table-row table:style-name="ro1">
          <table:table-cell office:value-type="time" office:time-value="PT1046901H51M02.261000276S" calcext:value-type="time">
            <text:p>1046901:51:02,261</text:p>
          </table:table-cell>
          <table:table-cell table:number-columns-repeated="2" office:value-type="time" office:time-value="PT1046901H51M07.675999738S" calcext:value-type="time">
            <text:p>1046901:51:07,676</text:p>
          </table:table-cell>
          <table:table-cell office:value-type="time" office:time-value="PT1046901H51M07.696000217S" calcext:value-type="time">
            <text:p>1046901:51:07,696</text:p>
          </table:table-cell>
          <table:table-cell office:value-type="time" office:time-value="PT1046901H51M07.696999758S" calcext:value-type="time">
            <text:p>1046901:51:07,697</text:p>
          </table:table-cell>
          <table:table-cell table:formula="of:=[.B286]-[.A286]" office:value-type="time" office:time-value="PT00H00M05.414999672S" calcext:value-type="time">
            <text:p>05,415</text:p>
          </table:table-cell>
          <table:table-cell table:formula="of:=[.C286]-[.B286]" office:value-type="time" office:time-value="PT00H00M00S" calcext:value-type="time">
            <text:p>00,000</text:p>
          </table:table-cell>
          <table:table-cell table:formula="of:=[.D286]-[.C286]" office:value-type="time" office:time-value="PT00H00M00.020000269S" calcext:value-type="time">
            <text:p>00,020</text:p>
          </table:table-cell>
          <table:table-cell table:formula="of:=[.E286]-[.D286]" office:value-type="time" office:time-value="PT00H00M00.000999542S" calcext:value-type="time">
            <text:p>00,001</text:p>
          </table:table-cell>
          <table:table-cell table:formula="of:=[.E286]-[.A286]" office:value-type="time" office:time-value="PT00H00M05.435999483S" calcext:value-type="time">
            <text:p>05,436</text:p>
          </table:table-cell>
        </table:table-row>
        <table:table-row table:style-name="ro1">
          <table:table-cell office:value-type="time" office:time-value="PT1046901H51M08.720000144S" calcext:value-type="time">
            <text:p>1046901:51:08,720</text:p>
          </table:table-cell>
          <table:table-cell table:number-columns-repeated="2" office:value-type="time" office:time-value="PT1046901H51M12.209000029S" calcext:value-type="time">
            <text:p>1046901:51:12,209</text:p>
          </table:table-cell>
          <table:table-cell office:value-type="time" office:time-value="PT1046901H51M12.224000283S" calcext:value-type="time">
            <text:p>1046901:51:12,224</text:p>
          </table:table-cell>
          <table:table-cell office:value-type="time" office:time-value="PT1046901H51M12.225000244S" calcext:value-type="time">
            <text:p>1046901:51:12,225</text:p>
          </table:table-cell>
          <table:table-cell table:formula="of:=[.B287]-[.A287]" office:value-type="time" office:time-value="PT00H00M03.488999885S" calcext:value-type="time">
            <text:p>03,489</text:p>
          </table:table-cell>
          <table:table-cell table:formula="of:=[.C287]-[.B287]" office:value-type="time" office:time-value="PT00H00M00S" calcext:value-type="time">
            <text:p>00,000</text:p>
          </table:table-cell>
          <table:table-cell table:formula="of:=[.D287]-[.C287]" office:value-type="time" office:time-value="PT00H00M00.015000044S" calcext:value-type="time">
            <text:p>00,015</text:p>
          </table:table-cell>
          <table:table-cell table:formula="of:=[.E287]-[.D287]" office:value-type="time" office:time-value="PT00H00M00.001000171S" calcext:value-type="time">
            <text:p>00,001</text:p>
          </table:table-cell>
          <table:table-cell table:formula="of:=[.E287]-[.A287]" office:value-type="time" office:time-value="PT00H00M03.5050001S" calcext:value-type="time">
            <text:p>03,505</text:p>
          </table:table-cell>
        </table:table-row>
        <table:table-row table:style-name="ro1">
          <table:table-cell office:value-type="time" office:time-value="PT1046901H51M13.212999478S" calcext:value-type="time">
            <text:p>1046901:51:13,213</text:p>
          </table:table-cell>
          <table:table-cell office:value-type="time" office:time-value="PT1046901H51M18.590999963S" calcext:value-type="time">
            <text:p>1046901:51:18,591</text:p>
          </table:table-cell>
          <table:table-cell office:value-type="time" office:time-value="PT1046901H51M18.593999846S" calcext:value-type="time">
            <text:p>1046901:51:18,594</text:p>
          </table:table-cell>
          <table:table-cell office:value-type="time" office:time-value="PT1046901H51M18.610000061S" calcext:value-type="time">
            <text:p>1046901:51:18,610</text:p>
          </table:table-cell>
          <table:table-cell office:value-type="time" office:time-value="PT1046901H51M18.611000441S" calcext:value-type="time">
            <text:p>1046901:51:18,611</text:p>
          </table:table-cell>
          <table:table-cell table:formula="of:=[.B288]-[.A288]" office:value-type="time" office:time-value="PT00H00M05.378000275S" calcext:value-type="time">
            <text:p>05,378</text:p>
          </table:table-cell>
          <table:table-cell table:formula="of:=[.C288]-[.B288]" office:value-type="time" office:time-value="PT00H00M00.002999883S" calcext:value-type="time">
            <text:p>00,003</text:p>
          </table:table-cell>
          <table:table-cell table:formula="of:=[.D288]-[.C288]" office:value-type="time" office:time-value="PT00H00M00.016000215S" calcext:value-type="time">
            <text:p>00,016</text:p>
          </table:table-cell>
          <table:table-cell table:formula="of:=[.E288]-[.D288]" office:value-type="time" office:time-value="PT00H00M00.001000171S" calcext:value-type="time">
            <text:p>00,001</text:p>
          </table:table-cell>
          <table:table-cell table:formula="of:=[.E288]-[.A288]" office:value-type="time" office:time-value="PT00H00M05.398000544S" calcext:value-type="time">
            <text:p>05,398</text:p>
          </table:table-cell>
        </table:table-row>
        <table:table-row table:style-name="ro1">
          <table:table-cell office:value-type="time" office:time-value="PT1046901H51M19.832999781S" calcext:value-type="time">
            <text:p>1046901:51:19,833</text:p>
          </table:table-cell>
          <table:table-cell office:value-type="time" office:time-value="PT1046901H51M23.302999567S" calcext:value-type="time">
            <text:p>1046901:51:23,303</text:p>
          </table:table-cell>
          <table:table-cell office:value-type="time" office:time-value="PT1046901H51M23.303999947S" calcext:value-type="time">
            <text:p>1046901:51:23,304</text:p>
          </table:table-cell>
          <table:table-cell office:value-type="time" office:time-value="PT1046901H51M23.320000162S" calcext:value-type="time">
            <text:p>1046901:51:23,320</text:p>
          </table:table-cell>
          <table:table-cell office:value-type="time" office:time-value="PT1046901H51M23.320999704S" calcext:value-type="time">
            <text:p>1046901:51:23,321</text:p>
          </table:table-cell>
          <table:table-cell table:formula="of:=[.B289]-[.A289]" office:value-type="time" office:time-value="PT00H00M03.469999786S" calcext:value-type="time">
            <text:p>03,470</text:p>
          </table:table-cell>
          <table:table-cell table:formula="of:=[.C289]-[.B289]" office:value-type="time" office:time-value="PT00H00M00.001000171S" calcext:value-type="time">
            <text:p>00,001</text:p>
          </table:table-cell>
          <table:table-cell table:formula="of:=[.D289]-[.C289]" office:value-type="time" office:time-value="PT00H00M00.016000215S" calcext:value-type="time">
            <text:p>00,016</text:p>
          </table:table-cell>
          <table:table-cell table:formula="of:=[.E289]-[.D289]" office:value-type="time" office:time-value="PT00H00M00.000999542S" calcext:value-type="time">
            <text:p>00,001</text:p>
          </table:table-cell>
          <table:table-cell table:formula="of:=[.E289]-[.A289]" office:value-type="time" office:time-value="PT00H00M03.487999714S" calcext:value-type="time">
            <text:p>03,488</text:p>
          </table:table-cell>
        </table:table-row>
        <table:table-row table:style-name="ro1">
          <table:table-cell office:value-type="time" office:time-value="PT1046901H51M24.426999791S" calcext:value-type="time">
            <text:p>1046901:51:24,427</text:p>
          </table:table-cell>
          <table:table-cell table:number-columns-repeated="2" office:value-type="time" office:time-value="PT1046901H51M29.784999797S" calcext:value-type="time">
            <text:p>1046901:51:29,785</text:p>
          </table:table-cell>
          <table:table-cell table:number-columns-repeated="2" office:value-type="time" office:time-value="PT1046901H51M29.801000012S" calcext:value-type="time">
            <text:p>1046901:51:29,801</text:p>
          </table:table-cell>
          <table:table-cell table:formula="of:=[.B290]-[.A290]" office:value-type="time" office:time-value="PT00H00M05.358000007S" calcext:value-type="time">
            <text:p>05,358</text:p>
          </table:table-cell>
          <table:table-cell table:formula="of:=[.C290]-[.B290]" office:value-type="time" office:time-value="PT00H00M00S" calcext:value-type="time">
            <text:p>00,000</text:p>
          </table:table-cell>
          <table:table-cell table:formula="of:=[.D290]-[.C290]" office:value-type="time" office:time-value="PT00H00M00.016000215S" calcext:value-type="time">
            <text:p>00,016</text:p>
          </table:table-cell>
          <table:table-cell table:formula="of:=[.E290]-[.D290]" office:value-type="time" office:time-value="PT00H00M00S" calcext:value-type="time">
            <text:p>00,000</text:p>
          </table:table-cell>
          <table:table-cell table:formula="of:=[.E290]-[.A290]" office:value-type="time" office:time-value="PT00H00M05.374000221S" calcext:value-type="time">
            <text:p>05,374</text:p>
          </table:table-cell>
        </table:table-row>
        <table:table-row table:style-name="ro1">
          <table:table-cell office:value-type="time" office:time-value="PT1046901H51M30.849999804S" calcext:value-type="time">
            <text:p>1046901:51:30,850</text:p>
          </table:table-cell>
          <table:table-cell office:value-type="time" office:time-value="PT1046901H51M34.279000349S" calcext:value-type="time">
            <text:p>1046901:51:34,279</text:p>
          </table:table-cell>
          <table:table-cell office:value-type="time" office:time-value="PT1046901H51M34.280999852S" calcext:value-type="time">
            <text:p>1046901:51:34,281</text:p>
          </table:table-cell>
          <table:table-cell office:value-type="time" office:time-value="PT1046901H51M34.29999995S" calcext:value-type="time">
            <text:p>1046901:51:34,300</text:p>
          </table:table-cell>
          <table:table-cell office:value-type="time" office:time-value="PT1046901H51M34.301000331S" calcext:value-type="time">
            <text:p>1046901:51:34,301</text:p>
          </table:table-cell>
          <table:table-cell table:formula="of:=[.B291]-[.A291]" office:value-type="time" office:time-value="PT00H00M03.429000336S" calcext:value-type="time">
            <text:p>03,429</text:p>
          </table:table-cell>
          <table:table-cell table:formula="of:=[.C291]-[.B291]" office:value-type="time" office:time-value="PT00H00M00.001999713S" calcext:value-type="time">
            <text:p>00,002</text:p>
          </table:table-cell>
          <table:table-cell table:formula="of:=[.D291]-[.C291]" office:value-type="time" office:time-value="PT00H00M00.019000098S" calcext:value-type="time">
            <text:p>00,019</text:p>
          </table:table-cell>
          <table:table-cell table:formula="of:=[.E291]-[.D291]" office:value-type="time" office:time-value="PT00H00M00.001000171S" calcext:value-type="time">
            <text:p>00,001</text:p>
          </table:table-cell>
          <table:table-cell table:formula="of:=[.E291]-[.A291]" office:value-type="time" office:time-value="PT00H00M03.451000317S" calcext:value-type="time">
            <text:p>03,451</text:p>
          </table:table-cell>
        </table:table-row>
        <table:table-row table:style-name="ro1">
          <table:table-cell office:value-type="time" office:time-value="PT1046901H51M35.308999624S" calcext:value-type="time">
            <text:p>1046901:51:35,309</text:p>
          </table:table-cell>
          <table:table-cell table:number-columns-repeated="2" office:value-type="time" office:time-value="PT1046901H51M40.483000092S" calcext:value-type="time">
            <text:p>1046901:51:40,483</text:p>
          </table:table-cell>
          <table:table-cell table:number-columns-repeated="2" office:value-type="time" office:time-value="PT1046901H51M40.499000307S" calcext:value-type="time">
            <text:p>1046901:51:40,499</text:p>
          </table:table-cell>
          <table:table-cell table:formula="of:=[.B292]-[.A292]" office:value-type="time" office:time-value="PT00H00M05.174000049S" calcext:value-type="time">
            <text:p>05,174</text:p>
          </table:table-cell>
          <table:table-cell table:formula="of:=[.C292]-[.B292]" office:value-type="time" office:time-value="PT00H00M00S" calcext:value-type="time">
            <text:p>00,000</text:p>
          </table:table-cell>
          <table:table-cell table:formula="of:=[.D292]-[.C292]" office:value-type="time" office:time-value="PT00H00M00.016000215S" calcext:value-type="time">
            <text:p>00,016</text:p>
          </table:table-cell>
          <table:table-cell table:formula="of:=[.E292]-[.D292]" office:value-type="time" office:time-value="PT00H00M00S" calcext:value-type="time">
            <text:p>00,000</text:p>
          </table:table-cell>
          <table:table-cell table:formula="of:=[.E292]-[.A292]" office:value-type="time" office:time-value="PT00H00M05.190000264S" calcext:value-type="time">
            <text:p>05,190</text:p>
          </table:table-cell>
        </table:table-row>
        <table:table-row table:style-name="ro1">
          <table:table-cell office:value-type="time" office:time-value="PT1046901H51M41.522999816S" calcext:value-type="time">
            <text:p>1046901:51:41,523</text:p>
          </table:table-cell>
          <table:table-cell table:number-columns-repeated="2" office:value-type="time" office:time-value="PT1046901H51M44.944000253S" calcext:value-type="time">
            <text:p>1046901:51:44,944</text:p>
          </table:table-cell>
          <table:table-cell office:value-type="time" office:time-value="PT1046901H51M44.96100001S" calcext:value-type="time">
            <text:p>1046901:51:44,961</text:p>
          </table:table-cell>
          <table:table-cell office:value-type="time" office:time-value="PT1046901H51M44.961999971S" calcext:value-type="time">
            <text:p>1046901:51:44,962</text:p>
          </table:table-cell>
          <table:table-cell table:formula="of:=[.B293]-[.A293]" office:value-type="time" office:time-value="PT00H00M03.421000228S" calcext:value-type="time">
            <text:p>03,421</text:p>
          </table:table-cell>
          <table:table-cell table:formula="of:=[.C293]-[.B293]" office:value-type="time" office:time-value="PT00H00M00S" calcext:value-type="time">
            <text:p>00,000</text:p>
          </table:table-cell>
          <table:table-cell table:formula="of:=[.D293]-[.C293]" office:value-type="time" office:time-value="PT00H00M00.016999757S" calcext:value-type="time">
            <text:p>00,017</text:p>
          </table:table-cell>
          <table:table-cell table:formula="of:=[.E293]-[.D293]" office:value-type="time" office:time-value="PT00H00M00.001000171S" calcext:value-type="time">
            <text:p>00,001</text:p>
          </table:table-cell>
          <table:table-cell table:formula="of:=[.E293]-[.A293]" office:value-type="time" office:time-value="PT00H00M03.439000156S" calcext:value-type="time">
            <text:p>03,439</text:p>
          </table:table-cell>
        </table:table-row>
        <table:table-row table:style-name="ro1">
          <table:table-cell office:value-type="time" office:time-value="PT1046901H51M46.027000397S" calcext:value-type="time">
            <text:p>1046901:51:46,027</text:p>
          </table:table-cell>
          <table:table-cell office:value-type="time" office:time-value="PT1046901H51M51.253999639S" calcext:value-type="time">
            <text:p>1046901:51:51,254</text:p>
          </table:table-cell>
          <table:table-cell office:value-type="time" office:time-value="PT1046901H51M51.257999903S" calcext:value-type="time">
            <text:p>1046901:51:51,258</text:p>
          </table:table-cell>
          <table:table-cell table:number-columns-repeated="2" office:value-type="time" office:time-value="PT1046901H51M51.275000498S" calcext:value-type="time">
            <text:p>1046901:51:51,275</text:p>
          </table:table-cell>
          <table:table-cell table:formula="of:=[.B294]-[.A294]" office:value-type="time" office:time-value="PT00H00M05.226999661S" calcext:value-type="time">
            <text:p>05,227</text:p>
          </table:table-cell>
          <table:table-cell table:formula="of:=[.C294]-[.B294]" office:value-type="time" office:time-value="PT00H00M00.004000054S" calcext:value-type="time">
            <text:p>00,004</text:p>
          </table:table-cell>
          <table:table-cell table:formula="of:=[.D294]-[.C294]" office:value-type="time" office:time-value="PT00H00M00.017000386S" calcext:value-type="time">
            <text:p>00,017</text:p>
          </table:table-cell>
          <table:table-cell table:formula="of:=[.E294]-[.D294]" office:value-type="time" office:time-value="PT00H00M00S" calcext:value-type="time">
            <text:p>00,000</text:p>
          </table:table-cell>
          <table:table-cell table:formula="of:=[.E294]-[.A294]" office:value-type="time" office:time-value="PT00H00M05.2480001S" calcext:value-type="time">
            <text:p>05,248</text:p>
          </table:table-cell>
        </table:table-row>
        <table:table-row table:style-name="ro1">
          <table:table-cell office:value-type="time" office:time-value="PT1046901H51M52.310999539S" calcext:value-type="time">
            <text:p>1046901:51:52,311</text:p>
          </table:table-cell>
          <table:table-cell table:number-columns-repeated="2" office:value-type="time" office:time-value="PT1046901H51M55.652000159S" calcext:value-type="time">
            <text:p>1046901:51:55,652</text:p>
          </table:table-cell>
          <table:table-cell office:value-type="time" office:time-value="PT1046901H51M55.670000296S" calcext:value-type="time">
            <text:p>1046901:51:55,670</text:p>
          </table:table-cell>
          <table:table-cell office:value-type="time" office:time-value="PT1046901H51M55.671000257S" calcext:value-type="time">
            <text:p>1046901:51:55,671</text:p>
          </table:table-cell>
          <table:table-cell table:formula="of:=[.B295]-[.A295]" office:value-type="time" office:time-value="PT00H00M03.341000411S" calcext:value-type="time">
            <text:p>03,341</text:p>
          </table:table-cell>
          <table:table-cell table:formula="of:=[.C295]-[.B295]" office:value-type="time" office:time-value="PT00H00M00S" calcext:value-type="time">
            <text:p>00,000</text:p>
          </table:table-cell>
          <table:table-cell table:formula="of:=[.D295]-[.C295]" office:value-type="time" office:time-value="PT00H00M00.017999928S" calcext:value-type="time">
            <text:p>00,018</text:p>
          </table:table-cell>
          <table:table-cell table:formula="of:=[.E295]-[.D295]" office:value-type="time" office:time-value="PT00H00M00.001000171S" calcext:value-type="time">
            <text:p>00,001</text:p>
          </table:table-cell>
          <table:table-cell table:formula="of:=[.E295]-[.A295]" office:value-type="time" office:time-value="PT00H00M03.360000509S" calcext:value-type="time">
            <text:p>03,360</text:p>
          </table:table-cell>
        </table:table-row>
        <table:table-row table:style-name="ro1">
          <table:table-cell office:value-type="time" office:time-value="PT1046901H51M56.698000068S" calcext:value-type="time">
            <text:p>1046901:51:56,698</text:p>
          </table:table-cell>
          <table:table-cell office:value-type="time" office:time-value="PT1046901H52M01.969999652S" calcext:value-type="time">
            <text:p>1046901:52:01,970</text:p>
          </table:table-cell>
          <table:table-cell office:value-type="time" office:time-value="PT1046901H52M01.972000413S" calcext:value-type="time">
            <text:p>1046901:52:01,972</text:p>
          </table:table-cell>
          <table:table-cell office:value-type="time" office:time-value="PT1046901H52M01.998000238S" calcext:value-type="time">
            <text:p>1046901:52:01,998</text:p>
          </table:table-cell>
          <table:table-cell office:value-type="time" office:time-value="PT1046901H52M01.99899978S" calcext:value-type="time">
            <text:p>1046901:52:01,999</text:p>
          </table:table-cell>
          <table:table-cell table:formula="of:=[.B296]-[.A296]" office:value-type="time" office:time-value="PT00H00M05.271999794S" calcext:value-type="time">
            <text:p>05,272</text:p>
          </table:table-cell>
          <table:table-cell table:formula="of:=[.C296]-[.B296]" office:value-type="time" office:time-value="PT00H00M00.002000341S" calcext:value-type="time">
            <text:p>00,002</text:p>
          </table:table-cell>
          <table:table-cell table:formula="of:=[.D296]-[.C296]" office:value-type="time" office:time-value="PT00H00M00.026000035S" calcext:value-type="time">
            <text:p>00,026</text:p>
          </table:table-cell>
          <table:table-cell table:formula="of:=[.E296]-[.D296]" office:value-type="time" office:time-value="PT00H00M00.000999542S" calcext:value-type="time">
            <text:p>00,001</text:p>
          </table:table-cell>
          <table:table-cell table:formula="of:=[.E296]-[.A296]" office:value-type="time" office:time-value="PT00H00M05.300999712S" calcext:value-type="time">
            <text:p>05,301</text:p>
          </table:table-cell>
        </table:table-row>
        <table:table-row table:style-name="ro1">
          <table:table-cell office:value-type="time" office:time-value="PT1046901H52M03.177000415S" calcext:value-type="time">
            <text:p>1046901:52:03,177</text:p>
          </table:table-cell>
          <table:table-cell table:number-columns-repeated="2" office:value-type="time" office:time-value="PT1046901H52M06.575999614S" calcext:value-type="time">
            <text:p>1046901:52:06,576</text:p>
          </table:table-cell>
          <table:table-cell table:number-columns-repeated="2" office:value-type="time" office:time-value="PT1046901H52M06.593000209S" calcext:value-type="time">
            <text:p>1046901:52:06,593</text:p>
          </table:table-cell>
          <table:table-cell table:formula="of:=[.B297]-[.A297]" office:value-type="time" office:time-value="PT00H00M03.398999618S" calcext:value-type="time">
            <text:p>03,399</text:p>
          </table:table-cell>
          <table:table-cell table:formula="of:=[.C297]-[.B297]" office:value-type="time" office:time-value="PT00H00M00S" calcext:value-type="time">
            <text:p>00,000</text:p>
          </table:table-cell>
          <table:table-cell table:formula="of:=[.D297]-[.C297]" office:value-type="time" office:time-value="PT00H00M00.017000386S" calcext:value-type="time">
            <text:p>00,017</text:p>
          </table:table-cell>
          <table:table-cell table:formula="of:=[.E297]-[.D297]" office:value-type="time" office:time-value="PT00H00M00S" calcext:value-type="time">
            <text:p>00,000</text:p>
          </table:table-cell>
          <table:table-cell table:formula="of:=[.E297]-[.A297]" office:value-type="time" office:time-value="PT00H00M03.416000004S" calcext:value-type="time">
            <text:p>03,416</text:p>
          </table:table-cell>
        </table:table-row>
        <table:table-row table:style-name="ro1">
          <table:table-cell office:value-type="time" office:time-value="PT1046901H52M07.63100001S" calcext:value-type="time">
            <text:p>1046901:52:07,631</text:p>
          </table:table-cell>
          <table:table-cell table:number-columns-repeated="2" office:value-type="time" office:time-value="PT1046901H52M12.871000003S" calcext:value-type="time">
            <text:p>1046901:52:12,871</text:p>
          </table:table-cell>
          <table:table-cell office:value-type="time" office:time-value="PT1046901H52M12.891000062S" calcext:value-type="time">
            <text:p>1046901:52:12,891</text:p>
          </table:table-cell>
          <table:table-cell office:value-type="time" office:time-value="PT1046901H52M12.892000023S" calcext:value-type="time">
            <text:p>1046901:52:12,892</text:p>
          </table:table-cell>
          <table:table-cell table:formula="of:=[.B298]-[.A298]" office:value-type="time" office:time-value="PT00H00M05.239999993S" calcext:value-type="time">
            <text:p>05,240</text:p>
          </table:table-cell>
          <table:table-cell table:formula="of:=[.C298]-[.B298]" office:value-type="time" office:time-value="PT00H00M00S" calcext:value-type="time">
            <text:p>00,000</text:p>
          </table:table-cell>
          <table:table-cell table:formula="of:=[.D298]-[.C298]" office:value-type="time" office:time-value="PT00H00M00.020000269S" calcext:value-type="time">
            <text:p>00,020</text:p>
          </table:table-cell>
          <table:table-cell table:formula="of:=[.E298]-[.D298]" office:value-type="time" office:time-value="PT00H00M00.000999542S" calcext:value-type="time">
            <text:p>00,001</text:p>
          </table:table-cell>
          <table:table-cell table:formula="of:=[.E298]-[.A298]" office:value-type="time" office:time-value="PT00H00M05.260999803S" calcext:value-type="time">
            <text:p>05,261</text:p>
          </table:table-cell>
        </table:table-row>
        <table:table-row table:style-name="ro1">
          <table:table-cell office:value-type="time" office:time-value="PT1046901H52M13.922000136S" calcext:value-type="time">
            <text:p>1046901:52:13,922</text:p>
          </table:table-cell>
          <table:table-cell office:value-type="time" office:time-value="PT1046901H52M17.30599992S" calcext:value-type="time">
            <text:p>1046901:52:17,306</text:p>
          </table:table-cell>
          <table:table-cell office:value-type="time" office:time-value="PT1046901H52M17.309000222S" calcext:value-type="time">
            <text:p>1046901:52:17,309</text:p>
          </table:table-cell>
          <table:table-cell table:number-columns-repeated="2" office:value-type="time" office:time-value="PT1046901H52M17.325000018S" calcext:value-type="time">
            <text:p>1046901:52:17,325</text:p>
          </table:table-cell>
          <table:table-cell table:formula="of:=[.B299]-[.A299]" office:value-type="time" office:time-value="PT00H00M03.383999574S" calcext:value-type="time">
            <text:p>03,384</text:p>
          </table:table-cell>
          <table:table-cell table:formula="of:=[.C299]-[.B299]" office:value-type="time" office:time-value="PT00H00M00.003000512S" calcext:value-type="time">
            <text:p>00,003</text:p>
          </table:table-cell>
          <table:table-cell table:formula="of:=[.D299]-[.C299]" office:value-type="time" office:time-value="PT00H00M00.015999586S" calcext:value-type="time">
            <text:p>00,016</text:p>
          </table:table-cell>
          <table:table-cell table:formula="of:=[.E299]-[.D299]" office:value-type="time" office:time-value="PT00H00M00S" calcext:value-type="time">
            <text:p>00,000</text:p>
          </table:table-cell>
          <table:table-cell table:formula="of:=[.E299]-[.A299]" office:value-type="time" office:time-value="PT00H00M03.402999672S" calcext:value-type="time">
            <text:p>03,403</text:p>
          </table:table-cell>
        </table:table-row>
        <table:table-row table:style-name="ro1">
          <table:table-cell office:value-type="time" office:time-value="PT1046901H52M18.338999916S" calcext:value-type="time">
            <text:p>1046901:52:18,339</text:p>
          </table:table-cell>
          <table:table-cell office:value-type="time" office:time-value="PT1046901H52M23.70600041S" calcext:value-type="time">
            <text:p>1046901:52:23,706</text:p>
          </table:table-cell>
          <table:table-cell office:value-type="time" office:time-value="PT1046901H52M23.706999533S" calcext:value-type="time">
            <text:p>1046901:52:23,707</text:p>
          </table:table-cell>
          <table:table-cell table:number-columns-repeated="2" office:value-type="time" office:time-value="PT1046901H52M23.725000508S" calcext:value-type="time">
            <text:p>1046901:52:23,725</text:p>
          </table:table-cell>
          <table:table-cell table:formula="of:=[.B300]-[.A300]" office:value-type="time" office:time-value="PT00H00M05.367000285S" calcext:value-type="time">
            <text:p>05,367</text:p>
          </table:table-cell>
          <table:table-cell table:formula="of:=[.C300]-[.B300]" office:value-type="time" office:time-value="PT00H00M00.000999542S" calcext:value-type="time">
            <text:p>00,001</text:p>
          </table:table-cell>
          <table:table-cell table:formula="of:=[.D300]-[.C300]" office:value-type="time" office:time-value="PT00H00M00.018000556S" calcext:value-type="time">
            <text:p>00,018</text:p>
          </table:table-cell>
          <table:table-cell table:formula="of:=[.E300]-[.D300]" office:value-type="time" office:time-value="PT00H00M00S" calcext:value-type="time">
            <text:p>00,000</text:p>
          </table:table-cell>
          <table:table-cell table:formula="of:=[.E300]-[.A300]" office:value-type="time" office:time-value="PT00H00M05.386000383S" calcext:value-type="time">
            <text:p>05,386</text:p>
          </table:table-cell>
        </table:table-row>
        <table:table-row table:style-name="ro1">
          <table:table-cell office:value-type="time" office:time-value="PT1046901H52M24.778999686S" calcext:value-type="time">
            <text:p>1046901:52:24,779</text:p>
          </table:table-cell>
          <table:table-cell table:number-columns-repeated="2" office:value-type="time" office:time-value="PT1046901H52M28.160000006S" calcext:value-type="time">
            <text:p>1046901:52:28,160</text:p>
          </table:table-cell>
          <table:table-cell table:number-columns-repeated="2" office:value-type="time" office:time-value="PT1046901H52M28.176000221S" calcext:value-type="time">
            <text:p>1046901:52:28,176</text:p>
          </table:table-cell>
          <table:table-cell table:formula="of:=[.B301]-[.A301]" office:value-type="time" office:time-value="PT00H00M03.381000319S" calcext:value-type="time">
            <text:p>03,381</text:p>
          </table:table-cell>
          <table:table-cell table:formula="of:=[.C301]-[.B301]" office:value-type="time" office:time-value="PT00H00M00S" calcext:value-type="time">
            <text:p>00,000</text:p>
          </table:table-cell>
          <table:table-cell table:formula="of:=[.D301]-[.C301]" office:value-type="time" office:time-value="PT00H00M00.016000215S" calcext:value-type="time">
            <text:p>00,016</text:p>
          </table:table-cell>
          <table:table-cell table:formula="of:=[.E301]-[.D301]" office:value-type="time" office:time-value="PT00H00M00S" calcext:value-type="time">
            <text:p>00,000</text:p>
          </table:table-cell>
          <table:table-cell table:formula="of:=[.E301]-[.A301]" office:value-type="time" office:time-value="PT00H00M03.397000534S" calcext:value-type="time">
            <text:p>03,397</text:p>
          </table:table-cell>
        </table:table-row>
        <table:table-row table:style-name="ro1">
          <table:table-cell office:value-type="time" office:time-value="PT1046901H52M29.208000256S" calcext:value-type="time">
            <text:p>1046901:52:29,208</text:p>
          </table:table-cell>
          <table:table-cell office:value-type="time" office:time-value="PT1046901H52M34.485000484S" calcext:value-type="time">
            <text:p>1046901:52:34,485</text:p>
          </table:table-cell>
          <table:table-cell office:value-type="time" office:time-value="PT1046901H52M34.485999607S" calcext:value-type="time">
            <text:p>1046901:52:34,486</text:p>
          </table:table-cell>
          <table:table-cell office:value-type="time" office:time-value="PT1046901H52M34.503000202S" calcext:value-type="time">
            <text:p>1046901:52:34,503</text:p>
          </table:table-cell>
          <table:table-cell office:value-type="time" office:time-value="PT1046901H52M34.503999744S" calcext:value-type="time">
            <text:p>1046901:52:34,504</text:p>
          </table:table-cell>
          <table:table-cell table:formula="of:=[.B302]-[.A302]" office:value-type="time" office:time-value="PT00H00M05.277000018S" calcext:value-type="time">
            <text:p>05,277</text:p>
          </table:table-cell>
          <table:table-cell table:formula="of:=[.C302]-[.B302]" office:value-type="time" office:time-value="PT00H00M00.000999542S" calcext:value-type="time">
            <text:p>00,001</text:p>
          </table:table-cell>
          <table:table-cell table:formula="of:=[.D302]-[.C302]" office:value-type="time" office:time-value="PT00H00M00.017000386S" calcext:value-type="time">
            <text:p>00,017</text:p>
          </table:table-cell>
          <table:table-cell table:formula="of:=[.E302]-[.D302]" office:value-type="time" office:time-value="PT00H00M00.000999542S" calcext:value-type="time">
            <text:p>00,001</text:p>
          </table:table-cell>
          <table:table-cell table:formula="of:=[.E302]-[.A302]" office:value-type="time" office:time-value="PT00H00M05.295999488S" calcext:value-type="time">
            <text:p>05,296</text:p>
          </table:table-cell>
        </table:table-row>
        <table:table-row table:style-name="ro1">
          <table:table-cell office:value-type="time" office:time-value="PT1046901H52M35.530000012S" calcext:value-type="time">
            <text:p>1046901:52:35,530</text:p>
          </table:table-cell>
          <table:table-cell table:number-columns-repeated="2" office:value-type="time" office:time-value="PT1046901H52M38.997999877S" calcext:value-type="time">
            <text:p>1046901:52:38,998</text:p>
          </table:table-cell>
          <table:table-cell office:value-type="time" office:time-value="PT1046901H52M39.01200017S" calcext:value-type="time">
            <text:p>1046901:52:39,012</text:p>
          </table:table-cell>
          <table:table-cell office:value-type="time" office:time-value="PT1046901H52M39.013000131S" calcext:value-type="time">
            <text:p>1046901:52:39,013</text:p>
          </table:table-cell>
          <table:table-cell table:formula="of:=[.B303]-[.A303]" office:value-type="time" office:time-value="PT00H00M03.468000074S" calcext:value-type="time">
            <text:p>03,468</text:p>
          </table:table-cell>
          <table:table-cell table:formula="of:=[.C303]-[.B303]" office:value-type="time" office:time-value="PT00H00M00S" calcext:value-type="time">
            <text:p>00,000</text:p>
          </table:table-cell>
          <table:table-cell table:formula="of:=[.D303]-[.C303]" office:value-type="time" office:time-value="PT00H00M00.013999874S" calcext:value-type="time">
            <text:p>00,014</text:p>
          </table:table-cell>
          <table:table-cell table:formula="of:=[.E303]-[.D303]" office:value-type="time" office:time-value="PT00H00M00.001000171S" calcext:value-type="time">
            <text:p>00,001</text:p>
          </table:table-cell>
          <table:table-cell table:formula="of:=[.E303]-[.A303]" office:value-type="time" office:time-value="PT00H00M03.483000118S" calcext:value-type="time">
            <text:p>03,483</text:p>
          </table:table-cell>
        </table:table-row>
        <table:table-row table:style-name="ro1">
          <table:table-cell office:value-type="time" office:time-value="PT1046901H52M40.056999698S" calcext:value-type="time">
            <text:p>1046901:52:40,057</text:p>
          </table:table-cell>
          <table:table-cell office:value-type="time" office:time-value="PT1046901H52M45.434999764S" calcext:value-type="time">
            <text:p>1046901:52:45,435</text:p>
          </table:table-cell>
          <table:table-cell office:value-type="time" office:time-value="PT1046901H52M45.437999647S" calcext:value-type="time">
            <text:p>1046901:52:45,438</text:p>
          </table:table-cell>
          <table:table-cell office:value-type="time" office:time-value="PT1046901H52M45.455000242S" calcext:value-type="time">
            <text:p>1046901:52:45,455</text:p>
          </table:table-cell>
          <table:table-cell office:value-type="time" office:time-value="PT1046901H52M45.455999784S" calcext:value-type="time">
            <text:p>1046901:52:45,456</text:p>
          </table:table-cell>
          <table:table-cell table:formula="of:=[.B304]-[.A304]" office:value-type="time" office:time-value="PT00H00M05.378000275S" calcext:value-type="time">
            <text:p>05,378</text:p>
          </table:table-cell>
          <table:table-cell table:formula="of:=[.C304]-[.B304]" office:value-type="time" office:time-value="PT00H00M00.002999883S" calcext:value-type="time">
            <text:p>00,003</text:p>
          </table:table-cell>
          <table:table-cell table:formula="of:=[.D304]-[.C304]" office:value-type="time" office:time-value="PT00H00M00.017000386S" calcext:value-type="time">
            <text:p>00,017</text:p>
          </table:table-cell>
          <table:table-cell table:formula="of:=[.E304]-[.D304]" office:value-type="time" office:time-value="PT00H00M00.000999542S" calcext:value-type="time">
            <text:p>00,001</text:p>
          </table:table-cell>
          <table:table-cell table:formula="of:=[.E304]-[.A304]" office:value-type="time" office:time-value="PT00H00M05.399000086S" calcext:value-type="time">
            <text:p>05,399</text:p>
          </table:table-cell>
        </table:table-row>
        <table:table-row table:style-name="ro1">
          <table:table-cell office:value-type="time" office:time-value="PT1046901H52M46.648000292S" calcext:value-type="time">
            <text:p>1046901:52:46,648</text:p>
          </table:table-cell>
          <table:table-cell table:number-columns-repeated="2" office:value-type="time" office:time-value="PT1046901H52M50.511999819S" calcext:value-type="time">
            <text:p>1046901:52:50,512</text:p>
          </table:table-cell>
          <table:table-cell office:value-type="time" office:time-value="PT1046901H52M50.528999995S" calcext:value-type="time">
            <text:p>1046901:52:50,529</text:p>
          </table:table-cell>
          <table:table-cell office:value-type="time" office:time-value="PT1046901H52M50.529999956S" calcext:value-type="time">
            <text:p>1046901:52:50,530</text:p>
          </table:table-cell>
          <table:table-cell table:formula="of:=[.B305]-[.A305]" office:value-type="time" office:time-value="PT00H00M03.863999736S" calcext:value-type="time">
            <text:p>03,864</text:p>
          </table:table-cell>
          <table:table-cell table:formula="of:=[.C305]-[.B305]" office:value-type="time" office:time-value="PT00H00M00S" calcext:value-type="time">
            <text:p>00,000</text:p>
          </table:table-cell>
          <table:table-cell table:formula="of:=[.D305]-[.C305]" office:value-type="time" office:time-value="PT00H00M00.017000386S" calcext:value-type="time">
            <text:p>00,017</text:p>
          </table:table-cell>
          <table:table-cell table:formula="of:=[.E305]-[.D305]" office:value-type="time" office:time-value="PT00H00M00.000999542S" calcext:value-type="time">
            <text:p>00,001</text:p>
          </table:table-cell>
          <table:table-cell table:formula="of:=[.E305]-[.A305]" office:value-type="time" office:time-value="PT00H00M03.881999664S" calcext:value-type="time">
            <text:p>03,882</text:p>
          </table:table-cell>
        </table:table-row>
        <table:table-row table:style-name="ro1">
          <table:table-cell office:value-type="time" office:time-value="PT1046901H52M51.653999761S" calcext:value-type="time">
            <text:p>1046901:52:51,654</text:p>
          </table:table-cell>
          <table:table-cell office:value-type="time" office:time-value="PT1046901H52M57.221999969S" calcext:value-type="time">
            <text:p>1046901:52:57,222</text:p>
          </table:table-cell>
          <table:table-cell office:value-type="time" office:time-value="PT1046901H52M57.22299993S" calcext:value-type="time">
            <text:p>1046901:52:57,223</text:p>
          </table:table-cell>
          <table:table-cell office:value-type="time" office:time-value="PT1046901H52M57.239000145S" calcext:value-type="time">
            <text:p>1046901:52:57,239</text:p>
          </table:table-cell>
          <table:table-cell office:value-type="time" office:time-value="PT1046901H52M57.239999687S" calcext:value-type="time">
            <text:p>1046901:52:57,240</text:p>
          </table:table-cell>
          <table:table-cell table:formula="of:=[.B306]-[.A306]" office:value-type="time" office:time-value="PT00H00M05.567999999S" calcext:value-type="time">
            <text:p>05,568</text:p>
          </table:table-cell>
          <table:table-cell table:formula="of:=[.C306]-[.B306]" office:value-type="time" office:time-value="PT00H00M00.001000171S" calcext:value-type="time">
            <text:p>00,001</text:p>
          </table:table-cell>
          <table:table-cell table:formula="of:=[.D306]-[.C306]" office:value-type="time" office:time-value="PT00H00M00.016000215S" calcext:value-type="time">
            <text:p>00,016</text:p>
          </table:table-cell>
          <table:table-cell table:formula="of:=[.E306]-[.D306]" office:value-type="time" office:time-value="PT00H00M00.000999542S" calcext:value-type="time">
            <text:p>00,001</text:p>
          </table:table-cell>
          <table:table-cell table:formula="of:=[.E306]-[.A306]" office:value-type="time" office:time-value="PT00H00M05.585999927S" calcext:value-type="time">
            <text:p>05,586</text:p>
          </table:table-cell>
        </table:table-row>
        <table:table-row table:style-name="ro1">
          <table:table-cell office:value-type="time" office:time-value="PT1046901H52M58.289000317S" calcext:value-type="time">
            <text:p>1046901:52:58,289</text:p>
          </table:table-cell>
          <table:table-cell table:number-columns-repeated="2" office:value-type="time" office:time-value="PT1046901H53M01.790000154S" calcext:value-type="time">
            <text:p>1046901:53:01,790</text:p>
          </table:table-cell>
          <table:table-cell office:value-type="time" office:time-value="PT1046901H53M01.80599995S" calcext:value-type="time">
            <text:p>1046901:53:01,806</text:p>
          </table:table-cell>
          <table:table-cell office:value-type="time" office:time-value="PT1046901H53M01.809000252S" calcext:value-type="time">
            <text:p>1046901:53:01,809</text:p>
          </table:table-cell>
          <table:table-cell table:formula="of:=[.B307]-[.A307]" office:value-type="time" office:time-value="PT00H00M03.501000046S" calcext:value-type="time">
            <text:p>03,501</text:p>
          </table:table-cell>
          <table:table-cell table:formula="of:=[.C307]-[.B307]" office:value-type="time" office:time-value="PT00H00M00S" calcext:value-type="time">
            <text:p>00,000</text:p>
          </table:table-cell>
          <table:table-cell table:formula="of:=[.D307]-[.C307]" office:value-type="time" office:time-value="PT00H00M00.015999586S" calcext:value-type="time">
            <text:p>00,016</text:p>
          </table:table-cell>
          <table:table-cell table:formula="of:=[.E307]-[.D307]" office:value-type="time" office:time-value="PT00H00M00.003000512S" calcext:value-type="time">
            <text:p>00,003</text:p>
          </table:table-cell>
          <table:table-cell table:formula="of:=[.E307]-[.A307]" office:value-type="time" office:time-value="PT00H00M03.520000144S" calcext:value-type="time">
            <text:p>03,520</text:p>
          </table:table-cell>
        </table:table-row>
        <table:table-row table:style-name="ro1">
          <table:table-cell office:value-type="time" office:time-value="PT1046901H53M02.835000101S" calcext:value-type="time">
            <text:p>1046901:53:02,835</text:p>
          </table:table-cell>
          <table:table-cell table:number-columns-repeated="2" office:value-type="time" office:time-value="PT1046901H53M08.206999563S" calcext:value-type="time">
            <text:p>1046901:53:08,207</text:p>
          </table:table-cell>
          <table:table-cell office:value-type="time" office:time-value="PT1046901H53M08.221999817S" calcext:value-type="time">
            <text:p>1046901:53:08,222</text:p>
          </table:table-cell>
          <table:table-cell office:value-type="time" office:time-value="PT1046901H53M08.222999778S" calcext:value-type="time">
            <text:p>1046901:53:08,223</text:p>
          </table:table-cell>
          <table:table-cell table:formula="of:=[.B308]-[.A308]" office:value-type="time" office:time-value="PT00H00M05.37199988S" calcext:value-type="time">
            <text:p>05,372</text:p>
          </table:table-cell>
          <table:table-cell table:formula="of:=[.C308]-[.B308]" office:value-type="time" office:time-value="PT00H00M00S" calcext:value-type="time">
            <text:p>00,000</text:p>
          </table:table-cell>
          <table:table-cell table:formula="of:=[.D308]-[.C308]" office:value-type="time" office:time-value="PT00H00M00.015000044S" calcext:value-type="time">
            <text:p>00,015</text:p>
          </table:table-cell>
          <table:table-cell table:formula="of:=[.E308]-[.D308]" office:value-type="time" office:time-value="PT00H00M00.001000171S" calcext:value-type="time">
            <text:p>00,001</text:p>
          </table:table-cell>
          <table:table-cell table:formula="of:=[.E308]-[.A308]" office:value-type="time" office:time-value="PT00H00M05.388000095S" calcext:value-type="time">
            <text:p>05,388</text:p>
          </table:table-cell>
        </table:table-row>
        <table:table-row table:style-name="ro1">
          <table:table-cell office:value-type="time" office:time-value="PT1046901H53M09.2640003S" calcext:value-type="time">
            <text:p>1046901:53:09,264</text:p>
          </table:table-cell>
          <table:table-cell table:number-columns-repeated="2" office:value-type="time" office:time-value="PT1046901H53M12.654000269S" calcext:value-type="time">
            <text:p>1046901:53:12,654</text:p>
          </table:table-cell>
          <table:table-cell office:value-type="time" office:time-value="PT1046901H53M12.671999987S" calcext:value-type="time">
            <text:p>1046901:53:12,672</text:p>
          </table:table-cell>
          <table:table-cell office:value-type="time" office:time-value="PT1046901H53M12.672999948S" calcext:value-type="time">
            <text:p>1046901:53:12,673</text:p>
          </table:table-cell>
          <table:table-cell table:formula="of:=[.B309]-[.A309]" office:value-type="time" office:time-value="PT00H00M03.389999969S" calcext:value-type="time">
            <text:p>03,390</text:p>
          </table:table-cell>
          <table:table-cell table:formula="of:=[.C309]-[.B309]" office:value-type="time" office:time-value="PT00H00M00S" calcext:value-type="time">
            <text:p>00,000</text:p>
          </table:table-cell>
          <table:table-cell table:formula="of:=[.D309]-[.C309]" office:value-type="time" office:time-value="PT00H00M00.017999928S" calcext:value-type="time">
            <text:p>00,018</text:p>
          </table:table-cell>
          <table:table-cell table:formula="of:=[.E309]-[.D309]" office:value-type="time" office:time-value="PT00H00M00.000999542S" calcext:value-type="time">
            <text:p>00,001</text:p>
          </table:table-cell>
          <table:table-cell table:formula="of:=[.E309]-[.A309]" office:value-type="time" office:time-value="PT00H00M03.408999438S" calcext:value-type="time">
            <text:p>03,409</text:p>
          </table:table-cell>
        </table:table-row>
        <table:table-row table:style-name="ro1">
          <table:table-cell office:value-type="time" office:time-value="PT1046901H53M13.700000178S" calcext:value-type="time">
            <text:p>1046901:53:13,700</text:p>
          </table:table-cell>
          <table:table-cell table:number-columns-repeated="2" office:value-type="time" office:time-value="PT1046901H53M18.933999985S" calcext:value-type="time">
            <text:p>1046901:53:18,934</text:p>
          </table:table-cell>
          <table:table-cell office:value-type="time" office:time-value="PT1046901H53M18.9500002S" calcext:value-type="time">
            <text:p>1046901:53:18,950</text:p>
          </table:table-cell>
          <table:table-cell office:value-type="time" office:time-value="PT1046901H53M18.951000161S" calcext:value-type="time">
            <text:p>1046901:53:18,951</text:p>
          </table:table-cell>
          <table:table-cell table:formula="of:=[.B310]-[.A310]" office:value-type="time" office:time-value="PT00H00M05.233999598S" calcext:value-type="time">
            <text:p>05,234</text:p>
          </table:table-cell>
          <table:table-cell table:formula="of:=[.C310]-[.B310]" office:value-type="time" office:time-value="PT00H00M00S" calcext:value-type="time">
            <text:p>00,000</text:p>
          </table:table-cell>
          <table:table-cell table:formula="of:=[.D310]-[.C310]" office:value-type="time" office:time-value="PT00H00M00.016000215S" calcext:value-type="time">
            <text:p>00,016</text:p>
          </table:table-cell>
          <table:table-cell table:formula="of:=[.E310]-[.D310]" office:value-type="time" office:time-value="PT00H00M00.001000171S" calcext:value-type="time">
            <text:p>00,001</text:p>
          </table:table-cell>
          <table:table-cell table:formula="of:=[.E310]-[.A310]" office:value-type="time" office:time-value="PT00H00M05.250999983S" calcext:value-type="time">
            <text:p>05,251</text:p>
          </table:table-cell>
        </table:table-row>
        <table:table-row table:style-name="ro1">
          <table:table-cell office:value-type="time" office:time-value="PT1046901H53M20.021999935S" calcext:value-type="time">
            <text:p>1046901:53:20,022</text:p>
          </table:table-cell>
          <table:table-cell table:number-columns-repeated="2" office:value-type="time" office:time-value="PT1046901H53M23.403000254S" calcext:value-type="time">
            <text:p>1046901:53:23,403</text:p>
          </table:table-cell>
          <table:table-cell table:number-columns-repeated="2" office:value-type="time" office:time-value="PT1046901H53M23.415999748S" calcext:value-type="time">
            <text:p>1046901:53:23,416</text:p>
          </table:table-cell>
          <table:table-cell table:formula="of:=[.B311]-[.A311]" office:value-type="time" office:time-value="PT00H00M03.381000319S" calcext:value-type="time">
            <text:p>03,381</text:p>
          </table:table-cell>
          <table:table-cell table:formula="of:=[.C311]-[.B311]" office:value-type="time" office:time-value="PT00H00M00S" calcext:value-type="time">
            <text:p>00,000</text:p>
          </table:table-cell>
          <table:table-cell table:formula="of:=[.D311]-[.C311]" office:value-type="time" office:time-value="PT00H00M00.012999703S" calcext:value-type="time">
            <text:p>00,013</text:p>
          </table:table-cell>
          <table:table-cell table:formula="of:=[.E311]-[.D311]" office:value-type="time" office:time-value="PT00H00M00S" calcext:value-type="time">
            <text:p>00,000</text:p>
          </table:table-cell>
          <table:table-cell table:formula="of:=[.E311]-[.A311]" office:value-type="time" office:time-value="PT00H00M03.394000023S" calcext:value-type="time">
            <text:p>03,394</text:p>
          </table:table-cell>
        </table:table-row>
        <table:table-row table:style-name="ro1">
          <table:table-cell office:value-type="time" office:time-value="PT1046901H53M24.432999948S" calcext:value-type="time">
            <text:p>1046901:53:24,433</text:p>
          </table:table-cell>
          <table:table-cell table:number-columns-repeated="2" office:value-type="time" office:time-value="PT1046901H53M29.761999827S" calcext:value-type="time">
            <text:p>1046901:53:29,762</text:p>
          </table:table-cell>
          <table:table-cell table:number-columns-repeated="2" office:value-type="time" office:time-value="PT1046901H53M29.77499974S" calcext:value-type="time">
            <text:p>1046901:53:29,775</text:p>
          </table:table-cell>
          <table:table-cell table:formula="of:=[.B312]-[.A312]" office:value-type="time" office:time-value="PT00H00M05.329000088S" calcext:value-type="time">
            <text:p>05,329</text:p>
          </table:table-cell>
          <table:table-cell table:formula="of:=[.C312]-[.B312]" office:value-type="time" office:time-value="PT00H00M00S" calcext:value-type="time">
            <text:p>00,000</text:p>
          </table:table-cell>
          <table:table-cell table:formula="of:=[.D312]-[.C312]" office:value-type="time" office:time-value="PT00H00M00.012999703S" calcext:value-type="time">
            <text:p>00,013</text:p>
          </table:table-cell>
          <table:table-cell table:formula="of:=[.E312]-[.D312]" office:value-type="time" office:time-value="PT00H00M00S" calcext:value-type="time">
            <text:p>00,000</text:p>
          </table:table-cell>
          <table:table-cell table:formula="of:=[.E312]-[.A312]" office:value-type="time" office:time-value="PT00H00M05.341999792S" calcext:value-type="time">
            <text:p>05,342</text:p>
          </table:table-cell>
        </table:table-row>
        <table:table-row table:style-name="ro1">
          <table:table-cell office:value-type="time" office:time-value="PT1046901H53M30.903999768S" calcext:value-type="time">
            <text:p>1046901:53:30,904</text:p>
          </table:table-cell>
          <table:table-cell office:value-type="time" office:time-value="PT1046901H53M34.307000488S" calcext:value-type="time">
            <text:p>1046901:53:34,307</text:p>
          </table:table-cell>
          <table:table-cell office:value-type="time" office:time-value="PT1046901H53M34.307999611S" calcext:value-type="time">
            <text:p>1046901:53:34,308</text:p>
          </table:table-cell>
          <table:table-cell office:value-type="time" office:time-value="PT1046901H53M34.323999826S" calcext:value-type="time">
            <text:p>1046901:53:34,324</text:p>
          </table:table-cell>
          <table:table-cell office:value-type="time" office:time-value="PT1046901H53M34.325000206S" calcext:value-type="time">
            <text:p>1046901:53:34,325</text:p>
          </table:table-cell>
          <table:table-cell table:formula="of:=[.B313]-[.A313]" office:value-type="time" office:time-value="PT00H00M03.403000301S" calcext:value-type="time">
            <text:p>03,403</text:p>
          </table:table-cell>
          <table:table-cell table:formula="of:=[.C313]-[.B313]" office:value-type="time" office:time-value="PT00H00M00.000999542S" calcext:value-type="time">
            <text:p>00,001</text:p>
          </table:table-cell>
          <table:table-cell table:formula="of:=[.D313]-[.C313]" office:value-type="time" office:time-value="PT00H00M00.016000215S" calcext:value-type="time">
            <text:p>00,016</text:p>
          </table:table-cell>
          <table:table-cell table:formula="of:=[.E313]-[.D313]" office:value-type="time" office:time-value="PT00H00M00.001000171S" calcext:value-type="time">
            <text:p>00,001</text:p>
          </table:table-cell>
          <table:table-cell table:formula="of:=[.E313]-[.A313]" office:value-type="time" office:time-value="PT00H00M03.421000228S" calcext:value-type="time">
            <text:p>03,421</text:p>
          </table:table-cell>
        </table:table-row>
        <table:table-row table:style-name="ro1">
          <table:table-cell office:value-type="time" office:time-value="PT1046901H53M35.350000095S" calcext:value-type="time">
            <text:p>1046901:53:35,350</text:p>
          </table:table-cell>
          <table:table-cell table:number-columns-repeated="2" office:value-type="time" office:time-value="PT1046901H53M40.741999615S" calcext:value-type="time">
            <text:p>1046901:53:40,742</text:p>
          </table:table-cell>
          <table:table-cell office:value-type="time" office:time-value="PT1046901H53M40.75799983S" calcext:value-type="time">
            <text:p>1046901:53:40,758</text:p>
          </table:table-cell>
          <table:table-cell office:value-type="time" office:time-value="PT1046901H53M40.75900021S" calcext:value-type="time">
            <text:p>1046901:53:40,759</text:p>
          </table:table-cell>
          <table:table-cell table:formula="of:=[.B314]-[.A314]" office:value-type="time" office:time-value="PT00H00M05.39199952S" calcext:value-type="time">
            <text:p>05,392</text:p>
          </table:table-cell>
          <table:table-cell table:formula="of:=[.C314]-[.B314]" office:value-type="time" office:time-value="PT00H00M00S" calcext:value-type="time">
            <text:p>00,000</text:p>
          </table:table-cell>
          <table:table-cell table:formula="of:=[.D314]-[.C314]" office:value-type="time" office:time-value="PT00H00M00.016000215S" calcext:value-type="time">
            <text:p>00,016</text:p>
          </table:table-cell>
          <table:table-cell table:formula="of:=[.E314]-[.D314]" office:value-type="time" office:time-value="PT00H00M00.001000171S" calcext:value-type="time">
            <text:p>00,001</text:p>
          </table:table-cell>
          <table:table-cell table:formula="of:=[.E314]-[.A314]" office:value-type="time" office:time-value="PT00H00M05.408999906S" calcext:value-type="time">
            <text:p>05,409</text:p>
          </table:table-cell>
        </table:table-row>
        <table:table-row table:style-name="ro1">
          <table:table-cell office:value-type="time" office:time-value="PT1046901H53M41.797000011S" calcext:value-type="time">
            <text:p>1046901:53:41,797</text:p>
          </table:table-cell>
          <table:table-cell office:value-type="time" office:time-value="PT1046901H53M45.151000125S" calcext:value-type="time">
            <text:p>1046901:53:45,151</text:p>
          </table:table-cell>
          <table:table-cell office:value-type="time" office:time-value="PT1046901H53M45.152000505S" calcext:value-type="time">
            <text:p>1046901:53:45,152</text:p>
          </table:table-cell>
          <table:table-cell office:value-type="time" office:time-value="PT1046901H53M45.166999921S" calcext:value-type="time">
            <text:p>1046901:53:45,167</text:p>
          </table:table-cell>
          <table:table-cell office:value-type="time" office:time-value="PT1046901H53M45.167999882S" calcext:value-type="time">
            <text:p>1046901:53:45,168</text:p>
          </table:table-cell>
          <table:table-cell table:formula="of:=[.B315]-[.A315]" office:value-type="time" office:time-value="PT00H00M03.354000114S" calcext:value-type="time">
            <text:p>03,354</text:p>
          </table:table-cell>
          <table:table-cell table:formula="of:=[.C315]-[.B315]" office:value-type="time" office:time-value="PT00H00M00.001000171S" calcext:value-type="time">
            <text:p>00,001</text:p>
          </table:table-cell>
          <table:table-cell table:formula="of:=[.D315]-[.C315]" office:value-type="time" office:time-value="PT00H00M00.014999416S" calcext:value-type="time">
            <text:p>00,015</text:p>
          </table:table-cell>
          <table:table-cell table:formula="of:=[.E315]-[.D315]" office:value-type="time" office:time-value="PT00H00M00.001000171S" calcext:value-type="time">
            <text:p>00,001</text:p>
          </table:table-cell>
          <table:table-cell table:formula="of:=[.E315]-[.A315]" office:value-type="time" office:time-value="PT00H00M03.370999871S" calcext:value-type="time">
            <text:p>03,371</text:p>
          </table:table-cell>
        </table:table-row>
        <table:table-row table:style-name="ro1">
          <table:table-cell office:value-type="time" office:time-value="PT1046901H53M46.176000014S" calcext:value-type="time">
            <text:p>1046901:53:46,176</text:p>
          </table:table-cell>
          <table:table-cell table:number-columns-repeated="2" office:value-type="time" office:time-value="PT1046901H53M51.516999844S" calcext:value-type="time">
            <text:p>1046901:53:51,517</text:p>
          </table:table-cell>
          <table:table-cell office:value-type="time" office:time-value="PT1046901H53M51.532000098S" calcext:value-type="time">
            <text:p>1046901:53:51,532</text:p>
          </table:table-cell>
          <table:table-cell office:value-type="time" office:time-value="PT1046901H53M51.533000059S" calcext:value-type="time">
            <text:p>1046901:53:51,533</text:p>
          </table:table-cell>
          <table:table-cell table:formula="of:=[.B316]-[.A316]" office:value-type="time" office:time-value="PT00H00M05.340999621S" calcext:value-type="time">
            <text:p>05,341</text:p>
          </table:table-cell>
          <table:table-cell table:formula="of:=[.C316]-[.B316]" office:value-type="time" office:time-value="PT00H00M00S" calcext:value-type="time">
            <text:p>00,000</text:p>
          </table:table-cell>
          <table:table-cell table:formula="of:=[.D316]-[.C316]" office:value-type="time" office:time-value="PT00H00M00.015000044S" calcext:value-type="time">
            <text:p>00,015</text:p>
          </table:table-cell>
          <table:table-cell table:formula="of:=[.E316]-[.D316]" office:value-type="time" office:time-value="PT00H00M00.001000171S" calcext:value-type="time">
            <text:p>00,001</text:p>
          </table:table-cell>
          <table:table-cell table:formula="of:=[.E316]-[.A316]" office:value-type="time" office:time-value="PT00H00M05.356999836S" calcext:value-type="time">
            <text:p>05,357</text:p>
          </table:table-cell>
        </table:table-row>
        <table:table-row table:style-name="ro1">
          <table:table-cell office:value-type="time" office:time-value="PT1046901H53M52.584000193S" calcext:value-type="time">
            <text:p>1046901:53:52,584</text:p>
          </table:table-cell>
          <table:table-cell table:number-columns-repeated="2" office:value-type="time" office:time-value="PT1046901H53M56.015999783S" calcext:value-type="time">
            <text:p>1046901:53:56,016</text:p>
          </table:table-cell>
          <table:table-cell office:value-type="time" office:time-value="PT1046901H53M56.03399992S" calcext:value-type="time">
            <text:p>1046901:53:56,034</text:p>
          </table:table-cell>
          <table:table-cell office:value-type="time" office:time-value="PT1046901H53M56.034999881S" calcext:value-type="time">
            <text:p>1046901:53:56,035</text:p>
          </table:table-cell>
          <table:table-cell table:formula="of:=[.B317]-[.A317]" office:value-type="time" office:time-value="PT00H00M03.43199959S" calcext:value-type="time">
            <text:p>03,432</text:p>
          </table:table-cell>
          <table:table-cell table:formula="of:=[.C317]-[.B317]" office:value-type="time" office:time-value="PT00H00M00S" calcext:value-type="time">
            <text:p>00,000</text:p>
          </table:table-cell>
          <table:table-cell table:formula="of:=[.D317]-[.C317]" office:value-type="time" office:time-value="PT00H00M00.017999928S" calcext:value-type="time">
            <text:p>00,018</text:p>
          </table:table-cell>
          <table:table-cell table:formula="of:=[.E317]-[.D317]" office:value-type="time" office:time-value="PT00H00M00.001000171S" calcext:value-type="time">
            <text:p>00,001</text:p>
          </table:table-cell>
          <table:table-cell table:formula="of:=[.E317]-[.A317]" office:value-type="time" office:time-value="PT00H00M03.450999688S" calcext:value-type="time">
            <text:p>03,451</text:p>
          </table:table-cell>
        </table:table-row>
        <table:table-row table:style-name="ro1">
          <table:table-cell office:value-type="time" office:time-value="PT1046901H53M57.121999869S" calcext:value-type="time">
            <text:p>1046901:53:57,122</text:p>
          </table:table-cell>
          <table:table-cell office:value-type="time" office:time-value="PT1046901H54M02.43300003S" calcext:value-type="time">
            <text:p>1046901:54:02,433</text:p>
          </table:table-cell>
          <table:table-cell office:value-type="time" office:time-value="PT1046901H54M02.437000293S" calcext:value-type="time">
            <text:p>1046901:54:02,437</text:p>
          </table:table-cell>
          <table:table-cell office:value-type="time" office:time-value="PT1046901H54M02.453000508S" calcext:value-type="time">
            <text:p>1046901:54:02,453</text:p>
          </table:table-cell>
          <table:table-cell office:value-type="time" office:time-value="PT1046901H54M02.453999631S" calcext:value-type="time">
            <text:p>1046901:54:02,454</text:p>
          </table:table-cell>
          <table:table-cell table:formula="of:=[.B318]-[.A318]" office:value-type="time" office:time-value="PT00H00M05.311000161S" calcext:value-type="time">
            <text:p>05,311</text:p>
          </table:table-cell>
          <table:table-cell table:formula="of:=[.C318]-[.B318]" office:value-type="time" office:time-value="PT00H00M00.004000054S" calcext:value-type="time">
            <text:p>00,004</text:p>
          </table:table-cell>
          <table:table-cell table:formula="of:=[.D318]-[.C318]" office:value-type="time" office:time-value="PT00H00M00.016000215S" calcext:value-type="time">
            <text:p>00,016</text:p>
          </table:table-cell>
          <table:table-cell table:formula="of:=[.E318]-[.D318]" office:value-type="time" office:time-value="PT00H00M00.000999542S" calcext:value-type="time">
            <text:p>00,001</text:p>
          </table:table-cell>
          <table:table-cell table:formula="of:=[.E318]-[.A318]" office:value-type="time" office:time-value="PT00H00M05.331999972S" calcext:value-type="time">
            <text:p>05,332</text:p>
          </table:table-cell>
        </table:table-row>
        <table:table-row table:style-name="ro1">
          <table:table-cell office:value-type="time" office:time-value="PT1046901H54M03.459000299S" calcext:value-type="time">
            <text:p>1046901:54:03,459</text:p>
          </table:table-cell>
          <table:table-cell table:number-columns-repeated="2" office:value-type="time" office:time-value="PT1046901H54M06.827999828S" calcext:value-type="time">
            <text:p>1046901:54:06,828</text:p>
          </table:table-cell>
          <table:table-cell table:number-columns-repeated="2" office:value-type="time" office:time-value="PT1046901H54M06.84100016S" calcext:value-type="time">
            <text:p>1046901:54:06,841</text:p>
          </table:table-cell>
          <table:table-cell table:formula="of:=[.B319]-[.A319]" office:value-type="time" office:time-value="PT00H00M03.36899953S" calcext:value-type="time">
            <text:p>03,369</text:p>
          </table:table-cell>
          <table:table-cell table:formula="of:=[.C319]-[.B319]" office:value-type="time" office:time-value="PT00H00M00S" calcext:value-type="time">
            <text:p>00,000</text:p>
          </table:table-cell>
          <table:table-cell table:formula="of:=[.D319]-[.C319]" office:value-type="time" office:time-value="PT00H00M00.013000332S" calcext:value-type="time">
            <text:p>00,013</text:p>
          </table:table-cell>
          <table:table-cell table:formula="of:=[.E319]-[.D319]" office:value-type="time" office:time-value="PT00H00M00S" calcext:value-type="time">
            <text:p>00,000</text:p>
          </table:table-cell>
          <table:table-cell table:formula="of:=[.E319]-[.A319]" office:value-type="time" office:time-value="PT00H00M03.381999861S" calcext:value-type="time">
            <text:p>03,382</text:p>
          </table:table-cell>
        </table:table-row>
        <table:table-row table:style-name="ro1">
          <table:table-cell office:value-type="time" office:time-value="PT1046901H54M07.821000125S" calcext:value-type="time">
            <text:p>1046901:54:07,821</text:p>
          </table:table-cell>
          <table:table-cell table:number-columns-repeated="2" office:value-type="time" office:time-value="PT1046901H54M13.088999866S" calcext:value-type="time">
            <text:p>1046901:54:13,089</text:p>
          </table:table-cell>
          <table:table-cell office:value-type="time" office:time-value="PT1046901H54M13.105000081S" calcext:value-type="time">
            <text:p>1046901:54:13,105</text:p>
          </table:table-cell>
          <table:table-cell office:value-type="time" office:time-value="PT1046901H54M13.106000461S" calcext:value-type="time">
            <text:p>1046901:54:13,106</text:p>
          </table:table-cell>
          <table:table-cell table:formula="of:=[.B320]-[.A320]" office:value-type="time" office:time-value="PT00H00M05.26799974S" calcext:value-type="time">
            <text:p>05,268</text:p>
          </table:table-cell>
          <table:table-cell table:formula="of:=[.C320]-[.B320]" office:value-type="time" office:time-value="PT00H00M00S" calcext:value-type="time">
            <text:p>00,000</text:p>
          </table:table-cell>
          <table:table-cell table:formula="of:=[.D320]-[.C320]" office:value-type="time" office:time-value="PT00H00M00.016000215S" calcext:value-type="time">
            <text:p>00,016</text:p>
          </table:table-cell>
          <table:table-cell table:formula="of:=[.E320]-[.D320]" office:value-type="time" office:time-value="PT00H00M00.001000171S" calcext:value-type="time">
            <text:p>00,001</text:p>
          </table:table-cell>
          <table:table-cell table:formula="of:=[.E320]-[.A320]" office:value-type="time" office:time-value="PT00H00M05.285000126S" calcext:value-type="time">
            <text:p>05,285</text:p>
          </table:table-cell>
        </table:table-row>
        <table:table-row table:style-name="ro1">
          <table:table-cell office:value-type="time" office:time-value="PT1046901H54M14.10999991S" calcext:value-type="time">
            <text:p>1046901:54:14,110</text:p>
          </table:table-cell>
          <table:table-cell table:number-columns-repeated="2" office:value-type="time" office:time-value="PT1046901H54M17.469000248S" calcext:value-type="time">
            <text:p>1046901:54:17,469</text:p>
          </table:table-cell>
          <table:table-cell table:number-columns-repeated="2" office:value-type="time" office:time-value="PT1046901H54M17.486000005S" calcext:value-type="time">
            <text:p>1046901:54:17,486</text:p>
          </table:table-cell>
          <table:table-cell table:formula="of:=[.B321]-[.A321]" office:value-type="time" office:time-value="PT00H00M03.359000338S" calcext:value-type="time">
            <text:p>03,359</text:p>
          </table:table-cell>
          <table:table-cell table:formula="of:=[.C321]-[.B321]" office:value-type="time" office:time-value="PT00H00M00S" calcext:value-type="time">
            <text:p>00,000</text:p>
          </table:table-cell>
          <table:table-cell table:formula="of:=[.D321]-[.C321]" office:value-type="time" office:time-value="PT00H00M00.016999757S" calcext:value-type="time">
            <text:p>00,017</text:p>
          </table:table-cell>
          <table:table-cell table:formula="of:=[.E321]-[.D321]" office:value-type="time" office:time-value="PT00H00M00S" calcext:value-type="time">
            <text:p>00,000</text:p>
          </table:table-cell>
          <table:table-cell table:formula="of:=[.E321]-[.A321]" office:value-type="time" office:time-value="PT00H00M03.376000095S" calcext:value-type="time">
            <text:p>03,376</text:p>
          </table:table-cell>
        </table:table-row>
        <table:table-row table:style-name="ro1">
          <table:table-cell office:value-type="time" office:time-value="PT1046901H54M18.641000278S" calcext:value-type="time">
            <text:p>1046901:54:18,641</text:p>
          </table:table-cell>
          <table:table-cell office:value-type="time" office:time-value="PT1046901H54M23.812000025S" calcext:value-type="time">
            <text:p>1046901:54:23,812</text:p>
          </table:table-cell>
          <table:table-cell office:value-type="time" office:time-value="PT1046901H54M23.812999986S" calcext:value-type="time">
            <text:p>1046901:54:23,813</text:p>
          </table:table-cell>
          <table:table-cell office:value-type="time" office:time-value="PT1046901H54M23.829000201S" calcext:value-type="time">
            <text:p>1046901:54:23,829</text:p>
          </table:table-cell>
          <table:table-cell office:value-type="time" office:time-value="PT1046901H54M23.829999743S" calcext:value-type="time">
            <text:p>1046901:54:23,830</text:p>
          </table:table-cell>
          <table:table-cell table:formula="of:=[.B322]-[.A322]" office:value-type="time" office:time-value="PT00H00M05.170999537S" calcext:value-type="time">
            <text:p>05,171</text:p>
          </table:table-cell>
          <table:table-cell table:formula="of:=[.C322]-[.B322]" office:value-type="time" office:time-value="PT00H00M00.001000171S" calcext:value-type="time">
            <text:p>00,001</text:p>
          </table:table-cell>
          <table:table-cell table:formula="of:=[.D322]-[.C322]" office:value-type="time" office:time-value="PT00H00M00.016000215S" calcext:value-type="time">
            <text:p>00,016</text:p>
          </table:table-cell>
          <table:table-cell table:formula="of:=[.E322]-[.D322]" office:value-type="time" office:time-value="PT00H00M00.000999542S" calcext:value-type="time">
            <text:p>00,001</text:p>
          </table:table-cell>
          <table:table-cell table:formula="of:=[.E322]-[.A322]" office:value-type="time" office:time-value="PT00H00M05.188999465S" calcext:value-type="time">
            <text:p>05,189</text:p>
          </table:table-cell>
        </table:table-row>
        <table:table-row table:style-name="ro1">
          <table:table-cell office:value-type="time" office:time-value="PT1046901H54M24.858999895S" calcext:value-type="time">
            <text:p>1046901:54:24,859</text:p>
          </table:table-cell>
          <table:table-cell office:value-type="time" office:time-value="PT1046901H54M28.183999881S" calcext:value-type="time">
            <text:p>1046901:54:28,184</text:p>
          </table:table-cell>
          <table:table-cell office:value-type="time" office:time-value="PT1046901H54M28.185000261S" calcext:value-type="time">
            <text:p>1046901:54:28,185</text:p>
          </table:table-cell>
          <table:table-cell office:value-type="time" office:time-value="PT1046901H54M28.196000252S" calcext:value-type="time">
            <text:p>1046901:54:28,196</text:p>
          </table:table-cell>
          <table:table-cell office:value-type="time" office:time-value="PT1046901H54M28.196999794S" calcext:value-type="time">
            <text:p>1046901:54:28,197</text:p>
          </table:table-cell>
          <table:table-cell table:formula="of:=[.B323]-[.A323]" office:value-type="time" office:time-value="PT00H00M03.325000196S" calcext:value-type="time">
            <text:p>03,325</text:p>
          </table:table-cell>
          <table:table-cell table:formula="of:=[.C323]-[.B323]" office:value-type="time" office:time-value="PT00H00M00.001000171S" calcext:value-type="time">
            <text:p>00,001</text:p>
          </table:table-cell>
          <table:table-cell table:formula="of:=[.D323]-[.C323]" office:value-type="time" office:time-value="PT00H00M00.010999991S" calcext:value-type="time">
            <text:p>00,011</text:p>
          </table:table-cell>
          <table:table-cell table:formula="of:=[.E323]-[.D323]" office:value-type="time" office:time-value="PT00H00M00.000999542S" calcext:value-type="time">
            <text:p>00,001</text:p>
          </table:table-cell>
          <table:table-cell table:formula="of:=[.E323]-[.A323]" office:value-type="time" office:time-value="PT00H00M03.337999899S" calcext:value-type="time">
            <text:p>03,338</text:p>
          </table:table-cell>
        </table:table-row>
        <table:table-row table:style-name="ro1">
          <table:table-cell office:value-type="time" office:time-value="PT1046901H54M29.171999954S" calcext:value-type="time">
            <text:p>1046901:54:29,172</text:p>
          </table:table-cell>
          <table:table-cell table:number-columns-repeated="2" office:value-type="time" office:time-value="PT1046901H54M34.431000464S" calcext:value-type="time">
            <text:p>1046901:54:34,431</text:p>
          </table:table-cell>
          <table:table-cell office:value-type="time" office:time-value="PT1046901H54M34.44699984S" calcext:value-type="time">
            <text:p>1046901:54:34,447</text:p>
          </table:table-cell>
          <table:table-cell office:value-type="time" office:time-value="PT1046901H54M34.447999801S" calcext:value-type="time">
            <text:p>1046901:54:34,448</text:p>
          </table:table-cell>
          <table:table-cell table:formula="of:=[.B324]-[.A324]" office:value-type="time" office:time-value="PT00H00M05.259000091S" calcext:value-type="time">
            <text:p>05,259</text:p>
          </table:table-cell>
          <table:table-cell table:formula="of:=[.C324]-[.B324]" office:value-type="time" office:time-value="PT00H00M00S" calcext:value-type="time">
            <text:p>00,000</text:p>
          </table:table-cell>
          <table:table-cell table:formula="of:=[.D324]-[.C324]" office:value-type="time" office:time-value="PT00H00M00.015999586S" calcext:value-type="time">
            <text:p>00,016</text:p>
          </table:table-cell>
          <table:table-cell table:formula="of:=[.E324]-[.D324]" office:value-type="time" office:time-value="PT00H00M00.001000171S" calcext:value-type="time">
            <text:p>00,001</text:p>
          </table:table-cell>
          <table:table-cell table:formula="of:=[.E324]-[.A324]" office:value-type="time" office:time-value="PT00H00M05.275999848S" calcext:value-type="time">
            <text:p>05,276</text:p>
          </table:table-cell>
        </table:table-row>
        <table:table-row table:style-name="ro1">
          <table:table-cell office:value-type="time" office:time-value="PT1046901H54M35.4840001S" calcext:value-type="time">
            <text:p>1046901:54:35,484</text:p>
          </table:table-cell>
          <table:table-cell table:number-columns-repeated="2" office:value-type="time" office:time-value="PT1046901H54M39.031999782S" calcext:value-type="time">
            <text:p>1046901:54:39,032</text:p>
          </table:table-cell>
          <table:table-cell office:value-type="time" office:time-value="PT1046901H54M39.052999802S" calcext:value-type="time">
            <text:p>1046901:54:39,053</text:p>
          </table:table-cell>
          <table:table-cell office:value-type="time" office:time-value="PT1046901H54M39.053999763S" calcext:value-type="time">
            <text:p>1046901:54:39,054</text:p>
          </table:table-cell>
          <table:table-cell table:formula="of:=[.B325]-[.A325]" office:value-type="time" office:time-value="PT00H00M03.547999891S" calcext:value-type="time">
            <text:p>03,548</text:p>
          </table:table-cell>
          <table:table-cell table:formula="of:=[.C325]-[.B325]" office:value-type="time" office:time-value="PT00H00M00S" calcext:value-type="time">
            <text:p>00,000</text:p>
          </table:table-cell>
          <table:table-cell table:formula="of:=[.D325]-[.C325]" office:value-type="time" office:time-value="PT00H00M00.020999811S" calcext:value-type="time">
            <text:p>00,021</text:p>
          </table:table-cell>
          <table:table-cell table:formula="of:=[.E325]-[.D325]" office:value-type="time" office:time-value="PT00H00M00.001000171S" calcext:value-type="time">
            <text:p>00,001</text:p>
          </table:table-cell>
          <table:table-cell table:formula="of:=[.E325]-[.A325]" office:value-type="time" office:time-value="PT00H00M03.569999873S" calcext:value-type="time">
            <text:p>03,570</text:p>
          </table:table-cell>
        </table:table-row>
        <table:table-row table:style-name="ro1">
          <table:table-cell office:value-type="time" office:time-value="PT1046901H54M40.124999955S" calcext:value-type="time">
            <text:p>1046901:54:40,125</text:p>
          </table:table-cell>
          <table:table-cell table:number-columns-repeated="2" office:value-type="time" office:time-value="PT1046901H54M45.643000016S" calcext:value-type="time">
            <text:p>1046901:54:45,643</text:p>
          </table:table-cell>
          <table:table-cell office:value-type="time" office:time-value="PT1046901H54M45.659000231S" calcext:value-type="time">
            <text:p>1046901:54:45,659</text:p>
          </table:table-cell>
          <table:table-cell office:value-type="time" office:time-value="PT1046901H54M45.659999773S" calcext:value-type="time">
            <text:p>1046901:54:45,660</text:p>
          </table:table-cell>
          <table:table-cell table:formula="of:=[.B326]-[.A326]" office:value-type="time" office:time-value="PT00H00M05.51800027S" calcext:value-type="time">
            <text:p>05,518</text:p>
          </table:table-cell>
          <table:table-cell table:formula="of:=[.C326]-[.B326]" office:value-type="time" office:time-value="PT00H00M00S" calcext:value-type="time">
            <text:p>00,000</text:p>
          </table:table-cell>
          <table:table-cell table:formula="of:=[.D326]-[.C326]" office:value-type="time" office:time-value="PT00H00M00.016000215S" calcext:value-type="time">
            <text:p>00,016</text:p>
          </table:table-cell>
          <table:table-cell table:formula="of:=[.E326]-[.D326]" office:value-type="time" office:time-value="PT00H00M00.000999542S" calcext:value-type="time">
            <text:p>00,001</text:p>
          </table:table-cell>
          <table:table-cell table:formula="of:=[.E326]-[.A326]" office:value-type="time" office:time-value="PT00H00M05.535000027S" calcext:value-type="time">
            <text:p>05,535</text:p>
          </table:table-cell>
        </table:table-row>
        <table:table-row table:style-name="ro1">
          <table:table-cell office:value-type="time" office:time-value="PT1046901H54M46.728000082S" calcext:value-type="time">
            <text:p>1046901:54:46,728</text:p>
          </table:table-cell>
          <table:table-cell table:number-columns-repeated="2" office:value-type="time" office:time-value="PT1046901H54M50.260999929S" calcext:value-type="time">
            <text:p>1046901:54:50,261</text:p>
          </table:table-cell>
          <table:table-cell table:number-columns-repeated="2" office:value-type="time" office:time-value="PT1046901H54M50.2730003S" calcext:value-type="time">
            <text:p>1046901:54:50,273</text:p>
          </table:table-cell>
          <table:table-cell table:formula="of:=[.B327]-[.A327]" office:value-type="time" office:time-value="PT00H00M03.532999847S" calcext:value-type="time">
            <text:p>03,533</text:p>
          </table:table-cell>
          <table:table-cell table:formula="of:=[.C327]-[.B327]" office:value-type="time" office:time-value="PT00H00M00S" calcext:value-type="time">
            <text:p>00,000</text:p>
          </table:table-cell>
          <table:table-cell table:formula="of:=[.D327]-[.C327]" office:value-type="time" office:time-value="PT00H00M00.012000161S" calcext:value-type="time">
            <text:p>00,012</text:p>
          </table:table-cell>
          <table:table-cell table:formula="of:=[.E327]-[.D327]" office:value-type="time" office:time-value="PT00H00M00S" calcext:value-type="time">
            <text:p>00,000</text:p>
          </table:table-cell>
          <table:table-cell table:formula="of:=[.E327]-[.A327]" office:value-type="time" office:time-value="PT00H00M03.545000008S" calcext:value-type="time">
            <text:p>03,545</text:p>
          </table:table-cell>
        </table:table-row>
        <table:table-row table:style-name="ro1">
          <table:table-cell office:value-type="time" office:time-value="PT1046901H54M51.313999984S" calcext:value-type="time">
            <text:p>1046901:54:51,314</text:p>
          </table:table-cell>
          <table:table-cell office:value-type="time" office:time-value="PT1046901H54M57.909999965S" calcext:value-type="time">
            <text:p>1046901:54:57,910</text:p>
          </table:table-cell>
          <table:table-cell office:value-type="time" office:time-value="PT1046901H54M57.914000228S" calcext:value-type="time">
            <text:p>1046901:54:57,914</text:p>
          </table:table-cell>
          <table:table-cell office:value-type="time" office:time-value="PT1046901H54M57.927999683S" calcext:value-type="time">
            <text:p>1046901:54:57,928</text:p>
          </table:table-cell>
          <table:table-cell office:value-type="time" office:time-value="PT1046901H54M57.929000063S" calcext:value-type="time">
            <text:p>1046901:54:57,929</text:p>
          </table:table-cell>
          <table:table-cell table:formula="of:=[.B328]-[.A328]" office:value-type="time" office:time-value="PT00H00M06.59599998S" calcext:value-type="time">
            <text:p>06,596</text:p>
          </table:table-cell>
          <table:table-cell table:formula="of:=[.C328]-[.B328]" office:value-type="time" office:time-value="PT00H00M00.004000054S" calcext:value-type="time">
            <text:p>00,004</text:p>
          </table:table-cell>
          <table:table-cell table:formula="of:=[.D328]-[.C328]" office:value-type="time" office:time-value="PT00H00M00.013999874S" calcext:value-type="time">
            <text:p>00,014</text:p>
          </table:table-cell>
          <table:table-cell table:formula="of:=[.E328]-[.D328]" office:value-type="time" office:time-value="PT00H00M00.001000171S" calcext:value-type="time">
            <text:p>00,001</text:p>
          </table:table-cell>
          <table:table-cell table:formula="of:=[.E328]-[.A328]" office:value-type="time" office:time-value="PT00H00M06.615000078S" calcext:value-type="time">
            <text:p>06,615</text:p>
          </table:table-cell>
        </table:table-row>
        <table:table-row table:style-name="ro1">
          <table:table-cell office:value-type="time" office:time-value="PT1046901H54M59.478000496S" calcext:value-type="time">
            <text:p>1046901:54:59,478</text:p>
          </table:table-cell>
          <table:table-cell office:value-type="time" office:time-value="PT1046901H55M03.760000505S" calcext:value-type="time">
            <text:p>1046901:55:03,760</text:p>
          </table:table-cell>
          <table:table-cell office:value-type="time" office:time-value="PT1046901H55M03.760999627S" calcext:value-type="time">
            <text:p>1046901:55:03,761</text:p>
          </table:table-cell>
          <table:table-cell office:value-type="time" office:time-value="PT1046901H55M03.778000223S" calcext:value-type="time">
            <text:p>1046901:55:03,778</text:p>
          </table:table-cell>
          <table:table-cell office:value-type="time" office:time-value="PT1046901H55M03.778999764S" calcext:value-type="time">
            <text:p>1046901:55:03,779</text:p>
          </table:table-cell>
          <table:table-cell table:formula="of:=[.B329]-[.A329]" office:value-type="time" office:time-value="PT00H00M04.282000009S" calcext:value-type="time">
            <text:p>04,282</text:p>
          </table:table-cell>
          <table:table-cell table:formula="of:=[.C329]-[.B329]" office:value-type="time" office:time-value="PT00H00M00.000999542S" calcext:value-type="time">
            <text:p>00,001</text:p>
          </table:table-cell>
          <table:table-cell table:formula="of:=[.D329]-[.C329]" office:value-type="time" office:time-value="PT00H00M00.017000386S" calcext:value-type="time">
            <text:p>00,017</text:p>
          </table:table-cell>
          <table:table-cell table:formula="of:=[.E329]-[.D329]" office:value-type="time" office:time-value="PT00H00M00.000999542S" calcext:value-type="time">
            <text:p>00,001</text:p>
          </table:table-cell>
          <table:table-cell table:formula="of:=[.E329]-[.A329]" office:value-type="time" office:time-value="PT00H00M04.300999478S" calcext:value-type="time">
            <text:p>04,301</text:p>
          </table:table-cell>
        </table:table-row>
        <table:table-row table:style-name="ro1">
          <table:table-cell office:value-type="time" office:time-value="PT1046901H55M05.186999822S" calcext:value-type="time">
            <text:p>1046901:55:05,187</text:p>
          </table:table-cell>
          <table:table-cell office:value-type="time" office:time-value="PT1046901H55M13.739000307S" calcext:value-type="time">
            <text:p>1046901:55:13,739</text:p>
          </table:table-cell>
          <table:table-cell office:value-type="time" office:time-value="PT1046901H55M13.743999694S" calcext:value-type="time">
            <text:p>1046901:55:13,744</text:p>
          </table:table-cell>
          <table:table-cell office:value-type="time" office:time-value="PT1046901H55M13.838000223S" calcext:value-type="time">
            <text:p>1046901:55:13,838</text:p>
          </table:table-cell>
          <table:table-cell office:value-type="time" office:time-value="PT1046901H55M13.843000028S" calcext:value-type="time">
            <text:p>1046901:55:13,843</text:p>
          </table:table-cell>
          <table:table-cell table:formula="of:=[.B330]-[.A330]" office:value-type="time" office:time-value="PT00H00M08.552000485S" calcext:value-type="time">
            <text:p>08,552</text:p>
          </table:table-cell>
          <table:table-cell table:formula="of:=[.C330]-[.B330]" office:value-type="time" office:time-value="PT00H00M00.004999596S" calcext:value-type="time">
            <text:p>00,005</text:p>
          </table:table-cell>
          <table:table-cell table:formula="of:=[.D330]-[.C330]" office:value-type="time" office:time-value="PT00H00M00.09400032S" calcext:value-type="time">
            <text:p>00,094</text:p>
          </table:table-cell>
          <table:table-cell table:formula="of:=[.E330]-[.D330]" office:value-type="time" office:time-value="PT00H00M00.004999596S" calcext:value-type="time">
            <text:p>00,005</text:p>
          </table:table-cell>
          <table:table-cell table:formula="of:=[.E330]-[.A330]" office:value-type="time" office:time-value="PT00H00M08.655999997S" calcext:value-type="time">
            <text:p>08,656</text:p>
          </table:table-cell>
        </table:table-row>
        <table:table-row table:style-name="ro1">
          <table:table-cell office:value-type="time" office:time-value="PT1046901H55M15.488000074S" calcext:value-type="time">
            <text:p>1046901:55:15,488</text:p>
          </table:table-cell>
          <table:table-cell table:number-columns-repeated="2" office:value-type="time" office:time-value="PT1046901H55M19.71500013S" calcext:value-type="time">
            <text:p>1046901:55:19,715</text:p>
          </table:table-cell>
          <table:table-cell office:value-type="time" office:time-value="PT1046901H55M19.731999887S" calcext:value-type="time">
            <text:p>1046901:55:19,732</text:p>
          </table:table-cell>
          <table:table-cell office:value-type="time" office:time-value="PT1046901H55M19.733000267S" calcext:value-type="time">
            <text:p>1046901:55:19,733</text:p>
          </table:table-cell>
          <table:table-cell table:formula="of:=[.B331]-[.A331]" office:value-type="time" office:time-value="PT00H00M04.227000056S" calcext:value-type="time">
            <text:p>04,227</text:p>
          </table:table-cell>
          <table:table-cell table:formula="of:=[.C331]-[.B331]" office:value-type="time" office:time-value="PT00H00M00S" calcext:value-type="time">
            <text:p>00,000</text:p>
          </table:table-cell>
          <table:table-cell table:formula="of:=[.D331]-[.C331]" office:value-type="time" office:time-value="PT00H00M00.016999757S" calcext:value-type="time">
            <text:p>00,017</text:p>
          </table:table-cell>
          <table:table-cell table:formula="of:=[.E331]-[.D331]" office:value-type="time" office:time-value="PT00H00M00.001000171S" calcext:value-type="time">
            <text:p>00,001</text:p>
          </table:table-cell>
          <table:table-cell table:formula="of:=[.E331]-[.A331]" office:value-type="time" office:time-value="PT00H00M04.244999983S" calcext:value-type="time">
            <text:p>04,245</text:p>
          </table:table-cell>
        </table:table-row>
        <table:table-row table:style-name="ro1">
          <table:table-cell office:value-type="time" office:time-value="PT1046901H55M20.994000183S" calcext:value-type="time">
            <text:p>1046901:55:20,994</text:p>
          </table:table-cell>
          <table:table-cell office:value-type="time" office:time-value="PT1046901H55M26.753000077S" calcext:value-type="time">
            <text:p>1046901:55:26,753</text:p>
          </table:table-cell>
          <table:table-cell office:value-type="time" office:time-value="PT1046901H55M26.75599996S" calcext:value-type="time">
            <text:p>1046901:55:26,756</text:p>
          </table:table-cell>
          <table:table-cell office:value-type="time" office:time-value="PT1046901H55M26.769999834S" calcext:value-type="time">
            <text:p>1046901:55:26,770</text:p>
          </table:table-cell>
          <table:table-cell office:value-type="time" office:time-value="PT1046901H55M26.771000214S" calcext:value-type="time">
            <text:p>1046901:55:26,771</text:p>
          </table:table-cell>
          <table:table-cell table:formula="of:=[.B332]-[.A332]" office:value-type="time" office:time-value="PT00H00M05.758999893S" calcext:value-type="time">
            <text:p>05,759</text:p>
          </table:table-cell>
          <table:table-cell table:formula="of:=[.C332]-[.B332]" office:value-type="time" office:time-value="PT00H00M00.002999883S" calcext:value-type="time">
            <text:p>00,003</text:p>
          </table:table-cell>
          <table:table-cell table:formula="of:=[.D332]-[.C332]" office:value-type="time" office:time-value="PT00H00M00.013999874S" calcext:value-type="time">
            <text:p>00,014</text:p>
          </table:table-cell>
          <table:table-cell table:formula="of:=[.E332]-[.D332]" office:value-type="time" office:time-value="PT00H00M00.001000171S" calcext:value-type="time">
            <text:p>00,001</text:p>
          </table:table-cell>
          <table:table-cell table:formula="of:=[.E332]-[.A332]" office:value-type="time" office:time-value="PT00H00M05.776999821S" calcext:value-type="time">
            <text:p>05,777</text:p>
          </table:table-cell>
        </table:table-row>
        <table:table-row table:style-name="ro1">
          <table:table-cell office:value-type="time" office:time-value="PT1046901H55M27.969000069S" calcext:value-type="time">
            <text:p>1046901:55:27,969</text:p>
          </table:table-cell>
          <table:table-cell table:number-columns-repeated="2" office:value-type="time" office:time-value="PT1046901H55M31.554999948S" calcext:value-type="time">
            <text:p>1046901:55:31,555</text:p>
          </table:table-cell>
          <table:table-cell office:value-type="time" office:time-value="PT1046901H55M31.585000455S" calcext:value-type="time">
            <text:p>1046901:55:31,585</text:p>
          </table:table-cell>
          <table:table-cell office:value-type="time" office:time-value="PT1046901H55M31.585999578S" calcext:value-type="time">
            <text:p>1046901:55:31,586</text:p>
          </table:table-cell>
          <table:table-cell table:formula="of:=[.B333]-[.A333]" office:value-type="time" office:time-value="PT00H00M03.586000088S" calcext:value-type="time">
            <text:p>03,586</text:p>
          </table:table-cell>
          <table:table-cell table:formula="of:=[.C333]-[.B333]" office:value-type="time" office:time-value="PT00H00M00S" calcext:value-type="time">
            <text:p>00,000</text:p>
          </table:table-cell>
          <table:table-cell table:formula="of:=[.D333]-[.C333]" office:value-type="time" office:time-value="PT00H00M00.030000089S" calcext:value-type="time">
            <text:p>00,030</text:p>
          </table:table-cell>
          <table:table-cell table:formula="of:=[.E333]-[.D333]" office:value-type="time" office:time-value="PT00H00M00.000999542S" calcext:value-type="time">
            <text:p>00,001</text:p>
          </table:table-cell>
          <table:table-cell table:formula="of:=[.E333]-[.A333]" office:value-type="time" office:time-value="PT00H00M03.616999718S" calcext:value-type="time">
            <text:p>03,617</text:p>
          </table:table-cell>
        </table:table-row>
        <table:table-row table:style-name="ro1">
          <table:table-cell office:value-type="time" office:time-value="PT1046901H55M32.797000185S" calcext:value-type="time">
            <text:p>1046901:55:32,797</text:p>
          </table:table-cell>
          <table:table-cell office:value-type="time" office:time-value="PT1046901H55M38.347999798S" calcext:value-type="time">
            <text:p>1046901:55:38,348</text:p>
          </table:table-cell>
          <table:table-cell office:value-type="time" office:time-value="PT1046901H55M38.349000178S" calcext:value-type="time">
            <text:p>1046901:55:38,349</text:p>
          </table:table-cell>
          <table:table-cell office:value-type="time" office:time-value="PT1046901H55M38.365000393S" calcext:value-type="time">
            <text:p>1046901:55:38,365</text:p>
          </table:table-cell>
          <table:table-cell office:value-type="time" office:time-value="PT1046901H55M38.366999896S" calcext:value-type="time">
            <text:p>1046901:55:38,367</text:p>
          </table:table-cell>
          <table:table-cell table:formula="of:=[.B334]-[.A334]" office:value-type="time" office:time-value="PT00H00M05.550999613S" calcext:value-type="time">
            <text:p>05,551</text:p>
          </table:table-cell>
          <table:table-cell table:formula="of:=[.C334]-[.B334]" office:value-type="time" office:time-value="PT00H00M00.001000171S" calcext:value-type="time">
            <text:p>00,001</text:p>
          </table:table-cell>
          <table:table-cell table:formula="of:=[.D334]-[.C334]" office:value-type="time" office:time-value="PT00H00M00.016000215S" calcext:value-type="time">
            <text:p>00,016</text:p>
          </table:table-cell>
          <table:table-cell table:formula="of:=[.E334]-[.D334]" office:value-type="time" office:time-value="PT00H00M00.001999713S" calcext:value-type="time">
            <text:p>00,002</text:p>
          </table:table-cell>
          <table:table-cell table:formula="of:=[.E334]-[.A334]" office:value-type="time" office:time-value="PT00H00M05.569999712S" calcext:value-type="time">
            <text:p>05,570</text:p>
          </table:table-cell>
        </table:table-row>
        <table:table-row table:style-name="ro1">
          <table:table-cell office:value-type="time" office:time-value="PT1046901H55M39.438000508S" calcext:value-type="time">
            <text:p>1046901:55:39,438</text:p>
          </table:table-cell>
          <table:table-cell table:number-columns-repeated="2" office:value-type="time" office:time-value="PT1046901H55M42.801000271S" calcext:value-type="time">
            <text:p>1046901:55:42,801</text:p>
          </table:table-cell>
          <table:table-cell table:number-columns-repeated="2" office:value-type="time" office:time-value="PT1046901H55M42.813000223S" calcext:value-type="time">
            <text:p>1046901:55:42,813</text:p>
          </table:table-cell>
          <table:table-cell table:formula="of:=[.B335]-[.A335]" office:value-type="time" office:time-value="PT00H00M03.362999763S" calcext:value-type="time">
            <text:p>03,363</text:p>
          </table:table-cell>
          <table:table-cell table:formula="of:=[.C335]-[.B335]" office:value-type="time" office:time-value="PT00H00M00S" calcext:value-type="time">
            <text:p>00,000</text:p>
          </table:table-cell>
          <table:table-cell table:formula="of:=[.D335]-[.C335]" office:value-type="time" office:time-value="PT00H00M00.012000161S" calcext:value-type="time">
            <text:p>00,012</text:p>
          </table:table-cell>
          <table:table-cell table:formula="of:=[.E335]-[.D335]" office:value-type="time" office:time-value="PT00H00M00S" calcext:value-type="time">
            <text:p>00,000</text:p>
          </table:table-cell>
          <table:table-cell table:formula="of:=[.E335]-[.A335]" office:value-type="time" office:time-value="PT00H00M03.374999925S" calcext:value-type="time">
            <text:p>03,375</text:p>
          </table:table-cell>
        </table:table-row>
        <table:table-row table:style-name="ro1">
          <table:table-cell office:value-type="time" office:time-value="PT1046901H55M43.79500011S" calcext:value-type="time">
            <text:p>1046901:55:43,795</text:p>
          </table:table-cell>
          <table:table-cell table:number-columns-repeated="2" office:value-type="time" office:time-value="PT1046901H55M49.075999763S" calcext:value-type="time">
            <text:p>1046901:55:49,076</text:p>
          </table:table-cell>
          <table:table-cell office:value-type="time" office:time-value="PT1046901H55M49.091000017S" calcext:value-type="time">
            <text:p>1046901:55:49,091</text:p>
          </table:table-cell>
          <table:table-cell office:value-type="time" office:time-value="PT1046901H55M49.091999978S" calcext:value-type="time">
            <text:p>1046901:55:49,092</text:p>
          </table:table-cell>
          <table:table-cell table:formula="of:=[.B336]-[.A336]" office:value-type="time" office:time-value="PT00H00M05.281000072S" calcext:value-type="time">
            <text:p>05,281</text:p>
          </table:table-cell>
          <table:table-cell table:formula="of:=[.C336]-[.B336]" office:value-type="time" office:time-value="PT00H00M00S" calcext:value-type="time">
            <text:p>00,000</text:p>
          </table:table-cell>
          <table:table-cell table:formula="of:=[.D336]-[.C336]" office:value-type="time" office:time-value="PT00H00M00.015000044S" calcext:value-type="time">
            <text:p>00,015</text:p>
          </table:table-cell>
          <table:table-cell table:formula="of:=[.E336]-[.D336]" office:value-type="time" office:time-value="PT00H00M00.001000171S" calcext:value-type="time">
            <text:p>00,001</text:p>
          </table:table-cell>
          <table:table-cell table:formula="of:=[.E336]-[.A336]" office:value-type="time" office:time-value="PT00H00M05.297000287S" calcext:value-type="time">
            <text:p>05,297</text:p>
          </table:table-cell>
        </table:table-row>
        <table:table-row table:style-name="ro1">
          <table:table-cell office:value-type="time" office:time-value="PT1046901H55M50.124000013S" calcext:value-type="time">
            <text:p>1046901:55:50,124</text:p>
          </table:table-cell>
          <table:table-cell table:number-columns-repeated="2" office:value-type="time" office:time-value="PT1046901H55M53.56400013S" calcext:value-type="time">
            <text:p>1046901:55:53,564</text:p>
          </table:table-cell>
          <table:table-cell table:number-columns-repeated="2" office:value-type="time" office:time-value="PT1046901H55M53.580000345S" calcext:value-type="time">
            <text:p>1046901:55:53,580</text:p>
          </table:table-cell>
          <table:table-cell table:formula="of:=[.B337]-[.A337]" office:value-type="time" office:time-value="PT00H00M03.439999698S" calcext:value-type="time">
            <text:p>03,440</text:p>
          </table:table-cell>
          <table:table-cell table:formula="of:=[.C337]-[.B337]" office:value-type="time" office:time-value="PT00H00M00S" calcext:value-type="time">
            <text:p>00,000</text:p>
          </table:table-cell>
          <table:table-cell table:formula="of:=[.D337]-[.C337]" office:value-type="time" office:time-value="PT00H00M00.016000215S" calcext:value-type="time">
            <text:p>00,016</text:p>
          </table:table-cell>
          <table:table-cell table:formula="of:=[.E337]-[.D337]" office:value-type="time" office:time-value="PT00H00M00S" calcext:value-type="time">
            <text:p>00,000</text:p>
          </table:table-cell>
          <table:table-cell table:formula="of:=[.E337]-[.A337]" office:value-type="time" office:time-value="PT00H00M03.455999913S" calcext:value-type="time">
            <text:p>03,456</text:p>
          </table:table-cell>
        </table:table-row>
        <table:table-row table:style-name="ro1">
          <table:table-cell office:value-type="time" office:time-value="PT1046901H55M54.786000308S" calcext:value-type="time">
            <text:p>1046901:55:54,786</text:p>
          </table:table-cell>
          <table:table-cell table:number-columns-repeated="2" office:value-type="time" office:time-value="PT1046901H56M00.115999728S" calcext:value-type="time">
            <text:p>1046901:56:00,116</text:p>
          </table:table-cell>
          <table:table-cell office:value-type="time" office:time-value="PT1046901H56M00.130999982S" calcext:value-type="time">
            <text:p>1046901:56:00,131</text:p>
          </table:table-cell>
          <table:table-cell office:value-type="time" office:time-value="PT1046901H56M00.131999943S" calcext:value-type="time">
            <text:p>1046901:56:00,132</text:p>
          </table:table-cell>
          <table:table-cell table:formula="of:=[.B338]-[.A338]" office:value-type="time" office:time-value="PT00H00M05.32999963S" calcext:value-type="time">
            <text:p>05,330</text:p>
          </table:table-cell>
          <table:table-cell table:formula="of:=[.C338]-[.B338]" office:value-type="time" office:time-value="PT00H00M00S" calcext:value-type="time">
            <text:p>00,000</text:p>
          </table:table-cell>
          <table:table-cell table:formula="of:=[.D338]-[.C338]" office:value-type="time" office:time-value="PT00H00M00.015000044S" calcext:value-type="time">
            <text:p>00,015</text:p>
          </table:table-cell>
          <table:table-cell table:formula="of:=[.E338]-[.D338]" office:value-type="time" office:time-value="PT00H00M00.001000171S" calcext:value-type="time">
            <text:p>00,001</text:p>
          </table:table-cell>
          <table:table-cell table:formula="of:=[.E338]-[.A338]" office:value-type="time" office:time-value="PT00H00M05.345999845S" calcext:value-type="time">
            <text:p>05,346</text:p>
          </table:table-cell>
        </table:table-row>
        <table:table-row table:style-name="ro1">
          <table:table-cell office:value-type="time" office:time-value="PT1046901H56M01.161000095S" calcext:value-type="time">
            <text:p>1046901:56:01,161</text:p>
          </table:table-cell>
          <table:table-cell table:number-columns-repeated="2" office:value-type="time" office:time-value="PT1046901H56M04.684999874S" calcext:value-type="time">
            <text:p>1046901:56:04,685</text:p>
          </table:table-cell>
          <table:table-cell table:number-columns-repeated="2" office:value-type="time" office:time-value="PT1046901H56M04.702000469S" calcext:value-type="time">
            <text:p>1046901:56:04,702</text:p>
          </table:table-cell>
          <table:table-cell table:formula="of:=[.B339]-[.A339]" office:value-type="time" office:time-value="PT00H00M03.523999569S" calcext:value-type="time">
            <text:p>03,524</text:p>
          </table:table-cell>
          <table:table-cell table:formula="of:=[.C339]-[.B339]" office:value-type="time" office:time-value="PT00H00M00S" calcext:value-type="time">
            <text:p>00,000</text:p>
          </table:table-cell>
          <table:table-cell table:formula="of:=[.D339]-[.C339]" office:value-type="time" office:time-value="PT00H00M00.017000386S" calcext:value-type="time">
            <text:p>00,017</text:p>
          </table:table-cell>
          <table:table-cell table:formula="of:=[.E339]-[.D339]" office:value-type="time" office:time-value="PT00H00M00S" calcext:value-type="time">
            <text:p>00,000</text:p>
          </table:table-cell>
          <table:table-cell table:formula="of:=[.E339]-[.A339]" office:value-type="time" office:time-value="PT00H00M03.540999955S" calcext:value-type="time">
            <text:p>03,541</text:p>
          </table:table-cell>
        </table:table-row>
        <table:table-row table:style-name="ro1">
          <table:table-cell office:value-type="time" office:time-value="PT1046901H56M05.683999937S" calcext:value-type="time">
            <text:p>1046901:56:05,684</text:p>
          </table:table-cell>
          <table:table-cell table:number-columns-repeated="2" office:value-type="time" office:time-value="PT1046901H56M10.904999832S" calcext:value-type="time">
            <text:p>1046901:56:10,905</text:p>
          </table:table-cell>
          <table:table-cell office:value-type="time" office:time-value="PT1046901H56M10.921000047S" calcext:value-type="time">
            <text:p>1046901:56:10,921</text:p>
          </table:table-cell>
          <table:table-cell office:value-type="time" office:time-value="PT1046901H56M10.922000427S" calcext:value-type="time">
            <text:p>1046901:56:10,922</text:p>
          </table:table-cell>
          <table:table-cell table:formula="of:=[.B340]-[.A340]" office:value-type="time" office:time-value="PT00H00M05.220999895S" calcext:value-type="time">
            <text:p>05,221</text:p>
          </table:table-cell>
          <table:table-cell table:formula="of:=[.C340]-[.B340]" office:value-type="time" office:time-value="PT00H00M00S" calcext:value-type="time">
            <text:p>00,000</text:p>
          </table:table-cell>
          <table:table-cell table:formula="of:=[.D340]-[.C340]" office:value-type="time" office:time-value="PT00H00M00.016000215S" calcext:value-type="time">
            <text:p>00,016</text:p>
          </table:table-cell>
          <table:table-cell table:formula="of:=[.E340]-[.D340]" office:value-type="time" office:time-value="PT00H00M00.001000171S" calcext:value-type="time">
            <text:p>00,001</text:p>
          </table:table-cell>
          <table:table-cell table:formula="of:=[.E340]-[.A340]" office:value-type="time" office:time-value="PT00H00M05.23800028S" calcext:value-type="time">
            <text:p>05,238</text:p>
          </table:table-cell>
        </table:table-row>
        <table:table-row table:style-name="ro1">
          <table:table-cell office:value-type="time" office:time-value="PT1046901H56M11.933999984S" calcext:value-type="time">
            <text:p>1046901:56:11,934</text:p>
          </table:table-cell>
          <table:table-cell table:number-columns-repeated="2" office:value-type="time" office:time-value="PT1046901H56M15.500999764S" calcext:value-type="time">
            <text:p>1046901:56:15,501</text:p>
          </table:table-cell>
          <table:table-cell office:value-type="time" office:time-value="PT1046901H56M15.519999862S" calcext:value-type="time">
            <text:p>1046901:56:15,520</text:p>
          </table:table-cell>
          <table:table-cell office:value-type="time" office:time-value="PT1046901H56M15.521000242S" calcext:value-type="time">
            <text:p>1046901:56:15,521</text:p>
          </table:table-cell>
          <table:table-cell table:formula="of:=[.B341]-[.A341]" office:value-type="time" office:time-value="PT00H00M03.56699999S" calcext:value-type="time">
            <text:p>03,567</text:p>
          </table:table-cell>
          <table:table-cell table:formula="of:=[.C341]-[.B341]" office:value-type="time" office:time-value="PT00H00M00S" calcext:value-type="time">
            <text:p>00,000</text:p>
          </table:table-cell>
          <table:table-cell table:formula="of:=[.D341]-[.C341]" office:value-type="time" office:time-value="PT00H00M00.019000098S" calcext:value-type="time">
            <text:p>00,019</text:p>
          </table:table-cell>
          <table:table-cell table:formula="of:=[.E341]-[.D341]" office:value-type="time" office:time-value="PT00H00M00.001000171S" calcext:value-type="time">
            <text:p>00,001</text:p>
          </table:table-cell>
          <table:table-cell table:formula="of:=[.E341]-[.A341]" office:value-type="time" office:time-value="PT00H00M03.587000258S" calcext:value-type="time">
            <text:p>03,587</text:p>
          </table:table-cell>
        </table:table-row>
        <table:table-row table:style-name="ro1">
          <table:table-cell office:value-type="time" office:time-value="PT1046901H56M16.611000113S" calcext:value-type="time">
            <text:p>1046901:56:16,611</text:p>
          </table:table-cell>
          <table:table-cell office:value-type="time" office:time-value="PT1046901H56M22.065999694S" calcext:value-type="time">
            <text:p>1046901:56:22,066</text:p>
          </table:table-cell>
          <table:table-cell office:value-type="time" office:time-value="PT1046901H56M22.066999655S" calcext:value-type="time">
            <text:p>1046901:56:22,067</text:p>
          </table:table-cell>
          <table:table-cell office:value-type="time" office:time-value="PT1046901H56M22.08299987S" calcext:value-type="time">
            <text:p>1046901:56:22,083</text:p>
          </table:table-cell>
          <table:table-cell office:value-type="time" office:time-value="PT1046901H56M22.08400025S" calcext:value-type="time">
            <text:p>1046901:56:22,084</text:p>
          </table:table-cell>
          <table:table-cell table:formula="of:=[.B342]-[.A342]" office:value-type="time" office:time-value="PT00H00M05.454999581S" calcext:value-type="time">
            <text:p>05,455</text:p>
          </table:table-cell>
          <table:table-cell table:formula="of:=[.C342]-[.B342]" office:value-type="time" office:time-value="PT00H00M00.001000171S" calcext:value-type="time">
            <text:p>00,001</text:p>
          </table:table-cell>
          <table:table-cell table:formula="of:=[.D342]-[.C342]" office:value-type="time" office:time-value="PT00H00M00.016000215S" calcext:value-type="time">
            <text:p>00,016</text:p>
          </table:table-cell>
          <table:table-cell table:formula="of:=[.E342]-[.D342]" office:value-type="time" office:time-value="PT00H00M00.001000171S" calcext:value-type="time">
            <text:p>00,001</text:p>
          </table:table-cell>
          <table:table-cell table:formula="of:=[.E342]-[.A342]" office:value-type="time" office:time-value="PT00H00M05.473000137S" calcext:value-type="time">
            <text:p>05,473</text:p>
          </table:table-cell>
        </table:table-row>
        <table:table-row table:style-name="ro1">
          <table:table-cell office:value-type="time" office:time-value="PT1046901H56M23.097000187S" calcext:value-type="time">
            <text:p>1046901:56:23,097</text:p>
          </table:table-cell>
          <table:table-cell office:value-type="time" office:time-value="PT1046901H56M26.491999961S" calcext:value-type="time">
            <text:p>1046901:56:26,492</text:p>
          </table:table-cell>
          <table:table-cell office:value-type="time" office:time-value="PT1046901H56M26.492999922S" calcext:value-type="time">
            <text:p>1046901:56:26,493</text:p>
          </table:table-cell>
          <table:table-cell office:value-type="time" office:time-value="PT1046901H56M26.503999913S" calcext:value-type="time">
            <text:p>1046901:56:26,504</text:p>
          </table:table-cell>
          <table:table-cell office:value-type="time" office:time-value="PT1046901H56M26.505000293S" calcext:value-type="time">
            <text:p>1046901:56:26,505</text:p>
          </table:table-cell>
          <table:table-cell table:formula="of:=[.B343]-[.A343]" office:value-type="time" office:time-value="PT00H00M03.394999565S" calcext:value-type="time">
            <text:p>03,395</text:p>
          </table:table-cell>
          <table:table-cell table:formula="of:=[.C343]-[.B343]" office:value-type="time" office:time-value="PT00H00M00.001000171S" calcext:value-type="time">
            <text:p>00,001</text:p>
          </table:table-cell>
          <table:table-cell table:formula="of:=[.D343]-[.C343]" office:value-type="time" office:time-value="PT00H00M00.010999991S" calcext:value-type="time">
            <text:p>00,011</text:p>
          </table:table-cell>
          <table:table-cell table:formula="of:=[.E343]-[.D343]" office:value-type="time" office:time-value="PT00H00M00.001000171S" calcext:value-type="time">
            <text:p>00,001</text:p>
          </table:table-cell>
          <table:table-cell table:formula="of:=[.E343]-[.A343]" office:value-type="time" office:time-value="PT00H00M03.407999896S" calcext:value-type="time">
            <text:p>03,408</text:p>
          </table:table-cell>
        </table:table-row>
        <table:table-row table:style-name="ro1">
          <table:table-cell office:value-type="time" office:time-value="PT1046901H56M27.511000084S" calcext:value-type="time">
            <text:p>1046901:56:27,511</text:p>
          </table:table-cell>
          <table:table-cell table:number-columns-repeated="2" office:value-type="time" office:time-value="PT1046901H56M32.977999616S" calcext:value-type="time">
            <text:p>1046901:56:32,978</text:p>
          </table:table-cell>
          <table:table-cell table:number-columns-repeated="2" office:value-type="time" office:time-value="PT1046901H56M32.989999987S" calcext:value-type="time">
            <text:p>1046901:56:32,990</text:p>
          </table:table-cell>
          <table:table-cell table:formula="of:=[.B344]-[.A344]" office:value-type="time" office:time-value="PT00H00M05.466999742S" calcext:value-type="time">
            <text:p>05,467</text:p>
          </table:table-cell>
          <table:table-cell table:formula="of:=[.C344]-[.B344]" office:value-type="time" office:time-value="PT00H00M00S" calcext:value-type="time">
            <text:p>00,000</text:p>
          </table:table-cell>
          <table:table-cell table:formula="of:=[.D344]-[.C344]" office:value-type="time" office:time-value="PT00H00M00.012000161S" calcext:value-type="time">
            <text:p>00,012</text:p>
          </table:table-cell>
          <table:table-cell table:formula="of:=[.E344]-[.D344]" office:value-type="time" office:time-value="PT00H00M00S" calcext:value-type="time">
            <text:p>00,000</text:p>
          </table:table-cell>
          <table:table-cell table:formula="of:=[.E344]-[.A344]" office:value-type="time" office:time-value="PT00H00M05.478999903S" calcext:value-type="time">
            <text:p>05,479</text:p>
          </table:table-cell>
        </table:table-row>
        <table:table-row table:style-name="ro1">
          <table:table-cell office:value-type="time" office:time-value="PT1046901H56M34.15399991S" calcext:value-type="time">
            <text:p>1046901:56:34,154</text:p>
          </table:table-cell>
          <table:table-cell office:value-type="time" office:time-value="PT1046901H56M37.55599983S" calcext:value-type="time">
            <text:p>1046901:56:37,556</text:p>
          </table:table-cell>
          <table:table-cell office:value-type="time" office:time-value="PT1046901H56M37.557000211S" calcext:value-type="time">
            <text:p>1046901:56:37,557</text:p>
          </table:table-cell>
          <table:table-cell office:value-type="time" office:time-value="PT1046901H56M37.576999851S" calcext:value-type="time">
            <text:p>1046901:56:37,577</text:p>
          </table:table-cell>
          <table:table-cell office:value-type="time" office:time-value="PT1046901H56M37.577999812S" calcext:value-type="time">
            <text:p>1046901:56:37,578</text:p>
          </table:table-cell>
          <table:table-cell table:formula="of:=[.B345]-[.A345]" office:value-type="time" office:time-value="PT00H00M03.40200013S" calcext:value-type="time">
            <text:p>03,402</text:p>
          </table:table-cell>
          <table:table-cell table:formula="of:=[.C345]-[.B345]" office:value-type="time" office:time-value="PT00H00M00.001000171S" calcext:value-type="time">
            <text:p>00,001</text:p>
          </table:table-cell>
          <table:table-cell table:formula="of:=[.D345]-[.C345]" office:value-type="time" office:time-value="PT00H00M00.01999964S" calcext:value-type="time">
            <text:p>00,020</text:p>
          </table:table-cell>
          <table:table-cell table:formula="of:=[.E345]-[.D345]" office:value-type="time" office:time-value="PT00H00M00.001000171S" calcext:value-type="time">
            <text:p>00,001</text:p>
          </table:table-cell>
          <table:table-cell table:formula="of:=[.E345]-[.A345]" office:value-type="time" office:time-value="PT00H00M03.424000111S" calcext:value-type="time">
            <text:p>03,424</text:p>
          </table:table-cell>
        </table:table-row>
        <table:table-row table:style-name="ro1">
          <table:table-cell office:value-type="time" office:time-value="PT1046901H56M39.116999796S" calcext:value-type="time">
            <text:p>1046901:56:39,117</text:p>
          </table:table-cell>
          <table:table-cell office:value-type="time" office:time-value="PT1046901H56M45.772999953S" calcext:value-type="time">
            <text:p>1046901:56:45,773</text:p>
          </table:table-cell>
          <table:table-cell office:value-type="time" office:time-value="PT1046901H56M45.775999837S" calcext:value-type="time">
            <text:p>1046901:56:45,776</text:p>
          </table:table-cell>
          <table:table-cell office:value-type="time" office:time-value="PT1046901H56M45.804000422S" calcext:value-type="time">
            <text:p>1046901:56:45,804</text:p>
          </table:table-cell>
          <table:table-cell office:value-type="time" office:time-value="PT1046901H56M45.804999545S" calcext:value-type="time">
            <text:p>1046901:56:45,805</text:p>
          </table:table-cell>
          <table:table-cell table:formula="of:=[.B346]-[.A346]" office:value-type="time" office:time-value="PT00H00M06.656000158S" calcext:value-type="time">
            <text:p>06,656</text:p>
          </table:table-cell>
          <table:table-cell table:formula="of:=[.C346]-[.B346]" office:value-type="time" office:time-value="PT00H00M00.002999883S" calcext:value-type="time">
            <text:p>00,003</text:p>
          </table:table-cell>
          <table:table-cell table:formula="of:=[.D346]-[.C346]" office:value-type="time" office:time-value="PT00H00M00.028000376S" calcext:value-type="time">
            <text:p>00,028</text:p>
          </table:table-cell>
          <table:table-cell table:formula="of:=[.E346]-[.D346]" office:value-type="time" office:time-value="PT00H00M00.000999542S" calcext:value-type="time">
            <text:p>00,001</text:p>
          </table:table-cell>
          <table:table-cell table:formula="of:=[.E346]-[.A346]" office:value-type="time" office:time-value="PT00H00M06.687999959S" calcext:value-type="time">
            <text:p>06,688</text:p>
          </table:table-cell>
        </table:table-row>
        <table:table-row table:style-name="ro1">
          <table:table-cell office:value-type="time" office:time-value="PT1046901H56M47.378999842S" calcext:value-type="time">
            <text:p>1046901:56:47,379</text:p>
          </table:table-cell>
          <table:table-cell table:number-columns-repeated="2" office:value-type="time" office:time-value="PT1046901H56M51.366999988S" calcext:value-type="time">
            <text:p>1046901:56:51,367</text:p>
          </table:table-cell>
          <table:table-cell office:value-type="time" office:time-value="PT1046901H56M51.385000125S" calcext:value-type="time">
            <text:p>1046901:56:51,385</text:p>
          </table:table-cell>
          <table:table-cell office:value-type="time" office:time-value="PT1046901H56M51.386000086S" calcext:value-type="time">
            <text:p>1046901:56:51,386</text:p>
          </table:table-cell>
          <table:table-cell table:formula="of:=[.B347]-[.A347]" office:value-type="time" office:time-value="PT00H00M03.988000145S" calcext:value-type="time">
            <text:p>03,988</text:p>
          </table:table-cell>
          <table:table-cell table:formula="of:=[.C347]-[.B347]" office:value-type="time" office:time-value="PT00H00M00S" calcext:value-type="time">
            <text:p>00,000</text:p>
          </table:table-cell>
          <table:table-cell table:formula="of:=[.D347]-[.C347]" office:value-type="time" office:time-value="PT00H00M00.017999928S" calcext:value-type="time">
            <text:p>00,018</text:p>
          </table:table-cell>
          <table:table-cell table:formula="of:=[.E347]-[.D347]" office:value-type="time" office:time-value="PT00H00M00.001000171S" calcext:value-type="time">
            <text:p>00,001</text:p>
          </table:table-cell>
          <table:table-cell table:formula="of:=[.E347]-[.A347]" office:value-type="time" office:time-value="PT00H00M04.007000243S" calcext:value-type="time">
            <text:p>04,007</text:p>
          </table:table-cell>
        </table:table-row>
        <table:table-row table:style-name="ro1">
          <table:table-cell office:value-type="time" office:time-value="PT1046901H56M52.581000477S" calcext:value-type="time">
            <text:p>1046901:56:52,581</text:p>
          </table:table-cell>
          <table:table-cell table:number-columns-repeated="2" office:value-type="time" office:time-value="PT1046901H56M58.9930005S" calcext:value-type="time">
            <text:p>1046901:56:58,993</text:p>
          </table:table-cell>
          <table:table-cell office:value-type="time" office:time-value="PT1046901H56M59.015000481S" calcext:value-type="time">
            <text:p>1046901:56:59,015</text:p>
          </table:table-cell>
          <table:table-cell office:value-type="time" office:time-value="PT1046901H56M59.015999604S" calcext:value-type="time">
            <text:p>1046901:56:59,016</text:p>
          </table:table-cell>
          <table:table-cell table:formula="of:=[.B348]-[.A348]" office:value-type="time" office:time-value="PT00H00M06.412000023S" calcext:value-type="time">
            <text:p>06,412</text:p>
          </table:table-cell>
          <table:table-cell table:formula="of:=[.C348]-[.B348]" office:value-type="time" office:time-value="PT00H00M00S" calcext:value-type="time">
            <text:p>00,000</text:p>
          </table:table-cell>
          <table:table-cell table:formula="of:=[.D348]-[.C348]" office:value-type="time" office:time-value="PT00H00M00.021999981S" calcext:value-type="time">
            <text:p>00,022</text:p>
          </table:table-cell>
          <table:table-cell table:formula="of:=[.E348]-[.D348]" office:value-type="time" office:time-value="PT00H00M00.000999542S" calcext:value-type="time">
            <text:p>00,001</text:p>
          </table:table-cell>
          <table:table-cell table:formula="of:=[.E348]-[.A348]" office:value-type="time" office:time-value="PT00H00M06.434999546S" calcext:value-type="time">
            <text:p>06,435</text:p>
          </table:table-cell>
        </table:table-row>
        <table:table-row table:style-name="ro1">
          <table:table-cell office:value-type="time" office:time-value="PT1046901H57M00.572000183S" calcext:value-type="time">
            <text:p>1046901:57:00,572</text:p>
          </table:table-cell>
          <table:table-cell table:number-columns-repeated="2" office:value-type="time" office:time-value="PT1046901H57M04.613999901S" calcext:value-type="time">
            <text:p>1046901:57:04,614</text:p>
          </table:table-cell>
          <table:table-cell office:value-type="time" office:time-value="PT1046901H57M04.646999873S" calcext:value-type="time">
            <text:p>1046901:57:04,647</text:p>
          </table:table-cell>
          <table:table-cell office:value-type="time" office:time-value="PT1046901H57M04.652000098S" calcext:value-type="time">
            <text:p>1046901:57:04,652</text:p>
          </table:table-cell>
          <table:table-cell table:formula="of:=[.B349]-[.A349]" office:value-type="time" office:time-value="PT00H00M04.041999928S" calcext:value-type="time">
            <text:p>04,042</text:p>
          </table:table-cell>
          <table:table-cell table:formula="of:=[.C349]-[.B349]" office:value-type="time" office:time-value="PT00H00M00S" calcext:value-type="time">
            <text:p>00,000</text:p>
          </table:table-cell>
          <table:table-cell table:formula="of:=[.D349]-[.C349]" office:value-type="time" office:time-value="PT00H00M00.032999972S" calcext:value-type="time">
            <text:p>00,033</text:p>
          </table:table-cell>
          <table:table-cell table:formula="of:=[.E349]-[.D349]" office:value-type="time" office:time-value="PT00H00M00.005000224S" calcext:value-type="time">
            <text:p>00,005</text:p>
          </table:table-cell>
          <table:table-cell table:formula="of:=[.E349]-[.A349]" office:value-type="time" office:time-value="PT00H00M04.080000124S" calcext:value-type="time">
            <text:p>04,080</text:p>
          </table:table-cell>
        </table:table-row>
        <table:table-row table:style-name="ro1">
          <table:table-cell office:value-type="time" office:time-value="PT1046901H57M05.828999933S" calcext:value-type="time">
            <text:p>1046901:57:05,829</text:p>
          </table:table-cell>
          <table:table-cell office:value-type="time" office:time-value="PT1046901H57M11.590000167S" calcext:value-type="time">
            <text:p>1046901:57:11,590</text:p>
          </table:table-cell>
          <table:table-cell office:value-type="time" office:time-value="PT1046901H57M11.591000129S" calcext:value-type="time">
            <text:p>1046901:57:11,591</text:p>
          </table:table-cell>
          <table:table-cell office:value-type="time" office:time-value="PT1046901H57M11.612000149S" calcext:value-type="time">
            <text:p>1046901:57:11,612</text:p>
          </table:table-cell>
          <table:table-cell office:value-type="time" office:time-value="PT1046901H57M11.61300011S" calcext:value-type="time">
            <text:p>1046901:57:11,613</text:p>
          </table:table-cell>
          <table:table-cell table:formula="of:=[.B350]-[.A350]" office:value-type="time" office:time-value="PT00H00M05.761000235S" calcext:value-type="time">
            <text:p>05,761</text:p>
          </table:table-cell>
          <table:table-cell table:formula="of:=[.C350]-[.B350]" office:value-type="time" office:time-value="PT00H00M00.001000171S" calcext:value-type="time">
            <text:p>00,001</text:p>
          </table:table-cell>
          <table:table-cell table:formula="of:=[.D350]-[.C350]" office:value-type="time" office:time-value="PT00H00M00.020999811S" calcext:value-type="time">
            <text:p>00,021</text:p>
          </table:table-cell>
          <table:table-cell table:formula="of:=[.E350]-[.D350]" office:value-type="time" office:time-value="PT00H00M00.001000171S" calcext:value-type="time">
            <text:p>00,001</text:p>
          </table:table-cell>
          <table:table-cell table:formula="of:=[.E350]-[.A350]" office:value-type="time" office:time-value="PT00H00M05.784000386S" calcext:value-type="time">
            <text:p>05,784</text:p>
          </table:table-cell>
        </table:table-row>
        <table:table-row table:style-name="ro1">
          <table:table-cell office:value-type="time" office:time-value="PT1046901H57M12.75299971S" calcext:value-type="time">
            <text:p>1046901:57:12,753</text:p>
          </table:table-cell>
          <table:table-cell table:number-columns-repeated="2" office:value-type="time" office:time-value="PT1046901H57M16.272000521S" calcext:value-type="time">
            <text:p>1046901:57:16,272</text:p>
          </table:table-cell>
          <table:table-cell office:value-type="time" office:time-value="PT1046901H57M16.288999859S" calcext:value-type="time">
            <text:p>1046901:57:16,289</text:p>
          </table:table-cell>
          <table:table-cell office:value-type="time" office:time-value="PT1046901H57M16.290000239S" calcext:value-type="time">
            <text:p>1046901:57:16,290</text:p>
          </table:table-cell>
          <table:table-cell table:formula="of:=[.B351]-[.A351]" office:value-type="time" office:time-value="PT00H00M03.519000602S" calcext:value-type="time">
            <text:p>03,519</text:p>
          </table:table-cell>
          <table:table-cell table:formula="of:=[.C351]-[.B351]" office:value-type="time" office:time-value="PT00H00M00S" calcext:value-type="time">
            <text:p>00,000</text:p>
          </table:table-cell>
          <table:table-cell table:formula="of:=[.D351]-[.C351]" office:value-type="time" office:time-value="PT00H00M00.016999757S" calcext:value-type="time">
            <text:p>00,017</text:p>
          </table:table-cell>
          <table:table-cell table:formula="of:=[.E351]-[.D351]" office:value-type="time" office:time-value="PT00H00M00.001000171S" calcext:value-type="time">
            <text:p>00,001</text:p>
          </table:table-cell>
          <table:table-cell table:formula="of:=[.E351]-[.A351]" office:value-type="time" office:time-value="PT00H00M03.537000529S" calcext:value-type="time">
            <text:p>03,537</text:p>
          </table:table-cell>
        </table:table-row>
        <table:table-row table:style-name="ro1">
          <table:table-cell office:value-type="time" office:time-value="PT1046901H57M17.363999896S" calcext:value-type="time">
            <text:p>1046901:57:17,364</text:p>
          </table:table-cell>
          <table:table-cell office:value-type="time" office:time-value="PT1046901H57M22.653000075S" calcext:value-type="time">
            <text:p>1046901:57:22,653</text:p>
          </table:table-cell>
          <table:table-cell office:value-type="time" office:time-value="PT1046901H57M22.654000036S" calcext:value-type="time">
            <text:p>1046901:57:22,654</text:p>
          </table:table-cell>
          <table:table-cell table:number-columns-repeated="2" office:value-type="time" office:time-value="PT1046901H57M22.669999832S" calcext:value-type="time">
            <text:p>1046901:57:22,670</text:p>
          </table:table-cell>
          <table:table-cell table:formula="of:=[.B352]-[.A352]" office:value-type="time" office:time-value="PT00H00M05.28900018S" calcext:value-type="time">
            <text:p>05,289</text:p>
          </table:table-cell>
          <table:table-cell table:formula="of:=[.C352]-[.B352]" office:value-type="time" office:time-value="PT00H00M00.001000171S" calcext:value-type="time">
            <text:p>00,001</text:p>
          </table:table-cell>
          <table:table-cell table:formula="of:=[.D352]-[.C352]" office:value-type="time" office:time-value="PT00H00M00.015999586S" calcext:value-type="time">
            <text:p>00,016</text:p>
          </table:table-cell>
          <table:table-cell table:formula="of:=[.E352]-[.D352]" office:value-type="time" office:time-value="PT00H00M00S" calcext:value-type="time">
            <text:p>00,000</text:p>
          </table:table-cell>
          <table:table-cell table:formula="of:=[.E352]-[.A352]" office:value-type="time" office:time-value="PT00H00M05.305999937S" calcext:value-type="time">
            <text:p>05,306</text:p>
          </table:table-cell>
        </table:table-row>
        <table:table-row table:style-name="ro1">
          <table:table-cell office:value-type="time" office:time-value="PT1046901H57M23.706000131S" calcext:value-type="time">
            <text:p>1046901:57:23,706</text:p>
          </table:table-cell>
          <table:table-cell table:number-columns-repeated="2" office:value-type="time" office:time-value="PT1046901H57M27.281000018S" calcext:value-type="time">
            <text:p>1046901:57:27,281</text:p>
          </table:table-cell>
          <table:table-cell office:value-type="time" office:time-value="PT1046901H57M27.304999921S" calcext:value-type="time">
            <text:p>1046901:57:27,305</text:p>
          </table:table-cell>
          <table:table-cell office:value-type="time" office:time-value="PT1046901H57M27.305999883S" calcext:value-type="time">
            <text:p>1046901:57:27,306</text:p>
          </table:table-cell>
          <table:table-cell table:formula="of:=[.B353]-[.A353]" office:value-type="time" office:time-value="PT00H00M03.575000097S" calcext:value-type="time">
            <text:p>03,575</text:p>
          </table:table-cell>
          <table:table-cell table:formula="of:=[.C353]-[.B353]" office:value-type="time" office:time-value="PT00H00M00S" calcext:value-type="time">
            <text:p>00,000</text:p>
          </table:table-cell>
          <table:table-cell table:formula="of:=[.D353]-[.C353]" office:value-type="time" office:time-value="PT00H00M00.023999694S" calcext:value-type="time">
            <text:p>00,024</text:p>
          </table:table-cell>
          <table:table-cell table:formula="of:=[.E353]-[.D353]" office:value-type="time" office:time-value="PT00H00M00.001000171S" calcext:value-type="time">
            <text:p>00,001</text:p>
          </table:table-cell>
          <table:table-cell table:formula="of:=[.E353]-[.A353]" office:value-type="time" office:time-value="PT00H00M03.599999961S" calcext:value-type="time">
            <text:p>03,600</text:p>
          </table:table-cell>
        </table:table-row>
        <table:table-row table:style-name="ro1">
          <table:table-cell office:value-type="time" office:time-value="PT1046901H57M28.513999768S" calcext:value-type="time">
            <text:p>1046901:57:28,514</text:p>
          </table:table-cell>
          <table:table-cell office:value-type="time" office:time-value="PT1046901H57M33.709000256S" calcext:value-type="time">
            <text:p>1046901:57:33,709</text:p>
          </table:table-cell>
          <table:table-cell office:value-type="time" office:time-value="PT1046901H57M33.709999798S" calcext:value-type="time">
            <text:p>1046901:57:33,710</text:p>
          </table:table-cell>
          <table:table-cell office:value-type="time" office:time-value="PT1046901H57M33.724999633S" calcext:value-type="time">
            <text:p>1046901:57:33,725</text:p>
          </table:table-cell>
          <table:table-cell office:value-type="time" office:time-value="PT1046901H57M33.726000013S" calcext:value-type="time">
            <text:p>1046901:57:33,726</text:p>
          </table:table-cell>
          <table:table-cell table:formula="of:=[.B354]-[.A354]" office:value-type="time" office:time-value="PT00H00M05.195000488S" calcext:value-type="time">
            <text:p>05,195</text:p>
          </table:table-cell>
          <table:table-cell table:formula="of:=[.C354]-[.B354]" office:value-type="time" office:time-value="PT00H00M00.000999542S" calcext:value-type="time">
            <text:p>00,001</text:p>
          </table:table-cell>
          <table:table-cell table:formula="of:=[.D354]-[.C354]" office:value-type="time" office:time-value="PT00H00M00.015000044S" calcext:value-type="time">
            <text:p>00,015</text:p>
          </table:table-cell>
          <table:table-cell table:formula="of:=[.E354]-[.D354]" office:value-type="time" office:time-value="PT00H00M00.001000171S" calcext:value-type="time">
            <text:p>00,001</text:p>
          </table:table-cell>
          <table:table-cell table:formula="of:=[.E354]-[.A354]" office:value-type="time" office:time-value="PT00H00M05.212000245S" calcext:value-type="time">
            <text:p>05,212</text:p>
          </table:table-cell>
        </table:table-row>
        <table:table-row table:style-name="ro1">
          <table:table-cell office:value-type="time" office:time-value="PT1046901H57M34.731999803S" calcext:value-type="time">
            <text:p>1046901:57:34,732</text:p>
          </table:table-cell>
          <table:table-cell table:number-columns-repeated="2" office:value-type="time" office:time-value="PT1046901H57M38.277000021S" calcext:value-type="time">
            <text:p>1046901:57:38,277</text:p>
          </table:table-cell>
          <table:table-cell table:number-columns-repeated="2" office:value-type="time" office:time-value="PT1046901H57M38.293000236S" calcext:value-type="time">
            <text:p>1046901:57:38,293</text:p>
          </table:table-cell>
          <table:table-cell table:formula="of:=[.B355]-[.A355]" office:value-type="time" office:time-value="PT00H00M03.545000008S" calcext:value-type="time">
            <text:p>03,545</text:p>
          </table:table-cell>
          <table:table-cell table:formula="of:=[.C355]-[.B355]" office:value-type="time" office:time-value="PT00H00M00S" calcext:value-type="time">
            <text:p>00,000</text:p>
          </table:table-cell>
          <table:table-cell table:formula="of:=[.D355]-[.C355]" office:value-type="time" office:time-value="PT00H00M00.016000215S" calcext:value-type="time">
            <text:p>00,016</text:p>
          </table:table-cell>
          <table:table-cell table:formula="of:=[.E355]-[.D355]" office:value-type="time" office:time-value="PT00H00M00S" calcext:value-type="time">
            <text:p>00,000</text:p>
          </table:table-cell>
          <table:table-cell table:formula="of:=[.E355]-[.A355]" office:value-type="time" office:time-value="PT00H00M03.561000223S" calcext:value-type="time">
            <text:p>03,561</text:p>
          </table:table-cell>
        </table:table-row>
        <table:table-row table:style-name="ro1">
          <table:table-cell office:value-type="time" office:time-value="PT1046901H57M39.315999784S" calcext:value-type="time">
            <text:p>1046901:57:39,316</text:p>
          </table:table-cell>
          <table:table-cell table:number-columns-repeated="2" office:value-type="time" office:time-value="PT1046901H57M44.399000444S" calcext:value-type="time">
            <text:p>1046901:57:44,399</text:p>
          </table:table-cell>
          <table:table-cell table:number-columns-repeated="2" office:value-type="time" office:time-value="PT1046901H57M44.411999937S" calcext:value-type="time">
            <text:p>1046901:57:44,412</text:p>
          </table:table-cell>
          <table:table-cell table:formula="of:=[.B356]-[.A356]" office:value-type="time" office:time-value="PT00H00M05.083000241S" calcext:value-type="time">
            <text:p>05,083</text:p>
          </table:table-cell>
          <table:table-cell table:formula="of:=[.C356]-[.B356]" office:value-type="time" office:time-value="PT00H00M00S" calcext:value-type="time">
            <text:p>00,000</text:p>
          </table:table-cell>
          <table:table-cell table:formula="of:=[.D356]-[.C356]" office:value-type="time" office:time-value="PT00H00M00.012999703S" calcext:value-type="time">
            <text:p>00,013</text:p>
          </table:table-cell>
          <table:table-cell table:formula="of:=[.E356]-[.D356]" office:value-type="time" office:time-value="PT00H00M00S" calcext:value-type="time">
            <text:p>00,000</text:p>
          </table:table-cell>
          <table:table-cell table:formula="of:=[.E356]-[.A356]" office:value-type="time" office:time-value="PT00H00M05.095999944S" calcext:value-type="time">
            <text:p>05,096</text:p>
          </table:table-cell>
        </table:table-row>
        <table:table-row table:style-name="ro1">
          <table:table-cell office:value-type="time" office:time-value="PT1046901H57M45.387000516S" calcext:value-type="time">
            <text:p>1046901:57:45,387</text:p>
          </table:table-cell>
          <table:table-cell table:number-columns-repeated="2" office:value-type="time" office:time-value="PT1046901H57M48.823999912S" calcext:value-type="time">
            <text:p>1046901:57:48,824</text:p>
          </table:table-cell>
          <table:table-cell office:value-type="time" office:time-value="PT1046901H57M48.842000049S" calcext:value-type="time">
            <text:p>1046901:57:48,842</text:p>
          </table:table-cell>
          <table:table-cell office:value-type="time" office:time-value="PT1046901H57M48.84300001S" calcext:value-type="time">
            <text:p>1046901:57:48,843</text:p>
          </table:table-cell>
          <table:table-cell table:formula="of:=[.B357]-[.A357]" office:value-type="time" office:time-value="PT00H00M03.436999815S" calcext:value-type="time">
            <text:p>03,437</text:p>
          </table:table-cell>
          <table:table-cell table:formula="of:=[.C357]-[.B357]" office:value-type="time" office:time-value="PT00H00M00S" calcext:value-type="time">
            <text:p>00,000</text:p>
          </table:table-cell>
          <table:table-cell table:formula="of:=[.D357]-[.C357]" office:value-type="time" office:time-value="PT00H00M00.017999928S" calcext:value-type="time">
            <text:p>00,018</text:p>
          </table:table-cell>
          <table:table-cell table:formula="of:=[.E357]-[.D357]" office:value-type="time" office:time-value="PT00H00M00.001000171S" calcext:value-type="time">
            <text:p>00,001</text:p>
          </table:table-cell>
          <table:table-cell table:formula="of:=[.E357]-[.A357]" office:value-type="time" office:time-value="PT00H00M03.455999913S" calcext:value-type="time">
            <text:p>03,456</text:p>
          </table:table-cell>
        </table:table-row>
        <table:table-row table:style-name="ro1">
          <table:table-cell office:value-type="time" office:time-value="PT1046901H57M49.937999686S" calcext:value-type="time">
            <text:p>1046901:57:49,938</text:p>
          </table:table-cell>
          <table:table-cell table:number-columns-repeated="2" office:value-type="time" office:time-value="PT1046901H57M55.291000307S" calcext:value-type="time">
            <text:p>1046901:57:55,291</text:p>
          </table:table-cell>
          <table:table-cell office:value-type="time" office:time-value="PT1046901H57M55.307999644S" calcext:value-type="time">
            <text:p>1046901:57:55,308</text:p>
          </table:table-cell>
          <table:table-cell office:value-type="time" office:time-value="PT1046901H57M55.310000405S" calcext:value-type="time">
            <text:p>1046901:57:55,310</text:p>
          </table:table-cell>
          <table:table-cell table:formula="of:=[.B358]-[.A358]" office:value-type="time" office:time-value="PT00H00M05.353000411S" calcext:value-type="time">
            <text:p>05,353</text:p>
          </table:table-cell>
          <table:table-cell table:formula="of:=[.C358]-[.B358]" office:value-type="time" office:time-value="PT00H00M00S" calcext:value-type="time">
            <text:p>00,000</text:p>
          </table:table-cell>
          <table:table-cell table:formula="of:=[.D358]-[.C358]" office:value-type="time" office:time-value="PT00H00M00.016999757S" calcext:value-type="time">
            <text:p>00,017</text:p>
          </table:table-cell>
          <table:table-cell table:formula="of:=[.E358]-[.D358]" office:value-type="time" office:time-value="PT00H00M00.002000341S" calcext:value-type="time">
            <text:p>00,002</text:p>
          </table:table-cell>
          <table:table-cell table:formula="of:=[.E358]-[.A358]" office:value-type="time" office:time-value="PT00H00M05.372000509S" calcext:value-type="time">
            <text:p>05,372</text:p>
          </table:table-cell>
        </table:table-row>
        <table:table-row table:style-name="ro1">
          <table:table-cell office:value-type="time" office:time-value="PT1046901H57M56.353999972S" calcext:value-type="time">
            <text:p>1046901:57:56,354</text:p>
          </table:table-cell>
          <table:table-cell table:number-columns-repeated="2" office:value-type="time" office:time-value="PT1046901H57M59.785999982S" calcext:value-type="time">
            <text:p>1046901:57:59,786</text:p>
          </table:table-cell>
          <table:table-cell table:number-columns-repeated="2" office:value-type="time" office:time-value="PT1046901H57M59.802999739S" calcext:value-type="time">
            <text:p>1046901:57:59,803</text:p>
          </table:table-cell>
          <table:table-cell table:formula="of:=[.B359]-[.A359]" office:value-type="time" office:time-value="PT00H00M03.432000219S" calcext:value-type="time">
            <text:p>03,432</text:p>
          </table:table-cell>
          <table:table-cell table:formula="of:=[.C359]-[.B359]" office:value-type="time" office:time-value="PT00H00M00S" calcext:value-type="time">
            <text:p>00,000</text:p>
          </table:table-cell>
          <table:table-cell table:formula="of:=[.D359]-[.C359]" office:value-type="time" office:time-value="PT00H00M00.016999757S" calcext:value-type="time">
            <text:p>00,017</text:p>
          </table:table-cell>
          <table:table-cell table:formula="of:=[.E359]-[.D359]" office:value-type="time" office:time-value="PT00H00M00S" calcext:value-type="time">
            <text:p>00,000</text:p>
          </table:table-cell>
          <table:table-cell table:formula="of:=[.E359]-[.A359]" office:value-type="time" office:time-value="PT00H00M03.448999976S" calcext:value-type="time">
            <text:p>03,449</text:p>
          </table:table-cell>
        </table:table-row>
        <table:table-row table:style-name="ro1">
          <table:table-cell office:value-type="time" office:time-value="PT1046901H58M00.809999909S" calcext:value-type="time">
            <text:p>1046901:58:00,810</text:p>
          </table:table-cell>
          <table:table-cell table:number-columns-repeated="2" office:value-type="time" office:time-value="PT1046901H58M06.092000362S" calcext:value-type="time">
            <text:p>1046901:58:06,092</text:p>
          </table:table-cell>
          <table:table-cell office:value-type="time" office:time-value="PT1046901H58M06.102999933S" calcext:value-type="time">
            <text:p>1046901:58:06,103</text:p>
          </table:table-cell>
          <table:table-cell office:value-type="time" office:time-value="PT1046901H58M06.104000313S" calcext:value-type="time">
            <text:p>1046901:58:06,104</text:p>
          </table:table-cell>
          <table:table-cell table:formula="of:=[.B360]-[.A360]" office:value-type="time" office:time-value="PT00H00M05.282000243S" calcext:value-type="time">
            <text:p>05,282</text:p>
          </table:table-cell>
          <table:table-cell table:formula="of:=[.C360]-[.B360]" office:value-type="time" office:time-value="PT00H00M00S" calcext:value-type="time">
            <text:p>00,000</text:p>
          </table:table-cell>
          <table:table-cell table:formula="of:=[.D360]-[.C360]" office:value-type="time" office:time-value="PT00H00M00.010999991S" calcext:value-type="time">
            <text:p>00,011</text:p>
          </table:table-cell>
          <table:table-cell table:formula="of:=[.E360]-[.D360]" office:value-type="time" office:time-value="PT00H00M00.001000171S" calcext:value-type="time">
            <text:p>00,001</text:p>
          </table:table-cell>
          <table:table-cell table:formula="of:=[.E360]-[.A360]" office:value-type="time" office:time-value="PT00H00M05.294000404S" calcext:value-type="time">
            <text:p>05,294</text:p>
          </table:table-cell>
        </table:table-row>
        <table:table-row table:style-name="ro1">
          <table:table-cell office:value-type="time" office:time-value="PT1046901H58M07.178999931S" calcext:value-type="time">
            <text:p>1046901:58:07,179</text:p>
          </table:table-cell>
          <table:table-cell table:number-columns-repeated="2" office:value-type="time" office:time-value="PT1046901H58M10.718999924S" calcext:value-type="time">
            <text:p>1046901:58:10,719</text:p>
          </table:table-cell>
          <table:table-cell office:value-type="time" office:time-value="PT1046901H58M10.735000139S" calcext:value-type="time">
            <text:p>1046901:58:10,735</text:p>
          </table:table-cell>
          <table:table-cell office:value-type="time" office:time-value="PT1046901H58M10.736000519S" calcext:value-type="time">
            <text:p>1046901:58:10,736</text:p>
          </table:table-cell>
          <table:table-cell table:formula="of:=[.B361]-[.A361]" office:value-type="time" office:time-value="PT00H00M03.539999784S" calcext:value-type="time">
            <text:p>03,540</text:p>
          </table:table-cell>
          <table:table-cell table:formula="of:=[.C361]-[.B361]" office:value-type="time" office:time-value="PT00H00M00S" calcext:value-type="time">
            <text:p>00,000</text:p>
          </table:table-cell>
          <table:table-cell table:formula="of:=[.D361]-[.C361]" office:value-type="time" office:time-value="PT00H00M00.016000215S" calcext:value-type="time">
            <text:p>00,016</text:p>
          </table:table-cell>
          <table:table-cell table:formula="of:=[.E361]-[.D361]" office:value-type="time" office:time-value="PT00H00M00.001000171S" calcext:value-type="time">
            <text:p>00,001</text:p>
          </table:table-cell>
          <table:table-cell table:formula="of:=[.E361]-[.A361]" office:value-type="time" office:time-value="PT00H00M03.55700017S" calcext:value-type="time">
            <text:p>03,557</text:p>
          </table:table-cell>
        </table:table-row>
        <table:table-row table:style-name="ro1">
          <table:table-cell office:value-type="time" office:time-value="PT1046901H58M11.837999504S" calcext:value-type="time">
            <text:p>1046901:58:11,838</text:p>
          </table:table-cell>
          <table:table-cell table:number-columns-repeated="2" office:value-type="time" office:time-value="PT1046901H58M17.213000106S" calcext:value-type="time">
            <text:p>1046901:58:17,213</text:p>
          </table:table-cell>
          <table:table-cell office:value-type="time" office:time-value="PT1046901H58M17.228999902S" calcext:value-type="time">
            <text:p>1046901:58:17,229</text:p>
          </table:table-cell>
          <table:table-cell office:value-type="time" office:time-value="PT1046901H58M17.229999863S" calcext:value-type="time">
            <text:p>1046901:58:17,230</text:p>
          </table:table-cell>
          <table:table-cell table:formula="of:=[.B362]-[.A362]" office:value-type="time" office:time-value="PT00H00M05.375000392S" calcext:value-type="time">
            <text:p>05,375</text:p>
          </table:table-cell>
          <table:table-cell table:formula="of:=[.C362]-[.B362]" office:value-type="time" office:time-value="PT00H00M00S" calcext:value-type="time">
            <text:p>00,000</text:p>
          </table:table-cell>
          <table:table-cell table:formula="of:=[.D362]-[.C362]" office:value-type="time" office:time-value="PT00H00M00.015999586S" calcext:value-type="time">
            <text:p>00,016</text:p>
          </table:table-cell>
          <table:table-cell table:formula="of:=[.E362]-[.D362]" office:value-type="time" office:time-value="PT00H00M00.001000171S" calcext:value-type="time">
            <text:p>00,001</text:p>
          </table:table-cell>
          <table:table-cell table:formula="of:=[.E362]-[.A362]" office:value-type="time" office:time-value="PT00H00M05.392000149S" calcext:value-type="time">
            <text:p>05,392</text:p>
          </table:table-cell>
        </table:table-row>
        <table:table-row table:style-name="ro1">
          <table:table-cell office:value-type="time" office:time-value="PT1046901H58M18.412999883S" calcext:value-type="time">
            <text:p>1046901:58:18,413</text:p>
          </table:table-cell>
          <table:table-cell office:value-type="time" office:time-value="PT1046901H58M21.846999815S" calcext:value-type="time">
            <text:p>1046901:58:21,847</text:p>
          </table:table-cell>
          <table:table-cell office:value-type="time" office:time-value="PT1046901H58M21.848000195S" calcext:value-type="time">
            <text:p>1046901:58:21,848</text:p>
          </table:table-cell>
          <table:table-cell office:value-type="time" office:time-value="PT1046901H58M21.858999766S" calcext:value-type="time">
            <text:p>1046901:58:21,859</text:p>
          </table:table-cell>
          <table:table-cell office:value-type="time" office:time-value="PT1046901H58M21.860000147S" calcext:value-type="time">
            <text:p>1046901:58:21,860</text:p>
          </table:table-cell>
          <table:table-cell table:formula="of:=[.B363]-[.A363]" office:value-type="time" office:time-value="PT00H00M03.433999931S" calcext:value-type="time">
            <text:p>03,434</text:p>
          </table:table-cell>
          <table:table-cell table:formula="of:=[.C363]-[.B363]" office:value-type="time" office:time-value="PT00H00M00.001000171S" calcext:value-type="time">
            <text:p>00,001</text:p>
          </table:table-cell>
          <table:table-cell table:formula="of:=[.D363]-[.C363]" office:value-type="time" office:time-value="PT00H00M00.010999991S" calcext:value-type="time">
            <text:p>00,011</text:p>
          </table:table-cell>
          <table:table-cell table:formula="of:=[.E363]-[.D363]" office:value-type="time" office:time-value="PT00H00M00.001000171S" calcext:value-type="time">
            <text:p>00,001</text:p>
          </table:table-cell>
          <table:table-cell table:formula="of:=[.E363]-[.A363]" office:value-type="time" office:time-value="PT00H00M03.447000263S" calcext:value-type="time">
            <text:p>03,447</text:p>
          </table:table-cell>
        </table:table-row>
        <table:table-row table:style-name="ro1">
          <table:table-cell office:value-type="time" office:time-value="PT1046901H58M22.864000015S" calcext:value-type="time">
            <text:p>1046901:58:22,864</text:p>
          </table:table-cell>
          <table:table-cell table:number-columns-repeated="2" office:value-type="time" office:time-value="PT1046901H58M28.265000023S" calcext:value-type="time">
            <text:p>1046901:58:28,265</text:p>
          </table:table-cell>
          <table:table-cell office:value-type="time" office:time-value="PT1046901H58M28.277999936S" calcext:value-type="time">
            <text:p>1046901:58:28,278</text:p>
          </table:table-cell>
          <table:table-cell office:value-type="time" office:time-value="PT1046901H58M28.279000316S" calcext:value-type="time">
            <text:p>1046901:58:28,279</text:p>
          </table:table-cell>
          <table:table-cell table:formula="of:=[.B364]-[.A364]" office:value-type="time" office:time-value="PT00H00M05.401000427S" calcext:value-type="time">
            <text:p>05,401</text:p>
          </table:table-cell>
          <table:table-cell table:formula="of:=[.C364]-[.B364]" office:value-type="time" office:time-value="PT00H00M00S" calcext:value-type="time">
            <text:p>00,000</text:p>
          </table:table-cell>
          <table:table-cell table:formula="of:=[.D364]-[.C364]" office:value-type="time" office:time-value="PT00H00M00.012999703S" calcext:value-type="time">
            <text:p>00,013</text:p>
          </table:table-cell>
          <table:table-cell table:formula="of:=[.E364]-[.D364]" office:value-type="time" office:time-value="PT00H00M00.001000171S" calcext:value-type="time">
            <text:p>00,001</text:p>
          </table:table-cell>
          <table:table-cell table:formula="of:=[.E364]-[.A364]" office:value-type="time" office:time-value="PT00H00M05.415000301S" calcext:value-type="time">
            <text:p>05,415</text:p>
          </table:table-cell>
        </table:table-row>
        <table:table-row table:style-name="ro1">
          <table:table-cell office:value-type="time" office:time-value="PT1046901H58M29.304999746S" calcext:value-type="time">
            <text:p>1046901:58:29,305</text:p>
          </table:table-cell>
          <table:table-cell table:number-columns-repeated="2" office:value-type="time" office:time-value="PT1046901H58M32.787999865S" calcext:value-type="time">
            <text:p>1046901:58:32,788</text:p>
          </table:table-cell>
          <table:table-cell table:number-columns-repeated="2" office:value-type="time" office:time-value="PT1046901H58M32.800000235S" calcext:value-type="time">
            <text:p>1046901:58:32,800</text:p>
          </table:table-cell>
          <table:table-cell table:formula="of:=[.B365]-[.A365]" office:value-type="time" office:time-value="PT00H00M03.483000118S" calcext:value-type="time">
            <text:p>03,483</text:p>
          </table:table-cell>
          <table:table-cell table:formula="of:=[.C365]-[.B365]" office:value-type="time" office:time-value="PT00H00M00S" calcext:value-type="time">
            <text:p>00,000</text:p>
          </table:table-cell>
          <table:table-cell table:formula="of:=[.D365]-[.C365]" office:value-type="time" office:time-value="PT00H00M00.012000161S" calcext:value-type="time">
            <text:p>00,012</text:p>
          </table:table-cell>
          <table:table-cell table:formula="of:=[.E365]-[.D365]" office:value-type="time" office:time-value="PT00H00M00S" calcext:value-type="time">
            <text:p>00,000</text:p>
          </table:table-cell>
          <table:table-cell table:formula="of:=[.E365]-[.A365]" office:value-type="time" office:time-value="PT00H00M03.49500028S" calcext:value-type="time">
            <text:p>03,495</text:p>
          </table:table-cell>
        </table:table-row>
        <table:table-row table:style-name="ro1">
          <table:table-cell office:value-type="time" office:time-value="PT1046901H58M33.844999764S" calcext:value-type="time">
            <text:p>1046901:58:33,845</text:p>
          </table:table-cell>
          <table:table-cell table:number-columns-repeated="2" office:value-type="time" office:time-value="PT1046901H58M39.235999743S" calcext:value-type="time">
            <text:p>1046901:58:39,236</text:p>
          </table:table-cell>
          <table:table-cell office:value-type="time" office:time-value="PT1046901H58M39.253000338S" calcext:value-type="time">
            <text:p>1046901:58:39,253</text:p>
          </table:table-cell>
          <table:table-cell office:value-type="time" office:time-value="PT1046901H58M39.254000299S" calcext:value-type="time">
            <text:p>1046901:58:39,254</text:p>
          </table:table-cell>
          <table:table-cell table:formula="of:=[.B366]-[.A366]" office:value-type="time" office:time-value="PT00H00M05.390999978S" calcext:value-type="time">
            <text:p>05,391</text:p>
          </table:table-cell>
          <table:table-cell table:formula="of:=[.C366]-[.B366]" office:value-type="time" office:time-value="PT00H00M00S" calcext:value-type="time">
            <text:p>00,000</text:p>
          </table:table-cell>
          <table:table-cell table:formula="of:=[.D366]-[.C366]" office:value-type="time" office:time-value="PT00H00M00.017000386S" calcext:value-type="time">
            <text:p>00,017</text:p>
          </table:table-cell>
          <table:table-cell table:formula="of:=[.E366]-[.D366]" office:value-type="time" office:time-value="PT00H00M00.001000171S" calcext:value-type="time">
            <text:p>00,001</text:p>
          </table:table-cell>
          <table:table-cell table:formula="of:=[.E366]-[.A366]" office:value-type="time" office:time-value="PT00H00M05.409000535S" calcext:value-type="time">
            <text:p>05,409</text:p>
          </table:table-cell>
        </table:table-row>
        <table:table-row table:style-name="ro1">
          <table:table-cell office:value-type="time" office:time-value="PT1046901H58M40.289000217S" calcext:value-type="time">
            <text:p>1046901:58:40,289</text:p>
          </table:table-cell>
          <table:table-cell table:number-columns-repeated="2" office:value-type="time" office:time-value="PT1046901H58M43.812999576S" calcext:value-type="time">
            <text:p>1046901:58:43,813</text:p>
          </table:table-cell>
          <table:table-cell office:value-type="time" office:time-value="PT1046901H58M43.830000171S" calcext:value-type="time">
            <text:p>1046901:58:43,830</text:p>
          </table:table-cell>
          <table:table-cell office:value-type="time" office:time-value="PT1046901H58M43.830999713S" calcext:value-type="time">
            <text:p>1046901:58:43,831</text:p>
          </table:table-cell>
          <table:table-cell table:formula="of:=[.B367]-[.A367]" office:value-type="time" office:time-value="PT00H00M03.523999569S" calcext:value-type="time">
            <text:p>03,524</text:p>
          </table:table-cell>
          <table:table-cell table:formula="of:=[.C367]-[.B367]" office:value-type="time" office:time-value="PT00H00M00S" calcext:value-type="time">
            <text:p>00,000</text:p>
          </table:table-cell>
          <table:table-cell table:formula="of:=[.D367]-[.C367]" office:value-type="time" office:time-value="PT00H00M00.017000386S" calcext:value-type="time">
            <text:p>00,017</text:p>
          </table:table-cell>
          <table:table-cell table:formula="of:=[.E367]-[.D367]" office:value-type="time" office:time-value="PT00H00M00.000999542S" calcext:value-type="time">
            <text:p>00,001</text:p>
          </table:table-cell>
          <table:table-cell table:formula="of:=[.E367]-[.A367]" office:value-type="time" office:time-value="PT00H00M03.541999497S" calcext:value-type="time">
            <text:p>03,542</text:p>
          </table:table-cell>
        </table:table-row>
        <table:table-row table:style-name="ro1">
          <table:table-cell office:value-type="time" office:time-value="PT1046901H58M44.899000023S" calcext:value-type="time">
            <text:p>1046901:58:44,899</text:p>
          </table:table-cell>
          <table:table-cell table:number-columns-repeated="2" office:value-type="time" office:time-value="PT1046901H58M50.379000306S" calcext:value-type="time">
            <text:p>1046901:58:50,379</text:p>
          </table:table-cell>
          <table:table-cell table:number-columns-repeated="2" office:value-type="time" office:time-value="PT1046901H58M50.397999566S" calcext:value-type="time">
            <text:p>1046901:58:50,398</text:p>
          </table:table-cell>
          <table:table-cell table:formula="of:=[.B368]-[.A368]" office:value-type="time" office:time-value="PT00H00M05.480000074S" calcext:value-type="time">
            <text:p>05,480</text:p>
          </table:table-cell>
          <table:table-cell table:formula="of:=[.C368]-[.B368]" office:value-type="time" office:time-value="PT00H00M00S" calcext:value-type="time">
            <text:p>00,000</text:p>
          </table:table-cell>
          <table:table-cell table:formula="of:=[.D368]-[.C368]" office:value-type="time" office:time-value="PT00H00M00.018999469S" calcext:value-type="time">
            <text:p>00,019</text:p>
          </table:table-cell>
          <table:table-cell table:formula="of:=[.E368]-[.D368]" office:value-type="time" office:time-value="PT00H00M00S" calcext:value-type="time">
            <text:p>00,000</text:p>
          </table:table-cell>
          <table:table-cell table:formula="of:=[.E368]-[.A368]" office:value-type="time" office:time-value="PT00H00M05.498999543S" calcext:value-type="time">
            <text:p>05,499</text:p>
          </table:table-cell>
        </table:table-row>
        <table:table-row table:style-name="ro1">
          <table:table-cell office:value-type="time" office:time-value="PT1046901H58M51.464999914S" calcext:value-type="time">
            <text:p>1046901:58:51,465</text:p>
          </table:table-cell>
          <table:table-cell table:number-columns-repeated="2" office:value-type="time" office:time-value="PT1046901H58M54.960999945S" calcext:value-type="time">
            <text:p>1046901:58:54,961</text:p>
          </table:table-cell>
          <table:table-cell office:value-type="time" office:time-value="PT1046901H58M54.977999702S" calcext:value-type="time">
            <text:p>1046901:58:54,978</text:p>
          </table:table-cell>
          <table:table-cell office:value-type="time" office:time-value="PT1046901H58M54.978999663S" calcext:value-type="time">
            <text:p>1046901:58:54,979</text:p>
          </table:table-cell>
          <table:table-cell table:formula="of:=[.B369]-[.A369]" office:value-type="time" office:time-value="PT00H00M03.495999821S" calcext:value-type="time">
            <text:p>03,496</text:p>
          </table:table-cell>
          <table:table-cell table:formula="of:=[.C369]-[.B369]" office:value-type="time" office:time-value="PT00H00M00S" calcext:value-type="time">
            <text:p>00,000</text:p>
          </table:table-cell>
          <table:table-cell table:formula="of:=[.D369]-[.C369]" office:value-type="time" office:time-value="PT00H00M00.016999757S" calcext:value-type="time">
            <text:p>00,017</text:p>
          </table:table-cell>
          <table:table-cell table:formula="of:=[.E369]-[.D369]" office:value-type="time" office:time-value="PT00H00M00.001000171S" calcext:value-type="time">
            <text:p>00,001</text:p>
          </table:table-cell>
          <table:table-cell table:formula="of:=[.E369]-[.A369]" office:value-type="time" office:time-value="PT00H00M03.513999749S" calcext:value-type="time">
            <text:p>03,514</text:p>
          </table:table-cell>
        </table:table-row>
        <table:table-row table:style-name="ro1">
          <table:table-cell office:value-type="time" office:time-value="PT1046901H58M56.072000256S" calcext:value-type="time">
            <text:p>1046901:58:56,072</text:p>
          </table:table-cell>
          <table:table-cell table:number-columns-repeated="2" office:value-type="time" office:time-value="PT1046901H59M01.453999747S" calcext:value-type="time">
            <text:p>1046901:59:01,454</text:p>
          </table:table-cell>
          <table:table-cell office:value-type="time" office:time-value="PT1046901H59M01.619000025S" calcext:value-type="time">
            <text:p>1046901:59:01,619</text:p>
          </table:table-cell>
          <table:table-cell office:value-type="time" office:time-value="PT1046901H59M01.619999986S" calcext:value-type="time">
            <text:p>1046901:59:01,620</text:p>
          </table:table-cell>
          <table:table-cell table:formula="of:=[.B370]-[.A370]" office:value-type="time" office:time-value="PT00H00M05.3819997S" calcext:value-type="time">
            <text:p>05,382</text:p>
          </table:table-cell>
          <table:table-cell table:formula="of:=[.C370]-[.B370]" office:value-type="time" office:time-value="PT00H00M00S" calcext:value-type="time">
            <text:p>00,000</text:p>
          </table:table-cell>
          <table:table-cell table:formula="of:=[.D370]-[.C370]" office:value-type="time" office:time-value="PT00H00M00.164999859S" calcext:value-type="time">
            <text:p>00,165</text:p>
          </table:table-cell>
          <table:table-cell table:formula="of:=[.E370]-[.D370]" office:value-type="time" office:time-value="PT00H00M00.001000171S" calcext:value-type="time">
            <text:p>00,001</text:p>
          </table:table-cell>
          <table:table-cell table:formula="of:=[.E370]-[.A370]" office:value-type="time" office:time-value="PT00H00M05.54799973S" calcext:value-type="time">
            <text:p>05,548</text:p>
          </table:table-cell>
        </table:table-row>
        <table:table-row table:style-name="ro1">
          <table:table-cell office:value-type="time" office:time-value="PT1046901H59M02.635999806S" calcext:value-type="time">
            <text:p>1046901:59:02,636</text:p>
          </table:table-cell>
          <table:table-cell table:number-columns-repeated="2" office:value-type="time" office:time-value="PT1046901H59M06.066000313S" calcext:value-type="time">
            <text:p>1046901:59:06,066</text:p>
          </table:table-cell>
          <table:table-cell office:value-type="time" office:time-value="PT1046901H59M06.080999728S" calcext:value-type="time">
            <text:p>1046901:59:06,081</text:p>
          </table:table-cell>
          <table:table-cell office:value-type="time" office:time-value="PT1046901H59M06.081999689S" calcext:value-type="time">
            <text:p>1046901:59:06,082</text:p>
          </table:table-cell>
          <table:table-cell table:formula="of:=[.B371]-[.A371]" office:value-type="time" office:time-value="PT00H00M03.430000506S" calcext:value-type="time">
            <text:p>03,430</text:p>
          </table:table-cell>
          <table:table-cell table:formula="of:=[.C371]-[.B371]" office:value-type="time" office:time-value="PT00H00M00S" calcext:value-type="time">
            <text:p>00,000</text:p>
          </table:table-cell>
          <table:table-cell table:formula="of:=[.D371]-[.C371]" office:value-type="time" office:time-value="PT00H00M00.014999416S" calcext:value-type="time">
            <text:p>00,015</text:p>
          </table:table-cell>
          <table:table-cell table:formula="of:=[.E371]-[.D371]" office:value-type="time" office:time-value="PT00H00M00.001000171S" calcext:value-type="time">
            <text:p>00,001</text:p>
          </table:table-cell>
          <table:table-cell table:formula="of:=[.E371]-[.A371]" office:value-type="time" office:time-value="PT00H00M03.446000093S" calcext:value-type="time">
            <text:p>03,446</text:p>
          </table:table-cell>
        </table:table-row>
        <table:table-row table:style-name="ro1">
          <table:table-cell office:value-type="time" office:time-value="PT1046901H59M07.096000006S" calcext:value-type="time">
            <text:p>1046901:59:07,096</text:p>
          </table:table-cell>
          <table:table-cell table:number-columns-repeated="2" office:value-type="time" office:time-value="PT1046901H59M12.48199976S" calcext:value-type="time">
            <text:p>1046901:59:12,482</text:p>
          </table:table-cell>
          <table:table-cell table:number-columns-repeated="2" office:value-type="time" office:time-value="PT1046901H59M12.499000356S" calcext:value-type="time">
            <text:p>1046901:59:12,499</text:p>
          </table:table-cell>
          <table:table-cell table:formula="of:=[.B372]-[.A372]" office:value-type="time" office:time-value="PT00H00M05.385999754S" calcext:value-type="time">
            <text:p>05,386</text:p>
          </table:table-cell>
          <table:table-cell table:formula="of:=[.C372]-[.B372]" office:value-type="time" office:time-value="PT00H00M00S" calcext:value-type="time">
            <text:p>00,000</text:p>
          </table:table-cell>
          <table:table-cell table:formula="of:=[.D372]-[.C372]" office:value-type="time" office:time-value="PT00H00M00.017000386S" calcext:value-type="time">
            <text:p>00,017</text:p>
          </table:table-cell>
          <table:table-cell table:formula="of:=[.E372]-[.D372]" office:value-type="time" office:time-value="PT00H00M00S" calcext:value-type="time">
            <text:p>00,000</text:p>
          </table:table-cell>
          <table:table-cell table:formula="of:=[.E372]-[.A372]" office:value-type="time" office:time-value="PT00H00M05.40300014S" calcext:value-type="time">
            <text:p>05,403</text:p>
          </table:table-cell>
        </table:table-row>
        <table:table-row table:style-name="ro1">
          <table:table-cell office:value-type="time" office:time-value="PT1046901H59M13.587000305S" calcext:value-type="time">
            <text:p>1046901:59:13,587</text:p>
          </table:table-cell>
          <table:table-cell table:number-columns-repeated="2" office:value-type="time" office:time-value="PT1046901H59M17.069000043S" calcext:value-type="time">
            <text:p>1046901:59:17,069</text:p>
          </table:table-cell>
          <table:table-cell table:number-columns-repeated="2" office:value-type="time" office:time-value="PT1046901H59M17.091000024S" calcext:value-type="time">
            <text:p>1046901:59:17,091</text:p>
          </table:table-cell>
          <table:table-cell table:formula="of:=[.B373]-[.A373]" office:value-type="time" office:time-value="PT00H00M03.481999948S" calcext:value-type="time">
            <text:p>03,482</text:p>
          </table:table-cell>
          <table:table-cell table:formula="of:=[.C373]-[.B373]" office:value-type="time" office:time-value="PT00H00M00S" calcext:value-type="time">
            <text:p>00,000</text:p>
          </table:table-cell>
          <table:table-cell table:formula="of:=[.D373]-[.C373]" office:value-type="time" office:time-value="PT00H00M00.021999981S" calcext:value-type="time">
            <text:p>00,022</text:p>
          </table:table-cell>
          <table:table-cell table:formula="of:=[.E373]-[.D373]" office:value-type="time" office:time-value="PT00H00M00S" calcext:value-type="time">
            <text:p>00,000</text:p>
          </table:table-cell>
          <table:table-cell table:formula="of:=[.E373]-[.A373]" office:value-type="time" office:time-value="PT00H00M03.503999929S" calcext:value-type="time">
            <text:p>03,504</text:p>
          </table:table-cell>
        </table:table-row>
        <table:table-row table:style-name="ro1">
          <table:table-cell office:value-type="time" office:time-value="PT1046901H59M18.171999827S" calcext:value-type="time">
            <text:p>1046901:59:18,172</text:p>
          </table:table-cell>
          <table:table-cell office:value-type="time" office:time-value="PT1046901H59M23.382999692S" calcext:value-type="time">
            <text:p>1046901:59:23,383</text:p>
          </table:table-cell>
          <table:table-cell office:value-type="time" office:time-value="PT1046901H59M23.385000452S" calcext:value-type="time">
            <text:p>1046901:59:23,385</text:p>
          </table:table-cell>
          <table:table-cell table:number-columns-repeated="2" office:value-type="time" office:time-value="PT1046901H59M23.40199979S" calcext:value-type="time">
            <text:p>1046901:59:23,402</text:p>
          </table:table-cell>
          <table:table-cell table:formula="of:=[.B374]-[.A374]" office:value-type="time" office:time-value="PT00H00M05.211000075S" calcext:value-type="time">
            <text:p>05,211</text:p>
          </table:table-cell>
          <table:table-cell table:formula="of:=[.C374]-[.B374]" office:value-type="time" office:time-value="PT00H00M00.002000341S" calcext:value-type="time">
            <text:p>00,002</text:p>
          </table:table-cell>
          <table:table-cell table:formula="of:=[.D374]-[.C374]" office:value-type="time" office:time-value="PT00H00M00.016999757S" calcext:value-type="time">
            <text:p>00,017</text:p>
          </table:table-cell>
          <table:table-cell table:formula="of:=[.E374]-[.D374]" office:value-type="time" office:time-value="PT00H00M00S" calcext:value-type="time">
            <text:p>00,000</text:p>
          </table:table-cell>
          <table:table-cell table:formula="of:=[.E374]-[.A374]" office:value-type="time" office:time-value="PT00H00M05.230000173S" calcext:value-type="time">
            <text:p>05,230</text:p>
          </table:table-cell>
        </table:table-row>
        <table:table-row table:style-name="ro1">
          <table:table-cell office:value-type="time" office:time-value="PT1046901H59M24.429999981S" calcext:value-type="time">
            <text:p>1046901:59:24,430</text:p>
          </table:table-cell>
          <table:table-cell table:number-columns-repeated="2" office:value-type="time" office:time-value="PT1046901H59M27.850000039S" calcext:value-type="time">
            <text:p>1046901:59:27,850</text:p>
          </table:table-cell>
          <table:table-cell office:value-type="time" office:time-value="PT1046901H59M27.866999796S" calcext:value-type="time">
            <text:p>1046901:59:27,867</text:p>
          </table:table-cell>
          <table:table-cell office:value-type="time" office:time-value="PT1046901H59M27.868000176S" calcext:value-type="time">
            <text:p>1046901:59:27,868</text:p>
          </table:table-cell>
          <table:table-cell table:formula="of:=[.B375]-[.A375]" office:value-type="time" office:time-value="PT00H00M03.420000058S" calcext:value-type="time">
            <text:p>03,420</text:p>
          </table:table-cell>
          <table:table-cell table:formula="of:=[.C375]-[.B375]" office:value-type="time" office:time-value="PT00H00M00S" calcext:value-type="time">
            <text:p>00,000</text:p>
          </table:table-cell>
          <table:table-cell table:formula="of:=[.D375]-[.C375]" office:value-type="time" office:time-value="PT00H00M00.016999757S" calcext:value-type="time">
            <text:p>00,017</text:p>
          </table:table-cell>
          <table:table-cell table:formula="of:=[.E375]-[.D375]" office:value-type="time" office:time-value="PT00H00M00.001000171S" calcext:value-type="time">
            <text:p>00,001</text:p>
          </table:table-cell>
          <table:table-cell table:formula="of:=[.E375]-[.A375]" office:value-type="time" office:time-value="PT00H00M03.437999985S" calcext:value-type="time">
            <text:p>03,438</text:p>
          </table:table-cell>
        </table:table-row>
        <table:table-row table:style-name="ro1">
          <table:table-cell office:value-type="time" office:time-value="PT1046901H59M28.904000055S" calcext:value-type="time">
            <text:p>1046901:59:28,904</text:p>
          </table:table-cell>
          <table:table-cell table:number-columns-repeated="2" office:value-type="time" office:time-value="PT1046901H59M34.049999937S" calcext:value-type="time">
            <text:p>1046901:59:34,050</text:p>
          </table:table-cell>
          <table:table-cell office:value-type="time" office:time-value="PT1046901H59M34.066000152S" calcext:value-type="time">
            <text:p>1046901:59:34,066</text:p>
          </table:table-cell>
          <table:table-cell office:value-type="time" office:time-value="PT1046901H59M34.067000113S" calcext:value-type="time">
            <text:p>1046901:59:34,067</text:p>
          </table:table-cell>
          <table:table-cell table:formula="of:=[.B376]-[.A376]" office:value-type="time" office:time-value="PT00H00M05.145999673S" calcext:value-type="time">
            <text:p>05,146</text:p>
          </table:table-cell>
          <table:table-cell table:formula="of:=[.C376]-[.B376]" office:value-type="time" office:time-value="PT00H00M00S" calcext:value-type="time">
            <text:p>00,000</text:p>
          </table:table-cell>
          <table:table-cell table:formula="of:=[.D376]-[.C376]" office:value-type="time" office:time-value="PT00H00M00.016000215S" calcext:value-type="time">
            <text:p>00,016</text:p>
          </table:table-cell>
          <table:table-cell table:formula="of:=[.E376]-[.D376]" office:value-type="time" office:time-value="PT00H00M00.001000171S" calcext:value-type="time">
            <text:p>00,001</text:p>
          </table:table-cell>
          <table:table-cell table:formula="of:=[.E376]-[.A376]" office:value-type="time" office:time-value="PT00H00M05.163000058S" calcext:value-type="time">
            <text:p>05,163</text:p>
          </table:table-cell>
        </table:table-row>
        <table:table-row table:style-name="ro1">
          <table:table-cell office:value-type="time" office:time-value="PT1046901H59M35.127999857S" calcext:value-type="time">
            <text:p>1046901:59:35,128</text:p>
          </table:table-cell>
          <table:table-cell table:number-columns-repeated="2" office:value-type="time" office:time-value="PT1046901H59M38.559000324S" calcext:value-type="time">
            <text:p>1046901:59:38,559</text:p>
          </table:table-cell>
          <table:table-cell table:number-columns-repeated="2" office:value-type="time" office:time-value="PT1046901H59M38.575999662S" calcext:value-type="time">
            <text:p>1046901:59:38,576</text:p>
          </table:table-cell>
          <table:table-cell table:formula="of:=[.B377]-[.A377]" office:value-type="time" office:time-value="PT00H00M03.431000048S" calcext:value-type="time">
            <text:p>03,431</text:p>
          </table:table-cell>
          <table:table-cell table:formula="of:=[.C377]-[.B377]" office:value-type="time" office:time-value="PT00H00M00S" calcext:value-type="time">
            <text:p>00,000</text:p>
          </table:table-cell>
          <table:table-cell table:formula="of:=[.D377]-[.C377]" office:value-type="time" office:time-value="PT00H00M00.016999757S" calcext:value-type="time">
            <text:p>00,017</text:p>
          </table:table-cell>
          <table:table-cell table:formula="of:=[.E377]-[.D377]" office:value-type="time" office:time-value="PT00H00M00S" calcext:value-type="time">
            <text:p>00,000</text:p>
          </table:table-cell>
          <table:table-cell table:formula="of:=[.E377]-[.A377]" office:value-type="time" office:time-value="PT00H00M03.447999805S" calcext:value-type="time">
            <text:p>03,448</text:p>
          </table:table-cell>
        </table:table-row>
        <table:table-row table:style-name="ro1">
          <table:table-cell office:value-type="time" office:time-value="PT1046901H59M39.631000059S" calcext:value-type="time">
            <text:p>1046901:59:39,631</text:p>
          </table:table-cell>
          <table:table-cell table:number-columns-repeated="2" office:value-type="time" office:time-value="PT1046901H59M44.979000036S" calcext:value-type="time">
            <text:p>1046901:59:44,979</text:p>
          </table:table-cell>
          <table:table-cell table:number-columns-repeated="2" office:value-type="time" office:time-value="PT1046901H59M44.996000212S" calcext:value-type="time">
            <text:p>1046901:59:44,996</text:p>
          </table:table-cell>
          <table:table-cell table:formula="of:=[.B378]-[.A378]" office:value-type="time" office:time-value="PT00H00M05.348000186S" calcext:value-type="time">
            <text:p>05,348</text:p>
          </table:table-cell>
          <table:table-cell table:formula="of:=[.C378]-[.B378]" office:value-type="time" office:time-value="PT00H00M00S" calcext:value-type="time">
            <text:p>00,000</text:p>
          </table:table-cell>
          <table:table-cell table:formula="of:=[.D378]-[.C378]" office:value-type="time" office:time-value="PT00H00M00.016999757S" calcext:value-type="time">
            <text:p>00,017</text:p>
          </table:table-cell>
          <table:table-cell table:formula="of:=[.E378]-[.D378]" office:value-type="time" office:time-value="PT00H00M00S" calcext:value-type="time">
            <text:p>00,000</text:p>
          </table:table-cell>
          <table:table-cell table:formula="of:=[.E378]-[.A378]" office:value-type="time" office:time-value="PT00H00M05.364999943S" calcext:value-type="time">
            <text:p>05,365</text:p>
          </table:table-cell>
        </table:table-row>
        <table:table-row table:style-name="ro1">
          <table:table-cell office:value-type="time" office:time-value="PT1046901H59M46.211999785S" calcext:value-type="time">
            <text:p>1046901:59:46,212</text:p>
          </table:table-cell>
          <table:table-cell office:value-type="time" office:time-value="PT1046901H59M49.646000136S" calcext:value-type="time">
            <text:p>1046901:59:49,646</text:p>
          </table:table-cell>
          <table:table-cell office:value-type="time" office:time-value="PT1046901H59M49.647000097S" calcext:value-type="time">
            <text:p>1046901:59:49,647</text:p>
          </table:table-cell>
          <table:table-cell office:value-type="time" office:time-value="PT1046901H59M49.668000117S" calcext:value-type="time">
            <text:p>1046901:59:49,668</text:p>
          </table:table-cell>
          <table:table-cell office:value-type="time" office:time-value="PT1046901H59M49.669000078S" calcext:value-type="time">
            <text:p>1046901:59:49,669</text:p>
          </table:table-cell>
          <table:table-cell table:formula="of:=[.B379]-[.A379]" office:value-type="time" office:time-value="PT00H00M03.433999931S" calcext:value-type="time">
            <text:p>03,434</text:p>
          </table:table-cell>
          <table:table-cell table:formula="of:=[.C379]-[.B379]" office:value-type="time" office:time-value="PT00H00M00.001000171S" calcext:value-type="time">
            <text:p>00,001</text:p>
          </table:table-cell>
          <table:table-cell table:formula="of:=[.D379]-[.C379]" office:value-type="time" office:time-value="PT00H00M00.020999811S" calcext:value-type="time">
            <text:p>00,021</text:p>
          </table:table-cell>
          <table:table-cell table:formula="of:=[.E379]-[.D379]" office:value-type="time" office:time-value="PT00H00M00.001000171S" calcext:value-type="time">
            <text:p>00,001</text:p>
          </table:table-cell>
          <table:table-cell table:formula="of:=[.E379]-[.A379]" office:value-type="time" office:time-value="PT00H00M03.457000083S" calcext:value-type="time">
            <text:p>03,457</text:p>
          </table:table-cell>
        </table:table-row>
        <table:table-row table:style-name="ro1">
          <table:table-cell office:value-type="time" office:time-value="PT1046901H59M50.714999987S" calcext:value-type="time">
            <text:p>1046901:59:50,715</text:p>
          </table:table-cell>
          <table:table-cell office:value-type="time" office:time-value="PT1046901H59M56.210000105S" calcext:value-type="time">
            <text:p>1046901:59:56,210</text:p>
          </table:table-cell>
          <table:table-cell office:value-type="time" office:time-value="PT1046901H59M56.211000066S" calcext:value-type="time">
            <text:p>1046901:59:56,211</text:p>
          </table:table-cell>
          <table:table-cell table:number-columns-repeated="2" office:value-type="time" office:time-value="PT1046901H59M56.222999599S" calcext:value-type="time">
            <text:p>1046901:59:56,223</text:p>
          </table:table-cell>
          <table:table-cell table:formula="of:=[.B380]-[.A380]" office:value-type="time" office:time-value="PT00H00M05.495000118S" calcext:value-type="time">
            <text:p>05,495</text:p>
          </table:table-cell>
          <table:table-cell table:formula="of:=[.C380]-[.B380]" office:value-type="time" office:time-value="PT00H00M00.001000171S" calcext:value-type="time">
            <text:p>00,001</text:p>
          </table:table-cell>
          <table:table-cell table:formula="of:=[.D380]-[.C380]" office:value-type="time" office:time-value="PT00H00M00.011999533S" calcext:value-type="time">
            <text:p>00,012</text:p>
          </table:table-cell>
          <table:table-cell table:formula="of:=[.E380]-[.D380]" office:value-type="time" office:time-value="PT00H00M00S" calcext:value-type="time">
            <text:p>00,000</text:p>
          </table:table-cell>
          <table:table-cell table:formula="of:=[.E380]-[.A380]" office:value-type="time" office:time-value="PT00H00M05.507999822S" calcext:value-type="time">
            <text:p>05,508</text:p>
          </table:table-cell>
        </table:table-row>
        <table:table-row table:style-name="ro1">
          <table:table-cell office:value-type="time" office:time-value="PT1046901H59M57.275000112S" calcext:value-type="time">
            <text:p>1046901:59:57,275</text:p>
          </table:table-cell>
          <table:table-cell table:number-columns-repeated="2" office:value-type="time" office:time-value="PT1046902H00M01.11999996S" calcext:value-type="time">
            <text:p>1046902:00:01,120</text:p>
          </table:table-cell>
          <table:table-cell table:number-columns-repeated="2" office:value-type="time" office:time-value="PT1046902H00M01.137000136S" calcext:value-type="time">
            <text:p>1046902:00:01,137</text:p>
          </table:table-cell>
          <table:table-cell table:formula="of:=[.B381]-[.A381]" office:value-type="time" office:time-value="PT00H00M03.844999638S" calcext:value-type="time">
            <text:p>03,845</text:p>
          </table:table-cell>
          <table:table-cell table:formula="of:=[.C381]-[.B381]" office:value-type="time" office:time-value="PT00H00M00S" calcext:value-type="time">
            <text:p>00,000</text:p>
          </table:table-cell>
          <table:table-cell table:formula="of:=[.D381]-[.C381]" office:value-type="time" office:time-value="PT00H00M00.017000386S" calcext:value-type="time">
            <text:p>00,017</text:p>
          </table:table-cell>
          <table:table-cell table:formula="of:=[.E381]-[.D381]" office:value-type="time" office:time-value="PT00H00M00S" calcext:value-type="time">
            <text:p>00,000</text:p>
          </table:table-cell>
          <table:table-cell table:formula="of:=[.E381]-[.A381]" office:value-type="time" office:time-value="PT00H00M03.862000024S" calcext:value-type="time">
            <text:p>03,862</text:p>
          </table:table-cell>
        </table:table-row>
        <table:table-row table:style-name="ro1">
          <table:table-cell office:value-type="time" office:time-value="PT1046902H00M02.287000185S" calcext:value-type="time">
            <text:p>1046902:00:02,287</text:p>
          </table:table-cell>
          <table:table-cell table:number-columns-repeated="2" office:value-type="time" office:time-value="PT1046902H00M07.5290001S" calcext:value-type="time">
            <text:p>1046902:00:07,529</text:p>
          </table:table-cell>
          <table:table-cell table:number-columns-repeated="2" office:value-type="time" office:time-value="PT1046902H00M07.546000276S" calcext:value-type="time">
            <text:p>1046902:00:07,546</text:p>
          </table:table-cell>
          <table:table-cell table:formula="of:=[.B382]-[.A382]" office:value-type="time" office:time-value="PT00H00M05.241999705S" calcext:value-type="time">
            <text:p>05,242</text:p>
          </table:table-cell>
          <table:table-cell table:formula="of:=[.C382]-[.B382]" office:value-type="time" office:time-value="PT00H00M00S" calcext:value-type="time">
            <text:p>00,000</text:p>
          </table:table-cell>
          <table:table-cell table:formula="of:=[.D382]-[.C382]" office:value-type="time" office:time-value="PT00H00M00.017000386S" calcext:value-type="time">
            <text:p>00,017</text:p>
          </table:table-cell>
          <table:table-cell table:formula="of:=[.E382]-[.D382]" office:value-type="time" office:time-value="PT00H00M00S" calcext:value-type="time">
            <text:p>00,000</text:p>
          </table:table-cell>
          <table:table-cell table:formula="of:=[.E382]-[.A382]" office:value-type="time" office:time-value="PT00H00M05.259000091S" calcext:value-type="time">
            <text:p>05,259</text:p>
          </table:table-cell>
        </table:table-row>
        <table:table-row table:style-name="ro1">
          <table:table-cell office:value-type="time" office:time-value="PT1046902H00M08.567999862S" calcext:value-type="time">
            <text:p>1046902:00:08,568</text:p>
          </table:table-cell>
          <table:table-cell table:number-columns-repeated="2" office:value-type="time" office:time-value="PT1046902H00M11.982999695S" calcext:value-type="time">
            <text:p>1046902:00:11,983</text:p>
          </table:table-cell>
          <table:table-cell table:number-columns-repeated="2" office:value-type="time" office:time-value="PT1046902H00M12.001000252S" calcext:value-type="time">
            <text:p>1046902:00:12,001</text:p>
          </table:table-cell>
          <table:table-cell table:formula="of:=[.B383]-[.A383]" office:value-type="time" office:time-value="PT00H00M03.414999833S" calcext:value-type="time">
            <text:p>03,415</text:p>
          </table:table-cell>
          <table:table-cell table:formula="of:=[.C383]-[.B383]" office:value-type="time" office:time-value="PT00H00M00S" calcext:value-type="time">
            <text:p>00,000</text:p>
          </table:table-cell>
          <table:table-cell table:formula="of:=[.D383]-[.C383]" office:value-type="time" office:time-value="PT00H00M00.018000556S" calcext:value-type="time">
            <text:p>00,018</text:p>
          </table:table-cell>
          <table:table-cell table:formula="of:=[.E383]-[.D383]" office:value-type="time" office:time-value="PT00H00M00S" calcext:value-type="time">
            <text:p>00,000</text:p>
          </table:table-cell>
          <table:table-cell table:formula="of:=[.E383]-[.A383]" office:value-type="time" office:time-value="PT00H00M03.433000389S" calcext:value-type="time">
            <text:p>03,433</text:p>
          </table:table-cell>
        </table:table-row>
        <table:table-row table:style-name="ro1">
          <table:table-cell office:value-type="time" office:time-value="PT1046902H00M13.054000307S" calcext:value-type="time">
            <text:p>1046902:00:13,054</text:p>
          </table:table-cell>
          <table:table-cell table:number-columns-repeated="2" office:value-type="time" office:time-value="PT1046902H00M18.284999812S" calcext:value-type="time">
            <text:p>1046902:00:18,285</text:p>
          </table:table-cell>
          <table:table-cell office:value-type="time" office:time-value="PT1046902H00M18.30399991S" calcext:value-type="time">
            <text:p>1046902:00:18,304</text:p>
          </table:table-cell>
          <table:table-cell office:value-type="time" office:time-value="PT1046902H00M18.30500029S" calcext:value-type="time">
            <text:p>1046902:00:18,305</text:p>
          </table:table-cell>
          <table:table-cell table:formula="of:=[.B384]-[.A384]" office:value-type="time" office:time-value="PT00H00M05.230999715S" calcext:value-type="time">
            <text:p>05,231</text:p>
          </table:table-cell>
          <table:table-cell table:formula="of:=[.C384]-[.B384]" office:value-type="time" office:time-value="PT00H00M00S" calcext:value-type="time">
            <text:p>00,000</text:p>
          </table:table-cell>
          <table:table-cell table:formula="of:=[.D384]-[.C384]" office:value-type="time" office:time-value="PT00H00M00.019000098S" calcext:value-type="time">
            <text:p>00,019</text:p>
          </table:table-cell>
          <table:table-cell table:formula="of:=[.E384]-[.D384]" office:value-type="time" office:time-value="PT00H00M00.001000171S" calcext:value-type="time">
            <text:p>00,001</text:p>
          </table:table-cell>
          <table:table-cell table:formula="of:=[.E384]-[.A384]" office:value-type="time" office:time-value="PT00H00M05.250999983S" calcext:value-type="time">
            <text:p>05,251</text:p>
          </table:table-cell>
        </table:table-row>
        <table:table-row table:style-name="ro1">
          <table:table-cell office:value-type="time" office:time-value="PT1046902H00M19.313999964S" calcext:value-type="time">
            <text:p>1046902:00:19,314</text:p>
          </table:table-cell>
          <table:table-cell table:number-columns-repeated="2" office:value-type="time" office:time-value="PT1046902H00M22.619999852S" calcext:value-type="time">
            <text:p>1046902:00:22,620</text:p>
          </table:table-cell>
          <table:table-cell table:number-columns-repeated="2" office:value-type="time" office:time-value="PT1046902H00M22.635000106S" calcext:value-type="time">
            <text:p>1046902:00:22,635</text:p>
          </table:table-cell>
          <table:table-cell table:formula="of:=[.B385]-[.A385]" office:value-type="time" office:time-value="PT00H00M03.306000098S" calcext:value-type="time">
            <text:p>03,306</text:p>
          </table:table-cell>
          <table:table-cell table:formula="of:=[.C385]-[.B385]" office:value-type="time" office:time-value="PT00H00M00S" calcext:value-type="time">
            <text:p>00,000</text:p>
          </table:table-cell>
          <table:table-cell table:formula="of:=[.D385]-[.C385]" office:value-type="time" office:time-value="PT00H00M00.015000044S" calcext:value-type="time">
            <text:p>00,015</text:p>
          </table:table-cell>
          <table:table-cell table:formula="of:=[.E385]-[.D385]" office:value-type="time" office:time-value="PT00H00M00S" calcext:value-type="time">
            <text:p>00,000</text:p>
          </table:table-cell>
          <table:table-cell table:formula="of:=[.E385]-[.A385]" office:value-type="time" office:time-value="PT00H00M03.321000142S" calcext:value-type="time">
            <text:p>03,321</text:p>
          </table:table-cell>
        </table:table-row>
        <table:table-row table:style-name="ro1">
          <table:table-cell office:value-type="time" office:time-value="PT1046902H00M23.642000277S" calcext:value-type="time">
            <text:p>1046902:00:23,642</text:p>
          </table:table-cell>
          <table:table-cell office:value-type="time" office:time-value="PT1046902H00M28.734000167S" calcext:value-type="time">
            <text:p>1046902:00:28,734</text:p>
          </table:table-cell>
          <table:table-cell office:value-type="time" office:time-value="PT1046902H00M28.73700005S" calcext:value-type="time">
            <text:p>1046902:00:28,737</text:p>
          </table:table-cell>
          <table:table-cell table:number-columns-repeated="2" office:value-type="time" office:time-value="PT1046902H00M28.753999807S" calcext:value-type="time">
            <text:p>1046902:00:28,754</text:p>
          </table:table-cell>
          <table:table-cell table:formula="of:=[.B386]-[.A386]" office:value-type="time" office:time-value="PT00H00M05.09199989S" calcext:value-type="time">
            <text:p>05,092</text:p>
          </table:table-cell>
          <table:table-cell table:formula="of:=[.C386]-[.B386]" office:value-type="time" office:time-value="PT00H00M00.002999883S" calcext:value-type="time">
            <text:p>00,003</text:p>
          </table:table-cell>
          <table:table-cell table:formula="of:=[.D386]-[.C386]" office:value-type="time" office:time-value="PT00H00M00.016999757S" calcext:value-type="time">
            <text:p>00,017</text:p>
          </table:table-cell>
          <table:table-cell table:formula="of:=[.E386]-[.D386]" office:value-type="time" office:time-value="PT00H00M00S" calcext:value-type="time">
            <text:p>00,000</text:p>
          </table:table-cell>
          <table:table-cell table:formula="of:=[.E386]-[.A386]" office:value-type="time" office:time-value="PT00H00M05.11199953S" calcext:value-type="time">
            <text:p>05,112</text:p>
          </table:table-cell>
        </table:table-row>
        <table:table-row table:style-name="ro1">
          <table:table-cell office:value-type="time" office:time-value="PT1046902H00M29.936000286S" calcext:value-type="time">
            <text:p>1046902:00:29,936</text:p>
          </table:table-cell>
          <table:table-cell table:number-columns-repeated="2" office:value-type="time" office:time-value="PT1046902H00M33.269999921S" calcext:value-type="time">
            <text:p>1046902:00:33,270</text:p>
          </table:table-cell>
          <table:table-cell table:number-columns-repeated="2" office:value-type="time" office:time-value="PT1046902H00M33.282000292S" calcext:value-type="time">
            <text:p>1046902:00:33,282</text:p>
          </table:table-cell>
          <table:table-cell table:formula="of:=[.B387]-[.A387]" office:value-type="time" office:time-value="PT00H00M03.333999845S" calcext:value-type="time">
            <text:p>03,334</text:p>
          </table:table-cell>
          <table:table-cell table:formula="of:=[.C387]-[.B387]" office:value-type="time" office:time-value="PT00H00M00S" calcext:value-type="time">
            <text:p>00,000</text:p>
          </table:table-cell>
          <table:table-cell table:formula="of:=[.D387]-[.C387]" office:value-type="time" office:time-value="PT00H00M00.012000161S" calcext:value-type="time">
            <text:p>00,012</text:p>
          </table:table-cell>
          <table:table-cell table:formula="of:=[.E387]-[.D387]" office:value-type="time" office:time-value="PT00H00M00S" calcext:value-type="time">
            <text:p>00,000</text:p>
          </table:table-cell>
          <table:table-cell table:formula="of:=[.E387]-[.A387]" office:value-type="time" office:time-value="PT00H00M03.346000006S" calcext:value-type="time">
            <text:p>03,346</text:p>
          </table:table-cell>
        </table:table-row>
        <table:table-row table:style-name="ro1">
          <table:table-cell office:value-type="time" office:time-value="PT1046902H00M34.295999771S" calcext:value-type="time">
            <text:p>1046902:00:34,296</text:p>
          </table:table-cell>
          <table:table-cell table:number-columns-repeated="2" office:value-type="time" office:time-value="PT1046902H00M39.486000035S" calcext:value-type="time">
            <text:p>1046902:00:39,486</text:p>
          </table:table-cell>
          <table:table-cell office:value-type="time" office:time-value="PT1046902H00M39.50200025S" calcext:value-type="time">
            <text:p>1046902:00:39,502</text:p>
          </table:table-cell>
          <table:table-cell office:value-type="time" office:time-value="PT1046902H00M39.502999792S" calcext:value-type="time">
            <text:p>1046902:00:39,503</text:p>
          </table:table-cell>
          <table:table-cell table:formula="of:=[.B388]-[.A388]" office:value-type="time" office:time-value="PT00H00M05.190000264S" calcext:value-type="time">
            <text:p>05,190</text:p>
          </table:table-cell>
          <table:table-cell table:formula="of:=[.C388]-[.B388]" office:value-type="time" office:time-value="PT00H00M00S" calcext:value-type="time">
            <text:p>00,000</text:p>
          </table:table-cell>
          <table:table-cell table:formula="of:=[.D388]-[.C388]" office:value-type="time" office:time-value="PT00H00M00.016000215S" calcext:value-type="time">
            <text:p>00,016</text:p>
          </table:table-cell>
          <table:table-cell table:formula="of:=[.E388]-[.D388]" office:value-type="time" office:time-value="PT00H00M00.000999542S" calcext:value-type="time">
            <text:p>00,001</text:p>
          </table:table-cell>
          <table:table-cell table:formula="of:=[.E388]-[.A388]" office:value-type="time" office:time-value="PT00H00M05.207000021S" calcext:value-type="time">
            <text:p>05,207</text:p>
          </table:table-cell>
        </table:table-row>
        <table:table-row table:style-name="ro1">
          <table:table-cell office:value-type="time" office:time-value="PT1046902H00M40.520999953S" calcext:value-type="time">
            <text:p>1046902:00:40,521</text:p>
          </table:table-cell>
          <table:table-cell table:number-columns-repeated="2" office:value-type="time" office:time-value="PT1046902H00M43.997000344S" calcext:value-type="time">
            <text:p>1046902:00:43,997</text:p>
          </table:table-cell>
          <table:table-cell office:value-type="time" office:time-value="PT1046902H00M44.013999682S" calcext:value-type="time">
            <text:p>1046902:00:44,014</text:p>
          </table:table-cell>
          <table:table-cell office:value-type="time" office:time-value="PT1046902H00M44.015000062S" calcext:value-type="time">
            <text:p>1046902:00:44,015</text:p>
          </table:table-cell>
          <table:table-cell table:formula="of:=[.B389]-[.A389]" office:value-type="time" office:time-value="PT00H00M03.476000181S" calcext:value-type="time">
            <text:p>03,476</text:p>
          </table:table-cell>
          <table:table-cell table:formula="of:=[.C389]-[.B389]" office:value-type="time" office:time-value="PT00H00M00S" calcext:value-type="time">
            <text:p>00,000</text:p>
          </table:table-cell>
          <table:table-cell table:formula="of:=[.D389]-[.C389]" office:value-type="time" office:time-value="PT00H00M00.016999757S" calcext:value-type="time">
            <text:p>00,017</text:p>
          </table:table-cell>
          <table:table-cell table:formula="of:=[.E389]-[.D389]" office:value-type="time" office:time-value="PT00H00M00.001000171S" calcext:value-type="time">
            <text:p>00,001</text:p>
          </table:table-cell>
          <table:table-cell table:formula="of:=[.E389]-[.A389]" office:value-type="time" office:time-value="PT00H00M03.494000109S" calcext:value-type="time">
            <text:p>03,494</text:p>
          </table:table-cell>
        </table:table-row>
        <table:table-row table:style-name="ro1">
          <table:table-cell office:value-type="time" office:time-value="PT1046902H00M45.05100036S" calcext:value-type="time">
            <text:p>1046902:00:45,051</text:p>
          </table:table-cell>
          <table:table-cell table:number-columns-repeated="2" office:value-type="time" office:time-value="PT1046902H00M50.418999977S" calcext:value-type="time">
            <text:p>1046902:00:50,419</text:p>
          </table:table-cell>
          <table:table-cell table:number-columns-repeated="2" office:value-type="time" office:time-value="PT1046902H00M50.438000076S" calcext:value-type="time">
            <text:p>1046902:00:50,438</text:p>
          </table:table-cell>
          <table:table-cell table:formula="of:=[.B390]-[.A390]" office:value-type="time" office:time-value="PT00H00M05.367999827S" calcext:value-type="time">
            <text:p>05,368</text:p>
          </table:table-cell>
          <table:table-cell table:formula="of:=[.C390]-[.B390]" office:value-type="time" office:time-value="PT00H00M00S" calcext:value-type="time">
            <text:p>00,000</text:p>
          </table:table-cell>
          <table:table-cell table:formula="of:=[.D390]-[.C390]" office:value-type="time" office:time-value="PT00H00M00.019000098S" calcext:value-type="time">
            <text:p>00,019</text:p>
          </table:table-cell>
          <table:table-cell table:formula="of:=[.E390]-[.D390]" office:value-type="time" office:time-value="PT00H00M00S" calcext:value-type="time">
            <text:p>00,000</text:p>
          </table:table-cell>
          <table:table-cell table:formula="of:=[.E390]-[.A390]" office:value-type="time" office:time-value="PT00H00M05.386999925S" calcext:value-type="time">
            <text:p>05,387</text:p>
          </table:table-cell>
        </table:table-row>
        <table:table-row table:style-name="ro1">
          <table:table-cell office:value-type="time" office:time-value="PT1046902H00M51.507000346S" calcext:value-type="time">
            <text:p>1046902:00:51,507</text:p>
          </table:table-cell>
          <table:table-cell table:number-columns-repeated="2" office:value-type="time" office:time-value="PT1046902H00M54.890000168S" calcext:value-type="time">
            <text:p>1046902:00:54,890</text:p>
          </table:table-cell>
          <table:table-cell office:value-type="time" office:time-value="PT1046902H00M54.901000159S" calcext:value-type="time">
            <text:p>1046902:00:54,901</text:p>
          </table:table-cell>
          <table:table-cell office:value-type="time" office:time-value="PT1046902H00M54.901999701S" calcext:value-type="time">
            <text:p>1046902:00:54,902</text:p>
          </table:table-cell>
          <table:table-cell table:formula="of:=[.B391]-[.A391]" office:value-type="time" office:time-value="PT00H00M03.383000032S" calcext:value-type="time">
            <text:p>03,383</text:p>
          </table:table-cell>
          <table:table-cell table:formula="of:=[.C391]-[.B391]" office:value-type="time" office:time-value="PT00H00M00S" calcext:value-type="time">
            <text:p>00,000</text:p>
          </table:table-cell>
          <table:table-cell table:formula="of:=[.D391]-[.C391]" office:value-type="time" office:time-value="PT00H00M00.010999991S" calcext:value-type="time">
            <text:p>00,011</text:p>
          </table:table-cell>
          <table:table-cell table:formula="of:=[.E391]-[.D391]" office:value-type="time" office:time-value="PT00H00M00.000999542S" calcext:value-type="time">
            <text:p>00,001</text:p>
          </table:table-cell>
          <table:table-cell table:formula="of:=[.E391]-[.A391]" office:value-type="time" office:time-value="PT00H00M03.394999565S" calcext:value-type="time">
            <text:p>03,395</text:p>
          </table:table-cell>
        </table:table-row>
        <table:table-row table:style-name="ro1">
          <table:table-cell office:value-type="time" office:time-value="PT1046902H00M55.912999716S" calcext:value-type="time">
            <text:p>1046902:00:55,913</text:p>
          </table:table-cell>
          <table:table-cell table:number-columns-repeated="2" office:value-type="time" office:time-value="PT1046902H01M01.128000263S" calcext:value-type="time">
            <text:p>1046902:01:01,128</text:p>
          </table:table-cell>
          <table:table-cell table:number-columns-repeated="2" office:value-type="time" office:time-value="PT1046902H01M01.141999718S" calcext:value-type="time">
            <text:p>1046902:01:01,142</text:p>
          </table:table-cell>
          <table:table-cell table:formula="of:=[.B392]-[.A392]" office:value-type="time" office:time-value="PT00H00M05.215000128S" calcext:value-type="time">
            <text:p>05,215</text:p>
          </table:table-cell>
          <table:table-cell table:formula="of:=[.C392]-[.B392]" office:value-type="time" office:time-value="PT00H00M00S" calcext:value-type="time">
            <text:p>00,000</text:p>
          </table:table-cell>
          <table:table-cell table:formula="of:=[.D392]-[.C392]" office:value-type="time" office:time-value="PT00H00M00.013999874S" calcext:value-type="time">
            <text:p>00,014</text:p>
          </table:table-cell>
          <table:table-cell table:formula="of:=[.E392]-[.D392]" office:value-type="time" office:time-value="PT00H00M00S" calcext:value-type="time">
            <text:p>00,000</text:p>
          </table:table-cell>
          <table:table-cell table:formula="of:=[.E392]-[.A392]" office:value-type="time" office:time-value="PT00H00M05.229000002S" calcext:value-type="time">
            <text:p>05,229</text:p>
          </table:table-cell>
        </table:table-row>
        <table:table-row table:style-name="ro1">
          <table:table-cell office:value-type="time" office:time-value="PT1046902H01M02.161000259S" calcext:value-type="time">
            <text:p>1046902:01:02,161</text:p>
          </table:table-cell>
          <table:table-cell office:value-type="time" office:time-value="PT1046902H01M05.454000235S" calcext:value-type="time">
            <text:p>1046902:01:05,454</text:p>
          </table:table-cell>
          <table:table-cell office:value-type="time" office:time-value="PT1046902H01M05.455000196S" calcext:value-type="time">
            <text:p>1046902:01:05,455</text:p>
          </table:table-cell>
          <table:table-cell office:value-type="time" office:time-value="PT1046902H01M05.47000045S" calcext:value-type="time">
            <text:p>1046902:01:05,470</text:p>
          </table:table-cell>
          <table:table-cell office:value-type="time" office:time-value="PT1046902H01M05.470999572S" calcext:value-type="time">
            <text:p>1046902:01:05,471</text:p>
          </table:table-cell>
          <table:table-cell table:formula="of:=[.B393]-[.A393]" office:value-type="time" office:time-value="PT00H00M03.292999766S" calcext:value-type="time">
            <text:p>03,293</text:p>
          </table:table-cell>
          <table:table-cell table:formula="of:=[.C393]-[.B393]" office:value-type="time" office:time-value="PT00H00M00.001000171S" calcext:value-type="time">
            <text:p>00,001</text:p>
          </table:table-cell>
          <table:table-cell table:formula="of:=[.D393]-[.C393]" office:value-type="time" office:time-value="PT00H00M00.015000044S" calcext:value-type="time">
            <text:p>00,015</text:p>
          </table:table-cell>
          <table:table-cell table:formula="of:=[.E393]-[.D393]" office:value-type="time" office:time-value="PT00H00M00.000999542S" calcext:value-type="time">
            <text:p>00,001</text:p>
          </table:table-cell>
          <table:table-cell table:formula="of:=[.E393]-[.A393]" office:value-type="time" office:time-value="PT00H00M03.309999523S" calcext:value-type="time">
            <text:p>03,310</text:p>
          </table:table-cell>
        </table:table-row>
        <table:table-row table:style-name="ro1">
          <table:table-cell office:value-type="time" office:time-value="PT1046902H01M06.514000017S" calcext:value-type="time">
            <text:p>1046902:01:06,514</text:p>
          </table:table-cell>
          <table:table-cell table:number-columns-repeated="2" office:value-type="time" office:time-value="PT1046902H01M11.67200027S" calcext:value-type="time">
            <text:p>1046902:01:11,672</text:p>
          </table:table-cell>
          <table:table-cell table:number-columns-repeated="2" office:value-type="time" office:time-value="PT1046902H01M11.690000407S" calcext:value-type="time">
            <text:p>1046902:01:11,690</text:p>
          </table:table-cell>
          <table:table-cell table:formula="of:=[.B394]-[.A394]" office:value-type="time" office:time-value="PT00H00M05.158000463S" calcext:value-type="time">
            <text:p>05,158</text:p>
          </table:table-cell>
          <table:table-cell table:formula="of:=[.C394]-[.B394]" office:value-type="time" office:time-value="PT00H00M00S" calcext:value-type="time">
            <text:p>00,000</text:p>
          </table:table-cell>
          <table:table-cell table:formula="of:=[.D394]-[.C394]" office:value-type="time" office:time-value="PT00H00M00.017999928S" calcext:value-type="time">
            <text:p>00,018</text:p>
          </table:table-cell>
          <table:table-cell table:formula="of:=[.E394]-[.D394]" office:value-type="time" office:time-value="PT00H00M00S" calcext:value-type="time">
            <text:p>00,000</text:p>
          </table:table-cell>
          <table:table-cell table:formula="of:=[.E394]-[.A394]" office:value-type="time" office:time-value="PT00H00M05.17600039S" calcext:value-type="time">
            <text:p>05,176</text:p>
          </table:table-cell>
        </table:table-row>
        <table:table-row table:style-name="ro1">
          <table:table-cell office:value-type="time" office:time-value="PT1046902H01M12.85199957S" calcext:value-type="time">
            <text:p>1046902:01:12,852</text:p>
          </table:table-cell>
          <table:table-cell table:number-columns-repeated="2" office:value-type="time" office:time-value="PT1046902H01M16.176000014S" calcext:value-type="time">
            <text:p>1046902:01:16,176</text:p>
          </table:table-cell>
          <table:table-cell table:number-columns-repeated="2" office:value-type="time" office:time-value="PT1046902H01M16.19300019S" calcext:value-type="time">
            <text:p>1046902:01:16,193</text:p>
          </table:table-cell>
          <table:table-cell table:formula="of:=[.B395]-[.A395]" office:value-type="time" office:time-value="PT00H00M03.324000025S" calcext:value-type="time">
            <text:p>03,324</text:p>
          </table:table-cell>
          <table:table-cell table:formula="of:=[.C395]-[.B395]" office:value-type="time" office:time-value="PT00H00M00S" calcext:value-type="time">
            <text:p>00,000</text:p>
          </table:table-cell>
          <table:table-cell table:formula="of:=[.D395]-[.C395]" office:value-type="time" office:time-value="PT00H00M00.017000386S" calcext:value-type="time">
            <text:p>00,017</text:p>
          </table:table-cell>
          <table:table-cell table:formula="of:=[.E395]-[.D395]" office:value-type="time" office:time-value="PT00H00M00S" calcext:value-type="time">
            <text:p>00,000</text:p>
          </table:table-cell>
          <table:table-cell table:formula="of:=[.E395]-[.A395]" office:value-type="time" office:time-value="PT00H00M03.341000411S" calcext:value-type="time">
            <text:p>03,341</text:p>
          </table:table-cell>
        </table:table-row>
        <table:table-row table:style-name="ro1">
          <table:table-cell office:value-type="time" office:time-value="PT1046902H01M17.196999639S" calcext:value-type="time">
            <text:p>1046902:01:17,197</text:p>
          </table:table-cell>
          <table:table-cell table:number-columns-repeated="2" office:value-type="time" office:time-value="PT1046902H01M22.485999819S" calcext:value-type="time">
            <text:p>1046902:01:22,486</text:p>
          </table:table-cell>
          <table:table-cell table:number-columns-repeated="2" office:value-type="time" office:time-value="PT1046902H01M22.500000112S" calcext:value-type="time">
            <text:p>1046902:01:22,500</text:p>
          </table:table-cell>
          <table:table-cell table:formula="of:=[.B396]-[.A396]" office:value-type="time" office:time-value="PT00H00M05.28900018S" calcext:value-type="time">
            <text:p>05,289</text:p>
          </table:table-cell>
          <table:table-cell table:formula="of:=[.C396]-[.B396]" office:value-type="time" office:time-value="PT00H00M00S" calcext:value-type="time">
            <text:p>00,000</text:p>
          </table:table-cell>
          <table:table-cell table:formula="of:=[.D396]-[.C396]" office:value-type="time" office:time-value="PT00H00M00.013999874S" calcext:value-type="time">
            <text:p>00,014</text:p>
          </table:table-cell>
          <table:table-cell table:formula="of:=[.E396]-[.D396]" office:value-type="time" office:time-value="PT00H00M00S" calcext:value-type="time">
            <text:p>00,000</text:p>
          </table:table-cell>
          <table:table-cell table:formula="of:=[.E396]-[.A396]" office:value-type="time" office:time-value="PT00H00M05.303000053S" calcext:value-type="time">
            <text:p>05,303</text:p>
          </table:table-cell>
        </table:table-row>
        <table:table-row table:style-name="ro1">
          <table:table-cell office:value-type="time" office:time-value="PT1046902H01M23.5649997S" calcext:value-type="time">
            <text:p>1046902:01:23,565</text:p>
          </table:table-cell>
          <table:table-cell table:number-columns-repeated="2" office:value-type="time" office:time-value="PT1046902H01M26.940999795S" calcext:value-type="time">
            <text:p>1046902:01:26,941</text:p>
          </table:table-cell>
          <table:table-cell table:number-columns-repeated="2" office:value-type="time" office:time-value="PT1046902H01M26.957999971S" calcext:value-type="time">
            <text:p>1046902:01:26,958</text:p>
          </table:table-cell>
          <table:table-cell table:formula="of:=[.B397]-[.A397]" office:value-type="time" office:time-value="PT00H00M03.376000095S" calcext:value-type="time">
            <text:p>03,376</text:p>
          </table:table-cell>
          <table:table-cell table:formula="of:=[.C397]-[.B397]" office:value-type="time" office:time-value="PT00H00M00S" calcext:value-type="time">
            <text:p>00,000</text:p>
          </table:table-cell>
          <table:table-cell table:formula="of:=[.D397]-[.C397]" office:value-type="time" office:time-value="PT00H00M00.016999757S" calcext:value-type="time">
            <text:p>00,017</text:p>
          </table:table-cell>
          <table:table-cell table:formula="of:=[.E397]-[.D397]" office:value-type="time" office:time-value="PT00H00M00S" calcext:value-type="time">
            <text:p>00,000</text:p>
          </table:table-cell>
          <table:table-cell table:formula="of:=[.E397]-[.A397]" office:value-type="time" office:time-value="PT00H00M03.392999852S" calcext:value-type="time">
            <text:p>03,393</text:p>
          </table:table-cell>
        </table:table-row>
        <table:table-row table:style-name="ro1">
          <table:table-cell office:value-type="time" office:time-value="PT1046902H01M27.987000123S" calcext:value-type="time">
            <text:p>1046902:01:27,987</text:p>
          </table:table-cell>
          <table:table-cell table:number-columns-repeated="2" office:value-type="time" office:time-value="PT1046902H01M33.431000132S" calcext:value-type="time">
            <text:p>1046902:01:33,431</text:p>
          </table:table-cell>
          <table:table-cell table:number-columns-repeated="2" office:value-type="time" office:time-value="PT1046902H01M33.45000023S" calcext:value-type="time">
            <text:p>1046902:01:33,450</text:p>
          </table:table-cell>
          <table:table-cell table:formula="of:=[.B398]-[.A398]" office:value-type="time" office:time-value="PT00H00M05.444000219S" calcext:value-type="time">
            <text:p>05,444</text:p>
          </table:table-cell>
          <table:table-cell table:formula="of:=[.C398]-[.B398]" office:value-type="time" office:time-value="PT00H00M00S" calcext:value-type="time">
            <text:p>00,000</text:p>
          </table:table-cell>
          <table:table-cell table:formula="of:=[.D398]-[.C398]" office:value-type="time" office:time-value="PT00H00M00.019000098S" calcext:value-type="time">
            <text:p>00,019</text:p>
          </table:table-cell>
          <table:table-cell table:formula="of:=[.E398]-[.D398]" office:value-type="time" office:time-value="PT00H00M00S" calcext:value-type="time">
            <text:p>00,000</text:p>
          </table:table-cell>
          <table:table-cell table:formula="of:=[.E398]-[.A398]" office:value-type="time" office:time-value="PT00H00M05.463000317S" calcext:value-type="time">
            <text:p>05,463</text:p>
          </table:table-cell>
        </table:table-row>
        <table:table-row table:style-name="ro1">
          <table:table-cell office:value-type="time" office:time-value="PT1046902H01M34.490999915S" calcext:value-type="time">
            <text:p>1046902:01:34,491</text:p>
          </table:table-cell>
          <table:table-cell table:number-columns-repeated="2" office:value-type="time" office:time-value="PT1046902H01M37.876000497S" calcext:value-type="time">
            <text:p>1046902:01:37,876</text:p>
          </table:table-cell>
          <table:table-cell office:value-type="time" office:time-value="PT1046902H01M37.889999952S" calcext:value-type="time">
            <text:p>1046902:01:37,890</text:p>
          </table:table-cell>
          <table:table-cell office:value-type="time" office:time-value="PT1046902H01M37.890999913S" calcext:value-type="time">
            <text:p>1046902:01:37,891</text:p>
          </table:table-cell>
          <table:table-cell table:formula="of:=[.B399]-[.A399]" office:value-type="time" office:time-value="PT00H00M03.385000373S" calcext:value-type="time">
            <text:p>03,385</text:p>
          </table:table-cell>
          <table:table-cell table:formula="of:=[.C399]-[.B399]" office:value-type="time" office:time-value="PT00H00M00S" calcext:value-type="time">
            <text:p>00,000</text:p>
          </table:table-cell>
          <table:table-cell table:formula="of:=[.D399]-[.C399]" office:value-type="time" office:time-value="PT00H00M00.013999874S" calcext:value-type="time">
            <text:p>00,014</text:p>
          </table:table-cell>
          <table:table-cell table:formula="of:=[.E399]-[.D399]" office:value-type="time" office:time-value="PT00H00M00.000999542S" calcext:value-type="time">
            <text:p>00,001</text:p>
          </table:table-cell>
          <table:table-cell table:formula="of:=[.E399]-[.A399]" office:value-type="time" office:time-value="PT00H00M03.399999789S" calcext:value-type="time">
            <text:p>03,400</text:p>
          </table:table-cell>
        </table:table-row>
        <table:table-row table:style-name="ro1">
          <table:table-cell office:value-type="time" office:time-value="PT1046902H01M39.052999914S" calcext:value-type="time">
            <text:p>1046902:01:39,053</text:p>
          </table:table-cell>
          <table:table-cell table:number-columns-repeated="2" office:value-type="time" office:time-value="PT1046902H01M46.601000112S" calcext:value-type="time">
            <text:p>1046902:01:46,601</text:p>
          </table:table-cell>
          <table:table-cell office:value-type="time" office:time-value="PT1046902H01M46.616999488S" calcext:value-type="time">
            <text:p>1046902:01:46,617</text:p>
          </table:table-cell>
          <table:table-cell office:value-type="time" office:time-value="PT1046902H01M46.617999868S" calcext:value-type="time">
            <text:p>1046902:01:46,618</text:p>
          </table:table-cell>
          <table:table-cell table:formula="of:=[.B400]-[.A400]" office:value-type="time" office:time-value="PT00H00M07.548000198S" calcext:value-type="time">
            <text:p>07,548</text:p>
          </table:table-cell>
          <table:table-cell table:formula="of:=[.C400]-[.B400]" office:value-type="time" office:time-value="PT00H00M00S" calcext:value-type="time">
            <text:p>00,000</text:p>
          </table:table-cell>
          <table:table-cell table:formula="of:=[.D400]-[.C400]" office:value-type="time" office:time-value="PT00H00M00.015999586S" calcext:value-type="time">
            <text:p>00,016</text:p>
          </table:table-cell>
          <table:table-cell table:formula="of:=[.E400]-[.D400]" office:value-type="time" office:time-value="PT00H00M00.001000171S" calcext:value-type="time">
            <text:p>00,001</text:p>
          </table:table-cell>
          <table:table-cell table:formula="of:=[.E400]-[.A400]" office:value-type="time" office:time-value="PT00H00M07.564999955S" calcext:value-type="time">
            <text:p>07,565</text:p>
          </table:table-cell>
        </table:table-row>
        <table:table-row table:style-name="ro1">
          <table:table-cell office:value-type="time" office:time-value="PT1046902H01M47.880000165S" calcext:value-type="time">
            <text:p>1046902:01:47,880</text:p>
          </table:table-cell>
          <table:table-cell table:number-columns-repeated="2" office:value-type="time" office:time-value="PT1046902H01M51.678000167S" calcext:value-type="time">
            <text:p>1046902:01:51,678</text:p>
          </table:table-cell>
          <table:table-cell table:number-columns-repeated="2" office:value-type="time" office:time-value="PT1046902H01M51.698999768S" calcext:value-type="time">
            <text:p>1046902:01:51,699</text:p>
          </table:table-cell>
          <table:table-cell table:formula="of:=[.B401]-[.A401]" office:value-type="time" office:time-value="PT00H00M03.797999793S" calcext:value-type="time">
            <text:p>03,798</text:p>
          </table:table-cell>
          <table:table-cell table:formula="of:=[.C401]-[.B401]" office:value-type="time" office:time-value="PT00H00M00S" calcext:value-type="time">
            <text:p>00,000</text:p>
          </table:table-cell>
          <table:table-cell table:formula="of:=[.D401]-[.C401]" office:value-type="time" office:time-value="PT00H00M00.020999811S" calcext:value-type="time">
            <text:p>00,021</text:p>
          </table:table-cell>
          <table:table-cell table:formula="of:=[.E401]-[.D401]" office:value-type="time" office:time-value="PT00H00M00S" calcext:value-type="time">
            <text:p>00,000</text:p>
          </table:table-cell>
          <table:table-cell table:formula="of:=[.E401]-[.A401]" office:value-type="time" office:time-value="PT00H00M03.818999603S" calcext:value-type="time">
            <text:p>03,819</text:p>
          </table:table-cell>
        </table:table-row>
        <table:table-row table:style-name="ro1">
          <table:table-cell office:value-type="time" office:time-value="PT1046902H01M52.793999864S" calcext:value-type="time">
            <text:p>1046902:01:52,794</text:p>
          </table:table-cell>
          <table:table-cell table:number-columns-repeated="2" office:value-type="time" office:time-value="PT1046902H01M58.307000119S" calcext:value-type="time">
            <text:p>1046902:01:58,307</text:p>
          </table:table-cell>
          <table:table-cell office:value-type="time" office:time-value="PT1046902H01M58.338999711S" calcext:value-type="time">
            <text:p>1046902:01:58,339</text:p>
          </table:table-cell>
          <table:table-cell office:value-type="time" office:time-value="PT1046902H01M58.339999672S" calcext:value-type="time">
            <text:p>1046902:01:58,340</text:p>
          </table:table-cell>
          <table:table-cell table:formula="of:=[.B402]-[.A402]" office:value-type="time" office:time-value="PT00H00M05.513000046S" calcext:value-type="time">
            <text:p>05,513</text:p>
          </table:table-cell>
          <table:table-cell table:formula="of:=[.C402]-[.B402]" office:value-type="time" office:time-value="PT00H00M00S" calcext:value-type="time">
            <text:p>00,000</text:p>
          </table:table-cell>
          <table:table-cell table:formula="of:=[.D402]-[.C402]" office:value-type="time" office:time-value="PT00H00M00.031999801S" calcext:value-type="time">
            <text:p>00,032</text:p>
          </table:table-cell>
          <table:table-cell table:formula="of:=[.E402]-[.D402]" office:value-type="time" office:time-value="PT00H00M00.001000171S" calcext:value-type="time">
            <text:p>00,001</text:p>
          </table:table-cell>
          <table:table-cell table:formula="of:=[.E402]-[.A402]" office:value-type="time" office:time-value="PT00H00M05.546000018S" calcext:value-type="time">
            <text:p>05,546</text:p>
          </table:table-cell>
        </table:table-row>
        <table:table-row table:style-name="ro1">
          <table:table-cell office:value-type="time" office:time-value="PT1046902H01M59.456999749S" calcext:value-type="time">
            <text:p>1046902:01:59,457</text:p>
          </table:table-cell>
          <table:table-cell table:number-columns-repeated="2" office:value-type="time" office:time-value="PT1046902H02M03.002999928S" calcext:value-type="time">
            <text:p>1046902:02:03,003</text:p>
          </table:table-cell>
          <table:table-cell table:number-columns-repeated="2" office:value-type="time" office:time-value="PT1046902H02M03.021000065S" calcext:value-type="time">
            <text:p>1046902:02:03,021</text:p>
          </table:table-cell>
          <table:table-cell table:formula="of:=[.B403]-[.A403]" office:value-type="time" office:time-value="PT00H00M03.546000179S" calcext:value-type="time">
            <text:p>03,546</text:p>
          </table:table-cell>
          <table:table-cell table:formula="of:=[.C403]-[.B403]" office:value-type="time" office:time-value="PT00H00M00S" calcext:value-type="time">
            <text:p>00,000</text:p>
          </table:table-cell>
          <table:table-cell table:formula="of:=[.D403]-[.C403]" office:value-type="time" office:time-value="PT00H00M00.017999928S" calcext:value-type="time">
            <text:p>00,018</text:p>
          </table:table-cell>
          <table:table-cell table:formula="of:=[.E403]-[.D403]" office:value-type="time" office:time-value="PT00H00M00S" calcext:value-type="time">
            <text:p>00,000</text:p>
          </table:table-cell>
          <table:table-cell table:formula="of:=[.E403]-[.A403]" office:value-type="time" office:time-value="PT00H00M03.564000106S" calcext:value-type="time">
            <text:p>03,564</text:p>
          </table:table-cell>
        </table:table-row>
        <table:table-row table:style-name="ro1">
          <table:table-cell office:value-type="time" office:time-value="PT1046902H02M04.198999861S" calcext:value-type="time">
            <text:p>1046902:02:04,199</text:p>
          </table:table-cell>
          <table:table-cell table:number-columns-repeated="2" office:value-type="time" office:time-value="PT1046902H02M09.551000101S" calcext:value-type="time">
            <text:p>1046902:02:09,551</text:p>
          </table:table-cell>
          <table:table-cell table:number-columns-repeated="2" office:value-type="time" office:time-value="PT1046902H02M09.566999897S" calcext:value-type="time">
            <text:p>1046902:02:09,567</text:p>
          </table:table-cell>
          <table:table-cell table:formula="of:=[.B404]-[.A404]" office:value-type="time" office:time-value="PT00H00M05.35200024S" calcext:value-type="time">
            <text:p>05,352</text:p>
          </table:table-cell>
          <table:table-cell table:formula="of:=[.C404]-[.B404]" office:value-type="time" office:time-value="PT00H00M00S" calcext:value-type="time">
            <text:p>00,000</text:p>
          </table:table-cell>
          <table:table-cell table:formula="of:=[.D404]-[.C404]" office:value-type="time" office:time-value="PT00H00M00.015999586S" calcext:value-type="time">
            <text:p>00,016</text:p>
          </table:table-cell>
          <table:table-cell table:formula="of:=[.E404]-[.D404]" office:value-type="time" office:time-value="PT00H00M00S" calcext:value-type="time">
            <text:p>00,000</text:p>
          </table:table-cell>
          <table:table-cell table:formula="of:=[.E404]-[.A404]" office:value-type="time" office:time-value="PT00H00M05.367999827S" calcext:value-type="time">
            <text:p>05,368</text:p>
          </table:table-cell>
        </table:table-row>
        <table:table-row table:style-name="ro1">
          <table:table-cell office:value-type="time" office:time-value="PT1046902H02M10.613999767S" calcext:value-type="time">
            <text:p>1046902:02:10,614</text:p>
          </table:table-cell>
          <table:table-cell table:number-columns-repeated="2" office:value-type="time" office:time-value="PT1046902H02M14.104999993S" calcext:value-type="time">
            <text:p>1046902:02:14,105</text:p>
          </table:table-cell>
          <table:table-cell table:number-columns-repeated="2" office:value-type="time" office:time-value="PT1046902H02M14.12199975S" calcext:value-type="time">
            <text:p>1046902:02:14,122</text:p>
          </table:table-cell>
          <table:table-cell table:formula="of:=[.B405]-[.A405]" office:value-type="time" office:time-value="PT00H00M03.491000226S" calcext:value-type="time">
            <text:p>03,491</text:p>
          </table:table-cell>
          <table:table-cell table:formula="of:=[.C405]-[.B405]" office:value-type="time" office:time-value="PT00H00M00S" calcext:value-type="time">
            <text:p>00,000</text:p>
          </table:table-cell>
          <table:table-cell table:formula="of:=[.D405]-[.C405]" office:value-type="time" office:time-value="PT00H00M00.016999757S" calcext:value-type="time">
            <text:p>00,017</text:p>
          </table:table-cell>
          <table:table-cell table:formula="of:=[.E405]-[.D405]" office:value-type="time" office:time-value="PT00H00M00S" calcext:value-type="time">
            <text:p>00,000</text:p>
          </table:table-cell>
          <table:table-cell table:formula="of:=[.E405]-[.A405]" office:value-type="time" office:time-value="PT00H00M03.507999983S" calcext:value-type="time">
            <text:p>03,508</text:p>
          </table:table-cell>
        </table:table-row>
        <table:table-row table:style-name="ro1">
          <table:table-cell office:value-type="time" office:time-value="PT1046902H02M15.233000061S" calcext:value-type="time">
            <text:p>1046902:02:15,233</text:p>
          </table:table-cell>
          <table:table-cell table:number-columns-repeated="2" office:value-type="time" office:time-value="PT1046902H02M20.772000141S" calcext:value-type="time">
            <text:p>1046902:02:20,772</text:p>
          </table:table-cell>
          <table:table-cell office:value-type="time" office:time-value="PT1046902H02M20.788999898S" calcext:value-type="time">
            <text:p>1046902:02:20,789</text:p>
          </table:table-cell>
          <table:table-cell office:value-type="time" office:time-value="PT1046902H02M20.790000279S" calcext:value-type="time">
            <text:p>1046902:02:20,790</text:p>
          </table:table-cell>
          <table:table-cell table:formula="of:=[.B406]-[.A406]" office:value-type="time" office:time-value="PT00H00M05.539000081S" calcext:value-type="time">
            <text:p>05,539</text:p>
          </table:table-cell>
          <table:table-cell table:formula="of:=[.C406]-[.B406]" office:value-type="time" office:time-value="PT00H00M00S" calcext:value-type="time">
            <text:p>00,000</text:p>
          </table:table-cell>
          <table:table-cell table:formula="of:=[.D406]-[.C406]" office:value-type="time" office:time-value="PT00H00M00.016999757S" calcext:value-type="time">
            <text:p>00,017</text:p>
          </table:table-cell>
          <table:table-cell table:formula="of:=[.E406]-[.D406]" office:value-type="time" office:time-value="PT00H00M00.001000171S" calcext:value-type="time">
            <text:p>00,001</text:p>
          </table:table-cell>
          <table:table-cell table:formula="of:=[.E406]-[.A406]" office:value-type="time" office:time-value="PT00H00M05.557000008S" calcext:value-type="time">
            <text:p>05,557</text:p>
          </table:table-cell>
        </table:table-row>
        <table:table-row table:style-name="ro1">
          <table:table-cell office:value-type="time" office:time-value="PT1046902H02M21.852999944S" calcext:value-type="time">
            <text:p>1046902:02:21,853</text:p>
          </table:table-cell>
          <table:table-cell table:number-columns-repeated="2" office:value-type="time" office:time-value="PT1046902H02M25.397999743S" calcext:value-type="time">
            <text:p>1046902:02:25,398</text:p>
          </table:table-cell>
          <table:table-cell office:value-type="time" office:time-value="PT1046902H02M25.411000075S" calcext:value-type="time">
            <text:p>1046902:02:25,411</text:p>
          </table:table-cell>
          <table:table-cell office:value-type="time" office:time-value="PT1046902H02M25.412000455S" calcext:value-type="time">
            <text:p>1046902:02:25,412</text:p>
          </table:table-cell>
          <table:table-cell table:formula="of:=[.B407]-[.A407]" office:value-type="time" office:time-value="PT00H00M03.545000008S" calcext:value-type="time">
            <text:p>03,545</text:p>
          </table:table-cell>
          <table:table-cell table:formula="of:=[.C407]-[.B407]" office:value-type="time" office:time-value="PT00H00M00S" calcext:value-type="time">
            <text:p>00,000</text:p>
          </table:table-cell>
          <table:table-cell table:formula="of:=[.D407]-[.C407]" office:value-type="time" office:time-value="PT00H00M00.013000332S" calcext:value-type="time">
            <text:p>00,013</text:p>
          </table:table-cell>
          <table:table-cell table:formula="of:=[.E407]-[.D407]" office:value-type="time" office:time-value="PT00H00M00.001000171S" calcext:value-type="time">
            <text:p>00,001</text:p>
          </table:table-cell>
          <table:table-cell table:formula="of:=[.E407]-[.A407]" office:value-type="time" office:time-value="PT00H00M03.559000511S" calcext:value-type="time">
            <text:p>03,559</text:p>
          </table:table-cell>
        </table:table-row>
        <table:table-row table:style-name="ro1">
          <table:table-cell office:value-type="time" office:time-value="PT1046902H02M26.450000256S" calcext:value-type="time">
            <text:p>1046902:02:26,450</text:p>
          </table:table-cell>
          <table:table-cell table:number-columns-repeated="2" office:value-type="time" office:time-value="PT1046902H02M31.805999503S" calcext:value-type="time">
            <text:p>1046902:02:31,806</text:p>
          </table:table-cell>
          <table:table-cell table:number-columns-repeated="2" office:value-type="time" office:time-value="PT1046902H02M31.823000098S" calcext:value-type="time">
            <text:p>1046902:02:31,823</text:p>
          </table:table-cell>
          <table:table-cell table:formula="of:=[.B408]-[.A408]" office:value-type="time" office:time-value="PT00H00M05.355999665S" calcext:value-type="time">
            <text:p>05,356</text:p>
          </table:table-cell>
          <table:table-cell table:formula="of:=[.C408]-[.B408]" office:value-type="time" office:time-value="PT00H00M00S" calcext:value-type="time">
            <text:p>00,000</text:p>
          </table:table-cell>
          <table:table-cell table:formula="of:=[.D408]-[.C408]" office:value-type="time" office:time-value="PT00H00M00.017000386S" calcext:value-type="time">
            <text:p>00,017</text:p>
          </table:table-cell>
          <table:table-cell table:formula="of:=[.E408]-[.D408]" office:value-type="time" office:time-value="PT00H00M00S" calcext:value-type="time">
            <text:p>00,000</text:p>
          </table:table-cell>
          <table:table-cell table:formula="of:=[.E408]-[.A408]" office:value-type="time" office:time-value="PT00H00M05.373000051S" calcext:value-type="time">
            <text:p>05,373</text:p>
          </table:table-cell>
        </table:table-row>
        <table:table-row table:style-name="ro1">
          <table:table-cell office:value-type="time" office:time-value="PT1046902H02M32.888000105S" calcext:value-type="time">
            <text:p>1046902:02:32,888</text:p>
          </table:table-cell>
          <table:table-cell table:number-columns-repeated="2" office:value-type="time" office:time-value="PT1046902H02M36.231000228S" calcext:value-type="time">
            <text:p>1046902:02:36,231</text:p>
          </table:table-cell>
          <table:table-cell table:number-columns-repeated="2" office:value-type="time" office:time-value="PT1046902H02M36.247999985S" calcext:value-type="time">
            <text:p>1046902:02:36,248</text:p>
          </table:table-cell>
          <table:table-cell table:formula="of:=[.B409]-[.A409]" office:value-type="time" office:time-value="PT00H00M03.343000123S" calcext:value-type="time">
            <text:p>03,343</text:p>
          </table:table-cell>
          <table:table-cell table:formula="of:=[.C409]-[.B409]" office:value-type="time" office:time-value="PT00H00M00S" calcext:value-type="time">
            <text:p>00,000</text:p>
          </table:table-cell>
          <table:table-cell table:formula="of:=[.D409]-[.C409]" office:value-type="time" office:time-value="PT00H00M00.016999757S" calcext:value-type="time">
            <text:p>00,017</text:p>
          </table:table-cell>
          <table:table-cell table:formula="of:=[.E409]-[.D409]" office:value-type="time" office:time-value="PT00H00M00S" calcext:value-type="time">
            <text:p>00,000</text:p>
          </table:table-cell>
          <table:table-cell table:formula="of:=[.E409]-[.A409]" office:value-type="time" office:time-value="PT00H00M03.35999988S" calcext:value-type="time">
            <text:p>03,360</text:p>
          </table:table-cell>
        </table:table-row>
        <table:table-row table:style-name="ro1">
          <table:table-cell office:value-type="time" office:time-value="PT1046902H02M37.299000118S" calcext:value-type="time">
            <text:p>1046902:02:37,299</text:p>
          </table:table-cell>
          <table:table-cell office:value-type="time" office:time-value="PT1046902H02M42.554999907S" calcext:value-type="time">
            <text:p>1046902:02:42,555</text:p>
          </table:table-cell>
          <table:table-cell office:value-type="time" office:time-value="PT1046902H02M42.555999868S" calcext:value-type="time">
            <text:p>1046902:02:42,556</text:p>
          </table:table-cell>
          <table:table-cell office:value-type="time" office:time-value="PT1046902H02M42.572000083S" calcext:value-type="time">
            <text:p>1046902:02:42,572</text:p>
          </table:table-cell>
          <table:table-cell office:value-type="time" office:time-value="PT1046902H02M42.573000044S" calcext:value-type="time">
            <text:p>1046902:02:42,573</text:p>
          </table:table-cell>
          <table:table-cell table:formula="of:=[.B410]-[.A410]" office:value-type="time" office:time-value="PT00H00M05.255999579S" calcext:value-type="time">
            <text:p>05,256</text:p>
          </table:table-cell>
          <table:table-cell table:formula="of:=[.C410]-[.B410]" office:value-type="time" office:time-value="PT00H00M00.001000171S" calcext:value-type="time">
            <text:p>00,001</text:p>
          </table:table-cell>
          <table:table-cell table:formula="of:=[.D410]-[.C410]" office:value-type="time" office:time-value="PT00H00M00.016000215S" calcext:value-type="time">
            <text:p>00,016</text:p>
          </table:table-cell>
          <table:table-cell table:formula="of:=[.E410]-[.D410]" office:value-type="time" office:time-value="PT00H00M00.001000171S" calcext:value-type="time">
            <text:p>00,001</text:p>
          </table:table-cell>
          <table:table-cell table:formula="of:=[.E410]-[.A410]" office:value-type="time" office:time-value="PT00H00M05.274000135S" calcext:value-type="time">
            <text:p>05,274</text:p>
          </table:table-cell>
        </table:table-row>
        <table:table-row table:style-name="ro1">
          <table:table-cell office:value-type="time" office:time-value="PT1046902H02M43.623999758S" calcext:value-type="time">
            <text:p>1046902:02:43,624</text:p>
          </table:table-cell>
          <table:table-cell table:number-columns-repeated="2" office:value-type="time" office:time-value="PT1046902H02M47.043999815S" calcext:value-type="time">
            <text:p>1046902:02:47,044</text:p>
          </table:table-cell>
          <table:table-cell table:number-columns-repeated="2" office:value-type="time" office:time-value="PT1046902H02M47.057000147S" calcext:value-type="time">
            <text:p>1046902:02:47,057</text:p>
          </table:table-cell>
          <table:table-cell table:formula="of:=[.B411]-[.A411]" office:value-type="time" office:time-value="PT00H00M03.420000058S" calcext:value-type="time">
            <text:p>03,420</text:p>
          </table:table-cell>
          <table:table-cell table:formula="of:=[.C411]-[.B411]" office:value-type="time" office:time-value="PT00H00M00S" calcext:value-type="time">
            <text:p>00,000</text:p>
          </table:table-cell>
          <table:table-cell table:formula="of:=[.D411]-[.C411]" office:value-type="time" office:time-value="PT00H00M00.013000332S" calcext:value-type="time">
            <text:p>00,013</text:p>
          </table:table-cell>
          <table:table-cell table:formula="of:=[.E411]-[.D411]" office:value-type="time" office:time-value="PT00H00M00S" calcext:value-type="time">
            <text:p>00,000</text:p>
          </table:table-cell>
          <table:table-cell table:formula="of:=[.E411]-[.A411]" office:value-type="time" office:time-value="PT00H00M03.433000389S" calcext:value-type="time">
            <text:p>03,433</text:p>
          </table:table-cell>
        </table:table-row>
        <table:table-row table:style-name="ro1">
          <table:table-cell office:value-type="time" office:time-value="PT1046902H02M48.169999961S" calcext:value-type="time">
            <text:p>1046902:02:48,170</text:p>
          </table:table-cell>
          <table:table-cell table:number-columns-repeated="2" office:value-type="time" office:time-value="PT1046902H02M53.329000175S" calcext:value-type="time">
            <text:p>1046902:02:53,329</text:p>
          </table:table-cell>
          <table:table-cell table:number-columns-repeated="2" office:value-type="time" office:time-value="PT1046902H02M53.341999669S" calcext:value-type="time">
            <text:p>1046902:02:53,342</text:p>
          </table:table-cell>
          <table:table-cell table:formula="of:=[.B412]-[.A412]" office:value-type="time" office:time-value="PT00H00M05.159000005S" calcext:value-type="time">
            <text:p>05,159</text:p>
          </table:table-cell>
          <table:table-cell table:formula="of:=[.C412]-[.B412]" office:value-type="time" office:time-value="PT00H00M00S" calcext:value-type="time">
            <text:p>00,000</text:p>
          </table:table-cell>
          <table:table-cell table:formula="of:=[.D412]-[.C412]" office:value-type="time" office:time-value="PT00H00M00.012999703S" calcext:value-type="time">
            <text:p>00,013</text:p>
          </table:table-cell>
          <table:table-cell table:formula="of:=[.E412]-[.D412]" office:value-type="time" office:time-value="PT00H00M00S" calcext:value-type="time">
            <text:p>00,000</text:p>
          </table:table-cell>
          <table:table-cell table:formula="of:=[.E412]-[.A412]" office:value-type="time" office:time-value="PT00H00M05.171999708S" calcext:value-type="time">
            <text:p>05,172</text:p>
          </table:table-cell>
        </table:table-row>
        <table:table-row table:style-name="ro1">
          <table:table-cell office:value-type="time" office:time-value="PT1046902H02M54.304999877S" calcext:value-type="time">
            <text:p>1046902:02:54,305</text:p>
          </table:table-cell>
          <table:table-cell table:number-columns-repeated="2" office:value-type="time" office:time-value="PT1046902H02M57.60700034S" calcext:value-type="time">
            <text:p>1046902:02:57,607</text:p>
          </table:table-cell>
          <table:table-cell table:number-columns-repeated="2" office:value-type="time" office:time-value="PT1046902H02M57.622999717S" calcext:value-type="time">
            <text:p>1046902:02:57,623</text:p>
          </table:table-cell>
          <table:table-cell table:formula="of:=[.B413]-[.A413]" office:value-type="time" office:time-value="PT00H00M03.302000044S" calcext:value-type="time">
            <text:p>03,302</text:p>
          </table:table-cell>
          <table:table-cell table:formula="of:=[.C413]-[.B413]" office:value-type="time" office:time-value="PT00H00M00S" calcext:value-type="time">
            <text:p>00,000</text:p>
          </table:table-cell>
          <table:table-cell table:formula="of:=[.D413]-[.C413]" office:value-type="time" office:time-value="PT00H00M00.015999586S" calcext:value-type="time">
            <text:p>00,016</text:p>
          </table:table-cell>
          <table:table-cell table:formula="of:=[.E413]-[.D413]" office:value-type="time" office:time-value="PT00H00M00S" calcext:value-type="time">
            <text:p>00,000</text:p>
          </table:table-cell>
          <table:table-cell table:formula="of:=[.E413]-[.A413]" office:value-type="time" office:time-value="PT00H00M03.31799963S" calcext:value-type="time">
            <text:p>03,318</text:p>
          </table:table-cell>
        </table:table-row>
        <table:table-row table:style-name="ro1">
          <table:table-cell office:value-type="time" office:time-value="PT1046902H02M58.636999615S" calcext:value-type="time">
            <text:p>1046902:02:58,637</text:p>
          </table:table-cell>
          <table:table-cell office:value-type="time" office:time-value="PT1046902H03M03.780999575S" calcext:value-type="time">
            <text:p>1046902:03:03,781</text:p>
          </table:table-cell>
          <table:table-cell office:value-type="time" office:time-value="PT1046902H03M03.784999838S" calcext:value-type="time">
            <text:p>1046902:03:03,785</text:p>
          </table:table-cell>
          <table:table-cell office:value-type="time" office:time-value="PT1046902H03M03.801000053S" calcext:value-type="time">
            <text:p>1046902:03:03,801</text:p>
          </table:table-cell>
          <table:table-cell office:value-type="time" office:time-value="PT1046902H03M03.802000433S" calcext:value-type="time">
            <text:p>1046902:03:03,802</text:p>
          </table:table-cell>
          <table:table-cell table:formula="of:=[.B414]-[.A414]" office:value-type="time" office:time-value="PT00H00M05.14399996S" calcext:value-type="time">
            <text:p>05,144</text:p>
          </table:table-cell>
          <table:table-cell table:formula="of:=[.C414]-[.B414]" office:value-type="time" office:time-value="PT00H00M00.004000054S" calcext:value-type="time">
            <text:p>00,004</text:p>
          </table:table-cell>
          <table:table-cell table:formula="of:=[.D414]-[.C414]" office:value-type="time" office:time-value="PT00H00M00.016000215S" calcext:value-type="time">
            <text:p>00,016</text:p>
          </table:table-cell>
          <table:table-cell table:formula="of:=[.E414]-[.D414]" office:value-type="time" office:time-value="PT00H00M00.001000171S" calcext:value-type="time">
            <text:p>00,001</text:p>
          </table:table-cell>
          <table:table-cell table:formula="of:=[.E414]-[.A414]" office:value-type="time" office:time-value="PT00H00M05.1650004S" calcext:value-type="time">
            <text:p>05,165</text:p>
          </table:table-cell>
        </table:table-row>
        <table:table-row table:style-name="ro1">
          <table:table-cell office:value-type="time" office:time-value="PT1046902H03M04.841000196S" calcext:value-type="time">
            <text:p>1046902:03:04,841</text:p>
          </table:table-cell>
          <table:table-cell table:number-columns-repeated="2" office:value-type="time" office:time-value="PT1046902H03M08.165999763S" calcext:value-type="time">
            <text:p>1046902:03:08,166</text:p>
          </table:table-cell>
          <table:table-cell table:number-columns-repeated="2" office:value-type="time" office:time-value="PT1046902H03M08.178000133S" calcext:value-type="time">
            <text:p>1046902:03:08,178</text:p>
          </table:table-cell>
          <table:table-cell table:formula="of:=[.B415]-[.A415]" office:value-type="time" office:time-value="PT00H00M03.324999567S" calcext:value-type="time">
            <text:p>03,325</text:p>
          </table:table-cell>
          <table:table-cell table:formula="of:=[.C415]-[.B415]" office:value-type="time" office:time-value="PT00H00M00S" calcext:value-type="time">
            <text:p>00,000</text:p>
          </table:table-cell>
          <table:table-cell table:formula="of:=[.D415]-[.C415]" office:value-type="time" office:time-value="PT00H00M00.012000161S" calcext:value-type="time">
            <text:p>00,012</text:p>
          </table:table-cell>
          <table:table-cell table:formula="of:=[.E415]-[.D415]" office:value-type="time" office:time-value="PT00H00M00S" calcext:value-type="time">
            <text:p>00,000</text:p>
          </table:table-cell>
          <table:table-cell table:formula="of:=[.E415]-[.A415]" office:value-type="time" office:time-value="PT00H00M03.336999728S" calcext:value-type="time">
            <text:p>03,337</text:p>
          </table:table-cell>
        </table:table-row>
        <table:table-row table:style-name="ro1">
          <table:table-cell office:value-type="time" office:time-value="PT1046902H03M09.142000303S" calcext:value-type="time">
            <text:p>1046902:03:09,142</text:p>
          </table:table-cell>
          <table:table-cell table:number-columns-repeated="2" office:value-type="time" office:time-value="PT1046902H03M14.437000249S" calcext:value-type="time">
            <text:p>1046902:03:14,437</text:p>
          </table:table-cell>
          <table:table-cell table:number-columns-repeated="2" office:value-type="time" office:time-value="PT1046902H03M14.452999625S" calcext:value-type="time">
            <text:p>1046902:03:14,453</text:p>
          </table:table-cell>
          <table:table-cell table:formula="of:=[.B416]-[.A416]" office:value-type="time" office:time-value="PT00H00M05.294999946S" calcext:value-type="time">
            <text:p>05,295</text:p>
          </table:table-cell>
          <table:table-cell table:formula="of:=[.C416]-[.B416]" office:value-type="time" office:time-value="PT00H00M00S" calcext:value-type="time">
            <text:p>00,000</text:p>
          </table:table-cell>
          <table:table-cell table:formula="of:=[.D416]-[.C416]" office:value-type="time" office:time-value="PT00H00M00.015999586S" calcext:value-type="time">
            <text:p>00,016</text:p>
          </table:table-cell>
          <table:table-cell table:formula="of:=[.E416]-[.D416]" office:value-type="time" office:time-value="PT00H00M00S" calcext:value-type="time">
            <text:p>00,000</text:p>
          </table:table-cell>
          <table:table-cell table:formula="of:=[.E416]-[.A416]" office:value-type="time" office:time-value="PT00H00M05.310999532S" calcext:value-type="time">
            <text:p>05,311</text:p>
          </table:table-cell>
        </table:table-row>
        <table:table-row table:style-name="ro1">
          <table:table-cell office:value-type="time" office:time-value="PT1046902H03M15.45400003S" calcext:value-type="time">
            <text:p>1046902:03:15,454</text:p>
          </table:table-cell>
          <table:table-cell table:number-columns-repeated="2" office:value-type="time" office:time-value="PT1046902H03M18.936999729S" calcext:value-type="time">
            <text:p>1046902:03:18,937</text:p>
          </table:table-cell>
          <table:table-cell office:value-type="time" office:time-value="PT1046902H03M18.952999944S" calcext:value-type="time">
            <text:p>1046902:03:18,953</text:p>
          </table:table-cell>
          <table:table-cell office:value-type="time" office:time-value="PT1046902H03M18.954000324S" calcext:value-type="time">
            <text:p>1046902:03:18,954</text:p>
          </table:table-cell>
          <table:table-cell table:formula="of:=[.B417]-[.A417]" office:value-type="time" office:time-value="PT00H00M03.48299949S" calcext:value-type="time">
            <text:p>03,483</text:p>
          </table:table-cell>
          <table:table-cell table:formula="of:=[.C417]-[.B417]" office:value-type="time" office:time-value="PT00H00M00S" calcext:value-type="time">
            <text:p>00,000</text:p>
          </table:table-cell>
          <table:table-cell table:formula="of:=[.D417]-[.C417]" office:value-type="time" office:time-value="PT00H00M00.016000215S" calcext:value-type="time">
            <text:p>00,016</text:p>
          </table:table-cell>
          <table:table-cell table:formula="of:=[.E417]-[.D417]" office:value-type="time" office:time-value="PT00H00M00.001000171S" calcext:value-type="time">
            <text:p>00,001</text:p>
          </table:table-cell>
          <table:table-cell table:formula="of:=[.E417]-[.A417]" office:value-type="time" office:time-value="PT00H00M03.499999875S" calcext:value-type="time">
            <text:p>03,500</text:p>
          </table:table-cell>
        </table:table-row>
        <table:table-row table:style-name="ro1">
          <table:table-cell office:value-type="time" office:time-value="PT1046902H03M20.039999932S" calcext:value-type="time">
            <text:p>1046902:03:20,040</text:p>
          </table:table-cell>
          <table:table-cell table:number-columns-repeated="2" office:value-type="time" office:time-value="PT1046902H03M25.291999876S" calcext:value-type="time">
            <text:p>1046902:03:25,292</text:p>
          </table:table-cell>
          <table:table-cell office:value-type="time" office:time-value="PT1046902H03M25.308000091S" calcext:value-type="time">
            <text:p>1046902:03:25,308</text:p>
          </table:table-cell>
          <table:table-cell office:value-type="time" office:time-value="PT1046902H03M25.309000053S" calcext:value-type="time">
            <text:p>1046902:03:25,309</text:p>
          </table:table-cell>
          <table:table-cell table:formula="of:=[.B418]-[.A418]" office:value-type="time" office:time-value="PT00H00M05.252000154S" calcext:value-type="time">
            <text:p>05,252</text:p>
          </table:table-cell>
          <table:table-cell table:formula="of:=[.C418]-[.B418]" office:value-type="time" office:time-value="PT00H00M00S" calcext:value-type="time">
            <text:p>00,000</text:p>
          </table:table-cell>
          <table:table-cell table:formula="of:=[.D418]-[.C418]" office:value-type="time" office:time-value="PT00H00M00.016000215S" calcext:value-type="time">
            <text:p>00,016</text:p>
          </table:table-cell>
          <table:table-cell table:formula="of:=[.E418]-[.D418]" office:value-type="time" office:time-value="PT00H00M00.000999542S" calcext:value-type="time">
            <text:p>00,001</text:p>
          </table:table-cell>
          <table:table-cell table:formula="of:=[.E418]-[.A418]" office:value-type="time" office:time-value="PT00H00M05.268999911S" calcext:value-type="time">
            <text:p>05,269</text:p>
          </table:table-cell>
        </table:table-row>
        <table:table-row table:style-name="ro1">
          <table:table-cell office:value-type="time" office:time-value="PT1046902H03M26.344999932S" calcext:value-type="time">
            <text:p>1046902:03:26,345</text:p>
          </table:table-cell>
          <table:table-cell table:number-columns-repeated="2" office:value-type="time" office:time-value="PT1046902H03M29.834999777S" calcext:value-type="time">
            <text:p>1046902:03:29,835</text:p>
          </table:table-cell>
          <table:table-cell office:value-type="time" office:time-value="PT1046902H03M29.850999992S" calcext:value-type="time">
            <text:p>1046902:03:29,851</text:p>
          </table:table-cell>
          <table:table-cell office:value-type="time" office:time-value="PT1046902H03M29.851999953S" calcext:value-type="time">
            <text:p>1046902:03:29,852</text:p>
          </table:table-cell>
          <table:table-cell table:formula="of:=[.B419]-[.A419]" office:value-type="time" office:time-value="PT00H00M03.490000055S" calcext:value-type="time">
            <text:p>03,490</text:p>
          </table:table-cell>
          <table:table-cell table:formula="of:=[.C419]-[.B419]" office:value-type="time" office:time-value="PT00H00M00S" calcext:value-type="time">
            <text:p>00,000</text:p>
          </table:table-cell>
          <table:table-cell table:formula="of:=[.D419]-[.C419]" office:value-type="time" office:time-value="PT00H00M00.016000215S" calcext:value-type="time">
            <text:p>00,016</text:p>
          </table:table-cell>
          <table:table-cell table:formula="of:=[.E419]-[.D419]" office:value-type="time" office:time-value="PT00H00M00.000999542S" calcext:value-type="time">
            <text:p>00,001</text:p>
          </table:table-cell>
          <table:table-cell table:formula="of:=[.E419]-[.A419]" office:value-type="time" office:time-value="PT00H00M03.506999812S" calcext:value-type="time">
            <text:p>03,507</text:p>
          </table:table-cell>
        </table:table-row>
        <table:table-row table:style-name="ro1">
          <table:table-cell office:value-type="time" office:time-value="PT1046902H03M31.07199979S" calcext:value-type="time">
            <text:p>1046902:03:31,072</text:p>
          </table:table-cell>
          <table:table-cell office:value-type="time" office:time-value="PT1046902H03M36.31899951S" calcext:value-type="time">
            <text:p>1046902:03:36,319</text:p>
          </table:table-cell>
          <table:table-cell office:value-type="time" office:time-value="PT1046902H03M36.31999989S" calcext:value-type="time">
            <text:p>1046902:03:36,320</text:p>
          </table:table-cell>
          <table:table-cell office:value-type="time" office:time-value="PT1046902H03M36.334999725S" calcext:value-type="time">
            <text:p>1046902:03:36,335</text:p>
          </table:table-cell>
          <table:table-cell office:value-type="time" office:time-value="PT1046902H03M36.336000105S" calcext:value-type="time">
            <text:p>1046902:03:36,336</text:p>
          </table:table-cell>
          <table:table-cell table:formula="of:=[.B420]-[.A420]" office:value-type="time" office:time-value="PT00H00M05.24699993S" calcext:value-type="time">
            <text:p>05,247</text:p>
          </table:table-cell>
          <table:table-cell table:formula="of:=[.C420]-[.B420]" office:value-type="time" office:time-value="PT00H00M00.001000171S" calcext:value-type="time">
            <text:p>00,001</text:p>
          </table:table-cell>
          <table:table-cell table:formula="of:=[.D420]-[.C420]" office:value-type="time" office:time-value="PT00H00M00.015000044S" calcext:value-type="time">
            <text:p>00,015</text:p>
          </table:table-cell>
          <table:table-cell table:formula="of:=[.E420]-[.D420]" office:value-type="time" office:time-value="PT00H00M00.001000171S" calcext:value-type="time">
            <text:p>00,001</text:p>
          </table:table-cell>
          <table:table-cell table:formula="of:=[.E420]-[.A420]" office:value-type="time" office:time-value="PT00H00M05.264000315S" calcext:value-type="time">
            <text:p>05,264</text:p>
          </table:table-cell>
        </table:table-row>
        <table:table-row table:style-name="ro1">
          <table:table-cell office:value-type="time" office:time-value="PT1046902H03M37.338000052S" calcext:value-type="time">
            <text:p>1046902:03:37,338</text:p>
          </table:table-cell>
          <table:table-cell table:number-columns-repeated="2" office:value-type="time" office:time-value="PT1046902H03M40.752999885S" calcext:value-type="time">
            <text:p>1046902:03:40,753</text:p>
          </table:table-cell>
          <table:table-cell office:value-type="time" office:time-value="PT1046902H03M40.7690001S" calcext:value-type="time">
            <text:p>1046902:03:40,769</text:p>
          </table:table-cell>
          <table:table-cell office:value-type="time" office:time-value="PT1046902H03M40.77000048S" calcext:value-type="time">
            <text:p>1046902:03:40,770</text:p>
          </table:table-cell>
          <table:table-cell table:formula="of:=[.B421]-[.A421]" office:value-type="time" office:time-value="PT00H00M03.414999833S" calcext:value-type="time">
            <text:p>03,415</text:p>
          </table:table-cell>
          <table:table-cell table:formula="of:=[.C421]-[.B421]" office:value-type="time" office:time-value="PT00H00M00S" calcext:value-type="time">
            <text:p>00,000</text:p>
          </table:table-cell>
          <table:table-cell table:formula="of:=[.D421]-[.C421]" office:value-type="time" office:time-value="PT00H00M00.016000215S" calcext:value-type="time">
            <text:p>00,016</text:p>
          </table:table-cell>
          <table:table-cell table:formula="of:=[.E421]-[.D421]" office:value-type="time" office:time-value="PT00H00M00.001000171S" calcext:value-type="time">
            <text:p>00,001</text:p>
          </table:table-cell>
          <table:table-cell table:formula="of:=[.E421]-[.A421]" office:value-type="time" office:time-value="PT00H00M03.432000219S" calcext:value-type="time">
            <text:p>03,432</text:p>
          </table:table-cell>
        </table:table-row>
        <table:table-row table:style-name="ro1">
          <table:table-cell office:value-type="time" office:time-value="PT1046902H03M41.816999931S" calcext:value-type="time">
            <text:p>1046902:03:41,817</text:p>
          </table:table-cell>
          <table:table-cell table:number-columns-repeated="2" office:value-type="time" office:time-value="PT1046902H03M47.130000014S" calcext:value-type="time">
            <text:p>1046902:03:47,130</text:p>
          </table:table-cell>
          <table:table-cell table:number-columns-repeated="2" office:value-type="time" office:time-value="PT1046902H03M47.14700019S" calcext:value-type="time">
            <text:p>1046902:03:47,147</text:p>
          </table:table-cell>
          <table:table-cell table:formula="of:=[.B422]-[.A422]" office:value-type="time" office:time-value="PT00H00M05.313000502S" calcext:value-type="time">
            <text:p>05,313</text:p>
          </table:table-cell>
          <table:table-cell table:formula="of:=[.C422]-[.B422]" office:value-type="time" office:time-value="PT00H00M00S" calcext:value-type="time">
            <text:p>00,000</text:p>
          </table:table-cell>
          <table:table-cell table:formula="of:=[.D422]-[.C422]" office:value-type="time" office:time-value="PT00H00M00.016999757S" calcext:value-type="time">
            <text:p>00,017</text:p>
          </table:table-cell>
          <table:table-cell table:formula="of:=[.E422]-[.D422]" office:value-type="time" office:time-value="PT00H00M00S" calcext:value-type="time">
            <text:p>00,000</text:p>
          </table:table-cell>
          <table:table-cell table:formula="of:=[.E422]-[.A422]" office:value-type="time" office:time-value="PT00H00M05.330000259S" calcext:value-type="time">
            <text:p>05,330</text:p>
          </table:table-cell>
        </table:table-row>
        <table:table-row table:style-name="ro1">
          <table:table-cell office:value-type="time" office:time-value="PT1046902H03M48.199999826S" calcext:value-type="time">
            <text:p>1046902:03:48,200</text:p>
          </table:table-cell>
          <table:table-cell office:value-type="time" office:time-value="PT1046902H03M51.627999991S" calcext:value-type="time">
            <text:p>1046902:03:51,628</text:p>
          </table:table-cell>
          <table:table-cell office:value-type="time" office:time-value="PT1046902H03M51.628999952S" calcext:value-type="time">
            <text:p>1046902:03:51,629</text:p>
          </table:table-cell>
          <table:table-cell office:value-type="time" office:time-value="PT1046902H03M51.644999748S" calcext:value-type="time">
            <text:p>1046902:03:51,645</text:p>
          </table:table-cell>
          <table:table-cell office:value-type="time" office:time-value="PT1046902H03M51.646000128S" calcext:value-type="time">
            <text:p>1046902:03:51,646</text:p>
          </table:table-cell>
          <table:table-cell table:formula="of:=[.B423]-[.A423]" office:value-type="time" office:time-value="PT00H00M03.428000165S" calcext:value-type="time">
            <text:p>03,428</text:p>
          </table:table-cell>
          <table:table-cell table:formula="of:=[.C423]-[.B423]" office:value-type="time" office:time-value="PT00H00M00.001000171S" calcext:value-type="time">
            <text:p>00,001</text:p>
          </table:table-cell>
          <table:table-cell table:formula="of:=[.D423]-[.C423]" office:value-type="time" office:time-value="PT00H00M00.015999586S" calcext:value-type="time">
            <text:p>00,016</text:p>
          </table:table-cell>
          <table:table-cell table:formula="of:=[.E423]-[.D423]" office:value-type="time" office:time-value="PT00H00M00.001000171S" calcext:value-type="time">
            <text:p>00,001</text:p>
          </table:table-cell>
          <table:table-cell table:formula="of:=[.E423]-[.A423]" office:value-type="time" office:time-value="PT00H00M03.446000093S" calcext:value-type="time">
            <text:p>03,446</text:p>
          </table:table-cell>
        </table:table-row>
        <table:table-row table:style-name="ro1">
          <table:table-cell office:value-type="time" office:time-value="PT1046902H03M52.669999637S" calcext:value-type="time">
            <text:p>1046902:03:52,670</text:p>
          </table:table-cell>
          <table:table-cell table:number-columns-repeated="2" office:value-type="time" office:time-value="PT1046902H03M58.064999878S" calcext:value-type="time">
            <text:p>1046902:03:58,065</text:p>
          </table:table-cell>
          <table:table-cell office:value-type="time" office:time-value="PT1046902H03M58.081000093S" calcext:value-type="time">
            <text:p>1046902:03:58,081</text:p>
          </table:table-cell>
          <table:table-cell office:value-type="time" office:time-value="PT1046902H03M58.082000054S" calcext:value-type="time">
            <text:p>1046902:03:58,082</text:p>
          </table:table-cell>
          <table:table-cell table:formula="of:=[.B424]-[.A424]" office:value-type="time" office:time-value="PT00H00M05.395000032S" calcext:value-type="time">
            <text:p>05,395</text:p>
          </table:table-cell>
          <table:table-cell table:formula="of:=[.C424]-[.B424]" office:value-type="time" office:time-value="PT00H00M00S" calcext:value-type="time">
            <text:p>00,000</text:p>
          </table:table-cell>
          <table:table-cell table:formula="of:=[.D424]-[.C424]" office:value-type="time" office:time-value="PT00H00M00.016000215S" calcext:value-type="time">
            <text:p>00,016</text:p>
          </table:table-cell>
          <table:table-cell table:formula="of:=[.E424]-[.D424]" office:value-type="time" office:time-value="PT00H00M00.001000171S" calcext:value-type="time">
            <text:p>00,001</text:p>
          </table:table-cell>
          <table:table-cell table:formula="of:=[.E424]-[.A424]" office:value-type="time" office:time-value="PT00H00M05.412000418S" calcext:value-type="time">
            <text:p>05,412</text:p>
          </table:table-cell>
        </table:table-row>
        <table:table-row table:style-name="ro1">
          <table:table-cell office:value-type="time" office:time-value="PT1046902H03M59.153000247S" calcext:value-type="time">
            <text:p>1046902:03:59,153</text:p>
          </table:table-cell>
          <table:table-cell office:value-type="time" office:time-value="PT1046902H04M02.950000288S" calcext:value-type="time">
            <text:p>1046902:04:02,950</text:p>
          </table:table-cell>
          <table:table-cell office:value-type="time" office:time-value="PT1046902H04M02.95099983S" calcext:value-type="time">
            <text:p>1046902:04:02,951</text:p>
          </table:table-cell>
          <table:table-cell office:value-type="time" office:time-value="PT1046902H04M02.967000045S" calcext:value-type="time">
            <text:p>1046902:04:02,967</text:p>
          </table:table-cell>
          <table:table-cell office:value-type="time" office:time-value="PT1046902H04M02.968000006S" calcext:value-type="time">
            <text:p>1046902:04:02,968</text:p>
          </table:table-cell>
          <table:table-cell table:formula="of:=[.B425]-[.A425]" office:value-type="time" office:time-value="PT00H00M03.797000251S" calcext:value-type="time">
            <text:p>03,797</text:p>
          </table:table-cell>
          <table:table-cell table:formula="of:=[.C425]-[.B425]" office:value-type="time" office:time-value="PT00H00M00.000999542S" calcext:value-type="time">
            <text:p>00,001</text:p>
          </table:table-cell>
          <table:table-cell table:formula="of:=[.D425]-[.C425]" office:value-type="time" office:time-value="PT00H00M00.016000215S" calcext:value-type="time">
            <text:p>00,016</text:p>
          </table:table-cell>
          <table:table-cell table:formula="of:=[.E425]-[.D425]" office:value-type="time" office:time-value="PT00H00M00.001000171S" calcext:value-type="time">
            <text:p>00,001</text:p>
          </table:table-cell>
          <table:table-cell table:formula="of:=[.E425]-[.A425]" office:value-type="time" office:time-value="PT00H00M03.815000178S" calcext:value-type="time">
            <text:p>03,815</text:p>
          </table:table-cell>
        </table:table-row>
        <table:table-row table:style-name="ro1">
          <table:table-cell office:value-type="time" office:time-value="PT1046902H04M04.063000102S" calcext:value-type="time">
            <text:p>1046902:04:04,063</text:p>
          </table:table-cell>
          <table:table-cell office:value-type="time" office:time-value="PT1046902H04M09.539999664S" calcext:value-type="time">
            <text:p>1046902:04:09,540</text:p>
          </table:table-cell>
          <table:table-cell office:value-type="time" office:time-value="PT1046902H04M09.541000044S" calcext:value-type="time">
            <text:p>1046902:04:09,541</text:p>
          </table:table-cell>
          <table:table-cell table:number-columns-repeated="2" office:value-type="time" office:time-value="PT1046902H04M09.558999762S" calcext:value-type="time">
            <text:p>1046902:04:09,559</text:p>
          </table:table-cell>
          <table:table-cell table:formula="of:=[.B426]-[.A426]" office:value-type="time" office:time-value="PT00H00M05.476999562S" calcext:value-type="time">
            <text:p>05,477</text:p>
          </table:table-cell>
          <table:table-cell table:formula="of:=[.C426]-[.B426]" office:value-type="time" office:time-value="PT00H00M00.001000171S" calcext:value-type="time">
            <text:p>00,001</text:p>
          </table:table-cell>
          <table:table-cell table:formula="of:=[.D426]-[.C426]" office:value-type="time" office:time-value="PT00H00M00.017999928S" calcext:value-type="time">
            <text:p>00,018</text:p>
          </table:table-cell>
          <table:table-cell table:formula="of:=[.E426]-[.D426]" office:value-type="time" office:time-value="PT00H00M00S" calcext:value-type="time">
            <text:p>00,000</text:p>
          </table:table-cell>
          <table:table-cell table:formula="of:=[.E426]-[.A426]" office:value-type="time" office:time-value="PT00H00M05.49599966S" calcext:value-type="time">
            <text:p>05,496</text:p>
          </table:table-cell>
        </table:table-row>
        <table:table-row table:style-name="ro1">
          <table:table-cell office:value-type="time" office:time-value="PT1046902H04M10.606000051S" calcext:value-type="time">
            <text:p>1046902:04:10,606</text:p>
          </table:table-cell>
          <table:table-cell office:value-type="time" office:time-value="PT1046902H04M14.179000016S" calcext:value-type="time">
            <text:p>1046902:04:14,179</text:p>
          </table:table-cell>
          <table:table-cell office:value-type="time" office:time-value="PT1046902H04M14.179999977S" calcext:value-type="time">
            <text:p>1046902:04:14,180</text:p>
          </table:table-cell>
          <table:table-cell office:value-type="time" office:time-value="PT1046902H04M14.192000348S" calcext:value-type="time">
            <text:p>1046902:04:14,192</text:p>
          </table:table-cell>
          <table:table-cell office:value-type="time" office:time-value="PT1046902H04M14.193000309S" calcext:value-type="time">
            <text:p>1046902:04:14,193</text:p>
          </table:table-cell>
          <table:table-cell table:formula="of:=[.B427]-[.A427]" office:value-type="time" office:time-value="PT00H00M03.572999756S" calcext:value-type="time">
            <text:p>03,573</text:p>
          </table:table-cell>
          <table:table-cell table:formula="of:=[.C427]-[.B427]" office:value-type="time" office:time-value="PT00H00M00.001000171S" calcext:value-type="time">
            <text:p>00,001</text:p>
          </table:table-cell>
          <table:table-cell table:formula="of:=[.D427]-[.C427]" office:value-type="time" office:time-value="PT00H00M00.012000161S" calcext:value-type="time">
            <text:p>00,012</text:p>
          </table:table-cell>
          <table:table-cell table:formula="of:=[.E427]-[.D427]" office:value-type="time" office:time-value="PT00H00M00.001000171S" calcext:value-type="time">
            <text:p>00,001</text:p>
          </table:table-cell>
          <table:table-cell table:formula="of:=[.E427]-[.A427]" office:value-type="time" office:time-value="PT00H00M03.587000258S" calcext:value-type="time">
            <text:p>03,587</text:p>
          </table:table-cell>
        </table:table-row>
        <table:table-row table:style-name="ro1">
          <table:table-cell office:value-type="time" office:time-value="PT1046902H04M15.223000003S" calcext:value-type="time">
            <text:p>1046902:04:15,223</text:p>
          </table:table-cell>
          <table:table-cell office:value-type="time" office:time-value="PT1046902H04M20.509000299S" calcext:value-type="time">
            <text:p>1046902:04:20,509</text:p>
          </table:table-cell>
          <table:table-cell office:value-type="time" office:time-value="PT1046902H04M20.509999841S" calcext:value-type="time">
            <text:p>1046902:04:20,510</text:p>
          </table:table-cell>
          <table:table-cell office:value-type="time" office:time-value="PT1046902H04M20.527999979S" calcext:value-type="time">
            <text:p>1046902:04:20,528</text:p>
          </table:table-cell>
          <table:table-cell office:value-type="time" office:time-value="PT1046902H04M20.52899994S" calcext:value-type="time">
            <text:p>1046902:04:20,529</text:p>
          </table:table-cell>
          <table:table-cell table:formula="of:=[.B428]-[.A428]" office:value-type="time" office:time-value="PT00H00M05.286000296S" calcext:value-type="time">
            <text:p>05,286</text:p>
          </table:table-cell>
          <table:table-cell table:formula="of:=[.C428]-[.B428]" office:value-type="time" office:time-value="PT00H00M00.000999542S" calcext:value-type="time">
            <text:p>00,001</text:p>
          </table:table-cell>
          <table:table-cell table:formula="of:=[.D428]-[.C428]" office:value-type="time" office:time-value="PT00H00M00.017999928S" calcext:value-type="time">
            <text:p>00,018</text:p>
          </table:table-cell>
          <table:table-cell table:formula="of:=[.E428]-[.D428]" office:value-type="time" office:time-value="PT00H00M00.001000171S" calcext:value-type="time">
            <text:p>00,001</text:p>
          </table:table-cell>
          <table:table-cell table:formula="of:=[.E428]-[.A428]" office:value-type="time" office:time-value="PT00H00M05.305999937S" calcext:value-type="time">
            <text:p>05,306</text:p>
          </table:table-cell>
        </table:table-row>
        <table:table-row table:style-name="ro1">
          <table:table-cell office:value-type="time" office:time-value="PT1046902H04M21.847999692S" calcext:value-type="time">
            <text:p>1046902:04:21,848</text:p>
          </table:table-cell>
          <table:table-cell table:number-columns-repeated="2" office:value-type="time" office:time-value="PT1046902H04M25.503999777S" calcext:value-type="time">
            <text:p>1046902:04:25,504</text:p>
          </table:table-cell>
          <table:table-cell table:number-columns-repeated="2" office:value-type="time" office:time-value="PT1046902H04M25.519999992S" calcext:value-type="time">
            <text:p>1046902:04:25,520</text:p>
          </table:table-cell>
          <table:table-cell table:formula="of:=[.B429]-[.A429]" office:value-type="time" office:time-value="PT00H00M03.656000085S" calcext:value-type="time">
            <text:p>03,656</text:p>
          </table:table-cell>
          <table:table-cell table:formula="of:=[.C429]-[.B429]" office:value-type="time" office:time-value="PT00H00M00S" calcext:value-type="time">
            <text:p>00,000</text:p>
          </table:table-cell>
          <table:table-cell table:formula="of:=[.D429]-[.C429]" office:value-type="time" office:time-value="PT00H00M00.016000215S" calcext:value-type="time">
            <text:p>00,016</text:p>
          </table:table-cell>
          <table:table-cell table:formula="of:=[.E429]-[.D429]" office:value-type="time" office:time-value="PT00H00M00S" calcext:value-type="time">
            <text:p>00,000</text:p>
          </table:table-cell>
          <table:table-cell table:formula="of:=[.E429]-[.A429]" office:value-type="time" office:time-value="PT00H00M03.6720003S" calcext:value-type="time">
            <text:p>03,672</text:p>
          </table:table-cell>
        </table:table-row>
        <table:table-row table:style-name="ro1">
          <table:table-cell office:value-type="time" office:time-value="PT1046902H04M26.670999583S" calcext:value-type="time">
            <text:p>1046902:04:26,671</text:p>
          </table:table-cell>
          <table:table-cell table:number-columns-repeated="2" office:value-type="time" office:time-value="PT1046902H04M32.000999842S" calcext:value-type="time">
            <text:p>1046902:04:32,001</text:p>
          </table:table-cell>
          <table:table-cell table:number-columns-repeated="2" office:value-type="time" office:time-value="PT1046902H04M32.015000135S" calcext:value-type="time">
            <text:p>1046902:04:32,015</text:p>
          </table:table-cell>
          <table:table-cell table:formula="of:=[.B430]-[.A430]" office:value-type="time" office:time-value="PT00H00M05.330000259S" calcext:value-type="time">
            <text:p>05,330</text:p>
          </table:table-cell>
          <table:table-cell table:formula="of:=[.C430]-[.B430]" office:value-type="time" office:time-value="PT00H00M00S" calcext:value-type="time">
            <text:p>00,000</text:p>
          </table:table-cell>
          <table:table-cell table:formula="of:=[.D430]-[.C430]" office:value-type="time" office:time-value="PT00H00M00.013999874S" calcext:value-type="time">
            <text:p>00,014</text:p>
          </table:table-cell>
          <table:table-cell table:formula="of:=[.E430]-[.D430]" office:value-type="time" office:time-value="PT00H00M00S" calcext:value-type="time">
            <text:p>00,000</text:p>
          </table:table-cell>
          <table:table-cell table:formula="of:=[.E430]-[.A430]" office:value-type="time" office:time-value="PT00H00M05.344000133S" calcext:value-type="time">
            <text:p>05,344</text:p>
          </table:table-cell>
        </table:table-row>
        <table:table-row table:style-name="ro1">
          <table:table-cell office:value-type="time" office:time-value="PT1046902H04M33.052999936S" calcext:value-type="time">
            <text:p>1046902:04:33,053</text:p>
          </table:table-cell>
          <table:table-cell office:value-type="time" office:time-value="PT1046902H04M36.5209998S" calcext:value-type="time">
            <text:p>1046902:04:36,521</text:p>
          </table:table-cell>
          <table:table-cell office:value-type="time" office:time-value="PT1046902H04M36.521999761S" calcext:value-type="time">
            <text:p>1046902:04:36,522</text:p>
          </table:table-cell>
          <table:table-cell office:value-type="time" office:time-value="PT1046902H04M36.534000132S" calcext:value-type="time">
            <text:p>1046902:04:36,534</text:p>
          </table:table-cell>
          <table:table-cell office:value-type="time" office:time-value="PT1046902H04M36.535000093S" calcext:value-type="time">
            <text:p>1046902:04:36,535</text:p>
          </table:table-cell>
          <table:table-cell table:formula="of:=[.B431]-[.A431]" office:value-type="time" office:time-value="PT00H00M03.468000074S" calcext:value-type="time">
            <text:p>03,468</text:p>
          </table:table-cell>
          <table:table-cell table:formula="of:=[.C431]-[.B431]" office:value-type="time" office:time-value="PT00H00M00.001000171S" calcext:value-type="time">
            <text:p>00,001</text:p>
          </table:table-cell>
          <table:table-cell table:formula="of:=[.D431]-[.C431]" office:value-type="time" office:time-value="PT00H00M00.012000161S" calcext:value-type="time">
            <text:p>00,012</text:p>
          </table:table-cell>
          <table:table-cell table:formula="of:=[.E431]-[.D431]" office:value-type="time" office:time-value="PT00H00M00.001000171S" calcext:value-type="time">
            <text:p>00,001</text:p>
          </table:table-cell>
          <table:table-cell table:formula="of:=[.E431]-[.A431]" office:value-type="time" office:time-value="PT00H00M03.482000576S" calcext:value-type="time">
            <text:p>03,482</text:p>
          </table:table-cell>
        </table:table-row>
        <table:table-row table:style-name="ro1">
          <table:table-cell office:value-type="time" office:time-value="PT1046902H04M37.634999994S" calcext:value-type="time">
            <text:p>1046902:04:37,635</text:p>
          </table:table-cell>
          <table:table-cell table:number-columns-repeated="2" office:value-type="time" office:time-value="PT1046902H04M42.895000465S" calcext:value-type="time">
            <text:p>1046902:04:42,895</text:p>
          </table:table-cell>
          <table:table-cell table:number-columns-repeated="2" office:value-type="time" office:time-value="PT1046902H04M42.907999959S" calcext:value-type="time">
            <text:p>1046902:04:42,908</text:p>
          </table:table-cell>
          <table:table-cell table:formula="of:=[.B432]-[.A432]" office:value-type="time" office:time-value="PT00H00M05.260000261S" calcext:value-type="time">
            <text:p>05,260</text:p>
          </table:table-cell>
          <table:table-cell table:formula="of:=[.C432]-[.B432]" office:value-type="time" office:time-value="PT00H00M00S" calcext:value-type="time">
            <text:p>00,000</text:p>
          </table:table-cell>
          <table:table-cell table:formula="of:=[.D432]-[.C432]" office:value-type="time" office:time-value="PT00H00M00.012999703S" calcext:value-type="time">
            <text:p>00,013</text:p>
          </table:table-cell>
          <table:table-cell table:formula="of:=[.E432]-[.D432]" office:value-type="time" office:time-value="PT00H00M00S" calcext:value-type="time">
            <text:p>00,000</text:p>
          </table:table-cell>
          <table:table-cell table:formula="of:=[.E432]-[.A432]" office:value-type="time" office:time-value="PT00H00M05.272999965S" calcext:value-type="time">
            <text:p>05,273</text:p>
          </table:table-cell>
        </table:table-row>
        <table:table-row table:style-name="ro1">
          <table:table-cell office:value-type="time" office:time-value="PT1046902H04M43.939000033S" calcext:value-type="time">
            <text:p>1046902:04:43,939</text:p>
          </table:table-cell>
          <table:table-cell table:number-columns-repeated="2" office:value-type="time" office:time-value="PT1046902H04M47.486999715S" calcext:value-type="time">
            <text:p>1046902:04:47,487</text:p>
          </table:table-cell>
          <table:table-cell table:number-columns-repeated="2" office:value-type="time" office:time-value="PT1046902H04M47.501000427S" calcext:value-type="time">
            <text:p>1046902:04:47,501</text:p>
          </table:table-cell>
          <table:table-cell table:formula="of:=[.B433]-[.A433]" office:value-type="time" office:time-value="PT00H00M03.547999891S" calcext:value-type="time">
            <text:p>03,548</text:p>
          </table:table-cell>
          <table:table-cell table:formula="of:=[.C433]-[.B433]" office:value-type="time" office:time-value="PT00H00M00S" calcext:value-type="time">
            <text:p>00,000</text:p>
          </table:table-cell>
          <table:table-cell table:formula="of:=[.D433]-[.C433]" office:value-type="time" office:time-value="PT00H00M00.014000502S" calcext:value-type="time">
            <text:p>00,014</text:p>
          </table:table-cell>
          <table:table-cell table:formula="of:=[.E433]-[.D433]" office:value-type="time" office:time-value="PT00H00M00S" calcext:value-type="time">
            <text:p>00,000</text:p>
          </table:table-cell>
          <table:table-cell table:formula="of:=[.E433]-[.A433]" office:value-type="time" office:time-value="PT00H00M03.562000394S" calcext:value-type="time">
            <text:p>03,562</text:p>
          </table:table-cell>
        </table:table-row>
        <table:table-row table:style-name="ro1">
          <table:table-cell office:value-type="time" office:time-value="PT1046902H04M48.559000287S" calcext:value-type="time">
            <text:p>1046902:04:48,559</text:p>
          </table:table-cell>
          <table:table-cell table:number-columns-repeated="2" office:value-type="time" office:time-value="PT1046902H04M53.794000056S" calcext:value-type="time">
            <text:p>1046902:04:53,794</text:p>
          </table:table-cell>
          <table:table-cell office:value-type="time" office:time-value="PT1046902H04M53.810000271S" calcext:value-type="time">
            <text:p>1046902:04:53,810</text:p>
          </table:table-cell>
          <table:table-cell office:value-type="time" office:time-value="PT1046902H04M53.810999813S" calcext:value-type="time">
            <text:p>1046902:04:53,811</text:p>
          </table:table-cell>
          <table:table-cell table:formula="of:=[.B434]-[.A434]" office:value-type="time" office:time-value="PT00H00M05.234999768S" calcext:value-type="time">
            <text:p>05,235</text:p>
          </table:table-cell>
          <table:table-cell table:formula="of:=[.C434]-[.B434]" office:value-type="time" office:time-value="PT00H00M00S" calcext:value-type="time">
            <text:p>00,000</text:p>
          </table:table-cell>
          <table:table-cell table:formula="of:=[.D434]-[.C434]" office:value-type="time" office:time-value="PT00H00M00.016000215S" calcext:value-type="time">
            <text:p>00,016</text:p>
          </table:table-cell>
          <table:table-cell table:formula="of:=[.E434]-[.D434]" office:value-type="time" office:time-value="PT00H00M00.000999542S" calcext:value-type="time">
            <text:p>00,001</text:p>
          </table:table-cell>
          <table:table-cell table:formula="of:=[.E434]-[.A434]" office:value-type="time" office:time-value="PT00H00M05.251999525S" calcext:value-type="time">
            <text:p>05,252</text:p>
          </table:table-cell>
        </table:table-row>
        <table:table-row table:style-name="ro1">
          <table:table-cell office:value-type="time" office:time-value="PT1046902H04M54.842000306S" calcext:value-type="time">
            <text:p>1046902:04:54,842</text:p>
          </table:table-cell>
          <table:table-cell table:number-columns-repeated="2" office:value-type="time" office:time-value="PT1046902H04M58.213999718S" calcext:value-type="time">
            <text:p>1046902:04:58,214</text:p>
          </table:table-cell>
          <table:table-cell table:number-columns-repeated="2" office:value-type="time" office:time-value="PT1046902H04M58.229999933S" calcext:value-type="time">
            <text:p>1046902:04:58,230</text:p>
          </table:table-cell>
          <table:table-cell table:formula="of:=[.B435]-[.A435]" office:value-type="time" office:time-value="PT00H00M03.371999413S" calcext:value-type="time">
            <text:p>03,372</text:p>
          </table:table-cell>
          <table:table-cell table:formula="of:=[.C435]-[.B435]" office:value-type="time" office:time-value="PT00H00M00S" calcext:value-type="time">
            <text:p>00,000</text:p>
          </table:table-cell>
          <table:table-cell table:formula="of:=[.D435]-[.C435]" office:value-type="time" office:time-value="PT00H00M00.016000215S" calcext:value-type="time">
            <text:p>00,016</text:p>
          </table:table-cell>
          <table:table-cell table:formula="of:=[.E435]-[.D435]" office:value-type="time" office:time-value="PT00H00M00S" calcext:value-type="time">
            <text:p>00,000</text:p>
          </table:table-cell>
          <table:table-cell table:formula="of:=[.E435]-[.A435]" office:value-type="time" office:time-value="PT00H00M03.387999628S" calcext:value-type="time">
            <text:p>03,388</text:p>
          </table:table-cell>
        </table:table-row>
        <table:table-row table:style-name="ro1">
          <table:table-cell office:value-type="time" office:time-value="PT1046902H04M59.245999753S" calcext:value-type="time">
            <text:p>1046902:04:59,246</text:p>
          </table:table-cell>
          <table:table-cell office:value-type="time" office:time-value="PT1046902H05M04.462000262S" calcext:value-type="time">
            <text:p>1046902:05:04,462</text:p>
          </table:table-cell>
          <table:table-cell office:value-type="time" office:time-value="PT1046902H05M04.463000223S" calcext:value-type="time">
            <text:p>1046902:05:04,463</text:p>
          </table:table-cell>
          <table:table-cell table:number-columns-repeated="2" office:value-type="time" office:time-value="PT1046902H05M04.48100036S" calcext:value-type="time">
            <text:p>1046902:05:04,481</text:p>
          </table:table-cell>
          <table:table-cell table:formula="of:=[.B436]-[.A436]" office:value-type="time" office:time-value="PT00H00M05.216000299S" calcext:value-type="time">
            <text:p>05,216</text:p>
          </table:table-cell>
          <table:table-cell table:formula="of:=[.C436]-[.B436]" office:value-type="time" office:time-value="PT00H00M00.001000171S" calcext:value-type="time">
            <text:p>00,001</text:p>
          </table:table-cell>
          <table:table-cell table:formula="of:=[.D436]-[.C436]" office:value-type="time" office:time-value="PT00H00M00.017999928S" calcext:value-type="time">
            <text:p>00,018</text:p>
          </table:table-cell>
          <table:table-cell table:formula="of:=[.E436]-[.D436]" office:value-type="time" office:time-value="PT00H00M00S" calcext:value-type="time">
            <text:p>00,000</text:p>
          </table:table-cell>
          <table:table-cell table:formula="of:=[.E436]-[.A436]" office:value-type="time" office:time-value="PT00H00M05.235000397S" calcext:value-type="time">
            <text:p>05,235</text:p>
          </table:table-cell>
        </table:table-row>
        <table:table-row table:style-name="ro1">
          <table:table-cell office:value-type="time" office:time-value="PT1046902H05M05.652999971S" calcext:value-type="time">
            <text:p>1046902:05:05,653</text:p>
          </table:table-cell>
          <table:table-cell table:number-columns-repeated="2" office:value-type="time" office:time-value="PT1046902H05M08.976000035S" calcext:value-type="time">
            <text:p>1046902:05:08,976</text:p>
          </table:table-cell>
          <table:table-cell table:number-columns-repeated="2" office:value-type="time" office:time-value="PT1046902H05M08.996000513S" calcext:value-type="time">
            <text:p>1046902:05:08,996</text:p>
          </table:table-cell>
          <table:table-cell table:formula="of:=[.B437]-[.A437]" office:value-type="time" office:time-value="PT00H00M03.322999855S" calcext:value-type="time">
            <text:p>03,323</text:p>
          </table:table-cell>
          <table:table-cell table:formula="of:=[.C437]-[.B437]" office:value-type="time" office:time-value="PT00H00M00S" calcext:value-type="time">
            <text:p>00,000</text:p>
          </table:table-cell>
          <table:table-cell table:formula="of:=[.D437]-[.C437]" office:value-type="time" office:time-value="PT00H00M00.020000269S" calcext:value-type="time">
            <text:p>00,020</text:p>
          </table:table-cell>
          <table:table-cell table:formula="of:=[.E437]-[.D437]" office:value-type="time" office:time-value="PT00H00M00S" calcext:value-type="time">
            <text:p>00,000</text:p>
          </table:table-cell>
          <table:table-cell table:formula="of:=[.E437]-[.A437]" office:value-type="time" office:time-value="PT00H00M03.343000123S" calcext:value-type="time">
            <text:p>03,343</text:p>
          </table:table-cell>
        </table:table-row>
        <table:table-row table:style-name="ro1">
          <table:table-cell office:value-type="time" office:time-value="PT1046902H05M10.050999653S" calcext:value-type="time">
            <text:p>1046902:05:10,051</text:p>
          </table:table-cell>
          <table:table-cell table:number-columns-repeated="2" office:value-type="time" office:time-value="PT1046902H05M15.377000067S" calcext:value-type="time">
            <text:p>1046902:05:15,377</text:p>
          </table:table-cell>
          <table:table-cell table:number-columns-repeated="2" office:value-type="time" office:time-value="PT1046902H05M15.393999824S" calcext:value-type="time">
            <text:p>1046902:05:15,394</text:p>
          </table:table-cell>
          <table:table-cell table:formula="of:=[.B438]-[.A438]" office:value-type="time" office:time-value="PT00H00M05.326000205S" calcext:value-type="time">
            <text:p>05,326</text:p>
          </table:table-cell>
          <table:table-cell table:formula="of:=[.C438]-[.B438]" office:value-type="time" office:time-value="PT00H00M00S" calcext:value-type="time">
            <text:p>00,000</text:p>
          </table:table-cell>
          <table:table-cell table:formula="of:=[.D438]-[.C438]" office:value-type="time" office:time-value="PT00H00M00.016999757S" calcext:value-type="time">
            <text:p>00,017</text:p>
          </table:table-cell>
          <table:table-cell table:formula="of:=[.E438]-[.D438]" office:value-type="time" office:time-value="PT00H00M00S" calcext:value-type="time">
            <text:p>00,000</text:p>
          </table:table-cell>
          <table:table-cell table:formula="of:=[.E438]-[.A438]" office:value-type="time" office:time-value="PT00H00M05.342999962S" calcext:value-type="time">
            <text:p>05,343</text:p>
          </table:table-cell>
        </table:table-row>
        <table:table-row table:style-name="ro1">
          <table:table-cell office:value-type="time" office:time-value="PT1046902H05M16.462999675S" calcext:value-type="time">
            <text:p>1046902:05:16,463</text:p>
          </table:table-cell>
          <table:table-cell table:number-columns-repeated="2" office:value-type="time" office:time-value="PT1046902H05M19.95299994S" calcext:value-type="time">
            <text:p>1046902:05:19,953</text:p>
          </table:table-cell>
          <table:table-cell table:number-columns-repeated="2" office:value-type="time" office:time-value="PT1046902H05M19.969000155S" calcext:value-type="time">
            <text:p>1046902:05:19,969</text:p>
          </table:table-cell>
          <table:table-cell table:formula="of:=[.B439]-[.A439]" office:value-type="time" office:time-value="PT00H00M03.490000055S" calcext:value-type="time">
            <text:p>03,490</text:p>
          </table:table-cell>
          <table:table-cell table:formula="of:=[.C439]-[.B439]" office:value-type="time" office:time-value="PT00H00M00S" calcext:value-type="time">
            <text:p>00,000</text:p>
          </table:table-cell>
          <table:table-cell table:formula="of:=[.D439]-[.C439]" office:value-type="time" office:time-value="PT00H00M00.016000215S" calcext:value-type="time">
            <text:p>00,016</text:p>
          </table:table-cell>
          <table:table-cell table:formula="of:=[.E439]-[.D439]" office:value-type="time" office:time-value="PT00H00M00S" calcext:value-type="time">
            <text:p>00,000</text:p>
          </table:table-cell>
          <table:table-cell table:formula="of:=[.E439]-[.A439]" office:value-type="time" office:time-value="PT00H00M03.50600027S" calcext:value-type="time">
            <text:p>03,506</text:p>
          </table:table-cell>
        </table:table-row>
        <table:table-row table:style-name="ro1">
          <table:table-cell office:value-type="time" office:time-value="PT1046902H05M21.023000171S" calcext:value-type="time">
            <text:p>1046902:05:21,023</text:p>
          </table:table-cell>
          <table:table-cell table:number-columns-repeated="2" office:value-type="time" office:time-value="PT1046902H05M26.459000073S" calcext:value-type="time">
            <text:p>1046902:05:26,459</text:p>
          </table:table-cell>
          <table:table-cell table:number-columns-repeated="2" office:value-type="time" office:time-value="PT1046902H05M26.474999869S" calcext:value-type="time">
            <text:p>1046902:05:26,475</text:p>
          </table:table-cell>
          <table:table-cell table:formula="of:=[.B440]-[.A440]" office:value-type="time" office:time-value="PT00H00M05.436000112S" calcext:value-type="time">
            <text:p>05,436</text:p>
          </table:table-cell>
          <table:table-cell table:formula="of:=[.C440]-[.B440]" office:value-type="time" office:time-value="PT00H00M00S" calcext:value-type="time">
            <text:p>00,000</text:p>
          </table:table-cell>
          <table:table-cell table:formula="of:=[.D440]-[.C440]" office:value-type="time" office:time-value="PT00H00M00.015999586S" calcext:value-type="time">
            <text:p>00,016</text:p>
          </table:table-cell>
          <table:table-cell table:formula="of:=[.E440]-[.D440]" office:value-type="time" office:time-value="PT00H00M00S" calcext:value-type="time">
            <text:p>00,000</text:p>
          </table:table-cell>
          <table:table-cell table:formula="of:=[.E440]-[.A440]" office:value-type="time" office:time-value="PT00H00M05.451999698S" calcext:value-type="time">
            <text:p>05,452</text:p>
          </table:table-cell>
        </table:table-row>
        <table:table-row table:style-name="ro1">
          <table:table-cell office:value-type="time" office:time-value="PT1046902H05M27.528999886S" calcext:value-type="time">
            <text:p>1046902:05:27,529</text:p>
          </table:table-cell>
          <table:table-cell table:number-columns-repeated="2" office:value-type="time" office:time-value="PT1046902H05M30.959999934S" calcext:value-type="time">
            <text:p>1046902:05:30,960</text:p>
          </table:table-cell>
          <table:table-cell table:number-columns-repeated="2" office:value-type="time" office:time-value="PT1046902H05M30.980999954S" calcext:value-type="time">
            <text:p>1046902:05:30,981</text:p>
          </table:table-cell>
          <table:table-cell table:formula="of:=[.B441]-[.A441]" office:value-type="time" office:time-value="PT00H00M03.431000048S" calcext:value-type="time">
            <text:p>03,431</text:p>
          </table:table-cell>
          <table:table-cell table:formula="of:=[.C441]-[.B441]" office:value-type="time" office:time-value="PT00H00M00S" calcext:value-type="time">
            <text:p>00,000</text:p>
          </table:table-cell>
          <table:table-cell table:formula="of:=[.D441]-[.C441]" office:value-type="time" office:time-value="PT00H00M00.020999811S" calcext:value-type="time">
            <text:p>00,021</text:p>
          </table:table-cell>
          <table:table-cell table:formula="of:=[.E441]-[.D441]" office:value-type="time" office:time-value="PT00H00M00S" calcext:value-type="time">
            <text:p>00,000</text:p>
          </table:table-cell>
          <table:table-cell table:formula="of:=[.E441]-[.A441]" office:value-type="time" office:time-value="PT00H00M03.451999859S" calcext:value-type="time">
            <text:p>03,452</text:p>
          </table:table-cell>
        </table:table-row>
        <table:table-row table:style-name="ro1">
          <table:table-cell office:value-type="time" office:time-value="PT1046902H05M32.049000263S" calcext:value-type="time">
            <text:p>1046902:05:32,049</text:p>
          </table:table-cell>
          <table:table-cell table:number-columns-repeated="2" office:value-type="time" office:time-value="PT1046902H05M37.418999802S" calcext:value-type="time">
            <text:p>1046902:05:37,419</text:p>
          </table:table-cell>
          <table:table-cell table:number-columns-repeated="2" office:value-type="time" office:time-value="PT1046902H05M37.443000125S" calcext:value-type="time">
            <text:p>1046902:05:37,443</text:p>
          </table:table-cell>
          <table:table-cell table:formula="of:=[.B442]-[.A442]" office:value-type="time" office:time-value="PT00H00M05.369999539S" calcext:value-type="time">
            <text:p>05,370</text:p>
          </table:table-cell>
          <table:table-cell table:formula="of:=[.C442]-[.B442]" office:value-type="time" office:time-value="PT00H00M00S" calcext:value-type="time">
            <text:p>00,000</text:p>
          </table:table-cell>
          <table:table-cell table:formula="of:=[.D442]-[.C442]" office:value-type="time" office:time-value="PT00H00M00.024000322S" calcext:value-type="time">
            <text:p>00,024</text:p>
          </table:table-cell>
          <table:table-cell table:formula="of:=[.E442]-[.D442]" office:value-type="time" office:time-value="PT00H00M00S" calcext:value-type="time">
            <text:p>00,000</text:p>
          </table:table-cell>
          <table:table-cell table:formula="of:=[.E442]-[.A442]" office:value-type="time" office:time-value="PT00H00M05.393999862S" calcext:value-type="time">
            <text:p>05,394</text:p>
          </table:table-cell>
        </table:table-row>
        <table:table-row table:style-name="ro1">
          <table:table-cell office:value-type="time" office:time-value="PT1046902H05M38.502999907S" calcext:value-type="time">
            <text:p>1046902:05:38,503</text:p>
          </table:table-cell>
          <table:table-cell office:value-type="time" office:time-value="PT1046902H05M41.867000051S" calcext:value-type="time">
            <text:p>1046902:05:41,867</text:p>
          </table:table-cell>
          <table:table-cell office:value-type="time" office:time-value="PT1046902H05M41.868000012S" calcext:value-type="time">
            <text:p>1046902:05:41,868</text:p>
          </table:table-cell>
          <table:table-cell office:value-type="time" office:time-value="PT1046902H05M41.886000149S" calcext:value-type="time">
            <text:p>1046902:05:41,886</text:p>
          </table:table-cell>
          <table:table-cell office:value-type="time" office:time-value="PT1046902H05M41.88700011S" calcext:value-type="time">
            <text:p>1046902:05:41,887</text:p>
          </table:table-cell>
          <table:table-cell table:formula="of:=[.B443]-[.A443]" office:value-type="time" office:time-value="PT00H00M03.363999934S" calcext:value-type="time">
            <text:p>03,364</text:p>
          </table:table-cell>
          <table:table-cell table:formula="of:=[.C443]-[.B443]" office:value-type="time" office:time-value="PT00H00M00.001000171S" calcext:value-type="time">
            <text:p>00,001</text:p>
          </table:table-cell>
          <table:table-cell table:formula="of:=[.D443]-[.C443]" office:value-type="time" office:time-value="PT00H00M00.017999928S" calcext:value-type="time">
            <text:p>00,018</text:p>
          </table:table-cell>
          <table:table-cell table:formula="of:=[.E443]-[.D443]" office:value-type="time" office:time-value="PT00H00M00.001000171S" calcext:value-type="time">
            <text:p>00,001</text:p>
          </table:table-cell>
          <table:table-cell table:formula="of:=[.E443]-[.A443]" office:value-type="time" office:time-value="PT00H00M03.384000203S" calcext:value-type="time">
            <text:p>03,384</text:p>
          </table:table-cell>
        </table:table-row>
        <table:table-row table:style-name="ro1">
          <table:table-cell office:value-type="time" office:time-value="PT1046902H05M42.897000164S" calcext:value-type="time">
            <text:p>1046902:05:42,897</text:p>
          </table:table-cell>
          <table:table-cell table:number-columns-repeated="2" office:value-type="time" office:time-value="PT1046902H05M48.163000401S" calcext:value-type="time">
            <text:p>1046902:05:48,163</text:p>
          </table:table-cell>
          <table:table-cell office:value-type="time" office:time-value="PT1046902H05M48.178999778S" calcext:value-type="time">
            <text:p>1046902:05:48,179</text:p>
          </table:table-cell>
          <table:table-cell office:value-type="time" office:time-value="PT1046902H05M48.179999739S" calcext:value-type="time">
            <text:p>1046902:05:48,180</text:p>
          </table:table-cell>
          <table:table-cell table:formula="of:=[.B444]-[.A444]" office:value-type="time" office:time-value="PT00H00M05.266000028S" calcext:value-type="time">
            <text:p>05,266</text:p>
          </table:table-cell>
          <table:table-cell table:formula="of:=[.C444]-[.B444]" office:value-type="time" office:time-value="PT00H00M00S" calcext:value-type="time">
            <text:p>00,000</text:p>
          </table:table-cell>
          <table:table-cell table:formula="of:=[.D444]-[.C444]" office:value-type="time" office:time-value="PT00H00M00.015999586S" calcext:value-type="time">
            <text:p>00,016</text:p>
          </table:table-cell>
          <table:table-cell table:formula="of:=[.E444]-[.D444]" office:value-type="time" office:time-value="PT00H00M00.001000171S" calcext:value-type="time">
            <text:p>00,001</text:p>
          </table:table-cell>
          <table:table-cell table:formula="of:=[.E444]-[.A444]" office:value-type="time" office:time-value="PT00H00M05.282999785S" calcext:value-type="time">
            <text:p>05,283</text:p>
          </table:table-cell>
        </table:table-row>
        <table:table-row table:style-name="ro1">
          <table:table-cell office:value-type="time" office:time-value="PT1046902H05M49.390000384S" calcext:value-type="time">
            <text:p>1046902:05:49,390</text:p>
          </table:table-cell>
          <table:table-cell table:number-columns-repeated="2" office:value-type="time" office:time-value="PT1046902H05M52.836999809S" calcext:value-type="time">
            <text:p>1046902:05:52,837</text:p>
          </table:table-cell>
          <table:table-cell office:value-type="time" office:time-value="PT1046902H05M52.853000024S" calcext:value-type="time">
            <text:p>1046902:05:52,853</text:p>
          </table:table-cell>
          <table:table-cell office:value-type="time" office:time-value="PT1046902H05M52.854000404S" calcext:value-type="time">
            <text:p>1046902:05:52,854</text:p>
          </table:table-cell>
          <table:table-cell table:formula="of:=[.B445]-[.A445]" office:value-type="time" office:time-value="PT00H00M03.446999635S" calcext:value-type="time">
            <text:p>03,447</text:p>
          </table:table-cell>
          <table:table-cell table:formula="of:=[.C445]-[.B445]" office:value-type="time" office:time-value="PT00H00M00S" calcext:value-type="time">
            <text:p>00,000</text:p>
          </table:table-cell>
          <table:table-cell table:formula="of:=[.D445]-[.C445]" office:value-type="time" office:time-value="PT00H00M00.016000215S" calcext:value-type="time">
            <text:p>00,016</text:p>
          </table:table-cell>
          <table:table-cell table:formula="of:=[.E445]-[.D445]" office:value-type="time" office:time-value="PT00H00M00.001000171S" calcext:value-type="time">
            <text:p>00,001</text:p>
          </table:table-cell>
          <table:table-cell table:formula="of:=[.E445]-[.A445]" office:value-type="time" office:time-value="PT00H00M03.46400002S" calcext:value-type="time">
            <text:p>03,464</text:p>
          </table:table-cell>
        </table:table-row>
        <table:table-row table:style-name="ro1">
          <table:table-cell office:value-type="time" office:time-value="PT1046902H05M53.915000148S" calcext:value-type="time">
            <text:p>1046902:05:53,915</text:p>
          </table:table-cell>
          <table:table-cell office:value-type="time" office:time-value="PT1046902H05M59.556999989S" calcext:value-type="time">
            <text:p>1046902:05:59,557</text:p>
          </table:table-cell>
          <table:table-cell office:value-type="time" office:time-value="PT1046902H05M59.55799995S" calcext:value-type="time">
            <text:p>1046902:05:59,558</text:p>
          </table:table-cell>
          <table:table-cell office:value-type="time" office:time-value="PT1046902H05M59.572999785S" calcext:value-type="time">
            <text:p>1046902:05:59,573</text:p>
          </table:table-cell>
          <table:table-cell office:value-type="time" office:time-value="PT1046902H05M59.574000165S" calcext:value-type="time">
            <text:p>1046902:05:59,574</text:p>
          </table:table-cell>
          <table:table-cell table:formula="of:=[.B446]-[.A446]" office:value-type="time" office:time-value="PT00H00M05.64200005S" calcext:value-type="time">
            <text:p>05,642</text:p>
          </table:table-cell>
          <table:table-cell table:formula="of:=[.C446]-[.B446]" office:value-type="time" office:time-value="PT00H00M00.000999542S" calcext:value-type="time">
            <text:p>00,001</text:p>
          </table:table-cell>
          <table:table-cell table:formula="of:=[.D446]-[.C446]" office:value-type="time" office:time-value="PT00H00M00.015000044S" calcext:value-type="time">
            <text:p>00,015</text:p>
          </table:table-cell>
          <table:table-cell table:formula="of:=[.E446]-[.D446]" office:value-type="time" office:time-value="PT00H00M00.001000171S" calcext:value-type="time">
            <text:p>00,001</text:p>
          </table:table-cell>
          <table:table-cell table:formula="of:=[.E446]-[.A446]" office:value-type="time" office:time-value="PT00H00M05.658999807S" calcext:value-type="time">
            <text:p>05,659</text:p>
          </table:table-cell>
        </table:table-row>
        <table:table-row table:style-name="ro1">
          <table:table-cell office:value-type="time" office:time-value="PT1046902H06M00.63700025S" calcext:value-type="time">
            <text:p>1046902:06:00,637</text:p>
          </table:table-cell>
          <table:table-cell table:number-columns-repeated="2" office:value-type="time" office:time-value="PT1046902H06M04.005999779S" calcext:value-type="time">
            <text:p>1046902:06:04,006</text:p>
          </table:table-cell>
          <table:table-cell office:value-type="time" office:time-value="PT1046902H06M04.020999614S" calcext:value-type="time">
            <text:p>1046902:06:04,021</text:p>
          </table:table-cell>
          <table:table-cell office:value-type="time" office:time-value="PT1046902H06M04.021999994S" calcext:value-type="time">
            <text:p>1046902:06:04,022</text:p>
          </table:table-cell>
          <table:table-cell table:formula="of:=[.B447]-[.A447]" office:value-type="time" office:time-value="PT00H00M03.36899953S" calcext:value-type="time">
            <text:p>03,369</text:p>
          </table:table-cell>
          <table:table-cell table:formula="of:=[.C447]-[.B447]" office:value-type="time" office:time-value="PT00H00M00S" calcext:value-type="time">
            <text:p>00,000</text:p>
          </table:table-cell>
          <table:table-cell table:formula="of:=[.D447]-[.C447]" office:value-type="time" office:time-value="PT00H00M00.015000044S" calcext:value-type="time">
            <text:p>00,015</text:p>
          </table:table-cell>
          <table:table-cell table:formula="of:=[.E447]-[.D447]" office:value-type="time" office:time-value="PT00H00M00.001000171S" calcext:value-type="time">
            <text:p>00,001</text:p>
          </table:table-cell>
          <table:table-cell table:formula="of:=[.E447]-[.A447]" office:value-type="time" office:time-value="PT00H00M03.384999745S" calcext:value-type="time">
            <text:p>03,385</text:p>
          </table:table-cell>
        </table:table-row>
        <table:table-row table:style-name="ro1">
          <table:table-cell office:value-type="time" office:time-value="PT1046902H06M05.011000447S" calcext:value-type="time">
            <text:p>1046902:06:05,011</text:p>
          </table:table-cell>
          <table:table-cell office:value-type="time" office:time-value="PT1046902H06M10.146999881S" calcext:value-type="time">
            <text:p>1046902:06:10,147</text:p>
          </table:table-cell>
          <table:table-cell office:value-type="time" office:time-value="PT1046902H06M10.148000261S" calcext:value-type="time">
            <text:p>1046902:06:10,148</text:p>
          </table:table-cell>
          <table:table-cell office:value-type="time" office:time-value="PT1046902H06M10.163000096S" calcext:value-type="time">
            <text:p>1046902:06:10,163</text:p>
          </table:table-cell>
          <table:table-cell office:value-type="time" office:time-value="PT1046902H06M10.164000057S" calcext:value-type="time">
            <text:p>1046902:06:10,164</text:p>
          </table:table-cell>
          <table:table-cell table:formula="of:=[.B448]-[.A448]" office:value-type="time" office:time-value="PT00H00M05.135999853S" calcext:value-type="time">
            <text:p>05,136</text:p>
          </table:table-cell>
          <table:table-cell table:formula="of:=[.C448]-[.B448]" office:value-type="time" office:time-value="PT00H00M00.001000171S" calcext:value-type="time">
            <text:p>00,001</text:p>
          </table:table-cell>
          <table:table-cell table:formula="of:=[.D448]-[.C448]" office:value-type="time" office:time-value="PT00H00M00.015000044S" calcext:value-type="time">
            <text:p>00,015</text:p>
          </table:table-cell>
          <table:table-cell table:formula="of:=[.E448]-[.D448]" office:value-type="time" office:time-value="PT00H00M00.000999542S" calcext:value-type="time">
            <text:p>00,001</text:p>
          </table:table-cell>
          <table:table-cell table:formula="of:=[.E448]-[.A448]" office:value-type="time" office:time-value="PT00H00M05.15299961S" calcext:value-type="time">
            <text:p>05,153</text:p>
          </table:table-cell>
        </table:table-row>
        <table:table-row table:style-name="ro1">
          <table:table-cell office:value-type="time" office:time-value="PT1046902H06M11.198999975S" calcext:value-type="time">
            <text:p>1046902:06:11,199</text:p>
          </table:table-cell>
          <table:table-cell office:value-type="time" office:time-value="PT1046902H06M14.528000224S" calcext:value-type="time">
            <text:p>1046902:06:14,528</text:p>
          </table:table-cell>
          <table:table-cell office:value-type="time" office:time-value="PT1046902H06M14.531000108S" calcext:value-type="time">
            <text:p>1046902:06:14,531</text:p>
          </table:table-cell>
          <table:table-cell office:value-type="time" office:time-value="PT1046902H06M14.555000011S" calcext:value-type="time">
            <text:p>1046902:06:14,555</text:p>
          </table:table-cell>
          <table:table-cell office:value-type="time" office:time-value="PT1046902H06M14.555999972S" calcext:value-type="time">
            <text:p>1046902:06:14,556</text:p>
          </table:table-cell>
          <table:table-cell table:formula="of:=[.B449]-[.A449]" office:value-type="time" office:time-value="PT00H00M03.32900025S" calcext:value-type="time">
            <text:p>03,329</text:p>
          </table:table-cell>
          <table:table-cell table:formula="of:=[.C449]-[.B449]" office:value-type="time" office:time-value="PT00H00M00.002999883S" calcext:value-type="time">
            <text:p>00,003</text:p>
          </table:table-cell>
          <table:table-cell table:formula="of:=[.D449]-[.C449]" office:value-type="time" office:time-value="PT00H00M00.024000322S" calcext:value-type="time">
            <text:p>00,024</text:p>
          </table:table-cell>
          <table:table-cell table:formula="of:=[.E449]-[.D449]" office:value-type="time" office:time-value="PT00H00M00.000999542S" calcext:value-type="time">
            <text:p>00,001</text:p>
          </table:table-cell>
          <table:table-cell table:formula="of:=[.E449]-[.A449]" office:value-type="time" office:time-value="PT00H00M03.356999997S" calcext:value-type="time">
            <text:p>03,357</text:p>
          </table:table-cell>
        </table:table-row>
        <table:table-row table:style-name="ro1">
          <table:table-cell office:value-type="time" office:time-value="PT1046902H06M15.573999714S" calcext:value-type="time">
            <text:p>1046902:06:15,574</text:p>
          </table:table-cell>
          <table:table-cell table:number-columns-repeated="2" office:value-type="time" office:time-value="PT1046902H06M20.687000044S" calcext:value-type="time">
            <text:p>1046902:06:20,687</text:p>
          </table:table-cell>
          <table:table-cell office:value-type="time" office:time-value="PT1046902H06M20.70299984S" calcext:value-type="time">
            <text:p>1046902:06:20,703</text:p>
          </table:table-cell>
          <table:table-cell office:value-type="time" office:time-value="PT1046902H06M20.70400022S" calcext:value-type="time">
            <text:p>1046902:06:20,704</text:p>
          </table:table-cell>
          <table:table-cell table:formula="of:=[.B450]-[.A450]" office:value-type="time" office:time-value="PT00H00M05.11300033S" calcext:value-type="time">
            <text:p>05,113</text:p>
          </table:table-cell>
          <table:table-cell table:formula="of:=[.C450]-[.B450]" office:value-type="time" office:time-value="PT00H00M00S" calcext:value-type="time">
            <text:p>00,000</text:p>
          </table:table-cell>
          <table:table-cell table:formula="of:=[.D450]-[.C450]" office:value-type="time" office:time-value="PT00H00M00.015999586S" calcext:value-type="time">
            <text:p>00,016</text:p>
          </table:table-cell>
          <table:table-cell table:formula="of:=[.E450]-[.D450]" office:value-type="time" office:time-value="PT00H00M00.001000171S" calcext:value-type="time">
            <text:p>00,001</text:p>
          </table:table-cell>
          <table:table-cell table:formula="of:=[.E450]-[.A450]" office:value-type="time" office:time-value="PT00H00M05.130000087S" calcext:value-type="time">
            <text:p>05,130</text:p>
          </table:table-cell>
        </table:table-row>
        <table:table-row table:style-name="ro1">
          <table:table-cell office:value-type="time" office:time-value="PT1046902H06M21.701999903S" calcext:value-type="time">
            <text:p>1046902:06:21,702</text:p>
          </table:table-cell>
          <table:table-cell table:number-columns-repeated="2" office:value-type="time" office:time-value="PT1046902H06M25.006000288S" calcext:value-type="time">
            <text:p>1046902:06:25,006</text:p>
          </table:table-cell>
          <table:table-cell office:value-type="time" office:time-value="PT1046902H06M25.025999928S" calcext:value-type="time">
            <text:p>1046902:06:25,026</text:p>
          </table:table-cell>
          <table:table-cell office:value-type="time" office:time-value="PT1046902H06M25.027000308S" calcext:value-type="time">
            <text:p>1046902:06:25,027</text:p>
          </table:table-cell>
          <table:table-cell table:formula="of:=[.B451]-[.A451]" office:value-type="time" office:time-value="PT00H00M03.304000385S" calcext:value-type="time">
            <text:p>03,304</text:p>
          </table:table-cell>
          <table:table-cell table:formula="of:=[.C451]-[.B451]" office:value-type="time" office:time-value="PT00H00M00S" calcext:value-type="time">
            <text:p>00,000</text:p>
          </table:table-cell>
          <table:table-cell table:formula="of:=[.D451]-[.C451]" office:value-type="time" office:time-value="PT00H00M00.01999964S" calcext:value-type="time">
            <text:p>00,020</text:p>
          </table:table-cell>
          <table:table-cell table:formula="of:=[.E451]-[.D451]" office:value-type="time" office:time-value="PT00H00M00.001000171S" calcext:value-type="time">
            <text:p>00,001</text:p>
          </table:table-cell>
          <table:table-cell table:formula="of:=[.E451]-[.A451]" office:value-type="time" office:time-value="PT00H00M03.325000196S" calcext:value-type="time">
            <text:p>03,325</text:p>
          </table:table-cell>
        </table:table-row>
        <table:table-row table:style-name="ro1">
          <table:table-cell office:value-type="time" office:time-value="PT1046902H06M26.037000362S" calcext:value-type="time">
            <text:p>1046902:06:26,037</text:p>
          </table:table-cell>
          <table:table-cell table:number-columns-repeated="2" office:value-type="time" office:time-value="PT1046902H06M31.194999777S" calcext:value-type="time">
            <text:p>1046902:06:31,195</text:p>
          </table:table-cell>
          <table:table-cell office:value-type="time" office:time-value="PT1046902H06M31.210999992S" calcext:value-type="time">
            <text:p>1046902:06:31,211</text:p>
          </table:table-cell>
          <table:table-cell office:value-type="time" office:time-value="PT1046902H06M31.211999953S" calcext:value-type="time">
            <text:p>1046902:06:31,212</text:p>
          </table:table-cell>
          <table:table-cell table:formula="of:=[.B452]-[.A452]" office:value-type="time" office:time-value="PT00H00M05.157999834S" calcext:value-type="time">
            <text:p>05,158</text:p>
          </table:table-cell>
          <table:table-cell table:formula="of:=[.C452]-[.B452]" office:value-type="time" office:time-value="PT00H00M00S" calcext:value-type="time">
            <text:p>00,000</text:p>
          </table:table-cell>
          <table:table-cell table:formula="of:=[.D452]-[.C452]" office:value-type="time" office:time-value="PT00H00M00.016000215S" calcext:value-type="time">
            <text:p>00,016</text:p>
          </table:table-cell>
          <table:table-cell table:formula="of:=[.E452]-[.D452]" office:value-type="time" office:time-value="PT00H00M00.000999542S" calcext:value-type="time">
            <text:p>00,001</text:p>
          </table:table-cell>
          <table:table-cell table:formula="of:=[.E452]-[.A452]" office:value-type="time" office:time-value="PT00H00M05.174999591S" calcext:value-type="time">
            <text:p>05,175</text:p>
          </table:table-cell>
        </table:table-row>
        <table:table-row table:style-name="ro1">
          <table:table-cell office:value-type="time" office:time-value="PT1046902H06M32.243000027S" calcext:value-type="time">
            <text:p>1046902:06:32,243</text:p>
          </table:table-cell>
          <table:table-cell table:number-columns-repeated="2" office:value-type="time" office:time-value="PT1046902H06M35.681000222S" calcext:value-type="time">
            <text:p>1046902:06:35,681</text:p>
          </table:table-cell>
          <table:table-cell table:number-columns-repeated="2" office:value-type="time" office:time-value="PT1046902H06M35.699000359S" calcext:value-type="time">
            <text:p>1046902:06:35,699</text:p>
          </table:table-cell>
          <table:table-cell table:formula="of:=[.B453]-[.A453]" office:value-type="time" office:time-value="PT00H00M03.437999985S" calcext:value-type="time">
            <text:p>03,438</text:p>
          </table:table-cell>
          <table:table-cell table:formula="of:=[.C453]-[.B453]" office:value-type="time" office:time-value="PT00H00M00S" calcext:value-type="time">
            <text:p>00,000</text:p>
          </table:table-cell>
          <table:table-cell table:formula="of:=[.D453]-[.C453]" office:value-type="time" office:time-value="PT00H00M00.017999928S" calcext:value-type="time">
            <text:p>00,018</text:p>
          </table:table-cell>
          <table:table-cell table:formula="of:=[.E453]-[.D453]" office:value-type="time" office:time-value="PT00H00M00S" calcext:value-type="time">
            <text:p>00,000</text:p>
          </table:table-cell>
          <table:table-cell table:formula="of:=[.E453]-[.A453]" office:value-type="time" office:time-value="PT00H00M03.455999913S" calcext:value-type="time">
            <text:p>03,456</text:p>
          </table:table-cell>
        </table:table-row>
        <table:table-row table:style-name="ro1">
          <table:table-cell office:value-type="time" office:time-value="PT1046902H06M36.910000127S" calcext:value-type="time">
            <text:p>1046902:06:36,910</text:p>
          </table:table-cell>
          <table:table-cell table:number-columns-repeated="2" office:value-type="time" office:time-value="PT1046902H06M42.105999738S" calcext:value-type="time">
            <text:p>1046902:06:42,106</text:p>
          </table:table-cell>
          <table:table-cell office:value-type="time" office:time-value="PT1046902H06M42.126000216S" calcext:value-type="time">
            <text:p>1046902:06:42,126</text:p>
          </table:table-cell>
          <table:table-cell office:value-type="time" office:time-value="PT1046902H06M42.126999758S" calcext:value-type="time">
            <text:p>1046902:06:42,127</text:p>
          </table:table-cell>
          <table:table-cell table:formula="of:=[.B454]-[.A454]" office:value-type="time" office:time-value="PT00H00M05.19600003S" calcext:value-type="time">
            <text:p>05,196</text:p>
          </table:table-cell>
          <table:table-cell table:formula="of:=[.C454]-[.B454]" office:value-type="time" office:time-value="PT00H00M00S" calcext:value-type="time">
            <text:p>00,000</text:p>
          </table:table-cell>
          <table:table-cell table:formula="of:=[.D454]-[.C454]" office:value-type="time" office:time-value="PT00H00M00.020000269S" calcext:value-type="time">
            <text:p>00,020</text:p>
          </table:table-cell>
          <table:table-cell table:formula="of:=[.E454]-[.D454]" office:value-type="time" office:time-value="PT00H00M00.000999542S" calcext:value-type="time">
            <text:p>00,001</text:p>
          </table:table-cell>
          <table:table-cell table:formula="of:=[.E454]-[.A454]" office:value-type="time" office:time-value="PT00H00M05.216999841S" calcext:value-type="time">
            <text:p>05,217</text:p>
          </table:table-cell>
        </table:table-row>
        <table:table-row table:style-name="ro1">
          <table:table-cell office:value-type="time" office:time-value="PT1046902H06M43.158999793S" calcext:value-type="time">
            <text:p>1046902:06:43,159</text:p>
          </table:table-cell>
          <table:table-cell table:number-columns-repeated="2" office:value-type="time" office:time-value="PT1046902H06M46.503000297S" calcext:value-type="time">
            <text:p>1046902:06:46,503</text:p>
          </table:table-cell>
          <table:table-cell office:value-type="time" office:time-value="PT1046902H06M46.515000248S" calcext:value-type="time">
            <text:p>1046902:06:46,515</text:p>
          </table:table-cell>
          <table:table-cell office:value-type="time" office:time-value="PT1046902H06M46.51599979S" calcext:value-type="time">
            <text:p>1046902:06:46,516</text:p>
          </table:table-cell>
          <table:table-cell table:formula="of:=[.B455]-[.A455]" office:value-type="time" office:time-value="PT00H00M03.344000294S" calcext:value-type="time">
            <text:p>03,344</text:p>
          </table:table-cell>
          <table:table-cell table:formula="of:=[.C455]-[.B455]" office:value-type="time" office:time-value="PT00H00M00S" calcext:value-type="time">
            <text:p>00,000</text:p>
          </table:table-cell>
          <table:table-cell table:formula="of:=[.D455]-[.C455]" office:value-type="time" office:time-value="PT00H00M00.012000161S" calcext:value-type="time">
            <text:p>00,012</text:p>
          </table:table-cell>
          <table:table-cell table:formula="of:=[.E455]-[.D455]" office:value-type="time" office:time-value="PT00H00M00.000999542S" calcext:value-type="time">
            <text:p>00,001</text:p>
          </table:table-cell>
          <table:table-cell table:formula="of:=[.E455]-[.A455]" office:value-type="time" office:time-value="PT00H00M03.356999997S" calcext:value-type="time">
            <text:p>03,357</text:p>
          </table:table-cell>
        </table:table-row>
        <table:table-row table:style-name="ro1">
          <table:table-cell office:value-type="time" office:time-value="PT1046902H06M47.523999922S" calcext:value-type="time">
            <text:p>1046902:06:47,524</text:p>
          </table:table-cell>
          <table:table-cell office:value-type="time" office:time-value="PT1046902H06M52.669000262S" calcext:value-type="time">
            <text:p>1046902:06:52,669</text:p>
          </table:table-cell>
          <table:table-cell office:value-type="time" office:time-value="PT1046902H06M52.669999804S" calcext:value-type="time">
            <text:p>1046902:06:52,670</text:p>
          </table:table-cell>
          <table:table-cell office:value-type="time" office:time-value="PT1046902H06M52.689999864S" calcext:value-type="time">
            <text:p>1046902:06:52,690</text:p>
          </table:table-cell>
          <table:table-cell office:value-type="time" office:time-value="PT1046902H06M52.691000244S" calcext:value-type="time">
            <text:p>1046902:06:52,691</text:p>
          </table:table-cell>
          <table:table-cell table:formula="of:=[.B456]-[.A456]" office:value-type="time" office:time-value="PT00H00M05.145000131S" calcext:value-type="time">
            <text:p>05,145</text:p>
          </table:table-cell>
          <table:table-cell table:formula="of:=[.C456]-[.B456]" office:value-type="time" office:time-value="PT00H00M00.000999542S" calcext:value-type="time">
            <text:p>00,001</text:p>
          </table:table-cell>
          <table:table-cell table:formula="of:=[.D456]-[.C456]" office:value-type="time" office:time-value="PT00H00M00.020000269S" calcext:value-type="time">
            <text:p>00,020</text:p>
          </table:table-cell>
          <table:table-cell table:formula="of:=[.E456]-[.D456]" office:value-type="time" office:time-value="PT00H00M00.001000171S" calcext:value-type="time">
            <text:p>00,001</text:p>
          </table:table-cell>
          <table:table-cell table:formula="of:=[.E456]-[.A456]" office:value-type="time" office:time-value="PT00H00M05.167000112S" calcext:value-type="time">
            <text:p>05,167</text:p>
          </table:table-cell>
        </table:table-row>
        <table:table-row table:style-name="ro1">
          <table:table-cell office:value-type="time" office:time-value="PT1046902H06M53.734000269S" calcext:value-type="time">
            <text:p>1046902:06:53,734</text:p>
          </table:table-cell>
          <table:table-cell table:number-columns-repeated="2" office:value-type="time" office:time-value="PT1046902H06M57.06199972S" calcext:value-type="time">
            <text:p>1046902:06:57,062</text:p>
          </table:table-cell>
          <table:table-cell table:number-columns-repeated="2" office:value-type="time" office:time-value="PT1046902H06M57.076999974S" calcext:value-type="time">
            <text:p>1046902:06:57,077</text:p>
          </table:table-cell>
          <table:table-cell table:formula="of:=[.B457]-[.A457]" office:value-type="time" office:time-value="PT00H00M03.32799945S" calcext:value-type="time">
            <text:p>03,328</text:p>
          </table:table-cell>
          <table:table-cell table:formula="of:=[.C457]-[.B457]" office:value-type="time" office:time-value="PT00H00M00S" calcext:value-type="time">
            <text:p>00,000</text:p>
          </table:table-cell>
          <table:table-cell table:formula="of:=[.D457]-[.C457]" office:value-type="time" office:time-value="PT00H00M00.015000044S" calcext:value-type="time">
            <text:p>00,015</text:p>
          </table:table-cell>
          <table:table-cell table:formula="of:=[.E457]-[.D457]" office:value-type="time" office:time-value="PT00H00M00S" calcext:value-type="time">
            <text:p>00,000</text:p>
          </table:table-cell>
          <table:table-cell table:formula="of:=[.E457]-[.A457]" office:value-type="time" office:time-value="PT00H00M03.342999495S" calcext:value-type="time">
            <text:p>03,343</text:p>
          </table:table-cell>
        </table:table-row>
        <table:table-row table:style-name="ro1">
          <table:table-cell office:value-type="time" office:time-value="PT1046902H06M58.115000194S" calcext:value-type="time">
            <text:p>1046902:06:58,115</text:p>
          </table:table-cell>
          <table:table-cell table:number-columns-repeated="2" office:value-type="time" office:time-value="PT1046902H07M03.360999953S" calcext:value-type="time">
            <text:p>1046902:07:03,361</text:p>
          </table:table-cell>
          <table:table-cell table:number-columns-repeated="2" office:value-type="time" office:time-value="PT1046902H07M03.37900009S" calcext:value-type="time">
            <text:p>1046902:07:03,379</text:p>
          </table:table-cell>
          <table:table-cell table:formula="of:=[.B458]-[.A458]" office:value-type="time" office:time-value="PT00H00M05.245999759S" calcext:value-type="time">
            <text:p>05,246</text:p>
          </table:table-cell>
          <table:table-cell table:formula="of:=[.C458]-[.B458]" office:value-type="time" office:time-value="PT00H00M00S" calcext:value-type="time">
            <text:p>00,000</text:p>
          </table:table-cell>
          <table:table-cell table:formula="of:=[.D458]-[.C458]" office:value-type="time" office:time-value="PT00H00M00.017999928S" calcext:value-type="time">
            <text:p>00,018</text:p>
          </table:table-cell>
          <table:table-cell table:formula="of:=[.E458]-[.D458]" office:value-type="time" office:time-value="PT00H00M00S" calcext:value-type="time">
            <text:p>00,000</text:p>
          </table:table-cell>
          <table:table-cell table:formula="of:=[.E458]-[.A458]" office:value-type="time" office:time-value="PT00H00M05.263999687S" calcext:value-type="time">
            <text:p>05,264</text:p>
          </table:table-cell>
        </table:table-row>
        <table:table-row table:style-name="ro1">
          <table:table-cell office:value-type="time" office:time-value="PT1046902H07M04.387999764S" calcext:value-type="time">
            <text:p>1046902:07:04,388</text:p>
          </table:table-cell>
          <table:table-cell table:number-columns-repeated="2" office:value-type="time" office:time-value="PT1046902H07M07.696000412S" calcext:value-type="time">
            <text:p>1046902:07:07,696</text:p>
          </table:table-cell>
          <table:table-cell office:value-type="time" office:time-value="PT1046902H07M07.71500051S" calcext:value-type="time">
            <text:p>1046902:07:07,715</text:p>
          </table:table-cell>
          <table:table-cell office:value-type="time" office:time-value="PT1046902H07M07.715999633S" calcext:value-type="time">
            <text:p>1046902:07:07,716</text:p>
          </table:table-cell>
          <table:table-cell table:formula="of:=[.B459]-[.A459]" office:value-type="time" office:time-value="PT00H00M03.308000439S" calcext:value-type="time">
            <text:p>03,308</text:p>
          </table:table-cell>
          <table:table-cell table:formula="of:=[.C459]-[.B459]" office:value-type="time" office:time-value="PT00H00M00S" calcext:value-type="time">
            <text:p>00,000</text:p>
          </table:table-cell>
          <table:table-cell table:formula="of:=[.D459]-[.C459]" office:value-type="time" office:time-value="PT00H00M00.019000098S" calcext:value-type="time">
            <text:p>00,019</text:p>
          </table:table-cell>
          <table:table-cell table:formula="of:=[.E459]-[.D459]" office:value-type="time" office:time-value="PT00H00M00.000999542S" calcext:value-type="time">
            <text:p>00,001</text:p>
          </table:table-cell>
          <table:table-cell table:formula="of:=[.E459]-[.A459]" office:value-type="time" office:time-value="PT00H00M03.328000079S" calcext:value-type="time">
            <text:p>03,328</text:p>
          </table:table-cell>
        </table:table-row>
        <table:table-row table:style-name="ro1">
          <table:table-cell office:value-type="time" office:time-value="PT1046902H07M08.728000447S" calcext:value-type="time">
            <text:p>1046902:07:08,728</text:p>
          </table:table-cell>
          <table:table-cell table:number-columns-repeated="2" office:value-type="time" office:time-value="PT1046902H07M13.865999803S" calcext:value-type="time">
            <text:p>1046902:07:13,866</text:p>
          </table:table-cell>
          <table:table-cell table:number-columns-repeated="2" office:value-type="time" office:time-value="PT1046902H07M13.882000018S" calcext:value-type="time">
            <text:p>1046902:07:13,882</text:p>
          </table:table-cell>
          <table:table-cell table:formula="of:=[.B460]-[.A460]" office:value-type="time" office:time-value="PT00H00M05.137999565S" calcext:value-type="time">
            <text:p>05,138</text:p>
          </table:table-cell>
          <table:table-cell table:formula="of:=[.C460]-[.B460]" office:value-type="time" office:time-value="PT00H00M00S" calcext:value-type="time">
            <text:p>00,000</text:p>
          </table:table-cell>
          <table:table-cell table:formula="of:=[.D460]-[.C460]" office:value-type="time" office:time-value="PT00H00M00.016000215S" calcext:value-type="time">
            <text:p>00,016</text:p>
          </table:table-cell>
          <table:table-cell table:formula="of:=[.E460]-[.D460]" office:value-type="time" office:time-value="PT00H00M00S" calcext:value-type="time">
            <text:p>00,000</text:p>
          </table:table-cell>
          <table:table-cell table:formula="of:=[.E460]-[.A460]" office:value-type="time" office:time-value="PT00H00M05.15399978S" calcext:value-type="time">
            <text:p>05,154</text:p>
          </table:table-cell>
        </table:table-row>
        <table:table-row table:style-name="ro1">
          <table:table-cell office:value-type="time" office:time-value="PT1046902H07M14.919999819S" calcext:value-type="time">
            <text:p>1046902:07:14,920</text:p>
          </table:table-cell>
          <table:table-cell office:value-type="time" office:time-value="PT1046902H07M18.283999544S" calcext:value-type="time">
            <text:p>1046902:07:18,284</text:p>
          </table:table-cell>
          <table:table-cell office:value-type="time" office:time-value="PT1046902H07M18.287000265S" calcext:value-type="time">
            <text:p>1046902:07:18,287</text:p>
          </table:table-cell>
          <table:table-cell office:value-type="time" office:time-value="PT1046902H07M18.299999759S" calcext:value-type="time">
            <text:p>1046902:07:18,300</text:p>
          </table:table-cell>
          <table:table-cell office:value-type="time" office:time-value="PT1046902H07M18.301000139S" calcext:value-type="time">
            <text:p>1046902:07:18,301</text:p>
          </table:table-cell>
          <table:table-cell table:formula="of:=[.B461]-[.A461]" office:value-type="time" office:time-value="PT00H00M03.363999934S" calcext:value-type="time">
            <text:p>03,364</text:p>
          </table:table-cell>
          <table:table-cell table:formula="of:=[.C461]-[.B461]" office:value-type="time" office:time-value="PT00H00M00.003000512S" calcext:value-type="time">
            <text:p>00,003</text:p>
          </table:table-cell>
          <table:table-cell table:formula="of:=[.D461]-[.C461]" office:value-type="time" office:time-value="PT00H00M00.012999703S" calcext:value-type="time">
            <text:p>00,013</text:p>
          </table:table-cell>
          <table:table-cell table:formula="of:=[.E461]-[.D461]" office:value-type="time" office:time-value="PT00H00M00.001000171S" calcext:value-type="time">
            <text:p>00,001</text:p>
          </table:table-cell>
          <table:table-cell table:formula="of:=[.E461]-[.A461]" office:value-type="time" office:time-value="PT00H00M03.381000319S" calcext:value-type="time">
            <text:p>03,381</text:p>
          </table:table-cell>
        </table:table-row>
        <table:table-row table:style-name="ro1">
          <table:table-cell office:value-type="time" office:time-value="PT1046902H07M19.467999944S" calcext:value-type="time">
            <text:p>1046902:07:19,468</text:p>
          </table:table-cell>
          <table:table-cell table:number-columns-repeated="2" office:value-type="time" office:time-value="PT1046902H07M24.746000133S" calcext:value-type="time">
            <text:p>1046902:07:24,746</text:p>
          </table:table-cell>
          <table:table-cell office:value-type="time" office:time-value="PT1046902H07M24.76199951S" calcext:value-type="time">
            <text:p>1046902:07:24,762</text:p>
          </table:table-cell>
          <table:table-cell office:value-type="time" office:time-value="PT1046902H07M24.76299989S" calcext:value-type="time">
            <text:p>1046902:07:24,763</text:p>
          </table:table-cell>
          <table:table-cell table:formula="of:=[.B462]-[.A462]" office:value-type="time" office:time-value="PT00H00M05.278000189S" calcext:value-type="time">
            <text:p>05,278</text:p>
          </table:table-cell>
          <table:table-cell table:formula="of:=[.C462]-[.B462]" office:value-type="time" office:time-value="PT00H00M00S" calcext:value-type="time">
            <text:p>00,000</text:p>
          </table:table-cell>
          <table:table-cell table:formula="of:=[.D462]-[.C462]" office:value-type="time" office:time-value="PT00H00M00.015999586S" calcext:value-type="time">
            <text:p>00,016</text:p>
          </table:table-cell>
          <table:table-cell table:formula="of:=[.E462]-[.D462]" office:value-type="time" office:time-value="PT00H00M00.001000171S" calcext:value-type="time">
            <text:p>00,001</text:p>
          </table:table-cell>
          <table:table-cell table:formula="of:=[.E462]-[.A462]" office:value-type="time" office:time-value="PT00H00M05.294999946S" calcext:value-type="time">
            <text:p>05,295</text:p>
          </table:table-cell>
        </table:table-row>
        <table:table-row table:style-name="ro1">
          <table:table-cell office:value-type="time" office:time-value="PT1046902H07M25.775000285S" calcext:value-type="time">
            <text:p>1046902:07:25,775</text:p>
          </table:table-cell>
          <table:table-cell table:number-columns-repeated="2" office:value-type="time" office:time-value="PT1046902H07M29.135999708S" calcext:value-type="time">
            <text:p>1046902:07:29,136</text:p>
          </table:table-cell>
          <table:table-cell table:number-columns-repeated="2" office:value-type="time" office:time-value="PT1046902H07M29.153000303S" calcext:value-type="time">
            <text:p>1046902:07:29,153</text:p>
          </table:table-cell>
          <table:table-cell table:formula="of:=[.B463]-[.A463]" office:value-type="time" office:time-value="PT00H00M03.360999422S" calcext:value-type="time">
            <text:p>03,361</text:p>
          </table:table-cell>
          <table:table-cell table:formula="of:=[.C463]-[.B463]" office:value-type="time" office:time-value="PT00H00M00S" calcext:value-type="time">
            <text:p>00,000</text:p>
          </table:table-cell>
          <table:table-cell table:formula="of:=[.D463]-[.C463]" office:value-type="time" office:time-value="PT00H00M00.017000386S" calcext:value-type="time">
            <text:p>00,017</text:p>
          </table:table-cell>
          <table:table-cell table:formula="of:=[.E463]-[.D463]" office:value-type="time" office:time-value="PT00H00M00S" calcext:value-type="time">
            <text:p>00,000</text:p>
          </table:table-cell>
          <table:table-cell table:formula="of:=[.E463]-[.A463]" office:value-type="time" office:time-value="PT00H00M03.377999808S" calcext:value-type="time">
            <text:p>03,378</text:p>
          </table:table-cell>
        </table:table-row>
        <table:table-row table:style-name="ro1">
          <table:table-cell office:value-type="time" office:time-value="PT1046902H07M30.150000025S" calcext:value-type="time">
            <text:p>1046902:07:30,150</text:p>
          </table:table-cell>
          <table:table-cell table:number-columns-repeated="2" office:value-type="time" office:time-value="PT1046902H07M35.305999937S" calcext:value-type="time">
            <text:p>1046902:07:35,306</text:p>
          </table:table-cell>
          <table:table-cell table:number-columns-repeated="2" office:value-type="time" office:time-value="PT1046902H07M35.319000268S" calcext:value-type="time">
            <text:p>1046902:07:35,319</text:p>
          </table:table-cell>
          <table:table-cell table:formula="of:=[.B464]-[.A464]" office:value-type="time" office:time-value="PT00H00M05.156000121S" calcext:value-type="time">
            <text:p>05,156</text:p>
          </table:table-cell>
          <table:table-cell table:formula="of:=[.C464]-[.B464]" office:value-type="time" office:time-value="PT00H00M00S" calcext:value-type="time">
            <text:p>00,000</text:p>
          </table:table-cell>
          <table:table-cell table:formula="of:=[.D464]-[.C464]" office:value-type="time" office:time-value="PT00H00M00.013000332S" calcext:value-type="time">
            <text:p>00,013</text:p>
          </table:table-cell>
          <table:table-cell table:formula="of:=[.E464]-[.D464]" office:value-type="time" office:time-value="PT00H00M00S" calcext:value-type="time">
            <text:p>00,000</text:p>
          </table:table-cell>
          <table:table-cell table:formula="of:=[.E464]-[.A464]" office:value-type="time" office:time-value="PT00H00M05.169000453S" calcext:value-type="time">
            <text:p>05,169</text:p>
          </table:table-cell>
        </table:table-row>
        <table:table-row table:style-name="ro1">
          <table:table-cell office:value-type="time" office:time-value="PT1046902H07M36.320000254S" calcext:value-type="time">
            <text:p>1046902:07:36,320</text:p>
          </table:table-cell>
          <table:table-cell table:number-columns-repeated="2" office:value-type="time" office:time-value="PT1046902H07M39.70699992S" calcext:value-type="time">
            <text:p>1046902:07:39,707</text:p>
          </table:table-cell>
          <table:table-cell office:value-type="time" office:time-value="PT1046902H07M39.722999716S" calcext:value-type="time">
            <text:p>1046902:07:39,723</text:p>
          </table:table-cell>
          <table:table-cell office:value-type="time" office:time-value="PT1046902H07M39.724000096S" calcext:value-type="time">
            <text:p>1046902:07:39,724</text:p>
          </table:table-cell>
          <table:table-cell table:formula="of:=[.B465]-[.A465]" office:value-type="time" office:time-value="PT00H00M03.387000086S" calcext:value-type="time">
            <text:p>03,387</text:p>
          </table:table-cell>
          <table:table-cell table:formula="of:=[.C465]-[.B465]" office:value-type="time" office:time-value="PT00H00M00S" calcext:value-type="time">
            <text:p>00,000</text:p>
          </table:table-cell>
          <table:table-cell table:formula="of:=[.D465]-[.C465]" office:value-type="time" office:time-value="PT00H00M00.015999586S" calcext:value-type="time">
            <text:p>00,016</text:p>
          </table:table-cell>
          <table:table-cell table:formula="of:=[.E465]-[.D465]" office:value-type="time" office:time-value="PT00H00M00.001000171S" calcext:value-type="time">
            <text:p>00,001</text:p>
          </table:table-cell>
          <table:table-cell table:formula="of:=[.E465]-[.A465]" office:value-type="time" office:time-value="PT00H00M03.403999843S" calcext:value-type="time">
            <text:p>03,404</text:p>
          </table:table-cell>
        </table:table-row>
        <table:table-row table:style-name="ro1">
          <table:table-cell office:value-type="time" office:time-value="PT1046902H07M40.729999887S" calcext:value-type="time">
            <text:p>1046902:07:40,730</text:p>
          </table:table-cell>
          <table:table-cell table:number-columns-repeated="2" office:value-type="time" office:time-value="PT1046902H07M45.87699973S" calcext:value-type="time">
            <text:p>1046902:07:45,877</text:p>
          </table:table-cell>
          <table:table-cell table:number-columns-repeated="2" office:value-type="time" office:time-value="PT1046902H07M45.895999828S" calcext:value-type="time">
            <text:p>1046902:07:45,896</text:p>
          </table:table-cell>
          <table:table-cell table:formula="of:=[.B466]-[.A466]" office:value-type="time" office:time-value="PT00H00M05.146999843S" calcext:value-type="time">
            <text:p>05,147</text:p>
          </table:table-cell>
          <table:table-cell table:formula="of:=[.C466]-[.B466]" office:value-type="time" office:time-value="PT00H00M00S" calcext:value-type="time">
            <text:p>00,000</text:p>
          </table:table-cell>
          <table:table-cell table:formula="of:=[.D466]-[.C466]" office:value-type="time" office:time-value="PT00H00M00.019000098S" calcext:value-type="time">
            <text:p>00,019</text:p>
          </table:table-cell>
          <table:table-cell table:formula="of:=[.E466]-[.D466]" office:value-type="time" office:time-value="PT00H00M00S" calcext:value-type="time">
            <text:p>00,000</text:p>
          </table:table-cell>
          <table:table-cell table:formula="of:=[.E466]-[.A466]" office:value-type="time" office:time-value="PT00H00M05.165999942S" calcext:value-type="time">
            <text:p>05,166</text:p>
          </table:table-cell>
        </table:table-row>
        <table:table-row table:style-name="ro1">
          <table:table-cell office:value-type="time" office:time-value="PT1046902H07M46.920999717S" calcext:value-type="time">
            <text:p>1046902:07:46,921</text:p>
          </table:table-cell>
          <table:table-cell table:number-columns-repeated="2" office:value-type="time" office:time-value="PT1046902H07M50.243000239S" calcext:value-type="time">
            <text:p>1046902:07:50,243</text:p>
          </table:table-cell>
          <table:table-cell table:number-columns-repeated="2" office:value-type="time" office:time-value="PT1046902H07M50.259999996S" calcext:value-type="time">
            <text:p>1046902:07:50,260</text:p>
          </table:table-cell>
          <table:table-cell table:formula="of:=[.B467]-[.A467]" office:value-type="time" office:time-value="PT00H00M03.322000313S" calcext:value-type="time">
            <text:p>03,322</text:p>
          </table:table-cell>
          <table:table-cell table:formula="of:=[.C467]-[.B467]" office:value-type="time" office:time-value="PT00H00M00S" calcext:value-type="time">
            <text:p>00,000</text:p>
          </table:table-cell>
          <table:table-cell table:formula="of:=[.D467]-[.C467]" office:value-type="time" office:time-value="PT00H00M00.016999757S" calcext:value-type="time">
            <text:p>00,017</text:p>
          </table:table-cell>
          <table:table-cell table:formula="of:=[.E467]-[.D467]" office:value-type="time" office:time-value="PT00H00M00S" calcext:value-type="time">
            <text:p>00,000</text:p>
          </table:table-cell>
          <table:table-cell table:formula="of:=[.E467]-[.A467]" office:value-type="time" office:time-value="PT00H00M03.33900007S" calcext:value-type="time">
            <text:p>03,339</text:p>
          </table:table-cell>
        </table:table-row>
        <table:table-row table:style-name="ro1">
          <table:table-cell office:value-type="time" office:time-value="PT1046902H07M51.240999922S" calcext:value-type="time">
            <text:p>1046902:07:51,241</text:p>
          </table:table-cell>
          <table:table-cell table:number-columns-repeated="2" office:value-type="time" office:time-value="PT1046902H07M56.433000108S" calcext:value-type="time">
            <text:p>1046902:07:56,433</text:p>
          </table:table-cell>
          <table:table-cell table:number-columns-repeated="2" office:value-type="time" office:time-value="PT1046902H07M56.452999748S" calcext:value-type="time">
            <text:p>1046902:07:56,453</text:p>
          </table:table-cell>
          <table:table-cell table:formula="of:=[.B468]-[.A468]" office:value-type="time" office:time-value="PT00H00M05.191999977S" calcext:value-type="time">
            <text:p>05,192</text:p>
          </table:table-cell>
          <table:table-cell table:formula="of:=[.C468]-[.B468]" office:value-type="time" office:time-value="PT00H00M00S" calcext:value-type="time">
            <text:p>00,000</text:p>
          </table:table-cell>
          <table:table-cell table:formula="of:=[.D468]-[.C468]" office:value-type="time" office:time-value="PT00H00M00.01999964S" calcext:value-type="time">
            <text:p>00,020</text:p>
          </table:table-cell>
          <table:table-cell table:formula="of:=[.E468]-[.D468]" office:value-type="time" office:time-value="PT00H00M00S" calcext:value-type="time">
            <text:p>00,000</text:p>
          </table:table-cell>
          <table:table-cell table:formula="of:=[.E468]-[.A468]" office:value-type="time" office:time-value="PT00H00M05.211999617S" calcext:value-type="time">
            <text:p>05,212</text:p>
          </table:table-cell>
        </table:table-row>
        <table:table-row table:style-name="ro1">
          <table:table-cell office:value-type="time" office:time-value="PT1046902H07M57.499000076S" calcext:value-type="time">
            <text:p>1046902:07:57,499</text:p>
          </table:table-cell>
          <table:table-cell table:number-columns-repeated="2" office:value-type="time" office:time-value="PT1046902H08M00.889999587S" calcext:value-type="time">
            <text:p>1046902:08:00,890</text:p>
          </table:table-cell>
          <table:table-cell office:value-type="time" office:time-value="PT1046902H08M00.907999724S" calcext:value-type="time">
            <text:p>1046902:08:00,908</text:p>
          </table:table-cell>
          <table:table-cell office:value-type="time" office:time-value="PT1046902H08M00.908999685S" calcext:value-type="time">
            <text:p>1046902:08:00,909</text:p>
          </table:table-cell>
          <table:table-cell table:formula="of:=[.B469]-[.A469]" office:value-type="time" office:time-value="PT00H00M03.390999511S" calcext:value-type="time">
            <text:p>03,391</text:p>
          </table:table-cell>
          <table:table-cell table:formula="of:=[.C469]-[.B469]" office:value-type="time" office:time-value="PT00H00M00S" calcext:value-type="time">
            <text:p>00,000</text:p>
          </table:table-cell>
          <table:table-cell table:formula="of:=[.D469]-[.C469]" office:value-type="time" office:time-value="PT00H00M00.017999928S" calcext:value-type="time">
            <text:p>00,018</text:p>
          </table:table-cell>
          <table:table-cell table:formula="of:=[.E469]-[.D469]" office:value-type="time" office:time-value="PT00H00M00.001000171S" calcext:value-type="time">
            <text:p>00,001</text:p>
          </table:table-cell>
          <table:table-cell table:formula="of:=[.E469]-[.A469]" office:value-type="time" office:time-value="PT00H00M03.409999609S" calcext:value-type="time">
            <text:p>03,410</text:p>
          </table:table-cell>
        </table:table-row>
        <table:table-row table:style-name="ro1">
          <table:table-cell office:value-type="time" office:time-value="PT1046902H08M02.119000331S" calcext:value-type="time">
            <text:p>1046902:08:02,119</text:p>
          </table:table-cell>
          <table:table-cell table:number-columns-repeated="2" office:value-type="time" office:time-value="PT1046902H08M07.338000303S" calcext:value-type="time">
            <text:p>1046902:08:07,338</text:p>
          </table:table-cell>
          <table:table-cell office:value-type="time" office:time-value="PT1046902H08M07.354000099S" calcext:value-type="time">
            <text:p>1046902:08:07,354</text:p>
          </table:table-cell>
          <table:table-cell office:value-type="time" office:time-value="PT1046902H08M07.35500006S" calcext:value-type="time">
            <text:p>1046902:08:07,355</text:p>
          </table:table-cell>
          <table:table-cell table:formula="of:=[.B470]-[.A470]" office:value-type="time" office:time-value="PT00H00M05.219000182S" calcext:value-type="time">
            <text:p>05,219</text:p>
          </table:table-cell>
          <table:table-cell table:formula="of:=[.C470]-[.B470]" office:value-type="time" office:time-value="PT00H00M00S" calcext:value-type="time">
            <text:p>00,000</text:p>
          </table:table-cell>
          <table:table-cell table:formula="of:=[.D470]-[.C470]" office:value-type="time" office:time-value="PT00H00M00.015999586S" calcext:value-type="time">
            <text:p>00,016</text:p>
          </table:table-cell>
          <table:table-cell table:formula="of:=[.E470]-[.D470]" office:value-type="time" office:time-value="PT00H00M00.001000171S" calcext:value-type="time">
            <text:p>00,001</text:p>
          </table:table-cell>
          <table:table-cell table:formula="of:=[.E470]-[.A470]" office:value-type="time" office:time-value="PT00H00M05.235999939S" calcext:value-type="time">
            <text:p>05,236</text:p>
          </table:table-cell>
        </table:table-row>
        <table:table-row table:style-name="ro1">
          <table:table-cell office:value-type="time" office:time-value="PT1046902H08M08.365000114S" calcext:value-type="time">
            <text:p>1046902:08:08,365</text:p>
          </table:table-cell>
          <table:table-cell table:number-columns-repeated="2" office:value-type="time" office:time-value="PT1046902H08M11.767999995S" calcext:value-type="time">
            <text:p>1046902:08:11,768</text:p>
          </table:table-cell>
          <table:table-cell office:value-type="time" office:time-value="PT1046902H08M11.785999713S" calcext:value-type="time">
            <text:p>1046902:08:11,786</text:p>
          </table:table-cell>
          <table:table-cell office:value-type="time" office:time-value="PT1046902H08M11.787000094S" calcext:value-type="time">
            <text:p>1046902:08:11,787</text:p>
          </table:table-cell>
          <table:table-cell table:formula="of:=[.B471]-[.A471]" office:value-type="time" office:time-value="PT00H00M03.402999672S" calcext:value-type="time">
            <text:p>03,403</text:p>
          </table:table-cell>
          <table:table-cell table:formula="of:=[.C471]-[.B471]" office:value-type="time" office:time-value="PT00H00M00S" calcext:value-type="time">
            <text:p>00,000</text:p>
          </table:table-cell>
          <table:table-cell table:formula="of:=[.D471]-[.C471]" office:value-type="time" office:time-value="PT00H00M00.017999928S" calcext:value-type="time">
            <text:p>00,018</text:p>
          </table:table-cell>
          <table:table-cell table:formula="of:=[.E471]-[.D471]" office:value-type="time" office:time-value="PT00H00M00.001000171S" calcext:value-type="time">
            <text:p>00,001</text:p>
          </table:table-cell>
          <table:table-cell table:formula="of:=[.E471]-[.A471]" office:value-type="time" office:time-value="PT00H00M03.42199977S" calcext:value-type="time">
            <text:p>03,422</text:p>
          </table:table-cell>
        </table:table-row>
        <table:table-row table:style-name="ro1">
          <table:table-cell office:value-type="time" office:time-value="PT1046902H08M12.795999767S" calcext:value-type="time">
            <text:p>1046902:08:12,796</text:p>
          </table:table-cell>
          <table:table-cell table:number-columns-repeated="2" office:value-type="time" office:time-value="PT1046902H08M18.020000383S" calcext:value-type="time">
            <text:p>1046902:08:18,020</text:p>
          </table:table-cell>
          <table:table-cell table:number-columns-repeated="2" office:value-type="time" office:time-value="PT1046902H08M18.039000481S" calcext:value-type="time">
            <text:p>1046902:08:18,039</text:p>
          </table:table-cell>
          <table:table-cell table:formula="of:=[.B472]-[.A472]" office:value-type="time" office:time-value="PT00H00M05.224000406S" calcext:value-type="time">
            <text:p>05,224</text:p>
          </table:table-cell>
          <table:table-cell table:formula="of:=[.C472]-[.B472]" office:value-type="time" office:time-value="PT00H00M00S" calcext:value-type="time">
            <text:p>00,000</text:p>
          </table:table-cell>
          <table:table-cell table:formula="of:=[.D472]-[.C472]" office:value-type="time" office:time-value="PT00H00M00.019000098S" calcext:value-type="time">
            <text:p>00,019</text:p>
          </table:table-cell>
          <table:table-cell table:formula="of:=[.E472]-[.D472]" office:value-type="time" office:time-value="PT00H00M00S" calcext:value-type="time">
            <text:p>00,000</text:p>
          </table:table-cell>
          <table:table-cell table:formula="of:=[.E472]-[.A472]" office:value-type="time" office:time-value="PT00H00M05.243000505S" calcext:value-type="time">
            <text:p>05,243</text:p>
          </table:table-cell>
        </table:table-row>
        <table:table-row table:style-name="ro1">
          <table:table-cell office:value-type="time" office:time-value="PT1046902H08M19.062000029S" calcext:value-type="time">
            <text:p>1046902:08:19,062</text:p>
          </table:table-cell>
          <table:table-cell table:number-columns-repeated="2" office:value-type="time" office:time-value="PT1046902H08M22.39199982S" calcext:value-type="time">
            <text:p>1046902:08:22,392</text:p>
          </table:table-cell>
          <table:table-cell table:number-columns-repeated="2" office:value-type="time" office:time-value="PT1046902H08M22.408000035S" calcext:value-type="time">
            <text:p>1046902:08:22,408</text:p>
          </table:table-cell>
          <table:table-cell table:formula="of:=[.B473]-[.A473]" office:value-type="time" office:time-value="PT00H00M03.329999791S" calcext:value-type="time">
            <text:p>03,330</text:p>
          </table:table-cell>
          <table:table-cell table:formula="of:=[.C473]-[.B473]" office:value-type="time" office:time-value="PT00H00M00S" calcext:value-type="time">
            <text:p>00,000</text:p>
          </table:table-cell>
          <table:table-cell table:formula="of:=[.D473]-[.C473]" office:value-type="time" office:time-value="PT00H00M00.016000215S" calcext:value-type="time">
            <text:p>00,016</text:p>
          </table:table-cell>
          <table:table-cell table:formula="of:=[.E473]-[.D473]" office:value-type="time" office:time-value="PT00H00M00S" calcext:value-type="time">
            <text:p>00,000</text:p>
          </table:table-cell>
          <table:table-cell table:formula="of:=[.E473]-[.A473]" office:value-type="time" office:time-value="PT00H00M03.346000006S" calcext:value-type="time">
            <text:p>03,346</text:p>
          </table:table-cell>
        </table:table-row>
        <table:table-row table:style-name="ro1">
          <table:table-cell office:value-type="time" office:time-value="PT1046902H08M23.434000304S" calcext:value-type="time">
            <text:p>1046902:08:23,434</text:p>
          </table:table-cell>
          <table:table-cell table:number-columns-repeated="2" office:value-type="time" office:time-value="PT1046902H08M28.641999867S" calcext:value-type="time">
            <text:p>1046902:08:28,642</text:p>
          </table:table-cell>
          <table:table-cell office:value-type="time" office:time-value="PT1046902H08M28.657000121S" calcext:value-type="time">
            <text:p>1046902:08:28,657</text:p>
          </table:table-cell>
          <table:table-cell office:value-type="time" office:time-value="PT1046902H08M28.658000082S" calcext:value-type="time">
            <text:p>1046902:08:28,658</text:p>
          </table:table-cell>
          <table:table-cell table:formula="of:=[.B474]-[.A474]" office:value-type="time" office:time-value="PT00H00M05.207999563S" calcext:value-type="time">
            <text:p>05,208</text:p>
          </table:table-cell>
          <table:table-cell table:formula="of:=[.C474]-[.B474]" office:value-type="time" office:time-value="PT00H00M00S" calcext:value-type="time">
            <text:p>00,000</text:p>
          </table:table-cell>
          <table:table-cell table:formula="of:=[.D474]-[.C474]" office:value-type="time" office:time-value="PT00H00M00.015000044S" calcext:value-type="time">
            <text:p>00,015</text:p>
          </table:table-cell>
          <table:table-cell table:formula="of:=[.E474]-[.D474]" office:value-type="time" office:time-value="PT00H00M00.001000171S" calcext:value-type="time">
            <text:p>00,001</text:p>
          </table:table-cell>
          <table:table-cell table:formula="of:=[.E474]-[.A474]" office:value-type="time" office:time-value="PT00H00M05.223999778S" calcext:value-type="time">
            <text:p>05,224</text:p>
          </table:table-cell>
        </table:table-row>
        <table:table-row table:style-name="ro1">
          <table:table-cell office:value-type="time" office:time-value="PT1046902H08M29.680999629S" calcext:value-type="time">
            <text:p>1046902:08:29,681</text:p>
          </table:table-cell>
          <table:table-cell table:number-columns-repeated="2" office:value-type="time" office:time-value="PT1046902H08M33.029999938S" calcext:value-type="time">
            <text:p>1046902:08:33,030</text:p>
          </table:table-cell>
          <table:table-cell office:value-type="time" office:time-value="PT1046902H08M33.046000153S" calcext:value-type="time">
            <text:p>1046902:08:33,046</text:p>
          </table:table-cell>
          <table:table-cell office:value-type="time" office:time-value="PT1046902H08M33.047000114S" calcext:value-type="time">
            <text:p>1046902:08:33,047</text:p>
          </table:table-cell>
          <table:table-cell table:formula="of:=[.B475]-[.A475]" office:value-type="time" office:time-value="PT00H00M03.34899989S" calcext:value-type="time">
            <text:p>03,349</text:p>
          </table:table-cell>
          <table:table-cell table:formula="of:=[.C475]-[.B475]" office:value-type="time" office:time-value="PT00H00M00S" calcext:value-type="time">
            <text:p>00,000</text:p>
          </table:table-cell>
          <table:table-cell table:formula="of:=[.D475]-[.C475]" office:value-type="time" office:time-value="PT00H00M00.016000215S" calcext:value-type="time">
            <text:p>00,016</text:p>
          </table:table-cell>
          <table:table-cell table:formula="of:=[.E475]-[.D475]" office:value-type="time" office:time-value="PT00H00M00.001000171S" calcext:value-type="time">
            <text:p>00,001</text:p>
          </table:table-cell>
          <table:table-cell table:formula="of:=[.E475]-[.A475]" office:value-type="time" office:time-value="PT00H00M03.366000275S" calcext:value-type="time">
            <text:p>03,366</text:p>
          </table:table-cell>
        </table:table-row>
        <table:table-row table:style-name="ro1">
          <table:table-cell office:value-type="time" office:time-value="PT1046902H08M34.057000168S" calcext:value-type="time">
            <text:p>1046902:08:34,057</text:p>
          </table:table-cell>
          <table:table-cell office:value-type="time" office:time-value="PT1046902H08M39.342999626S" calcext:value-type="time">
            <text:p>1046902:08:39,343</text:p>
          </table:table-cell>
          <table:table-cell office:value-type="time" office:time-value="PT1046902H08M39.345999509S" calcext:value-type="time">
            <text:p>1046902:08:39,346</text:p>
          </table:table-cell>
          <table:table-cell office:value-type="time" office:time-value="PT1046902H08M39.35799988S" calcext:value-type="time">
            <text:p>1046902:08:39,358</text:p>
          </table:table-cell>
          <table:table-cell office:value-type="time" office:time-value="PT1046902H08M39.358999841S" calcext:value-type="time">
            <text:p>1046902:08:39,359</text:p>
          </table:table-cell>
          <table:table-cell table:formula="of:=[.B476]-[.A476]" office:value-type="time" office:time-value="PT00H00M05.285999668S" calcext:value-type="time">
            <text:p>05,286</text:p>
          </table:table-cell>
          <table:table-cell table:formula="of:=[.C476]-[.B476]" office:value-type="time" office:time-value="PT00H00M00.002999883S" calcext:value-type="time">
            <text:p>00,003</text:p>
          </table:table-cell>
          <table:table-cell table:formula="of:=[.D476]-[.C476]" office:value-type="time" office:time-value="PT00H00M00.012000161S" calcext:value-type="time">
            <text:p>00,012</text:p>
          </table:table-cell>
          <table:table-cell table:formula="of:=[.E476]-[.D476]" office:value-type="time" office:time-value="PT00H00M00.001000171S" calcext:value-type="time">
            <text:p>00,001</text:p>
          </table:table-cell>
          <table:table-cell table:formula="of:=[.E476]-[.A476]" office:value-type="time" office:time-value="PT00H00M05.301999883S" calcext:value-type="time">
            <text:p>05,302</text:p>
          </table:table-cell>
        </table:table-row>
        <table:table-row table:style-name="ro1">
          <table:table-cell office:value-type="time" office:time-value="PT1046902H08M40.35500044S" calcext:value-type="time">
            <text:p>1046902:08:40,355</text:p>
          </table:table-cell>
          <table:table-cell table:number-columns-repeated="2" office:value-type="time" office:time-value="PT1046902H08M43.731999658S" calcext:value-type="time">
            <text:p>1046902:08:43,732</text:p>
          </table:table-cell>
          <table:table-cell table:number-columns-repeated="2" office:value-type="time" office:time-value="PT1046902H08M43.747999873S" calcext:value-type="time">
            <text:p>1046902:08:43,748</text:p>
          </table:table-cell>
          <table:table-cell table:formula="of:=[.B477]-[.A477]" office:value-type="time" office:time-value="PT00H00M03.376999637S" calcext:value-type="time">
            <text:p>03,377</text:p>
          </table:table-cell>
          <table:table-cell table:formula="of:=[.C477]-[.B477]" office:value-type="time" office:time-value="PT00H00M00S" calcext:value-type="time">
            <text:p>00,000</text:p>
          </table:table-cell>
          <table:table-cell table:formula="of:=[.D477]-[.C477]" office:value-type="time" office:time-value="PT00H00M00.016000215S" calcext:value-type="time">
            <text:p>00,016</text:p>
          </table:table-cell>
          <table:table-cell table:formula="of:=[.E477]-[.D477]" office:value-type="time" office:time-value="PT00H00M00S" calcext:value-type="time">
            <text:p>00,000</text:p>
          </table:table-cell>
          <table:table-cell table:formula="of:=[.E477]-[.A477]" office:value-type="time" office:time-value="PT00H00M03.392999852S" calcext:value-type="time">
            <text:p>03,393</text:p>
          </table:table-cell>
        </table:table-row>
        <table:table-row table:style-name="ro1">
          <table:table-cell office:value-type="time" office:time-value="PT1046902H08M44.775000103S" calcext:value-type="time">
            <text:p>1046902:08:44,775</text:p>
          </table:table-cell>
          <table:table-cell table:number-columns-repeated="2" office:value-type="time" office:time-value="PT1046902H08M49.992999695S" calcext:value-type="time">
            <text:p>1046902:08:49,993</text:p>
          </table:table-cell>
          <table:table-cell office:value-type="time" office:time-value="PT1046902H08M50.01000029S" calcext:value-type="time">
            <text:p>1046902:08:50,010</text:p>
          </table:table-cell>
          <table:table-cell office:value-type="time" office:time-value="PT1046902H08M50.010999832S" calcext:value-type="time">
            <text:p>1046902:08:50,011</text:p>
          </table:table-cell>
          <table:table-cell table:formula="of:=[.B478]-[.A478]" office:value-type="time" office:time-value="PT00H00M05.218000012S" calcext:value-type="time">
            <text:p>05,218</text:p>
          </table:table-cell>
          <table:table-cell table:formula="of:=[.C478]-[.B478]" office:value-type="time" office:time-value="PT00H00M00S" calcext:value-type="time">
            <text:p>00,000</text:p>
          </table:table-cell>
          <table:table-cell table:formula="of:=[.D478]-[.C478]" office:value-type="time" office:time-value="PT00H00M00.017000386S" calcext:value-type="time">
            <text:p>00,017</text:p>
          </table:table-cell>
          <table:table-cell table:formula="of:=[.E478]-[.D478]" office:value-type="time" office:time-value="PT00H00M00.000999542S" calcext:value-type="time">
            <text:p>00,001</text:p>
          </table:table-cell>
          <table:table-cell table:formula="of:=[.E478]-[.A478]" office:value-type="time" office:time-value="PT00H00M05.235999939S" calcext:value-type="time">
            <text:p>05,236</text:p>
          </table:table-cell>
        </table:table-row>
        <table:table-row table:style-name="ro1">
          <table:table-cell office:value-type="time" office:time-value="PT1046902H08M51.182999862S" calcext:value-type="time">
            <text:p>1046902:08:51,183</text:p>
          </table:table-cell>
          <table:table-cell table:number-columns-repeated="2" office:value-type="time" office:time-value="PT1046902H08M54.475000296S" calcext:value-type="time">
            <text:p>1046902:08:54,475</text:p>
          </table:table-cell>
          <table:table-cell office:value-type="time" office:time-value="PT1046902H08M54.493000014S" calcext:value-type="time">
            <text:p>1046902:08:54,493</text:p>
          </table:table-cell>
          <table:table-cell office:value-type="time" office:time-value="PT1046902H08M54.494000394S" calcext:value-type="time">
            <text:p>1046902:08:54,494</text:p>
          </table:table-cell>
          <table:table-cell table:formula="of:=[.B479]-[.A479]" office:value-type="time" office:time-value="PT00H00M03.292000224S" calcext:value-type="time">
            <text:p>03,292</text:p>
          </table:table-cell>
          <table:table-cell table:formula="of:=[.C479]-[.B479]" office:value-type="time" office:time-value="PT00H00M00S" calcext:value-type="time">
            <text:p>00,000</text:p>
          </table:table-cell>
          <table:table-cell table:formula="of:=[.D479]-[.C479]" office:value-type="time" office:time-value="PT00H00M00.017999928S" calcext:value-type="time">
            <text:p>00,018</text:p>
          </table:table-cell>
          <table:table-cell table:formula="of:=[.E479]-[.D479]" office:value-type="time" office:time-value="PT00H00M00.001000171S" calcext:value-type="time">
            <text:p>00,001</text:p>
          </table:table-cell>
          <table:table-cell table:formula="of:=[.E479]-[.A479]" office:value-type="time" office:time-value="PT00H00M03.311000322S" calcext:value-type="time">
            <text:p>03,311</text:p>
          </table:table-cell>
        </table:table-row>
        <table:table-row table:style-name="ro1">
          <table:table-cell office:value-type="time" office:time-value="PT1046902H08M55.503000068S" calcext:value-type="time">
            <text:p>1046902:08:55,503</text:p>
          </table:table-cell>
          <table:table-cell table:number-columns-repeated="2" office:value-type="time" office:time-value="PT1046902H09M00.766999964S" calcext:value-type="time">
            <text:p>1046902:09:00,767</text:p>
          </table:table-cell>
          <table:table-cell table:number-columns-repeated="2" office:value-type="time" office:time-value="PT1046902H09M00.780000295S" calcext:value-type="time">
            <text:p>1046902:09:00,780</text:p>
          </table:table-cell>
          <table:table-cell table:formula="of:=[.B480]-[.A480]" office:value-type="time" office:time-value="PT00H00M05.263999687S" calcext:value-type="time">
            <text:p>05,264</text:p>
          </table:table-cell>
          <table:table-cell table:formula="of:=[.C480]-[.B480]" office:value-type="time" office:time-value="PT00H00M00S" calcext:value-type="time">
            <text:p>00,000</text:p>
          </table:table-cell>
          <table:table-cell table:formula="of:=[.D480]-[.C480]" office:value-type="time" office:time-value="PT00H00M00.013000332S" calcext:value-type="time">
            <text:p>00,013</text:p>
          </table:table-cell>
          <table:table-cell table:formula="of:=[.E480]-[.D480]" office:value-type="time" office:time-value="PT00H00M00S" calcext:value-type="time">
            <text:p>00,000</text:p>
          </table:table-cell>
          <table:table-cell table:formula="of:=[.E480]-[.A480]" office:value-type="time" office:time-value="PT00H00M05.277000018S" calcext:value-type="time">
            <text:p>05,277</text:p>
          </table:table-cell>
        </table:table-row>
        <table:table-row table:style-name="ro1">
          <table:table-cell office:value-type="time" office:time-value="PT1046902H09M01.766999988S" calcext:value-type="time">
            <text:p>1046902:09:01,767</text:p>
          </table:table-cell>
          <table:table-cell table:number-columns-repeated="2" office:value-type="time" office:time-value="PT1046902H09M05.111000072S" calcext:value-type="time">
            <text:p>1046902:09:05,111</text:p>
          </table:table-cell>
          <table:table-cell office:value-type="time" office:time-value="PT1046902H09M05.125999488S" calcext:value-type="time">
            <text:p>1046902:09:05,126</text:p>
          </table:table-cell>
          <table:table-cell office:value-type="time" office:time-value="PT1046902H09M05.126999868S" calcext:value-type="time">
            <text:p>1046902:09:05,127</text:p>
          </table:table-cell>
          <table:table-cell table:formula="of:=[.B481]-[.A481]" office:value-type="time" office:time-value="PT00H00M03.344000294S" calcext:value-type="time">
            <text:p>03,344</text:p>
          </table:table-cell>
          <table:table-cell table:formula="of:=[.C481]-[.B481]" office:value-type="time" office:time-value="PT00H00M00S" calcext:value-type="time">
            <text:p>00,000</text:p>
          </table:table-cell>
          <table:table-cell table:formula="of:=[.D481]-[.C481]" office:value-type="time" office:time-value="PT00H00M00.014999416S" calcext:value-type="time">
            <text:p>00,015</text:p>
          </table:table-cell>
          <table:table-cell table:formula="of:=[.E481]-[.D481]" office:value-type="time" office:time-value="PT00H00M00.001000171S" calcext:value-type="time">
            <text:p>00,001</text:p>
          </table:table-cell>
          <table:table-cell table:formula="of:=[.E481]-[.A481]" office:value-type="time" office:time-value="PT00H00M03.35999988S" calcext:value-type="time">
            <text:p>03,360</text:p>
          </table:table-cell>
        </table:table-row>
        <table:table-row table:style-name="ro1">
          <table:table-cell office:value-type="time" office:time-value="PT1046902H09M06.190999914S" calcext:value-type="time">
            <text:p>1046902:09:06,191</text:p>
          </table:table-cell>
          <table:table-cell office:value-type="time" office:time-value="PT1046902H09M11.338000176S" calcext:value-type="time">
            <text:p>1046902:09:11,338</text:p>
          </table:table-cell>
          <table:table-cell office:value-type="time" office:time-value="PT1046902H09M11.338999718S" calcext:value-type="time">
            <text:p>1046902:09:11,339</text:p>
          </table:table-cell>
          <table:table-cell office:value-type="time" office:time-value="PT1046902H09M11.354999933S" calcext:value-type="time">
            <text:p>1046902:09:11,355</text:p>
          </table:table-cell>
          <table:table-cell office:value-type="time" office:time-value="PT1046902H09M11.355999894S" calcext:value-type="time">
            <text:p>1046902:09:11,356</text:p>
          </table:table-cell>
          <table:table-cell table:formula="of:=[.B482]-[.A482]" office:value-type="time" office:time-value="PT00H00M05.147000472S" calcext:value-type="time">
            <text:p>05,147</text:p>
          </table:table-cell>
          <table:table-cell table:formula="of:=[.C482]-[.B482]" office:value-type="time" office:time-value="PT00H00M00.000999542S" calcext:value-type="time">
            <text:p>00,001</text:p>
          </table:table-cell>
          <table:table-cell table:formula="of:=[.D482]-[.C482]" office:value-type="time" office:time-value="PT00H00M00.016000215S" calcext:value-type="time">
            <text:p>00,016</text:p>
          </table:table-cell>
          <table:table-cell table:formula="of:=[.E482]-[.D482]" office:value-type="time" office:time-value="PT00H00M00.001000171S" calcext:value-type="time">
            <text:p>00,001</text:p>
          </table:table-cell>
          <table:table-cell table:formula="of:=[.E482]-[.A482]" office:value-type="time" office:time-value="PT00H00M05.1650004S" calcext:value-type="time">
            <text:p>05,165</text:p>
          </table:table-cell>
        </table:table-row>
        <table:table-row table:style-name="ro1">
          <table:table-cell office:value-type="time" office:time-value="PT1046902H09M12.363000065S" calcext:value-type="time">
            <text:p>1046902:09:12,363</text:p>
          </table:table-cell>
          <table:table-cell table:number-columns-repeated="2" office:value-type="time" office:time-value="PT1046902H09M15.766999908S" calcext:value-type="time">
            <text:p>1046902:09:15,767</text:p>
          </table:table-cell>
          <table:table-cell table:number-columns-repeated="2" office:value-type="time" office:time-value="PT1046902H09M15.782999704S" calcext:value-type="time">
            <text:p>1046902:09:15,783</text:p>
          </table:table-cell>
          <table:table-cell table:formula="of:=[.B483]-[.A483]" office:value-type="time" office:time-value="PT00H00M03.403999843S" calcext:value-type="time">
            <text:p>03,404</text:p>
          </table:table-cell>
          <table:table-cell table:formula="of:=[.C483]-[.B483]" office:value-type="time" office:time-value="PT00H00M00S" calcext:value-type="time">
            <text:p>00,000</text:p>
          </table:table-cell>
          <table:table-cell table:formula="of:=[.D483]-[.C483]" office:value-type="time" office:time-value="PT00H00M00.015999586S" calcext:value-type="time">
            <text:p>00,016</text:p>
          </table:table-cell>
          <table:table-cell table:formula="of:=[.E483]-[.D483]" office:value-type="time" office:time-value="PT00H00M00S" calcext:value-type="time">
            <text:p>00,000</text:p>
          </table:table-cell>
          <table:table-cell table:formula="of:=[.E483]-[.A483]" office:value-type="time" office:time-value="PT00H00M03.419999429S" calcext:value-type="time">
            <text:p>03,420</text:p>
          </table:table-cell>
        </table:table-row>
        <table:table-row table:style-name="ro1">
          <table:table-cell office:value-type="time" office:time-value="PT1046902H09M16.792000216S" calcext:value-type="time">
            <text:p>1046902:09:16,792</text:p>
          </table:table-cell>
          <table:table-cell table:number-columns-repeated="2" office:value-type="time" office:time-value="PT1046902H09M21.90899997S" calcext:value-type="time">
            <text:p>1046902:09:21,909</text:p>
          </table:table-cell>
          <table:table-cell office:value-type="time" office:time-value="PT1046902H09M21.925999727S" calcext:value-type="time">
            <text:p>1046902:09:21,926</text:p>
          </table:table-cell>
          <table:table-cell office:value-type="time" office:time-value="PT1046902H09M21.926999688S" calcext:value-type="time">
            <text:p>1046902:09:21,927</text:p>
          </table:table-cell>
          <table:table-cell table:formula="of:=[.B484]-[.A484]" office:value-type="time" office:time-value="PT00H00M05.116999755S" calcext:value-type="time">
            <text:p>05,117</text:p>
          </table:table-cell>
          <table:table-cell table:formula="of:=[.C484]-[.B484]" office:value-type="time" office:time-value="PT00H00M00S" calcext:value-type="time">
            <text:p>00,000</text:p>
          </table:table-cell>
          <table:table-cell table:formula="of:=[.D484]-[.C484]" office:value-type="time" office:time-value="PT00H00M00.016999757S" calcext:value-type="time">
            <text:p>00,017</text:p>
          </table:table-cell>
          <table:table-cell table:formula="of:=[.E484]-[.D484]" office:value-type="time" office:time-value="PT00H00M00.001000171S" calcext:value-type="time">
            <text:p>00,001</text:p>
          </table:table-cell>
          <table:table-cell table:formula="of:=[.E484]-[.A484]" office:value-type="time" office:time-value="PT00H00M05.134999682S" calcext:value-type="time">
            <text:p>05,135</text:p>
          </table:table-cell>
        </table:table-row>
        <table:table-row table:style-name="ro1">
          <table:table-cell office:value-type="time" office:time-value="PT1046902H09M22.917000521S" calcext:value-type="time">
            <text:p>1046902:09:22,917</text:p>
          </table:table-cell>
          <table:table-cell table:number-columns-repeated="2" office:value-type="time" office:time-value="PT1046902H09M26.244999971S" calcext:value-type="time">
            <text:p>1046902:09:26,245</text:p>
          </table:table-cell>
          <table:table-cell table:number-columns-repeated="2" office:value-type="time" office:time-value="PT1046902H09M26.262000147S" calcext:value-type="time">
            <text:p>1046902:09:26,262</text:p>
          </table:table-cell>
          <table:table-cell table:formula="of:=[.B485]-[.A485]" office:value-type="time" office:time-value="PT00H00M03.32799945S" calcext:value-type="time">
            <text:p>03,328</text:p>
          </table:table-cell>
          <table:table-cell table:formula="of:=[.C485]-[.B485]" office:value-type="time" office:time-value="PT00H00M00S" calcext:value-type="time">
            <text:p>00,000</text:p>
          </table:table-cell>
          <table:table-cell table:formula="of:=[.D485]-[.C485]" office:value-type="time" office:time-value="PT00H00M00.017000386S" calcext:value-type="time">
            <text:p>00,017</text:p>
          </table:table-cell>
          <table:table-cell table:formula="of:=[.E485]-[.D485]" office:value-type="time" office:time-value="PT00H00M00S" calcext:value-type="time">
            <text:p>00,000</text:p>
          </table:table-cell>
          <table:table-cell table:formula="of:=[.E485]-[.A485]" office:value-type="time" office:time-value="PT00H00M03.344999836S" calcext:value-type="time">
            <text:p>03,345</text:p>
          </table:table-cell>
        </table:table-row>
        <table:table-row table:style-name="ro1">
          <table:table-cell office:value-type="time" office:time-value="PT1046902H09M27.283000192S" calcext:value-type="time">
            <text:p>1046902:09:27,283</text:p>
          </table:table-cell>
          <table:table-cell office:value-type="time" office:time-value="PT1046902H09M32.387000453S" calcext:value-type="time">
            <text:p>1046902:09:32,387</text:p>
          </table:table-cell>
          <table:table-cell office:value-type="time" office:time-value="PT1046902H09M32.390000336S" calcext:value-type="time">
            <text:p>1046902:09:32,390</text:p>
          </table:table-cell>
          <table:table-cell office:value-type="time" office:time-value="PT1046902H09M32.406999674S" calcext:value-type="time">
            <text:p>1046902:09:32,407</text:p>
          </table:table-cell>
          <table:table-cell office:value-type="time" office:time-value="PT1046902H09M32.408000054S" calcext:value-type="time">
            <text:p>1046902:09:32,408</text:p>
          </table:table-cell>
          <table:table-cell table:formula="of:=[.B486]-[.A486]" office:value-type="time" office:time-value="PT00H00M05.104000052S" calcext:value-type="time">
            <text:p>05,104</text:p>
          </table:table-cell>
          <table:table-cell table:formula="of:=[.C486]-[.B486]" office:value-type="time" office:time-value="PT00H00M00.002999883S" calcext:value-type="time">
            <text:p>00,003</text:p>
          </table:table-cell>
          <table:table-cell table:formula="of:=[.D486]-[.C486]" office:value-type="time" office:time-value="PT00H00M00.016999757S" calcext:value-type="time">
            <text:p>00,017</text:p>
          </table:table-cell>
          <table:table-cell table:formula="of:=[.E486]-[.D486]" office:value-type="time" office:time-value="PT00H00M00.001000171S" calcext:value-type="time">
            <text:p>00,001</text:p>
          </table:table-cell>
          <table:table-cell table:formula="of:=[.E486]-[.A486]" office:value-type="time" office:time-value="PT00H00M05.124999862S" calcext:value-type="time">
            <text:p>05,125</text:p>
          </table:table-cell>
        </table:table-row>
        <table:table-row table:style-name="ro1">
          <table:table-cell office:value-type="time" office:time-value="PT1046902H09M33.548999615S" calcext:value-type="time">
            <text:p>1046902:09:33,549</text:p>
          </table:table-cell>
          <table:table-cell table:number-columns-repeated="2" office:value-type="time" office:time-value="PT1046902H09M36.872000098S" calcext:value-type="time">
            <text:p>1046902:09:36,872</text:p>
          </table:table-cell>
          <table:table-cell office:value-type="time" office:time-value="PT1046902H09M36.883000508S" calcext:value-type="time">
            <text:p>1046902:09:36,883</text:p>
          </table:table-cell>
          <table:table-cell office:value-type="time" office:time-value="PT1046902H09M36.883999631S" calcext:value-type="time">
            <text:p>1046902:09:36,884</text:p>
          </table:table-cell>
          <table:table-cell table:formula="of:=[.B487]-[.A487]" office:value-type="time" office:time-value="PT00H00M03.323000483S" calcext:value-type="time">
            <text:p>03,323</text:p>
          </table:table-cell>
          <table:table-cell table:formula="of:=[.C487]-[.B487]" office:value-type="time" office:time-value="PT00H00M00S" calcext:value-type="time">
            <text:p>00,000</text:p>
          </table:table-cell>
          <table:table-cell table:formula="of:=[.D487]-[.C487]" office:value-type="time" office:time-value="PT00H00M00.010999991S" calcext:value-type="time">
            <text:p>00,011</text:p>
          </table:table-cell>
          <table:table-cell table:formula="of:=[.E487]-[.D487]" office:value-type="time" office:time-value="PT00H00M00.000999542S" calcext:value-type="time">
            <text:p>00,001</text:p>
          </table:table-cell>
          <table:table-cell table:formula="of:=[.E487]-[.A487]" office:value-type="time" office:time-value="PT00H00M03.335000016S" calcext:value-type="time">
            <text:p>03,335</text:p>
          </table:table-cell>
        </table:table-row>
        <table:table-row table:style-name="ro1">
          <table:table-cell office:value-type="time" office:time-value="PT1046902H09M37.851000102S" calcext:value-type="time">
            <text:p>1046902:09:37,851</text:p>
          </table:table-cell>
          <table:table-cell office:value-type="time" office:time-value="PT1046902H09M43.036000142S" calcext:value-type="time">
            <text:p>1046902:09:43,036</text:p>
          </table:table-cell>
          <table:table-cell office:value-type="time" office:time-value="PT1046902H09M43.039000025S" calcext:value-type="time">
            <text:p>1046902:09:43,039</text:p>
          </table:table-cell>
          <table:table-cell table:number-columns-repeated="2" office:value-type="time" office:time-value="PT1046902H09M43.05500024S" calcext:value-type="time">
            <text:p>1046902:09:43,055</text:p>
          </table:table-cell>
          <table:table-cell table:formula="of:=[.B488]-[.A488]" office:value-type="time" office:time-value="PT00H00M05.18500004S" calcext:value-type="time">
            <text:p>05,185</text:p>
          </table:table-cell>
          <table:table-cell table:formula="of:=[.C488]-[.B488]" office:value-type="time" office:time-value="PT00H00M00.002999883S" calcext:value-type="time">
            <text:p>00,003</text:p>
          </table:table-cell>
          <table:table-cell table:formula="of:=[.D488]-[.C488]" office:value-type="time" office:time-value="PT00H00M00.016000215S" calcext:value-type="time">
            <text:p>00,016</text:p>
          </table:table-cell>
          <table:table-cell table:formula="of:=[.E488]-[.D488]" office:value-type="time" office:time-value="PT00H00M00S" calcext:value-type="time">
            <text:p>00,000</text:p>
          </table:table-cell>
          <table:table-cell table:formula="of:=[.E488]-[.A488]" office:value-type="time" office:time-value="PT00H00M05.204000138S" calcext:value-type="time">
            <text:p>05,204</text:p>
          </table:table-cell>
        </table:table-row>
        <table:table-row table:style-name="ro1">
          <table:table-cell office:value-type="time" office:time-value="PT1046902H09M44.024999756S" calcext:value-type="time">
            <text:p>1046902:09:44,025</text:p>
          </table:table-cell>
          <table:table-cell table:number-columns-repeated="2" office:value-type="time" office:time-value="PT1046902H09M47.318999693S" calcext:value-type="time">
            <text:p>1046902:09:47,319</text:p>
          </table:table-cell>
          <table:table-cell office:value-type="time" office:time-value="PT1046902H09M47.334999908S" calcext:value-type="time">
            <text:p>1046902:09:47,335</text:p>
          </table:table-cell>
          <table:table-cell office:value-type="time" office:time-value="PT1046902H09M47.335999869S" calcext:value-type="time">
            <text:p>1046902:09:47,336</text:p>
          </table:table-cell>
          <table:table-cell table:formula="of:=[.B489]-[.A489]" office:value-type="time" office:time-value="PT00H00M03.293999936S" calcext:value-type="time">
            <text:p>03,294</text:p>
          </table:table-cell>
          <table:table-cell table:formula="of:=[.C489]-[.B489]" office:value-type="time" office:time-value="PT00H00M00S" calcext:value-type="time">
            <text:p>00,000</text:p>
          </table:table-cell>
          <table:table-cell table:formula="of:=[.D489]-[.C489]" office:value-type="time" office:time-value="PT00H00M00.016000215S" calcext:value-type="time">
            <text:p>00,016</text:p>
          </table:table-cell>
          <table:table-cell table:formula="of:=[.E489]-[.D489]" office:value-type="time" office:time-value="PT00H00M00.001000171S" calcext:value-type="time">
            <text:p>00,001</text:p>
          </table:table-cell>
          <table:table-cell table:formula="of:=[.E489]-[.A489]" office:value-type="time" office:time-value="PT00H00M03.311000322S" calcext:value-type="time">
            <text:p>03,311</text:p>
          </table:table-cell>
        </table:table-row>
        <table:table-row table:style-name="ro1">
          <table:table-cell office:value-type="time" office:time-value="PT1046902H09M48.358000293S" calcext:value-type="time">
            <text:p>1046902:09:48,358</text:p>
          </table:table-cell>
          <table:table-cell office:value-type="time" office:time-value="PT1046902H09M53.659999967S" calcext:value-type="time">
            <text:p>1046902:09:53,660</text:p>
          </table:table-cell>
          <table:table-cell office:value-type="time" office:time-value="PT1046902H09M53.660999928S" calcext:value-type="time">
            <text:p>1046902:09:53,661</text:p>
          </table:table-cell>
          <table:table-cell office:value-type="time" office:time-value="PT1046902H09M53.677000143S" calcext:value-type="time">
            <text:p>1046902:09:53,677</text:p>
          </table:table-cell>
          <table:table-cell office:value-type="time" office:time-value="PT1046902H09M53.678000104S" calcext:value-type="time">
            <text:p>1046902:09:53,678</text:p>
          </table:table-cell>
          <table:table-cell table:formula="of:=[.B490]-[.A490]" office:value-type="time" office:time-value="PT00H00M05.301999883S" calcext:value-type="time">
            <text:p>05,302</text:p>
          </table:table-cell>
          <table:table-cell table:formula="of:=[.C490]-[.B490]" office:value-type="time" office:time-value="PT00H00M00.000999542S" calcext:value-type="time">
            <text:p>00,001</text:p>
          </table:table-cell>
          <table:table-cell table:formula="of:=[.D490]-[.C490]" office:value-type="time" office:time-value="PT00H00M00.016000215S" calcext:value-type="time">
            <text:p>00,016</text:p>
          </table:table-cell>
          <table:table-cell table:formula="of:=[.E490]-[.D490]" office:value-type="time" office:time-value="PT00H00M00.001000171S" calcext:value-type="time">
            <text:p>00,001</text:p>
          </table:table-cell>
          <table:table-cell table:formula="of:=[.E490]-[.A490]" office:value-type="time" office:time-value="PT00H00M05.31999981S" calcext:value-type="time">
            <text:p>05,320</text:p>
          </table:table-cell>
        </table:table-row>
        <table:table-row table:style-name="ro1">
          <table:table-cell office:value-type="time" office:time-value="PT1046902H09M54.691000041S" calcext:value-type="time">
            <text:p>1046902:09:54,691</text:p>
          </table:table-cell>
          <table:table-cell table:number-columns-repeated="2" office:value-type="time" office:time-value="PT1046902H09M58.038000427S" calcext:value-type="time">
            <text:p>1046902:09:58,038</text:p>
          </table:table-cell>
          <table:table-cell table:number-columns-repeated="2" office:value-type="time" office:time-value="PT1046902H09M58.04999996S" calcext:value-type="time">
            <text:p>1046902:09:58,050</text:p>
          </table:table-cell>
          <table:table-cell table:formula="of:=[.B491]-[.A491]" office:value-type="time" office:time-value="PT00H00M03.347000177S" calcext:value-type="time">
            <text:p>03,347</text:p>
          </table:table-cell>
          <table:table-cell table:formula="of:=[.C491]-[.B491]" office:value-type="time" office:time-value="PT00H00M00S" calcext:value-type="time">
            <text:p>00,000</text:p>
          </table:table-cell>
          <table:table-cell table:formula="of:=[.D491]-[.C491]" office:value-type="time" office:time-value="PT00H00M00.011999533S" calcext:value-type="time">
            <text:p>00,012</text:p>
          </table:table-cell>
          <table:table-cell table:formula="of:=[.E491]-[.D491]" office:value-type="time" office:time-value="PT00H00M00S" calcext:value-type="time">
            <text:p>00,000</text:p>
          </table:table-cell>
          <table:table-cell table:formula="of:=[.E491]-[.A491]" office:value-type="time" office:time-value="PT00H00M03.35899971S" calcext:value-type="time">
            <text:p>03,359</text:p>
          </table:table-cell>
        </table:table-row>
        <table:table-row table:style-name="ro1">
          <table:table-cell office:value-type="time" office:time-value="PT1046902H09M59.05700013S" calcext:value-type="time">
            <text:p>1046902:09:59,057</text:p>
          </table:table-cell>
          <table:table-cell table:number-columns-repeated="2" office:value-type="time" office:time-value="PT1046902H10M04.23099976S" calcext:value-type="time">
            <text:p>1046902:10:04,231</text:p>
          </table:table-cell>
          <table:table-cell office:value-type="time" office:time-value="PT1046902H10M04.245000053S" calcext:value-type="time">
            <text:p>1046902:10:04,245</text:p>
          </table:table-cell>
          <table:table-cell office:value-type="time" office:time-value="PT1046902H10M04.246000014S" calcext:value-type="time">
            <text:p>1046902:10:04,246</text:p>
          </table:table-cell>
          <table:table-cell table:formula="of:=[.B492]-[.A492]" office:value-type="time" office:time-value="PT00H00M05.174000049S" calcext:value-type="time">
            <text:p>05,174</text:p>
          </table:table-cell>
          <table:table-cell table:formula="of:=[.C492]-[.B492]" office:value-type="time" office:time-value="PT00H00M00S" calcext:value-type="time">
            <text:p>00,000</text:p>
          </table:table-cell>
          <table:table-cell table:formula="of:=[.D492]-[.C492]" office:value-type="time" office:time-value="PT00H00M00.013999874S" calcext:value-type="time">
            <text:p>00,014</text:p>
          </table:table-cell>
          <table:table-cell table:formula="of:=[.E492]-[.D492]" office:value-type="time" office:time-value="PT00H00M00.001000171S" calcext:value-type="time">
            <text:p>00,001</text:p>
          </table:table-cell>
          <table:table-cell table:formula="of:=[.E492]-[.A492]" office:value-type="time" office:time-value="PT00H00M05.189000093S" calcext:value-type="time">
            <text:p>05,189</text:p>
          </table:table-cell>
        </table:table-row>
        <table:table-row table:style-name="ro1">
          <table:table-cell office:value-type="time" office:time-value="PT1046902H10M05.220000213S" calcext:value-type="time">
            <text:p>1046902:10:05,220</text:p>
          </table:table-cell>
          <table:table-cell table:number-columns-repeated="2" office:value-type="time" office:time-value="PT1046902H10M08.618999831S" calcext:value-type="time">
            <text:p>1046902:10:08,619</text:p>
          </table:table-cell>
          <table:table-cell office:value-type="time" office:time-value="PT1046902H10M08.634000085S" calcext:value-type="time">
            <text:p>1046902:10:08,634</text:p>
          </table:table-cell>
          <table:table-cell office:value-type="time" office:time-value="PT1046902H10M08.635000046S" calcext:value-type="time">
            <text:p>1046902:10:08,635</text:p>
          </table:table-cell>
          <table:table-cell table:formula="of:=[.B493]-[.A493]" office:value-type="time" office:time-value="PT00H00M03.398999618S" calcext:value-type="time">
            <text:p>03,399</text:p>
          </table:table-cell>
          <table:table-cell table:formula="of:=[.C493]-[.B493]" office:value-type="time" office:time-value="PT00H00M00S" calcext:value-type="time">
            <text:p>00,000</text:p>
          </table:table-cell>
          <table:table-cell table:formula="of:=[.D493]-[.C493]" office:value-type="time" office:time-value="PT00H00M00.015000044S" calcext:value-type="time">
            <text:p>00,015</text:p>
          </table:table-cell>
          <table:table-cell table:formula="of:=[.E493]-[.D493]" office:value-type="time" office:time-value="PT00H00M00.001000171S" calcext:value-type="time">
            <text:p>00,001</text:p>
          </table:table-cell>
          <table:table-cell table:formula="of:=[.E493]-[.A493]" office:value-type="time" office:time-value="PT00H00M03.414999833S" calcext:value-type="time">
            <text:p>03,415</text:p>
          </table:table-cell>
        </table:table-row>
        <table:table-row table:style-name="ro1">
          <table:table-cell office:value-type="time" office:time-value="PT1046902H10M09.651999827S" calcext:value-type="time">
            <text:p>1046902:10:09,652</text:p>
          </table:table-cell>
          <table:table-cell office:value-type="time" office:time-value="PT1046902H10M14.805000275S" calcext:value-type="time">
            <text:p>1046902:10:14,805</text:p>
          </table:table-cell>
          <table:table-cell office:value-type="time" office:time-value="PT1046902H10M14.805999817S" calcext:value-type="time">
            <text:p>1046902:10:14,806</text:p>
          </table:table-cell>
          <table:table-cell office:value-type="time" office:time-value="PT1046902H10M14.822000032S" calcext:value-type="time">
            <text:p>1046902:10:14,822</text:p>
          </table:table-cell>
          <table:table-cell office:value-type="time" office:time-value="PT1046902H10M14.823000412S" calcext:value-type="time">
            <text:p>1046902:10:14,823</text:p>
          </table:table-cell>
          <table:table-cell table:formula="of:=[.B494]-[.A494]" office:value-type="time" office:time-value="PT00H00M05.153000238S" calcext:value-type="time">
            <text:p>05,153</text:p>
          </table:table-cell>
          <table:table-cell table:formula="of:=[.C494]-[.B494]" office:value-type="time" office:time-value="PT00H00M00.000999542S" calcext:value-type="time">
            <text:p>00,001</text:p>
          </table:table-cell>
          <table:table-cell table:formula="of:=[.D494]-[.C494]" office:value-type="time" office:time-value="PT00H00M00.016000215S" calcext:value-type="time">
            <text:p>00,016</text:p>
          </table:table-cell>
          <table:table-cell table:formula="of:=[.E494]-[.D494]" office:value-type="time" office:time-value="PT00H00M00.001000171S" calcext:value-type="time">
            <text:p>00,001</text:p>
          </table:table-cell>
          <table:table-cell table:formula="of:=[.E494]-[.A494]" office:value-type="time" office:time-value="PT00H00M05.171000166S" calcext:value-type="time">
            <text:p>05,171</text:p>
          </table:table-cell>
        </table:table-row>
        <table:table-row table:style-name="ro1">
          <table:table-cell office:value-type="time" office:time-value="PT1046902H10M15.988000296S" calcext:value-type="time">
            <text:p>1046902:10:15,988</text:p>
          </table:table-cell>
          <table:table-cell table:number-columns-repeated="2" office:value-type="time" office:time-value="PT1046902H10M19.303000253S" calcext:value-type="time">
            <text:p>1046902:10:19,303</text:p>
          </table:table-cell>
          <table:table-cell table:number-columns-repeated="2" office:value-type="time" office:time-value="PT1046902H10M19.315000204S" calcext:value-type="time">
            <text:p>1046902:10:19,315</text:p>
          </table:table-cell>
          <table:table-cell table:formula="of:=[.B495]-[.A495]" office:value-type="time" office:time-value="PT00H00M03.314999747S" calcext:value-type="time">
            <text:p>03,315</text:p>
          </table:table-cell>
          <table:table-cell table:formula="of:=[.C495]-[.B495]" office:value-type="time" office:time-value="PT00H00M00S" calcext:value-type="time">
            <text:p>00,000</text:p>
          </table:table-cell>
          <table:table-cell table:formula="of:=[.D495]-[.C495]" office:value-type="time" office:time-value="PT00H00M00.012000161S" calcext:value-type="time">
            <text:p>00,012</text:p>
          </table:table-cell>
          <table:table-cell table:formula="of:=[.E495]-[.D495]" office:value-type="time" office:time-value="PT00H00M00S" calcext:value-type="time">
            <text:p>00,000</text:p>
          </table:table-cell>
          <table:table-cell table:formula="of:=[.E495]-[.A495]" office:value-type="time" office:time-value="PT00H00M03.326999908S" calcext:value-type="time">
            <text:p>03,327</text:p>
          </table:table-cell>
        </table:table-row>
        <table:table-row table:style-name="ro1">
          <table:table-cell office:value-type="time" office:time-value="PT1046902H10M20.270000305S" calcext:value-type="time">
            <text:p>1046902:10:20,270</text:p>
          </table:table-cell>
          <table:table-cell table:number-columns-repeated="2" office:value-type="time" office:time-value="PT1046902H10M25.491999742S" calcext:value-type="time">
            <text:p>1046902:10:25,492</text:p>
          </table:table-cell>
          <table:table-cell office:value-type="time" office:time-value="PT1046902H10M25.507999957S" calcext:value-type="time">
            <text:p>1046902:10:25,508</text:p>
          </table:table-cell>
          <table:table-cell office:value-type="time" office:time-value="PT1046902H10M25.508999918S" calcext:value-type="time">
            <text:p>1046902:10:25,509</text:p>
          </table:table-cell>
          <table:table-cell table:formula="of:=[.B496]-[.A496]" office:value-type="time" office:time-value="PT00H00M05.221999437S" calcext:value-type="time">
            <text:p>05,222</text:p>
          </table:table-cell>
          <table:table-cell table:formula="of:=[.C496]-[.B496]" office:value-type="time" office:time-value="PT00H00M00S" calcext:value-type="time">
            <text:p>00,000</text:p>
          </table:table-cell>
          <table:table-cell table:formula="of:=[.D496]-[.C496]" office:value-type="time" office:time-value="PT00H00M00.016000215S" calcext:value-type="time">
            <text:p>00,016</text:p>
          </table:table-cell>
          <table:table-cell table:formula="of:=[.E496]-[.D496]" office:value-type="time" office:time-value="PT00H00M00.001000171S" calcext:value-type="time">
            <text:p>00,001</text:p>
          </table:table-cell>
          <table:table-cell table:formula="of:=[.E496]-[.A496]" office:value-type="time" office:time-value="PT00H00M05.238999822S" calcext:value-type="time">
            <text:p>05,239</text:p>
          </table:table-cell>
        </table:table-row>
        <table:table-row table:style-name="ro1">
          <table:table-cell office:value-type="time" office:time-value="PT1046902H10M26.545000216S" calcext:value-type="time">
            <text:p>1046902:10:26,545</text:p>
          </table:table-cell>
          <table:table-cell office:value-type="time" office:time-value="PT1046902H10M29.896000028S" calcext:value-type="time">
            <text:p>1046902:10:29,896</text:p>
          </table:table-cell>
          <table:table-cell office:value-type="time" office:time-value="PT1046902H10M29.896999989S" calcext:value-type="time">
            <text:p>1046902:10:29,897</text:p>
          </table:table-cell>
          <table:table-cell table:number-columns-repeated="2" office:value-type="time" office:time-value="PT1046902H10M29.916000087S" calcext:value-type="time">
            <text:p>1046902:10:29,916</text:p>
          </table:table-cell>
          <table:table-cell table:formula="of:=[.B497]-[.A497]" office:value-type="time" office:time-value="PT00H00M03.350999602S" calcext:value-type="time">
            <text:p>03,351</text:p>
          </table:table-cell>
          <table:table-cell table:formula="of:=[.C497]-[.B497]" office:value-type="time" office:time-value="PT00H00M00.001000171S" calcext:value-type="time">
            <text:p>00,001</text:p>
          </table:table-cell>
          <table:table-cell table:formula="of:=[.D497]-[.C497]" office:value-type="time" office:time-value="PT00H00M00.019000098S" calcext:value-type="time">
            <text:p>00,019</text:p>
          </table:table-cell>
          <table:table-cell table:formula="of:=[.E497]-[.D497]" office:value-type="time" office:time-value="PT00H00M00S" calcext:value-type="time">
            <text:p>00,000</text:p>
          </table:table-cell>
          <table:table-cell table:formula="of:=[.E497]-[.A497]" office:value-type="time" office:time-value="PT00H00M03.370999871S" calcext:value-type="time">
            <text:p>03,371</text:p>
          </table:table-cell>
        </table:table-row>
        <table:table-row table:style-name="ro1">
          <table:table-cell office:value-type="time" office:time-value="PT1046902H10M30.945000239S" calcext:value-type="time">
            <text:p>1046902:10:30,945</text:p>
          </table:table-cell>
          <table:table-cell office:value-type="time" office:time-value="PT1046902H10M36.075999867S" calcext:value-type="time">
            <text:p>1046902:10:36,076</text:p>
          </table:table-cell>
          <table:table-cell office:value-type="time" office:time-value="PT1046902H10M36.076999828S" calcext:value-type="time">
            <text:p>1046902:10:36,077</text:p>
          </table:table-cell>
          <table:table-cell office:value-type="time" office:time-value="PT1046902H10M36.092000082S" calcext:value-type="time">
            <text:p>1046902:10:36,092</text:p>
          </table:table-cell>
          <table:table-cell office:value-type="time" office:time-value="PT1046902H10M36.093000043S" calcext:value-type="time">
            <text:p>1046902:10:36,093</text:p>
          </table:table-cell>
          <table:table-cell table:formula="of:=[.B498]-[.A498]" office:value-type="time" office:time-value="PT00H00M05.130999628S" calcext:value-type="time">
            <text:p>05,131</text:p>
          </table:table-cell>
          <table:table-cell table:formula="of:=[.C498]-[.B498]" office:value-type="time" office:time-value="PT00H00M00.001000171S" calcext:value-type="time">
            <text:p>00,001</text:p>
          </table:table-cell>
          <table:table-cell table:formula="of:=[.D498]-[.C498]" office:value-type="time" office:time-value="PT00H00M00.015000044S" calcext:value-type="time">
            <text:p>00,015</text:p>
          </table:table-cell>
          <table:table-cell table:formula="of:=[.E498]-[.D498]" office:value-type="time" office:time-value="PT00H00M00.001000171S" calcext:value-type="time">
            <text:p>00,001</text:p>
          </table:table-cell>
          <table:table-cell table:formula="of:=[.E498]-[.A498]" office:value-type="time" office:time-value="PT00H00M05.148000014S" calcext:value-type="time">
            <text:p>05,148</text:p>
          </table:table-cell>
        </table:table-row>
        <table:table-row table:style-name="ro1">
          <table:table-cell office:value-type="time" office:time-value="PT1046902H10M37.125000078S" calcext:value-type="time">
            <text:p>1046902:10:37,125</text:p>
          </table:table-cell>
          <table:table-cell office:value-type="time" office:time-value="PT1046902H10M40.505000018S" calcext:value-type="time">
            <text:p>1046902:10:40,505</text:p>
          </table:table-cell>
          <table:table-cell office:value-type="time" office:time-value="PT1046902H10M40.505999979S" calcext:value-type="time">
            <text:p>1046902:10:40,506</text:p>
          </table:table-cell>
          <table:table-cell table:number-columns-repeated="2" office:value-type="time" office:time-value="PT1046902H10M40.51900031S" calcext:value-type="time">
            <text:p>1046902:10:40,519</text:p>
          </table:table-cell>
          <table:table-cell table:formula="of:=[.B499]-[.A499]" office:value-type="time" office:time-value="PT00H00M03.37999952S" calcext:value-type="time">
            <text:p>03,380</text:p>
          </table:table-cell>
          <table:table-cell table:formula="of:=[.C499]-[.B499]" office:value-type="time" office:time-value="PT00H00M00.001000171S" calcext:value-type="time">
            <text:p>00,001</text:p>
          </table:table-cell>
          <table:table-cell table:formula="of:=[.D499]-[.C499]" office:value-type="time" office:time-value="PT00H00M00.013000332S" calcext:value-type="time">
            <text:p>00,013</text:p>
          </table:table-cell>
          <table:table-cell table:formula="of:=[.E499]-[.D499]" office:value-type="time" office:time-value="PT00H00M00S" calcext:value-type="time">
            <text:p>00,000</text:p>
          </table:table-cell>
          <table:table-cell table:formula="of:=[.E499]-[.A499]" office:value-type="time" office:time-value="PT00H00M03.394000023S" calcext:value-type="time">
            <text:p>03,394</text:p>
          </table:table-cell>
        </table:table-row>
        <table:table-row table:style-name="ro1">
          <table:table-cell office:value-type="time" office:time-value="PT1046902H10M41.515000071S" calcext:value-type="time">
            <text:p>1046902:10:41,515</text:p>
          </table:table-cell>
          <table:table-cell table:number-columns-repeated="2" office:value-type="time" office:time-value="PT1046902H10M46.841000067S" calcext:value-type="time">
            <text:p>1046902:10:46,841</text:p>
          </table:table-cell>
          <table:table-cell table:number-columns-repeated="2" office:value-type="time" office:time-value="PT1046902H10M46.857999824S" calcext:value-type="time">
            <text:p>1046902:10:46,858</text:p>
          </table:table-cell>
          <table:table-cell table:formula="of:=[.B500]-[.A500]" office:value-type="time" office:time-value="PT00H00M05.326000205S" calcext:value-type="time">
            <text:p>05,326</text:p>
          </table:table-cell>
          <table:table-cell table:formula="of:=[.C500]-[.B500]" office:value-type="time" office:time-value="PT00H00M00S" calcext:value-type="time">
            <text:p>00,000</text:p>
          </table:table-cell>
          <table:table-cell table:formula="of:=[.D500]-[.C500]" office:value-type="time" office:time-value="PT00H00M00.016999757S" calcext:value-type="time">
            <text:p>00,017</text:p>
          </table:table-cell>
          <table:table-cell table:formula="of:=[.E500]-[.D500]" office:value-type="time" office:time-value="PT00H00M00S" calcext:value-type="time">
            <text:p>00,000</text:p>
          </table:table-cell>
          <table:table-cell table:formula="of:=[.E500]-[.A500]" office:value-type="time" office:time-value="PT00H00M05.342999962S" calcext:value-type="time">
            <text:p>05,343</text:p>
          </table:table-cell>
        </table:table-row>
        <table:table-row table:style-name="ro1">
          <table:table-cell office:value-type="time" office:time-value="PT1046902H10M47.896000464S" calcext:value-type="time">
            <text:p>1046902:10:47,896</text:p>
          </table:table-cell>
          <table:table-cell table:number-columns-repeated="2" office:value-type="time" office:time-value="PT1046902H10M51.249000197S" calcext:value-type="time">
            <text:p>1046902:10:51,249</text:p>
          </table:table-cell>
          <table:table-cell office:value-type="time" office:time-value="PT1046902H10M51.266999915S" calcext:value-type="time">
            <text:p>1046902:10:51,267</text:p>
          </table:table-cell>
          <table:table-cell office:value-type="time" office:time-value="PT1046902H10M51.268000295S" calcext:value-type="time">
            <text:p>1046902:10:51,268</text:p>
          </table:table-cell>
          <table:table-cell table:formula="of:=[.B501]-[.A501]" office:value-type="time" office:time-value="PT00H00M03.352999943S" calcext:value-type="time">
            <text:p>03,353</text:p>
          </table:table-cell>
          <table:table-cell table:formula="of:=[.C501]-[.B501]" office:value-type="time" office:time-value="PT00H00M00S" calcext:value-type="time">
            <text:p>00,000</text:p>
          </table:table-cell>
          <table:table-cell table:formula="of:=[.D501]-[.C501]" office:value-type="time" office:time-value="PT00H00M00.017999928S" calcext:value-type="time">
            <text:p>00,018</text:p>
          </table:table-cell>
          <table:table-cell table:formula="of:=[.E501]-[.D501]" office:value-type="time" office:time-value="PT00H00M00.001000171S" calcext:value-type="time">
            <text:p>00,001</text:p>
          </table:table-cell>
          <table:table-cell table:formula="of:=[.E501]-[.A501]" office:value-type="time" office:time-value="PT00H00M03.372000041S" calcext:value-type="time">
            <text:p>03,372</text:p>
          </table:table-cell>
        </table:table-row>
        <table:table-row table:style-name="ro1">
          <table:table-cell office:value-type="time" office:time-value="PT1046902H10M52.306000097S" calcext:value-type="time">
            <text:p>1046902:10:52,306</text:p>
          </table:table-cell>
          <table:table-cell table:number-columns-repeated="2" office:value-type="time" office:time-value="PT1046902H10M57.587000169S" calcext:value-type="time">
            <text:p>1046902:10:57,587</text:p>
          </table:table-cell>
          <table:table-cell office:value-type="time" office:time-value="PT1046902H10M57.627000287S" calcext:value-type="time">
            <text:p>1046902:10:57,627</text:p>
          </table:table-cell>
          <table:table-cell office:value-type="time" office:time-value="PT1046902H10M57.628000248S" calcext:value-type="time">
            <text:p>1046902:10:57,628</text:p>
          </table:table-cell>
          <table:table-cell table:formula="of:=[.B502]-[.A502]" office:value-type="time" office:time-value="PT00H00M05.281000072S" calcext:value-type="time">
            <text:p>05,281</text:p>
          </table:table-cell>
          <table:table-cell table:formula="of:=[.C502]-[.B502]" office:value-type="time" office:time-value="PT00H00M00S" calcext:value-type="time">
            <text:p>00,000</text:p>
          </table:table-cell>
          <table:table-cell table:formula="of:=[.D502]-[.C502]" office:value-type="time" office:time-value="PT00H00M00.039999909S" calcext:value-type="time">
            <text:p>00,040</text:p>
          </table:table-cell>
          <table:table-cell table:formula="of:=[.E502]-[.D502]" office:value-type="time" office:time-value="PT00H00M00.001000171S" calcext:value-type="time">
            <text:p>00,001</text:p>
          </table:table-cell>
          <table:table-cell table:formula="of:=[.E502]-[.A502]" office:value-type="time" office:time-value="PT00H00M05.322000152S" calcext:value-type="time">
            <text:p>05,322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style-name="Default" table:number-columns-repeated="4"/>
          <table:table-cell table:formula="of:=AVERAGE([.F4:.F502])" office:value-type="time" office:time-value="PT00H00M04.506066122S" calcext:value-type="time">
            <text:p>04,506</text:p>
          </table:table-cell>
          <table:table-cell table:formula="of:=AVERAGE([.G4:.G502])" office:value-type="time" office:time-value="PT00H00M00.000432865S" calcext:value-type="time">
            <text:p>00,000</text:p>
          </table:table-cell>
          <table:table-cell table:formula="of:=AVERAGE([.H4:.H502])" office:value-type="time" office:time-value="PT00H00M00.017294597S" calcext:value-type="time">
            <text:p>00,017</text:p>
          </table:table-cell>
          <table:table-cell table:formula="of:=AVERAGE([.I4:.I502])" office:value-type="time" office:time-value="PT00H00M00.000871749S" calcext:value-type="time">
            <text:p>00,001</text:p>
          </table:table-cell>
          <table:table-cell table:formula="of:=AVERAGE([.J4:.J502])" office:value-type="time" office:time-value="PT00H00M04.524665333S" calcext:value-type="time">
            <text:p>04,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 number:title="User-defined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08" number:title="User-defined">
      <number:seconds number:style="long" number:decimal-places="2"/>
    </number:time-style>
    <number:time-style style:name="N109">
      <number:seconds number:style="long" number:decimal-places="3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21:55:13.601587668</meta:creation-date>
    <dc:date>2019-06-04T23:13:10.527284480</dc:date>
    <meta:editing-duration>PT45M56S</meta:editing-duration>
    <meta:editing-cycles>2</meta:editing-cycles>
    <meta:generator>LibreOffice/6.2.3.2$Linux_X86_64 LibreOffice_project/20$Build-2</meta:generator>
    <meta:document-statistic meta:table-count="2" meta:cell-count="5036" meta:object-count="0"/>
  </office:meta>
</office:document-meta>
</file>